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Arial1" svg:font-family="Arial, sans-serif"/>
    <style:font-face style:name="Arial\, Helvetica\, sans-serif" svg:font-family="'Arial\, Helvetica\, sans-serif'"/>
    <style:font-face style:name="Calibri" svg:font-family="Calibri, sans-serif"/>
    <style:font-face style:name="EspritMath" svg:font-family="EspritMath, serif"/>
    <style:font-face style:name="EspritMathBookItalic" svg:font-family="EspritMathBookItalic, serif"/>
    <style:font-face style:name="Georgia\, serif" svg:font-family="'Georgia\, serif'"/>
    <style:font-face style:name="Helvetica Neue" svg:font-family="'Helvetica Neue', Arial, sans-serif"/>
    <style:font-face style:name="HelveticaNeue-Roman" svg:font-family="HelveticaNeue-Roman, serif"/>
    <style:font-face style:name="Interstate-Bold" svg:font-family="Interstate-Bold, serif"/>
    <style:font-face style:name="Interstate-Light" svg:font-family="Interstate-Light, serif"/>
    <style:font-face style:name="Lucida Grande" svg:font-family="'Lucida Grande'"/>
    <style:font-face style:name="Mangal1" svg:font-family="Mangal"/>
    <style:font-face style:name="Open Sans" svg:font-family="'Open Sans', sans-serif"/>
    <style:font-face style:name="Times New Roman1" svg:font-family="'Times New Roman', serif"/>
    <style:font-face style:name="Verdana1" svg:font-family="Verdana, sans-serif"/>
    <style:font-face style:name="inherit" svg:font-family="inherit"/>
    <style:font-face style:name="proxima-nova" svg:font-family="proxima-nova, sans-serif"/>
    <style:font-face style:name="sans-serif" svg:font-family="sans-serif"/>
    <style:font-face style:name="serif" svg:font-family="serif"/>
    <style:font-face style:name="Calibri1" svg:font-family="Calibri" style:font-family-generic="roman"/>
    <style:font-face style:name="Times New Roman2" svg:font-family="'Times New Roman'" style:font-family-generic="roman"/>
    <style:font-face style:name="Verdana2" svg:font-family="Verdana" style:font-family-generic="swiss"/>
    <style:font-face style:name="Plato Regular" svg:font-family="'Plato Regular'"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3.4604in"/>
    </style:style>
    <style:style style:name="Table1.B" style:family="table-column">
      <style:table-column-properties style:column-width="3.4646in"/>
    </style:style>
    <style:style style:name="Table1.A1" style:family="table-cell">
      <style:table-cell-properties fo:padding="0.0194in" fo:border="1pt solid #000000"/>
    </style:style>
    <style:style style:name="Table1.A2" style:family="table-cell">
      <style:table-cell-properties fo:padding-left="0.0194in" fo:padding-right="0.0194in" fo:padding-top="0in" fo:padding-bottom="0.0194in" fo:border-left="1pt solid #000000" fo:border-right="1pt solid #000000" fo:border-top="none" fo:border-bottom="1pt solid #000000"/>
    </style:style>
    <style:style style:name="Table1.B2" style:family="table-cell">
      <style:table-cell-properties fo:padding-left="0in" fo:padding-right="0.0194in" fo:padding-top="0in" fo:padding-bottom="0.0194in" fo:border-left="none" fo:border-right="1pt solid #000000" fo:border-top="none" fo:border-bottom="1pt solid #000000"/>
    </style:style>
    <style:style style:name="Table8" style:family="table">
      <style:table-properties style:width="7.1354in" table:align="left"/>
    </style:style>
    <style:style style:name="Table8.A" style:family="table-column">
      <style:table-column-properties style:column-width="7.1354in"/>
    </style:style>
    <style:style style:name="Table8.A1" style:family="table-cell">
      <style:table-cell-properties fo:padding="0.0194in" fo:border="1pt solid #000000"/>
    </style:style>
    <style:style style:name="Table9" style:family="table">
      <style:table-properties style:width="6.9271in" table:align="left"/>
    </style:style>
    <style:style style:name="Table9.A" style:family="table-column">
      <style:table-column-properties style:column-width="3.4632in"/>
    </style:style>
    <style:style style:name="Table9.B" style:family="table-column">
      <style:table-column-properties style:column-width="3.4639in"/>
    </style:style>
    <style:style style:name="Table9.A1" style:family="table-cell">
      <style:table-cell-properties fo:padding-left="0.0194in" fo:padding-right="0in" fo:padding-top="0.0194in" fo:padding-bottom="0.0194in" fo:border-left="1pt solid #000000" fo:border-right="none" fo:border-top="1pt solid #000000" fo:border-bottom="1pt solid #000000"/>
    </style:style>
    <style:style style:name="Table9.B1" style:family="table-cell">
      <style:table-cell-properties fo:padding="0.0194in" fo:border="1pt solid #000000"/>
    </style:style>
    <style:style style:name="Table9.A2" style:family="table-cell">
      <style:table-cell-properties fo:padding-left="0.0194in" fo:padding-right="0in" fo:padding-top="0in" fo:padding-bottom="0.0194in" fo:border-left="1pt solid #000000" fo:border-right="none" fo:border-top="none" fo:border-bottom="1pt solid #000000"/>
    </style:style>
    <style:style style:name="Table9.B2" style:family="table-cell">
      <style:table-cell-properties fo:padding-left="0.0194in" fo:padding-right="0.0194in" fo:padding-top="0in" fo:padding-bottom="0.0194in" fo:border-left="1pt solid #000000" fo:border-right="1pt solid #000000" fo:border-top="none" fo:border-bottom="1pt solid #000000"/>
    </style:style>
    <style:style style:name="Table21" style:family="table">
      <style:table-properties style:width="6.4792in" table:align="left"/>
    </style:style>
    <style:style style:name="Table21.A" style:family="table-column">
      <style:table-column-properties style:column-width="3.0104in"/>
    </style:style>
    <style:style style:name="Table21.B" style:family="table-column">
      <style:table-column-properties style:column-width="3.4688in"/>
    </style:style>
    <style:style style:name="Table21.A1" style:family="table-cell">
      <style:table-cell-properties fo:padding="0.0194in" fo:border="1pt solid #000000"/>
    </style:style>
    <style:style style:name="Table21.A2" style:family="table-cell">
      <style:table-cell-properties fo:padding-left="0.0194in" fo:padding-right="0in" fo:padding-top="0in" fo:padding-bottom="0.0194in" fo:border-left="1pt solid #000000" fo:border-right="none" fo:border-top="none" fo:border-bottom="1pt solid #000000"/>
    </style:style>
    <style:style style:name="Table21.B2" style:family="table-cell">
      <style:table-cell-properties fo:padding-left="0.0194in" fo:padding-right="0.0194in" fo:padding-top="0in" fo:padding-bottom="0.0194in" fo:border-left="1pt solid #000000" fo:border-right="1pt solid #000000" fo:border-top="none" fo:border-bottom="1pt solid #000000"/>
    </style:style>
    <style:style style:name="Table22" style:family="table">
      <style:table-properties style:width="6.4271in" table:align="left"/>
    </style:style>
    <style:style style:name="Table22.A" style:family="table-column">
      <style:table-column-properties style:column-width="2.9583in"/>
    </style:style>
    <style:style style:name="Table22.B" style:family="table-column">
      <style:table-column-properties style:column-width="3.4688in"/>
    </style:style>
    <style:style style:name="Table22.A1" style:family="table-cell">
      <style:table-cell-properties fo:padding="0.0194in" fo:border="1pt solid #000000"/>
    </style:style>
    <style:style style:name="Table22.A2" style:family="table-cell">
      <style:table-cell-properties fo:padding-left="0.0194in" fo:padding-right="0in" fo:padding-top="0in" fo:padding-bottom="0.0194in" fo:border-left="1pt solid #000000" fo:border-right="none" fo:border-top="none" fo:border-bottom="1pt solid #000000"/>
    </style:style>
    <style:style style:name="Table22.B2" style:family="table-cell">
      <style:table-cell-properties fo:padding-left="0.0194in" fo:padding-right="0.0194in" fo:padding-top="0in" fo:padding-bottom="0.0194in" fo:border-left="1pt solid #000000" fo:border-right="1pt solid #000000" fo:border-top="none" fo:border-bottom="1pt solid #000000"/>
    </style:style>
    <style:style style:name="Table23" style:family="table">
      <style:table-properties style:width="6.4583in" table:align="left"/>
    </style:style>
    <style:style style:name="Table23.A" style:family="table-column">
      <style:table-column-properties style:column-width="2.9896in"/>
    </style:style>
    <style:style style:name="Table23.B" style:family="table-column">
      <style:table-column-properties style:column-width="3.4688in"/>
    </style:style>
    <style:style style:name="Table23.A1" style:family="table-cell">
      <style:table-cell-properties fo:padding="0.0194in" fo:border="1pt solid #000000"/>
    </style:style>
    <style:style style:name="Table23.A2" style:family="table-cell">
      <style:table-cell-properties fo:padding-left="0.0194in" fo:padding-right="0in" fo:padding-top="0in" fo:padding-bottom="0.0194in" fo:border-left="1pt solid #000000" fo:border-right="none" fo:border-top="none" fo:border-bottom="1pt solid #000000"/>
    </style:style>
    <style:style style:name="Table23.B2" style:family="table-cell">
      <style:table-cell-properties fo:padding-left="0.0194in" fo:padding-right="0.0194in" fo:padding-top="0in" fo:padding-bottom="0.0194in" fo:border-left="1pt solid #000000" fo:border-right="1pt solid #000000" fo:border-top="none" fo:border-bottom="1pt solid #000000"/>
    </style:style>
    <style:style style:name="Table24" style:family="table">
      <style:table-properties style:width="6.4479in" table:align="left"/>
    </style:style>
    <style:style style:name="Table24.A" style:family="table-column">
      <style:table-column-properties style:column-width="2.9792in"/>
    </style:style>
    <style:style style:name="Table24.B" style:family="table-column">
      <style:table-column-properties style:column-width="3.4688in"/>
    </style:style>
    <style:style style:name="Table24.A1" style:family="table-cell">
      <style:table-cell-properties fo:padding="0.0194in" fo:border="1pt solid #000000"/>
    </style:style>
    <style:style style:name="Table24.A2" style:family="table-cell">
      <style:table-cell-properties fo:padding-left="0.0194in" fo:padding-right="0in" fo:padding-top="0in" fo:padding-bottom="0.0194in" fo:border-left="1pt solid #000000" fo:border-right="none" fo:border-top="none" fo:border-bottom="1pt solid #000000"/>
    </style:style>
    <style:style style:name="Table24.B2" style:family="table-cell">
      <style:table-cell-properties fo:padding-left="0.0194in" fo:padding-right="0.0194in" fo:padding-top="0in" fo:padding-bottom="0.0194in" fo:border-left="1pt solid #000000" fo:border-right="1pt solid #000000" fo:border-top="none" fo:border-bottom="1pt solid #000000"/>
    </style:style>
    <style:style style:name="Table25" style:family="table">
      <style:table-properties style:width="6.4479in" table:align="left"/>
    </style:style>
    <style:style style:name="Table25.A" style:family="table-column">
      <style:table-column-properties style:column-width="2.9792in"/>
    </style:style>
    <style:style style:name="Table25.B" style:family="table-column">
      <style:table-column-properties style:column-width="3.4688in"/>
    </style:style>
    <style:style style:name="Table25.A1" style:family="table-cell">
      <style:table-cell-properties fo:padding="0.0194in" fo:border="1pt solid #000000"/>
    </style:style>
    <style:style style:name="Table25.A2" style:family="table-cell">
      <style:table-cell-properties fo:padding-left="0.0194in" fo:padding-right="0in" fo:padding-top="0in" fo:padding-bottom="0.0194in" fo:border-left="1pt solid #000000" fo:border-right="none" fo:border-top="none" fo:border-bottom="1pt solid #000000"/>
    </style:style>
    <style:style style:name="Table25.B2" style:family="table-cell">
      <style:table-cell-properties fo:padding-left="0.0194in" fo:padding-right="0.0194in" fo:padding-top="0in" fo:padding-bottom="0.0194in" fo:border-left="1pt solid #000000" fo:border-right="1pt solid #000000" fo:border-top="none" fo:border-bottom="1pt solid #000000"/>
    </style:style>
    <style:style style:name="Table26" style:family="table">
      <style:table-properties style:width="6.4271in" table:align="left"/>
    </style:style>
    <style:style style:name="Table26.A" style:family="table-column">
      <style:table-column-properties style:column-width="2.9583in"/>
    </style:style>
    <style:style style:name="Table26.B" style:family="table-column">
      <style:table-column-properties style:column-width="3.4688in"/>
    </style:style>
    <style:style style:name="Table26.A1" style:family="table-cell">
      <style:table-cell-properties fo:padding="0.0194in" fo:border="1pt solid #000000"/>
    </style:style>
    <style:style style:name="Table26.A2" style:family="table-cell">
      <style:table-cell-properties fo:padding-left="0.0194in" fo:padding-right="0in" fo:padding-top="0in" fo:padding-bottom="0.0194in" fo:border-left="1pt solid #000000" fo:border-right="none" fo:border-top="none" fo:border-bottom="1pt solid #000000"/>
    </style:style>
    <style:style style:name="Table26.B2" style:family="table-cell">
      <style:table-cell-properties fo:padding-left="0.0194in" fo:padding-right="0.0194in" fo:padding-top="0in" fo:padding-bottom="0.0194in" fo:border-left="1pt solid #000000" fo:border-right="1pt solid #000000" fo:border-top="none" fo:border-bottom="1pt solid #000000"/>
    </style:style>
    <style:style style:name="Table27" style:family="table">
      <style:table-properties style:width="6.4479in" table:align="left"/>
    </style:style>
    <style:style style:name="Table27.A" style:family="table-column">
      <style:table-column-properties style:column-width="2.9792in"/>
    </style:style>
    <style:style style:name="Table27.B" style:family="table-column">
      <style:table-column-properties style:column-width="3.4688in"/>
    </style:style>
    <style:style style:name="Table27.A1" style:family="table-cell">
      <style:table-cell-properties fo:padding="0.0194in" fo:border="1pt solid #000000"/>
    </style:style>
    <style:style style:name="Table27.A2" style:family="table-cell">
      <style:table-cell-properties fo:padding-left="0.0194in" fo:padding-right="0in" fo:padding-top="0in" fo:padding-bottom="0.0194in" fo:border-left="1pt solid #000000" fo:border-right="none" fo:border-top="none" fo:border-bottom="1pt solid #000000"/>
    </style:style>
    <style:style style:name="Table27.B2" style:family="table-cell">
      <style:table-cell-properties fo:padding-left="0.0194in" fo:padding-right="0.0194in" fo:padding-top="0in" fo:padding-bottom="0.0194in" fo:border-left="1pt solid #000000" fo:border-right="1pt solid #000000" fo:border-top="none" fo:border-bottom="1pt solid #000000"/>
    </style:style>
    <style:style style:name="Table28" style:family="table">
      <style:table-properties style:width="6.4479in" table:align="left"/>
    </style:style>
    <style:style style:name="Table28.A" style:family="table-column">
      <style:table-column-properties style:column-width="2.9792in"/>
    </style:style>
    <style:style style:name="Table28.B" style:family="table-column">
      <style:table-column-properties style:column-width="3.4688in"/>
    </style:style>
    <style:style style:name="Table28.A1" style:family="table-cell">
      <style:table-cell-properties fo:padding="0.0194in" fo:border="1pt solid #000000"/>
    </style:style>
    <style:style style:name="Table28.A2" style:family="table-cell">
      <style:table-cell-properties fo:padding-left="0.0194in" fo:padding-right="0in" fo:padding-top="0in" fo:padding-bottom="0.0194in" fo:border-left="1pt solid #000000" fo:border-right="none" fo:border-top="none" fo:border-bottom="1pt solid #000000"/>
    </style:style>
    <style:style style:name="Table28.B2" style:family="table-cell">
      <style:table-cell-properties fo:padding-left="0.0194in" fo:padding-right="0.0194in" fo:padding-top="0in" fo:padding-bottom="0.0194in" fo:border-left="1pt solid #000000" fo:border-right="1pt solid #000000" fo:border-top="none" fo:border-bottom="1pt solid #000000"/>
    </style:style>
    <style:style style:name="Table29" style:family="table">
      <style:table-properties style:width="6.4896in" table:align="left"/>
    </style:style>
    <style:style style:name="Table29.A" style:family="table-column">
      <style:table-column-properties style:column-width="3.0208in"/>
    </style:style>
    <style:style style:name="Table29.B" style:family="table-column">
      <style:table-column-properties style:column-width="3.4688in"/>
    </style:style>
    <style:style style:name="Table29.A1" style:family="table-cell">
      <style:table-cell-properties fo:padding="0.0194in" fo:border="1pt solid #000000"/>
    </style:style>
    <style:style style:name="Table29.A2" style:family="table-cell">
      <style:table-cell-properties fo:padding-left="0.0194in" fo:padding-right="0in" fo:padding-top="0in" fo:padding-bottom="0.0194in" fo:border-left="1pt solid #000000" fo:border-right="none" fo:border-top="none" fo:border-bottom="1pt solid #000000"/>
    </style:style>
    <style:style style:name="Table29.B2" style:family="table-cell">
      <style:table-cell-properties fo:padding-left="0.0194in" fo:padding-right="0.0194in" fo:padding-top="0in" fo:padding-bottom="0.0194in" fo:border-left="1pt solid #000000" fo:border-right="1pt solid #000000" fo:border-top="none" fo:border-bottom="1pt solid #000000"/>
    </style:style>
    <style:style style:name="Table30" style:family="table">
      <style:table-properties style:width="6.4583in" table:align="left"/>
    </style:style>
    <style:style style:name="Table30.A" style:family="table-column">
      <style:table-column-properties style:column-width="2.9896in"/>
    </style:style>
    <style:style style:name="Table30.B" style:family="table-column">
      <style:table-column-properties style:column-width="3.4688in"/>
    </style:style>
    <style:style style:name="Table30.A1" style:family="table-cell">
      <style:table-cell-properties fo:padding="0.0194in" fo:border="1pt solid #000000"/>
    </style:style>
    <style:style style:name="Table30.A2" style:family="table-cell">
      <style:table-cell-properties fo:padding-left="0.0194in" fo:padding-right="0in" fo:padding-top="0in" fo:padding-bottom="0.0194in" fo:border-left="1pt solid #000000" fo:border-right="none" fo:border-top="none" fo:border-bottom="1pt solid #000000"/>
    </style:style>
    <style:style style:name="Table30.B2" style:family="table-cell">
      <style:table-cell-properties fo:padding-left="0.0194in" fo:padding-right="0.0194in" fo:padding-top="0in" fo:padding-bottom="0.0194in" fo:border-left="1pt solid #000000" fo:border-right="1pt solid #000000" fo:border-top="none" fo:border-bottom="1pt solid #000000"/>
    </style:style>
    <style:style style:name="Table31" style:family="table">
      <style:table-properties style:width="6.4479in" table:align="left"/>
    </style:style>
    <style:style style:name="Table31.A" style:family="table-column">
      <style:table-column-properties style:column-width="2.9792in"/>
    </style:style>
    <style:style style:name="Table31.B" style:family="table-column">
      <style:table-column-properties style:column-width="3.4688in"/>
    </style:style>
    <style:style style:name="Table31.A1" style:family="table-cell">
      <style:table-cell-properties fo:padding="0.0194in" fo:border="1pt solid #000000"/>
    </style:style>
    <style:style style:name="Table31.A2" style:family="table-cell">
      <style:table-cell-properties fo:padding-left="0.0194in" fo:padding-right="0in" fo:padding-top="0in" fo:padding-bottom="0.0194in" fo:border-left="1pt solid #000000" fo:border-right="none" fo:border-top="none" fo:border-bottom="1pt solid #000000"/>
    </style:style>
    <style:style style:name="Table31.B2" style:family="table-cell">
      <style:table-cell-properties fo:padding-left="0.0194in" fo:padding-right="0.0194in" fo:padding-top="0in" fo:padding-bottom="0.0194in" fo:border-left="1pt solid #000000" fo:border-right="1pt solid #000000" fo:border-top="none" fo:border-bottom="1pt solid #000000"/>
    </style:style>
    <style:style style:name="Table32" style:family="table">
      <style:table-properties style:width="6.4479in" table:align="left"/>
    </style:style>
    <style:style style:name="Table32.A" style:family="table-column">
      <style:table-column-properties style:column-width="2.9792in"/>
    </style:style>
    <style:style style:name="Table32.B" style:family="table-column">
      <style:table-column-properties style:column-width="3.4688in"/>
    </style:style>
    <style:style style:name="Table32.A1" style:family="table-cell">
      <style:table-cell-properties fo:padding="0.0194in" fo:border="1pt solid #000000"/>
    </style:style>
    <style:style style:name="Table32.A2" style:family="table-cell">
      <style:table-cell-properties fo:padding-left="0.0194in" fo:padding-right="0in" fo:padding-top="0in" fo:padding-bottom="0.0194in" fo:border-left="1pt solid #000000" fo:border-right="none" fo:border-top="none" fo:border-bottom="1pt solid #000000"/>
    </style:style>
    <style:style style:name="Table32.B2" style:family="table-cell">
      <style:table-cell-properties fo:padding-left="0.0194in" fo:padding-right="0.0194in" fo:padding-top="0in" fo:padding-bottom="0.0194in" fo:border-left="1pt solid #000000" fo:border-right="1pt solid #000000" fo:border-top="none" fo:border-bottom="1pt solid #000000"/>
    </style:style>
    <style:style style:name="Table33" style:family="table">
      <style:table-properties style:width="6.4271in" table:align="left"/>
    </style:style>
    <style:style style:name="Table33.A" style:family="table-column">
      <style:table-column-properties style:column-width="2.9583in"/>
    </style:style>
    <style:style style:name="Table33.B" style:family="table-column">
      <style:table-column-properties style:column-width="3.4688in"/>
    </style:style>
    <style:style style:name="Table33.A1" style:family="table-cell">
      <style:table-cell-properties fo:padding="0.0194in" fo:border="1pt solid #000000"/>
    </style:style>
    <style:style style:name="Table33.A2" style:family="table-cell">
      <style:table-cell-properties fo:padding-left="0.0194in" fo:padding-right="0in" fo:padding-top="0in" fo:padding-bottom="0.0194in" fo:border-left="1pt solid #000000" fo:border-right="none" fo:border-top="none" fo:border-bottom="1pt solid #000000"/>
    </style:style>
    <style:style style:name="Table33.B2" style:family="table-cell">
      <style:table-cell-properties fo:padding-left="0.0194in" fo:padding-right="0.0194in" fo:padding-top="0in" fo:padding-bottom="0.0194in" fo:border-left="1pt solid #000000" fo:border-right="1pt solid #000000" fo:border-top="none" fo:border-bottom="1pt solid #000000"/>
    </style:style>
    <style:style style:name="Table34" style:family="table">
      <style:table-properties style:width="6.4479in" table:align="left"/>
    </style:style>
    <style:style style:name="Table34.A" style:family="table-column">
      <style:table-column-properties style:column-width="2.9792in"/>
    </style:style>
    <style:style style:name="Table34.B" style:family="table-column">
      <style:table-column-properties style:column-width="3.4688in"/>
    </style:style>
    <style:style style:name="Table34.A1" style:family="table-cell">
      <style:table-cell-properties fo:padding="0.0194in" fo:border="1pt solid #000000"/>
    </style:style>
    <style:style style:name="Table34.A2" style:family="table-cell">
      <style:table-cell-properties fo:padding-left="0.0194in" fo:padding-right="0in" fo:padding-top="0in" fo:padding-bottom="0.0194in" fo:border-left="1pt solid #000000" fo:border-right="none" fo:border-top="none" fo:border-bottom="1pt solid #000000"/>
    </style:style>
    <style:style style:name="Table34.B2" style:family="table-cell">
      <style:table-cell-properties fo:padding-left="0.0194in" fo:padding-right="0.0194in" fo:padding-top="0in" fo:padding-bottom="0.0194in" fo:border-left="1pt solid #000000" fo:border-right="1pt solid #000000" fo:border-top="none" fo:border-bottom="1pt solid #000000"/>
    </style:style>
    <style:style style:name="Table35" style:family="table">
      <style:table-properties style:width="6.4479in" table:align="left"/>
    </style:style>
    <style:style style:name="Table35.A" style:family="table-column">
      <style:table-column-properties style:column-width="2.9792in"/>
    </style:style>
    <style:style style:name="Table35.B" style:family="table-column">
      <style:table-column-properties style:column-width="3.4688in"/>
    </style:style>
    <style:style style:name="Table35.A1" style:family="table-cell">
      <style:table-cell-properties fo:padding="0.0194in" fo:border="1pt solid #000000"/>
    </style:style>
    <style:style style:name="Table35.A2" style:family="table-cell">
      <style:table-cell-properties fo:padding-left="0.0194in" fo:padding-right="0in" fo:padding-top="0in" fo:padding-bottom="0.0194in" fo:border-left="1pt solid #000000" fo:border-right="none" fo:border-top="none" fo:border-bottom="1pt solid #000000"/>
    </style:style>
    <style:style style:name="Table35.B2" style:family="table-cell">
      <style:table-cell-properties fo:padding-left="0.0194in" fo:padding-right="0.0194in" fo:padding-top="0in" fo:padding-bottom="0.0194in" fo:border-left="1pt solid #000000" fo:border-right="1pt solid #000000" fo:border-top="none" fo:border-bottom="1pt solid #000000"/>
    </style:style>
    <style:style style:name="Table36" style:family="table">
      <style:table-properties style:width="6.4896in" table:align="left"/>
    </style:style>
    <style:style style:name="Table36.A" style:family="table-column">
      <style:table-column-properties style:column-width="3.0208in"/>
    </style:style>
    <style:style style:name="Table36.B" style:family="table-column">
      <style:table-column-properties style:column-width="3.4688in"/>
    </style:style>
    <style:style style:name="Table36.A1" style:family="table-cell">
      <style:table-cell-properties fo:padding="0.0194in" fo:border="1pt solid #000000"/>
    </style:style>
    <style:style style:name="Table36.A2" style:family="table-cell">
      <style:table-cell-properties fo:padding-left="0.0194in" fo:padding-right="0in" fo:padding-top="0in" fo:padding-bottom="0.0194in" fo:border-left="1pt solid #000000" fo:border-right="none" fo:border-top="none" fo:border-bottom="1pt solid #000000"/>
    </style:style>
    <style:style style:name="Table36.B2" style:family="table-cell">
      <style:table-cell-properties fo:padding-left="0.0194in" fo:padding-right="0.0194in" fo:padding-top="0in" fo:padding-bottom="0.0194in" fo:border-left="1pt solid #000000" fo:border-right="1pt solid #000000" fo:border-top="none" fo:border-bottom="1pt solid #000000"/>
    </style:style>
    <style:style style:name="Table37" style:family="table">
      <style:table-properties style:width="6.4583in" table:align="left"/>
    </style:style>
    <style:style style:name="Table37.A" style:family="table-column">
      <style:table-column-properties style:column-width="2.9896in"/>
    </style:style>
    <style:style style:name="Table37.B" style:family="table-column">
      <style:table-column-properties style:column-width="3.4688in"/>
    </style:style>
    <style:style style:name="Table37.A1" style:family="table-cell">
      <style:table-cell-properties fo:padding="0.0194in" fo:border="1pt solid #000000"/>
    </style:style>
    <style:style style:name="Table37.A2" style:family="table-cell">
      <style:table-cell-properties fo:padding-left="0.0194in" fo:padding-right="0in" fo:padding-top="0in" fo:padding-bottom="0.0194in" fo:border-left="1pt solid #000000" fo:border-right="none" fo:border-top="none" fo:border-bottom="1pt solid #000000"/>
    </style:style>
    <style:style style:name="Table37.B2" style:family="table-cell">
      <style:table-cell-properties fo:padding-left="0.0194in" fo:padding-right="0.0194in" fo:padding-top="0in" fo:padding-bottom="0.0194in" fo:border-left="1pt solid #000000" fo:border-right="1pt solid #000000" fo:border-top="none" fo:border-bottom="1pt solid #000000"/>
    </style:style>
    <style:style style:name="Table38" style:family="table">
      <style:table-properties style:width="6.4479in" table:align="left"/>
    </style:style>
    <style:style style:name="Table38.A" style:family="table-column">
      <style:table-column-properties style:column-width="2.9792in"/>
    </style:style>
    <style:style style:name="Table38.B" style:family="table-column">
      <style:table-column-properties style:column-width="3.4688in"/>
    </style:style>
    <style:style style:name="Table38.A1" style:family="table-cell">
      <style:table-cell-properties fo:padding="0.0194in" fo:border="1pt solid #000000"/>
    </style:style>
    <style:style style:name="Table38.A2" style:family="table-cell">
      <style:table-cell-properties fo:padding-left="0.0194in" fo:padding-right="0in" fo:padding-top="0in" fo:padding-bottom="0.0194in" fo:border-left="1pt solid #000000" fo:border-right="none" fo:border-top="none" fo:border-bottom="1pt solid #000000"/>
    </style:style>
    <style:style style:name="Table38.B2" style:family="table-cell">
      <style:table-cell-properties fo:padding-left="0.0194in" fo:padding-right="0.0194in" fo:padding-top="0in" fo:padding-bottom="0.0194in" fo:border-left="1pt solid #000000" fo:border-right="1pt solid #000000" fo:border-top="none" fo:border-bottom="1pt solid #000000"/>
    </style:style>
    <style:style style:name="Table39" style:family="table">
      <style:table-properties style:width="6.4479in" table:align="left"/>
    </style:style>
    <style:style style:name="Table39.A" style:family="table-column">
      <style:table-column-properties style:column-width="2.9792in"/>
    </style:style>
    <style:style style:name="Table39.B" style:family="table-column">
      <style:table-column-properties style:column-width="3.4688in"/>
    </style:style>
    <style:style style:name="Table39.A1" style:family="table-cell">
      <style:table-cell-properties fo:padding="0.0194in" fo:border="1pt solid #000000"/>
    </style:style>
    <style:style style:name="Table39.A2" style:family="table-cell">
      <style:table-cell-properties fo:padding-left="0.0194in" fo:padding-right="0in" fo:padding-top="0in" fo:padding-bottom="0.0194in" fo:border-left="1pt solid #000000" fo:border-right="none" fo:border-top="none" fo:border-bottom="1pt solid #000000"/>
    </style:style>
    <style:style style:name="Table39.B2" style:family="table-cell">
      <style:table-cell-properties fo:padding-left="0.0194in" fo:padding-right="0.0194in" fo:padding-top="0in" fo:padding-bottom="0.0194in" fo:border-left="1pt solid #000000" fo:border-right="1pt solid #000000" fo:border-top="none" fo:border-bottom="1pt solid #000000"/>
    </style:style>
    <style:style style:name="Table40" style:family="table">
      <style:table-properties style:width="6.4271in" table:align="left"/>
    </style:style>
    <style:style style:name="Table40.A" style:family="table-column">
      <style:table-column-properties style:column-width="2.9583in"/>
    </style:style>
    <style:style style:name="Table40.B" style:family="table-column">
      <style:table-column-properties style:column-width="3.4688in"/>
    </style:style>
    <style:style style:name="Table40.A1" style:family="table-cell">
      <style:table-cell-properties fo:padding="0.0194in" fo:border="1pt solid #000000"/>
    </style:style>
    <style:style style:name="Table40.A2" style:family="table-cell">
      <style:table-cell-properties fo:padding-left="0.0194in" fo:padding-right="0in" fo:padding-top="0in" fo:padding-bottom="0.0194in" fo:border-left="1pt solid #000000" fo:border-right="none" fo:border-top="none" fo:border-bottom="1pt solid #000000"/>
    </style:style>
    <style:style style:name="Table40.B2" style:family="table-cell">
      <style:table-cell-properties fo:padding-left="0.0194in" fo:padding-right="0.0194in" fo:padding-top="0in" fo:padding-bottom="0.0194in" fo:border-left="1pt solid #000000" fo:border-right="1pt solid #000000" fo:border-top="none" fo:border-bottom="1pt solid #000000"/>
    </style:style>
    <style:style style:name="Table41" style:family="table">
      <style:table-properties style:width="6.4479in" table:align="left"/>
    </style:style>
    <style:style style:name="Table41.A" style:family="table-column">
      <style:table-column-properties style:column-width="2.9792in"/>
    </style:style>
    <style:style style:name="Table41.B" style:family="table-column">
      <style:table-column-properties style:column-width="3.4688in"/>
    </style:style>
    <style:style style:name="Table41.A1" style:family="table-cell">
      <style:table-cell-properties fo:padding="0.0194in" fo:border="1pt solid #000000"/>
    </style:style>
    <style:style style:name="Table41.A2" style:family="table-cell">
      <style:table-cell-properties fo:padding-left="0.0194in" fo:padding-right="0in" fo:padding-top="0in" fo:padding-bottom="0.0194in" fo:border-left="1pt solid #000000" fo:border-right="none" fo:border-top="none" fo:border-bottom="1pt solid #000000"/>
    </style:style>
    <style:style style:name="Table41.B2" style:family="table-cell">
      <style:table-cell-properties fo:padding-left="0.0194in" fo:padding-right="0.0194in" fo:padding-top="0in" fo:padding-bottom="0.0194in" fo:border-left="1pt solid #000000" fo:border-right="1pt solid #000000" fo:border-top="none" fo:border-bottom="1pt solid #000000"/>
    </style:style>
    <style:style style:name="Table42" style:family="table">
      <style:table-properties style:width="6.4479in" table:align="left"/>
    </style:style>
    <style:style style:name="Table42.A" style:family="table-column">
      <style:table-column-properties style:column-width="2.9792in"/>
    </style:style>
    <style:style style:name="Table42.B" style:family="table-column">
      <style:table-column-properties style:column-width="3.4688in"/>
    </style:style>
    <style:style style:name="Table42.A1" style:family="table-cell">
      <style:table-cell-properties fo:padding="0.0194in" fo:border="1pt solid #000000"/>
    </style:style>
    <style:style style:name="Table42.A2" style:family="table-cell">
      <style:table-cell-properties fo:padding-left="0.0194in" fo:padding-right="0in" fo:padding-top="0in" fo:padding-bottom="0.0194in" fo:border-left="1pt solid #000000" fo:border-right="none" fo:border-top="none" fo:border-bottom="1pt solid #000000"/>
    </style:style>
    <style:style style:name="Table42.B2" style:family="table-cell">
      <style:table-cell-properties fo:padding-left="0.0194in" fo:padding-right="0.0194in" fo:padding-top="0in" fo:padding-bottom="0.0194in" fo:border-left="1pt solid #000000" fo:border-right="1pt solid #000000" fo:border-top="none" fo:border-bottom="1pt solid #000000"/>
    </style:style>
    <style:style style:name="Table43" style:family="table">
      <style:table-properties style:width="6.4896in" table:align="left"/>
    </style:style>
    <style:style style:name="Table43.A" style:family="table-column">
      <style:table-column-properties style:column-width="3.0208in"/>
    </style:style>
    <style:style style:name="Table43.B" style:family="table-column">
      <style:table-column-properties style:column-width="3.4688in"/>
    </style:style>
    <style:style style:name="Table43.A1" style:family="table-cell">
      <style:table-cell-properties fo:padding="0.0194in" fo:border="1pt solid #000000"/>
    </style:style>
    <style:style style:name="Table43.A2" style:family="table-cell">
      <style:table-cell-properties fo:padding-left="0.0194in" fo:padding-right="0in" fo:padding-top="0in" fo:padding-bottom="0.0194in" fo:border-left="1pt solid #000000" fo:border-right="none" fo:border-top="none" fo:border-bottom="1pt solid #000000"/>
    </style:style>
    <style:style style:name="Table43.B2" style:family="table-cell">
      <style:table-cell-properties fo:padding-left="0.0194in" fo:padding-right="0.0194in" fo:padding-top="0in" fo:padding-bottom="0.0194in" fo:border-left="1pt solid #000000" fo:border-right="1pt solid #000000" fo:border-top="none" fo:border-bottom="1pt solid #000000"/>
    </style:style>
    <style:style style:name="Table44" style:family="table">
      <style:table-properties style:width="6.4271in" table:align="left"/>
    </style:style>
    <style:style style:name="Table44.A" style:family="table-column">
      <style:table-column-properties style:column-width="2.9583in"/>
    </style:style>
    <style:style style:name="Table44.B" style:family="table-column">
      <style:table-column-properties style:column-width="3.4688in"/>
    </style:style>
    <style:style style:name="Table44.A1" style:family="table-cell">
      <style:table-cell-properties fo:padding="0.0194in" fo:border="1pt solid #000000"/>
    </style:style>
    <style:style style:name="Table44.A2" style:family="table-cell">
      <style:table-cell-properties fo:padding-left="0.0194in" fo:padding-right="0in" fo:padding-top="0in" fo:padding-bottom="0.0194in" fo:border-left="1pt solid #000000" fo:border-right="none" fo:border-top="none" fo:border-bottom="1pt solid #000000"/>
    </style:style>
    <style:style style:name="Table44.B2" style:family="table-cell">
      <style:table-cell-properties fo:padding-left="0.0194in" fo:padding-right="0.0194in" fo:padding-top="0in" fo:padding-bottom="0.0194in" fo:border-left="1pt solid #000000" fo:border-right="1pt solid #000000" fo:border-top="none" fo:border-bottom="1pt solid #000000"/>
    </style:style>
    <style:style style:name="Table45" style:family="table">
      <style:table-properties style:width="6.4583in" table:align="left"/>
    </style:style>
    <style:style style:name="Table45.A" style:family="table-column">
      <style:table-column-properties style:column-width="2.9896in"/>
    </style:style>
    <style:style style:name="Table45.B" style:family="table-column">
      <style:table-column-properties style:column-width="3.4688in"/>
    </style:style>
    <style:style style:name="Table45.A1" style:family="table-cell">
      <style:table-cell-properties fo:padding="0.0194in" fo:border="1pt solid #000000"/>
    </style:style>
    <style:style style:name="Table45.A2" style:family="table-cell">
      <style:table-cell-properties fo:padding-left="0.0194in" fo:padding-right="0in" fo:padding-top="0in" fo:padding-bottom="0.0194in" fo:border-left="1pt solid #000000" fo:border-right="none" fo:border-top="none" fo:border-bottom="1pt solid #000000"/>
    </style:style>
    <style:style style:name="Table45.B2" style:family="table-cell">
      <style:table-cell-properties fo:padding-left="0.0194in" fo:padding-right="0.0194in" fo:padding-top="0in" fo:padding-bottom="0.0194in" fo:border-left="1pt solid #000000" fo:border-right="1pt solid #000000" fo:border-top="none" fo:border-bottom="1pt solid #000000"/>
    </style:style>
    <style:style style:name="Table46" style:family="table">
      <style:table-properties style:width="6.4479in" table:align="left"/>
    </style:style>
    <style:style style:name="Table46.A" style:family="table-column">
      <style:table-column-properties style:column-width="2.9792in"/>
    </style:style>
    <style:style style:name="Table46.B" style:family="table-column">
      <style:table-column-properties style:column-width="3.4688in"/>
    </style:style>
    <style:style style:name="Table46.A1" style:family="table-cell">
      <style:table-cell-properties fo:padding="0.0194in" fo:border="1pt solid #000000"/>
    </style:style>
    <style:style style:name="Table46.A2" style:family="table-cell">
      <style:table-cell-properties fo:padding-left="0.0194in" fo:padding-right="0in" fo:padding-top="0in" fo:padding-bottom="0.0194in" fo:border-left="1pt solid #000000" fo:border-right="none" fo:border-top="none" fo:border-bottom="1pt solid #000000"/>
    </style:style>
    <style:style style:name="Table46.B2" style:family="table-cell">
      <style:table-cell-properties fo:padding-left="0.0194in" fo:padding-right="0.0194in" fo:padding-top="0in" fo:padding-bottom="0.0194in" fo:border-left="1pt solid #000000" fo:border-right="1pt solid #000000" fo:border-top="none" fo:border-bottom="1pt solid #000000"/>
    </style:style>
    <style:style style:name="Table47" style:family="table">
      <style:table-properties style:width="6.4479in" table:align="left"/>
    </style:style>
    <style:style style:name="Table47.A" style:family="table-column">
      <style:table-column-properties style:column-width="2.9792in"/>
    </style:style>
    <style:style style:name="Table47.B" style:family="table-column">
      <style:table-column-properties style:column-width="3.4688in"/>
    </style:style>
    <style:style style:name="Table47.A1" style:family="table-cell">
      <style:table-cell-properties fo:padding="0.0194in" fo:border="1pt solid #000000"/>
    </style:style>
    <style:style style:name="Table47.A2" style:family="table-cell">
      <style:table-cell-properties fo:padding-left="0.0194in" fo:padding-right="0in" fo:padding-top="0in" fo:padding-bottom="0.0194in" fo:border-left="1pt solid #000000" fo:border-right="none" fo:border-top="none" fo:border-bottom="1pt solid #000000"/>
    </style:style>
    <style:style style:name="Table47.B2" style:family="table-cell">
      <style:table-cell-properties fo:padding-left="0.0194in" fo:padding-right="0.0194in" fo:padding-top="0in" fo:padding-bottom="0.0194in" fo:border-left="1pt solid #000000" fo:border-right="1pt solid #000000" fo:border-top="none" fo:border-bottom="1pt solid #000000"/>
    </style:style>
    <style:style style:name="Table48" style:family="table">
      <style:table-properties style:width="6.4271in" table:align="left"/>
    </style:style>
    <style:style style:name="Table48.A" style:family="table-column">
      <style:table-column-properties style:column-width="2.9583in"/>
    </style:style>
    <style:style style:name="Table48.B" style:family="table-column">
      <style:table-column-properties style:column-width="3.4688in"/>
    </style:style>
    <style:style style:name="Table48.A1" style:family="table-cell">
      <style:table-cell-properties fo:padding="0.0194in" fo:border="1pt solid #000000"/>
    </style:style>
    <style:style style:name="Table48.A2" style:family="table-cell">
      <style:table-cell-properties fo:padding-left="0.0194in" fo:padding-right="0in" fo:padding-top="0in" fo:padding-bottom="0.0194in" fo:border-left="1pt solid #000000" fo:border-right="none" fo:border-top="none" fo:border-bottom="1pt solid #000000"/>
    </style:style>
    <style:style style:name="Table48.B2" style:family="table-cell">
      <style:table-cell-properties fo:padding-left="0.0194in" fo:padding-right="0.0194in" fo:padding-top="0in" fo:padding-bottom="0.0194in" fo:border-left="1pt solid #000000" fo:border-right="1pt solid #000000" fo:border-top="none" fo:border-bottom="1pt solid #000000"/>
    </style:style>
    <style:style style:name="Table49" style:family="table">
      <style:table-properties style:width="6.4479in" table:align="left"/>
    </style:style>
    <style:style style:name="Table49.A" style:family="table-column">
      <style:table-column-properties style:column-width="2.9792in"/>
    </style:style>
    <style:style style:name="Table49.B" style:family="table-column">
      <style:table-column-properties style:column-width="3.4688in"/>
    </style:style>
    <style:style style:name="Table49.A1" style:family="table-cell">
      <style:table-cell-properties fo:padding="0.0194in" fo:border="1pt solid #000000"/>
    </style:style>
    <style:style style:name="Table49.A2" style:family="table-cell">
      <style:table-cell-properties fo:padding-left="0.0194in" fo:padding-right="0in" fo:padding-top="0in" fo:padding-bottom="0.0194in" fo:border-left="1pt solid #000000" fo:border-right="none" fo:border-top="none" fo:border-bottom="1pt solid #000000"/>
    </style:style>
    <style:style style:name="Table49.B2" style:family="table-cell">
      <style:table-cell-properties fo:padding-left="0.0194in" fo:padding-right="0.0194in" fo:padding-top="0in" fo:padding-bottom="0.0194in" fo:border-left="1pt solid #000000" fo:border-right="1pt solid #000000" fo:border-top="none" fo:border-bottom="1pt solid #000000"/>
    </style:style>
    <style:style style:name="Table50" style:family="table">
      <style:table-properties style:width="6.4479in" table:align="left"/>
    </style:style>
    <style:style style:name="Table50.A" style:family="table-column">
      <style:table-column-properties style:column-width="2.9792in"/>
    </style:style>
    <style:style style:name="Table50.B" style:family="table-column">
      <style:table-column-properties style:column-width="3.4688in"/>
    </style:style>
    <style:style style:name="Table50.A1" style:family="table-cell">
      <style:table-cell-properties fo:padding="0.0194in" fo:border="1pt solid #000000"/>
    </style:style>
    <style:style style:name="Table50.A2" style:family="table-cell">
      <style:table-cell-properties fo:padding-left="0.0194in" fo:padding-right="0in" fo:padding-top="0in" fo:padding-bottom="0.0194in" fo:border-left="1pt solid #000000" fo:border-right="none" fo:border-top="none" fo:border-bottom="1pt solid #000000"/>
    </style:style>
    <style:style style:name="Table50.B2" style:family="table-cell">
      <style:table-cell-properties fo:padding-left="0.0194in" fo:padding-right="0.0194in" fo:padding-top="0in" fo:padding-bottom="0.0194in" fo:border-left="1pt solid #000000" fo:border-right="1pt solid #000000" fo:border-top="none" fo:border-bottom="1pt solid #000000"/>
    </style:style>
    <style:style style:name="Table51" style:family="table">
      <style:table-properties style:width="6.9271in" table:align="left"/>
    </style:style>
    <style:style style:name="Table51.A" style:family="table-column">
      <style:table-column-properties style:column-width="6.9271in"/>
    </style:style>
    <style:style style:name="Table51.A1" style:family="table-cell">
      <style:table-cell-properties fo:padding="0.0194in" fo:border="1pt solid #000000"/>
    </style:style>
    <style:style style:name="Table52" style:family="table">
      <style:table-properties style:width="4.4167in" table:align="left"/>
    </style:style>
    <style:style style:name="Table52.A" style:family="table-column">
      <style:table-column-properties style:column-width="3.466in"/>
    </style:style>
    <style:style style:name="Table52.B" style:family="table-column">
      <style:table-column-properties style:column-width="0.9507in"/>
    </style:style>
    <style:style style:name="Table52.A1" style:family="table-cell">
      <style:table-cell-properties fo:padding-left="0.0194in" fo:padding-right="0in" fo:padding-top="0.0194in" fo:padding-bottom="0.0194in" fo:border-left="1pt solid #000000" fo:border-right="none" fo:border-top="1pt solid #000000" fo:border-bottom="1pt solid #000000"/>
    </style:style>
    <style:style style:name="Table52.B1" style:family="table-cell">
      <style:table-cell-properties fo:padding="0.0194in" fo:border="1pt solid #000000"/>
    </style:style>
    <style:style style:name="Table52.A2" style:family="table-cell">
      <style:table-cell-properties fo:padding-left="0.0194in" fo:padding-right="0in" fo:padding-top="0in" fo:padding-bottom="0.0194in" fo:border-left="1pt solid #000000" fo:border-right="none" fo:border-top="none" fo:border-bottom="1pt solid #000000"/>
    </style:style>
    <style:style style:name="Table52.B2" style:family="table-cell">
      <style:table-cell-properties fo:padding-left="0.0194in" fo:padding-right="0.0194in" fo:padding-top="0in" fo:padding-bottom="0.0194in" fo:border-left="1pt solid #000000" fo:border-right="1pt solid #000000" fo:border-top="none" fo:border-bottom="1pt solid #000000"/>
    </style:style>
    <style:style style:name="Table53" style:family="table">
      <style:table-properties style:width="7.1354in" table:align="left"/>
    </style:style>
    <style:style style:name="Table53.A" style:family="table-column">
      <style:table-column-properties style:column-width="7.1354in"/>
    </style:style>
    <style:style style:name="Table53.A1" style:family="table-cell">
      <style:table-cell-properties fo:padding="0.0194in" fo:border="1pt solid #000000"/>
    </style:style>
    <style:style style:name="Table54" style:family="table">
      <style:table-properties style:width="6.9271in" table:align="left"/>
    </style:style>
    <style:style style:name="Table54.A" style:family="table-column">
      <style:table-column-properties style:column-width="3.4632in"/>
    </style:style>
    <style:style style:name="Table54.B" style:family="table-column">
      <style:table-column-properties style:column-width="3.4639in"/>
    </style:style>
    <style:style style:name="Table54.A1" style:family="table-cell">
      <style:table-cell-properties fo:padding-left="0.0194in" fo:padding-right="0in" fo:padding-top="0.0194in" fo:padding-bottom="0.0194in" fo:border-left="1pt solid #000000" fo:border-right="none" fo:border-top="1pt solid #000000" fo:border-bottom="1pt solid #000000"/>
    </style:style>
    <style:style style:name="Table54.B1" style:family="table-cell">
      <style:table-cell-properties fo:padding="0.0194in" fo:border="1pt solid #000000"/>
    </style:style>
    <style:style style:name="Table54.A2" style:family="table-cell">
      <style:table-cell-properties fo:padding-left="0.0194in" fo:padding-right="0in" fo:padding-top="0in" fo:padding-bottom="0.0194in" fo:border-left="1pt solid #000000" fo:border-right="none" fo:border-top="none" fo:border-bottom="1pt solid #000000"/>
    </style:style>
    <style:style style:name="Table54.B2" style:family="table-cell">
      <style:table-cell-properties fo:padding-left="0.0194in" fo:padding-right="0.0194in" fo:padding-top="0in" fo:padding-bottom="0.0194in" fo:border-left="1pt solid #000000" fo:border-right="1pt solid #000000" fo:border-top="none" fo:border-bottom="1pt solid #000000"/>
    </style:style>
    <style:style style:name="Table55" style:family="table">
      <style:table-properties style:width="6.925in" style:rel-width="100%" fo:break-before="page" table:align="left"/>
    </style:style>
    <style:style style:name="Table55.A" style:family="table-column">
      <style:table-column-properties style:column-width="6.925in" style:rel-column-width="65535*"/>
    </style:style>
    <style:style style:name="Table55.A1" style:family="table-cell">
      <style:table-cell-properties style:vertical-align="middle"/>
    </style:style>
    <style:style style:name="Table56" style:family="table">
      <style:table-properties style:width="6.925in" style:rel-width="100%" table:align="left"/>
    </style:style>
    <style:style style:name="Table56.A" style:family="table-column">
      <style:table-column-properties style:column-width="6.925in" style:rel-column-width="65535*"/>
    </style:style>
    <style:style style:name="Table56.A1" style:family="table-cell">
      <style:table-cell-properties style:vertical-align="middle"/>
    </style:style>
    <style:style style:name="Table57" style:family="table">
      <style:table-properties style:width="6.925in" style:rel-width="100%" table:align="left"/>
    </style:style>
    <style:style style:name="Table57.A" style:family="table-column">
      <style:table-column-properties style:column-width="6.925in" style:rel-column-width="65535*"/>
    </style:style>
    <style:style style:name="Table57.A1" style:family="table-cell">
      <style:table-cell-properties style:vertical-align="middle"/>
    </style:style>
    <style:style style:name="Table58" style:family="table">
      <style:table-properties style:width="6.925in" style:rel-width="100%" table:align="left"/>
    </style:style>
    <style:style style:name="Table58.A" style:family="table-column">
      <style:table-column-properties style:column-width="6.925in" style:rel-column-width="65535*"/>
    </style:style>
    <style:style style:name="Table58.A1" style:family="table-cell">
      <style:table-cell-properties style:vertical-align="middle"/>
    </style:style>
    <style:style style:name="Table59" style:family="table">
      <style:table-properties style:width="6.925in" style:rel-width="100%" table:align="left"/>
    </style:style>
    <style:style style:name="Table59.A" style:family="table-column">
      <style:table-column-properties style:column-width="6.925in" style:rel-column-width="65535*"/>
    </style:style>
    <style:style style:name="Table59.A1" style:family="table-cell">
      <style:table-cell-properties style:vertical-align="middle"/>
    </style:style>
    <style:style style:name="Table60" style:family="table">
      <style:table-properties style:width="6.925in" style:rel-width="100%" table:align="left"/>
    </style:style>
    <style:style style:name="Table60.A" style:family="table-column">
      <style:table-column-properties style:column-width="6.925in" style:rel-column-width="65535*"/>
    </style:style>
    <style:style style:name="Table60.A1" style:family="table-cell">
      <style:table-cell-properties style:vertical-align="middle"/>
    </style:style>
    <style:style style:name="Table61" style:family="table">
      <style:table-properties style:width="6.925in" style:rel-width="100%" table:align="left"/>
    </style:style>
    <style:style style:name="Table61.A" style:family="table-column">
      <style:table-column-properties style:column-width="6.925in" style:rel-column-width="65535*"/>
    </style:style>
    <style:style style:name="Table61.A1" style:family="table-cell">
      <style:table-cell-properties style:vertical-align="middle"/>
    </style:style>
    <style:style style:name="Table62" style:family="table">
      <style:table-properties style:width="6.925in" style:rel-width="100%" table:align="left"/>
    </style:style>
    <style:style style:name="Table62.A" style:family="table-column">
      <style:table-column-properties style:column-width="6.925in" style:rel-column-width="65535*"/>
    </style:style>
    <style:style style:name="Table62.A1" style:family="table-cell">
      <style:table-cell-properties style:vertical-align="middle"/>
    </style:style>
    <style:style style:name="Table63" style:family="table">
      <style:table-properties style:width="6.925in" style:rel-width="100%" table:align="left"/>
    </style:style>
    <style:style style:name="Table63.A" style:family="table-column">
      <style:table-column-properties style:column-width="6.925in" style:rel-column-width="65535*"/>
    </style:style>
    <style:style style:name="Table63.A1" style:family="table-cell">
      <style:table-cell-properties style:vertical-align="middle"/>
    </style:style>
    <style:style style:name="Table64" style:family="table">
      <style:table-properties style:width="6.925in" style:rel-width="100%" table:align="left"/>
    </style:style>
    <style:style style:name="Table64.A" style:family="table-column">
      <style:table-column-properties style:column-width="6.925in" style:rel-column-width="65535*"/>
    </style:style>
    <style:style style:name="Table64.A1" style:family="table-cell">
      <style:table-cell-properties style:vertical-align="middle"/>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margin-top="0in" fo:margin-bottom="0.1965in" style:contextual-spacing="false"/>
    </style:style>
    <style:style style:name="P2" style:family="paragraph" style:parent-style-name="Table_20_Contents">
      <style:paragraph-properties fo:margin-top="0in" fo:margin-bottom="0.1965in" style:contextual-spacing="false" fo:text-align="center" style:justify-single-word="false"/>
      <style:text-properties fo:font-size="18pt" fo:font-weight="bold"/>
    </style:style>
    <style:style style:name="P3" style:family="paragraph" style:parent-style-name="Table_20_Contents">
      <style:paragraph-properties fo:margin-top="0in" fo:margin-bottom="0.1965in" style:contextual-spacing="false" fo:text-align="center" style:justify-single-word="false"/>
    </style:style>
    <style:style style:name="P4" style:family="paragraph" style:parent-style-name="Table_20_Contents">
      <style:paragraph-properties fo:margin-top="0in" fo:margin-bottom="0.1965in" style:contextual-spacing="false"/>
      <style:text-properties fo:color="#000000"/>
    </style:style>
    <style:style style:name="P5" style:family="paragraph" style:parent-style-name="Table_20_Contents">
      <style:paragraph-properties fo:margin-top="0in" fo:margin-bottom="0.1965in" style:contextual-spacing="false"/>
      <style:text-properties fo:color="#000000" style:font-name="Verdana1" fo:font-size="10pt"/>
    </style:style>
    <style:style style:name="P6" style:family="paragraph" style:parent-style-name="Table_20_Contents">
      <style:paragraph-properties fo:margin-top="0in" fo:margin-bottom="0.1965in" style:contextual-spacing="false" style:line-height-at-least="0.1465in"/>
      <style:text-properties fo:color="#000000" style:font-name="Verdana1" fo:font-size="10pt"/>
    </style:style>
    <style:style style:name="P7" style:family="paragraph" style:parent-style-name="Table_20_Contents">
      <style:paragraph-properties fo:margin-top="0in" fo:margin-bottom="0.1965in" style:contextual-spacing="false" style:line-height-at-least="0.1465in" fo:text-align="center" style:justify-single-word="false"/>
      <style:text-properties fo:color="#000000" style:font-name="Verdana1" fo:font-size="10pt" fo:font-weight="bold"/>
    </style:style>
    <style:style style:name="P8" style:family="paragraph" style:parent-style-name="Table_20_Contents">
      <style:paragraph-properties fo:margin-top="0in" fo:margin-bottom="0.1965in" style:contextual-spacing="false" style:line-height-at-least="0.1465in"/>
      <style:text-properties fo:color="#000000"/>
    </style:style>
    <style:style style:name="P9" style:family="paragraph" style:parent-style-name="Table_20_Contents">
      <style:paragraph-properties fo:margin-top="0in" fo:margin-bottom="0.1965in" style:contextual-spacing="false"/>
      <style:text-properties fo:color="#000000" fo:font-size="10pt"/>
    </style:style>
    <style:style style:name="P10" style:family="paragraph" style:parent-style-name="Table_20_Contents">
      <style:paragraph-properties fo:margin-top="0in" fo:margin-bottom="0.1965in" style:contextual-spacing="false" fo:text-align="center" style:justify-single-word="false"/>
      <style:text-properties fo:color="#000000" fo:font-size="10pt" fo:font-weight="bold"/>
    </style:style>
    <style:style style:name="P11" style:family="paragraph" style:parent-style-name="Table_20_Contents">
      <style:paragraph-properties fo:margin-top="0in" fo:margin-bottom="0.1965in" style:contextual-spacing="false" style:line-height-at-least="0.1465in"/>
      <style:text-properties fo:color="#000000" fo:font-size="10pt" fo:font-style="italic" fo:font-weight="bold"/>
    </style:style>
    <style:style style:name="P12" style:family="paragraph" style:parent-style-name="Table_20_Contents">
      <style:paragraph-properties fo:margin-top="0in" fo:margin-bottom="0.1965in" style:contextual-spacing="false" style:line-height-at-least="0.1465in"/>
    </style:style>
    <style:style style:name="P13" style:family="paragraph" style:parent-style-name="Table_20_Contents">
      <style:paragraph-properties fo:margin-top="0in" fo:margin-bottom="0.1965in" style:contextual-spacing="false"/>
      <style:text-properties style:font-name="Verdana1"/>
    </style:style>
    <style:style style:name="P14" style:family="paragraph" style:parent-style-name="Table_20_Contents">
      <style:paragraph-properties fo:margin-top="0in" fo:margin-bottom="0.1965in" style:contextual-spacing="false" fo:text-align="center" style:justify-single-word="false"/>
      <style:text-properties style:font-name="Verdana1" fo:font-size="10pt" fo:font-weight="bold"/>
    </style:style>
    <style:style style:name="P15" style:family="paragraph" style:parent-style-name="Table_20_Contents">
      <style:paragraph-properties fo:margin-top="0in" fo:margin-bottom="0.1965in" style:contextual-spacing="false" style:line-height-at-least="0.1465in"/>
      <style:text-properties style:font-name="Verdana1" fo:font-size="10pt"/>
    </style:style>
    <style:style style:name="P16" style:family="paragraph" style:parent-style-name="Table_20_Contents">
      <style:paragraph-properties fo:margin-top="0in" fo:margin-bottom="0.1965in" style:contextual-spacing="false"/>
      <style:text-properties fo:font-size="14pt" fo:font-weight="bold"/>
    </style:style>
    <style:style style:name="P17" style:family="paragraph" style:parent-style-name="Table_20_Contents">
      <style:paragraph-properties fo:margin-left="0.4925in" fo:margin-right="0in" fo:margin-top="0in" fo:margin-bottom="0.1965in" style:contextual-spacing="false" fo:text-indent="0in" style:auto-text-indent="false"/>
      <style:text-properties fo:font-style="italic"/>
    </style:style>
    <style:style style:name="P18" style:family="paragraph" style:parent-style-name="Table_20_Contents">
      <style:paragraph-properties fo:margin-left="0.4925in" fo:margin-right="0in" fo:margin-top="0in" fo:margin-bottom="0.1965in" style:contextual-spacing="false" style:line-height-at-least="0.1465in" fo:text-indent="0in" style:auto-text-indent="false"/>
      <style:text-properties fo:color="#000000" style:font-name="Verdana1" fo:font-size="10pt" fo:font-style="italic"/>
    </style:style>
    <style:style style:name="P19" style:family="paragraph" style:parent-style-name="Table_20_Contents">
      <style:paragraph-properties fo:margin-left="0in" fo:margin-right="0in" fo:margin-top="0in" fo:margin-bottom="0.1965in" style:contextual-spacing="false" fo:text-indent="0in" style:auto-text-indent="false"/>
    </style:style>
    <style:style style:name="P20" style:family="paragraph" style:parent-style-name="Table_20_Contents">
      <style:paragraph-properties fo:margin-left="0in" fo:margin-right="0in" fo:margin-top="0in" fo:margin-bottom="0.1965in" style:contextual-spacing="false" style:line-height-at-least="0.2709in" fo:text-indent="0in" style:auto-text-indent="false"/>
    </style:style>
    <style:style style:name="P21" style:family="paragraph" style:parent-style-name="Table_20_Contents">
      <style:paragraph-properties fo:margin-left="0in" fo:margin-right="0in" fo:margin-top="0in" fo:margin-bottom="0.1965in" style:contextual-spacing="false" style:line-height-at-least="0.1465in" fo:text-indent="0in" style:auto-text-indent="false"/>
    </style:style>
    <style:style style:name="P22" style:family="paragraph" style:parent-style-name="Table_20_Contents">
      <style:paragraph-properties fo:margin-left="0in" fo:margin-right="0in" fo:margin-top="0in" fo:margin-bottom="0.1965in" style:contextual-spacing="false" style:line-height-at-least="0.198in" fo:text-indent="0in" style:auto-text-indent="false"/>
      <style:text-properties fo:color="#000000" style:font-name="Verdana1" fo:font-size="10pt"/>
    </style:style>
    <style:style style:name="P23" style:family="paragraph" style:parent-style-name="Table_20_Contents">
      <style:paragraph-properties fo:margin-left="0in" fo:margin-right="0in" fo:margin-top="0in" fo:margin-bottom="0.1965in" style:contextual-spacing="false" fo:text-indent="0in" style:auto-text-indent="false"/>
      <style:text-properties fo:font-size="10pt" fo:font-weight="normal" style:font-size-asian="10pt" style:font-weight-asian="normal" style:font-size-complex="10pt" style:font-weight-complex="normal"/>
    </style:style>
    <style:style style:name="P24" style:family="paragraph" style:parent-style-name="Text_20_body">
      <style:paragraph-properties fo:margin-left="0in" fo:margin-right="0in" fo:margin-top="0in" fo:margin-bottom="0.1043in" style:contextual-spacing="false" style:line-height-at-least="0.1874in" fo:text-align="start" style:justify-single-word="false" fo:text-indent="0in" style:auto-text-indent="false" fo:padding="0in" fo:border="none"/>
      <style:text-properties officeooo:paragraph-rsid="00ffd803"/>
    </style:style>
    <style:style style:name="P25" style:family="paragraph" style:parent-style-name="Text_20_body">
      <style:paragraph-properties fo:margin-left="0in" fo:margin-right="0in" fo:margin-top="0in" fo:margin-bottom="0.1043in" style:contextual-spacing="false" style:line-height-at-least="0.1874in" fo:text-align="start" style:justify-single-word="false" fo:text-indent="0in" style:auto-text-indent="false" fo:padding="0in" fo:border="none"/>
      <style:text-properties fo:font-variant="normal" fo:text-transform="none" fo:color="#444444" style:font-name="Helvetica Neue" fo:font-size="10.5pt" fo:letter-spacing="normal" fo:font-style="normal" fo:font-weight="normal" officeooo:rsid="001519de" officeooo:paragraph-rsid="00ffd803" style:font-size-asian="10pt" style:font-weight-asian="normal" style:font-name-complex="Verdana" style:font-size-complex="10pt" style:font-weight-complex="normal"/>
    </style:style>
    <style:style style:name="P26" style:family="paragraph" style:parent-style-name="Standard">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bold" officeooo:rsid="00266966" officeooo:paragraph-rsid="01486b05" style:font-size-asian="10pt" style:font-name-complex="Verdana" style:font-size-complex="10pt"/>
    </style:style>
    <style:style style:name="P27" style:family="paragraph" style:parent-style-name="Text_20_body">
      <style:paragraph-properties fo:margin-left="0in" fo:margin-right="0in" fo:margin-top="0in" fo:margin-bottom="0.1043in" style:contextual-spacing="false" style:line-height-at-least="0.1465in" fo:text-indent="0in" style:auto-text-indent="false"/>
      <style:text-properties fo:color="#000000" style:font-name="Verdana1" fo:font-size="10pt" fo:font-weight="bold"/>
    </style:style>
    <style:style style:name="P28" style:family="paragraph" style:parent-style-name="Text_20_body">
      <style:paragraph-properties fo:margin-left="0in" fo:margin-right="0in" fo:margin-top="0in" fo:margin-bottom="0.1043in" style:contextual-spacing="false" style:line-height-at-least="0.1465in" fo:text-indent="0in" style:auto-text-indent="false"/>
      <style:text-properties fo:color="#000000"/>
    </style:style>
    <style:style style:name="P29" style:family="paragraph" style:parent-style-name="Text_20_body">
      <style:paragraph-properties fo:margin-left="0in" fo:margin-right="0in" fo:margin-top="0in" fo:margin-bottom="0.1043in" style:contextual-spacing="false" style:line-height-at-least="0.1465in" fo:text-indent="0in" style:auto-text-indent="false"/>
      <style:text-properties fo:color="#000000" fo:font-size="10pt"/>
    </style:style>
    <style:style style:name="P30" style:family="paragraph" style:parent-style-name="Text_20_body">
      <style:paragraph-properties fo:margin-left="0in" fo:margin-right="0in" fo:margin-top="0in" fo:margin-bottom="0.1043in" style:contextual-spacing="false" style:line-height-at-least="0.1465in" fo:text-indent="0in" style:auto-text-indent="false"/>
      <style:text-properties fo:color="#000000" fo:font-size="10pt" fo:font-weight="bold"/>
    </style:style>
    <style:style style:name="P31" style:family="paragraph" style:parent-style-name="Text_20_body">
      <style:paragraph-properties fo:margin-left="0in" fo:margin-right="0in" fo:margin-top="0in" fo:margin-bottom="0in" style:contextual-spacing="false" fo:line-height="100%" fo:text-indent="0in" style:auto-text-indent="false" fo:padding="0in" fo:border="none"/>
      <style:text-properties officeooo:paragraph-rsid="00fef2de"/>
    </style:style>
    <style:style style:name="P32" style:family="paragraph" style:parent-style-name="Text_20_body">
      <style:paragraph-properties fo:margin-left="0in" fo:margin-right="0in" fo:margin-top="0in" fo:margin-bottom="0in" style:contextual-spacing="false" fo:line-height="100%" fo:text-indent="0in" style:auto-text-indent="false" fo:padding="0in" fo:border="none"/>
      <style:text-properties officeooo:paragraph-rsid="01411075"/>
    </style:style>
    <style:style style:name="P33" style:family="paragraph" style:parent-style-name="Text_20_body">
      <style:paragraph-properties fo:margin-left="0in" fo:margin-right="0in" fo:margin-top="0in" fo:margin-bottom="0in" style:contextual-spacing="false" fo:line-height="100%" fo:text-indent="0in" style:auto-text-indent="false" fo:padding="0in" fo:border="none"/>
      <style:text-properties officeooo:paragraph-rsid="01429b7c"/>
    </style:style>
    <style:style style:name="P34" style:family="paragraph" style:parent-style-name="Text_20_body">
      <style:paragraph-properties fo:margin-left="0in" fo:margin-right="0in" fo:margin-top="0in" fo:margin-bottom="0in" style:contextual-spacing="false" fo:line-height="100%" fo:text-indent="0in" style:auto-text-indent="false" fo:padding="0in" fo:border="none"/>
      <style:text-properties fo:font-variant="normal" fo:text-transform="none" fo:color="#bf3119" style:text-line-through-style="none" style:font-name="inherit" fo:font-size="12pt" fo:letter-spacing="normal" fo:font-style="normal" style:text-underline-style="none" fo:font-weight="normal" style:text-blinking="false"/>
    </style:style>
    <style:style style:name="P35" style:family="paragraph" style:parent-style-name="Text_20_body">
      <style:paragraph-properties fo:margin-left="0in" fo:margin-right="0in" fo:margin-top="0in" fo:margin-bottom="0in" style:contextual-spacing="false" fo:line-height="100%" fo:text-indent="0in" style:auto-text-indent="false" fo:padding="0in" fo:border="none"/>
      <style:text-properties fo:font-variant="normal" fo:text-transform="none" fo:color="#000000" style:font-name="Times New Roman" fo:font-size="10pt" fo:letter-spacing="normal" fo:font-style="normal" fo:font-weight="normal" officeooo:paragraph-rsid="01429b7c" style:font-size-asian="10pt" style:font-size-complex="10pt"/>
    </style:style>
    <style:style style:name="P36" style:family="paragraph" style:parent-style-name="Text_20_body">
      <style:paragraph-properties fo:margin-left="0in" fo:margin-right="0in" fo:margin-top="0in" fo:margin-bottom="0in" style:contextual-spacing="false" fo:line-height="100%" fo:text-indent="0in" style:auto-text-indent="false" fo:padding="0in" fo:border="none"/>
      <style:text-properties fo:font-variant="normal" fo:text-transform="none" fo:color="#000000" style:font-name="Times New Roman" fo:font-size="10pt" fo:letter-spacing="normal" fo:font-style="normal" fo:font-weight="normal" officeooo:rsid="00fef2de" officeooo:paragraph-rsid="01411075" style:font-size-asian="10pt" style:font-size-complex="10pt"/>
    </style:style>
    <style:style style:name="P37" style:family="paragraph" style:parent-style-name="Text_20_body">
      <style:paragraph-properties fo:margin-left="0in" fo:margin-right="0in" fo:margin-top="0in" fo:margin-bottom="0in" style:contextual-spacing="false" style:line-height-at-least="0.25in" fo:text-indent="0in" style:auto-text-indent="false" fo:padding="0in" fo:border="none"/>
      <style:text-properties officeooo:paragraph-rsid="014733d9"/>
    </style:style>
    <style:style style:name="P38" style:family="paragraph" style:parent-style-name="Heading_20_6">
      <style:paragraph-properties fo:margin-left="0in" fo:margin-right="0in" fo:margin-top="0in" fo:margin-bottom="0in" style:contextual-spacing="false" fo:text-indent="0in" style:auto-text-indent="false" fo:padding="0in" fo:border="none"/>
      <style:text-properties fo:text-transform="uppercase" fo:color="#000000" style:font-name="inherit" fo:font-size="9pt" fo:font-weight="normal"/>
    </style:style>
    <style:style style:name="P39" style:family="paragraph" style:parent-style-name="Text_20_body">
      <style:paragraph-properties fo:margin-left="0in" fo:margin-right="0in" fo:margin-top="0in" fo:margin-bottom="0in" style:contextual-spacing="false" fo:text-indent="0in" style:auto-text-indent="false"/>
    </style:style>
    <style:style style:name="P40" style:family="paragraph" style:parent-style-name="Text_20_body">
      <style:paragraph-properties fo:margin-left="0in" fo:margin-right="0in" fo:margin-top="0in" fo:margin-bottom="0in" style:contextual-spacing="false" fo:text-indent="0in" style:auto-text-indent="false"/>
      <style:text-properties fo:color="#000000"/>
    </style:style>
    <style:style style:name="P41" style:family="paragraph" style:parent-style-name="Text_20_body">
      <style:paragraph-properties fo:margin-left="0in" fo:margin-right="0in" fo:margin-top="0in" fo:margin-bottom="0in" style:contextual-spacing="false" fo:text-indent="0in" style:auto-text-indent="false"/>
      <style:text-properties fo:color="#000000" fo:font-size="10pt"/>
    </style:style>
    <style:style style:name="P42" style:family="paragraph" style:parent-style-name="Text_20_body">
      <style:paragraph-properties fo:margin-left="0in" fo:margin-right="0in" fo:margin-top="0in" fo:margin-bottom="0in" style:contextual-spacing="false" fo:text-indent="0in" style:auto-text-indent="false"/>
      <style:text-properties fo:color="#000000" style:font-name="Verdana1" fo:font-size="10pt"/>
    </style:style>
    <style:style style:name="P43" style:family="paragraph" style:parent-style-name="Heading_20_6">
      <style:paragraph-properties fo:margin-left="0in" fo:margin-right="0in" fo:margin-top="0in" fo:margin-bottom="0.052in" style:contextual-spacing="false" fo:text-indent="0in" style:auto-text-indent="false" fo:padding="0in" fo:border="none"/>
    </style:style>
    <style:style style:name="P44" style:family="paragraph" style:parent-style-name="Text_20_body">
      <style:paragraph-properties fo:margin-left="0in" fo:margin-right="0in" fo:margin-top="0.1043in" fo:margin-bottom="0.1563in" style:contextual-spacing="false" fo:text-align="justify" style:justify-single-word="false" fo:text-indent="0in" style:auto-text-indent="false"/>
      <style:text-properties fo:color="#000000" fo:font-size="13pt"/>
    </style:style>
    <style:style style:name="P45" style:family="paragraph" style:parent-style-name="Text_20_body">
      <style:paragraph-properties fo:margin-left="0in" fo:margin-right="0in" fo:margin-top="0.1043in" fo:margin-bottom="0.1563in" style:contextual-spacing="false" fo:text-align="center" style:justify-single-word="false" fo:text-indent="0in" style:auto-text-indent="false"/>
      <style:text-properties fo:color="#000000" fo:font-size="13pt" fo:font-weight="bold"/>
    </style:style>
    <style:style style:name="P46" style:family="paragraph" style:parent-style-name="Text_20_body">
      <style:paragraph-properties fo:margin-left="0in" fo:margin-right="0in" fo:margin-top="0.1043in" fo:margin-bottom="0.1563in" style:contextual-spacing="false" fo:text-align="justify" style:justify-single-word="false" fo:text-indent="0in" style:auto-text-indent="false"/>
      <style:text-properties fo:color="#000000"/>
    </style:style>
    <style:style style:name="P47" style:family="paragraph" style:parent-style-name="Text_20_body">
      <style:paragraph-properties fo:margin-left="0in" fo:margin-right="0in" fo:margin-top="0.1043in" fo:margin-bottom="0.1563in" style:contextual-spacing="false" fo:text-align="justify" style:justify-single-word="false" fo:text-indent="0in" style:auto-text-indent="false"/>
      <style:text-properties fo:color="#000000" fo:font-size="10pt" style:font-size-asian="10pt" style:font-size-complex="10pt"/>
    </style:style>
    <style:style style:name="P48" style:family="paragraph" style:parent-style-name="Text_20_body">
      <style:paragraph-properties fo:margin-left="0in" fo:margin-right="0in" fo:margin-top="0.1043in" fo:margin-bottom="0.1563in" style:contextual-spacing="false" fo:text-align="justify" style:justify-single-word="false" fo:text-indent="0in" style:auto-text-indent="false"/>
    </style:style>
    <style:style style:name="P49" style:family="paragraph" style:parent-style-name="Text_20_body">
      <style:paragraph-properties fo:margin-left="0in" fo:margin-right="0in" fo:margin-top="0.1043in" fo:margin-bottom="0.1043in" style:contextual-spacing="false" fo:text-indent="0in" style:auto-text-indent="false"/>
      <style:text-properties fo:color="#000000" fo:font-size="10.5pt"/>
    </style:style>
    <style:style style:name="P50" style:family="paragraph" style:parent-style-name="Text_20_body">
      <style:paragraph-properties fo:margin-left="0in" fo:margin-right="0in" fo:margin-top="0in" fo:margin-bottom="0.1563in" style:contextual-spacing="false" fo:line-height="100%" fo:text-indent="0in" style:auto-text-indent="false" fo:padding="0in" fo:border="none"/>
      <style:text-properties fo:font-variant="normal" fo:text-transform="none" fo:color="#000000" style:font-name="Times New Roman" fo:font-size="10pt" fo:letter-spacing="normal" fo:font-style="normal" fo:font-weight="normal" officeooo:paragraph-rsid="00fef2de" style:font-size-asian="10pt" style:font-size-complex="10pt"/>
    </style:style>
    <style:style style:name="P51" style:family="paragraph" style:parent-style-name="Text_20_body">
      <style:paragraph-properties fo:margin-left="0in" fo:margin-right="0in" fo:margin-top="0in" fo:margin-bottom="0.1563in" style:contextual-spacing="false" fo:line-height="100%" fo:text-indent="0in" style:auto-text-indent="false" fo:padding="0in" fo:border="none"/>
      <style:text-properties fo:font-variant="normal" fo:text-transform="none" fo:color="#000000" style:font-name="Times New Roman" fo:font-size="10pt" fo:letter-spacing="normal" fo:font-style="normal" fo:font-weight="normal" officeooo:paragraph-rsid="01411075" style:font-size-asian="10pt" style:font-size-complex="10pt"/>
    </style:style>
    <style:style style:name="P52" style:family="paragraph" style:parent-style-name="Text_20_body">
      <style:paragraph-properties fo:margin-left="0in" fo:margin-right="0in" fo:margin-top="0in" fo:margin-bottom="0.1563in" style:contextual-spacing="false" fo:line-height="100%" fo:text-indent="0in" style:auto-text-indent="false" fo:padding="0in" fo:border="none"/>
      <style:text-properties fo:font-variant="normal" fo:text-transform="none" fo:color="#000000" style:font-name="Times New Roman" fo:font-size="10pt" fo:letter-spacing="normal" fo:font-style="normal" fo:font-weight="normal" officeooo:paragraph-rsid="01429b7c" style:font-size-asian="10pt" style:font-size-complex="10pt"/>
    </style:style>
    <style:style style:name="P53" style:family="paragraph" style:parent-style-name="Text_20_body">
      <style:paragraph-properties fo:margin-left="0in" fo:margin-right="0in" fo:margin-top="0in" fo:margin-bottom="0.1563in" style:contextual-spacing="false" fo:line-height="100%" fo:text-indent="0in" style:auto-text-indent="false" fo:padding="0in" fo:border="none"/>
      <style:text-properties fo:font-variant="normal" fo:text-transform="none" fo:color="#000000" style:font-name="Times New Roman" fo:font-size="10pt" fo:letter-spacing="normal" fo:font-style="normal" fo:font-weight="normal" officeooo:paragraph-rsid="014733d9" style:font-size-asian="10pt" style:font-size-complex="10pt"/>
    </style:style>
    <style:style style:name="P54" style:family="paragraph" style:parent-style-name="Text_20_body">
      <style:paragraph-properties fo:margin-left="0in" fo:margin-right="0in" fo:margin-top="0in" fo:margin-bottom="0.1563in" style:contextual-spacing="false" style:line-height-at-least="0.25in" fo:text-indent="0in" style:auto-text-indent="false" fo:padding="0in" fo:border="none"/>
      <style:text-properties fo:font-variant="normal" fo:text-transform="none" fo:color="#000000" style:font-name="Times New Roman" fo:font-size="10pt" fo:letter-spacing="normal" fo:font-style="normal" fo:font-weight="normal" officeooo:rsid="00fef2de" officeooo:paragraph-rsid="00fef2de" style:font-size-asian="10pt" style:font-size-complex="10pt"/>
    </style:style>
    <style:style style:name="P55" style:family="paragraph" style:parent-style-name="Text_20_body">
      <style:paragraph-properties fo:margin-left="0in" fo:margin-right="0in" fo:margin-top="0in" fo:margin-bottom="0.1563in" style:contextual-spacing="false" fo:line-height="100%" fo:text-indent="0in" style:auto-text-indent="false" fo:padding="0in" fo:border="none"/>
      <style:text-properties fo:font-variant="normal" fo:text-transform="none" fo:color="#000000" style:font-name="Times New Roman" fo:font-size="10pt" fo:letter-spacing="normal" officeooo:paragraph-rsid="00fef2de" style:font-size-asian="10pt" style:font-size-complex="10pt"/>
    </style:style>
    <style:style style:name="P56" style:family="paragraph" style:parent-style-name="Text_20_body">
      <style:paragraph-properties fo:margin-left="0in" fo:margin-right="0in" fo:margin-top="0in" fo:margin-bottom="0.1563in" style:contextual-spacing="false" fo:line-height="100%" fo:text-indent="0in" style:auto-text-indent="false" fo:padding="0in" fo:border="none"/>
      <style:text-properties fo:font-variant="normal" fo:text-transform="none" fo:color="#000000" style:font-name="Times New Roman" fo:font-size="10pt" fo:letter-spacing="normal" officeooo:paragraph-rsid="01411075" style:font-size-asian="10pt" style:font-size-complex="10pt"/>
    </style:style>
    <style:style style:name="P57" style:family="paragraph" style:parent-style-name="Text_20_body">
      <style:paragraph-properties fo:margin-left="0in" fo:margin-right="0in" fo:margin-top="0in" fo:margin-bottom="0.1563in" style:contextual-spacing="false" fo:line-height="100%" fo:text-indent="0in" style:auto-text-indent="false" fo:padding="0in" fo:border="none"/>
      <style:text-properties fo:font-variant="normal" fo:text-transform="none" fo:color="#000000" style:font-name="Times New Roman" fo:font-size="10pt" fo:letter-spacing="normal" officeooo:paragraph-rsid="01429b7c" style:font-size-asian="10pt" style:font-size-complex="10pt"/>
    </style:style>
    <style:style style:name="P58" style:family="paragraph" style:parent-style-name="Text_20_body">
      <style:paragraph-properties fo:margin-left="0in" fo:margin-right="0in" fo:margin-top="0in" fo:margin-bottom="0.1563in" style:contextual-spacing="false" fo:line-height="100%" fo:text-indent="0in" style:auto-text-indent="false" fo:padding="0in" fo:border="none"/>
      <style:text-properties fo:font-variant="normal" fo:text-transform="none" fo:color="#000000" style:font-name="Times New Roman" fo:font-size="10pt" fo:letter-spacing="normal" officeooo:paragraph-rsid="014733d9" style:font-size-asian="10pt" style:font-size-complex="10pt"/>
    </style:style>
    <style:style style:name="P59" style:family="paragraph" style:parent-style-name="Text_20_body">
      <style:paragraph-properties fo:margin-left="0in" fo:margin-right="0in" fo:margin-top="0in" fo:margin-bottom="0.1563in" style:contextual-spacing="false" fo:line-height="100%" fo:text-indent="0in" style:auto-text-indent="false" fo:padding="0in" fo:border="none"/>
      <style:text-properties fo:font-variant="normal" fo:text-transform="none" fo:color="#444444" style:font-name="inherit" fo:font-size="12pt" fo:letter-spacing="normal" fo:font-style="normal" fo:font-weight="normal" officeooo:paragraph-rsid="014432be" style:font-size-asian="10pt" style:font-size-complex="10pt"/>
    </style:style>
    <style:style style:name="P60" style:family="paragraph" style:parent-style-name="Text_20_body">
      <style:paragraph-properties fo:margin-left="0in" fo:margin-right="0in" fo:margin-top="0in" fo:margin-bottom="0.1563in" style:contextual-spacing="false" fo:line-height="100%" fo:text-indent="0in" style:auto-text-indent="false" fo:padding="0in" fo:border="none"/>
      <style:text-properties fo:color="#000000" style:font-name="Times New Roman" fo:font-size="10pt" officeooo:rsid="00f84311" officeooo:paragraph-rsid="014733d9" style:font-size-asian="10pt" style:font-size-complex="10pt"/>
    </style:style>
    <style:style style:name="P61" style:family="paragraph" style:parent-style-name="Text_20_body">
      <style:paragraph-properties fo:margin-left="0in" fo:margin-right="0in" fo:margin-top="0in" fo:margin-bottom="0.1563in" style:contextual-spacing="false" fo:line-height="100%" fo:text-indent="0in" style:auto-text-indent="false" fo:padding="0in" fo:border="none"/>
      <style:text-properties fo:font-size="10pt" officeooo:paragraph-rsid="01462659"/>
    </style:style>
    <style:style style:name="P62" style:family="paragraph" style:parent-style-name="Text_20_body">
      <style:paragraph-properties fo:margin-left="0in" fo:margin-right="0in" fo:line-height="100%" fo:text-align="start" style:justify-single-word="false" fo:text-indent="0in" style:auto-text-indent="false"/>
    </style:style>
    <style:style style:name="P63" style:family="paragraph" style:parent-style-name="Text_20_body">
      <style:paragraph-properties fo:margin-left="0in" fo:margin-right="0in" fo:text-indent="0in" style:auto-text-indent="false"/>
      <style:text-properties officeooo:paragraph-rsid="01519365"/>
    </style:style>
    <style:style style:name="P64" style:family="paragraph" style:parent-style-name="Text_20_body">
      <style:paragraph-properties fo:margin-left="0in" fo:margin-right="0in" fo:text-indent="0in" style:auto-text-indent="false"/>
      <style:text-properties fo:color="#272525" style:font-name="Interstate-Light" fo:font-size="8pt" fo:font-weight="bold" officeooo:paragraph-rsid="01519365"/>
    </style:style>
    <style:style style:name="P65" style:family="paragraph" style:parent-style-name="Table_20_Contents">
      <style:paragraph-properties fo:margin-left="0.7874in" fo:margin-right="0in" fo:margin-top="0in" fo:margin-bottom="0.1965in" style:contextual-spacing="false" style:line-height-at-least="0.198in" fo:text-indent="0in" style:auto-text-indent="false"/>
    </style:style>
    <style:style style:name="P66" style:family="paragraph" style:parent-style-name="Table_20_Contents">
      <style:paragraph-properties fo:margin-left="0.7874in" fo:margin-right="0in" fo:margin-top="0in" fo:margin-bottom="0.1965in" style:contextual-spacing="false" style:line-height-at-least="0.198in" fo:text-indent="0in" style:auto-text-indent="false"/>
      <style:text-properties fo:color="#000000" style:text-position="33% 80%"/>
    </style:style>
    <style:style style:name="P67" style:family="paragraph" style:parent-style-name="Heading_20_4">
      <style:paragraph-properties style:line-height-at-least="0.1665in"/>
      <style:text-properties fo:color="#333333"/>
    </style:style>
    <style:style style:name="P68" style:family="paragraph" style:parent-style-name="Heading_20_4">
      <style:paragraph-properties style:line-height-at-least="0.1665in"/>
      <style:text-properties fo:color="#000000"/>
    </style:style>
    <style:style style:name="P69" style:family="paragraph" style:parent-style-name="Text_20_body">
      <style:text-properties fo:color="#000000"/>
    </style:style>
    <style:style style:name="P70" style:family="paragraph" style:parent-style-name="Text_20_body">
      <style:text-properties fo:color="#000000" fo:font-size="10pt"/>
    </style:style>
    <style:style style:name="P71" style:family="paragraph" style:parent-style-name="Text_20_body">
      <style:paragraph-properties style:line-height-at-least="0.1465in"/>
      <style:text-properties fo:color="#000000" fo:font-size="10pt" fo:font-weight="bold"/>
    </style:style>
    <style:style style:name="P72" style:family="paragraph" style:parent-style-name="Text_20_body">
      <style:text-properties fo:color="#000000" fo:font-size="10pt" fo:font-weight="bold" officeooo:rsid="013b9d23" officeooo:paragraph-rsid="0103940d" style:font-weight-asian="bold" style:font-weight-complex="bold"/>
    </style:style>
    <style:style style:name="P73" style:family="paragraph" style:parent-style-name="Text_20_body">
      <style:text-properties fo:color="#000000" fo:font-size="10pt" fo:font-weight="bold" fo:background-color="#ffffff"/>
    </style:style>
    <style:style style:name="P74" style:family="paragraph" style:parent-style-name="Text_20_body">
      <style:paragraph-properties style:line-height-at-least="0.1465in"/>
      <style:text-properties fo:color="#000000" fo:font-size="10pt"/>
    </style:style>
    <style:style style:name="P75" style:family="paragraph" style:parent-style-name="Text_20_body">
      <style:text-properties fo:color="#000000" fo:font-size="10pt" officeooo:paragraph-rsid="00ed14c4"/>
    </style:style>
    <style:style style:name="P76" style:family="paragraph" style:parent-style-name="Text_20_body">
      <style:text-properties fo:color="#000000" fo:font-size="10pt" officeooo:paragraph-rsid="00ef649b"/>
    </style:style>
    <style:style style:name="P77" style:family="paragraph" style:parent-style-name="Text_20_body">
      <style:text-properties fo:color="#000000" fo:font-size="10pt" officeooo:paragraph-rsid="00ed66ec"/>
    </style:style>
    <style:style style:name="P78" style:family="paragraph" style:parent-style-name="Text_20_body">
      <style:text-properties fo:color="#000000" fo:font-size="10pt" officeooo:paragraph-rsid="01144dc5"/>
    </style:style>
    <style:style style:name="P79" style:family="paragraph" style:parent-style-name="Text_20_body">
      <style:text-properties fo:color="#000000" fo:font-size="10pt" officeooo:rsid="00eb8d64" officeooo:paragraph-rsid="0143311b"/>
    </style:style>
    <style:style style:name="P80" style:family="paragraph" style:parent-style-name="Text_20_body">
      <style:text-properties fo:color="#000000" fo:font-size="10pt" fo:font-weight="normal" fo:background-color="#ffffff" style:font-weight-asian="normal" style:font-weight-complex="normal"/>
    </style:style>
    <style:style style:name="P81" style:family="paragraph" style:parent-style-name="Text_20_body">
      <style:text-properties fo:color="#000000" fo:font-size="10pt" officeooo:paragraph-rsid="0166a6df"/>
    </style:style>
    <style:style style:name="P82" style:family="paragraph" style:parent-style-name="Text_20_body">
      <style:text-properties fo:color="#000000" fo:background-color="#ffffff"/>
    </style:style>
    <style:style style:name="P83" style:family="paragraph" style:parent-style-name="Text_20_body">
      <style:paragraph-properties style:line-height-at-least="0.1465in"/>
      <style:text-properties fo:color="#000000" fo:background-color="#ffffff"/>
    </style:style>
    <style:style style:name="P84" style:family="paragraph" style:parent-style-name="Text_20_body">
      <style:paragraph-properties style:line-height-at-least="0.1465in"/>
      <style:text-properties fo:color="#000000"/>
    </style:style>
    <style:style style:name="P85" style:family="paragraph" style:parent-style-name="Text_20_body">
      <style:paragraph-properties style:line-height-at-least="0.1665in"/>
      <style:text-properties fo:color="#000000"/>
    </style:style>
    <style:style style:name="P86" style:family="paragraph" style:parent-style-name="Text_20_body">
      <style:text-properties fo:color="#000000" style:font-name="Verdana1" fo:font-size="10pt" fo:font-weight="bold"/>
    </style:style>
    <style:style style:name="P87" style:family="paragraph" style:parent-style-name="Text_20_body">
      <style:paragraph-properties style:line-height-at-least="0.1465in"/>
      <style:text-properties fo:color="#000000" style:font-name="Verdana1" fo:font-size="10pt" fo:font-weight="bold"/>
    </style:style>
    <style:style style:name="P88" style:family="paragraph" style:parent-style-name="Text_20_body">
      <style:paragraph-properties style:line-height-at-least="0.198in"/>
      <style:text-properties fo:color="#000000" style:font-name="Verdana1" fo:font-size="10pt"/>
    </style:style>
    <style:style style:name="P89" style:family="paragraph" style:parent-style-name="Text_20_body">
      <style:paragraph-properties style:line-height-at-least="0.1465in"/>
      <style:text-properties fo:color="#000000" style:font-name="Verdana1" fo:font-size="10pt"/>
    </style:style>
    <style:style style:name="P90" style:family="paragraph" style:parent-style-name="Text_20_body">
      <style:text-properties fo:color="#000000" style:text-position="33% 80%"/>
    </style:style>
    <style:style style:name="P91" style:family="paragraph" style:parent-style-name="Text_20_body">
      <style:text-properties fo:color="#000000" style:text-position="33% 80%" style:font-name="Verdana1" fo:font-size="20pt" fo:font-weight="bold"/>
    </style:style>
    <style:style style:name="P92" style:family="paragraph" style:parent-style-name="Text_20_body">
      <style:text-properties fo:color="#000000" style:text-position="33% 80%" style:font-name="Verdana1" fo:font-size="20pt" fo:font-style="italic"/>
    </style:style>
    <style:style style:name="P93" style:family="paragraph" style:parent-style-name="Text_20_body">
      <style:text-properties fo:color="#000000" style:text-position="33% 80%" officeooo:rsid="0160e581" officeooo:paragraph-rsid="0160e581"/>
    </style:style>
    <style:style style:name="P94" style:family="paragraph" style:parent-style-name="Text_20_body">
      <style:text-properties fo:color="#000000" fo:font-size="14pt" fo:font-style="italic"/>
    </style:style>
    <style:style style:name="P95" style:family="paragraph" style:parent-style-name="Text_20_body">
      <style:text-properties fo:color="#000000" fo:font-size="14pt" fo:font-style="italic" fo:font-weight="bold"/>
    </style:style>
    <style:style style:name="P96" style:family="paragraph" style:parent-style-name="Text_20_body">
      <style:paragraph-properties fo:text-align="center" style:justify-single-word="false"/>
      <style:text-properties fo:color="#000000" fo:font-size="14pt" fo:font-weight="bold" officeooo:paragraph-rsid="0160e581"/>
    </style:style>
    <style:style style:name="P97" style:family="paragraph" style:parent-style-name="Text_20_body">
      <style:paragraph-properties fo:text-align="center" style:justify-single-word="false"/>
      <style:text-properties fo:color="#000000"/>
    </style:style>
    <style:style style:name="P98" style:family="paragraph" style:parent-style-name="Text_20_body">
      <style:paragraph-properties fo:text-align="center" style:justify-single-word="false"/>
      <style:text-properties fo:color="#000000" fo:font-weight="bold"/>
    </style:style>
    <style:style style:name="P99" style:family="paragraph" style:parent-style-name="Text_20_body">
      <style:paragraph-properties style:line-height-at-least="0.198in"/>
      <style:text-properties fo:color="#000000"/>
    </style:style>
    <style:style style:name="P100" style:family="paragraph" style:parent-style-name="Text_20_body">
      <style:text-properties fo:color="#000000" style:font-name="serif" fo:font-size="14pt" fo:font-weight="bold"/>
    </style:style>
    <style:style style:name="P101" style:family="paragraph" style:parent-style-name="Text_20_body">
      <style:paragraph-properties style:line-height-at-least="0.1665in"/>
      <style:text-properties fo:color="#000000" fo:font-weight="normal" officeooo:paragraph-rsid="0152875c" fo:background-color="#ffffff" style:font-weight-asian="normal" style:font-weight-complex="normal"/>
    </style:style>
    <style:style style:name="P102" style:family="paragraph" style:parent-style-name="Text_20_body">
      <style:paragraph-properties style:line-height-at-least="0.1465in"/>
      <style:text-properties fo:color="#000000" style:font-name="Times New Roman" fo:font-size="10pt" fo:font-weight="bold"/>
    </style:style>
    <style:style style:name="P103" style:family="paragraph" style:parent-style-name="Text_20_body">
      <style:text-properties fo:font-size="10pt"/>
    </style:style>
    <style:style style:name="P104" style:family="paragraph" style:parent-style-name="Text_20_body">
      <style:text-properties fo:font-size="10pt" fo:font-weight="bold"/>
    </style:style>
    <style:style style:name="P105" style:family="paragraph" style:parent-style-name="Text_20_body">
      <style:paragraph-properties style:line-height-at-least="0.1465in"/>
      <style:text-properties fo:font-size="10pt" fo:font-weight="bold"/>
    </style:style>
    <style:style style:name="P106" style:family="paragraph" style:parent-style-name="Text_20_body">
      <style:paragraph-properties style:line-height-at-least="0.1465in"/>
      <style:text-properties fo:font-size="10pt"/>
    </style:style>
    <style:style style:name="P107" style:family="paragraph" style:parent-style-name="Text_20_body">
      <style:text-properties fo:font-size="10pt" officeooo:paragraph-rsid="0103a9ad"/>
    </style:style>
    <style:style style:name="P108" style:family="paragraph" style:parent-style-name="Text_20_body">
      <style:text-properties fo:font-size="10pt" officeooo:rsid="00f9501b" officeooo:paragraph-rsid="00fb97d1"/>
    </style:style>
    <style:style style:name="P109" style:family="paragraph" style:parent-style-name="Text_20_body">
      <style:text-properties fo:font-size="10pt" style:font-size-asian="10pt" style:font-size-complex="10pt"/>
    </style:style>
    <style:style style:name="P110" style:family="paragraph" style:parent-style-name="Text_20_body">
      <style:text-properties fo:font-size="10pt" officeooo:paragraph-rsid="0126257b"/>
    </style:style>
    <style:style style:name="P111" style:family="paragraph" style:parent-style-name="Text_20_body">
      <style:text-properties fo:font-size="10pt" officeooo:paragraph-rsid="012d59dc"/>
    </style:style>
    <style:style style:name="P112" style:family="paragraph" style:parent-style-name="Text_20_body">
      <style:text-properties fo:font-size="10pt" officeooo:paragraph-rsid="012fcedc"/>
    </style:style>
    <style:style style:name="P113" style:family="paragraph" style:parent-style-name="Text_20_body">
      <style:text-properties fo:font-size="10pt" officeooo:paragraph-rsid="0131c7ee"/>
    </style:style>
    <style:style style:name="P114" style:family="paragraph" style:parent-style-name="Text_20_body">
      <style:text-properties fo:font-size="10pt" officeooo:paragraph-rsid="0138c3f8"/>
    </style:style>
    <style:style style:name="P115" style:family="paragraph" style:parent-style-name="Text_20_body">
      <style:text-properties fo:font-size="10pt" officeooo:paragraph-rsid="0138f323"/>
    </style:style>
    <style:style style:name="P116" style:family="paragraph" style:parent-style-name="Text_20_body">
      <style:text-properties fo:font-size="10pt" officeooo:paragraph-rsid="013a7380"/>
    </style:style>
    <style:style style:name="P117" style:family="paragraph" style:parent-style-name="Text_20_body">
      <style:paragraph-properties fo:line-height="100%"/>
      <style:text-properties fo:font-size="10pt" officeooo:paragraph-rsid="012fcedc"/>
    </style:style>
    <style:style style:name="P118" style:family="paragraph" style:parent-style-name="Text_20_body">
      <style:text-properties fo:font-size="10pt" officeooo:paragraph-rsid="0143311b"/>
    </style:style>
    <style:style style:name="P119" style:family="paragraph" style:parent-style-name="Text_20_body">
      <style:text-properties fo:font-size="10pt" officeooo:paragraph-rsid="014432be"/>
    </style:style>
    <style:style style:name="P120" style:family="paragraph" style:parent-style-name="Text_20_body">
      <style:text-properties fo:font-size="10pt" officeooo:rsid="00ef649b" officeooo:paragraph-rsid="014432be"/>
    </style:style>
    <style:style style:name="P121" style:family="paragraph" style:parent-style-name="Text_20_body">
      <style:text-properties fo:font-variant="normal" fo:text-transform="none" fo:color="#000000" style:font-name="Verdana" fo:font-size="10pt" fo:letter-spacing="normal" fo:font-style="normal" fo:font-weight="bold" officeooo:rsid="001519de" officeooo:paragraph-rsid="0016666c" style:font-size-asian="10pt" style:font-weight-asian="normal" style:font-name-complex="Verdana" style:font-size-complex="10pt" style:font-weight-complex="normal"/>
    </style:style>
    <style:style style:name="P122" style:family="paragraph" style:parent-style-name="Text_20_body">
      <style:paragraph-properties style:line-height-at-least="0.1465in"/>
      <style:text-properties fo:font-variant="normal" fo:text-transform="none" fo:color="#000000" style:font-name="Verdana" fo:font-size="10pt" fo:letter-spacing="normal" fo:font-style="normal" fo:font-weight="bold" officeooo:rsid="000c532e" officeooo:paragraph-rsid="01486b05" style:font-size-asian="10pt" style:font-weight-asian="bold" style:font-name-complex="Verdana" style:font-size-complex="10pt" style:font-weight-complex="bold"/>
    </style:style>
    <style:style style:name="P123" style:family="paragraph" style:parent-style-name="Text_20_body">
      <style:paragraph-properties style:line-height-at-least="0.1465in"/>
      <style:text-properties fo:font-variant="normal" fo:text-transform="none" fo:color="#000000" style:font-name="Verdana" fo:font-size="10pt" fo:letter-spacing="normal" fo:font-style="normal" fo:font-weight="normal" officeooo:rsid="000a3927" officeooo:paragraph-rsid="01486b05" style:font-size-asian="10pt" style:font-weight-asian="bold" style:font-name-complex="Verdana" style:font-size-complex="10pt" style:font-weight-complex="bold"/>
    </style:style>
    <style:style style:name="P124" style:family="paragraph" style:parent-style-name="Text_20_body">
      <style:paragraph-properties style:line-height-at-least="0.1465in"/>
      <style:text-properties fo:font-variant="normal" fo:text-transform="none" fo:color="#000000" style:font-name="Verdana" fo:font-size="10pt" fo:letter-spacing="normal" fo:font-style="normal" fo:font-weight="normal" officeooo:rsid="00217b5f" officeooo:paragraph-rsid="01486b05" style:font-size-asian="10pt" style:font-weight-asian="bold" style:font-name-complex="Verdana" style:font-size-complex="10pt" style:font-weight-complex="bold"/>
    </style:style>
    <style:style style:name="P125" style:family="paragraph" style:parent-style-name="Text_20_body">
      <style:text-properties fo:font-variant="normal" fo:text-transform="none" fo:color="#000000" style:font-name="Times New Roman" fo:font-size="10pt" fo:letter-spacing="normal" fo:font-style="normal" fo:font-weight="normal" officeooo:paragraph-rsid="01429b7c" style:font-size-asian="10pt" style:font-size-complex="10pt"/>
    </style:style>
    <style:style style:name="P126" style:family="paragraph" style:parent-style-name="Text_20_body">
      <style:text-properties fo:font-variant="normal" fo:text-transform="none" fo:color="#000000" style:font-name="Times New Roman" fo:font-size="10pt" fo:letter-spacing="normal" fo:font-style="normal" fo:font-weight="normal" officeooo:paragraph-rsid="01462659" style:font-size-asian="10pt" style:font-size-complex="10pt"/>
    </style:style>
    <style:style style:name="P127" style:family="paragraph" style:parent-style-name="Text_20_body">
      <style:paragraph-properties style:line-height-at-least="0.1465in" fo:text-align="start" style:justify-single-word="false"/>
      <style:text-properties fo:font-variant="normal" fo:text-transform="none" fo:color="#000000" style:text-position="super 58%" style:font-name="Times New Roman" fo:font-size="20pt" fo:letter-spacing="normal" fo:font-style="normal" fo:font-weight="bold" officeooo:rsid="0088c0b9" officeooo:paragraph-rsid="0154abc2" style:font-size-asian="20pt" style:font-weight-asian="bold" style:font-name-complex="Verdana" style:font-size-complex="20pt" style:font-weight-complex="bold"/>
    </style:style>
    <style:style style:name="P128" style:family="paragraph" style:parent-style-name="Text_20_body">
      <style:paragraph-properties style:line-height-at-least="0.2189in"/>
      <style:text-properties fo:color="#333333" style:font-name="Lucida Grande" fo:font-size="11pt"/>
    </style:style>
    <style:style style:name="P129" style:family="paragraph" style:parent-style-name="Text_20_body">
      <style:text-properties fo:color="#373737" fo:font-size="10pt"/>
    </style:style>
    <style:style style:name="P130" style:family="paragraph" style:parent-style-name="Text_20_body">
      <style:text-properties style:font-name="Times New Roman1" fo:font-size="10pt" fo:font-weight="bold"/>
    </style:style>
    <style:style style:name="P131" style:family="paragraph" style:parent-style-name="Text_20_body">
      <style:paragraph-properties style:line-height-at-least="0.1465in"/>
    </style:style>
    <style:style style:name="P132" style:family="paragraph" style:parent-style-name="Text_20_body">
      <style:paragraph-properties style:line-height-at-least="0.1465in"/>
      <style:text-properties officeooo:paragraph-rsid="014e4777"/>
    </style:style>
    <style:style style:name="P133" style:family="paragraph" style:parent-style-name="Text_20_body">
      <style:paragraph-properties style:line-height-at-least="0.1465in"/>
      <style:text-properties officeooo:paragraph-rsid="01519365"/>
    </style:style>
    <style:style style:name="P134" style:family="paragraph" style:parent-style-name="Text_20_body">
      <style:paragraph-properties style:line-height-at-least="0.1465in"/>
      <style:text-properties style:font-name="Verdana1" fo:font-size="10pt" fo:font-weight="bold"/>
    </style:style>
    <style:style style:name="P135" style:family="paragraph" style:parent-style-name="Text_20_body">
      <style:paragraph-properties style:line-height-at-least="0.1465in"/>
      <style:text-properties style:font-name="Verdana1" fo:font-size="10pt"/>
    </style:style>
    <style:style style:name="P136" style:family="paragraph" style:parent-style-name="Text_20_body">
      <style:text-properties fo:color="#272525" style:font-name="EspritMath" fo:font-size="9pt" officeooo:paragraph-rsid="01519365"/>
    </style:style>
    <style:style style:name="P137" style:family="paragraph" style:parent-style-name="Text_20_body">
      <style:text-properties fo:color="#272525" style:font-name="Interstate-Bold" fo:font-size="42pt" fo:font-weight="bold" officeooo:paragraph-rsid="01519365"/>
    </style:style>
    <style:style style:name="P138" style:family="paragraph" style:parent-style-name="Text_20_body">
      <style:text-properties fo:color="#272525" style:font-name="Interstate-Bold" fo:font-size="10pt" fo:font-weight="bold" officeooo:paragraph-rsid="01519365"/>
    </style:style>
    <style:style style:name="P139" style:family="paragraph" style:parent-style-name="Text_20_body">
      <style:text-properties fo:color="#272525" style:font-name="HelveticaNeue-Roman" fo:font-size="6pt" officeooo:paragraph-rsid="01519365"/>
    </style:style>
    <style:style style:name="P140" style:family="paragraph" style:parent-style-name="Text_20_body">
      <style:text-properties fo:color="#272525" style:font-name="EspritMathBookItalic" fo:font-size="9pt" fo:font-style="italic" officeooo:paragraph-rsid="01519365"/>
    </style:style>
    <style:style style:name="P141" style:family="paragraph" style:parent-style-name="Text_20_body">
      <style:paragraph-properties style:line-height-at-least="0.1465in"/>
      <style:text-properties fo:color="#272525"/>
    </style:style>
    <style:style style:name="P142" style:family="paragraph" style:parent-style-name="Text_20_body">
      <style:text-properties fo:font-size="14pt" fo:font-weight="bold"/>
    </style:style>
    <style:style style:name="P143" style:family="paragraph" style:parent-style-name="Text_20_body">
      <style:text-properties fo:color="#999999"/>
    </style:style>
    <style:style style:name="P144" style:family="paragraph" style:parent-style-name="Text_20_body">
      <style:paragraph-properties style:line-height-at-least="0.2189in"/>
    </style:style>
    <style:style style:name="P145" style:family="paragraph" style:parent-style-name="Text_20_body">
      <style:paragraph-properties style:line-height-at-least="0.2189in"/>
      <style:text-properties fo:color="#343434" fo:background-color="#ffffff"/>
    </style:style>
    <style:style style:name="P146" style:family="paragraph" style:parent-style-name="Text_20_body">
      <style:paragraph-properties style:line-height-at-least="0.2189in"/>
      <style:text-properties fo:color="#343434" style:font-name="Arial1" fo:font-size="9pt" fo:background-color="#ffffff"/>
    </style:style>
    <style:style style:name="P147" style:family="paragraph" style:parent-style-name="Text_20_body">
      <style:text-properties officeooo:paragraph-rsid="01071db7"/>
    </style:style>
    <style:style style:name="P148" style:family="paragraph" style:parent-style-name="Text_20_body">
      <style:text-properties officeooo:paragraph-rsid="0109f788"/>
    </style:style>
    <style:style style:name="P149" style:family="paragraph" style:parent-style-name="Text_20_body">
      <style:text-properties officeooo:paragraph-rsid="010c8d60"/>
    </style:style>
    <style:style style:name="P150" style:family="paragraph" style:parent-style-name="Text_20_body">
      <style:text-properties fo:font-weight="bold" officeooo:rsid="0112c800" officeooo:paragraph-rsid="0112c800" style:font-weight-asian="bold" style:font-weight-complex="bold"/>
    </style:style>
    <style:style style:name="P151" style:family="paragraph" style:parent-style-name="Text_20_body">
      <style:text-properties style:font-name="Times New Roman" fo:font-size="10pt" style:font-size-asian="10pt" style:font-size-complex="10pt"/>
    </style:style>
    <style:style style:name="P152" style:family="paragraph" style:parent-style-name="Text_20_body">
      <style:text-properties style:font-name="Times New Roman" fo:font-size="10pt" officeooo:paragraph-rsid="01197411" style:font-size-asian="10pt" style:font-size-complex="10pt"/>
    </style:style>
    <style:style style:name="P153" style:family="paragraph" style:parent-style-name="Text_20_body">
      <style:text-properties style:font-name="Times New Roman" fo:font-size="10.5pt" style:font-size-asian="10.5pt" style:font-size-complex="10.5pt"/>
    </style:style>
    <style:style style:name="P154" style:family="paragraph" style:parent-style-name="Text_20_body">
      <style:text-properties style:font-name="Times New Roman" fo:font-size="10.5pt" fo:font-style="italic" style:font-size-asian="10.5pt" style:font-size-complex="10.5pt"/>
    </style:style>
    <style:style style:name="P155" style:family="paragraph" style:parent-style-name="Text_20_body">
      <style:text-properties style:font-name="Times New Roman" fo:font-size="11pt" style:font-size-asian="11pt" style:font-size-complex="11pt"/>
    </style:style>
    <style:style style:name="P156" style:family="paragraph" style:parent-style-name="Text_20_body">
      <style:text-properties officeooo:paragraph-rsid="01197411"/>
    </style:style>
    <style:style style:name="P157" style:family="paragraph" style:parent-style-name="Text_20_body">
      <style:text-properties officeooo:paragraph-rsid="00e7d7ad"/>
    </style:style>
    <style:style style:name="P158" style:family="paragraph" style:parent-style-name="Text_20_body">
      <style:text-properties officeooo:paragraph-rsid="011db85b"/>
    </style:style>
    <style:style style:name="P159" style:family="paragraph" style:parent-style-name="Text_20_body">
      <style:text-properties officeooo:paragraph-rsid="0124b888"/>
    </style:style>
    <style:style style:name="P160" style:family="paragraph" style:parent-style-name="Text_20_body">
      <style:text-properties officeooo:paragraph-rsid="013a7380"/>
    </style:style>
    <style:style style:name="P161" style:family="paragraph" style:parent-style-name="Text_20_body">
      <style:text-properties officeooo:paragraph-rsid="0103940d"/>
    </style:style>
    <style:style style:name="P162" style:family="paragraph" style:parent-style-name="Text_20_body">
      <style:text-properties fo:font-size="10.5pt" style:font-size-asian="10.5pt" style:font-size-complex="10.5pt"/>
    </style:style>
    <style:style style:name="P163" style:family="paragraph" style:parent-style-name="Text_20_body">
      <style:text-properties fo:font-size="10.5pt" fo:font-style="italic" style:font-size-asian="10.5pt" style:font-style-asian="italic" style:font-size-complex="10.5pt" style:font-style-complex="italic"/>
    </style:style>
    <style:style style:name="P164" style:family="paragraph" style:parent-style-name="Text_20_body">
      <style:text-properties fo:font-size="10.5pt" fo:font-style="italic" style:font-size-asian="10.5pt" style:font-size-complex="10.5pt"/>
    </style:style>
    <style:style style:name="P165" style:family="paragraph" style:parent-style-name="Text_20_body">
      <style:text-properties officeooo:paragraph-rsid="01519365"/>
    </style:style>
    <style:style style:name="P166" style:family="paragraph" style:parent-style-name="Text_20_body">
      <style:text-properties style:text-position="0% 100%" style:font-name="Times New Roman" fo:font-size="10pt" style:font-size-asian="10pt" style:font-size-complex="10pt"/>
    </style:style>
    <style:style style:name="P167" style:family="paragraph" style:parent-style-name="Text_20_body">
      <style:text-properties officeooo:paragraph-rsid="0155cd74"/>
    </style:style>
    <style:style style:name="P168" style:family="paragraph" style:parent-style-name="Text_20_body">
      <style:paragraph-properties fo:margin-top="0in" fo:margin-bottom="0.0835in" style:contextual-spacing="false"/>
      <style:text-properties fo:color="#333333" fo:font-size="10pt" fo:font-style="italic" fo:font-weight="bold"/>
    </style:style>
    <style:style style:name="P169" style:family="paragraph" style:parent-style-name="Text_20_body">
      <style:paragraph-properties fo:margin-top="0in" fo:margin-bottom="0.1043in" style:contextual-spacing="false" style:line-height-at-least="0.1665in"/>
      <style:text-properties fo:color="#000000" fo:font-size="10pt" fo:font-style="italic"/>
    </style:style>
    <style:style style:name="P170" style:family="paragraph" style:parent-style-name="Text_20_body">
      <style:paragraph-properties fo:margin-top="0in" fo:margin-bottom="0.1043in" style:contextual-spacing="false" style:line-height-at-least="0.1665in"/>
      <style:text-properties fo:color="#000000"/>
    </style:style>
    <style:style style:name="P171" style:family="paragraph" style:parent-style-name="Text_20_body">
      <style:paragraph-properties fo:margin-top="0in" fo:margin-bottom="0.1043in" style:contextual-spacing="false" style:line-height-at-least="0.1665in"/>
    </style:style>
    <style:style style:name="P172" style:family="paragraph" style:parent-style-name="Text_20_body">
      <style:paragraph-properties fo:margin-top="0in" fo:margin-bottom="0in" style:contextual-spacing="false"/>
    </style:style>
    <style:style style:name="P173" style:family="paragraph" style:parent-style-name="Text_20_body">
      <style:paragraph-properties fo:margin-top="0in" fo:margin-bottom="0in" style:contextual-spacing="false"/>
      <style:text-properties fo:color="#000000"/>
    </style:style>
    <style:style style:name="P174" style:family="paragraph" style:parent-style-name="Text_20_body">
      <style:paragraph-properties fo:margin-top="0in" fo:margin-bottom="0in" style:contextual-spacing="false"/>
      <style:text-properties fo:color="#000000" fo:font-size="10pt"/>
    </style:style>
    <style:style style:name="P175" style:family="paragraph" style:parent-style-name="Text_20_body">
      <style:paragraph-properties fo:margin-top="0in" fo:margin-bottom="0in" style:contextual-spacing="false"/>
      <style:text-properties fo:color="#000000" fo:font-size="10pt" fo:font-weight="bold"/>
    </style:style>
    <style:style style:name="P176" style:family="paragraph" style:parent-style-name="Text_20_body">
      <style:paragraph-properties fo:margin-top="0in" fo:margin-bottom="0in" style:contextual-spacing="false"/>
      <style:text-properties fo:color="#000000" fo:font-size="10pt" fo:font-weight="normal" style:font-weight-asian="normal" style:font-weight-complex="normal"/>
    </style:style>
    <style:style style:name="P177" style:family="paragraph" style:parent-style-name="Text_20_body">
      <style:paragraph-properties fo:margin-top="0in" fo:margin-bottom="0in" style:contextual-spacing="false"/>
      <style:text-properties fo:color="#000000" fo:font-size="10pt" fo:font-style="italic"/>
    </style:style>
    <style:style style:name="P178" style:family="paragraph" style:parent-style-name="Text_20_body">
      <style:paragraph-properties fo:margin-top="0in" fo:margin-bottom="0in" style:contextual-spacing="false"/>
      <style:text-properties fo:color="#000000" style:font-name="Verdana1" fo:font-size="10pt"/>
    </style:style>
    <style:style style:name="P179" style:family="paragraph" style:parent-style-name="Text_20_body">
      <style:paragraph-properties fo:margin-top="0in" fo:margin-bottom="0in" style:contextual-spacing="false"/>
      <style:text-properties fo:color="#222222" style:font-name="Georgia\, serif" fo:font-size="10.5pt"/>
    </style:style>
    <style:style style:name="P180" style:family="paragraph" style:parent-style-name="Text_20_body">
      <style:paragraph-properties fo:margin-top="0in" fo:margin-bottom="0in" style:contextual-spacing="false"/>
      <style:text-properties fo:color="#666666" style:font-name="inherit" fo:font-size="10.5pt"/>
    </style:style>
    <style:style style:name="P181" style:family="paragraph" style:parent-style-name="Text_20_body">
      <style:paragraph-properties fo:margin-top="0in" fo:margin-bottom="0in" style:contextual-spacing="false" fo:line-height="100%"/>
    </style:style>
    <style:style style:name="P182" style:family="paragraph" style:parent-style-name="Text_20_body">
      <style:paragraph-properties fo:margin-top="0in" fo:margin-bottom="0in" style:contextual-spacing="false" fo:line-height="100%"/>
      <style:text-properties fo:font-variant="normal" fo:text-transform="none" fo:color="#000000" style:font-name="Times New Roman" fo:font-size="10pt" fo:letter-spacing="normal" fo:font-style="normal" fo:font-weight="normal" officeooo:rsid="00eb8d64" officeooo:paragraph-rsid="013b9d23"/>
    </style:style>
    <style:style style:name="P183" style:family="paragraph" style:parent-style-name="Text_20_body">
      <style:paragraph-properties fo:margin-top="0in" fo:margin-bottom="0in" style:contextual-spacing="false"/>
      <style:text-properties fo:font-size="10pt"/>
    </style:style>
    <style:style style:name="P184" style:family="paragraph" style:parent-style-name="Text_20_body">
      <style:paragraph-properties fo:margin-top="0in" fo:margin-bottom="0in" style:contextual-spacing="false" fo:line-height="100%"/>
      <style:text-properties fo:font-size="10pt" officeooo:paragraph-rsid="00f09d19"/>
    </style:style>
    <style:style style:name="P185" style:family="paragraph" style:parent-style-name="Text_20_body">
      <style:paragraph-properties fo:margin-top="0in" fo:margin-bottom="0in" style:contextual-spacing="false"/>
      <style:text-properties fo:font-size="10pt" officeooo:rsid="0152875c" officeooo:paragraph-rsid="0152875c"/>
    </style:style>
    <style:style style:name="P186" style:family="paragraph" style:parent-style-name="Text_20_body">
      <style:paragraph-properties fo:margin-top="0in" fo:margin-bottom="0in" style:contextual-spacing="false"/>
      <style:text-properties fo:font-size="10pt" officeooo:rsid="0152875c" officeooo:paragraph-rsid="01542250"/>
    </style:style>
    <style:style style:name="P187" style:family="paragraph" style:parent-style-name="Text_20_body">
      <style:paragraph-properties fo:margin-top="0in" fo:margin-bottom="0in" style:contextual-spacing="false"/>
      <style:text-properties fo:font-size="10pt" fo:font-weight="bold" officeooo:rsid="01610c95" officeooo:paragraph-rsid="01610c95" style:font-weight-asian="bold" style:font-weight-complex="bold"/>
    </style:style>
    <style:style style:name="P188" style:family="paragraph" style:parent-style-name="Text_20_body">
      <style:paragraph-properties fo:margin-top="0in" fo:margin-bottom="0in" style:contextual-spacing="false"/>
      <style:text-properties fo:font-size="10pt" fo:font-weight="bold" officeooo:rsid="0152875c" officeooo:paragraph-rsid="01542250" style:font-weight-asian="bold" style:font-weight-complex="bold"/>
    </style:style>
    <style:style style:name="P189" style:family="paragraph" style:parent-style-name="Text_20_body">
      <style:paragraph-properties fo:margin-top="0in" fo:margin-bottom="0in" style:contextual-spacing="false"/>
      <style:text-properties fo:font-size="10pt" officeooo:rsid="0162d622" officeooo:paragraph-rsid="0162d622"/>
    </style:style>
    <style:style style:name="P190" style:family="paragraph" style:parent-style-name="Text_20_body">
      <style:paragraph-properties fo:margin-top="0in" fo:margin-bottom="0in" style:contextual-spacing="false"/>
      <style:text-properties style:font-name="Times New Roman"/>
    </style:style>
    <style:style style:name="P191" style:family="paragraph" style:parent-style-name="Text_20_body">
      <style:paragraph-properties fo:margin-top="0in" fo:margin-bottom="0in" style:contextual-spacing="false"/>
      <style:text-properties style:font-name="Times New Roman" fo:font-size="11pt" style:font-size-asian="11pt" style:font-size-complex="11pt"/>
    </style:style>
    <style:style style:name="P192" style:family="paragraph" style:parent-style-name="Text_20_body">
      <style:paragraph-properties fo:margin-top="0in" fo:margin-bottom="0in" style:contextual-spacing="false" fo:line-height="100%"/>
      <style:text-properties style:font-name="Times New Roman" fo:font-size="10pt" fo:font-weight="bold" officeooo:rsid="015b2f99" officeooo:paragraph-rsid="015b2f99" style:font-size-asian="10pt" style:font-weight-asian="bold" style:font-size-complex="10pt" style:font-weight-complex="bold"/>
    </style:style>
    <style:style style:name="P193" style:family="paragraph" style:parent-style-name="Text_20_body">
      <style:paragraph-properties fo:margin-top="0in" fo:margin-bottom="0in" style:contextual-spacing="false"/>
      <style:text-properties fo:font-weight="normal" style:font-weight-asian="normal" style:font-weight-complex="normal"/>
    </style:style>
    <style:style style:name="P194" style:family="paragraph" style:parent-style-name="Text_20_body">
      <style:paragraph-properties fo:margin-top="0in" fo:margin-bottom="0in" style:contextual-spacing="false" fo:line-height="100%"/>
      <style:text-properties fo:color="#333333" style:font-name="Times New Roman" fo:font-size="10pt" fo:font-weight="bold" officeooo:rsid="015b2f99" officeooo:paragraph-rsid="015b2f99" style:font-size-asian="10pt" style:font-weight-asian="bold" style:font-size-complex="10pt" style:font-weight-complex="bold"/>
    </style:style>
    <style:style style:name="P195" style:family="paragraph" style:parent-style-name="Text_20_body">
      <style:paragraph-properties fo:margin-top="0in" fo:margin-bottom="0in" style:contextual-spacing="false" fo:line-height="100%"/>
      <style:text-properties fo:color="#333333" style:font-name="Times New Roman" fo:font-size="10pt" style:text-underline-style="none" fo:font-weight="normal" officeooo:rsid="01610c95" officeooo:paragraph-rsid="0164a1d8" style:font-size-asian="10pt" style:font-weight-asian="normal" style:font-size-complex="10pt" style:font-weight-complex="normal"/>
    </style:style>
    <style:style style:name="P196" style:family="paragraph" style:parent-style-name="Text_20_body">
      <style:paragraph-properties fo:margin-top="0in" fo:margin-bottom="0in" style:contextual-spacing="false" fo:line-height="100%"/>
      <style:text-properties fo:color="#333333" style:font-name="Times New Roman" fo:font-size="10pt" style:text-underline-style="none" fo:font-weight="normal" officeooo:rsid="0164c70e" officeooo:paragraph-rsid="0164c70e" style:font-size-asian="10pt" style:font-weight-asian="normal" style:font-size-complex="10pt" style:font-weight-complex="normal"/>
    </style:style>
    <style:style style:name="P197" style:family="paragraph" style:parent-style-name="Text_20_body">
      <style:paragraph-properties fo:margin-top="0in" fo:margin-bottom="0in" style:contextual-spacing="false" fo:line-height="100%"/>
      <style:text-properties fo:color="#333333" style:font-name="Times New Roman" fo:font-size="10pt" style:text-underline-style="none" fo:font-weight="normal" officeooo:rsid="0164c70e" officeooo:paragraph-rsid="0164ee82" style:font-size-asian="10pt" style:font-weight-asian="normal" style:font-size-complex="10pt" style:font-weight-complex="normal"/>
    </style:style>
    <style:style style:name="P198" style:family="paragraph" style:parent-style-name="Text_20_body">
      <style:paragraph-properties fo:margin-top="0in" fo:margin-bottom="0in" style:contextual-spacing="false" fo:line-height="100%"/>
      <style:text-properties fo:color="#333333" style:font-name="Times New Roman" fo:font-size="10pt" style:text-underline-style="none" fo:font-weight="normal" officeooo:rsid="0164ee82" officeooo:paragraph-rsid="0164ee82" style:font-size-asian="10pt" style:font-weight-asian="normal" style:font-size-complex="10pt" style:font-weight-complex="normal"/>
    </style:style>
    <style:style style:name="P199" style:family="paragraph" style:parent-style-name="Text_20_body">
      <style:paragraph-properties fo:margin-top="0in" fo:margin-bottom="0in" style:contextual-spacing="false" fo:line-height="100%"/>
      <style:text-properties fo:color="#333333" style:font-name="Times New Roman" fo:font-size="10pt" style:text-underline-style="none" fo:font-weight="normal" officeooo:rsid="0166a6df" officeooo:paragraph-rsid="0166a6df" style:font-size-asian="10pt" style:font-weight-asian="normal" style:font-size-complex="10pt" style:font-weight-complex="normal"/>
    </style:style>
    <style:style style:name="P200" style:family="paragraph" style:parent-style-name="Table_20_Contents">
      <style:paragraph-properties fo:margin-top="0in" fo:margin-bottom="0in" style:contextual-spacing="false"/>
    </style:style>
    <style:style style:name="P201" style:family="paragraph" style:parent-style-name="Table_20_Contents">
      <style:paragraph-properties fo:margin-top="0in" fo:margin-bottom="0in" style:contextual-spacing="false"/>
      <style:text-properties fo:font-size="10pt"/>
    </style:style>
    <style:style style:name="P202" style:family="paragraph" style:parent-style-name="Table_20_Contents">
      <style:paragraph-properties fo:margin-top="0in" fo:margin-bottom="0in" style:contextual-spacing="false"/>
      <style:text-properties fo:font-size="10pt" fo:font-weight="bold"/>
    </style:style>
    <style:style style:name="P203" style:family="paragraph" style:parent-style-name="Table_20_Contents">
      <style:paragraph-properties fo:margin-top="0in" fo:margin-bottom="0in" style:contextual-spacing="false"/>
      <style:text-properties fo:font-size="10pt" officeooo:paragraph-rsid="0112c800"/>
    </style:style>
    <style:style style:name="P204" style:family="paragraph" style:parent-style-name="Text_20_body">
      <style:paragraph-properties fo:background-color="#ffffff">
        <style:background-image/>
      </style:paragraph-properties>
      <style:text-properties fo:color="#000000" fo:font-size="10pt"/>
    </style:style>
    <style:style style:name="P205" style:family="paragraph" style:parent-style-name="Text_20_body">
      <style:paragraph-properties fo:margin-left="0.0626in" fo:margin-right="0.1874in" fo:margin-top="0.0626in" fo:margin-bottom="0.0626in" style:contextual-spacing="false" style:line-height-at-least="0.1665in" fo:text-indent="0in" style:auto-text-indent="false"/>
    </style:style>
    <style:style style:name="P206" style:family="paragraph" style:parent-style-name="Text_20_body">
      <style:paragraph-properties fo:break-before="page"/>
    </style:style>
    <style:style style:name="P207" style:family="paragraph" style:parent-style-name="Text_20_body">
      <style:paragraph-properties style:line-height-at-least="0.1465in" fo:break-before="page"/>
      <style:text-properties style:font-name="Verdana1" fo:font-size="10pt" fo:font-weight="bold"/>
    </style:style>
    <style:style style:name="P208" style:family="paragraph" style:parent-style-name="Text_20_body">
      <style:paragraph-properties fo:margin-left="0.9846in" fo:margin-right="0in" style:line-height-at-least="0.1465in" fo:text-indent="0in" style:auto-text-indent="false"/>
      <style:text-properties fo:color="#000000"/>
    </style:style>
    <style:style style:name="P209" style:family="paragraph" style:parent-style-name="Standard">
      <style:paragraph-properties style:line-height-at-least="0.1465in"/>
      <style:text-properties fo:font-variant="normal" fo:text-transform="none" fo:color="#000000" style:font-name="Verdana" fo:font-size="10pt" fo:letter-spacing="normal" fo:font-style="normal" fo:font-weight="normal" officeooo:rsid="0022fe93" officeooo:paragraph-rsid="01486b05" style:font-size-asian="10pt" style:font-weight-asian="bold" style:font-name-complex="Verdana" style:font-size-complex="10pt" style:font-weight-complex="bold"/>
    </style:style>
    <style:style style:name="P210" style:family="paragraph" style:parent-style-name="Standard">
      <style:paragraph-properties style:line-height-at-least="0.1465in"/>
      <style:text-properties fo:font-variant="normal" fo:text-transform="none" fo:color="#000000" style:text-position="0% 100%" style:font-name="Verdana2" fo:font-size="10pt" fo:letter-spacing="normal" fo:font-style="normal" fo:font-weight="bold" officeooo:rsid="0022fe93" officeooo:paragraph-rsid="01486b05" style:font-size-asian="10pt" style:font-weight-asian="bold" style:font-name-complex="Verdana" style:font-size-complex="10pt" style:font-weight-complex="bold"/>
    </style:style>
    <style:style style:name="P211" style:family="paragraph" style:parent-style-name="Standard">
      <style:paragraph-properties style:line-height-at-least="0.1465in" fo:text-align="start" style:justify-single-word="false"/>
      <style:text-properties fo:font-variant="normal" fo:text-transform="none" fo:color="#000000" style:text-position="super 58%" style:font-name="Times New Roman" fo:font-size="20pt" fo:letter-spacing="normal" fo:font-style="normal" fo:font-weight="bold" officeooo:rsid="0088c0b9" officeooo:paragraph-rsid="0154abc2" style:font-size-asian="20pt" style:font-weight-asian="bold" style:font-name-complex="Verdana" style:font-size-complex="20pt" style:font-weight-complex="bold"/>
    </style:style>
    <style:style style:name="P212" style:family="paragraph" style:parent-style-name="Standard">
      <style:paragraph-properties style:line-height-at-least="0.1465in"/>
      <style:text-properties style:text-position="0% 100%" style:font-name="Verdana" fo:font-size="10pt" fo:font-weight="normal" officeooo:rsid="00d5acb4" officeooo:paragraph-rsid="0154abc2" style:font-size-asian="10pt" style:font-weight-asian="normal" style:font-name-complex="Verdana" style:font-size-complex="10pt" style:font-weight-complex="normal"/>
    </style:style>
    <style:style style:name="P213" style:family="paragraph" style:parent-style-name="Standard">
      <style:text-properties officeooo:rsid="000e3e40" officeooo:paragraph-rsid="0154abc2"/>
    </style:style>
    <style:style style:name="P214" style:family="paragraph" style:parent-style-name="Text_20_body">
      <style:paragraph-properties fo:margin-top="0in" fo:margin-bottom="0.139in" style:contextual-spacing="false" fo:line-height="100%"/>
      <style:text-properties fo:font-variant="normal" fo:text-transform="none" fo:color="#000000" style:font-name="Times New Roman" fo:font-size="10pt" fo:letter-spacing="normal" officeooo:paragraph-rsid="00fd811e" style:font-size-asian="10pt" style:font-size-complex="10pt"/>
    </style:style>
    <style:style style:name="P215" style:family="paragraph" style:parent-style-name="Text_20_body">
      <style:paragraph-properties fo:margin-top="0in" fo:margin-bottom="0.139in" style:contextual-spacing="false" fo:line-height="115%"/>
      <style:text-properties fo:text-transform="uppercase" fo:color="#000000" style:font-name="proxima-nova" fo:font-size="12pt" fo:letter-spacing="normal" fo:font-style="normal" fo:font-weight="normal" officeooo:rsid="00f9501b" officeooo:paragraph-rsid="00ffd803"/>
    </style:style>
    <style:style style:name="P216" style:family="paragraph" style:parent-style-name="Text_20_body">
      <style:paragraph-properties fo:margin-top="0in" fo:margin-bottom="0.139in" style:contextual-spacing="false" fo:line-height="115%"/>
      <style:text-properties fo:font-size="10pt" officeooo:rsid="00f84311" officeooo:paragraph-rsid="014733d9"/>
    </style:style>
    <style:style style:name="P217" style:family="paragraph" style:parent-style-name="Text_20_body">
      <style:paragraph-properties fo:margin-top="0in" fo:margin-bottom="0.139in" style:contextual-spacing="false" fo:line-height="115%"/>
      <style:text-properties fo:font-size="10pt" officeooo:rsid="00f9501b" officeooo:paragraph-rsid="014733d9"/>
    </style:style>
    <style:style style:name="P218" style:family="paragraph" style:parent-style-name="Text_20_body">
      <style:paragraph-properties fo:margin-top="0in" fo:margin-bottom="0.139in" style:contextual-spacing="false" fo:line-height="100%"/>
      <style:text-properties fo:font-size="10pt" officeooo:rsid="00f9501b" officeooo:paragraph-rsid="01398e65"/>
    </style:style>
    <style:style style:name="P219" style:family="paragraph" style:parent-style-name="Text_20_body">
      <style:paragraph-properties fo:margin-left="0.0209in" fo:margin-right="0in" fo:text-indent="0in" style:auto-text-indent="false"/>
    </style:style>
    <style:style style:name="P220" style:family="paragraph" style:parent-style-name="Text_20_body">
      <style:paragraph-properties fo:margin-left="0.5in" fo:margin-right="0in" fo:text-indent="-0.1965in" style:auto-text-indent="false"/>
    </style:style>
    <style:style style:name="P221" style:family="paragraph" style:parent-style-name="Text_20_body">
      <style:paragraph-properties fo:margin-left="0.5in" fo:margin-right="0in" fo:margin-top="0in" fo:margin-bottom="0in" style:contextual-spacing="false" fo:text-indent="0in" style:auto-text-indent="false"/>
      <style:text-properties fo:color="#000000" fo:font-size="10pt" fo:font-style="italic"/>
    </style:style>
    <style:style style:name="P222" style:family="paragraph" style:parent-style-name="Text_20_body">
      <style:text-properties fo:font-size="10pt"/>
    </style:style>
    <style:style style:name="P223" style:family="paragraph" style:parent-style-name="Text_20_body">
      <style:text-properties fo:font-size="10pt" officeooo:rsid="0132cbc6" officeooo:paragraph-rsid="013a7380"/>
    </style:style>
    <style:style style:name="P224" style:family="paragraph" style:parent-style-name="Text_20_body">
      <style:paragraph-properties style:line-height-at-least="0.1465in"/>
      <style:text-properties fo:font-size="10pt"/>
    </style:style>
    <style:style style:name="P225" style:family="paragraph" style:parent-style-name="Text_20_body" style:list-style-name="L27">
      <style:paragraph-properties style:line-height-at-least="0.1465in"/>
      <style:text-properties fo:font-size="10pt"/>
    </style:style>
    <style:style style:name="P226" style:family="paragraph" style:parent-style-name="Text_20_body" style:list-style-name="L28">
      <style:text-properties fo:font-size="10pt"/>
    </style:style>
    <style:style style:name="P227" style:family="paragraph" style:parent-style-name="Text_20_body">
      <style:text-properties fo:color="#000000" fo:font-size="12pt" fo:font-weight="bold" officeooo:rsid="00fef2de" officeooo:paragraph-rsid="0152875c" style:font-size-asian="12pt" style:font-weight-asian="bold" style:font-size-complex="12pt" style:font-weight-complex="bold"/>
    </style:style>
    <style:style style:name="P228" style:family="paragraph" style:parent-style-name="Text_20_body">
      <style:paragraph-properties style:line-height-at-least="0.1665in"/>
      <style:text-properties fo:color="#000000" fo:font-size="10pt" fo:font-weight="normal" officeooo:paragraph-rsid="0152875c" fo:background-color="#ffffff" style:font-weight-asian="normal" style:font-weight-complex="normal"/>
    </style:style>
    <style:style style:name="P229" style:family="paragraph" style:parent-style-name="Text_20_body" style:list-style-name="L28">
      <style:text-properties fo:color="#000000" fo:font-size="10pt"/>
    </style:style>
    <style:style style:name="P230" style:family="paragraph" style:parent-style-name="Text_20_body">
      <style:paragraph-properties style:line-height-at-least="0.1465in"/>
      <style:text-properties fo:color="#000000" fo:font-size="10pt"/>
    </style:style>
    <style:style style:name="P231" style:family="paragraph" style:parent-style-name="Text_20_body">
      <style:text-properties fo:color="#000000" fo:font-size="10pt" fo:font-style="italic"/>
    </style:style>
    <style:style style:name="P232" style:family="paragraph" style:parent-style-name="Text_20_body">
      <style:paragraph-properties style:line-height-at-least="0.1465in"/>
      <style:text-properties fo:color="#000000" fo:font-size="10pt" fo:font-style="italic"/>
    </style:style>
    <style:style style:name="P233" style:family="paragraph" style:parent-style-name="Text_20_body" style:list-style-name="L28">
      <style:text-properties fo:color="#000000" fo:background-color="#ffffff"/>
    </style:style>
    <style:style style:name="P234" style:family="paragraph" style:parent-style-name="Text_20_body">
      <style:paragraph-properties fo:text-align="center" style:justify-single-word="false"/>
      <style:text-properties fo:color="#000000" fo:font-size="14pt" fo:font-weight="bold" officeooo:rsid="0160e581" officeooo:paragraph-rsid="0160e581"/>
    </style:style>
    <style:style style:name="P235" style:family="paragraph" style:parent-style-name="Text_20_body">
      <style:text-properties fo:color="#000000" fo:font-weight="bold"/>
    </style:style>
    <style:style style:name="P236" style:family="paragraph" style:parent-style-name="Text_20_body">
      <style:text-properties fo:font-variant="normal" fo:text-transform="none" fo:color="#444444" style:font-name="Times New Roman" fo:font-size="10pt" fo:letter-spacing="normal" fo:font-weight="bold" officeooo:rsid="014733d9" officeooo:paragraph-rsid="0152875c" style:font-size-asian="10pt" style:font-weight-asian="bold" style:font-size-complex="10pt" style:font-weight-complex="bold"/>
    </style:style>
    <style:style style:name="P237" style:family="paragraph" style:parent-style-name="Text_20_body">
      <style:text-properties fo:font-variant="normal" fo:text-transform="none" fo:color="#444444" style:font-name="Times New Roman" fo:font-size="10pt" fo:letter-spacing="normal" officeooo:rsid="014733d9" officeooo:paragraph-rsid="0152875c" style:font-size-asian="10pt" style:font-size-complex="10pt"/>
    </style:style>
    <style:style style:name="P238" style:family="paragraph" style:parent-style-name="Text_20_body" style:list-style-name="L25">
      <style:paragraph-properties style:line-height-at-least="0.1465in"/>
      <style:text-properties fo:font-variant="normal" fo:text-transform="none" fo:color="#000000" style:font-name="Verdana" fo:font-size="10pt" fo:letter-spacing="normal" fo:font-style="normal" fo:font-weight="bold" officeooo:rsid="000c532e" officeooo:paragraph-rsid="01486b05" style:font-size-asian="10pt" style:font-weight-asian="bold" style:font-name-complex="Verdana" style:font-size-complex="10pt" style:font-weight-complex="bold"/>
    </style:style>
    <style:style style:name="P239" style:family="paragraph" style:parent-style-name="Text_20_body">
      <style:text-properties fo:font-weight="bold"/>
    </style:style>
    <style:style style:name="P240" style:family="paragraph" style:parent-style-name="Text_20_body" style:list-style-name="L24">
      <style:paragraph-properties fo:margin-top="0in" fo:margin-bottom="0.1563in" style:contextual-spacing="false" fo:line-height="100%" fo:padding="0in" fo:border="none"/>
      <style:text-properties fo:color="#444444" fo:font-size="10pt" officeooo:paragraph-rsid="014733d9"/>
    </style:style>
    <style:style style:name="P241" style:family="paragraph" style:parent-style-name="Text_20_body" style:list-style-name="L24">
      <style:paragraph-properties fo:margin-top="0in" fo:margin-bottom="0.1563in" style:contextual-spacing="false" fo:line-height="100%" fo:padding="0in" fo:border="none"/>
      <style:text-properties fo:font-variant="normal" fo:text-transform="none" fo:color="#444444" style:font-name="Times New Roman" fo:font-size="10pt" fo:letter-spacing="normal" fo:font-style="normal" fo:font-weight="normal" officeooo:paragraph-rsid="014733d9" style:font-size-asian="10pt" style:font-size-complex="10pt"/>
    </style:style>
    <style:style style:name="P242" style:family="paragraph" style:parent-style-name="Text_20_body" style:list-style-name="L24">
      <style:paragraph-properties fo:margin-top="0in" fo:margin-bottom="0.1563in" style:contextual-spacing="false" fo:line-height="100%" fo:padding="0in" fo:border="none"/>
      <style:text-properties fo:font-variant="normal" fo:text-transform="none" fo:color="#444444" style:font-name="Times New Roman" fo:font-size="10pt" fo:letter-spacing="normal" officeooo:paragraph-rsid="014733d9" style:font-size-asian="10pt" style:font-size-complex="10pt"/>
    </style:style>
    <style:style style:name="P243" style:family="paragraph" style:parent-style-name="Text_20_body" style:list-style-name="L24">
      <style:paragraph-properties fo:margin-top="0in" fo:margin-bottom="0.1563in" style:contextual-spacing="false" fo:line-height="100%" fo:padding="0in" fo:border="none"/>
      <style:text-properties officeooo:paragraph-rsid="014733d9"/>
    </style:style>
    <style:style style:name="P244" style:family="paragraph" style:parent-style-name="Text_20_body" style:list-style-name="L24">
      <style:paragraph-properties fo:margin-top="0in" fo:margin-bottom="0.1563in" style:contextual-spacing="false" fo:line-height="100%" fo:padding="0in" fo:border="none"/>
      <style:text-properties fo:color="#000000" fo:font-size="10pt" officeooo:paragraph-rsid="014733d9"/>
    </style:style>
    <style:style style:name="P245" style:family="paragraph" style:parent-style-name="Text_20_body" style:list-style-name="L24">
      <style:paragraph-properties fo:margin-top="0in" fo:margin-bottom="0.139in" style:contextual-spacing="false" fo:line-height="100%"/>
      <style:text-properties fo:font-variant="normal" fo:text-transform="none" fo:color="#444444" style:font-name="Times New Roman" fo:font-size="10pt" fo:letter-spacing="normal" fo:font-style="normal" fo:font-weight="normal" officeooo:rsid="00f9501b" officeooo:paragraph-rsid="014733d9" style:font-size-asian="10pt" style:font-size-complex="10pt"/>
    </style:style>
    <style:style style:name="P246" style:family="paragraph" style:parent-style-name="Text_20_body" style:list-style-name="L26">
      <style:paragraph-properties fo:margin-top="0.0626in" fo:margin-bottom="0.0626in" style:contextual-spacing="false" style:line-height-at-least="0.1665in"/>
      <style:text-properties fo:color="#000000" fo:font-size="10pt" fo:font-style="italic"/>
    </style:style>
    <style:style style:name="P247" style:family="paragraph" style:parent-style-name="Text_20_body" style:list-style-name="L26">
      <style:paragraph-properties fo:margin-top="0.0626in" fo:margin-bottom="0.0626in" style:contextual-spacing="false" style:line-height-at-least="0.1665in"/>
    </style:style>
    <style:style style:name="P248" style:family="paragraph" style:parent-style-name="Text_20_body">
      <style:paragraph-properties fo:margin-top="0in" fo:margin-bottom="0.1043in" style:contextual-spacing="false" style:line-height-at-least="0.1665in"/>
      <style:text-properties fo:color="#000000" fo:font-size="10pt" fo:font-style="italic"/>
    </style:style>
    <style:style style:name="P249" style:family="paragraph" style:parent-style-name="Text_20_body" style:list-style-name="L27">
      <style:paragraph-properties fo:margin-top="0in" fo:margin-bottom="0in" style:contextual-spacing="false"/>
      <style:text-properties fo:color="#000000" fo:font-size="10pt"/>
    </style:style>
    <style:style style:name="P250" style:family="paragraph" style:parent-style-name="Text_20_body" style:list-style-name="L36">
      <style:paragraph-properties fo:margin-top="0in" fo:margin-bottom="0in" style:contextual-spacing="false"/>
      <style:text-properties fo:color="#000000" style:font-name="Times New Roman" fo:font-size="11pt" style:font-size-asian="11pt" style:font-size-complex="11pt"/>
    </style:style>
    <style:style style:name="P251" style:family="paragraph" style:parent-style-name="Text_20_body" style:list-style-name="L38">
      <style:paragraph-properties fo:margin-top="0in" fo:margin-bottom="0in" style:contextual-spacing="false" fo:line-height="100%"/>
      <style:text-properties fo:color="#000000" style:font-name="Times New Roman" fo:font-size="10pt" officeooo:paragraph-rsid="015c7e1c" style:font-size-asian="10pt" style:font-size-complex="10pt"/>
    </style:style>
    <style:style style:name="P252" style:family="paragraph" style:parent-style-name="Text_20_body" style:list-style-name="L29">
      <style:paragraph-properties fo:margin-top="0in" fo:margin-bottom="0in" style:contextual-spacing="false"/>
      <style:text-properties style:font-name="Times New Roman" fo:font-size="11pt" style:font-size-asian="11pt" style:font-size-complex="11pt"/>
    </style:style>
    <style:style style:name="P253" style:family="paragraph" style:parent-style-name="Text_20_body" style:list-style-name="L29">
      <style:paragraph-properties fo:margin-top="0in" fo:margin-bottom="0in" style:contextual-spacing="false"/>
      <style:text-properties style:font-name="Times New Roman" fo:font-size="11pt" officeooo:paragraph-rsid="014ba408" style:font-size-asian="11pt" style:font-size-complex="11pt"/>
    </style:style>
    <style:style style:name="P254" style:family="paragraph" style:parent-style-name="Text_20_body" style:list-style-name="L30">
      <style:paragraph-properties fo:margin-top="0in" fo:margin-bottom="0in" style:contextual-spacing="false"/>
      <style:text-properties style:font-name="Times New Roman" fo:font-size="11pt" style:font-size-asian="11pt" style:font-size-complex="11pt"/>
    </style:style>
    <style:style style:name="P255" style:family="paragraph" style:parent-style-name="Text_20_body" style:list-style-name="L31">
      <style:paragraph-properties fo:margin-top="0in" fo:margin-bottom="0in" style:contextual-spacing="false"/>
      <style:text-properties style:font-name="Times New Roman" fo:font-size="11pt" style:font-size-asian="11pt" style:font-size-complex="11pt"/>
    </style:style>
    <style:style style:name="P256" style:family="paragraph" style:parent-style-name="Text_20_body" style:list-style-name="L32">
      <style:paragraph-properties fo:margin-top="0in" fo:margin-bottom="0in" style:contextual-spacing="false"/>
      <style:text-properties style:font-name="Times New Roman" fo:font-size="11pt" officeooo:paragraph-rsid="014ba408" style:font-size-asian="11pt" style:font-size-complex="11pt"/>
    </style:style>
    <style:style style:name="P257" style:family="paragraph" style:parent-style-name="Text_20_body" style:list-style-name="L33">
      <style:paragraph-properties fo:margin-top="0in" fo:margin-bottom="0in" style:contextual-spacing="false"/>
      <style:text-properties style:font-name="Times New Roman" fo:font-size="11pt" officeooo:paragraph-rsid="014ba408" style:font-size-asian="11pt" style:font-size-complex="11pt"/>
    </style:style>
    <style:style style:name="P258" style:family="paragraph" style:parent-style-name="Text_20_body" style:list-style-name="L34">
      <style:paragraph-properties fo:margin-top="0in" fo:margin-bottom="0in" style:contextual-spacing="false"/>
      <style:text-properties style:font-name="Times New Roman" fo:font-size="11pt" style:font-size-asian="11pt" style:font-size-complex="11pt"/>
    </style:style>
    <style:style style:name="P259" style:family="paragraph" style:parent-style-name="Text_20_body" style:list-style-name="L35">
      <style:paragraph-properties fo:margin-top="0in" fo:margin-bottom="0in" style:contextual-spacing="false"/>
      <style:text-properties style:font-name="Times New Roman" fo:font-size="11pt" style:font-size-asian="11pt" style:font-size-complex="11pt"/>
    </style:style>
    <style:style style:name="P260" style:family="paragraph" style:parent-style-name="Text_20_body" style:list-style-name="L36">
      <style:paragraph-properties fo:margin-top="0in" fo:margin-bottom="0in" style:contextual-spacing="false"/>
      <style:text-properties style:font-name="Times New Roman" fo:font-size="11pt" style:font-size-asian="11pt" style:font-size-complex="11pt"/>
    </style:style>
    <style:style style:name="P261" style:family="paragraph" style:parent-style-name="Text_20_body" style:list-style-name="L37">
      <style:paragraph-properties fo:margin-top="0in" fo:margin-bottom="0in" style:contextual-spacing="false"/>
      <style:text-properties style:font-name="Times New Roman" fo:font-size="11pt" style:font-size-asian="11pt" style:font-size-complex="11pt"/>
    </style:style>
    <style:style style:name="P262" style:family="paragraph" style:parent-style-name="Text_20_body" style:list-style-name="L38">
      <style:paragraph-properties fo:margin-top="0in" fo:margin-bottom="0in" style:contextual-spacing="false" fo:line-height="100%"/>
      <style:text-properties style:font-name="Times New Roman" fo:font-size="10pt" officeooo:paragraph-rsid="015b2f99" style:font-size-asian="10pt" style:font-size-complex="10pt"/>
    </style:style>
    <style:style style:name="P263" style:family="paragraph" style:parent-style-name="Text_20_body" style:list-style-name="L38">
      <style:paragraph-properties fo:margin-top="0in" fo:margin-bottom="0in" style:contextual-spacing="false" fo:line-height="100%"/>
      <style:text-properties style:font-name="Times New Roman" fo:font-size="10pt" officeooo:paragraph-rsid="015e7733" style:font-size-asian="10pt" style:font-size-complex="10pt"/>
    </style:style>
    <style:style style:name="P264" style:family="paragraph" style:parent-style-name="Text_20_body" style:list-style-name="L38">
      <style:paragraph-properties fo:margin-top="0in" fo:margin-bottom="0in" style:contextual-spacing="false" fo:line-height="100%"/>
      <style:text-properties style:font-name="Times New Roman" fo:font-size="10pt" officeooo:paragraph-rsid="015441d7" style:font-size-asian="10pt" style:font-size-complex="10pt"/>
    </style:style>
    <style:style style:name="P265" style:family="paragraph" style:parent-style-name="Text_20_body" style:list-style-name="L38">
      <style:paragraph-properties fo:margin-top="0in" fo:margin-bottom="0in" style:contextual-spacing="false" fo:line-height="100%"/>
      <style:text-properties style:font-name="Times New Roman" fo:font-size="10pt" officeooo:rsid="0152875c" officeooo:paragraph-rsid="0153159e" style:font-size-asian="10pt" style:font-size-complex="10pt"/>
    </style:style>
    <style:style style:name="P266" style:family="paragraph" style:parent-style-name="Text_20_body" style:list-style-name="L38">
      <style:paragraph-properties fo:margin-top="0in" fo:margin-bottom="0in" style:contextual-spacing="false" fo:line-height="100%"/>
      <style:text-properties style:font-name="Times New Roman" fo:font-size="10pt" officeooo:rsid="0152875c" officeooo:paragraph-rsid="015441d7" style:font-size-asian="10pt" style:font-size-complex="10pt"/>
    </style:style>
    <style:style style:name="P267" style:family="paragraph" style:parent-style-name="Text_20_body" style:list-style-name="L31">
      <style:paragraph-properties fo:margin-top="0in" fo:margin-bottom="0in" style:contextual-spacing="false"/>
    </style:style>
    <style:style style:name="P268" style:family="paragraph" style:parent-style-name="Text_20_body" style:list-style-name="L33">
      <style:paragraph-properties fo:margin-top="0in" fo:margin-bottom="0in" style:contextual-spacing="false"/>
      <style:text-properties fo:color="#3b3835" style:font-name="Times New Roman" fo:font-size="11pt" style:font-size-asian="11pt" style:font-size-complex="11pt"/>
    </style:style>
    <style:style style:name="P269" style:family="paragraph" style:parent-style-name="Text_20_body" style:list-style-name="L33">
      <style:paragraph-properties fo:margin-top="0in" fo:margin-bottom="0in" style:contextual-spacing="false"/>
      <style:text-properties fo:color="#3b3835" style:font-name="Times New Roman" fo:font-size="11pt" officeooo:paragraph-rsid="014ba408" style:font-size-asian="11pt" style:font-size-complex="11pt"/>
    </style:style>
    <style:style style:name="P270" style:family="paragraph" style:parent-style-name="Text_20_body" style:list-style-name="L38">
      <style:paragraph-properties fo:margin-top="0in" fo:margin-bottom="0in" style:contextual-spacing="false" fo:line-height="100%"/>
      <style:text-properties fo:color="#333333" style:font-name="Times New Roman" fo:font-size="10pt" officeooo:rsid="01610c95" officeooo:paragraph-rsid="01610c95" style:font-size-asian="10pt" style:font-size-complex="10pt"/>
    </style:style>
    <style:style style:name="P271" style:family="paragraph" style:parent-style-name="Text_20_body" style:list-style-name="L38">
      <style:paragraph-properties fo:margin-top="0in" fo:margin-bottom="0in" style:contextual-spacing="false" fo:line-height="100%"/>
      <style:text-properties fo:color="#333333" style:font-name="Times New Roman" fo:font-size="10pt" officeooo:rsid="0152875c" officeooo:paragraph-rsid="0152875c" style:font-size-asian="10pt" style:font-size-complex="10pt"/>
    </style:style>
    <style:style style:name="P272" style:family="paragraph" style:parent-style-name="Text_20_body" style:list-style-name="L38">
      <style:paragraph-properties fo:margin-top="0in" fo:margin-bottom="0in" style:contextual-spacing="false" fo:line-height="100%"/>
      <style:text-properties fo:color="#333333" style:font-name="Times New Roman" fo:font-size="10pt" officeooo:rsid="0152875c" officeooo:paragraph-rsid="015b2f99" style:font-size-asian="10pt" style:font-size-complex="10pt"/>
    </style:style>
    <style:style style:name="P273" style:family="paragraph" style:parent-style-name="Text_20_body" style:list-style-name="L38">
      <style:paragraph-properties fo:margin-top="0in" fo:margin-bottom="0in" style:contextual-spacing="false" fo:line-height="100%"/>
      <style:text-properties fo:color="#333333" style:font-name="Times New Roman" fo:font-size="10pt" officeooo:rsid="0152875c" officeooo:paragraph-rsid="015e7733" style:font-size-asian="10pt" style:font-size-complex="10pt"/>
    </style:style>
    <style:style style:name="P274" style:family="paragraph" style:parent-style-name="Text_20_body" style:list-style-name="L38">
      <style:paragraph-properties fo:margin-top="0in" fo:margin-bottom="0in" style:contextual-spacing="false" fo:line-height="100%"/>
      <style:text-properties fo:color="#333333" style:font-name="Times New Roman" fo:font-size="10pt" officeooo:rsid="0152875c" officeooo:paragraph-rsid="015c7e1c" style:font-size-asian="10pt" style:font-size-complex="10pt"/>
    </style:style>
    <style:style style:name="P275" style:family="paragraph" style:parent-style-name="Text_20_body" style:list-style-name="L38">
      <style:paragraph-properties fo:margin-top="0in" fo:margin-bottom="0in" style:contextual-spacing="false" fo:line-height="100%"/>
      <style:text-properties fo:color="#333333" style:font-name="Times New Roman" fo:font-size="10pt" officeooo:rsid="0152875c" officeooo:paragraph-rsid="0153159e" style:font-size-asian="10pt" style:font-size-complex="10pt"/>
    </style:style>
    <style:style style:name="P276" style:family="paragraph" style:parent-style-name="Text_20_body" style:list-style-name="L38">
      <style:paragraph-properties fo:margin-top="0in" fo:margin-bottom="0in" style:contextual-spacing="false" fo:line-height="100%"/>
      <style:text-properties fo:color="#333333" style:font-name="Times New Roman" fo:font-size="10pt" officeooo:rsid="0152875c" officeooo:paragraph-rsid="0154abc2" style:font-size-asian="10pt" style:font-size-complex="10pt"/>
    </style:style>
    <style:style style:name="P277" style:family="paragraph" style:parent-style-name="Text_20_body" style:list-style-name="L38">
      <style:paragraph-properties fo:margin-top="0in" fo:margin-bottom="0in" style:contextual-spacing="false" fo:line-height="100%"/>
      <style:text-properties fo:color="#333333" style:font-name="Times New Roman" fo:font-size="10pt" style:text-underline-style="none" fo:font-weight="normal" officeooo:rsid="01610c95" officeooo:paragraph-rsid="01610c95" style:font-size-asian="10pt" style:font-weight-asian="normal" style:font-size-complex="10pt" style:font-weight-complex="normal"/>
    </style:style>
    <style:style style:name="P278" style:family="paragraph" style:parent-style-name="Text_20_body" style:list-style-name="L39">
      <style:paragraph-properties fo:margin-top="0in" fo:margin-bottom="0in" style:contextual-spacing="false" fo:line-height="100%"/>
      <style:text-properties fo:color="#333333" style:font-name="Times New Roman" fo:font-size="10pt" style:text-underline-style="none" fo:font-weight="normal" officeooo:rsid="01610c95" officeooo:paragraph-rsid="01610c95" style:font-size-asian="10pt" style:font-weight-asian="normal" style:font-size-complex="10pt" style:font-weight-complex="normal"/>
    </style:style>
    <style:style style:name="P279" style:family="paragraph" style:parent-style-name="Text_20_body" style:list-style-name="L41">
      <style:paragraph-properties fo:margin-top="0in" fo:margin-bottom="0in" style:contextual-spacing="false" fo:line-height="100%"/>
      <style:text-properties fo:color="#333333" style:font-name="Times New Roman" fo:font-size="10pt" style:text-underline-style="none" fo:font-weight="normal" officeooo:rsid="01610c95" officeooo:paragraph-rsid="0162d622" style:font-size-asian="10pt" style:font-weight-asian="normal" style:font-size-complex="10pt" style:font-weight-complex="normal"/>
    </style:style>
    <style:style style:name="P280" style:family="paragraph" style:parent-style-name="Text_20_body" style:list-style-name="L39">
      <style:paragraph-properties fo:margin-top="0in" fo:margin-bottom="0in" style:contextual-spacing="false" fo:line-height="100%"/>
      <style:text-properties fo:color="#333333" style:font-name="Times New Roman" fo:font-size="10pt" style:text-underline-style="none" fo:font-weight="normal" officeooo:rsid="0162d622" officeooo:paragraph-rsid="0162d622" style:font-size-asian="10pt" style:font-weight-asian="normal" style:font-size-complex="10pt" style:font-weight-complex="normal"/>
    </style:style>
    <style:style style:name="P281" style:family="paragraph" style:parent-style-name="Text_20_body">
      <style:paragraph-properties fo:margin-top="0in" fo:margin-bottom="0in" style:contextual-spacing="false" fo:line-height="100%"/>
      <style:text-properties fo:color="#333333" style:font-name="Times New Roman" fo:font-size="10pt" style:text-underline-style="none" fo:font-weight="normal" officeooo:rsid="0162d622" officeooo:paragraph-rsid="0162d622" style:font-size-asian="10pt" style:font-weight-asian="normal" style:font-size-complex="10pt" style:font-weight-complex="normal"/>
    </style:style>
    <style:style style:name="P282" style:family="paragraph" style:parent-style-name="Text_20_body" style:list-style-name="L40">
      <style:paragraph-properties fo:margin-top="0in" fo:margin-bottom="0in" style:contextual-spacing="false" fo:line-height="100%"/>
      <style:text-properties fo:color="#333333" style:font-name="Times New Roman" fo:font-size="10pt" style:text-underline-style="none" fo:font-weight="normal" officeooo:rsid="0162d622" officeooo:paragraph-rsid="0162d622" style:font-size-asian="10pt" style:font-weight-asian="normal" style:font-size-complex="10pt" style:font-weight-complex="normal"/>
    </style:style>
    <style:style style:name="P283" style:family="paragraph" style:parent-style-name="Text_20_body" style:list-style-name="L41">
      <style:paragraph-properties fo:margin-top="0in" fo:margin-bottom="0in" style:contextual-spacing="false" fo:line-height="100%"/>
      <style:text-properties fo:color="#333333" style:font-name="Times New Roman" fo:font-size="10pt" style:text-underline-style="none" fo:font-weight="normal" officeooo:rsid="0162d622" officeooo:paragraph-rsid="0162d622" style:font-size-asian="10pt" style:font-weight-asian="normal" style:font-size-complex="10pt" style:font-weight-complex="normal"/>
    </style:style>
    <style:style style:name="P284" style:family="paragraph" style:parent-style-name="Text_20_body" style:list-style-name="L41">
      <style:paragraph-properties fo:margin-top="0in" fo:margin-bottom="0in" style:contextual-spacing="false" fo:line-height="100%"/>
      <style:text-properties fo:color="#333333" style:font-name="Times New Roman" fo:font-size="10pt" style:text-underline-style="none" fo:font-weight="normal" officeooo:rsid="0162d622" officeooo:paragraph-rsid="0164a1d8" style:font-size-asian="10pt" style:font-weight-asian="normal" style:font-size-complex="10pt" style:font-weight-complex="normal"/>
    </style:style>
    <style:style style:name="P285" style:family="paragraph" style:parent-style-name="Text_20_body" style:list-style-name="L42">
      <style:paragraph-properties fo:margin-top="0in" fo:margin-bottom="0in" style:contextual-spacing="false" fo:line-height="100%"/>
      <style:text-properties fo:color="#333333" style:font-name="Times New Roman" fo:font-size="10pt" style:text-underline-style="none" fo:font-weight="normal" officeooo:rsid="0164c70e" officeooo:paragraph-rsid="0164c70e" style:font-size-asian="10pt" style:font-weight-asian="normal" style:font-size-complex="10pt" style:font-weight-complex="normal"/>
    </style:style>
    <style:style style:name="P286" style:family="paragraph" style:parent-style-name="Text_20_body" style:list-style-name="L42">
      <style:paragraph-properties fo:margin-top="0in" fo:margin-bottom="0in" style:contextual-spacing="false" fo:line-height="100%"/>
      <style:text-properties fo:color="#333333" style:font-name="Times New Roman" fo:font-size="10pt" style:text-underline-style="none" fo:font-weight="normal" officeooo:rsid="0164c70e" officeooo:paragraph-rsid="0166a6df" style:font-size-asian="10pt" style:font-weight-asian="normal" style:font-size-complex="10pt" style:font-weight-complex="normal"/>
    </style:style>
    <style:style style:name="P287" style:family="paragraph" style:parent-style-name="Text_20_body" style:list-style-name="L42">
      <style:paragraph-properties fo:margin-top="0in" fo:margin-bottom="0in" style:contextual-spacing="false" fo:line-height="100%"/>
      <style:text-properties fo:color="#333333" style:font-name="Times New Roman" fo:font-size="10pt" style:text-underline-style="none" fo:font-weight="normal" officeooo:rsid="0164c70e" officeooo:paragraph-rsid="0164ee82" style:font-size-asian="10pt" style:font-weight-asian="normal" style:font-size-complex="10pt" style:font-weight-complex="normal"/>
    </style:style>
    <style:style style:name="P288" style:family="paragraph" style:parent-style-name="Text_20_body" style:list-style-name="L42">
      <style:paragraph-properties fo:margin-top="0in" fo:margin-bottom="0in" style:contextual-spacing="false" fo:line-height="100%"/>
      <style:text-properties fo:color="#333333" style:font-name="Times New Roman" fo:font-size="10pt" style:text-underline-style="none" fo:font-weight="normal" officeooo:rsid="0166a6df" officeooo:paragraph-rsid="0166a6df" style:font-size-asian="10pt" style:font-weight-asian="normal" style:font-size-complex="10pt" style:font-weight-complex="normal"/>
    </style:style>
    <style:style style:name="P289" style:family="paragraph" style:parent-style-name="Text_20_body" style:list-style-name="L43">
      <style:paragraph-properties fo:margin-top="0in" fo:margin-bottom="0in" style:contextual-spacing="false" fo:line-height="100%"/>
      <style:text-properties fo:color="#333333" style:font-name="Times New Roman" fo:font-size="10pt" style:text-underline-style="none" fo:font-weight="normal" officeooo:rsid="0166a6df" officeooo:paragraph-rsid="0166a6df" style:font-size-asian="10pt" style:font-weight-asian="normal" style:font-size-complex="10pt" style:font-weight-complex="normal"/>
    </style:style>
    <style:style style:name="P290" style:family="paragraph" style:parent-style-name="Text_20_body" style:list-style-name="L43">
      <style:paragraph-properties fo:margin-top="0in" fo:margin-bottom="0in" style:contextual-spacing="false" fo:line-height="100%"/>
      <style:text-properties fo:color="#333333" style:font-name="Times New Roman" fo:font-size="10pt" style:text-underline-style="none" fo:font-weight="normal" officeooo:rsid="0164ee82" officeooo:paragraph-rsid="0164ee82" style:font-size-asian="10pt" style:font-weight-asian="normal" style:font-size-complex="10pt" style:font-weight-complex="normal"/>
    </style:style>
    <style:style style:name="P291" style:family="paragraph" style:parent-style-name="Text_20_body">
      <style:paragraph-properties fo:margin-top="0in" fo:margin-bottom="0in" style:contextual-spacing="false" fo:line-height="100%"/>
      <style:text-properties fo:color="#333333" style:font-name="Times New Roman" fo:font-size="10pt" style:text-underline-style="none" fo:font-weight="bold" officeooo:rsid="0162d622" officeooo:paragraph-rsid="0164a1d8" style:font-size-asian="10pt" style:font-weight-asian="bold" style:font-size-complex="10pt" style:font-weight-complex="bold"/>
    </style:style>
    <style:style style:name="P292" style:family="paragraph" style:parent-style-name="Text_20_body" style:list-style-name="L40">
      <style:paragraph-properties fo:margin-top="0in" fo:margin-bottom="0in" style:contextual-spacing="false" fo:line-height="100%"/>
      <style:text-properties fo:color="#333333" style:font-name="Times New Roman" fo:font-size="10pt" style:text-underline-style="none" fo:font-weight="bold" officeooo:rsid="0162d622" officeooo:paragraph-rsid="0164a1d8" style:font-size-asian="10pt" style:font-weight-asian="bold" style:font-size-complex="10pt" style:font-weight-complex="bold"/>
    </style:style>
    <style:style style:name="P293" style:family="paragraph" style:parent-style-name="Text_20_body">
      <style:paragraph-properties fo:margin-top="0in" fo:margin-bottom="0in" style:contextual-spacing="false" fo:line-height="100%"/>
      <style:text-properties fo:color="#333333" style:font-name="Times New Roman" fo:font-size="10pt" style:text-underline-style="none" fo:font-weight="bold" officeooo:rsid="0164c70e" officeooo:paragraph-rsid="0164c70e" style:font-size-asian="10pt" style:font-weight-asian="bold" style:font-size-complex="10pt" style:font-weight-complex="bold"/>
    </style:style>
    <style:style style:name="P294" style:family="paragraph" style:parent-style-name="Text_20_body" style:list-style-name="L39">
      <style:paragraph-properties fo:margin-top="0in" fo:margin-bottom="0in" style:contextual-spacing="false" fo:line-height="100%"/>
      <style:text-properties fo:color="#333333" style:font-name="Times New Roman" fo:font-size="10pt" fo:font-weight="bold" officeooo:rsid="0162d622" officeooo:paragraph-rsid="0162d622" style:font-size-asian="10pt" style:font-weight-asian="bold" style:font-size-complex="10pt" style:font-weight-complex="bold"/>
    </style:style>
    <style:style style:name="P295" style:family="paragraph" style:parent-style-name="Text_20_body">
      <style:paragraph-properties fo:margin-top="0in" fo:margin-bottom="0in" style:contextual-spacing="false"/>
      <style:text-properties fo:color="#333333" fo:font-size="10pt" officeooo:rsid="01542250" officeooo:paragraph-rsid="015b2f99"/>
    </style:style>
    <style:style style:name="P296" style:family="paragraph" style:parent-style-name="Text_20_body">
      <style:paragraph-properties fo:margin-top="0in" fo:margin-bottom="0in" style:contextual-spacing="false"/>
      <style:text-properties fo:color="#333333" fo:font-size="10pt" fo:font-weight="bold" officeooo:rsid="015b2f99" officeooo:paragraph-rsid="015b2f99" style:font-weight-asian="bold" style:font-weight-complex="bold"/>
    </style:style>
    <style:style style:name="P297" style:family="paragraph" style:parent-style-name="Text_20_body">
      <style:paragraph-properties fo:margin-top="0in" fo:margin-bottom="0in" style:contextual-spacing="false"/>
      <style:text-properties fo:color="#333333" fo:font-size="10pt" fo:font-weight="bold" officeooo:rsid="015b2f99" officeooo:paragraph-rsid="01542250" style:font-weight-asian="bold" style:font-weight-complex="bold"/>
    </style:style>
    <style:style style:name="P298" style:family="paragraph" style:parent-style-name="Text_20_body" style:list-style-name="L38">
      <style:paragraph-properties fo:margin-top="0in" fo:margin-bottom="0in" style:contextual-spacing="false" fo:line-height="100%"/>
      <style:text-properties fo:color="#363636" style:font-name="Times New Roman" fo:font-size="10pt" officeooo:rsid="0152875c" officeooo:paragraph-rsid="015c7e1c" style:font-size-asian="10pt" style:font-size-complex="10pt"/>
    </style:style>
    <style:style style:name="P299" style:family="paragraph" style:parent-style-name="Text_20_body" style:list-style-name="L38">
      <style:paragraph-properties fo:margin-top="0in" fo:margin-bottom="0in" style:contextual-spacing="false" fo:line-height="100%"/>
      <style:text-properties fo:color="#363636" style:font-name="Times New Roman" fo:font-size="10pt" officeooo:rsid="0152875c" officeooo:paragraph-rsid="015e7733" style:font-size-asian="10pt" style:font-size-complex="10pt"/>
    </style:style>
    <style:style style:name="P300" style:family="paragraph" style:parent-style-name="Text_20_body" style:list-style-name="L38">
      <style:paragraph-properties fo:margin-top="0in" fo:margin-bottom="0in" style:contextual-spacing="false" fo:line-height="100%"/>
      <style:text-properties fo:color="#272525" style:font-name="Times New Roman" fo:font-size="10pt" officeooo:rsid="01542250" officeooo:paragraph-rsid="015e7733" style:font-size-asian="10pt" style:font-size-complex="10pt"/>
    </style:style>
    <style:style style:name="P301" style:family="paragraph" style:parent-style-name="Text_20_body" style:list-style-name="L38">
      <style:paragraph-properties fo:margin-top="0in" fo:margin-bottom="0in" style:contextual-spacing="false" fo:line-height="100%"/>
      <style:text-properties fo:color="#272525" style:font-name="Times New Roman" fo:font-size="10pt" officeooo:rsid="01542250" officeooo:paragraph-rsid="015441d7" style:font-size-asian="10pt" style:font-size-complex="10pt"/>
    </style:style>
    <style:style style:name="P302" style:family="paragraph" style:parent-style-name="Text_20_body" style:list-style-name="L38">
      <style:paragraph-properties fo:margin-top="0in" fo:margin-bottom="0in" style:contextual-spacing="false" fo:line-height="100%"/>
      <style:text-properties fo:color="#272525" style:font-name="Times New Roman" fo:font-size="10pt" officeooo:rsid="0152875c" officeooo:paragraph-rsid="015e7733" style:font-size-asian="10pt" style:font-size-complex="10pt"/>
    </style:style>
    <style:style style:name="P303" style:family="paragraph" style:parent-style-name="Text_20_body" style:list-style-name="L38">
      <style:paragraph-properties fo:margin-top="0in" fo:margin-bottom="0in" style:contextual-spacing="false" fo:line-height="100%"/>
      <style:text-properties fo:color="#272525" style:font-name="Times New Roman" fo:font-size="10pt" officeooo:paragraph-rsid="015c7e1c" style:font-size-asian="10pt" style:font-size-complex="10pt"/>
    </style:style>
    <style:style style:name="P304" style:family="paragraph" style:parent-style-name="Text_20_body" style:list-style-name="L38">
      <style:paragraph-properties fo:margin-top="0in" fo:margin-bottom="0in" style:contextual-spacing="false" fo:line-height="100%"/>
      <style:text-properties fo:color="#272525" style:font-name="Times New Roman" fo:font-size="10pt" officeooo:paragraph-rsid="015441d7" style:font-size-asian="10pt" style:font-size-complex="10pt"/>
    </style:style>
    <style:style style:name="P305" style:family="paragraph" style:parent-style-name="Text_20_body">
      <style:paragraph-properties fo:break-before="page"/>
      <style:text-properties fo:font-weight="bold"/>
    </style:style>
    <style:style style:name="P306" style:family="paragraph" style:parent-style-name="Text_20_body" style:list-style-name="L44">
      <style:paragraph-properties fo:margin-left="0in" fo:margin-right="0in" fo:text-indent="0in" style:auto-text-indent="false"/>
      <style:text-properties officeooo:paragraph-rsid="00ffd803"/>
    </style:style>
    <style:style style:name="P307" style:family="paragraph" style:parent-style-name="Text_20_body">
      <style:paragraph-properties fo:margin-left="0.0209in" fo:margin-right="0in" fo:margin-top="0in" fo:margin-bottom="0.139in" style:contextual-spacing="false" style:line-height-at-least="0.1465in" fo:text-indent="0in" style:auto-text-indent="false"/>
      <style:text-properties fo:font-variant="normal" fo:text-transform="none" fo:color="#272525" style:font-name="Interstate-Light" fo:font-size="8pt" fo:letter-spacing="normal" fo:font-style="normal" fo:font-weight="normal" officeooo:rsid="00f84311" officeooo:paragraph-rsid="01519365" style:font-size-asian="10pt" style:font-size-complex="10pt"/>
    </style:style>
    <style:style style:name="P308" style:family="paragraph" style:parent-style-name="Heading_20_1">
      <style:paragraph-properties fo:margin-left="0in" fo:margin-right="0in" fo:margin-top="0in" fo:margin-bottom="0.1043in" style:contextual-spacing="false" style:line-height-at-least="0.1874in" fo:text-align="start" style:justify-single-word="false" fo:text-indent="0in" style:auto-text-indent="false" fo:padding="0in" fo:border="none"/>
      <style:text-properties fo:font-variant="normal" fo:text-transform="none" fo:color="#444444" style:font-name="Helvetica Neue" fo:font-size="10.5pt" fo:letter-spacing="normal" fo:font-style="normal" fo:font-weight="normal" officeooo:paragraph-rsid="00ffd803"/>
    </style:style>
    <style:style style:name="P309" style:family="paragraph" style:parent-style-name="Heading_20_1">
      <style:paragraph-properties fo:margin-left="0in" fo:margin-right="0in" fo:margin-top="0in" fo:margin-bottom="0.1043in" style:contextual-spacing="false" style:line-height-at-least="0.1874in" fo:text-align="start" style:justify-single-word="false" fo:text-indent="0in" style:auto-text-indent="false" fo:padding="0in" fo:border="none"/>
      <style:text-properties fo:font-variant="normal" fo:text-transform="none" fo:color="#333333" style:font-name="Arial1" fo:font-size="10.5pt" fo:letter-spacing="normal" fo:font-style="normal" fo:font-weight="bold" officeooo:rsid="001519de" officeooo:paragraph-rsid="00ffd803" style:font-size-asian="10pt" style:font-weight-asian="normal" style:font-name-complex="Verdana" style:font-size-complex="10pt" style:font-weight-complex="normal"/>
    </style:style>
    <style:style style:name="P310" style:family="paragraph" style:parent-style-name="Heading_20_1">
      <style:paragraph-properties fo:margin-left="0in" fo:margin-right="0in" fo:text-indent="0.5in" style:auto-text-indent="false"/>
      <style:text-properties officeooo:paragraph-rsid="016b53c9"/>
    </style:style>
    <style:style style:name="P311" style:family="paragraph" style:parent-style-name="Standard">
      <style:paragraph-properties fo:margin-left="0.0209in" fo:margin-right="0in" fo:margin-top="0in" fo:margin-bottom="0.139in" style:contextual-spacing="false" style:line-height-at-least="0.1465in" fo:text-indent="0in" style:auto-text-indent="false"/>
      <style:text-properties fo:font-variant="normal" fo:text-transform="none" fo:color="#272525" style:font-name="Interstate-Light" fo:font-size="8pt" fo:letter-spacing="normal" fo:font-style="normal" fo:font-weight="normal" officeooo:rsid="0012e7ad" officeooo:paragraph-rsid="016b53c9" style:font-size-asian="10pt" style:font-size-complex="10pt"/>
    </style:style>
    <style:style style:name="P312" style:family="paragraph" style:parent-style-name="Standard">
      <style:paragraph-properties fo:margin-left="0.0209in" fo:margin-right="0in" fo:margin-top="0in" fo:margin-bottom="0.139in" style:contextual-spacing="false" fo:line-height="115%" fo:text-indent="0in" style:auto-text-indent="false"/>
      <style:text-properties fo:font-variant="normal" fo:text-transform="none" fo:color="#272525" style:font-name="Interstate-Light" fo:font-size="8pt" fo:letter-spacing="normal" fo:font-style="normal" fo:font-weight="normal" officeooo:rsid="0012e7ad" officeooo:paragraph-rsid="016b53c9" style:font-size-asian="10pt" style:font-size-complex="10pt"/>
    </style:style>
    <style:style style:name="P313" style:family="paragraph" style:parent-style-name="Standard">
      <style:paragraph-properties fo:margin-left="0.0209in" fo:margin-right="0in" fo:margin-top="0in" fo:margin-bottom="0.139in" style:contextual-spacing="false" fo:line-height="200%" fo:orphans="0" fo:widows="0" fo:text-indent="0in" style:auto-text-indent="false"/>
      <style:text-properties fo:font-variant="normal" fo:text-transform="none" fo:color="#272525" style:font-name="Interstate-Light" fo:font-size="8pt" fo:letter-spacing="normal" fo:font-style="normal" fo:font-weight="normal" officeooo:rsid="0012e7ad" officeooo:paragraph-rsid="016b53c9" style:font-size-asian="10pt" style:font-size-complex="10pt"/>
    </style:style>
    <style:style style:name="P314" style:family="paragraph" style:parent-style-name="Standard">
      <style:text-properties officeooo:rsid="0012e7ad" officeooo:paragraph-rsid="016b53c9"/>
    </style:style>
    <style:style style:name="P315" style:family="paragraph" style:parent-style-name="Standard">
      <style:text-properties officeooo:paragraph-rsid="016b53c9"/>
    </style:style>
    <style:style style:name="P316" style:family="paragraph" style:parent-style-name="Standard">
      <style:paragraph-properties fo:line-height="200%" fo:orphans="0" fo:widows="0">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officeooo:paragraph-rsid="016b53c9"/>
    </style:style>
    <style:style style:name="P317" style:family="paragraph" style:parent-style-name="Standard">
      <style:paragraph-properties fo:line-height="200%" fo:orphans="0" fo:widows="0">
        <style:tab-stops>
          <style:tab-stop style:position="0.5in"/>
        </style:tab-stops>
      </style:paragraph-properties>
      <style:text-properties officeooo:paragraph-rsid="016b53c9"/>
    </style:style>
    <style:style style:name="P318" style:family="paragraph" style:parent-style-name="Standard">
      <style:paragraph-properties fo:line-height="200%" fo:orphans="0" fo:widows="0"/>
      <style:text-properties officeooo:paragraph-rsid="016b53c9"/>
    </style:style>
    <style:style style:name="P319" style:family="paragraph" style:parent-style-name="Standard">
      <style:paragraph-properties fo:line-height="200%" fo:text-align="center" style:justify-single-word="false" fo:orphans="0" fo:widows="0"/>
      <style:text-properties officeooo:paragraph-rsid="016b53c9"/>
    </style:style>
    <style:style style:name="P320" style:family="paragraph" style:parent-style-name="Standard">
      <style:paragraph-properties fo:line-height="200%"/>
      <style:text-properties officeooo:paragraph-rsid="016b53c9"/>
    </style:style>
    <style:style style:name="P321" style:family="paragraph" style:parent-style-name="Standard">
      <style:paragraph-properties fo:line-height="200%" fo:orphans="0" fo:widows="0">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officeooo:paragraph-rsid="016b53c9" style:font-size-asian="12pt"/>
    </style:style>
    <style:style style:name="P322" style:family="paragraph" style:parent-style-name="Standard">
      <style:paragraph-properties fo:line-height="200%" fo:orphans="0" fo:widows="0">
        <style:tab-stops>
          <style:tab-stop style:position="0.5in"/>
        </style:tab-stops>
      </style:paragraph-properties>
      <style:text-properties fo:font-size="12pt" officeooo:paragraph-rsid="016b53c9" style:font-size-asian="12pt"/>
    </style:style>
    <style:style style:name="P323" style:family="paragraph" style:parent-style-name="Standard">
      <style:paragraph-properties fo:line-height="200%" fo:orphans="0" fo:widows="0"/>
      <style:text-properties fo:font-size="12pt" officeooo:paragraph-rsid="016b53c9" style:font-size-asian="12pt"/>
    </style:style>
    <style:style style:name="P324" style:family="paragraph" style:parent-style-name="Standard">
      <style:paragraph-properties fo:line-height="200%" fo:orphans="0" fo:widows="0"/>
      <style:text-properties fo:font-size="12pt" style:text-underline-style="solid" style:text-underline-width="auto" style:text-underline-color="font-color" officeooo:paragraph-rsid="016b53c9" style:font-size-asian="12pt"/>
    </style:style>
    <style:style style:name="P325" style:family="paragraph" style:parent-style-name="Standard">
      <style:paragraph-properties fo:margin-top="0in" fo:margin-bottom="0.139in" style:contextual-spacing="false" fo:line-height="115%" fo:orphans="0" fo:widows="0"/>
      <style:text-properties style:font-name="Calibri1" fo:font-size="11pt" fo:language="en" fo:country="none" officeooo:paragraph-rsid="016b53c9" style:letter-kerning="true" style:font-size-asian="11pt"/>
    </style:style>
    <style:style style:name="P326" style:family="paragraph" style:parent-style-name="Standard">
      <style:paragraph-properties fo:margin-top="0in" fo:margin-bottom="0.139in" style:contextual-spacing="false" fo:line-height="115%" fo:orphans="0" fo:widows="0"/>
      <style:text-properties style:font-name="Calibri1" fo:font-size="11pt" fo:language="en" fo:country="none" fo:font-weight="bold" officeooo:paragraph-rsid="016b53c9" style:letter-kerning="true" style:font-size-asian="11pt" style:font-weight-asian="bold"/>
    </style:style>
    <style:style style:name="P327" style:family="paragraph" style:parent-style-name="Standard">
      <style:paragraph-properties fo:margin-top="0in" fo:margin-bottom="0.139in" style:contextual-spacing="false" fo:line-height="115%" fo:orphans="0" fo:widows="0"/>
      <style:text-properties style:font-name="Calibri1" fo:font-size="11pt" fo:language="en" fo:country="none" fo:font-weight="normal" officeooo:paragraph-rsid="016b53c9" style:letter-kerning="true" style:font-size-asian="11pt" style:font-weight-asian="normal"/>
    </style:style>
    <style:style style:name="P328" style:family="paragraph" style:parent-style-name="Standard">
      <style:paragraph-properties fo:margin-top="0in" fo:margin-bottom="0.139in" style:contextual-spacing="false" fo:line-height="115%" fo:orphans="0" fo:widows="0"/>
      <style:text-properties style:font-name="Calibri1" fo:font-size="11pt" fo:language="en" fo:country="none" fo:font-weight="normal" officeooo:paragraph-rsid="016b53c9" style:letter-kerning="false" style:font-size-asian="11pt" style:font-weight-asian="normal"/>
    </style:style>
    <style:style style:name="P329" style:family="paragraph" style:parent-style-name="Standard">
      <style:paragraph-properties fo:margin-top="0in" fo:margin-bottom="0.139in" style:contextual-spacing="false" fo:line-height="115%"/>
      <style:text-properties style:font-name="Calibri1" fo:font-size="11pt" fo:language="en" fo:country="none" fo:font-weight="normal" officeooo:paragraph-rsid="016b53c9" style:letter-kerning="false" style:font-size-asian="11pt" style:font-weight-asian="normal"/>
    </style:style>
    <style:style style:name="P330" style:family="paragraph" style:parent-style-name="Standard">
      <style:paragraph-properties fo:margin-top="0in" fo:margin-bottom="0.139in" style:contextual-spacing="false" fo:line-height="115%" fo:orphans="0" fo:widows="0"/>
      <style:text-properties style:font-name="Calibri1" fo:font-size="11pt" fo:language="en" fo:country="US" fo:font-weight="normal" officeooo:paragraph-rsid="016b53c9" style:letter-kerning="true" style:font-size-asian="11pt" style:font-weight-asian="normal"/>
    </style:style>
    <style:style style:name="P331" style:family="paragraph" style:parent-style-name="Standard">
      <style:paragraph-properties fo:margin-top="0in" fo:margin-bottom="0.139in" style:contextual-spacing="false" fo:line-height="115%" fo:orphans="0" fo:widows="0"/>
      <style:text-properties officeooo:paragraph-rsid="016b53c9"/>
    </style:style>
    <style:style style:name="P332" style:family="paragraph" style:parent-style-name="Standard">
      <style:paragraph-properties fo:margin-top="0in" fo:margin-bottom="0.139in" style:contextual-spacing="false" fo:line-height="115%"/>
      <style:text-properties officeooo:paragraph-rsid="016b53c9"/>
    </style:style>
    <style:style style:name="P333" style:family="paragraph" style:parent-style-name="Standard">
      <style:paragraph-properties fo:margin-top="0in" fo:margin-bottom="0.139in" style:contextual-spacing="false" fo:line-height="115%" fo:orphans="0" fo:widows="0"/>
      <style:text-properties style:font-name="Times New Roman2" fo:font-size="12pt" fo:language="en" fo:country="US" fo:font-weight="normal" officeooo:paragraph-rsid="016b53c9" style:letter-kerning="true" style:font-size-asian="12pt" style:font-weight-asian="normal"/>
    </style:style>
    <style:style style:name="P334" style:family="paragraph" style:parent-style-name="Standard">
      <style:paragraph-properties fo:margin-top="0in" fo:margin-bottom="0.139in" style:contextual-spacing="false" fo:line-height="115%" fo:orphans="0" fo:widows="0"/>
      <style:text-properties style:font-name="Times New Roman2" fo:font-size="11pt" fo:language="en" fo:country="none" fo:font-weight="normal" officeooo:paragraph-rsid="016b53c9" style:letter-kerning="true" style:font-size-asian="11pt" style:font-weight-asian="normal"/>
    </style:style>
    <style:style style:name="P335" style:family="paragraph" style:parent-style-name="Standard">
      <style:paragraph-properties fo:margin-top="0in" fo:margin-bottom="0.139in" style:contextual-spacing="false" fo:line-height="115%" fo:orphans="0" fo:widows="0"/>
      <style:text-properties style:font-name="Times New Roman2" fo:font-size="11pt" fo:language="en" fo:country="none" fo:font-weight="normal" officeooo:paragraph-rsid="016b53c9" style:letter-kerning="false" style:font-size-asian="11pt" style:font-weight-asian="normal"/>
    </style:style>
    <style:style style:name="P336" style:family="paragraph" style:parent-style-name="Standard">
      <style:paragraph-properties fo:margin-top="0in" fo:margin-bottom="0.139in" style:contextual-spacing="false" fo:line-height="115%" fo:orphans="0" fo:widows="0"/>
      <style:text-properties style:font-name="Calibri1" fo:font-size="11pt" fo:language="en" fo:country="none" officeooo:paragraph-rsid="016b53c9" style:letter-kerning="true" style:font-size-asian="11pt"/>
    </style:style>
    <style:style style:name="P337" style:family="paragraph" style:parent-style-name="Standard">
      <style:paragraph-properties fo:margin-top="0in" fo:margin-bottom="0.139in" style:contextual-spacing="false" fo:line-height="115%" fo:orphans="0" fo:widows="0"/>
      <style:text-properties style:font-name="Calibri1" fo:font-size="11pt" fo:language="en" fo:country="none" fo:font-weight="bold" officeooo:paragraph-rsid="016b53c9" style:letter-kerning="true" style:font-size-asian="11pt" style:font-weight-asian="bold"/>
    </style:style>
    <style:style style:name="P338" style:family="paragraph" style:parent-style-name="Standard">
      <style:paragraph-properties fo:margin-top="0in" fo:margin-bottom="0.139in" style:contextual-spacing="false" fo:line-height="115%" fo:orphans="0" fo:widows="0"/>
      <style:text-properties style:font-name="Calibri1" fo:font-size="11pt" fo:language="en" fo:country="none" fo:font-weight="normal" officeooo:paragraph-rsid="016b53c9" style:letter-kerning="true" style:font-size-asian="11pt" style:font-weight-asian="normal"/>
    </style:style>
    <style:style style:name="P339" style:family="paragraph" style:parent-style-name="Standard">
      <style:paragraph-properties fo:margin-top="0in" fo:margin-bottom="0.139in" style:contextual-spacing="false" fo:line-height="115%" fo:orphans="0" fo:widows="0"/>
      <style:text-properties style:font-name="Calibri1" fo:font-size="11pt" fo:language="en" fo:country="US" fo:font-weight="normal" officeooo:paragraph-rsid="016b53c9" style:letter-kerning="true" style:font-size-asian="11pt" style:font-weight-asian="normal"/>
    </style:style>
    <style:style style:name="P340" style:family="paragraph" style:parent-style-name="Standard">
      <style:paragraph-properties fo:margin-top="0in" fo:margin-bottom="0.139in" style:contextual-spacing="false" fo:line-height="115%" fo:orphans="0" fo:widows="0"/>
      <style:text-properties style:font-name="Times New Roman2" fo:font-size="12pt" fo:language="en" fo:country="US" fo:font-weight="normal" officeooo:paragraph-rsid="016b53c9" style:letter-kerning="true" style:font-size-asian="12pt" style:font-weight-asian="normal"/>
    </style:style>
    <style:style style:name="P341" style:family="paragraph" style:parent-style-name="Standard" style:master-page-name="Standard">
      <style:paragraph-properties fo:margin-top="0in" fo:margin-bottom="0.139in" style:contextual-spacing="false" fo:line-height="115%" fo:orphans="0" fo:widows="0" style:page-number="auto"/>
      <style:text-properties officeooo:paragraph-rsid="016b53c9"/>
    </style:style>
    <style:style style:name="P342" style:family="paragraph" style:parent-style-name="Standard">
      <style:paragraph-properties fo:margin-left="0in" fo:margin-right="0in" fo:line-height="200%" fo:orphans="0" fo:widows="0" fo:text-indent="0.5in" style:auto-text-indent="false"/>
      <style:text-properties officeooo:paragraph-rsid="016b53c9"/>
    </style:style>
    <style:style style:name="P343" style:family="paragraph" style:parent-style-name="Standard">
      <style:paragraph-properties fo:margin-left="0in" fo:margin-right="0in" fo:line-height="200%" fo:orphans="0" fo:widows="0" fo:text-indent="0.5in" style:auto-text-indent="false">
        <style:tab-stops>
          <style:tab-stop style:position="0.5in"/>
        </style:tab-stops>
      </style:paragraph-properties>
      <style:text-properties fo:font-size="12pt" officeooo:paragraph-rsid="016b53c9" style:font-size-asian="12pt"/>
    </style:style>
    <style:style style:name="P344" style:family="paragraph" style:parent-style-name="Standard">
      <style:paragraph-properties fo:line-height="200%" fo:text-align="center" style:justify-single-word="false" fo:orphans="0" fo:widows="0" fo:break-before="page"/>
      <style:text-properties fo:font-size="12pt" officeooo:paragraph-rsid="016b53c9" style:font-size-asian="12pt"/>
    </style:style>
    <style:style style:name="P345" style:family="paragraph" style:parent-style-name="Standard" style:master-page-name="Standard">
      <style:paragraph-properties fo:line-height="200%" fo:orphans="0" fo:widows="0" style:page-number="auto"/>
      <style:text-properties officeooo:paragraph-rsid="016b53c9"/>
    </style:style>
    <style:style style:name="P346" style:family="paragraph" style:parent-style-name="Table_20_Contents">
      <style:text-properties officeooo:rsid="000f725a" officeooo:paragraph-rsid="016b53c9"/>
    </style:style>
    <style:style style:name="P347" style:family="paragraph" style:parent-style-name="Table_20_Contents">
      <style:text-properties officeooo:paragraph-rsid="016b53c9"/>
    </style:style>
    <style:style style:name="P348" style:family="paragraph" style:parent-style-name="Table_20_Contents" style:list-style-name="L23">
      <style:paragraph-properties fo:margin-top="0in" fo:margin-bottom="0in" style:contextual-spacing="false" fo:line-height="100%"/>
      <style:text-properties fo:font-size="10pt" fo:font-weight="bold"/>
    </style:style>
    <style:style style:name="P349" style:family="paragraph" style:parent-style-name="Table_20_Contents" style:list-style-name="L23">
      <style:paragraph-properties fo:margin-top="0in" fo:margin-bottom="0in" style:contextual-spacing="false" fo:line-height="100%"/>
      <style:text-properties fo:font-size="10pt"/>
    </style:style>
    <style:style style:name="P350" style:family="paragraph" style:parent-style-name="Table_20_Contents" style:list-style-name="L23">
      <style:paragraph-properties fo:margin-top="0in" fo:margin-bottom="0in" style:contextual-spacing="false" fo:line-height="100%"/>
      <style:text-properties fo:font-size="10pt" officeooo:paragraph-rsid="01127ac9"/>
    </style:style>
    <style:style style:name="P351" style:family="paragraph" style:parent-style-name="Table_20_Contents" style:list-style-name="L23">
      <style:paragraph-properties fo:margin-top="0in" fo:margin-bottom="0in" style:contextual-spacing="false" fo:line-height="100%"/>
    </style:style>
    <style:style style:name="P352" style:family="paragraph" style:parent-style-name="Table_20_Contents">
      <style:paragraph-properties fo:margin-left="0in" fo:margin-right="0in" fo:margin-top="0in" fo:margin-bottom="0.1965in" style:contextual-spacing="false" fo:text-indent="0in" style:auto-text-indent="false"/>
      <style:text-properties fo:color="#000000" fo:font-size="9pt"/>
    </style:style>
    <style:style style:name="P353" style:family="paragraph" style:parent-style-name="Table_20_Contents">
      <style:paragraph-properties fo:margin-left="0in" fo:margin-right="0in" fo:margin-top="0in" fo:margin-bottom="0.1965in" style:contextual-spacing="false" style:line-height-at-least="0.1465in" fo:text-indent="0in" style:auto-text-indent="false"/>
      <style:text-properties fo:color="#000000" fo:font-size="9pt"/>
    </style:style>
    <style:style style:name="P354" style:family="paragraph" style:parent-style-name="Table_20_Contents">
      <style:paragraph-properties fo:margin-left="0in" fo:margin-right="0in" fo:margin-top="0in" fo:margin-bottom="0.1965in" style:contextual-spacing="false" style:line-height-at-least="0.1465in" fo:text-indent="0in" style:auto-text-indent="false"/>
      <style:text-properties fo:color="#000000" fo:font-size="9pt" fo:font-style="italic"/>
    </style:style>
    <style:style style:name="P355" style:family="paragraph" style:parent-style-name="Table_20_Contents">
      <style:paragraph-properties fo:margin-left="0in" fo:margin-right="0in" fo:margin-top="0in" fo:margin-bottom="0.1965in" style:contextual-spacing="false" fo:text-indent="0in" style:auto-text-indent="false"/>
      <style:text-properties fo:color="#000000" fo:font-size="10pt"/>
    </style:style>
    <style:style style:name="P356" style:family="paragraph" style:parent-style-name="Table_20_Contents">
      <style:paragraph-properties fo:margin-left="0in" fo:margin-right="0in" fo:margin-top="0in" fo:margin-bottom="0.1965in" style:contextual-spacing="false" style:line-height-at-least="0.1465in" fo:text-indent="0in" style:auto-text-indent="false"/>
      <style:text-properties fo:color="#000000" fo:font-size="10pt" fo:font-style="italic" fo:font-weight="bold"/>
    </style:style>
    <style:style style:name="P357" style:family="paragraph" style:parent-style-name="Table_20_Contents">
      <style:paragraph-properties fo:margin-left="0in" fo:margin-right="0in" fo:margin-top="0in" fo:margin-bottom="0.1965in" style:contextual-spacing="false" fo:text-indent="0in" style:auto-text-indent="false"/>
      <style:text-properties fo:font-size="9pt"/>
    </style:style>
    <style:style style:name="P358" style:family="paragraph" style:parent-style-name="Table_20_Contents">
      <style:paragraph-properties fo:margin-left="0in" fo:margin-right="0in" fo:margin-top="0in" fo:margin-bottom="0.1965in" style:contextual-spacing="false" style:line-height-at-least="0.1465in" fo:text-indent="0in" style:auto-text-indent="false"/>
      <style:text-properties fo:font-size="9pt"/>
    </style:style>
    <style:style style:name="P359" style:family="paragraph">
      <style:paragraph-properties fo:text-align="center"/>
    </style:style>
    <style:style style:name="T1" style:family="text">
      <style:text-properties style:text-position="super 58%" officeooo:rsid="00f09d19"/>
    </style:style>
    <style:style style:name="T2" style:family="text">
      <style:text-properties style:text-position="super 58%" officeooo:rsid="0022fe93"/>
    </style:style>
    <style:style style:name="T3" style:family="text">
      <style:text-properties style:text-position="super 58%" fo:font-size="12pt" style:font-size-asian="12pt"/>
    </style:style>
    <style:style style:name="T4" style:family="text">
      <style:text-properties style:text-position="super 58%" fo:font-size="12pt" style:text-underline-style="solid" style:text-underline-width="auto" style:text-underline-color="font-color" style:font-size-asian="12pt"/>
    </style:style>
    <style:style style:name="T5" style:family="text">
      <style:text-properties fo:font-variant="normal" fo:text-transform="none"/>
    </style:style>
    <style:style style:name="T6" style:family="text">
      <style:text-properties fo:font-variant="normal" fo:text-transform="none" fo:color="#000000"/>
    </style:style>
    <style:style style:name="T7" style:family="text">
      <style:text-properties fo:font-variant="normal" fo:text-transform="none" fo:color="#000000" style:text-line-through-style="none" style:font-name="Times New Roman" fo:font-size="10pt" fo:letter-spacing="normal" fo:font-style="normal" style:text-underline-style="none" fo:font-weight="normal" style:text-blinking="false" style:font-size-asian="10pt" style:font-size-complex="10pt"/>
    </style:style>
    <style:style style:name="T8" style:family="text">
      <style:text-properties fo:font-variant="normal" fo:text-transform="none" fo:color="#000000" fo:font-size="10pt"/>
    </style:style>
    <style:style style:name="T9" style:family="text">
      <style:text-properties fo:font-variant="normal" fo:text-transform="none" fo:color="#000000" fo:font-size="10pt" fo:font-style="italic" fo:font-weight="bold"/>
    </style:style>
    <style:style style:name="T10" style:family="text">
      <style:text-properties fo:font-variant="normal" fo:text-transform="none" fo:color="#000000" fo:font-size="10pt" fo:font-weight="bold"/>
    </style:style>
    <style:style style:name="T11" style:family="text">
      <style:text-properties fo:font-variant="normal" fo:text-transform="none" fo:color="#000000" fo:font-size="10pt" fo:font-style="normal"/>
    </style:style>
    <style:style style:name="T12" style:family="text">
      <style:text-properties fo:font-variant="normal" fo:text-transform="none" fo:color="#000000" fo:font-size="9pt"/>
    </style:style>
    <style:style style:name="T13" style:family="text">
      <style:text-properties fo:font-variant="normal" fo:text-transform="none" fo:color="#000000" fo:font-size="9pt" fo:font-style="italic" fo:font-weight="bold"/>
    </style:style>
    <style:style style:name="T14" style:family="text">
      <style:text-properties fo:font-variant="normal" fo:text-transform="none" fo:color="#000000" fo:font-size="9pt" fo:font-style="normal"/>
    </style:style>
    <style:style style:name="T15" style:family="text">
      <style:text-properties fo:font-variant="normal" fo:text-transform="none" fo:color="#000000" fo:font-size="9pt" fo:font-weight="bold"/>
    </style:style>
    <style:style style:name="T16" style:family="text">
      <style:text-properties fo:font-variant="normal" fo:text-transform="none" fo:color="#000000" fo:font-style="italic" fo:font-weight="bold"/>
    </style:style>
    <style:style style:name="T17" style:family="text">
      <style:text-properties fo:font-variant="normal" fo:text-transform="none" fo:color="#000000" style:font-name="Times New Roman" fo:font-size="10pt" fo:letter-spacing="normal" fo:font-style="normal" fo:font-weight="normal" style:font-size-asian="10pt" style:font-size-complex="10pt"/>
    </style:style>
    <style:style style:name="T18" style:family="text">
      <style:text-properties fo:font-variant="normal" fo:text-transform="none" fo:color="#000000" style:font-name="Times New Roman" fo:font-size="10pt" fo:letter-spacing="normal" fo:font-style="normal" fo:font-weight="normal" officeooo:rsid="00fef2de" style:font-size-asian="10pt" style:font-size-complex="10pt"/>
    </style:style>
    <style:style style:name="T19" style:family="text">
      <style:text-properties fo:font-variant="normal" fo:text-transform="none" fo:color="#000000" style:font-name="Times New Roman" fo:font-size="10pt" fo:letter-spacing="normal" fo:font-style="normal" fo:font-weight="normal" officeooo:rsid="01429b7c" style:font-size-asian="10pt" style:font-size-complex="10pt"/>
    </style:style>
    <style:style style:name="T20" style:family="text">
      <style:text-properties fo:font-variant="normal" fo:text-transform="none" fo:color="#000000" style:font-name="Times New Roman" fo:font-size="10pt" fo:letter-spacing="normal" fo:font-style="normal" fo:font-weight="normal" officeooo:rsid="0113e76c" style:font-size-asian="10pt" style:font-size-complex="10pt"/>
    </style:style>
    <style:style style:name="T21" style:family="text">
      <style:text-properties fo:font-variant="normal" fo:text-transform="none" fo:color="#000000" style:font-name="Times New Roman" fo:font-size="10pt" fo:letter-spacing="normal" fo:font-style="normal" fo:font-weight="normal" officeooo:rsid="01144dc5" style:font-size-asian="10pt" style:font-size-complex="10pt"/>
    </style:style>
    <style:style style:name="T22" style:family="text">
      <style:text-properties fo:font-variant="normal" fo:text-transform="none" fo:color="#000000" style:font-name="Times New Roman" fo:font-size="10pt" fo:letter-spacing="normal" fo:font-style="normal" fo:font-weight="normal" officeooo:rsid="010732c1"/>
    </style:style>
    <style:style style:name="T23" style:family="text">
      <style:text-properties fo:font-variant="normal" fo:text-transform="none" fo:color="#000000" style:font-name="Times New Roman" fo:font-size="10pt" fo:letter-spacing="normal" fo:language="en" fo:country="none" fo:font-style="normal" fo:font-weight="normal" style:font-size-asian="10pt" style:font-size-complex="10pt"/>
    </style:style>
    <style:style style:name="T24" style:family="text">
      <style:text-properties fo:font-variant="normal" fo:text-transform="none" fo:color="#000000" style:font-name="Times New Roman" fo:font-size="10pt" fo:letter-spacing="normal" fo:language="en" fo:country="none" fo:font-style="normal" fo:font-weight="normal" officeooo:rsid="01144dc5" style:font-size-asian="10pt" style:font-size-complex="10pt"/>
    </style:style>
    <style:style style:name="T25" style:family="text">
      <style:text-properties fo:font-variant="normal" fo:text-transform="none" fo:color="#000000" style:font-name="Times New Roman" fo:font-size="10pt" fo:letter-spacing="normal" fo:language="en" fo:country="none" fo:font-style="normal" fo:font-weight="normal" officeooo:rsid="011562a5" style:font-size-asian="10pt" style:font-size-complex="10pt"/>
    </style:style>
    <style:style style:name="T26" style:family="text">
      <style:text-properties fo:font-variant="normal" fo:text-transform="none" fo:color="#000000" style:font-name="Times New Roman" fo:font-size="10pt" fo:letter-spacing="normal" fo:language="en" fo:country="none" fo:font-style="normal" fo:font-weight="normal" officeooo:rsid="011db85b" style:font-size-asian="10pt" style:font-size-complex="10pt"/>
    </style:style>
    <style:style style:name="T27" style:family="text">
      <style:text-properties fo:font-variant="normal" fo:text-transform="none" fo:color="#000000" style:font-name="Times New Roman" fo:font-size="10pt" fo:letter-spacing="normal" fo:language="en" fo:country="none" fo:font-style="normal" fo:font-weight="normal" officeooo:rsid="0124a387" style:font-size-asian="10pt" style:font-size-complex="10pt"/>
    </style:style>
    <style:style style:name="T28" style:family="text">
      <style:text-properties fo:font-variant="normal" fo:text-transform="none" fo:color="#000000" style:font-name="Times New Roman" fo:letter-spacing="normal" fo:font-style="normal" fo:font-weight="normal" style:font-size-asian="10pt" style:font-size-complex="10pt"/>
    </style:style>
    <style:style style:name="T29" style:family="text">
      <style:text-properties fo:font-variant="normal" fo:text-transform="none" fo:color="#000000" style:font-name="Times New Roman" fo:letter-spacing="normal" fo:font-style="normal" fo:font-weight="normal" officeooo:rsid="00fce0b2" style:font-size-asian="10pt" style:font-size-complex="10pt"/>
    </style:style>
    <style:style style:name="T30" style:family="text">
      <style:text-properties fo:font-variant="normal" fo:text-transform="none" fo:color="#000000" style:font-name="Times New Roman" fo:letter-spacing="normal" fo:font-style="normal" fo:font-weight="normal" officeooo:rsid="00f9501b" style:font-size-asian="10pt" style:font-size-complex="10pt"/>
    </style:style>
    <style:style style:name="T31" style:family="text">
      <style:text-properties fo:font-variant="normal" fo:text-transform="none" fo:color="#000000" style:font-name="Times New Roman" fo:letter-spacing="normal" fo:font-style="normal" fo:font-weight="normal" officeooo:rsid="0126257b" style:font-size-asian="10pt" style:font-size-complex="10pt"/>
    </style:style>
    <style:style style:name="T32" style:family="text">
      <style:text-properties fo:font-variant="normal" fo:text-transform="none" fo:color="#000000" style:font-name="Times New Roman" fo:letter-spacing="normal" fo:font-style="normal" fo:font-weight="normal" officeooo:rsid="00eb8d64" style:font-size-asian="10pt" style:font-size-complex="10pt"/>
    </style:style>
    <style:style style:name="T33" style:family="text">
      <style:text-properties fo:font-variant="normal" fo:text-transform="none" fo:color="#000000" style:font-name="Times New Roman" fo:letter-spacing="normal" fo:font-style="normal" fo:font-weight="normal" officeooo:rsid="0143311b" style:font-size-asian="10pt" style:font-size-complex="10pt"/>
    </style:style>
    <style:style style:name="T34" style:family="text">
      <style:text-properties fo:font-variant="normal" fo:text-transform="none" fo:color="#000000" style:font-name="Times New Roman" fo:letter-spacing="normal" fo:font-style="normal" fo:font-weight="normal" officeooo:rsid="01462659" style:font-size-asian="10pt" style:font-size-complex="10pt"/>
    </style:style>
    <style:style style:name="T35" style:family="text">
      <style:text-properties fo:font-variant="normal" fo:text-transform="none" fo:color="#000000" style:font-name="Times New Roman" fo:letter-spacing="normal" fo:font-style="normal" fo:font-weight="normal" officeooo:rsid="00f84311" style:font-size-asian="10pt" style:font-size-complex="10pt"/>
    </style:style>
    <style:style style:name="T36" style:family="text">
      <style:text-properties fo:font-variant="normal" fo:text-transform="none" fo:font-style="normal"/>
    </style:style>
    <style:style style:name="T37" style:family="text">
      <style:text-properties fo:font-variant="normal" fo:text-transform="none" fo:font-size="10pt"/>
    </style:style>
    <style:style style:name="T38" style:family="text">
      <style:text-properties fo:font-variant="normal" fo:text-transform="none" fo:font-size="10pt" fo:font-style="normal"/>
    </style:style>
    <style:style style:name="T39" style:family="text">
      <style:text-properties fo:font-variant="normal" fo:text-transform="none" fo:font-size="10pt" fo:font-style="normal" style:font-size-asian="10pt" style:font-size-complex="10pt"/>
    </style:style>
    <style:style style:name="T40" style:family="text">
      <style:text-properties fo:font-variant="normal" fo:text-transform="none" fo:color="#333333" fo:font-size="9pt"/>
    </style:style>
    <style:style style:name="T41" style:family="text">
      <style:text-properties fo:font-variant="normal" fo:text-transform="none" fo:color="#333333" fo:letter-spacing="normal"/>
    </style:style>
    <style:style style:name="T42" style:family="text">
      <style:text-properties fo:font-variant="normal" fo:text-transform="none" fo:color="#333333" style:font-name="Arial1" fo:font-size="8.25pt" fo:letter-spacing="normal" fo:font-style="normal" fo:font-weight="normal"/>
    </style:style>
    <style:style style:name="T43" style:family="text">
      <style:text-properties fo:font-variant="normal" fo:text-transform="none" fo:color="#333333" style:font-name="Times New Roman" fo:font-size="10pt" fo:letter-spacing="normal" fo:font-style="normal" fo:font-weight="normal" style:font-size-asian="10pt" style:font-size-complex="10pt"/>
    </style:style>
    <style:style style:name="T44" style:family="text">
      <style:text-properties fo:font-variant="normal" fo:text-transform="none" fo:color="#333333" style:font-name="Times New Roman" fo:font-size="10pt" fo:letter-spacing="normal" fo:font-style="normal" fo:font-weight="normal" officeooo:rsid="0109f788" style:font-size-asian="10pt" style:font-size-complex="10pt"/>
    </style:style>
    <style:style style:name="T45" style:family="text">
      <style:text-properties fo:font-variant="normal" fo:text-transform="none" fo:font-size="9pt"/>
    </style:style>
    <style:style style:name="T46" style:family="text">
      <style:text-properties fo:font-variant="normal" fo:text-transform="none" fo:font-size="9pt" fo:font-style="normal"/>
    </style:style>
    <style:style style:name="T47" style:family="text">
      <style:text-properties fo:font-variant="normal" fo:text-transform="none" fo:color="#272525"/>
    </style:style>
    <style:style style:name="T48" style:family="text">
      <style:text-properties fo:font-variant="normal" fo:text-transform="none" fo:color="#272525" style:font-name="EspritMath" fo:font-size="9.5pt"/>
    </style:style>
    <style:style style:name="T49" style:family="text">
      <style:text-properties fo:font-variant="normal" fo:text-transform="none" fo:color="#272525" style:font-name="Interstate-Light"/>
    </style:style>
    <style:style style:name="T50" style:family="text">
      <style:text-properties fo:font-variant="normal" fo:text-transform="none" fo:color="#272525" style:font-name="Interstate-Bold" fo:font-size="14pt" fo:font-weight="bold"/>
    </style:style>
    <style:style style:name="T51" style:family="text">
      <style:text-properties fo:font-variant="normal" fo:text-transform="none" fo:color="#272525" officeooo:rsid="015441d7"/>
    </style:style>
    <style:style style:name="T52" style:family="text">
      <style:text-properties fo:font-variant="normal" fo:text-transform="none" fo:color="#444444" style:font-name="Times New Roman" fo:font-size="10pt" fo:font-style="normal" fo:font-weight="normal" fo:background-color="#ffffff" style:font-size-asian="10pt" style:font-weight-asian="normal" style:font-size-complex="10pt" style:font-weight-complex="normal"/>
    </style:style>
    <style:style style:name="T53" style:family="text">
      <style:text-properties fo:font-variant="normal" fo:text-transform="none" fo:color="#444444" style:font-name="Times New Roman" fo:font-size="10pt" fo:letter-spacing="normal" fo:font-style="normal" fo:font-weight="normal" style:font-size-asian="10pt" style:font-size-complex="10pt"/>
    </style:style>
    <style:style style:name="T54" style:family="text">
      <style:text-properties fo:font-variant="normal" fo:text-transform="none" fo:color="#444444" style:font-name="Helvetica Neue" fo:font-size="10.5pt" fo:letter-spacing="normal" fo:font-style="normal" style:text-underline-style="solid" style:text-underline-width="auto" style:text-underline-color="font-color" fo:font-weight="normal"/>
    </style:style>
    <style:style style:name="T55" style:family="text">
      <style:text-properties fo:font-variant="normal" fo:text-transform="none" fo:color="#444444" style:font-name="Helvetica Neue" fo:font-size="10.5pt" fo:letter-spacing="normal" fo:font-style="normal" fo:font-weight="normal"/>
    </style:style>
    <style:style style:name="T56" style:family="text">
      <style:text-properties fo:font-variant="normal" fo:text-transform="none" fo:color="#444444" style:font-name="inherit" fo:font-size="12pt" fo:letter-spacing="normal" fo:font-style="italic" fo:font-weight="normal"/>
    </style:style>
    <style:style style:name="T57" style:family="text">
      <style:text-properties fo:font-variant="normal" fo:text-transform="none" fo:color="#174e82" style:text-line-through-style="none" style:font-name="Helvetica Neue" fo:font-size="10.5pt" fo:letter-spacing="normal" fo:font-style="normal" style:text-underline-style="none" fo:font-weight="normal" style:text-blinking="false"/>
    </style:style>
    <style:style style:name="T58" style:family="text">
      <style:text-properties fo:font-variant="normal" fo:text-transform="none" fo:color="#174e82" style:text-line-through-style="none" style:font-name="Times New Roman" fo:font-size="10pt" fo:letter-spacing="normal" fo:font-style="normal" style:text-underline-style="none" fo:font-weight="normal" style:text-blinking="false" style:font-size-asian="10pt" style:font-size-complex="10pt"/>
    </style:style>
    <style:style style:name="T59" style:family="text">
      <style:text-properties fo:font-variant="normal" fo:text-transform="none" style:font-name="Times New Roman" fo:letter-spacing="normal" style:font-size-asian="10pt" style:font-size-complex="10pt"/>
    </style:style>
    <style:style style:name="T60" style:family="text">
      <style:text-properties fo:font-variant="normal" fo:text-transform="none" style:font-name="Times New Roman" fo:letter-spacing="normal" fo:font-style="normal" fo:font-weight="normal" style:font-size-asian="10pt" style:font-size-complex="10pt"/>
    </style:style>
    <style:style style:name="T61" style:family="text">
      <style:text-properties fo:font-variant="normal" fo:text-transform="none" style:font-name="Times New Roman" fo:font-size="11pt" fo:font-style="normal" style:font-size-asian="11pt" style:font-size-complex="11pt"/>
    </style:style>
    <style:style style:name="T62" style:family="text">
      <style:text-properties fo:color="#000000"/>
    </style:style>
    <style:style style:name="T63" style:family="text">
      <style:text-properties fo:color="#000000" style:text-position="33% 80%" fo:font-size="10pt"/>
    </style:style>
    <style:style style:name="T64" style:family="text">
      <style:text-properties fo:color="#000000" style:text-position="33% 80%" fo:font-size="10pt" fo:font-style="italic" fo:font-weight="normal" style:font-style-asian="italic" style:font-weight-asian="normal" style:font-style-complex="italic" style:font-weight-complex="normal"/>
    </style:style>
    <style:style style:name="T65" style:family="text">
      <style:text-properties fo:color="#000000" style:text-position="33% 80%" style:font-name="Verdana1" fo:font-size="10pt"/>
    </style:style>
    <style:style style:name="T66" style:family="text">
      <style:text-properties fo:color="#000000" fo:font-size="10pt"/>
    </style:style>
    <style:style style:name="T67" style:family="text">
      <style:text-properties fo:color="#000000" fo:font-size="10pt" fo:font-style="italic"/>
    </style:style>
    <style:style style:name="T68" style:family="text">
      <style:text-properties fo:color="#000000" fo:font-size="10pt" fo:font-style="italic" style:text-underline-style="solid" style:text-underline-width="auto" style:text-underline-color="font-color"/>
    </style:style>
    <style:style style:name="T69" style:family="text">
      <style:text-properties fo:color="#000000" fo:font-size="10pt" fo:font-style="italic" style:text-underline-style="solid" style:text-underline-width="auto" style:text-underline-color="font-color" fo:font-weight="bold"/>
    </style:style>
    <style:style style:name="T70" style:family="text">
      <style:text-properties fo:color="#000000" fo:font-size="10pt" fo:font-style="italic" fo:font-weight="bold"/>
    </style:style>
    <style:style style:name="T71" style:family="text">
      <style:text-properties fo:color="#000000" fo:font-size="10pt" fo:font-style="italic" fo:font-weight="normal" style:font-style-asian="italic" style:font-weight-asian="normal" style:font-style-complex="italic" style:font-weight-complex="normal"/>
    </style:style>
    <style:style style:name="T72" style:family="text">
      <style:text-properties fo:color="#000000" fo:font-size="10pt" fo:font-style="italic" style:font-style-asian="italic" style:font-style-complex="italic"/>
    </style:style>
    <style:style style:name="T73" style:family="text">
      <style:text-properties fo:color="#000000" fo:font-size="10pt" fo:font-style="italic" officeooo:rsid="0149fd98"/>
    </style:style>
    <style:style style:name="T74" style:family="text">
      <style:text-properties fo:color="#000000" fo:font-size="10pt" fo:font-style="italic" style:font-size-asian="10pt" style:font-size-complex="10pt"/>
    </style:style>
    <style:style style:name="T75" style:family="text">
      <style:text-properties fo:color="#000000" fo:font-size="10pt" fo:font-weight="bold"/>
    </style:style>
    <style:style style:name="T76" style:family="text">
      <style:text-properties fo:color="#000000" fo:font-size="10pt" fo:background-color="#ffffff"/>
    </style:style>
    <style:style style:name="T77" style:family="text">
      <style:text-properties fo:color="#000000" fo:font-size="10pt" officeooo:rsid="014c9343" fo:background-color="#ffffff"/>
    </style:style>
    <style:style style:name="T78" style:family="text">
      <style:text-properties fo:color="#000000" fo:font-size="10pt" fo:font-weight="normal" style:font-weight-asian="normal" style:font-weight-complex="normal"/>
    </style:style>
    <style:style style:name="T79" style:family="text">
      <style:text-properties fo:color="#000000" fo:font-size="10pt" fo:font-weight="normal" fo:background-color="#ffffff" style:font-weight-asian="normal" style:font-weight-complex="normal"/>
    </style:style>
    <style:style style:name="T80" style:family="text">
      <style:text-properties fo:color="#000000" fo:font-size="10pt" style:text-underline-style="solid" style:text-underline-width="auto" style:text-underline-color="font-color"/>
    </style:style>
    <style:style style:name="T81" style:family="text">
      <style:text-properties fo:color="#000000" fo:font-size="10pt" style:text-underline-style="solid" style:text-underline-width="auto" style:text-underline-color="font-color" fo:font-weight="bold"/>
    </style:style>
    <style:style style:name="T82" style:family="text">
      <style:text-properties fo:color="#000000" fo:font-size="10pt" style:text-underline-style="none"/>
    </style:style>
    <style:style style:name="T83" style:family="text">
      <style:text-properties fo:color="#000000" fo:font-size="10pt" officeooo:rsid="01051aab"/>
    </style:style>
    <style:style style:name="T84" style:family="text">
      <style:text-properties fo:color="#000000" fo:font-size="10pt" officeooo:rsid="0106e182"/>
    </style:style>
    <style:style style:name="T85" style:family="text">
      <style:text-properties fo:color="#000000" fo:font-size="10pt" officeooo:rsid="0113b837"/>
    </style:style>
    <style:style style:name="T86" style:family="text">
      <style:text-properties fo:color="#000000" fo:font-size="10pt" officeooo:rsid="011d7050"/>
    </style:style>
    <style:style style:name="T87" style:family="text">
      <style:text-properties fo:color="#000000" fo:font-size="10pt" officeooo:rsid="011db85b"/>
    </style:style>
    <style:style style:name="T88" style:family="text">
      <style:text-properties fo:color="#000000" fo:font-size="10pt" officeooo:rsid="013b9d23"/>
    </style:style>
    <style:style style:name="T89" style:family="text">
      <style:text-properties fo:color="#000000" fo:font-size="10pt" officeooo:rsid="014733d9"/>
    </style:style>
    <style:style style:name="T90" style:family="text">
      <style:text-properties fo:color="#000000" fo:font-size="10pt" style:font-size-asian="10pt" style:font-size-complex="10pt"/>
    </style:style>
    <style:style style:name="T91" style:family="text">
      <style:text-properties fo:color="#000000" fo:font-size="10pt" officeooo:rsid="014e4777" style:font-size-asian="10pt" style:font-size-complex="10pt"/>
    </style:style>
    <style:style style:name="T92" style:family="text">
      <style:text-properties fo:color="#000000" style:text-line-through-style="none" fo:font-size="10pt" style:text-underline-style="none" style:text-blinking="false"/>
    </style:style>
    <style:style style:name="T93" style:family="text">
      <style:text-properties fo:color="#000000" style:text-line-through-style="none" fo:font-size="10pt" style:text-underline-style="none" style:text-blinking="false" fo:background-color="#ffffff"/>
    </style:style>
    <style:style style:name="T94" style:family="text">
      <style:text-properties fo:color="#000000" style:text-line-through-style="none" fo:font-size="10pt" fo:font-style="italic" style:text-underline-style="none" style:text-blinking="false"/>
    </style:style>
    <style:style style:name="T95" style:family="text">
      <style:text-properties fo:color="#000000" style:text-line-through-style="none" fo:font-size="10pt" fo:font-style="italic" style:text-underline-style="none" style:text-blinking="false" fo:background-color="#ffffff" style:font-style-asian="italic" style:font-style-complex="italic"/>
    </style:style>
    <style:style style:name="T96" style:family="text">
      <style:text-properties fo:color="#000000" style:text-line-through-style="none" style:text-position="33% 80%" fo:font-size="10pt" style:text-underline-style="none" style:text-blinking="false"/>
    </style:style>
    <style:style style:name="T97" style:family="text">
      <style:text-properties fo:color="#000000" style:text-line-through-style="none" style:text-position="33% 80%" fo:font-size="10pt" fo:font-style="italic" style:text-underline-style="none" style:text-blinking="false" fo:background-color="#ffffff" style:font-style-asian="italic" style:font-style-complex="italic"/>
    </style:style>
    <style:style style:name="T98" style:family="text">
      <style:text-properties fo:color="#000000" style:text-line-through-style="none" style:font-name="Verdana1" fo:font-size="10pt" style:text-underline-style="none" style:text-blinking="false"/>
    </style:style>
    <style:style style:name="T99" style:family="text">
      <style:text-properties fo:color="#000000" fo:font-style="italic"/>
    </style:style>
    <style:style style:name="T100" style:family="text">
      <style:text-properties fo:color="#000000" fo:font-style="italic" fo:font-weight="bold"/>
    </style:style>
    <style:style style:name="T101" style:family="text">
      <style:text-properties fo:color="#000000" fo:background-color="#ffffff"/>
    </style:style>
    <style:style style:name="T102" style:family="text">
      <style:text-properties fo:color="#000000" style:font-name="Arial\, Helvetica\, sans-serif" fo:font-size="9.5pt"/>
    </style:style>
    <style:style style:name="T103" style:family="text">
      <style:text-properties fo:color="#000000" style:font-name="Verdana1" fo:font-size="10pt"/>
    </style:style>
    <style:style style:name="T104" style:family="text">
      <style:text-properties fo:color="#000000" style:font-name="Verdana1" fo:font-size="10pt" fo:font-style="italic"/>
    </style:style>
    <style:style style:name="T105" style:family="text">
      <style:text-properties fo:color="#000000" style:font-name="Verdana1" fo:font-size="10pt" style:text-underline-style="solid" style:text-underline-width="auto" style:text-underline-color="font-color"/>
    </style:style>
    <style:style style:name="T106" style:family="text">
      <style:text-properties fo:color="#000000" style:font-name="Verdana1" fo:font-size="10pt" style:text-underline-style="solid" style:text-underline-width="auto" style:text-underline-color="font-color" fo:font-weight="bold"/>
    </style:style>
    <style:style style:name="T107" style:family="text">
      <style:text-properties fo:color="#000000" fo:font-weight="bold"/>
    </style:style>
    <style:style style:name="T108" style:family="text">
      <style:text-properties fo:color="#000000" style:text-underline-style="solid" style:text-underline-width="auto" style:text-underline-color="font-color"/>
    </style:style>
    <style:style style:name="T109" style:family="text">
      <style:text-properties fo:color="#000000" style:text-underline-style="solid" style:text-underline-width="auto" style:text-underline-color="font-color" fo:font-weight="bold"/>
    </style:style>
    <style:style style:name="T110" style:family="text">
      <style:text-properties fo:color="#000000" fo:font-size="9pt"/>
    </style:style>
    <style:style style:name="T111" style:family="text">
      <style:text-properties fo:color="#000000" fo:font-size="9pt" fo:font-style="italic" fo:font-weight="bold"/>
    </style:style>
    <style:style style:name="T112" style:family="text">
      <style:text-properties fo:color="#000000" fo:font-size="9pt" fo:font-style="italic" style:text-underline-style="solid" style:text-underline-width="auto" style:text-underline-color="font-color" fo:font-weight="bold"/>
    </style:style>
    <style:style style:name="T113" style:family="text">
      <style:text-properties fo:color="#000000" fo:font-size="9pt" fo:font-weight="bold"/>
    </style:style>
    <style:style style:name="T114" style:family="text">
      <style:text-properties fo:color="#000000" style:font-name="sans-serif" fo:font-size="9pt"/>
    </style:style>
    <style:style style:name="T115" style:family="text">
      <style:text-properties fo:color="#000000" style:font-name="sans-serif" fo:font-size="9pt" fo:font-style="italic"/>
    </style:style>
    <style:style style:name="T116" style:family="text">
      <style:text-properties fo:color="#000000" style:font-name="Times New Roman" fo:font-size="10pt"/>
    </style:style>
    <style:style style:name="T117" style:family="text">
      <style:text-properties fo:color="#000000" style:font-name="Times New Roman" fo:font-size="10pt" style:font-size-asian="10pt" style:font-size-complex="10pt"/>
    </style:style>
    <style:style style:name="T118" style:family="text">
      <style:text-properties fo:color="#000000" style:font-name="Times New Roman" fo:font-size="10pt" officeooo:rsid="01144dc5" style:font-size-asian="10pt" style:font-size-complex="10pt"/>
    </style:style>
    <style:style style:name="T119" style:family="text">
      <style:text-properties fo:color="#000000" style:font-name="Times New Roman" fo:font-size="10pt" officeooo:rsid="0152875c"/>
    </style:style>
    <style:style style:name="T120" style:family="text">
      <style:text-properties fo:color="#000000" officeooo:rsid="00e8b973"/>
    </style:style>
    <style:style style:name="T121" style:family="text">
      <style:text-properties fo:color="#000000" officeooo:rsid="00eb8d64"/>
    </style:style>
    <style:style style:name="T122" style:family="text">
      <style:text-properties fo:color="#000000" fo:language="en" fo:country="none"/>
    </style:style>
    <style:style style:name="T123" style:family="text">
      <style:text-properties fo:color="#000000" fo:language="en" fo:country="none" officeooo:rsid="011e2c4e"/>
    </style:style>
    <style:style style:name="T124" style:family="text">
      <style:text-properties fo:color="#000000" fo:language="en" fo:country="none" officeooo:rsid="00e6047f"/>
    </style:style>
    <style:style style:name="T125" style:family="text">
      <style:text-properties fo:color="#000000" fo:language="en" fo:country="none" officeooo:rsid="01144dc5"/>
    </style:style>
    <style:style style:name="T126" style:family="text">
      <style:text-properties fo:color="#000000" officeooo:rsid="0126257b"/>
    </style:style>
    <style:style style:name="T127" style:family="text">
      <style:text-properties fo:color="#000000" officeooo:rsid="014aa3ce"/>
    </style:style>
    <style:style style:name="T128" style:family="text">
      <style:text-properties fo:font-weight="bold"/>
    </style:style>
    <style:style style:name="T129" style:family="text">
      <style:text-properties fo:font-weight="bold" fo:background-color="#ffffff"/>
    </style:style>
    <style:style style:name="T130" style:family="text">
      <style:text-properties fo:font-weight="bold" style:font-weight-asian="bold" style:font-weight-complex="bold"/>
    </style:style>
    <style:style style:name="T131" style:family="text">
      <style:text-properties fo:font-weight="bold" officeooo:rsid="0162d622" style:font-weight-asian="bold" style:font-weight-complex="bold"/>
    </style:style>
    <style:style style:name="T132" style:family="text">
      <style:text-properties fo:font-weight="bold" officeooo:rsid="0164ee82" style:font-weight-asian="bold" style:font-weight-complex="bold"/>
    </style:style>
    <style:style style:name="T133" style:family="text">
      <style:text-properties style:text-underline-style="solid" style:text-underline-width="auto" style:text-underline-color="font-color"/>
    </style:style>
    <style:style style:name="T134" style:family="text">
      <style:text-properties style:text-underline-style="solid" style:text-underline-width="auto" style:text-underline-color="font-color" fo:font-weight="bold"/>
    </style:style>
    <style:style style:name="T135" style:family="text">
      <style:text-properties style:text-underline-style="solid" style:text-underline-width="auto" style:text-underline-color="font-color" fo:font-weight="bold" style:font-weight-asian="bold" style:font-weight-complex="bold"/>
    </style:style>
    <style:style style:name="T136" style:family="text">
      <style:text-properties fo:font-weight="normal"/>
    </style:style>
    <style:style style:name="T137" style:family="text">
      <style:text-properties fo:font-style="italic"/>
    </style:style>
    <style:style style:name="T138" style:family="text">
      <style:text-properties fo:font-style="italic" style:text-underline-style="solid" style:text-underline-width="auto" style:text-underline-color="font-color"/>
    </style:style>
    <style:style style:name="T139" style:family="text">
      <style:text-properties fo:font-style="italic" style:font-style-asian="italic" style:font-style-complex="italic"/>
    </style:style>
    <style:style style:name="T140" style:family="text">
      <style:text-properties fo:font-style="italic" fo:font-weight="normal" style:font-style-asian="italic" style:font-weight-asian="normal" style:font-style-complex="italic" style:font-weight-complex="normal"/>
    </style:style>
    <style:style style:name="T141" style:family="text">
      <style:text-properties fo:font-style="italic" fo:font-weight="normal" officeooo:rsid="014aa3ce" style:font-style-asian="italic" style:font-weight-asian="normal" style:font-style-complex="italic" style:font-weight-complex="normal"/>
    </style:style>
    <style:style style:name="T142" style:family="text">
      <style:text-properties fo:font-style="normal" fo:font-weight="normal"/>
    </style:style>
    <style:style style:name="T143" style:family="text">
      <style:text-properties fo:font-style="normal" fo:font-weight="normal" officeooo:rsid="00fce0b2"/>
    </style:style>
    <style:style style:name="T144" style:family="text">
      <style:text-properties fo:font-style="normal" fo:font-weight="normal" officeooo:rsid="013b9d23"/>
    </style:style>
    <style:style style:name="T145" style:family="text">
      <style:text-properties fo:font-style="normal" fo:font-weight="normal" officeooo:rsid="00f9501b"/>
    </style:style>
    <style:style style:name="T146" style:family="text">
      <style:text-properties fo:font-style="normal" fo:font-weight="normal" officeooo:rsid="013c0b1c"/>
    </style:style>
    <style:style style:name="T147" style:family="text">
      <style:text-properties fo:font-style="normal" fo:font-weight="normal" officeooo:rsid="013fbb54"/>
    </style:style>
    <style:style style:name="T148" style:family="text">
      <style:text-properties fo:font-style="normal" fo:font-weight="normal" officeooo:rsid="01411075"/>
    </style:style>
    <style:style style:name="T149" style:family="text">
      <style:text-properties fo:font-style="normal" fo:font-weight="normal" officeooo:rsid="01462659"/>
    </style:style>
    <style:style style:name="T150" style:family="text">
      <style:text-properties fo:font-style="normal" fo:font-weight="normal" officeooo:rsid="014733d9"/>
    </style:style>
    <style:style style:name="T151" style:family="text">
      <style:text-properties fo:color="#000080"/>
    </style:style>
    <style:style style:name="T152" style:family="text">
      <style:text-properties fo:color="#000080" fo:font-size="14pt"/>
    </style:style>
    <style:style style:name="T153" style:family="text">
      <style:text-properties fo:color="#000080" fo:font-size="10pt"/>
    </style:style>
    <style:style style:name="T154" style:family="text">
      <style:text-properties fo:color="#000080" fo:font-size="10pt" style:text-underline-style="solid" style:text-underline-width="auto" style:text-underline-color="font-color"/>
    </style:style>
    <style:style style:name="T155" style:family="text">
      <style:text-properties style:text-position="33% 80%"/>
    </style:style>
    <style:style style:name="T156" style:family="text">
      <style:text-properties style:text-position="33% 80%" fo:font-weight="bold"/>
    </style:style>
    <style:style style:name="T157" style:family="text">
      <style:text-properties style:text-position="33% 80%" fo:background-color="#ffffff"/>
    </style:style>
    <style:style style:name="T158" style:family="text">
      <style:text-properties style:text-position="33% 80%" fo:font-size="10pt"/>
    </style:style>
    <style:style style:name="T159" style:family="text">
      <style:text-properties style:text-position="33% 80%" fo:font-size="9pt"/>
    </style:style>
    <style:style style:name="T160" style:family="text">
      <style:text-properties fo:font-size="10pt"/>
    </style:style>
    <style:style style:name="T161" style:family="text">
      <style:text-properties fo:font-size="10pt" fo:font-style="italic"/>
    </style:style>
    <style:style style:name="T162" style:family="text">
      <style:text-properties fo:font-size="10pt" fo:font-style="italic" style:text-underline-style="solid" style:text-underline-width="auto" style:text-underline-color="font-color"/>
    </style:style>
    <style:style style:name="T163" style:family="text">
      <style:text-properties fo:font-size="10pt" fo:font-style="italic" style:text-underline-style="solid" style:text-underline-width="auto" style:text-underline-color="font-color" fo:font-weight="bold"/>
    </style:style>
    <style:style style:name="T164" style:family="text">
      <style:text-properties fo:font-size="10pt" fo:font-style="italic" fo:font-weight="bold"/>
    </style:style>
    <style:style style:name="T165" style:family="text">
      <style:text-properties fo:font-size="10pt" fo:font-style="italic" style:font-style-asian="italic" style:font-style-complex="italic"/>
    </style:style>
    <style:style style:name="T166" style:family="text">
      <style:text-properties fo:font-size="10pt" fo:font-style="italic" officeooo:rsid="01082df8" style:font-style-asian="italic" style:font-style-complex="italic"/>
    </style:style>
    <style:style style:name="T167" style:family="text">
      <style:text-properties fo:font-size="10pt" fo:font-style="italic" officeooo:rsid="014733d9"/>
    </style:style>
    <style:style style:name="T168" style:family="text">
      <style:text-properties fo:font-size="10pt" fo:font-style="italic" officeooo:rsid="01475f9e"/>
    </style:style>
    <style:style style:name="T169" style:family="text">
      <style:text-properties fo:font-size="10pt" fo:font-weight="bold"/>
    </style:style>
    <style:style style:name="T170" style:family="text">
      <style:text-properties fo:font-size="10pt" fo:font-weight="bold" officeooo:rsid="014e4777"/>
    </style:style>
    <style:style style:name="T171" style:family="text">
      <style:text-properties fo:font-size="10pt" style:text-underline-style="solid" style:text-underline-width="auto" style:text-underline-color="font-color"/>
    </style:style>
    <style:style style:name="T172" style:family="text">
      <style:text-properties fo:font-size="10pt" officeooo:rsid="00e1547b"/>
    </style:style>
    <style:style style:name="T173" style:family="text">
      <style:text-properties fo:font-size="10pt" officeooo:rsid="010732c1"/>
    </style:style>
    <style:style style:name="T174" style:family="text">
      <style:text-properties fo:font-size="10pt" officeooo:rsid="01082df8"/>
    </style:style>
    <style:style style:name="T175" style:family="text">
      <style:text-properties fo:font-size="10pt" style:font-size-asian="10pt" style:font-size-complex="10pt"/>
    </style:style>
    <style:style style:name="T176" style:family="text">
      <style:text-properties fo:font-size="10pt" officeooo:rsid="010c8d60" style:font-size-asian="10pt" style:font-size-complex="10pt"/>
    </style:style>
    <style:style style:name="T177" style:family="text">
      <style:text-properties fo:font-size="10pt" officeooo:rsid="010b0e8e"/>
    </style:style>
    <style:style style:name="T178" style:family="text">
      <style:text-properties fo:font-size="10pt" officeooo:rsid="010c8d60"/>
    </style:style>
    <style:style style:name="T179" style:family="text">
      <style:text-properties fo:font-size="10pt" officeooo:rsid="0110cc9b"/>
    </style:style>
    <style:style style:name="T180" style:family="text">
      <style:text-properties fo:font-size="10pt" officeooo:rsid="0124b888"/>
    </style:style>
    <style:style style:name="T181" style:family="text">
      <style:text-properties fo:font-size="10pt" officeooo:rsid="0154abc2"/>
    </style:style>
    <style:style style:name="T182" style:family="text">
      <style:text-properties fo:color="#111111"/>
    </style:style>
    <style:style style:name="T183" style:family="text">
      <style:text-properties fo:color="#111111" fo:font-size="10pt"/>
    </style:style>
    <style:style style:name="T184" style:family="text">
      <style:text-properties style:text-line-through-style="none" style:text-underline-style="none" style:text-blinking="false"/>
    </style:style>
    <style:style style:name="T185" style:family="text">
      <style:text-properties style:text-line-through-style="none" style:text-underline-style="none" style:text-blinking="false" style:font-size-asian="10pt" style:font-size-complex="10pt"/>
    </style:style>
    <style:style style:name="T186" style:family="text">
      <style:text-properties fo:color="#333333"/>
    </style:style>
    <style:style style:name="T187" style:family="text">
      <style:text-properties fo:color="#333333" fo:font-size="10pt"/>
    </style:style>
    <style:style style:name="T188" style:family="text">
      <style:text-properties fo:color="#333333" fo:font-size="10pt" fo:font-style="italic"/>
    </style:style>
    <style:style style:name="T189" style:family="text">
      <style:text-properties fo:color="#333333" fo:font-size="10pt" fo:font-style="italic" style:font-style-asian="italic" style:font-style-complex="italic"/>
    </style:style>
    <style:style style:name="T190" style:family="text">
      <style:text-properties fo:color="#333333" fo:font-size="10pt" officeooo:rsid="00e7d7ad"/>
    </style:style>
    <style:style style:name="T191" style:family="text">
      <style:text-properties fo:color="#333333" fo:font-size="10pt" officeooo:rsid="00e7f241"/>
    </style:style>
    <style:style style:name="T192" style:family="text">
      <style:text-properties fo:color="#333333" fo:font-size="10pt" fo:font-style="normal" officeooo:rsid="01071db7" style:font-style-asian="normal" style:font-style-complex="normal"/>
    </style:style>
    <style:style style:name="T193" style:family="text">
      <style:text-properties fo:color="#333333" fo:font-size="10pt" officeooo:rsid="01071db7"/>
    </style:style>
    <style:style style:name="T194" style:family="text">
      <style:text-properties fo:color="#333333" fo:font-size="10pt" officeooo:rsid="0112c800"/>
    </style:style>
    <style:style style:name="T195" style:family="text">
      <style:text-properties fo:color="#333333" fo:font-size="10pt" officeooo:rsid="011d7050"/>
    </style:style>
    <style:style style:name="T196" style:family="text">
      <style:text-properties fo:color="#333333" fo:font-size="10pt" officeooo:rsid="0124b888"/>
    </style:style>
    <style:style style:name="T197" style:family="text">
      <style:text-properties fo:color="#333333" style:font-name="Georgia\, serif" fo:font-size="9.5pt"/>
    </style:style>
    <style:style style:name="T198" style:family="text">
      <style:text-properties fo:color="#333333" fo:font-size="9pt"/>
    </style:style>
    <style:style style:name="T199" style:family="text">
      <style:text-properties fo:color="#333333" style:font-name="inherit" fo:font-size="11pt"/>
    </style:style>
    <style:style style:name="T200" style:family="text">
      <style:text-properties fo:color="#333333" fo:font-style="italic" style:font-style-asian="italic" style:font-style-complex="italic"/>
    </style:style>
    <style:style style:name="T201" style:family="text">
      <style:text-properties fo:color="#333333" style:font-name="Times New Roman" fo:font-size="10pt" style:font-size-asian="10pt" style:font-size-complex="10pt"/>
    </style:style>
    <style:style style:name="T202" style:family="text">
      <style:text-properties fo:color="#333333" style:font-name="Times New Roman" fo:font-size="10pt" fo:language="en" fo:country="none" style:font-size-asian="10pt" style:font-size-complex="10pt"/>
    </style:style>
    <style:style style:name="T203" style:family="text">
      <style:text-properties fo:color="#333333" fo:language="en" fo:country="none"/>
    </style:style>
    <style:style style:name="T204" style:family="text">
      <style:text-properties fo:color="#333333" officeooo:rsid="0152875c"/>
    </style:style>
    <style:style style:name="T205" style:family="text">
      <style:text-properties fo:color="#333333" officeooo:rsid="015441d7"/>
    </style:style>
    <style:style style:name="T206" style:family="text">
      <style:text-properties fo:color="#333333" fo:font-weight="normal"/>
    </style:style>
    <style:style style:name="T207" style:family="text">
      <style:text-properties fo:color="#222222" fo:font-size="10pt"/>
    </style:style>
    <style:style style:name="T208" style:family="text">
      <style:text-properties fo:color="#222222" fo:font-size="10pt" fo:font-style="italic" style:font-style-asian="italic" style:font-style-complex="italic"/>
    </style:style>
    <style:style style:name="T209" style:family="text">
      <style:text-properties fo:background-color="#ffffff"/>
    </style:style>
    <style:style style:name="T210" style:family="text">
      <style:text-properties fo:color="#373737"/>
    </style:style>
    <style:style style:name="T211" style:family="text">
      <style:text-properties fo:color="#373737" fo:font-size="10pt"/>
    </style:style>
    <style:style style:name="T212" style:family="text">
      <style:text-properties fo:color="#373737" fo:font-size="10pt" officeooo:rsid="010732c1"/>
    </style:style>
    <style:style style:name="T213" style:family="text">
      <style:text-properties fo:color="#373737" fo:font-size="10pt" officeooo:rsid="0113b837"/>
    </style:style>
    <style:style style:name="T214" style:family="text">
      <style:text-properties fo:color="#373737" fo:font-size="10pt" officeooo:rsid="011d7050"/>
    </style:style>
    <style:style style:name="T215" style:family="text">
      <style:text-properties fo:color="#373737" fo:language="en" fo:country="none" officeooo:rsid="01144dc5"/>
    </style:style>
    <style:style style:name="T216" style:family="text">
      <style:text-properties fo:color="#373737" fo:language="en" fo:country="none" officeooo:rsid="011d7050"/>
    </style:style>
    <style:style style:name="T217" style:family="text">
      <style:text-properties style:font-name="Verdana1"/>
    </style:style>
    <style:style style:name="T218" style:family="text">
      <style:text-properties style:font-name="Verdana1" fo:font-size="10pt"/>
    </style:style>
    <style:style style:name="T219" style:family="text">
      <style:text-properties style:font-name="Verdana1" fo:font-size="10pt" fo:font-style="italic"/>
    </style:style>
    <style:style style:name="T220" style:family="text">
      <style:text-properties fo:color="#0b0080" fo:background-color="#ffffff"/>
    </style:style>
    <style:style style:name="T221" style:family="text">
      <style:text-properties fo:color="#0b0080" style:text-line-through-style="none" style:font-name="sans-serif" fo:font-size="9pt" style:text-underline-style="none" style:text-blinking="false" fo:background-color="#ffffff"/>
    </style:style>
    <style:style style:name="T222" style:family="text">
      <style:text-properties fo:color="#0b0080" style:text-line-through-style="none" style:font-name="sans-serif" fo:font-size="9pt" fo:font-style="italic" style:text-underline-style="none" fo:font-weight="bold" style:text-blinking="false"/>
    </style:style>
    <style:style style:name="T223" style:family="text">
      <style:text-properties fo:color="#3b3835"/>
    </style:style>
    <style:style style:name="T224" style:family="text">
      <style:text-properties fo:font-size="14pt" fo:font-style="italic" fo:font-weight="bold"/>
    </style:style>
    <style:style style:name="T225" style:family="text">
      <style:text-properties fo:font-size="14pt" fo:font-weight="bold"/>
    </style:style>
    <style:style style:name="T226" style:family="text">
      <style:text-properties fo:font-size="14pt" fo:font-weight="bold" officeooo:rsid="0110cc9b"/>
    </style:style>
    <style:style style:name="T227" style:family="text">
      <style:text-properties fo:font-size="9pt"/>
    </style:style>
    <style:style style:name="T228" style:family="text">
      <style:text-properties fo:font-size="9pt" style:text-underline-style="solid" style:text-underline-width="auto" style:text-underline-color="font-color"/>
    </style:style>
    <style:style style:name="T229" style:family="text">
      <style:text-properties fo:font-size="9pt" fo:font-style="italic" fo:font-weight="bold"/>
    </style:style>
    <style:style style:name="T230" style:family="text">
      <style:text-properties fo:font-size="9pt" fo:font-style="italic" style:text-underline-style="solid" style:text-underline-width="auto" style:text-underline-color="font-color" fo:font-weight="bold"/>
    </style:style>
    <style:style style:name="T231" style:family="text">
      <style:text-properties fo:color="#272525"/>
    </style:style>
    <style:style style:name="T232" style:family="text">
      <style:text-properties fo:color="#272525" style:font-name="EspritMath" fo:font-size="9.5pt"/>
    </style:style>
    <style:style style:name="T233" style:family="text">
      <style:text-properties fo:color="#272525" style:font-name="EspritMath" fo:font-size="9pt"/>
    </style:style>
    <style:style style:name="T234" style:family="text">
      <style:text-properties fo:color="#272525" style:font-name="EspritMathBookItalic" fo:font-size="9pt" fo:font-style="italic"/>
    </style:style>
    <style:style style:name="T235" style:family="text">
      <style:text-properties fo:color="#272525" style:font-name="Interstate-Light"/>
    </style:style>
    <style:style style:name="T236" style:family="text">
      <style:text-properties fo:color="#272525" style:font-name="Interstate-Light" fo:font-size="8pt"/>
    </style:style>
    <style:style style:name="T237" style:family="text">
      <style:text-properties fo:color="#272525" style:font-name="Interstate-Light" fo:font-size="8pt" fo:font-weight="bold"/>
    </style:style>
    <style:style style:name="T238" style:family="text">
      <style:text-properties fo:color="#272525" style:font-name="Interstate-Bold" fo:font-size="14pt" fo:font-weight="bold"/>
    </style:style>
    <style:style style:name="T239" style:family="text">
      <style:text-properties fo:color="#272525" style:font-name="Interstate-Bold" fo:font-size="8pt" fo:font-weight="bold"/>
    </style:style>
    <style:style style:name="T240" style:family="text">
      <style:text-properties fo:color="#272525" officeooo:rsid="01542250"/>
    </style:style>
    <style:style style:name="T241" style:family="text">
      <style:text-properties fo:color="#272525" officeooo:rsid="0152875c"/>
    </style:style>
    <style:style style:name="T242" style:family="text">
      <style:text-properties fo:color="#272525" officeooo:rsid="0150bfa1"/>
    </style:style>
    <style:style style:name="T243" style:family="text">
      <style:text-properties fo:color="#272525" officeooo:rsid="015441d7"/>
    </style:style>
    <style:style style:name="T244" style:family="text">
      <style:text-properties fo:color="#272525" fo:font-style="italic"/>
    </style:style>
    <style:style style:name="T245" style:family="text">
      <style:text-properties fo:color="#666666" style:font-name="inherit"/>
    </style:style>
    <style:style style:name="T246" style:family="text">
      <style:text-properties fo:text-transform="uppercase" fo:color="#6d8ac4" style:text-line-through-style="none" style:font-name="inherit" style:text-underline-style="none" fo:font-weight="bold" style:text-blinking="false"/>
    </style:style>
    <style:style style:name="T247" style:family="text">
      <style:text-properties fo:text-transform="uppercase" fo:color="#000000" style:font-name="inherit" fo:font-size="9pt" fo:font-weight="normal"/>
    </style:style>
    <style:style style:name="T248" style:family="text">
      <style:text-properties fo:text-transform="uppercase" fo:color="#000000" style:font-name="Times New Roman" fo:font-size="10pt" fo:letter-spacing="normal" fo:font-style="normal" fo:font-weight="bold" officeooo:rsid="00fd811e" style:font-size-asian="10pt" style:font-size-complex="10pt"/>
    </style:style>
    <style:style style:name="T249" style:family="text">
      <style:text-properties fo:text-transform="uppercase" fo:color="#174e82" style:text-line-through-style="none" style:font-name="inherit" fo:font-size="9pt" style:text-underline-style="none" fo:font-weight="normal" style:text-blinking="false"/>
    </style:style>
    <style:style style:name="T250" style:family="text">
      <style:text-properties fo:color="#990000" style:text-line-through-style="none" style:font-name="inherit" fo:font-size="11pt" style:text-underline-style="none" style:text-blinking="false"/>
    </style:style>
    <style:style style:name="T251" style:family="text">
      <style:text-properties fo:color="#663366" style:text-line-through-style="none" style:font-name="sans-serif" fo:font-size="9pt" style:text-underline-style="none" style:text-blinking="false"/>
    </style:style>
    <style:style style:name="T252" style:family="text">
      <style:text-properties fo:color="#663366" style:font-name="sans-serif" fo:font-size="9pt"/>
    </style:style>
    <style:style style:name="T253" style:family="text">
      <style:text-properties fo:color="#663366" style:font-name="sans-serif" fo:font-size="9pt" fo:background-color="#ffffff"/>
    </style:style>
    <style:style style:name="T254" style:family="text">
      <style:text-properties fo:color="#0000ff" style:font-name="Calibri" fo:font-size="11pt" style:text-underline-style="solid" style:text-underline-width="auto" style:text-underline-color="font-color"/>
    </style:style>
    <style:style style:name="T255" style:family="text">
      <style:text-properties fo:color="#0000ff" fo:language="en" fo:country="none" style:text-underline-style="solid" style:text-underline-width="auto" style:text-underline-color="font-color"/>
    </style:style>
    <style:style style:name="T256" style:family="text">
      <style:text-properties style:font-name="Calibri" fo:font-size="11pt"/>
    </style:style>
    <style:style style:name="T257" style:family="text">
      <style:text-properties fo:color="#444444" style:font-name="Times New Roman" fo:font-size="10pt" fo:font-weight="normal" fo:background-color="#ffffff" style:font-size-asian="10pt" style:font-weight-asian="normal" style:font-size-complex="10pt" style:font-weight-complex="normal"/>
    </style:style>
    <style:style style:name="T258" style:family="text">
      <style:text-properties fo:color="#343434" style:font-name="Times New Roman" fo:font-size="10pt" fo:background-color="#ffffff" style:font-size-asian="10pt" style:font-size-complex="10pt"/>
    </style:style>
    <style:style style:name="T259" style:family="text">
      <style:text-properties fo:color="#343434" style:font-name="Times New Roman" fo:font-size="10pt" officeooo:rsid="0124b888" fo:background-color="#ffffff" style:font-size-asian="10pt" style:font-size-complex="10pt"/>
    </style:style>
    <style:style style:name="T260" style:family="text">
      <style:text-properties fo:color="#343434" style:font-name="Times New Roman" fo:font-size="10pt" fo:font-weight="normal" fo:background-color="#ffffff" style:font-size-asian="10pt" style:font-weight-asian="normal" style:font-size-complex="10pt" style:font-weight-complex="normal"/>
    </style:style>
    <style:style style:name="T261" style:family="text">
      <style:text-properties style:font-name="Open Sans"/>
    </style:style>
    <style:style style:name="T262" style:family="text">
      <style:text-properties style:font-name="Times New Roman"/>
    </style:style>
    <style:style style:name="T263" style:family="text">
      <style:text-properties style:font-name="Times New Roman" fo:font-size="10pt" fo:font-weight="normal" style:font-size-asian="10pt" style:font-weight-asian="normal" style:font-size-complex="10pt" style:font-weight-complex="normal"/>
    </style:style>
    <style:style style:name="T264" style:family="text">
      <style:text-properties style:font-name="Times New Roman" fo:font-size="10pt" fo:font-weight="normal" officeooo:rsid="00e1547b" style:font-size-asian="10pt" style:font-weight-asian="normal" style:font-size-complex="10pt" style:font-weight-complex="normal"/>
    </style:style>
    <style:style style:name="T265" style:family="text">
      <style:text-properties style:font-name="Times New Roman" fo:font-size="10pt" fo:font-weight="normal" officeooo:rsid="00e33d19" style:font-size-asian="10pt" style:font-weight-asian="normal" style:font-size-complex="10pt" style:font-weight-complex="normal"/>
    </style:style>
    <style:style style:name="T266" style:family="text">
      <style:text-properties style:font-name="Times New Roman" fo:font-size="10pt" fo:font-weight="normal" officeooo:rsid="0110cc9b" style:font-size-asian="10pt" style:font-weight-asian="normal" style:font-size-complex="10pt" style:font-weight-complex="normal"/>
    </style:style>
    <style:style style:name="T267" style:family="text">
      <style:text-properties style:font-name="Times New Roman" fo:font-size="10pt" style:font-size-asian="10pt" style:font-size-complex="10pt"/>
    </style:style>
    <style:style style:name="T268" style:family="text">
      <style:text-properties style:font-name="Times New Roman" fo:font-size="10pt" officeooo:rsid="0109f788" style:font-size-asian="10pt" style:font-size-complex="10pt"/>
    </style:style>
    <style:style style:name="T269" style:family="text">
      <style:text-properties style:font-name="Times New Roman" fo:font-style="italic"/>
    </style:style>
    <style:style style:name="T270" style:family="text">
      <style:text-properties style:font-name="Times New Roman" fo:font-size="11pt" style:font-size-asian="11pt" style:font-size-complex="11pt"/>
    </style:style>
    <style:style style:name="T271" style:family="text">
      <style:text-properties officeooo:rsid="00e7f241"/>
    </style:style>
    <style:style style:name="T272" style:family="text">
      <style:text-properties officeooo:rsid="00ea80ed"/>
    </style:style>
    <style:style style:name="T273" style:family="text">
      <style:text-properties officeooo:rsid="00eb8d64"/>
    </style:style>
    <style:style style:name="T274" style:family="text">
      <style:text-properties officeooo:rsid="00ee4ee0"/>
    </style:style>
    <style:style style:name="T275" style:family="text">
      <style:text-properties officeooo:rsid="00ef649b"/>
    </style:style>
    <style:style style:name="T276" style:family="text">
      <style:text-properties officeooo:rsid="00f024e3"/>
    </style:style>
    <style:style style:name="T277" style:family="text">
      <style:text-properties officeooo:rsid="00f09d19"/>
    </style:style>
    <style:style style:name="T278" style:family="text">
      <style:text-properties officeooo:rsid="00f7c621"/>
    </style:style>
    <style:style style:name="T279" style:family="text">
      <style:text-properties officeooo:rsid="00fce0b2"/>
    </style:style>
    <style:style style:name="T280" style:family="text">
      <style:text-properties officeooo:rsid="00fd811e"/>
    </style:style>
    <style:style style:name="T281" style:family="text">
      <style:text-properties officeooo:rsid="00fef2de"/>
    </style:style>
    <style:style style:name="T282" style:family="text">
      <style:text-properties officeooo:rsid="00f84311"/>
    </style:style>
    <style:style style:name="T283" style:family="text">
      <style:text-properties officeooo:rsid="0103a9ad"/>
    </style:style>
    <style:style style:name="T284" style:family="text">
      <style:text-properties officeooo:rsid="0109f788"/>
    </style:style>
    <style:style style:name="T285" style:family="text">
      <style:text-properties officeooo:rsid="010b0e8e"/>
    </style:style>
    <style:style style:name="T286" style:family="text">
      <style:text-properties officeooo:rsid="0112c800"/>
    </style:style>
    <style:style style:name="T287" style:family="text">
      <style:text-properties fo:language="en" fo:country="none"/>
    </style:style>
    <style:style style:name="T288" style:family="text">
      <style:text-properties fo:language="en" fo:country="none" officeooo:rsid="011d7050"/>
    </style:style>
    <style:style style:name="T289" style:family="text">
      <style:text-properties fo:language="en" fo:country="none" officeooo:rsid="011e2c4e"/>
    </style:style>
    <style:style style:name="T290" style:family="text">
      <style:text-properties fo:language="en" fo:country="none" officeooo:rsid="011eee45"/>
    </style:style>
    <style:style style:name="T291" style:family="text">
      <style:text-properties fo:language="en" fo:country="none" officeooo:rsid="011ffc66"/>
    </style:style>
    <style:style style:name="T292" style:family="text">
      <style:text-properties officeooo:rsid="0124b888"/>
    </style:style>
    <style:style style:name="T293" style:family="text">
      <style:text-properties officeooo:rsid="0126257b"/>
    </style:style>
    <style:style style:name="T294" style:family="text">
      <style:text-properties officeooo:rsid="01274414"/>
    </style:style>
    <style:style style:name="T295" style:family="text">
      <style:text-properties officeooo:rsid="01286108"/>
    </style:style>
    <style:style style:name="T296" style:family="text">
      <style:text-properties officeooo:rsid="012ba716"/>
    </style:style>
    <style:style style:name="T297" style:family="text">
      <style:text-properties officeooo:rsid="012d59dc"/>
    </style:style>
    <style:style style:name="T298" style:family="text">
      <style:text-properties officeooo:rsid="0132cbc6"/>
    </style:style>
    <style:style style:name="T299" style:family="text">
      <style:text-properties officeooo:rsid="013780f9"/>
    </style:style>
    <style:style style:name="T300" style:family="text">
      <style:text-properties officeooo:rsid="0138f323"/>
    </style:style>
    <style:style style:name="T301" style:family="text">
      <style:text-properties officeooo:rsid="01398e65"/>
    </style:style>
    <style:style style:name="T302" style:family="text">
      <style:text-properties style:font-size-asian="10pt" style:font-size-complex="10pt"/>
    </style:style>
    <style:style style:name="T303" style:family="text">
      <style:text-properties officeooo:rsid="013fbb54"/>
    </style:style>
    <style:style style:name="T304" style:family="text">
      <style:text-properties officeooo:rsid="01411075"/>
    </style:style>
    <style:style style:name="T305" style:family="text">
      <style:text-properties officeooo:rsid="01429b7c"/>
    </style:style>
    <style:style style:name="T306" style:family="text">
      <style:text-properties officeooo:rsid="01462659"/>
    </style:style>
    <style:style style:name="T307" style:family="text">
      <style:text-properties style:text-position="0% 100%" style:font-name="Verdana2" fo:font-weight="bold"/>
    </style:style>
    <style:style style:name="T308" style:family="text">
      <style:text-properties style:text-position="0% 100%" style:font-name="Verdana2" fo:font-weight="bold" officeooo:rsid="00348fea"/>
    </style:style>
    <style:style style:name="T309" style:family="text">
      <style:text-properties style:text-position="0% 100%" style:font-name="Verdana2" fo:font-weight="bold" officeooo:rsid="0024c595"/>
    </style:style>
    <style:style style:name="T310" style:family="text">
      <style:text-properties style:text-position="0% 100%" officeooo:rsid="00348fea"/>
    </style:style>
    <style:style style:name="T311" style:family="text">
      <style:text-properties style:text-position="0% 100%" officeooo:rsid="006f2f0f"/>
    </style:style>
    <style:style style:name="T312" style:family="text">
      <style:text-properties officeooo:rsid="0022fe93"/>
    </style:style>
    <style:style style:name="T313" style:family="text">
      <style:text-properties officeooo:rsid="014aa3ce"/>
    </style:style>
    <style:style style:name="T314" style:family="text">
      <style:text-properties officeooo:rsid="014ba408"/>
    </style:style>
    <style:style style:name="T315" style:family="text">
      <style:text-properties officeooo:rsid="014e4777"/>
    </style:style>
    <style:style style:name="T316" style:family="text">
      <style:text-properties officeooo:rsid="01542250"/>
    </style:style>
    <style:style style:name="T317" style:family="text">
      <style:text-properties officeooo:rsid="015441d7"/>
    </style:style>
    <style:style style:name="T318" style:family="text">
      <style:text-properties officeooo:rsid="0154abc2"/>
    </style:style>
    <style:style style:name="T319" style:family="text">
      <style:text-properties officeooo:rsid="015c7e1c"/>
    </style:style>
    <style:style style:name="T320" style:family="text">
      <style:text-properties officeooo:rsid="015e7733"/>
    </style:style>
    <style:style style:name="T321" style:family="text">
      <style:text-properties style:text-underline-style="none" fo:font-weight="bold" style:font-weight-asian="bold" style:font-weight-complex="bold"/>
    </style:style>
    <style:style style:name="T322" style:family="text">
      <style:text-properties style:text-underline-style="none" fo:font-weight="normal" style:font-weight-asian="normal" style:font-weight-complex="normal"/>
    </style:style>
    <style:style style:name="T323" style:family="text">
      <style:text-properties style:text-underline-style="none" fo:font-weight="normal" officeooo:rsid="0164a1d8" style:font-weight-asian="normal" style:font-weight-complex="normal"/>
    </style:style>
    <style:style style:name="T324" style:family="text">
      <style:text-properties officeooo:rsid="0162d622"/>
    </style:style>
    <style:style style:name="T325" style:family="text">
      <style:text-properties officeooo:rsid="0166a6df"/>
    </style:style>
    <style:style style:name="T326" style:family="text">
      <style:text-properties officeooo:rsid="00148b6b"/>
    </style:style>
    <style:style style:name="T327" style:family="text">
      <style:text-properties style:font-name="Calibri1" fo:font-size="11pt" fo:language="en" fo:country="none" fo:font-weight="bold" style:letter-kerning="true" style:font-size-asian="11pt" style:font-weight-asian="bold"/>
    </style:style>
    <style:style style:name="T328" style:family="text">
      <style:text-properties style:font-name="Calibri1" fo:font-size="11pt" fo:language="en" fo:country="none" fo:font-weight="normal" style:letter-kerning="true" style:font-size-asian="11pt" style:font-weight-asian="normal"/>
    </style:style>
    <style:style style:name="T329" style:family="text">
      <style:text-properties style:font-name="Calibri1" fo:font-size="11pt" fo:language="en" fo:country="none" fo:font-weight="normal" style:letter-kerning="false" style:font-size-asian="11pt" style:font-weight-asian="normal"/>
    </style:style>
    <style:style style:name="T330" style:family="text">
      <style:text-properties style:font-name="Calibri1" fo:font-size="11pt" fo:language="en" fo:country="US" fo:font-weight="normal" style:letter-kerning="true" style:font-size-asian="11pt" style:font-weight-asian="normal"/>
    </style:style>
    <style:style style:name="T331" style:family="text">
      <style:text-properties style:font-name="Calibri1" fo:font-size="11pt" fo:language="en" fo:country="US" fo:font-weight="bold" style:letter-kerning="true" style:font-size-asian="11pt" style:font-weight-asian="bold"/>
    </style:style>
    <style:style style:name="T332" style:family="text">
      <style:text-properties style:font-name="Times New Roman2" fo:font-size="11pt" fo:language="en" fo:country="none" fo:font-weight="normal" style:letter-kerning="true" style:font-size-asian="11pt" style:font-weight-asian="normal"/>
    </style:style>
    <style:style style:name="T333" style:family="text">
      <style:text-properties style:font-name="Times New Roman2" fo:font-size="11pt" fo:language="en" fo:country="none" fo:font-weight="normal" style:letter-kerning="false" style:font-size-asian="11pt" style:font-weight-asian="normal"/>
    </style:style>
    <style:style style:name="T334" style:family="text">
      <style:text-properties style:font-name="Calibri1" fo:font-size="11pt" fo:language="en" fo:country="none" style:letter-kerning="true" style:font-size-asian="11pt"/>
    </style:style>
    <style:style style:name="T335" style:family="text">
      <style:text-properties style:font-name="Calibri1" fo:font-size="11pt" fo:language="en" fo:country="none" fo:font-weight="bold" style:letter-kerning="true" style:font-size-asian="11pt" style:font-weight-asian="bold"/>
    </style:style>
    <style:style style:name="T336" style:family="text">
      <style:text-properties style:font-name="Calibri1" fo:font-size="11pt" fo:language="en" fo:country="none" fo:font-weight="normal" style:letter-kerning="true" style:font-size-asian="11pt" style:font-weight-asian="normal"/>
    </style:style>
    <style:style style:name="T337" style:family="text">
      <style:text-properties style:font-name="Calibri1" fo:font-size="11pt" fo:language="en" fo:country="none" fo:font-weight="normal" style:letter-kerning="false" style:font-size-asian="11pt" style:font-weight-asian="normal"/>
    </style:style>
    <style:style style:name="T338" style:family="text">
      <style:text-properties style:font-name="Calibri1" fo:font-size="11pt" fo:language="en" fo:country="US" fo:font-weight="normal" style:letter-kerning="true" style:font-size-asian="11pt" style:font-weight-asian="normal"/>
    </style:style>
    <style:style style:name="T339" style:family="text">
      <style:text-properties style:font-name="Calibri1" fo:font-size="11pt" fo:language="en" fo:country="US" fo:font-weight="bold" style:letter-kerning="true" style:font-size-asian="11pt" style:font-weight-asian="bold"/>
    </style:style>
    <style:style style:name="T340" style:family="text">
      <style:text-properties style:font-name="Times New Roman2" fo:font-size="11pt" fo:language="en" fo:country="none" fo:font-weight="normal" style:letter-kerning="true" style:font-size-asian="11pt" style:font-weight-asian="normal"/>
    </style:style>
    <style:style style:name="T341" style:family="text">
      <style:text-properties style:font-name="Times New Roman2" fo:font-size="11pt" fo:language="en" fo:country="none" fo:font-weight="normal" style:letter-kerning="false" style:font-size-asian="11pt" style:font-weight-asian="normal"/>
    </style:style>
    <style:style style:name="T342" style:family="text">
      <style:text-properties fo:font-size="12pt" style:font-size-asian="12pt"/>
    </style:style>
    <style:style style:name="T343" style:family="text">
      <style:text-properties fo:font-size="12pt" style:text-underline-style="solid" style:text-underline-width="auto" style:text-underline-color="font-color" style:font-size-asian="12pt"/>
    </style:style>
    <style:style style:name="T344" style:family="text">
      <style:text-properties fo:font-size="12pt" fo:font-weight="bold" style:font-size-asian="12pt" style:font-weight-asian="bold"/>
    </style:style>
    <style:style style:name="T345" style:family="text">
      <style:text-properties fo:font-size="12pt" fo:font-style="italic" style:font-size-asian="12pt" style:font-style-asian="italic"/>
    </style:style>
    <style:style style:name="T346" style:family="text">
      <style:text-properties style:font-name="Symbol" fo:font-size="12pt" style:font-size-asian="12pt"/>
    </style:style>
    <style:style style:name="T347" style:family="text">
      <style:text-properties style:text-position="sub 58%" fo:font-size="12pt" style:font-size-asian="12pt"/>
    </style:style>
    <style:style style:name="T348" style:family="text">
      <style:text-properties style:font-name="Plato Regular" fo:font-size="12pt" style:font-size-asian="12pt" style:font-name-complex="Plato Regular"/>
    </style:style>
    <style:style style:name="T349" style:family="text">
      <style:text-properties style:font-name="Plato Regular" fo:font-size="12pt" style:text-underline-style="solid" style:text-underline-width="auto" style:text-underline-color="font-color" style:font-size-asian="12pt" style:font-name-complex="Plato Regular"/>
    </style:style>
    <style:style style:name="T350" style:family="text">
      <style:text-properties style:font-name="Plato Regular" fo:font-size="12pt" style:font-name-asian="Plato Regular" style:font-size-asian="12pt" style:font-name-complex="Plato Regular"/>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Frame">
      <style:graphic-properties fo:margin-left="0in" fo:margin-right="0.1043in" fo:margin-top="0in" fo:margin-bottom="0in" style:wrap="right" style:number-wrapped-paragraphs="no-limit" style:vertical-pos="top" style:vertical-rel="paragraph-content" style:horizontal-pos="left" style:horizontal-rel="paragraph" fo:padding="0in" fo:border="non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space-before="0.6252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626in" fo:text-indent="-0.25in" fo:margin-left="0.562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26in" fo:text-indent="-0.25in" fo:margin-left="0.812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26in" fo:text-indent="-0.25in" fo:margin-left="1.062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26in" fo:text-indent="-0.25in" fo:margin-left="1.312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26in" fo:text-indent="-0.25in" fo:margin-left="1.562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26in" fo:text-indent="-0.25in" fo:margin-left="1.812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26in" fo:text-indent="-0.25in" fo:margin-left="2.06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26in" fo:text-indent="-0.25in" fo:margin-left="2.312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26in" fo:text-indent="-0.25in" fo:margin-left="2.56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26in" fo:text-indent="-0.25in" fo:margin-left="2.8126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327in" fo:text-indent="-0.25in" fo:margin-left="0.532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27in" fo:text-indent="-0.25in" fo:margin-left="0.782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27in" fo:text-indent="-0.25in" fo:margin-left="1.032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27in" fo:text-indent="-0.25in" fo:margin-left="1.282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27in" fo:text-indent="-0.25in" fo:margin-left="1.532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27in" fo:text-indent="-0.25in" fo:margin-left="1.782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27in" fo:text-indent="-0.25in" fo:margin-left="2.032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27in" fo:text-indent="-0.25in" fo:margin-left="2.282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27in" fo:text-indent="-0.25in" fo:margin-left="2.53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27in" fo:text-indent="-0.25in" fo:margin-left="2.7827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0">
      <text:list-level-style-number text:level="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5">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5">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5">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5">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5">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5">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5">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background" style:vertical-pos="from-top" style:vertical-rel="paragraph" style:horizontal-pos="from-left" style:horizontal-rel="paragraph" draw:wrap-influence-on-position="once-concurrent" style:flow-with-text="false"/>
    </style:style>
    <style:style style:name="gr4" style:family="graphic">
      <style:graphic-properties draw:marker-start="Double_20_arrow_20_curved" draw:marker-end="Double_20_arrow_20_curved" draw:fill="gradient" draw:fill-color="#729fcf" draw:fill-gradient-name="Gray_20_Gradient_20_1" draw:textarea-horizontal-align="justify" draw:textarea-vertical-align="middle" draw:auto-grow-height="false" fo:wrap-option="wrap" style:run-through="background" style:vertical-pos="from-top" style:vertical-rel="paragraph" style:horizontal-pos="from-left" style:horizontal-rel="paragraph" draw:wrap-influence-on-position="once-concurrent" style:flow-with-text="false"/>
    </style:style>
    <style:style style:name="gr5" style:family="graphic">
      <style:graphic-properties svg:stroke-color="#000000"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Arrow" draw:marker-end="Arrow"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201in" svg:stroke-color="#000000" draw:marker-start-width="0.2008in" draw:marker-end-width="0.2008in" draw:fill="none" draw:fill-color="#ffffff" fo:min-height="0.8425in"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in" svg:y="0in" svg:width="6.4583in" draw:z-index="0">
        <draw:text-box fo:min-height="0.0161in">
          <text:p text:style-name="P34"/>
          <text:p text:style-name="P181"/>
        </draw:text-box>
      </draw:frame>
      <text:p text:style-name="P121">FACT<text:span text:style-name="T155">©</text:span>: Foundation for Analysis through Critical Thinking</text:p>
      <text:p text:style-name="P27">Why Johnny can't Learn Math</text:p>
      <text:p text:style-name="Text_20_body"><text:span text:style-name="T66"><text:tab/>According to the National Council of Supervisors of Mathematics</text:span><text:span text:style-name="T63">1</text:span><text:span text:style-name="T66"> “learning to solve problems is the principal reason for studying mathematics.” Despite this belief, American students' achievement in mathematical problem solving and math in general is quite appalling and alarming. These concerns are constantly validated by a number of international assessments that rank student performance by nations on a number of subjects from mathematics and science through reading. One such assessment, t</text:span><text:span text:style-name="T183">he Program for International Student Assessment (PISA), which collects test results from 65 countries every three years show in 2012 that U.S. students ranked below average in math among the world's most-developed countries. Over the past several years American schools have initiated a number of reforms to improve its rankings</text:span><text:span text:style-name="T62"> </text:span><text:span text:style-name="T66">to address the achievement gap; however, its students have failed to move up the rankings in any substantive way and there is little evidence that improvements are occurring in the mathematics classroom. Sadly, PISA depicts American 15-year-olds continuing to perform at consistently low levels in a test that measures students' proficiency in reading, math and science worldwide, failing to score in the global top 20 in math. In fact, NPR journalist, Claudia Sanchez stated “</text:span><text:span text:style-name="T183">Well, if that's all it is – a thermometer – the U.S. appears to be bedridden with a fever while other countries are getting healthier and stronger. In math, U.S. 15-year-olds look pretty weak, they ranked 36th among 64 nations, somewhere between Lithuania and the Slovak Republic. In science, the U.S. ranked 28th between Denmark and Spain. And in reading, the U.S. ranked 24th.”</text:span><text:span text:style-name="T62"> </text:span></text:p>
      <text:p text:style-name="Text_20_body"><text:span text:style-name="T66"><text:tab/>In fact, </text:span><text:span text:style-name="T183">29 nations and other jurisdictions outperformed the United States by a statistically significant margin, reports </text:span><text:a xlink:type="simple" xlink:href="http://www.edweek.org/ew/articles/2013/12/03/14pisa.h33.html?tkn=TVOFK6Cf%2F8yEOu9QtmrZ7A2yUM0KFGZKxTBY&amp;cmp=clp-edweek"><text:span text:style-name="T92">Education Week</text:span></text:a><text:span text:style-name="T183">. </text:span><text:span text:style-name="T66">The top overall; scores came from Shanghai, Singapore, Hong Kong, Taiwan, South Korea, Macao and Japan, followed by Lichtenstein, Switzerland, the Netherlands and Estonia. </text:span><text:span text:style-name="T183">The math scores of students in Shanghai showed that they are "the equivalent of over two years of formal schooling ahead of those observed in Massachusetts, itself a strong-performing U.S. state," according to the study. American Education Secretary Arne Duncan called the PISA findings a "picture of educational stagnation." He</text:span><text:span text:style-name="T62"> </text:span><text:a xlink:type="simple" xlink:href="http://abcnews.go.com/Politics/wireStory/asian-nations-dominate-international-test-21078503"><text:span text:style-name="T92">told The Associated Press</text:span></text:a><text:span text:style-name="T182"> </text:span><text:span text:style-name="T183">that America needs to "invest in early education, raise academic standards, make college affordable, and do more to recruit and retain top-notch educators."</text:span></text:p>
      <text:p text:style-name="P147"><text:span text:style-name="T187"><text:tab/>The most widely used measures of school achievement in the U.S., </text:span><text:span text:style-name="T193">corroborating PISA results,</text:span><text:span text:style-name="T187"> are scores from the National Assessment of Educational Progress (NAEP), which are available back to the early 1970s. </text:span><text:span text:style-name="T66">The NAEP have monitored student progress in reading and mathematics for representative samples of 9-, 13-, and 17-year-olds since the early 1970s. D</text:span><text:span text:style-name="T187">ata, consistent with PISA findings, reveal average NAEP math scores for 17-year-olds score rose just two points to 306 in 2008 from 304 in 1973.</text:span><text:span text:style-name="T154">27</text:span><text:span text:style-name="T66"> Results from the 2012 assessments show that compared to the first assessment in 1971 for reading and in 1973 for mathematics, scores were slightly higher in 2012 for 9- and 13-year-olds and not significantly different for 17-year-old. </text:span><text:span text:style-name="T102">T</text:span><text:span text:style-name="T66">hese scores are on a 500-point scale. Thus, after years of calling for higher standards, new goals, and a myriad of initiatives</text:span><text:span text:style-name="T187">, NAEP long-term data do not depict any significant improvements in students' overall learning. Experiments by federal, state, and local authorities and major shifts in the emphasis of federal policy have all failed to bring systematic improvement.</text:span><text:span text:style-name="T154">30</text:span></text:p>
      <text:p text:style-name="Text_20_body"><text:span text:style-name="T66"><text:tab/>Ironically; however, Secretary Duncan's well-intentioned statement </text:span><text:span text:style-name="T83">supporting higher standards is </text:span><text:span text:style-name="T84">all </text:span><text:span text:style-name="T83">too </text:span><text:span text:style-name="T66">familiar and </text:span><text:span text:style-name="T84">seems </text:span><text:span text:style-name="T66">as stagnated as his many predecessors' in federal and state levels of education across the political spectrum. Over the past several decades, former presidents, governors, and other politicians have consistently put forth the familiar and simplistic panaceas and mantras for solving America's math ills</text:span><text:span text:style-name="T84"> that genreally consitst of, but not excluded to, one or more of the following recommendations for improving education: </text:span><text:span text:style-name="T66">rais</text:span><text:span text:style-name="T84">ing</text:span><text:span text:style-name="T66"> standards, hold</text:span><text:span text:style-name="T84">ing</text:span><text:span text:style-name="T66"> educators accountable, </text:span><text:span text:style-name="T84">focusing on the basics, </text:span><text:span text:style-name="T66">increas</text:span><text:span text:style-name="T84">ing</text:span><text:span text:style-name="T66"> standardized testing hir</text:span><text:span text:style-name="T84">ing</text:span><text:span text:style-name="T66"> more and better teachers, and reduc</text:span><text:span text:style-name="T84">ing</text:span><text:span text:style-name="T66"> classroom size”. </text:span><text:span text:style-name="T84">Consider the manifest</text:span><text:span text:style-name="T66"> redundancy of Secretary Duncan's </text:span><text:span text:style-name="T84">perceived need for higher academic standards as reflectted in public statements</text:span><text:span text:style-name="T66"> from former presidents and others:</text:span><text:span text:style-name="T186"> “</text:span><text:span text:style-name="T66">we must encourage the teaching of new basics, reward teachers of merit, enforce tougher standards...” </text:span><text:span text:style-name="T71">Ronald Reagan, 40</text:span><text:span text:style-name="T64">th</text:span><text:span text:style-name="T66"> </text:span><text:span text:style-name="T67">President; </text:span><text:span text:style-name="T186">“</text:span><text:span text:style-name="T187">You see, we’ll never be able to compete in the 21st century unless we have an education system that doesn’t quit on children, an education system that raises standards...” </text:span><text:span text:style-name="T189">George W. Bush, 43rdPresident;</text:span><text:span text:style-name="T187"> </text:span><text:span text:style-name="T207">"Based on high standards for all students, high-quality professional development for teachers... provides a solid foundation for raising student achievement”</text:span><text:span text:style-name="T186"> </text:span><text:span text:style-name="T208">William J. Clinton</text:span><text:span text:style-name="T200"> </text:span><text:a xlink:type="simple" xlink:href="http://en.wikipedia.org/wiki/List_of_Presidents_of_the_United_States"><text:span text:style-name="T95">42</text:span></text:a><text:a xlink:type="simple" xlink:href="http://en.wikipedia.org/wiki/List_of_Presidents_of_the_United_States"><text:span text:style-name="T97">nd</text:span></text:a><text:span text:style-name="T62">; </text:span><text:span text:style-name="T186">“</text:span><text:span text:style-name="T187">when it comes to developing the high standards we need...”</text:span><text:span text:style-name="T189">Barack Obama, 44th President;</text:span><text:span text:style-name="T188"> </text:span><text:span text:style-name="T192">and </text:span><text:span text:style-name="T188">“</text:span><text:span text:style-name="T66">If we are going to give children a first class education...you make it clear that there are standards we expect” </text:span><text:span text:style-name="T72">Tony Blair, Prime Minister of the United Kingdom , 1997-2007</text:span><text:span text:style-name="T66">. So, political rhetoric and well-meaning efforts have led to a number or efforts intended to improve education; however, results from assessments have remained dormant regardless of the calls for reform. </text:span><text:span text:style-name="T210"> </text:span></text:p>
      <text:p text:style-name="Text_20_body"><text:span text:style-name="T211"><text:tab/>A brief non-exhaustive, and, to that extent, not completely fair, review of federal education initiatives follows. It is not my intent to judge the merits of any of these, but to simply make the case that politicians and professional educators have missed the mark. I don't believe it is worthwhile to spend much time focusing on past and current failures, which </text:span><text:soft-page-break/><text:span text:style-name="T211">would certainly be a book in itself and possibly comprise several volumes; rather, I intend to provide an historical context of policy, paradigms. and mindsets that have contributed to poor performance in the classroom. Afterwards, I will launch into my primary purpose of this book – to make the case and provide a model for exemplary teaching that leads to improved learning of mathematics – learning that replaces superficial understandings with deep conceptual understandings that lead to higher performance and achievement. </text:span><text:span text:style-name="T212">When it comes to educational reform, I'm reminded of the quote from Henry David Thoreau: “</text:span><text:span text:style-name="T22">There are a thousand hacking at the branches of evil to one who is striking at the root.” Education reform has been hacking at branches while few are striking the root. The root is learning and the branches are the focus of educational policies. </text:span></text:p>
      <text:p text:style-name="P62"><text:tab/><text:span text:style-name="T211">Before delving far into the past, at the outset, I do believe that several efforts of the past initiatives have made improvements primarily by providing greater access to education, but none have improved the overall mathematics achievement among American students. To begin the review, I'll start with the Elementary and Secondary Education Act (ESEA) of 1965 which at its peak exponentially multiplied the duties and budget of the Department of Health, Education and Welfare's Office of Education. Chiefly, ESEA provided significant Federal aid to school districts with large numbers of low income students. ESEA improved many aspects of schooling and provided local schools needed assistance, and its greatest contribution was in providing the Federal government the </text:span><text:span text:style-name="T212">ability</text:span><text:span text:style-name="T211"> it needed to force </text:span><text:span text:style-name="T212">desegregation in the south</text:span><text:span text:style-name="T211">ern schools. Since 1965, ESEA was reauthorized </text:span><text:span text:style-name="T212">about </text:span><text:span text:style-name="T211">every six years with very modest incremental changes until the Clinton administration in 2001 that modified the ESEA to include the No Child Left Behind Act (ESEA-NCLB). Prior to Clinton, ESEA captured the policy paradigm of the time and became the model for future legislation. To varying degrees it resulted in pieces of legislation primarily focused to foster educational equality for all social groups and led to the creation of Head Start.</text:span></text:p>
      <text:p text:style-name="P148"><text:span text:style-name="T160"><text:tab/>Shortly after its inception, and as early as 1967, both conservative and liberal critics expressed concerns that federal funding through ESEA did not provide rewards for educating students nor consequences for failing to educate them. Thermstrom and Thermstrom (2003) write, Senator Robert Kennedy was so concerned that the Federal government would pour money into schools to help low income students without actually helping low income students that he told the U.S. Commissioner of Education that he wanted to amend ESEA "because it doesn't have any way of educating those damned educators like you, Frank, and we really ought to have some sort of evaluation in there..” <text:s/>Unfortunately, Kennedy's call for accountability was not realized and until 2002 the Federal government </text:span><text:span text:style-name="T173">continued to </text:span><text:span text:style-name="T160">provide funds with no assurance that children were benefiting from federal educational programs (thermstron and thermstrom). Federal and state programs until recently, </text:span><text:span text:style-name="T173">viewed</text:span><text:span text:style-name="T160"> quality </text:span><text:span text:style-name="T173">in</text:span><text:span text:style-name="T160"> terms of inputs and process measures such as, </text:span><text:span text:style-name="T174">among others,</text:span><text:span text:style-name="T160"> student-to–teacher ratios, funding per student, library collection, number of certified teachers, programs, </text:span><text:span text:style-name="T174">facilities, </text:span><text:span text:style-name="T160">and age of textbooks. </text:span><text:span text:style-name="T174">In contrast, measuring school quality in terms of outputs and productivity (learning, student achievement, completion rates) were not the focus of educational policy for decades </text:span><text:span text:style-name="T268">(</text:span><text:span text:style-name="T43">Maranto, </text:span><text:span text:style-name="T44">and</text:span><text:span text:style-name="T43">. McShane, </text:span><text:span text:style-name="T44">2012)</text:span><text:span text:style-name="T267"> </text:span><text:span text:style-name="T174">. </text:span><text:span text:style-name="T160">As Guskin put it in a 1994 Change article "We are so wedded to a definition of quality based on resources that we find it extremely difficult to deal with the results of our work, namely student learning. </text:span><text:span text:style-name="T174">Barr and Tagg, i</text:span><text:span text:style-name="T160">n </text:span><text:span text:style-name="T174">a </text:span><text:span text:style-name="T160">1995 a Change magazine <text:s/>provide</text:span><text:span text:style-name="T174">d</text:span><text:span text:style-name="T160"> an enlightening example demonstrating the difference between an input versus an output paradigm for education:</text:span></text:p>
      <text:p text:style-name="Text_20_body"><text:tab/><text:span text:style-name="T139">“</text:span><text:span text:style-name="T165">If we compare outcomes assessment with the input measures controlling policy…we find that measures of <text:tab/>outcome provide far more genuine information about learning than do measures of input. Learning outcomes <text:tab/>include whatever students do as a result of a learning experience. Any measurement of students' products from an <text:tab/>educational experience… would produce more useful information on learning than the present method of <text:tab/>measuring inputs and ignoring outcomes. It would make more sense to fund a college on the number of math </text:span><text:span text:style-name="T166"><text:tab/>p</text:span><text:span text:style-name="T165">roblems students solve, for example, than to fund it on the number of students who sit in math classes. We suspect <text:tab/>that any system of institutional incentives based on outcomes would lead to greater learning than any system of <text:tab/>incentives based on inputs.” </text:span></text:p>
      <text:p text:style-name="P103"><text:tab/>Under the old paradigm, educators aimed to provide access to higher education and a more just social system, especially for historically, under-represented groups such as African-Americans and Hispanics. Over time, however, a large number of reformers gradually reached the consensus that ESEA and education policy were flawed in disregarding measurable educational outcomes as suggested by Kennedy and others. Even teachers unions and other defenders of the status quo (on both the right and left of American politics), who rejected accountability measures for years, eventually came to accept the idea that academic performance should be measured by achievement tests, completion rates, and international comparisons. In 1995 <text:span text:style-name="T284">the </text:span>Change magazine article <text:span text:style-name="T284">cited earlier,</text:span> Barr and Tagg eloquently captured the essence of what was missing from education policy and practices. Although the focus of the article dealt with undergraduate education, it reflected emerging beliefs about needed educational reform for K-12 and challenged education stakeholders to a new way of thinking about education that Barr and Tagg labeled as a learning paradigm. The following is Barr and Tagg’s description of the <text:span text:style-name="T285">common sense of a l</text:span>earning paradigm: “Too often, mere access hasn't served students well. Under the Learning Paradigm, the goal for underrepresented students (and all students) becomes not simply access but success. By "success" we mean the achievement of overall student educational objectives such as earning a degree, persisting in school, and learning <text:soft-page-break/>the "right" things – the skills and knowledge that will help students to achieve their goals in work and life. A Learning Paradigm college, therefore, aims for ever-higher graduation rates while maintaining or even increasing learning standards.”</text:p>
      <text:p text:style-name="P149"><text:span text:style-name="T160"><text:tab/>Eventually the slow movement toward benchmarking success of American schools based on outputs (meeting learning outcomes, rankings, and graduation) rather than inputs (funding, access, and new programs) has became the focus of reform, </text:span><text:span text:style-name="T177">and b</text:span><text:span text:style-name="T160">ecause benchmarks require standards, the emphasis and political discourse has now shifted toward performance standards and testing. Standards based education is a marked improvement and a very important component of accountability and has become the national focus, if not obsession, of the Department of Education. However, the focus still remains too narrow in scope and does not address </text:span><text:span text:style-name="T171">how</text:span><text:span text:style-name="T160"> to get there, or what it takes to improve students' learning. </text:span><text:span text:style-name="T178">A strict standards-based emphasis that n</text:span><text:span text:style-name="T177">eglect</text:span><text:span text:style-name="T178">s</text:span><text:span text:style-name="T177"> research-based principles for learning from </text:span><text:span text:style-name="T178">converging evidence drawn from</text:span><text:span text:style-name="T177"> research in cognitive science, </text:span><text:span text:style-name="T178">psychology, </text:span><text:span text:style-name="T177">research on ma</text:span><text:span text:style-name="T178">s</text:span><text:span text:style-name="T177">ter teachers, and research in cognitive support will not lead to better learning </text:span><text:span text:style-name="T178">or higher performance levels </text:span><text:span text:style-name="T179">on the aggregate</text:span><text:span text:style-name="T178">. Without changing teaching, </text:span><text:span text:style-name="T177">classroom </text:span><text:span text:style-name="T179">practices</text:span><text:span text:style-name="T177"> </text:span><text:span text:style-name="T178">will continue using its warn out and archaic/per-scientific</text:span><text:span text:style-name="T177"> methodologies</text:span><text:span text:style-name="T178">. Cognitive research that focuses on how our brains acquire, </text:span><text:span text:style-name="T179">store,</text:span><text:span text:style-name="T178"> construct, and use information and</text:span><text:span text:style-name="T160"> recent discoveries about how the mind works and how students learn </text:span><text:span text:style-name="T178">cannot be ignored</text:span><text:span text:style-name="T160">.</text:span> <text:span text:style-name="T176">I will describe, later in the article, how teaching in U.S. classrooms differ from other countries that out perform American students, and provide a basis and understanding of how new discoveries can be implemented for effective learning in mathtematics. </text:span></text:p>
      <text:p text:style-name="P149"><text:span text:style-name="T179"><text:tab/>I</text:span><text:span text:style-name="T160">n a nutshell, </text:span><text:span text:style-name="T172">adpotion of </text:span><text:span text:style-name="T160">standards </text:span><text:span text:style-name="T172">and learning outcomes is </text:span><text:span text:style-name="T179">a necessary, but not sufficient component of true reform in education</text:span><text:span text:style-name="T160">; however, the teaching paradigm that has been the basis of classroom instruction must change as well. Otherwise, the adage, “if you keep doing what you</text:span><text:span text:style-name="T172">'ve</text:span><text:span text:style-name="T160"> done, then you will get what you’ve got” will </text:span><text:span text:style-name="T172">certainly apply to new reform efforts that focus on </text:span><text:span text:style-name="T179">measureable </text:span><text:span text:style-name="T172">learning </text:span><text:span text:style-name="T179">outcomes that do not provide new ways to meet standards. </text:span><text:span text:style-name="T160">Based on past history of educational initiatives and even recent results of student achievement following the implementation of standards, </text:span><text:span text:style-name="T172">few schools from K12 through college </text:span><text:span text:style-name="T160">have </text:span><text:span text:style-name="T172">not changed </text:span><text:span text:style-name="T160">the</text:span><text:span text:style-name="T172">ir</text:span><text:span text:style-name="T160"> existing paradigm</text:span><text:span text:style-name="T172">s</text:span><text:span text:style-name="T160"> of teaching </text:span><text:span text:style-name="T172">and </text:span><text:span text:style-name="T160">student performance </text:span><text:span text:style-name="T172">has remained </text:span><text:span text:style-name="T160">flat.</text:span></text:p>
      <text:p text:style-name="Text_20_body"><text:span text:style-name="T264"><text:tab/>The call for a new paradigm for teaching to meet new standards </text:span><text:span text:style-name="T265">is a concern for researchers in education that have studied past practices in relation to student learning. </text:span><text:span text:style-name="T263">According to Lee Shulman, </text:span><text:span text:style-name="T257">president emeritus of The </text:span><text:span text:style-name="Emphasis"><text:span text:style-name="T52">Carnegie Foundation for the Advancement of Teaching</text:span></text:span><text:span text:style-name="T263">, “</text:span><text:span text:style-name="T260">We were shocked by the results of the publication of the Third International Math and Science Studies, where for the first time we compared our advanced placement students--the </text:span><text:span text:style-name="Emphasis"><text:span text:style-name="T260">créme de la créme</text:span></text:span><text:span text:style-name="T260"> of American students--against the best students in other countries. We learned that the coverage strategy just doesn't work. Our kids don't match up well with their international counterparts. The very best explanation for the differences in performance lies in our very different ways of teaching. We define rigor as teaching our students more, however superficially. Other countries bring a much smaller set of ideas to students, then elaborate and deepen them pedagogically. They don't cover as much material, but the students understand more robustly what they have studied. If we are to take learning seriously, we will have to find another strategy .” </text:span><text:span text:style-name="T263">The following excerpt from Barr and Tagg’s seminal arcle in Change magazine constrasts the difference in the traditional “teaching paradigm” from a learning paradigm. The reader is encouraged to read the comple</text:span><text:span text:style-name="T266">t</text:span><text:span text:style-name="T263">e article to gain insights into how the teaching and learning process should be reformed to reflect the emphasis on outcomes-based learning.</text:span></text:p>
      <text:p text:style-name="Text_20_body"> </text:p>
      <table:table table:name="Table1" table:style-name="Table1">
        <table:table-column table:style-name="Table1.A"/>
        <table:table-column table:style-name="Table1.B"/>
        <table:table-header-rows>
          <table:table-row>
            <table:table-cell table:style-name="Table1.A1" table:number-columns-spanned="2" office:value-type="string">
              <text:p text:style-name="P2">Comparison Educational Paradigms</text:p>
            </table:table-cell>
            <table:covered-table-cell/>
          </table:table-row>
          <table:table-row>
            <table:table-cell table:style-name="Table1.A2" office:value-type="string">
              <text:p text:style-name="P16">The Instruction Paradigm </text:p>
            </table:table-cell>
            <table:table-cell table:style-name="Table1.B2" office:value-type="string">
              <text:p text:style-name="P1"><text:span text:style-name="T226">Th</text:span><text:span text:style-name="T225">e Learning Paradigm </text:span></text:p>
            </table:table-cell>
          </table:table-row>
        </table:table-header-rows>
        <table:table-row>
          <table:table-cell table:style-name="Table1.A2" office:value-type="string">
            <text:list xml:id="list6676423864305182587" text:style-name="L23">
              <text:list-header>
                <text:p text:style-name="P348">Mission and Purposes</text:p>
              </text:list-header>
              <text:list-item>
                <text:p text:style-name="P350">·Provide/deliver instruction</text:p>
              </text:list-item>
              <text:list-item>
                <text:p text:style-name="P350">·Transfer knowledge from faculty to students</text:p>
              </text:list-item>
              <text:list-item>
                <text:p text:style-name="P349">·Offer courses and programs</text:p>
              </text:list-item>
              <text:list-item>
                <text:p text:style-name="P349">·Improve the quality of instruction</text:p>
              </text:list-item>
              <text:list-item>
                <text:p text:style-name="P349">·Achieve access for diverse students</text:p>
              </text:list-item>
              <text:list-item>
                <text:p text:style-name="P351"> </text:p>
              </text:list-item>
            </text:list>
          </table:table-cell>
          <table:table-cell table:style-name="Table1.B2" office:value-type="string">
            <text:list xml:id="list93402907162246" text:continue-numbering="true" text:style-name="L23">
              <text:list-header>
                <text:p text:style-name="P348">Mission and Purposes</text:p>
              </text:list-header>
              <text:list-item>
                <text:p text:style-name="P349">·Produce learning</text:p>
              </text:list-item>
              <text:list-item>
                <text:p text:style-name="P349">·Elicit students discovery and construction of </text:p>
                <text:p text:style-name="P349">knowledge</text:p>
              </text:list-item>
              <text:list-item>
                <text:p text:style-name="P349">·Create powerful learning environments</text:p>
              </text:list-item>
              <text:list-item>
                <text:p text:style-name="P349">·Improve the quality of learning</text:p>
              </text:list-item>
              <text:list-item>
                <text:p text:style-name="P349">·Achieve success for diverse students </text:p>
              </text:list-item>
              <text:list-item>
                <text:p text:style-name="P351"> </text:p>
              </text:list-item>
            </text:list>
          </table:table-cell>
        </table:table-row>
        <table:table-row>
          <table:table-cell table:style-name="Table1.A2" office:value-type="string">
            <text:p text:style-name="P202">Criteria for Success</text:p>
            <text:p text:style-name="P203">·Learning varies</text:p>
            <text:p text:style-name="P203">Inputs, resources</text:p>
            <text:p text:style-name="P201"><text:soft-page-break/>·Quality of entering students</text:p>
            <text:p text:style-name="P201">·Curriculum development,expansion</text:p>
            <text:p text:style-name="P201">·Quantity and quality of resources</text:p>
            <text:p text:style-name="P201">·Enrollment, revenue growth</text:p>
            <text:p text:style-name="P201">Quality of faculty, instruction</text:p>
          </table:table-cell>
          <table:table-cell table:style-name="Table1.B2" office:value-type="string">
            <text:p text:style-name="P202">Criteria for Success</text:p>
            <text:p text:style-name="P201">Learning varies</text:p>
            <text:p text:style-name="P201">·Learning &amp; student-success outcomes</text:p>
            <text:p text:style-name="P201"><text:soft-page-break/>·Quality of exiting students</text:p>
            <text:p text:style-name="P201">·Learning technologies development,</text:p>
            <text:p text:style-name="P201">·Quantity and quality of outcomes</text:p>
            <text:p text:style-name="P201">·Aggregate learning growth, efficiency</text:p>
            <text:p text:style-name="P201">Quality of students, learning</text:p>
            <text:p text:style-name="P200"> </text:p>
          </table:table-cell>
        </table:table-row>
        <table:table-row>
          <table:table-cell table:style-name="Table1.A2" office:value-type="string">
            <text:p text:style-name="P201">·<text:span text:style-name="T128">Teaching/Learning Structures</text:span></text:p>
            <text:p text:style-name="P201">·Atomistic; parts prior to whole</text:p>
            <text:p text:style-name="P201">·Time held constant,learning varies</text:p>
            <text:p text:style-name="P201">·50-minute lecture,3-unit course</text:p>
            <text:p text:style-name="P201">·Classes start/end at same time </text:p>
            <text:p text:style-name="P201">·One teacher, one classroom</text:p>
            <text:p text:style-name="P201">·Independent disciplines, departments</text:p>
            <text:p text:style-name="P201">·Covering material</text:p>
            <text:p text:style-name="P201">·End-of-course assessment</text:p>
            <text:p text:style-name="P201">·Grading within classes by instructors</text:p>
            <text:p text:style-name="P201">·Private assessment</text:p>
            <text:p text:style-name="P201">·Degree equals accumulated credit hours</text:p>
            <text:p text:style-name="P201"> </text:p>
          </table:table-cell>
          <table:table-cell table:style-name="Table1.B2" office:value-type="string">
            <text:p text:style-name="P202">Teaching/Learning Structures</text:p>
            <text:p text:style-name="P201">·Holistic; whole prior to parts</text:p>
            <text:p text:style-name="P201">·Learning held constant, time varies</text:p>
            <text:p text:style-name="P201">·Learning environments</text:p>
            <text:p text:style-name="P201">·Environment ready when student is</text:p>
            <text:p text:style-name="P201">·Whatever learning experience works</text:p>
            <text:p text:style-name="P201">·Cross discipline/department </text:p>
            <text:p text:style-name="P201">·Specified learning results</text:p>
            <text:p text:style-name="P201">·Pre/during/post assessments</text:p>
            <text:p text:style-name="P201">·External evaluations of learning</text:p>
            <text:p text:style-name="P201">·Public assessment</text:p>
            <text:p text:style-name="P201">·Degree equals demonstrated knowledge and </text:p>
            <text:p text:style-name="P201">skills</text:p>
            <text:p text:style-name="P201"> </text:p>
          </table:table-cell>
        </table:table-row>
        <table:table-row>
          <table:table-cell table:style-name="Table1.A2" office:value-type="string">
            <text:p text:style-name="P202">Learning Theory</text:p>
            <text:p text:style-name="P201">·Knowledge exists "out there"</text:p>
            <text:p text:style-name="P201">·Knowledge comes in chunks and bits; </text:p>
            <text:p text:style-name="P201">delivered by instructors and gotten by students</text:p>
            <text:p text:style-name="P201">·Learning is cumulative and linear</text:p>
            <text:p text:style-name="P201">·Fits the storehouse of knowledge metaphor</text:p>
            <text:p text:style-name="P201">·Learning is teacher centered and controlled</text:p>
            <text:p text:style-name="P201">·"Live" teacher, "live" students required</text:p>
            <text:p text:style-name="P201">·The classroom and learning are competitive </text:p>
            <text:p text:style-name="P201">and individualistic</text:p>
            <text:p text:style-name="P201">·Talent and ability are rare</text:p>
            <text:p text:style-name="P200"> </text:p>
          </table:table-cell>
          <table:table-cell table:style-name="Table1.B2" office:value-type="string">
            <text:p text:style-name="P202">Learning Theory</text:p>
            <text:p text:style-name="P201">·Knowledge exists in each person's mind and </text:p>
            <text:p text:style-name="P201">is shaped by individual experience</text:p>
            <text:p text:style-name="P201">·Knowledge is constructed, created,</text:p>
            <text:p text:style-name="P201">Productivity/Funding</text:p>
            <text:p text:style-name="P201">·Learning is a nesting and interacting of </text:p>
            <text:p text:style-name="P201">frameworks</text:p>
            <text:p text:style-name="P201">·Fits learning how to ride a bicycle metaphor</text:p>
            <text:p text:style-name="P201">·Learning is student centered &amp; controlled</text:p>
            <text:p text:style-name="P201">·"Active" learner required, but not "live" </text:p>
            <text:p text:style-name="P201">students required</text:p>
            <text:p text:style-name="P201">·Learning environments and learning are </text:p>
            <text:p text:style-name="P201">cooperative, collaborative, &amp; supportive</text:p>
            <text:p text:style-name="P201">·Talent and ability are abundant</text:p>
            <text:p text:style-name="P200"> </text:p>
          </table:table-cell>
        </table:table-row>
        <table:table-row>
          <table:table-cell table:style-name="Table1.A2" office:value-type="string">
            <text:p text:style-name="P202">Productivity/Funding</text:p>
            <text:p text:style-name="P201">·Definition of productivity: cost per hour of </text:p>
            <text:p text:style-name="P201">instruction per student</text:p>
            <text:p text:style-name="P201">·Funding for hours of instruction </text:p>
          </table:table-cell>
          <table:table-cell table:style-name="Table1.B2" office:value-type="string">
            <text:p text:style-name="P202">Productivity/Funding</text:p>
            <text:p text:style-name="P201">·Definition of productivity: cost per unit of </text:p>
            <text:p text:style-name="P201">learning per student</text:p>
            <text:p text:style-name="P201">·Funding for learning outcomes</text:p>
            <text:p text:style-name="P200"> </text:p>
          </table:table-cell>
        </table:table-row>
        <table:table-row>
          <table:table-cell table:style-name="Table1.A2" office:value-type="string">
            <text:p text:style-name="P202">Nature of Roles </text:p>
            <text:p text:style-name="P201">·Faculty are primarily lecturers</text:p>
          </table:table-cell>
          <table:table-cell table:style-name="Table1.B2" office:value-type="string">
            <text:p text:style-name="P202">Nature of Roles</text:p>
            <text:p text:style-name="P201">·Faculty are primarily designers of learning </text:p>
            <text:p text:style-name="P200"> </text:p>
          </table:table-cell>
        </table:table-row>
        <table:table-row>
          <table:table-cell table:style-name="Table1.A2" office:value-type="string">
            <text:p text:style-name="P202">Methods and Environments</text:p>
            <text:p text:style-name="P201">·Faculty and students act independently and in </text:p>
            <text:p text:style-name="P201">Isolation</text:p>
            <text:p text:style-name="P201">Teachers classify and sort students ·</text:p>
            <text:p text:style-name="P201">·Staff serve/support faculty and the process of </text:p>
            <text:p text:style-name="P201">instruction</text:p>
            <text:p text:style-name="P201">·Any expert can teach ·</text:p>
            <text:p text:style-name="P201"><text:soft-page-break/>·Line governance; independent actors </text:p>
            <text:p text:style-name="P200"> </text:p>
            <text:p text:style-name="P200"> </text:p>
          </table:table-cell>
          <table:table-cell table:style-name="Table1.B2" office:value-type="string">
            <text:p text:style-name="P202">Methods and Environmenets</text:p>
            <text:p text:style-name="P201">Faculty and students work in teams with each </text:p>
            <text:p text:style-name="P201">other and other staff</text:p>
            <text:p text:style-name="P201">Teachers develop every student's </text:p>
            <text:p text:style-name="P201">competencies and talents</text:p>
            <text:p text:style-name="P201">·All staff are educators who produce student </text:p>
            <text:p text:style-name="P201">learning and success</text:p>
            <text:p text:style-name="P201"><text:soft-page-break/>Empowering learning is challenging and </text:p>
            <text:p text:style-name="P201">complex</text:p>
            <text:p text:style-name="P201">·Shared governance; teamwork independent </text:p>
            <text:p text:style-name="P201">actors</text:p>
            <text:p text:style-name="P200"> </text:p>
          </table:table-cell>
        </table:table-row>
      </table:table>
      <text:p text:style-name="P103">http://critical.tamucc.edu/~blalock/readings/tch2learn.htm (18 of 19)9/23/2004 10:27:52 AMBarr and Tagg, From Teaching to Learning</text:p>
      <text:p text:style-name="Text_20_body"/>
      <text:p text:style-name="P150"><text:span text:style-name="T213">Evolution of National Standards</text:span><text:span text:style-name="T211"> – The Common Core</text:span></text:p>
      <text:p text:style-name="P152"><text:span text:style-name="T215"><text:tab/>Efforts to use the powers of the federal government, especially through the U.S. Department of Education (USDE), to impose more rigorous </text:span><text:span text:style-name="T216">academic</text:span><text:span text:style-name="T215"> standards in American schools </text:span><text:span text:style-name="T216">have evolved over the past three</text:span><text:span text:style-name="T215"> decades and the terms of both Republican and Democratic presidents. These efforts have been more or less well-funded but all of them </text:span><text:span text:style-name="T216">eventually fizzeled out or were merged into new programs and agendas as new presidents were elected. </text:span><text:span text:style-name="T215">Nonetheless, for decades it has been the dream of many reformers</text:span><text:span text:style-name="T287">—left, right, and center—that the United States would move towards a more nationalized vision of </text:span><text:span text:style-name="T288">K-12 public</text:span><text:span text:style-name="T287"> education.</text:span></text:p>
      <text:p text:style-name="P156"><text:span text:style-name="T214"><text:tab/>A principal catalyst for reform occurred i</text:span><text:span text:style-name="T211">n August 198</text:span><text:span text:style-name="T214">1 when</text:span><text:span text:style-name="T211"> Terrell Bell, President Ronald Reagan's </text:span><text:span text:style-name="T214">S</text:span><text:span text:style-name="T211">ecretary of </text:span><text:span text:style-name="T214">E</text:span><text:span text:style-name="T211">ducation, assembled a panel of experts and charged them with the task of developing a report on "the quality of education in the United States." </text:span><text:span text:style-name="T66">eighteen months later the well-known report was released i</text:span><text:span text:style-name="T211">n 1983 by the National Commission on Excellence in Education (NCEE), titled </text:span><text:span text:style-name="T80">A Nation at Risk</text:span><text:span text:style-name="T103">. "</text:span><text:span text:style-name="T66">The educational foundations of our society," its authors declared, "are presently eroded by a rising tide of mediocrity that threatens our very future as a Nation and a people." </text:span><text:span text:style-name="T187">A Nation at Risk, written by a federal blue ribbon commission. As Congressional Quarterly noted: "A Nation at Risk was such a hit that Reagan political strategists began using its call for higher education standards as an issue for the 1984 campaign.</text:span></text:p>
      <text:p text:style-name="P129"><text:tab/>Two years after "A Nation at Risk" was released, the Carnegie Foundation for the Advancement of Teaching issued data that it said amounted to "an indictment of the schools." The findings <text:span text:style-name="T286">depict dire implications</text:span> for <text:span text:style-name="T286">American </text:span>corpora<text:span text:style-name="T286">tions</text:span>. Nearly 75 percent of the major U.S. corporations it surveyed were forced to offer their employees courses in reading, writing, and computation -- skills that should have been mastered before entering the workforce. <text:span text:style-name="T286">Data also reveal that</text:span>, American corporations were spending more than $40 billion <text:span text:style-name="T286">annually </text:span>to educate their workers (a figure that included money spent on remedial education as well as other professional development). The same year, the Committee for Economic Development, an independent organization of 200 business executives and educators, issued a similar report warning that the quality of the nation's education system put the economic future of the United States in peril. "[E]ducation has a direct impact on employment, productivity, and growth, and on the nation's ability to compete in the world economy," the report said. "Therefore, we cannot fail to respond."</text:p>
      <text:p text:style-name="Text_20_body"><text:span text:style-name="T187"><text:tab/>Since Reagan, presidents promoted an </text:span><text:span text:style-name="T195">even </text:span><text:span text:style-name="T187">expanded role for the federal government in education. President George H.W. Bush promoted the creation of "national goals" for schools. </text:span><text:span text:style-name="T194">Later, </text:span><text:span text:style-name="T187">President Bill Clinton signed </text:span><text:span text:style-name="T194">the </text:span><text:span text:style-name="T187">Goals 2000: Educate America Act to promote "national education goals." He also signed the Improving America's Schools Act, which required states to develop federally approved education plans coordinated with Goals 2000, and to adopt tests to ensure that students made yearly progress. If states did not comply with these and other mandates, they would lose some of their federal education subsidies. Afterwards, President George W. Bush greatly increased federal involvement with his No Child Left Behind Act of 2002.</text:span><text:span text:style-name="T153">23. </text:span><text:span text:style-name="T66">State, local, and school officials have complained bitterly abou</text:span><text:span text:style-name="T86">t </text:span><text:span text:style-name="T66">NCLB with respect to </text:span><text:span text:style-name="T86">its unfair penalization of schools with large numbers of poor and minority students and <text:s/>other burdensome dictates </text:span><text:span text:style-name="T66">such items as statewide testing, annual progress measurements, teacher qualifications, public-school choice, and after-school tutoring.</text:span></text:p>
      <text:p text:style-name="P78"/>
      <text:p text:style-name="P78"/>
      <text:p text:style-name="P78"/>
      <text:p text:style-name="P78"/>
      <text:p text:style-name="P78"/>
      <text:p text:style-name="P158"><text:soft-page-break/><text:span text:style-name="T66"><text:tab/>To date the movement to develop new standards has culminated in the Common Core State Standar</text:span><text:span text:style-name="T87">d</text:span><text:span text:style-name="T66">s Initiative that details what K-12 students should know in English language arts and mathematics at the end of each grade. </text:span><text:span text:style-name="T118">The initiative introduced the final version of the standards in June 2010, and by September </text:span><text:span text:style-name="T21">2012, 46 states, the District of Columbia, and other U.S. territories had adopted the Common <text:s/>Core State Standards. </text:span><text:span text:style-name="T66">The initiative is sponsored by the </text:span><text:a xlink:type="simple" xlink:href="http://en.wikipedia.org/wiki/National_Governors_Association"><text:span text:style-name="T93">National Governors Association</text:span></text:a><text:span text:style-name="T62"> </text:span><text:span text:style-name="T66">(NGA) and the </text:span><text:a xlink:type="simple" xlink:href="http://en.wikipedia.org/wiki/Council_of_Chief_State_School_Officers"><text:span text:style-name="T92">Council of Chief State School Officers</text:span></text:a><text:span text:style-name="T101"> </text:span><text:span text:style-name="T66">(CCSSO) and seeks to establish consistent education standards across the states as well as ensure that students graduating from high school are prepared to enter two- or four-year college programs or enter the workforce.</text:span><text:bookmark text:name="cite_ref-1"/><text:a xlink:type="simple" xlink:href="http://en.wikipedia.org/wiki/Common_Core_State_Standards_Initiative#cite_note-1"><text:span text:style-name="T92">[1]</text:span></text:a><text:span text:style-name="T117"> </text:span><text:span text:style-name="T17">The adoption of the common core state standards </text:span><text:span text:style-name="T20">is viewed by its supporters as</text:span><text:span text:style-name="T17"> the first step toward meaningful and comprehensive comparisons of student performance and achievement among states. </text:span><text:span text:style-name="T23">The Common Core State Standards Initiative has been appointing advisory committees for several years. Major corporate and foundation sponsors have emerged. Unions have weighed in. And several key education-advocacy groups are devoting themselves to the charge. </text:span><text:span text:style-name="T26">In fact,</text:span><text:span text:style-name="T25"> the Melinda and Bill Gates Foundation has planned (in concert with the USDE) and funded all the development, review, and promotion of this initiative, including the selection of most of the personnel on the various standards development committees.</text:span></text:p>
      <text:p text:style-name="P158"><text:span text:style-name="T24"><text:tab/>Common Core advocates have emphasized that the initiative was state-led, </text:span><text:span text:style-name="T26">not mandatory,</text:span><text:span text:style-name="T24"> and the standards developed without participation from the federal government </text:span><text:span text:style-name="T26">[ASCD]</text:span><text:span text:style-name="T24">; </text:span><text:span text:style-name="T27">howeve, </text:span><text:span text:style-name="T25">the federal government has played a major role in support of the initiative. T</text:span><text:span text:style-name="T24">he Obama administration supports that goal and has found several ways to pressure the states into adopting the Common Core. </text:span><text:span text:style-name="T25">Obama's </text:span><text:span text:style-name="T24">U.S. Secretary of Education Arne Duncan provided incentives for states to adopt college- and career- readiness standards, such as the common core, through the U.S. Department of Education’s Race to the Top initiative. The Race to the Top initiative gave states the chance to compete for a share of $4 billion in reform funds, offering the possibility to infuse tens of millions </text:span><text:span text:style-name="T26">o</text:span><text:span text:style-name="T24">f dollars into their K–12 education systems over four years. </text:span><text:span text:style-name="T25">Alth</text:span><text:span text:style-name="T26">o</text:span><text:span text:style-name="T25">ugh </text:span><text:span text:style-name="T26">i</text:span><text:span text:style-name="T25">ndividual states choose whether or not to adopt these standards, </text:span><text:span text:style-name="T26">most states face funding challenges and the </text:span><text:span text:style-name="T27">opportunity </text:span><text:span text:style-name="T26"><text:s/>for gaining federal dollars for participating in the initiative is </text:span><text:span text:style-name="T27">too great an incentive to ignore</text:span><text:span text:style-name="T25">. </text:span><text:span text:style-name="T26">An addition</text:span><text:span text:style-name="T27">al</text:span><text:span text:style-name="T26"> incentive for adoption is the allowance </text:span><text:span text:style-name="T27">for</text:span><text:span text:style-name="T26"> </text:span><text:span text:style-name="T66">State Departments of Education </text:span><text:span text:style-name="T87">to drop NCLB if they</text:span><text:span text:style-name="T85"> adopt </text:span><text:span text:style-name="T66">the standards; however, two conditions apply. First, the use of the standards must be "in support" of the standards and the waiver only applies if the state has adopted the standards "in whole."</text:span></text:p>
      <text:p text:style-name="P157"><text:span text:style-name="T66"><text:tab/>One positive aspect of the Core Standards is the recognition of practices adapted from the five </text:span><text:a xlink:type="simple" xlink:href="http://en.wikipedia.org/wiki/Principles_and_Standards_for_School_Mathematics#Process_standards"><text:span text:style-name="T92">process standards</text:span></text:a><text:span text:style-name="T101"> </text:span><text:span text:style-name="T66">of the </text:span><text:a xlink:type="simple" xlink:href="http://en.wikipedia.org/wiki/National_Council_of_Teachers_of_Mathematics"><text:span text:style-name="T92">National Council of Teachers of Mathematics</text:span></text:a><text:span text:style-name="T101"> </text:span><text:span text:style-name="T66">and the five strands of proficiency in the </text:span><text:a xlink:type="simple" xlink:href="http://en.wikipedia.org/wiki/United_States_National_Research_Council"><text:span text:style-name="T93">National Research Council</text:span></text:a><text:span text:style-name="T62">’</text:span><text:span text:style-name="T66">s </text:span><text:span text:style-name="T67">Adding It Up </text:span><text:span text:style-name="T66">report.</text:span><text:bookmark text:name="cite_ref-26"/><text:a xlink:type="simple" xlink:href="http://en.wikipedia.org/wiki/Common_Core_State_Standards_Initiative#cite_note-26"><text:span text:style-name="T92">[26]</text:span></text:a><text:span text:style-name="T66">These practices are to be taught in every grade from kindergarten to twelfth grade. Details of how these practices are to be connected to each grade level's mathematics content are left to local implementation of the Standards. Although the mathematics Standards are research-based, it remains to be seen </text:span><text:span text:style-name="T82">whether classroom teaching will fundamentally change. Given the past relationship between federal initiatives fo</text:span><text:span text:style-name="T66">r the K-12 classroom and improved student achievement, I am doubtful that teaching practices will be changed. Moreover, The Common Core initiative only specifies what students should know at each grade level and describes the skills that they must acquire in order to achieve college or career readiness. Individual school districts are responsible for choosing curricula based on the standards.</text:span><text:bookmark text:name="cite_ref-Truth_37-1"/><text:a xlink:type="simple" xlink:href="http://en.wikipedia.org/wiki/Common_Core_State_Standards_Initiative#cite_note-Truth-37"><text:span text:style-name="T92">[37]</text:span></text:a><text:span text:style-name="T66">.</text:span><text:span text:style-name="T201"> </text:span><text:span text:style-name="T202">There are no data collection requirements of states adopting the CCSS. Standards define expectations for what students should know and be able to do by the end of each grade. Implementing the CCSS does not require data collection. The means of assessing students and the data that results from those assessments are up to the discretion of each state and are separate and unique from the CCSS.</text:span></text:p>
      <text:p text:style-name="P109"><text:span text:style-name="T123"><text:tab/>P</text:span><text:span text:style-name="T122">rofessional development, curriculum, pedagogies, </text:span><text:span text:style-name="T124">or systemic structures to rethink better learning environments for students </text:span><text:span text:style-name="T123">are left to the states</text:span><text:span text:style-name="T124">. </text:span><text:span text:style-name="T203">I have strong doubts about whether the federal government has the capacity to nurture effective practices. </text:span><text:span text:style-name="T287">States that have adopted the standards may choose to work together to develop instructional materials and curricula. As states join together to adopt the same Common Core State Standards, publishers of instructional materials and experienced educators </text:span><text:span text:style-name="T289">have begun to</text:span><text:span text:style-name="T287"> develop new resources around these shared standards. Two consortia of states are developing common assessments – the Partnership for Assessment of Readiness for College and Career (PARCC) and the Smarter Balanced Assessment Consortium (SBAC). These state-led consortia on assessment are grounded in the following principles: Allow for comparison across students, schools, districts, states and nations; Create economies of scale;Provide information and support more effective teaching and learning; and Prepare students for college and careers. </text:span><text:span text:style-name="T289">[ASCD]</text:span></text:p>
      <text:p text:style-name="P109"><text:span text:style-name="T289"><text:tab/>Implementation problems are exacerbated by juglgling many reformas at the same time the states are trying to implement the Common Core Standards. For</text:span><text:span text:style-name="T125"> example, to apply for Race to the Top funds, m</text:span><text:span text:style-name="T123">ost </text:span><text:span text:style-name="T125">states </text:span><text:span text:style-name="T123">have </text:span><text:span text:style-name="T125">enacted </text:span><text:span text:style-name="T123">contraversial </text:span><text:span text:style-name="T125">educator effectiveness policies that tie at least a portion of a teacher’s yearly evaluations to students’ test scores on state assessments. These educator effectiveness laws and policies are based on the current state assessments, which are aligned to current state standards. </text:span><text:span text:style-name="T123">A</text:span><text:span text:style-name="T287">ccording to </text:span><text:span text:style-name="T289">the</text:span><text:span text:style-name="T287"> ACSD </text:span><text:span text:style-name="T290">(</text:span><text:span text:style-name="T289">f</text:span><text:span text:style-name="T287">ormerly the Association for Supervision and Curriculum Development), “Educators are unclear on where to focus their instructional efforts and the school leaders are overwhelmed, </text:span><text:span text:style-name="T289">in</text:span><text:span text:style-name="T287"> trying to lead multiple major reform efforts and uncertain about where to direct professional development... Furthermore, the simultaneous reforms have exceeded the capacity of most states and local education agencies and if, compromising educators ability to best implementing reform.” ASCD <text:s/>( Executive Director Gene R. Carter </text:span><text:soft-page-break/><text:span text:style-name="T287">summarized the situation in the field: “Rapid adoption of the Common Core standards has outstripped both professional and public understanding of the standards and their potential for changing the learning and teaching paradigm. It is essential that district and school leaders have the opportunity to learn about the standards and raise questions that will help guide their transition, implementation, and communication strategies.”</text:span></text:p>
      <text:p text:style-name="P151"><text:span text:style-name="T287"><text:tab/>Without in-depth knowledge of the Common Cor</text:span><text:span text:style-name="T289">e</text:span><text:span text:style-name="T287"> </text:span><text:span text:style-name="T289">S</text:span><text:span text:style-name="T287">tandards, many educators have charged ahead thinking in terms of standards implementation cycles of the past. A common consequence, </text:span><text:span text:style-name="T291">according to ASCD </text:span><text:span text:style-name="T287">is a “crosswalk approach, in which educators compare the Common Core standards side by side with the state’s current math and English language arts and literacy standards, looking for similar or matching verbiage so that they can deem those standards as already taught. However, the crosswalk approach fails to adequately capture thelevel of content mastery, rigor, and depth of change necessary to meet the expectations of college and career readiness in the Common Core standards.” <text:s/></text:span><text:span text:style-name="T291">This mimimalist approach to incorporate a new paradigm for teachin into often failed an archaic infrastruce typically leads toward a superficial approach that does not develop a new culture of learning as described earlier bt Barr and Tagg. </text:span></text:p>
      <text:p text:style-name="P109"><text:span text:style-name="T287"><text:tab/>To facilitate Common Core standards implementation and </text:span><text:span text:style-name="T291">provide</text:span><text:span text:style-name="T287"> resources and professional development </text:span><text:span text:style-name="T291">for </text:span><text:span text:style-name="T287">educators, <text:s/>ASCD </text:span><text:span text:style-name="T291">has provided an oline resource</text:span><text:span text:style-name="T287"> EduCore™ digital tool (</text:span><text:span text:style-name="T255">http://educore.ascd.org</text:span><text:span text:style-name="T287">) </text:span><text:span text:style-name="T291">a</text:span><text:span text:style-name="T287">s a repository of evidence-based strategies, videos, and supporting documents that help educators transition to the Common Core State Standards in both mathematics and English language arts and literacy. Funded by the grant from the Bill &amp; Melinda Gates Foundation, the EduCore tool is free and available to educators across the nation. </text:span><text:span text:style-name="T291">T</text:span><text:span text:style-name="T289">he EduCore tool features resources such as videos, PowerPoint presentations, Common Core math materials, and formative assessment lessons. The formative assessment lesson plans, titled “classroom challenges” and designed for grades 6–12, were developed by the Mathematics Assessment Resource Services. The lessons feature problem-solving and content development formative assessments on many subjects (e.g., solving linear equations with two variables, applying <text:s/>angle theorems). </text:span><text:span text:style-name="T291">At present, the tool is still underdevelopment and doesn't provide sufficient curriculum resources for a robust implementation.</text:span></text:p>
      <text:p text:style-name="P159"><text:span text:style-name="T187"><text:tab/>My impression, based on the last 30 years, is that the federal government is likely to be hoodwinked </text:span><text:span text:style-name="T190">by states and local districts that constantly find ways to circumvent better learning and develop strategies for “playing the testing game” to ensure that benchmarks are met. As recently as last week I tutored a third grader who was identified as unlikely to pass the Florida FCAT </text:span><text:span text:style-name="T196">(Florida Comprehensive Assessment Exam)</text:span><text:span text:style-name="T190">. After accessing the student's understanding of the arithmetic he needed to know to pass the test, it was evident that he lacked an understanding of the meaning of basic operations. After explaining to the teacher that her student needed to go back to the basics <text:s/>- start with concrete objects, and move toward symbolic operations, I was firmly told to forget that, just have him memorize the stuff. After all, the student has to pass the test. </text:span></text:p>
      <text:p text:style-name="P159"><text:span text:style-name="T196"><text:tab/>The experience illicited a flashback of my life in North Carolina. A local</text:span><text:span text:style-name="T190"> elementary school in North Carolina that received recognition for its “exemplary” writing program based on student performance on end-of-grade testing. To prepare students for the writing test, students were provided templates to memorize for a variety of writing tasks. </text:span><text:span text:style-name="T191">The templates were replete with cues and prompts for completing essays. Although the previous examples are anecdotal, that are emblematic of approaches that many schools employ to meet mandated test results. Sometimes it seems </text:span><text:span text:style-name="T160">that the reforms have exacerbated problems. In the 2006 report, " the silent academic: perspectives of high school dropouts" contend that "if schools are only the rewarded for raising test grades, the law that could have the unintended effect of g</text:span><text:span text:style-name="T180">iving</text:span><text:span text:style-name="T160"> schools an incentive to the push out low performing students whose test scores would bring down school averages" (p18.). To this extent the attempt to raise standards may have backfired, resulting in higher dropout rates, and overemphasis on test scores and a tendency </text:span><text:span text:style-name="T180">toward</text:span><text:span text:style-name="T160"> grade inflation,- all with a goal to boost high school graduation rates and avoid financial sanctions for a underperforming schools. <text:s/></text:span></text:p>
      <text:p text:style-name="P52"><text:tab/>Standardized testing has been a big part of public education in Florida for more than a decade. The Florida Comprehensive Assessment Test – the FCAT – debuted in 1998. It’s used as a tool to assess high school students, determine their class placement and decide whether they can graduate from high school. But over time, FCAT has also become a management tool. Students’ scores on that test now determine school funding levels, teacher evaluations, and starting this year teacher pay. FCAT scores also help determine whether a school itself stays open or is shut down for poor performance. Critics of the FCAT say teachers, under pressure to help students achieve higher test scores, have emphasized test-taking skills over core subject lessons. Students are taught to memorize facts and eliminate answers on multiple-choice questions.</text:p>
      <text:p text:style-name="P57">“<text:span text:style-name="T142">From the time a child is in kindergarten, every option that a child is given has four answers for which two or three can be easy eliminated,” said Raquel Regalado, a Miami-Dade school board member. “Unfortunately, life doesn’t give you four options for which two or three can be easily eliminated. And that’s the problem.”The FCAT has become more rigorous over the years in reading, writing and math. But the material doesn’t align with what is tested on the college entrance exam.</text:span></text:p>
      <text:p text:style-name="P33"><text:span text:style-name="T17">Policy makers have understood this for a while. In 2006, the research arm of the Florida Legislature, widely known by its acronym OPPAGA,studied remedial education in community colleges. The study concluded that the FCAT created a </text:span><text:soft-page-break/><text:span text:style-name="T17">disconnect between the skills taught in public schools and those needed in college. Success on the FCAT, the state accountability office found, “does not ensure students are prepared for college-level work.” OPPAGA noted that despite previous reports pointing out the same problems, state education leaders and legislators had not reviewed the effectiveness of the FCAT.</text:span></text:p>
      <text:p text:style-name="P35"/>
      <text:p text:style-name="P168">College <text:span text:style-name="T292">Unp</text:span>reparedness – <text:span text:style-name="T292">a Validation of the Plight of American High Schools</text:span></text:p>
      <text:p text:style-name="P70"><text:tab/>Twenty years after the firestorm created by "A Nation at Risk" little overall achievement gains have been realized in America's schools and the call for higher standards continues to ring. Friedberg (2009), in an editorial for the <text:span text:style-name="T137">Boston Globe</text:span>, claimed that the state of mathematics literacy and education in America is an actual crisis. While many researchers have noted declining college readiness among incoming freshmen, a consensus has begun to emerge; incoming freshmen are more likely to need developmental, the college euphemism for “remedial”, coursework <text:span text:style-name="T292">and other support </text:span>in mathematics, and they are less likely to successfully complete this coursework (Stigler, Givven, &amp; Thompson 2009). While non-successful completion and attrition have long been recognized problems in the post-secondary educational system, <text:span text:style-name="T292">the need for </text:span>developmental (remedial) mathematics is now the most often recognized primary academic obstacle to student persistence and success at the post-secondary level (Shmitz 2006). Unless the well documented and noted problem with entry-level mathematics is addressed, many other efforts in post-secondary education will be for naught.</text:p>
      <text:p text:style-name="P160"><text:span text:style-name="T117"><text:tab/>The need for developmental course offerings has never been greater. </text:span><text:span text:style-name="T258">Over 60 percent of all students entering community colleges in the United States are required to complete developmental courses and a s</text:span><text:span text:style-name="T259">obbering</text:span><text:span text:style-name="T258"> 70 percent of these students never complete the required mathematics courses, blocking their way to higher education credentials and with them, a wide array of technical and related careers. Traditionally, only 5 percent of students earn college math credit within a year of continuous enrollment</text:span><text:span text:style-name="T117"> (</text:span><text:a xlink:type="simple" xlink:href="http://www.carnegiefoundation.org/developmental-math"><text:span text:style-name="T153">http://www.carnegiefoundation.org/developmental-math</text:span></text:a><text:span text:style-name="T66">). Research cited in the 2008 Small American Schools report, </text:span><text:span text:style-name="T67">Diploma to Nowhere</text:span><text:span text:style-name="T66">, suggest that over one third of all college students need developmental coursework and that, for those entering the community college, about 43% enroll in at least one developmental course. The trouble with schools during the is time was supported by the 2007 National Assessment of Educational Progress (NAEP) which demonstrated that only one quarter of high school students showed proficiency in mathematics and only 43% performed at college ready levels on the ACT the same year.The report claims that the American high schools "profoundly fails to prepare students for postsecondary work," ( p.2) and estimates the cost of remediation for a two year public colleges at over a two billion. Though it is difficult to estimate the total costs of remediation, the Alliance for Excellent Education estimates that remedial education for community college students who have recently completed high school costs taxpayers about $1.4 billion annually, not including costs associated with older students or those incurred at four-year institutions.20T his cost issue caught the attention of state policymakers in the 1990s as they reacted to the seeming waste of “paying twice” for what should have been taught in high school.</text:span></text:p>
      <text:p text:style-name="P110"><text:span text:style-name="T62"><text:tab/>Data from enrollment statistics for developmental courses </text:span><text:span text:style-name="T120">over the last decade </text:span><text:span text:style-name="T62">validate the levels of unpreparedness of American students for higher education. A study commissioned by the NCES in 2003, reporting on remedial enrollments in fall 2000, found that 42 percent of community college students enrolled in at least one remedial course, compared to 20% of public four-year college students other studies confirm these differences by institutional type, but estimate the rates are even higher. In Minnesota community and technical colleges 48% of its students enrolled in one or more developmental courses, Compared to 29% at its four-year colleges and universities. The 2002 study by the education commission of the state's (ECS) found that remedial education rates at community colleges range from 10% to 72%. State level remediation rates at public four-year colleges range from 6% to 50%. </text:span></text:p>
      <text:p text:style-name="P110"><text:span text:style-name="T62"><text:tab/>Recent data from the Florida college system indicates that the remediation rate has remained relatively constant in that system since 1997. </text:span><text:span text:style-name="T126">Despite the Florida </text:span><text:span text:style-name="T62"><text:s/>numerous reforms and increased standards and testing, </text:span><text:span text:style-name="T126">evidence is clear, that they </text:span><text:span text:style-name="T62">had contributed little to improving student performance. </text:span><text:span text:style-name="T126">Consider that i</text:span><text:span text:style-name="T29">n Florida, m</text:span><text:span text:style-name="T30">ore than half of the </text:span><text:span text:style-name="T31">all </text:span><text:span text:style-name="T30">high school graduates who took the college placement test had to take at least one remedial class </text:span><text:span text:style-name="T31">upon matriculating into one of its colleges or universities</text:span><text:span text:style-name="T30">. And while many of those students struggle with basic reading and writing skills, the subject they’re most unprepared for in college is math. </text:span><text:span text:style-name="T32">In the 2010-11 school year, 125,042 Florida college students needed to take a remedial math class (Florida Center for Investigative Reporting and State Impact). Florida has found that number has been growing for some time, and is more than double the number requiring remedial classes in reading (54,489) or writing (50,906).</text:span></text:p>
      <text:p text:style-name="P125"><text:span text:style-name="T293"><text:tab/>The Florida Department of Education would leave people to believe that most of the </text:span>growth in remedial math classes comes from students age 20 and over, <text:span text:style-name="T280">that seek bettter employment and/or higher wage and higher demand jobs and have fallen victin to down turns in the economy and lack of jobs. These students do account for a <text:s/>number of students that are f</text:span>ar removed from the math drills <text:span text:style-name="T293">which have become rusty over time,</text:span> if they had them to begin with. <text:span text:style-name="T293">But, among the students age 20 and over are a signmificant number of students that entered college at age 18 or 19, after graduating high school. Many of these students are currently enrolled in developmental courses and have not finished the required sequence. In 2010-11, 54 percent of students coming out of high school failed at least one subject on the Florida College System’s </text:span><text:soft-page-break/><text:span text:style-name="T293">placement test, according to an investigation by the Florida Center for Investigative Reporting and State Impact Florida.That meant nearly 30,000 students – high school graduates – had to take at least one remedial course in college. <text:s/></text:span></text:p>
      <text:p text:style-name="P59"><text:span text:style-name="T119"><text:tab/>T</text:span><text:span text:style-name="T116">here’s a price to all these students showing up at Florida’s 28 community and state colleges unprepared. The students must pay for – and the state must subsidize – the remedial coursework. The costs of remedial education, shared by students and the state, have jumped from $118 million in 2004-05 to $168 million in 2010-11. Most of the state’s cost is spent on non-traditional students – students who return to college after being out of school for a while. But according the Florida Department of Education, about one-third of the cost of remedial education is spent on students who are fresh out of Florida high schools.</text:span></text:p>
      <text:p text:style-name="P126"><text:span text:style-name="T305"><text:tab/>It is not uncommon for a signficant number of students to be required to complete a sequence of developmental courses in math (level1 and level2), reading (levels 1-3) and Enlish (levels 1-2) before enrolling in their first course college level course within their chosen field of study. A large number of these students passed the Florida FCAT and graduated from public high schools. Often refered to as <text:s/>“developmental hell,” students were banished from college level courses until they completed a slew of remedial courses at a cost of $300 - $500 per course. Sadly enough, </text:span>the math crisis is <text:span text:style-name="T280">critically damning am</text:span>ong students coming to college straight out of high school. Some 44 percent of high school graduates who took the Florida College System’s entrance exam failed the math section in 2010-11. Less than a third failed in reading and writing. Remedial classes do not count toward a college degree. Each class runs an entire semester. And students cannot enroll in college classes until they pass all their remedial courses. <text:span text:style-name="T306">S</text:span>tudents who fail a remedial class are less likely to make it to the finish line of graduation.</text:p>
      <text:p text:style-name="P32"><text:span text:style-name="T17"><text:tab/>Florida’s remedial education needs are much greater than in many other states. Nationwide,</text:span><text:a xlink:type="simple" xlink:href="http://www.all4ed.org/files/SavingNowSavingLaterRemediation.pdf">about 40 percent of all first-year students need remedial education</text:a><text:span text:style-name="T7"> </text:span><text:span text:style-name="T17">before they can enroll in credit-bearing courses, according to the Alliance for Excellent Education, a Washington, D.C.-based</text:span><text:span text:style-name="Strong_20_Emphasis"><text:span text:style-name="T17"> </text:span></text:span><text:span text:style-name="T17">policy and advocacy group </text:span><text:span text:style-name="T18">The numbers are </text:span><text:span text:style-name="T19">particularly poor</text:span><text:span text:style-name="T18"> at Miami Dade College, <text:s/></text:span><text:span text:style-name="T19">where</text:span><text:span text:style-name="T18">e, 63 percent of high school graduates take at least one remedial course upon enrollment. Many of them are shocked to find out that they weren’t ready for college despite having </text:span><text:span text:style-name="T19">earned </text:span><text:span text:style-name="T18">a high school diploma.</text:span></text:p>
      <text:p text:style-name="P36"/>
      <text:p text:style-name="P182"><text:span text:style-name="T302"><text:tab/>The situation in Florida is similar to what’s happening across the United States. A 2010 Columbia University study</text:span><text:span text:style-name="T185"> </text:span><text:span text:style-name="T302">of 57 community colleges in seven states found that one in two incoming students needed to take remedial math courses. <text:s/>Another study by Harvard University researchers looked around the world. It found that only 32 percent of U.S. high school students graduating in 2011 were proficient in math. Of 65 nations that participated in the Harvard survey, the U.S. ranked 32nd. Vinton Gray Cerf, an Internet entrepreneur quoted in the Harvard report, said the U.S. is not producing enough innovators because of a deteriorating K-12 education system. He also blamed a national culture that doesn’t value engineering and science.</text:span></text:p>
      <text:p text:style-name="P117"/>
      <text:p text:style-name="P112"><text:tab/>Colleges and universities which admit underprepared students do so on the assumption that developmental courses can improve their preparedness for college level work (Cross, 1976; Maxwell, 1985, Roueche &amp; Snow, 1977). If this assistance were not provided. institutions would either face failing large numbers of students or lower their academic standards to accommodate student deficiencies. Most institutional administrators realize that neither alternative is acceptable.<text:span text:style-name="T294">T</text:span>he research <text:span text:style-name="T294">literature indicates that</text:span> college students who enroll in developmental courses, on average, have less favorable educational outcomes than students who enter ready for a college-level work; <text:span text:style-name="T294">however</text:span>, successful completion of the developmental coursework reduces the gap and provides a stepping stone to degree attainment. <text:span text:style-name="T299">However, s</text:span>everal national and state studies lead to the same conclusion: students who complete remedial courses are more likely to achieve educational success than those who are provided opportunities to complete the courses and are permitted to not to enroll in them.Although developmental education is costly, a potentially successful student who fails in college and doesn't earn a technical degree or higher, is a loss of human resources that cannot be easily replaced. A society that doesn't realize that its greatest resource in today's world is having a large pool of skilled workers that knows how to write complete sentences, interpret and solve mathematical situations or engage in critical thinking is a society that cannot compete with other nations. <text:s/></text:p>
      <text:p text:style-name="P112"/>
      <text:p text:style-name="P113"><text:span text:style-name="T299"><text:tab/>I experienced first hand the erosion of academic stantdards that occur when colleges allow underprepared students to enroll in large numbers into college level courses without having first completing remedial courses that were prescribed. For nearly ten years, I was employed as a community college faculty member, teaching mathematics and physics and was eventually promoted to Dean of Arts and Sciences. While serving as a faculty member, I was fully aware of research in developmenetal studies and attended numerous conferences and presentations related to the important research in developmental mathematcix. Moreover, most of the community colleges in North Caroliina were adopting mandatory placement and testing policies and were reporteing favorable results. Note that during this time, the college policy was mandatory testing for all new students; however, placement into developmental courses based on results was not mandatory </text:span><text:soft-page-break/><text:span text:style-name="T299">for students and test results were used only for advising students. The majority of students ignored placement results and their advisors' recommendations and students did not enroll in developmental courses in even the most extreme cases where the results indicated severe deficincies in students' mathematical (or reading and writing) abilities. <text:s/></text:span></text:p>
      <text:p text:style-name="P114"><text:span text:style-name="T299"><text:tab/>I often taught </text:span>introductory math c<text:span text:style-name="T299">ourses from college algebra and statistics t</text:span>hat were full of students that could not perform basi<text:span text:style-name="T294">c</text:span> arithmetic although they were recent high school graduates and had completed four units of college prep math in high school. <text:span text:style-name="T299">Mathematics faculty were pressured by administdration to maintain high retention and passing rates. As a young faculty member, I felt pressured to pass students that did not meet course standards and coerced to dumb down the course. I remember some of the discussions that I had with my colleaques who felt badly about passing students along to satisfy college administration. I recall a particular conversation with one faculty member that could not understand why the administration would not consent to placement and remediation policies adopted by other colleeges. One <text:s/>faculty member's comment was indicative of the gerneral feeling and pratices during that time: “I hope that most people understand that a “C” in a community college is an “F” anywhere else, but my “A” students are “A” students anywhere. “ So there you have it, to play the game, this teacher challenged the top students and gave everyone else a grade “C” in order to keep her job. </text:span></text:p>
      <text:p text:style-name="P114"><text:span text:style-name="T299"><text:tab/>The prevailing philosophy among the administration, constantly communicated to the faculty, was that good teachers "got students through" (i.e. had high pass rates). Moreover, college policy allowed faculty to teach evening courses and receive extra pay, and most faculty wanted the extra money. However, the evening dean could employ faculty “at will” without approval from academic departments and it was understood by all that low passing rates or dissatisfied students meant no evening employment and extra earnings. Even worse, faculty were employed on nine month contracts and could teach during summer term and receive a pro-rata portion of their regular salary based on the number of courses taught. Again, with few exceptions, faculty that the administration deemed “student friendly” were provided the opportunity for summer employment. So, passing students along, maintaining high stutdent ratings, and “life is good.” Needless to say, grade inflation was rampant and a letter grade of “C” became the default grade for failing students.</text:span> According to Boylan (2002<text:span text:style-name="T297">) “</text:span>developmental education resolves this dilemma. It insures that students who reach advanced courses will have the skills necessary to do the work in these courses." Students generally do not exit from developmental courses or programs until they are capable of doing college-level work. The purpose of developmental programs is to develop students’ skills so that they can meet academic standards that should have been attained after graduating high school.</text:p>
      <text:p text:style-name="P113"><text:span text:style-name="T295"><text:tab/>As a new colllege dean supported by the mathematics faculty that were relieved to have someone from their ranks address the problem that unfairly compromised their ability to teach real college-level courses to students that were capable of truly passing their courses. So, it became my goal, if not obsession to collect data and convince administration, primairly the colllege president, that allowing students that were not prepared to enroll into courses when remediation was needed was actually not a “student freindly” practice. I started collecting data to compare students that completed the prescribed developmental courses based on placement testing with those those students whose palacement test scores indicated a need for remedial coursework in mathematics and chose not to enroll in remedial courses. My study consisted of comparing both of these groups with students that placed out of developmental studies where test results indicated that students were college ready. </text:span>My study consisted of separating data into two sets <text:span text:style-name="T300">and tracking performance among</text:span>: 1) students' with scores on the College Placement Test (CPT) that indicated a need for remediation and who elected to not enroll in developmental courses, and 2) students' with scores on the College Placement Test (CPT) that indicated a need for remediation and elected to follow the prescribe developmental courses as indicated on the CPT. </text:p>
      <text:p text:style-name="P115"><text:tab/>Findings were predictabl<text:span text:style-name="T300">e</text:span>. Students that enrolled directly into college math courses rather than the prescribed remedial or developmental courses had significantly higher failure rates in the first college level math course in which they enrolled; whereas, students that successfully completed developmental courses enjoyed much greater success rates than the students that ignored placement test results. Findings indicated that <text:span text:style-name="T300">students completing </text:span>developmental courses <text:span text:style-name="T300">had</text:span> greater passing <text:span text:style-name="T300">and</text:span> graduation rates, <text:span text:style-name="T300">and overall gpa's than</text:span> <text:span text:style-name="T300">students that chose not to </text:span>complet<text:span text:style-name="T300">e</text:span> the developmental sequence. </text:p>
      <text:p text:style-name="P223"><text:tab/>At the same time that I was conducting my research, I had contacted a State University where nealry 75% of the college transfer students enrolled after receiving an associate degree of completing gernearl education core courses prior to transfering at the community college. I sent a request to the university registrar for a list of all students that had transferred from our college over the past five years. After I received the names, I had the college registrar locate each students placement score, and separate students into two classes: those that placed developmental and completed the sequence prior to completing the first college level course at the college and those that placed into developmental studies but did not enroll in developmental courses. In both cases, students passed college mathematics and English prior to transfer. I then sent the two list of names to the University and requested that they provide me statistical analysis of each group to included number of students on academic probation, overall gpa, gpa on math courses attempted at the university, retention rates, number of hours attempted and number of credit hours completed. In all categories, students that were passed along by the community college and did not complete the developmental sequence were subsequently accepted by the universtiy and suffered severly in comparison to either students that transferred and completed remediation and students that transferred and did not need remiedial course work. </text:p>
      <text:p text:style-name="P116"><text:soft-page-break/><text:span text:style-name="T298">I</text:span> presented <text:span text:style-name="T296">the results of the study to the </text:span><text:s/>college president with <text:span text:style-name="T301">my </text:span>recommendations to require mandatory placement and testing for all new students. The president <text:span text:style-name="T301">summariyl rejected my proposanl </text:span>citing that " students had a right to fail" <text:span text:style-name="T296">and that “good faculty at the college always found a way to get students through.” I remember clearly how he scoled me stating “at least we gave them a chance” (at the university, sic). The cost of ignorance and drop outs is higher. Good academic support and developmental education programs promote higher reenrollment and retention rates for students. For example,data studies at the University of Missouri-Kansas City suggest that for every dollar invested in the Supplemental Instruction (SI) program, the institution receives between $1.5 and $2 due to a higher rate of reenrollment on the part of SI participants. Often learning centers should be center pieces for effective cam pus-wide student retention programs.</text:span></text:p>
      <text:p text:style-name="P111"><text:tab/>Four years later, I replicated the study and found similar results, share<text:span text:style-name="T283">d</text:span> the results with the new president who also reviewed as the Literature in developmental studies, and accepted that my recommendations. In 2002, mandatory placement into the developmental studies became a requirement and in 2007, faculty or surveyed if and stated on emphatically that they were able to pick teach if their classes for this and a much higher level.  <text:span text:style-name="T282">Developm ental education programs permit professors teaching college-level courses to maintain high academic standards since students can develop the requisite skills needed in a separate developmental course or an adjunct academic support activity that is paired with the college-level course. Without such learning services colleges w ould admit the same students, and professors would be forced to teach classes with a much wider range of abilities represented but without any resources for students needing extra help. This in turn would lower the quality of education offered to the entire student body</text:span>In fact, overall GP A's for students had decreased over time since the implementation which indicated that great inflation was decreasing yet are success rates in college math courses have improved.</text:p>
      <text:p text:style-name="P218"><text:tab/>Developmental studies open doors to postsecondary educational opportunity for those who need a second chance.  Such proponents tend to oppose efforts to eliminate developmental education from four-year institutions, asserting  that allows many low income, racial/ethnic minorities and first generation students’ access to opportunity, gain meaningful employment, and to effectively participate in society despite cultural and other barriers.Developmental education programs permit professors teaching college-level courses to maintain high academic standards since students can develop the requisite skills needed in a separate developmental course or an adjunct academic support activity that is paired with the college-level course. Without such learning services colleges would admit the same students, and professors would be forced to teach classes with a much wider range of abilities represented but without any resources for students needing extra help. This in turn would lower the quality of education offered to the entire student body.</text:p>
      <text:p text:style-name="P107"><text:s/><text:tab/>According to Hunter Boylan, Director of the National Center for Developmental Education at Appalachian State University:</text:p>
      <text:p text:style-name="P103"><text:tab/>"The debate over where to do developmental education or whether to do it at all is fraught with misunderstandings, <text:tab/>oversimplifications, half-truths, and some outright lies. Many educators and legislators <text:s/>simpl<text:span text:style-name="T271">y</text:span> do not understand <text:tab/>the issue in all of its complexity. Harvard, Stanford, Colgate, Amherst, or Brown can afford to be highly selective <text:tab/>and admit only, the very best prepared students. Most nonselective public and private institutions cannot. They <text:tab/>cannot do this for at least two reasons. First, these institutions are committed to making higher education accessible <text:tab/>to the citizens of their state or region. They exist, at least partially, to provide a pool of highly literate and well-<text:tab/>trained workers and professionals who will promote the economic development of their state or region. The <text:tab/>available pool of any sort of student, let alone the academically, talented ones, is simply not large enough to sustain <text:tab/>economic development. According to Hodgkinson (1985) we are 'entering an era in which youth will be in short <text:tab/>supply in America' (p. 18). As Hodgkinson also notes, '... in 1950, seventeen workers paid the benefits of each <text:tab/>retiree. By 1992, only three workers will provide the funds for each retiree and one of the three workers will be a <text:tab/>minority" (p.3). Of these workers, a great many will have grown up in poverty and been denied educational <text:tab/>opportunities, and many of the more advantaged will still have failed to master basic literacy and problem solving <text:tab/>skills (Hodgkinson, 1985)."</text:p>
      <text:p text:style-name="P72"/>
      <text:p text:style-name="P72">Remediation in the Sunshine State</text:p>
      <text:p text:style-name="P161"><text:span text:style-name="T66"><text:tab/>Typical of the problem in mathematics preparedness is exemplified by one of the largest community colleges, now state college, in South Florida and embodies the dismal state of affairs. At this college, the proportion of its students historically enroll in developmental courses at significantly higher levels</text:span><text:span text:style-name="T88"> </text:span><text:span text:style-name="T66"><text:s/>in comparison to other state and national institutions. For example, in 2010, nearly seventy percent of its students were enrolled in at least one developmental course and fifty-six percent were simultaneously enrolled in three developmental courses. Whereas, nationally, forty-eight percent of college students during this time were enrolled in at least one developmental course. In addition, student success and retention rates among first generation College students enrolled in introductory mathematics courses were alarmingly low. In 2010, the college had a developmental mathematics success rate of 46.2% (grade of C or higher) </text:span><text:span text:style-name="T88">while other </text:span><text:span text:style-name="T66">community </text:span><text:soft-page-break/><text:span text:style-name="T66">colleges across the State of Florida had a developmental success rate of 55.5%. The inability to transition successfully out of developmental mathematics and into college level mathematics is one of the primary barriers to success and completion at the post-secondary level (Schmitz 2006).</text:span></text:p>
      <text:p text:style-name="P77"><text:tab/>The majority of the students enrolled in the college <text:span text:style-name="T278">in the previous paragraph</text:span> w<text:span text:style-name="T272">ere</text:span> recent high school graduates and had “successfully” completed four units of high school math. <text:span text:style-name="T273">Yet, valid placement test results demonstrated that in fact, the students were mathematically illiterate and <text:s/>not proficient at the most rudimentary levels in algebra, and in many cases, basic artihmetic. These</text:span> students passed <text:span text:style-name="T273">Florida </text:span>state mandated end-of-course exams for each unit of math <text:span text:style-name="T273">and received passing grades for their courses</text:span>. <text:span text:style-name="T273">What a monumental waste of time. As a college administrator it was common practice for parents or students to confront me in a fury because their son/daughter or he/she was an “A” or “B” student in high school Algebra and could not pass the College Placement Test (CPT). Although I have been a staunch advocate of public schools for my entire life, it would be intellectually dishonest to not admit that American high schools are broken. </text:span></text:p>
      <text:p text:style-name="P214"><text:span text:style-name="T144"><text:tab/>In 2012, NPR investigative journalist Sarah Gonzales provided one student</text:span><text:span text:style-name="T146">'</text:span><text:span text:style-name="T144">s experience with Florida's developmental studies courses and her lack of prepardness for college level work. Th</text:span><text:span text:style-name="T146">e</text:span><text:span text:style-name="T144"> student, </text:span><text:span text:style-name="T145">Wendy Pedroso, </text:span><text:span text:style-name="T143">stated that she</text:span><text:span text:style-name="T145"> has never liked math, but for most of elementary school and middle school she got B’s in the subject. </text:span><text:span text:style-name="T143">However, things changed </text:span><text:span text:style-name="T147">when she took algebra </text:span><text:span text:style-name="T143">in the </text:span><text:span text:style-name="T145">ninth grade at Miami Southwest Senior High School. </text:span><text:span text:style-name="T143">Because of her </text:span><text:span text:style-name="T147">difficulties with </text:span><text:span text:style-name="T143">understand</text:span><text:span text:style-name="T147">ing</text:span><text:span text:style-name="T143"> artihmetic, primairly </text:span><text:span text:style-name="T145">fractions, </text:span><text:span text:style-name="T143">she </text:span><text:span text:style-name="T142">failed the class, worried that she’d never get to go to college. </text:span><text:span text:style-name="T147">Ultimately, with the help of tu</text:span><text:span text:style-name="T143">tors</text:span><text:span text:style-name="T142">. Pedroso </text:span><text:span text:style-name="T147">finally passed algebra after repeating the course during</text:span><text:span text:style-name="T143"> </text:span><text:span text:style-name="T142">summer </text:span><text:span text:style-name="T143">scho</text:span><text:span text:style-name="T147">o</text:span><text:span text:style-name="T143">l</text:span><text:span text:style-name="T142">. She </text:span><text:span text:style-name="T143">eventually </text:span><text:span text:style-name="T142">graduate</text:span><text:span text:style-name="T143">d</text:span><text:span text:style-name="T142"> from high school in 2011.</text:span></text:p>
      <text:p text:style-name="P51"><text:span text:style-name="T279"><text:tab/>After completing high school, </text:span>Pedroso enrolled at Miami Dade College, <text:span text:style-name="T303">like most community colleges,</text:span> <text:span text:style-name="T279">that </text:span>accepts anyone with a high school diploma or G.E.D. <text:span text:style-name="T303">Prior to taking courses</text:span> students <text:span text:style-name="T279">are placement tested and if students don't meet a cut-off score, they are required to complete one or more remedial courses in math, writing or reading. Despite passing the Florida FCAT in mathematics, </text:span>Pedroso <text:span text:style-name="T279">was required </text:span>to take a remedial math class.<text:span text:style-name="T304">which</text:span> <text:span text:style-name="T304">meant that she </text:span>couldn’t <text:span text:style-name="T304">take </text:span>college-level courses in math until she passed the remedial course. <text:span text:style-name="T304">Fortunately, Wendy was only required to complete one remedial math courses. It is not uncommon for students to complete two or three courses in remedial courses as prerequisites for college-level math. <text:s/></text:span></text:p>
      <text:p text:style-name="P51"><text:span text:style-name="T304"><text:tab/>Gonzales reports that </text:span>Wendy Pedroso’s dropp<text:span text:style-name="T304">ed</text:span> out of her first remedial math class at Miami Dade College, <text:span text:style-name="T304">but later </text:span><text:s/>passed the lower-level remedial math class <text:span text:style-name="T304">and performed near</text:span> <text:span text:style-name="T304">the </text:span>top in her class. <text:span text:style-name="T304">Pedroso's attitude toward math improved and t</text:span>he extra coursework taught her discipline and studying skills, <text:span text:style-name="T304">and over came</text:span> her <text:span text:style-name="T304">inabbility to conquer </text:span>fractions, <text:s/>Pedroso <text:span text:style-name="T281">reported to the investigaor. Moreover, she no longer fears</text:span> choosing a field of study that requires math, <text:span text:style-name="T304">stating to Gonzales: </text:span>“I’m not as scared at looking at other areas as I was before,” Pedroso said. “I’ve got a lot of more options.”</text:p>
      <text:p text:style-name="P54"><text:span text:style-name="T273">G</text:span>onzalez provided a second student that shared a similar story:</text:p>
      <text:p text:style-name="P31"><text:span text:style-name="Emphasis"><text:span text:style-name="T17"><text:tab/>“Shakira Lockett was a pretty good student in elementary, middle and high school. The Miami-Dade County native <text:tab/>says she typically earned As and Bs in English classes. </text:span></text:span><text:span text:style-name="T17">Math was always something of a struggle for Lockett. Still, <text:tab/>she got through her high school exit exam with a passing grade and went on to graduate from Coral Gables Senior <text:tab/>High School in 2008. She went straight to Miami Dade College. Then, something unexpected happened: She <text:tab/>flunked the college placement exams in all three subjects – reading, writing and math. That didn’t mean she <text:tab/>couldn’t attend the school; all state and community colleges in Florida have an open-door policy, which means <text:tab/>everyone is accepted. But it did mean she had to take remedial courses before she could start college-level work..”</text:span></text:p>
      <text:p text:style-name="P55"/>
      <text:p text:style-name="P56"><text:tab/><text:span text:style-name="T304">Gonzales re[prts that Lockett was astonished to learn that she had to complete </text:span><text:span text:style-name="T142"><text:s/>a Reading 2 and Reading 3 class, <text:tab/></text:span><text:span text:style-name="T148">asserting “</text:span><text:span text:style-name="T142">I was like, ‘Serious? Because I’ve always been good at reading.” </text:span><text:span text:style-name="T148">Lockett </text:span><text:span text:style-name="T142">spent a year-and-a half taking <text:tab/>remedial classes before she could start her first college-level class to count toward her degree. The seven extra <text:tab/>courses cost her $300 each. </text:span><text:span text:style-name="T148">Unlike Pedroso, </text:span><text:span text:style-name="T142">Lockett found having to take remedial classes discouraging. </text:span>“<text:span text:style-name="T142">It makes <text:tab/>you feel dumb,” Lockett said. “And you ask yourself, ‘Is there something wrong with me?’”</text:span></text:p>
      <text:p text:style-name="P50">Lockett’s experience actually is <text:span text:style-name="T281">too common</text:span> in Florida. In 2010-11, 54 percent of students coming out of high school failed at least one subject on the Florida College System’s placement test, according to an investigation by the Florida Center for Investigative Reporting and StateImpact Florida. That meant nearly 30,000 students – high school graduates – had to take at least one remedial course in college.</text:p>
      <text:p text:style-name="P118"><text:span text:style-name="T121"><text:tab/>It seems that schooling process is fraudulent. </text:span><text:span text:style-name="T32">In </text:span><text:span text:style-name="T33">many states testing programs have</text:span><text:span text:style-name="T32"> contributed to a damaging </text:span><text:soft-page-break/><text:span text:style-name="T32">illusion among many students. Some who excel in public school and do well on the </text:span><text:span text:style-name="T33">State mandated tests, such as the Florida </text:span><text:span text:style-name="T32">FCAT, graduate thinking they are well prepared for higher education, only to find they’re not ready at all. </text:span><text:span text:style-name="T33">Often students harbor the belief that they are</text:span><text:span text:style-name="T28"> ready for college </text:span><text:span text:style-name="T33">and then face t</text:span><text:span text:style-name="T28">he reality </text:span><text:span text:style-name="T33">of</text:span><text:span text:style-name="T28"> need</text:span><text:span text:style-name="T33">ing</text:span><text:span text:style-name="T28"> extensive remedial work at </text:span><text:span text:style-name="T33">community colleges and even universities delaying graduation and resulting in spending signficant amounts to pay tutition cost for each remedial course</text:span><text:span text:style-name="T28">.Many students can’t make it all the way through. Research shows that students who require remedial education are less likely to earn a degree than students who don’t require remediation.</text:span></text:p>
      <text:p text:style-name="P58"><text:span text:style-name="T142"><text:tab/>Education experts </text:span><text:span text:style-name="T149">in Flordia claim that </text:span><text:span text:style-name="T142">part of the problem is that a high school diploma has never been the same thing as a certificate of college readiness. There’s a curriculum gap between what high school students are taught and what they need to know going into college. And it’s been an ongoing problem that state educators have not addressed until recently. Former Florida Governor Jeb Bush has been a proponent of the state’s high school exit exam – the FCAT. But now </text:span><text:span text:style-name="T149">he a</text:span><text:span text:style-name="T142">dmits the test was never meant to determine whether students are prepared for college. “It’s really a gateway to graduate from high school, not to be college ready,” he told StateImpact Florida in an interview. Bush said it’s evident the test is flawed since many high school students can’t graduate because they can’t pass the FCAT, which only tests 10th-grade level academic skills. “Or worse yet, as you said, 50 percent of our students need remedial work to be able to take a college course,” he said. </text:span></text:p>
      <text:p text:style-name="P58"><text:span text:style-name="T149"><text:tab/>So, if the FCAT is not a certificate of college readiness, then what is it? Or, what are students learning in Florida schools – certainly is doesn't accurately measure arithmetic, reading or basic writing skills that one would reasonbaly assume students would possess by virtue of passing the FCAT, or graduating high school. And up until now, students have been allowed to graduate high school without taking a math class higher than Algebra 1. </text:span><text:span text:style-name="T150">However, 2012 was</text:span><text:span text:style-name="T149"> the last year students w</text:span><text:span text:style-name="T150">ere</text:span><text:span text:style-name="T149"> allowed to graduate high school without taking more advanced classes. </text:span><text:span text:style-name="T150">Florida's DOE </text:span><text:span text:style-name="T149"><text:s/>hope</text:span><text:span text:style-name="T150">s</text:span><text:span text:style-name="T149"> that requiring more advanced math classes will mean more students are prepared for college. </text:span><text:span text:style-name="T142">But high school teacher Katerine Santana </text:span><text:span text:style-name="T150">in her interview with Sarah Gonzales (2012)</text:span><text:span text:style-name="T142"> says that alone won’t solve the problem. </text:span><text:span text:style-name="T149">She teaches Algebra 2 at Miami Northwestern Senior High, </text:span><text:span text:style-name="T150">stating</text:span><text:span text:style-name="T149">s </text:span><text:span text:style-name="T150">tht </text:span><text:span text:style-name="T149">many of her students can’t add or subtract. This poses a challenge for math teachers because students who have fallen behind and lack foundational skills tend to lose interest in the subject, </text:span><text:span text:style-name="T150">yet they pass the FCAT, high school Algebra, and graduate with a diploma in hand</text:span><text:span text:style-name="T149">.</text:span></text:p>
      <text:p text:style-name="P79"><text:tab/>At some point in time, public education became a self-perpectuating machine that exist only to maintain its own existance. These students were victimes of incompetence or fraud perpectuated on them by an archane and dishonest system that passes on the responsiility of teaching its students to community colleges that provide a second chance for students to learn what the public schools had not taught. Not only were the students cheated, but so were their parents who trusted the schools to educate their children, but also the taxpayer who had to pay it twice. </text:p>
      <text:p text:style-name="P76"><text:tab/>The field of developmental education supports the academic and personal growth of underprepared college students through instruction, counseling, advising, and tutoring. The clients of developmental education programs are traditional and nontraditional students who have been assessed as needing to develop their skills in order to be successful in college<text:span text:style-name="T261">.</text:span> 30Effective remediation is a huge bargain. As McCabe(2000) points out, most students who successfully complete the prescribed remedial course sequence become productively employed, 16 percent as professionals, 54 percent in midlevel, white-collar or technical positions, 20 percent as high-skill blue-collar workers. Only 9 percent remain in unskilled or low-skill jobs. For all of these reasons, the crucial need is for community colleges to do remedial education both unapologetically and exceedingly well. The plain truth of the matter is that if students don’t succeed in developmental education, they simply won’t have the opportunity to succeed anywhere else. They won’t take the advanced courses in literature and history that faculty members love to teach, they won’t graduate, they won’t transfer, and they won’t land one of that high-demand, high-wage jobs. On the contrary, they are all too likely to land on welfare or in jail.</text:p>
      <text:p text:style-name="P75"><text:span text:style-name="T274"><text:tab/>So, despite</text:span> several reform initiatives and constant implementation of new standards for Florida community and state colleges and its public high schools, nearly half of the state's high school graduates were unable to pass even remedial math courses upon entering community college. The situation is common to most states, <text:span text:style-name="T274">and the proposed </text:span>solution<text:span text:style-name="T274">(s) </text:span>go<text:span text:style-name="T273">es</text:span> on <text:span text:style-name="T274">as ususal “</text:span>... raise the standards, increase the rigor, reform the curriculum, etc.” Yet, the more things change the more they say the same. Unfortunately policy makers, educational administrators, even teachers can't see the "forest for the trees. </text:p>
      <text:p text:style-name="P119"><text:span text:style-name="T276"><text:tab/>Now let's examine how Florida decided to fix the underprepared student problem. Developmental math has consistently accounted for the majority of the developmental education course enrollments for all students during the past five years. Latest results show math accounted for 54.5 percent of all developmental education course enrollments during 2010-11With the cost of remediation at an all time high and <text:s/>ever increasing number of students placing into remedial courses, i</text:span>n 2013, the Florida Legislature passed Senate Bill 1720, resulting in <text:span text:style-name="T275">what the Florida Department of Education refers to as “</text:span>major developmental education reform, including increased student direct access to college-level coursework. Students who attended Florida public high schools and graduated with standard high school diplomas after 2003-04 will be exempt from common placement testing and developmental education. For those who are not exempt, developmental <text:soft-page-break/>education options must be made available, meaning not a one-size-fits-all approach.” <text:span text:style-name="T275">Moreover, it was never “one size fits all.” Students were placed into courses aligned with their abilities, and also provided a number of options for remediation. Florida, there is no reason to revise history here because you and I know that you've made a regressive and irresponsible action that targets minority students, the poor, and first-genration students hardest.</text:span></text:p>
      <text:p text:style-name="P120"><text:tab/>Now, presto-chango, the legislature took Florida public schools “off the hook” for failing miserably to prepare students for college or careers. Without placement testing, it is no longer possible to measure college readiness. In contrast, some states, such as Kentucky, have been able to wrap their multiple reform initiatives into a cohesive effort. In Kentucky, a 2009 senate bill put forth several education initiatives, but they were all aligned to the singular vision of helping students achieve college and career readiness. The Kentucky Council on Postsecondary Education, Kentucky Board of Education, and Kentucky Department of Education mandated a unified strategy to reduce college remediation rates of recent high school graduates by at least <text:s/>50 percent of 2010 rates by 2014. <text:s/></text:p>
      <text:p text:style-name="P108"><text:tab/>The need to cut or redirect the budget is the most often cited reason to reduce or eliminate developmental course offerings and academic assistance programs. Rather than banning developmental courses directly,some states plan to indirectly eliminate them through financial starvation by refusing to provide individual institutions the traditional state reimbursements for credit hours or head count generated through the courses. Policy makers within the 22 campus California State University system wish to end all developmental education. Even though the CSU system admits only the top one third of graduating high school students, 60 percent of incoming first year students fail placement exams and enroll in various remedial courses. Eliminating developmental studies courses would save $10 million, less than 1percent of the system's operating budget. Proponents of the plan say that CSU cannot effectively "fix" the mistakes created by local school districts.Instead of forcing high schools to find appropriate measures to reduce remediation, the Legislature abolished developmental studies. </text:p>
      <text:p text:style-name="P108"><text:tab/>The college that I discussed earlier promptly abolished its Department of Developmental Studies after passage of the Senate Bill. So, back to the past, colleges will have to face the choice of passing students along as do the high schools, failing students in record number, and/or dumbing down their coursesl. But, I guess that since available jobs are few, the “pool of highly literate and well-trained workers and professionals who will promote the economic development of their state or region... is simply not large enough to sustain economic development.” does not hold for Florida. Of these workers in Florida, don't expect to find a diversity within the talent pool. You'll only find them at Disney, other theme parks or working at sugar plantations in Immokelae, and sadly enough the unemployed or end up in welfare or prison. </text:p>
      <text:p text:style-name="P184"/>
      <text:p text:style-name="P184"><text:tab/>The Florida College System <text:span text:style-name="T277">website also boasts that Florida “</text:span>has been at the forefront of national efforts to reform developmental  education. In 2008, the legislature adopted a measure that allowed high school students to take a placement test and enroll in college-preparatory instruction, when necessary. In 2011,the legislature made this mandatory, which allowed for early warning and preparation before high school graduation.” <text:span text:style-name="T277">Now this was brilliant, test high school students at the high schools and enroll those who need remediation in community colllege remedial courses while their still in high school and let the high schools math faculty teach the remedial courses. Doesn't it beg the question, why not reenrole the students in the courses that are taught on high school campuses that are designed by public schools to prepare students for college. It is testemant to there sloppy curriculum. Moreove, trust the same faculty that could not prepare the students the first time to try try again. </text:span></text:p>
      <text:p text:style-name="P184"/>
      <text:p text:style-name="P61"><text:span text:style-name="T34"><text:tab/>As late as 2012, </text:span><text:span text:style-name="T28">Lenore Rodicio, Vice Provost for Student Achievement Initiatives at Miami Dade College. She said until high school curriculum aligns with college curriculum, state and community colleges need to fill in the gaps by offering remedial courses, also known as “developmental education.”</text:span><text:span text:style-name="T35"> </text:span><text:span text:style-name="T34">However, </text:span><text:span text:style-name="T277">The FLDOE website states: “</text:span>Florida also engaged in curricular alignment of high school and postsecondary standards to create a path for seamless transitions.<text:span text:style-name="T277">' As college administrator I met with high school faculty members, curriculum administrators, and college faculty that teach developmental courses to see if we could better understand gaps between the high school and jcollegscinxyncal e curriculm. We couldn't find them.. Abiut half-way through the meeting a high school faculty member let the “cat out of the bag” assertingI know what the problem is.” </text:span><text:s/><text:span text:style-name="T277">she said in a went on to tell me that the district (one of the largest in the U./S.) essentiallly enrolled the majority of its students in different versions of Algebra I. Consider the four credits that vast number of student would enroll: 9</text:span><text:span text:style-name="T1">th</text:span><text:span text:style-name="T277"> graders take Algeebra I and receive credit for 1 unit of math; 10</text:span><text:span text:style-name="T1">th</text:span><text:span text:style-name="T277"> grade Algebra IIB (one unit); 11</text:span><text:span text:style-name="T1">th</text:span><text:span text:style-name="T277"> grade (informal geometry-dumbed down plane geometry); and 12</text:span><text:span text:style-name="T1">th</text:span><text:span text:style-name="T277"> grade liberal arts math. The teacher was joined by others that stated that it was set up that way to ensure that schoold met Florida benchmarks. Algebra I four times over. In most stated Algebra II is a <text:s/>requirement for alal studnets. .and allowed students to receive full credit for Algebra I A and Algebra IB. </text:span>A 2012 Jobs for the Future policy report recognized Florida for its efforts in developmental education innovation. The report identified Florida's Postsecondary Education Readiness Test  (PERT) as a major step forward for the nation in assessment and placement innovation. The PERT is a customized placement test based on Florida's college readiness competencies. In addition to being administered to students seeking admission to the Florida College System, it is <text:soft-page-break/>also given to 11th grade students to evaluate their preparedness for college-level work. Since its October 2010 launch, the PERT has been administered over one million time.</text:p>
      <text:p text:style-name="P69"><text:span text:style-name="T160"><text:tab/>It seems that prevailing practices and paradigms and even accepted folklore about math learning are too well entrenched to move beyond the mantras:  "high standards, hold teachers accountable or increased school spending." Albeit, these three elements are important, they do not strike at the heart of the problem for mathematics learning.  Standards </text:span><text:span text:style-name="T169">have</text:span><text:span text:style-name="T160"> changed; yet, how mathematics is taught and learned has remained stagnant for over 100 years.  Despite new findings and revelations from a diversity of fields; psychology, cognitive science, and mathematics education research, what modern science has learned about teaching is too often ignored and the mathematics classroom of today resembles the classroom of our great grandparents. True reform that results in improved understanding requires a twenty-first century approach and an understanding of how students at different developmental stages, create knowledge, master concepts, and become robust independent learners. But, anecdotes and entrenched views regarding how math should be taught and learned from parents, students, politicians, and others serve as a barrier to true reform. Moreover, politicians win more votes by playing up stereotypes and popular myths by blaming teachers, schools, and low standards. Unfortunately for students and even taxpayers who essentially pay twice for student's education, the reason why "Johnny can't learn math" will not be resolved without focusing on how Johnny is taught.</text:span></text:p>
      <text:p text:style-name="Text_20_body"><text:span text:style-name="Strong_20_Emphasis"><text:span text:style-name="T248"/></text:span></text:p>
      <text:p text:style-name="P227">Mathematics Teaching </text:p>
      <text:p text:style-name="P236"/>
      <text:p text:style-name="P237">The following quotes from Sarah Gonzales article epitomizes several problems in the mathematics classroom that will be subsequently addressed:</text:p>
      <text:list xml:id="list6514745721900134163" text:style-name="L24">
        <text:list-item>
          <text:p text:style-name="P240"><text:span text:style-name="T60">I don’t know what happened with these people that come from high school,” said Isis Casanova de Franco, a remedial math professor at Miami Dade College. Casanova de Franco said her granddaughter in second grade can add but many of her college students cannot. </text:span><text:span text:style-name="T59">“</text:span><text:span text:style-name="T60">It’s very difficult to understand how they don’t even know how to add or subtract whole numbers,” she said.</text:span></text:p>
        </text:list-item>
        <text:list-item>
          <text:p text:style-name="P241">The culture problem is a deep one and won’t be easy to solve. A number of Florida college students interviewed quickly volunteered that they “hate” math. Many of Florida’s public school students never master basic math skills early in their education, creating a deficiency that causes them to struggle with the subject throughout their educational career. <text:s/></text:p>
        </text:list-item>
        <text:list-item>
          <text:p text:style-name="P241">David Rock, dean of the school of education at the University of Mississippi and a math teacher, said cultural antagonism toward math also affects parents’ expectations. “People don’t want to say ‘my child is illiterate,’ but they have no problem to saying ‘my child is not good at math,’” Rock said. “It has become socially acceptable, and we have to do something before it gets out of control.”</text:p>
        </text:list-item>
        <text:list-item>
          <text:p text:style-name="P245">Many experts say one answer lies in re-thinking how math is taught in K-12 schools. Math is a challenging subject that requires critical-thinking skills — traits not often emphasized and developed in the U.S. public school system, unlike in China and Japan.</text:p>
        </text:list-item>
        <text:list-item>
          <text:p text:style-name="P243"><text:span text:style-name="T53">How teachers approach math lessons also is crucial, because they need to make lessons interesting to engage students and help them succeed. Teaching techniques such as memorization and repetition have contributed to math’s reputation as a dreadful subject in the U.S., said Richard Rusczyk, founder of </text:span><text:a xlink:type="simple" xlink:href="http://www.artofproblemsolving.com/"><text:span text:style-name="T58">Art of Problem Solving</text:span></text:a><text:span text:style-name="T53">. ts.</text:span></text:p>
        </text:list-item>
        <text:list-item>
          <text:p text:style-name="P242">“<text:span text:style-name="T142">Math is a creative discipline,” Rusczyk said. “It’s not fun if you have to memorize it, and that way it’s not easy to learn.”</text:span></text:p>
        </text:list-item>
        <text:list-item>
          <text:p text:style-name="P241">Rusczyk said many students who struggle with math throughout their K-12 careers are like Pedroso — they never mastered basic math skills. “What I found out by working with high school students is to go back where the problem started,” he said. “Sometimes it’s not algebra but the fact that the student never learned how to deal with fractions.”</text:p>
        </text:list-item>
        <text:list-item>
          <text:p text:style-name="P242">“<text:span text:style-name="T142">I needed to understand why and how things worked,” Pedroso said of one of her math teachers. “But she didn’t take the time to explain things and moved onto the next subject even if we didn’t understand.”</text:span></text:p>
          <text:p text:style-name="P244"><text:soft-page-break/></text:p>
        </text:list-item>
      </text:list>
      <text:p text:style-name="P172"><text:span text:style-name="T66"><text:tab/>Typical math instruction on problem solving ultimately involves having students memorize a vast and disconnected number of facts, routines, and procedures that overwhelm them and is soon forgotten as new material is covered.</text:span><text:span text:style-name="T62"> </text:span><text:span text:style-name="T78">Rote memorization – or learning by repetition – may be useful for some things, such as learning the alphabet or maybe the periodic table in chemistry. And it can help students pass tests. But when it comes to mastering complex subjects and applying mathematics to real life situations, rote learning produces only superficial understanding making it appear that students comprehend the material when they do not. And because the information is not meaningful or deeply understood, they are more likely to forget what they have learned after the test. </text:span></text:p>
      <text:p text:style-name="P176"/>
      <text:p text:style-name="P103"><text:tab/>The still-dominant approach for teaching math from first grade through high-school algebra and beyond begins with the assumption that kids primarily need to learn “math facts.” Once the subject and the process of learning any subject are conceived to be the mere acquisition of isolated, independent facts, the process of teaching becomes that of administering drill.”[1] You do one problem after another until you’ve got it down cold. The most dreaded type of problem encountered in the classroom, often referred to by teachers and students alike as “word problems.” Word problems on the surface, appear as higher-level applications that involve real world problem solving. But, when the day is through, teachers typically turn the problems solution into a set of steps that students once again commit to memory. As a former math teacher, I was constantly asked whether or not word problems would be on the next test. It may make you dread the whole subject (and avoid it whenever possible), but that’s the way it has to be done. “Mindless mimicry mathematics,” as the National Research Council[5] calls it, or “rules without reason” has come to be accepted as the norm in our schools. One consequence of this is on display every time an adult describes himself or herself as hating math and lacking any ability for it Generations of ex-students have written off the subject – as well as their own competence – at least partly as a result of Old School instruction.</text:p>
      <text:p text:style-name="Text_20_body"><text:span text:style-name="T66"><text:tab/>William Brownell a profound mathematics researcher observed that “intelligence plays no part” in this style of teaching. Even now, most students are still being taught math “as a routine skill,” says Lauren Resni</text:span><text:span text:style-name="T89">k</text:span><text:span text:style-name="T66"> “They do not develop higher order capacities for organizing and interpreting information.”[6] Thus, students may memorize the fact that 0.4 = 4/10, or successfully follow a recipe to solve for </text:span><text:span text:style-name="T67">x</text:span><text:span text:style-name="T66">, but the traditional approach leaves them clueless about the significance of what they’re doing. Without any feel for the bigger picture, they tend to plug in numbers mechanically as they follow the technique they’ve learned.  They couldn’t be described as “successful in quantitative thinking,” because for that, as Brownell explained, “one needs a fund of meanings, not a myriad of ‘automatic responses’.... Drill does not develop meanings. Repetition does not lead to understandings.”[7]As a result of the standard approach to math instruction, students often can’t take the methods they’ve been taught and transfer them to problems even slightly different from those they’re used to. </text:span></text:p>
      <text:p text:style-name="P81"><text:tab/><text:span text:style-name="T325">Brownell in his classic paper, “The progressive Nature of Learning in Mathematics, claims that teachers are more concerned with the product of learning than the process of learning. If a teacher thinks that given a situation or a problem a student must merely learn an appropriate response or procedure, then the “process” becomes the same for every learning situation. Moreover, this process consists only of learning to react to stimulus in such away as to earn positive reinforcement. The correct answer becomes the sole consideration of the teacher. Brownell's point ti that how one arrives at an answer is important in that it indicated the mathematical maturity level of r the abstracting ability of the students. Brownell also complain that teachers do not really help students who need remediation. To develop their capabilities, students' must actively engage in activities which will nurture their progression in learning. More precisely, showing the child the correct connection and having him practice it is not teaching. According to John Kolb (1990), “Brownell's work is particularly impressive by his encouragement to attend o process as well as product. How a child learns can make the difference in whether or not the material ins meaningful. Whether or not they understand the relationship of mathematics; whether they acquire ability to add depth and breath to their knowledge of mathematics depends upon the process whereby they learn. The product of learning is certainly important but the measure of the product’s worth is in the quality of the process by which it was learned.”</text:span></text:p>
      <text:p text:style-name="P81"/>
      <text:p text:style-name="P81"><text:tab/>Researchers in mathematical thinking and learning have been concerned for some time that courses dominated by the teaching of manipulating symbols and memorizing procedures overemphasized mechanical aspects of courses and whose mastery did not necessarily aid the students’ ability to solve real problems, develop mathematical understandings, or to proceed to advanced student matter (8) (Douglas, 1986; Heid, 1988; Schoenfeld, 1986; Steen, 1987; Zorn, 1986). These researchers reject a view of knowledge as a collection of facts and ideas to be transmitted through lectures to passive learners, and, in contrast believe that learning any subject should be viewed as meaning-making processes that involves the learner in actively building connections between new concepts and what is already known. Their perspective is supported by research and lies in the realization that students who are more able to combine and connect the various parts of their <text:soft-page-break/>knowledge into a useful and viable whole are the very students that succeed in solving mathematical problems.</text:p>
      <text:p text:style-name="P28"> <text:span text:style-name="T160">Richard Paul very eloquently states the dismal state of traditional mathematics teaching as follows:</text:span></text:p>
      <text:p text:style-name="P82"><text:s/>“<text:span text:style-name="T161">We have armies of people who hate math. In other words, we commonly teach students math in such a way <text:s/>  <text:tab/>that they come to hate it; in such a way that they don't want to take another course in math if they can <text:s/>    <text:tab/>possibly avoid it. And so the lecturing continues — chapter one, chapter two, chapter three, concept, concept, <text:tab/>concept.... And  in the mind of the student, all these various concepts are simply there as something to <text:tab/>remember. "What did you <text:s/>say we do on this problem?... Invert and multiply, invert and multiply... Why do we <text:tab/>invert and multiply... I don't know, you didn't say what." And so what we do is give the students standard <text:tab/>formulas, standard questions that can be answered with standard procedures and move on even if they don't <text:tab/>understand the procedures they do. It is enough that they can give a correct answer. But if you modify the problem <text:tab/>so that it's slightly different, the student can't do it. Furthermore, if you test them one month, two </text:span><text:span text:style-name="T167">m</text:span><text:span text:style-name="T161">onths, three   <text:tab/>months after the class is  completed, you'll find that very little of what was covered in the <text:tab/>class is still in the mind <text:tab/>of the students.<text:line-break/><text:line-break/> <text:tab/>But, for those who think within the field well, this is what the field looks like: They see the parts relating to the <text:s/>    <text:tab/>whole, and realize that to understand the part, you first need to look at and understand the whole. They look <text:s text:c="2"/>   <text:tab/> </text:span><text:span text:style-name="T168">a</text:span><text:span text:style-name="T161">t the whole from the point of view of the part. They  look at the part from the point of view of the whole. Making <text:s text:c="2"/>  <text:tab/>sense?  Okay, let's add another idea. Here's another part. Let's see how it fits into the whole. Now let's look <text:s text:c="2"/><text:tab/>at what the whole looks like with this part in it. Whole .. part ... whole ... part ... whole ... part.”</text:span></text:p>
      <text:p text:style-name="P174"/>
      <text:p text:style-name="P174"><text:tab/>Unfortunately, most classroom teaching does not promote this type of understand and have students blindly following a set of procedures to be memorized, practiced and habituated until students obtain the right answer that agrees with the answers found in the” back of the text book.” Learning is further inhibited by pressure to cover a prescribed course syllabus; testing (or the absence of tests that measure processes); and student frustration. After a student moves on to new content or even a new course, the research is quite clear, that within a few weeks they have forgotten what they learned and too often they are not prepared for college level work. Considering the prevalence of research suggesting that there may be better ways for students to learn mathematics than listening to their teachers and then practicing what they have heard in rote fashion, the rarity of innovative approaches is a matter for true concern. Students need to learn to apply their newly acquired mathematics skills by involvement in investigative situations, and their responses indicate very few activities to engage in such activities. (Dossey et al., 1988, p. 76).</text:p>
      <text:p text:style-name="P28"/>
      <text:p text:style-name="P30">The Center's Approach – Learning Mathematics through FACT – Developing a Foundation for Analysis through Critical Thinking</text:p>
      <text:p text:style-name="P29"><text:tab/>However, there is a way to teach mathematics that facilitates the type of learning envisioned by Richard Paul and others. It is the goal of The Center of Mathematical Coaching and Consulting to provide instruction that develops successful problem solvers. The Center's approach teaches students to apply a specific model of critical thinking and mathematical problem solving, <text:span text:style-name="T128">FACT</text:span><text:span text:style-name="T156">@</text:span><text:span text:style-name="T128">,</text:span> that will help them make important connections and understand the concepts needed for deeper rather than superficial learning . The model is taught to students, not as another concept in itself to be learned as an “add-on” to everything else students are trying to master. Rather, the model is explicitly taught and practiced in the context of thinking about all course-related content. <text:span text:style-name="T128">The Center for Mathematical Coaching and Consulting teaches its clients/students how to use FACT</text:span><text:span text:style-name="T156">@, </text:span>as new content is covered. Teaching one component of the model at a time while giving students problems that can be solved using each component of the model allows students to internalize important critical thinking skills while they are learning math. Thus, it is the well-grounded belief of the Center that knowledge cannot be adequately learned for subsequent recall and application without students’ engaging in aspects of critical thinking as they construct knowledge and solve new problems. </text:p>
      <text:p text:style-name="P29">FACT<text:span text:style-name="T155">© </text:span>is a research-based model for problem solving and is grounded on the concept of what researchers in mathematics, education, psychology, and other fields refer to as metacognition. Metacognition involves how well one thinks about one's own thinking and encompasses those process that are used to monitor and regulate learning. To maximize learning it is essential that students take charge of their own thinking and gain active control over the learning process. Simply put, students need to learn how to plan the way to approach a learning task while monitoring his or her own comprehension, and evaluating their progress towards the completion of a task. Some types of metacognitive knowledge would include understanding one's own capabilities, how one understands concepts and connections to other learning and past experiences, the type of assignment, and one's own capability for using strategies to study and learn new information. In effect, <text:span text:style-name="T128">FACT</text:span><text:span text:style-name="T156">@</text:span> is specifically designed to improve student's metacognition by having them systematically assess and monitor his/her own <text:soft-page-break/>thinking in order to make thinking better—more clear, more accurate, more logical. Improving students' metacognition results in self-directed, self-disciplined, self-monitored, and self-corrective thinking. The model involves applying consistent strategies and standards to thinking and a thoughtful command of their use. Current literature in mathematics and science education supports an emphasis on metacognition for all levels of learning from arithmetic, through calculus and beyond.</text:p>
      <text:p text:style-name="P29">Results from a numerous studies demonstrate that learning metacognitive problem-solving processes is useful in mathematics and other subjects. As students master metacognitive strategies, they often develop and discover their own problem solving strategies and become adept at using them with greater confidence in tackling problem-solving tasks in any situation with enhanced reasoning skills. References located at the end of this paper include several studies in support of metacognition. One study in particular, conducted by Kramarski, Weisse, and Kolsher (2003), investigated the effects of self metacognitive questioning training on students' (a) mathematical problem solving; (b) mathematical anxiety; and (c) on problem solving and anxiety of mathematics of higher and lower achievers. Findings indicated that the metacognitively trained students gained more than the control students in mathematical problem-solving performance. In addition, the metacognitively trained students reduced their mathematical anxiety more than control group students. </text:p>
      <text:p text:style-name="P130">The Dual Nature of Problem Solving</text:p>
      <text:p text:style-name="P70">Problem solving and learning mathematics is often referred to as dualistic in that very specific problem solving processes or procedures (graphing, drawing, factoring, applying formulas and theorems, etc.) need to be employed and students also need to constantly build on previously learned content. Too often in the classroom, teachers focus exclusively on procedural knowledge and content; however, neither possessing a repertoire of content and procedural knowledge alone is sufficient for learning new ideas or effective problem solving. According to researchers at the university of Georgia, to build a theory of problem solving, a manager function must be incorporated in the system. Schoenfeld<text:span text:style-name="T155">5</text:span> often described the importance of having an executive or monitoring component with constant reflection as students were engaged in problem solving. FACT is firmly grounded in the Paul and Elder model for critical thinking that provides student's with a metacognitive monitoring tool for integrating problem solving processes and content knowledge.</text:p>
      <text:p text:style-name="P104"/>
      <text:p text:style-name="P209"><text:span text:style-name="T308"><text:s text:c="10"/>D</text:span><text:span text:style-name="T307">ua</text:span><text:span text:style-name="T309">l</text:span><text:span text:style-name="T307">ity of Problems Solving and Learning Mathematics</text:span></text:p>
      <text:p text:style-name="P210"/>
      <text:p text:style-name="P210"/>
      <text:p text:style-name="P123"><draw:rect text:anchor-type="paragraph" draw:z-index="2" draw:style-name="gr1" draw:text-style-name="P359" svg:width="1.5724in" svg:height="0.6343in" svg:x="0.3465in" svg:y="0.111in"><text:p text:style-name="P359">Problem Solving</text:p><text:p text:style-name="P359"><text:s/>Processes</text:p></draw:rect><draw:rect text:anchor-type="paragraph" draw:z-index="4" draw:style-name="gr2" draw:text-style-name="P359" svg:width="0.0571in" svg:height="0.0571in" svg:x="3.3201in" svg:y="0.2154in"><text:p/></draw:rect><draw:rect text:anchor-type="paragraph" draw:z-index="5" draw:style-name="gr1" draw:text-style-name="P359" svg:width="1.6098in" svg:height="0.5878in" svg:x="3.3016in" svg:y="0.0819in"><text:p text:style-name="P359">Knowledge of Content</text:p></draw:rect></text:p>
      <text:p text:style-name="P123"><draw:rect text:anchor-type="paragraph" draw:z-index="3" draw:style-name="gr2" draw:text-style-name="P359" svg:width="0.6059in" svg:height="0.0012in" svg:x="3.4339in" svg:y="0.0791in"><text:p/></draw:rect><draw:custom-shape text:anchor-type="paragraph" draw:z-index="6" draw:style-name="gr3" svg:width="1.4398in" svg:height="0.1461in" svg:x="1.8618in" svg:y="0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23"/>
      <text:p text:style-name="P123"><text:tab/><text:tab/><text:tab/><text:tab/></text:p>
      <text:p text:style-name="P124"><text:tab/><text:tab/> <text:s text:c="5"/><text:span text:style-name="T312">FACT</text:span><text:span text:style-name="T2">@ </text:span><text:span text:style-name="T310">= Meta cognitive</text:span><text:span text:style-name="T311"> Strategies</text:span><text:span text:style-name="T310"> </text:span></text:p>
      <text:list xml:id="list5897823404255967284" text:style-name="L25">
        <text:list-header>
          <text:p text:style-name="P238"><draw:custom-shape text:anchor-type="paragraph" draw:z-index="7" draw:style-name="gr4" svg:width="4.2614in" svg:height="0.3705in" draw:transform="rotate (-3.14159265358979) translate (4.69305555555556in 0.370138888888889in)"><text:p/><draw:enhanced-geometry svg:viewBox="0 0 21600 21600" draw:mirror-horizontal="false" draw:mirror-vertical="false" draw:text-areas="?f5 ?f1 ?f6 ?f3" draw:type="left-right-arrow" draw:modifiers="4130.06134969325 5952.40083507307"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list-header>
      </text:list>
      <text:p text:style-name="P122"/>
      <text:p text:style-name="P26"/>
      <text:p text:style-name="P104"/>
      <text:p text:style-name="P104"/>
      <text:p text:style-name="P84"><text:span text:style-name="T160"><text:tab/>The MC</text:span><text:span text:style-name="T158">2 </text:span><text:span text:style-name="T160">approach for meeting students’ needs in becoming competent math students is to understand, through listening and careful observation, the tools that students work with  - what they know (knowledge of content), and how that knowledge is deployed (processes). We recognize that students often fail because they lack the knowledge base or full understanding of content and processes while carrying along misconceptions and misremembered facts to problem situations. In addition, students sometimes fail to pursue particular options because they overlooked them, which is a metacognitive failure, or of not seeing the right "connections." Initially, MC</text:span><text:span text:style-name="T158">2 </text:span><text:span text:style-name="T160">staff assesses how a student understands important concepts and the extent to which it has become internalized, if students are connecting prior learning and experience to the concept, and then provide opportunities for students to apply the concept to a problem. In learning concepts, making connections, and successfully applying concepts in problem solving students gain an appreciation of the value of understanding the new idea.</text:span></text:p>
      <text:p text:style-name="P204"><text:soft-page-break/><text:tab/>There is a dynamic interaction between the mathematical concepts and processes (including metacognitive ones) used to solve problems using those concepts. That is, control processes and awareness of cognitive processes should develop concurrently with an understanding of mathematical concepts<text:span text:style-name="T155">9lesteretal</text:span>. For this reason, at the same time students are solving problems or learning a new concept, students at MC<text:span text:style-name="T155">2 </text:span>are using FACT<text:span text:style-name="T155">©</text:span> as a tool to think critically and develop control processes that allow them to personally evaluate how well they are internalizing and applying the content they are asked to learn.<text:span text:style-name="T155"> </text:span>FACT© provides a systematically organized approach, under the direction of a teacher, for developing control processes. Through meaningful practice students will develop a disposition for evaluating their work, assessing what they <text:span text:style-name="T209">are doing, becoming more aware of when things seem unclear or off track, when they need an example and coaching, and when their solutions are just not working. Too often students are not given an opportunity to evaluate, to think about what they are studying and rely on memorization and blindly following a set of rules as described earlier. It is the purpose to the Center to equip students with strategies to assess their abilities and gain greater control of their own learning that leads to greater confidence and competence. The Research is quite clear that the approach used by MC</text:span><text:span text:style-name="T157">2 </text:span><text:span text:style-name="T209">facilitates student learning at a deeper level that lead to better grades, higher levels of achievement, and reduced math anxiety.  </text:span><text:span text:style-name="T129">reference</text:span></text:p>
      <text:p text:style-name="P83"> </text:p>
      <text:p text:style-name="P71">Overview of FACT<text:span text:style-name="T155">@</text:span></text:p>
      <text:p text:style-name="P172"><text:span text:style-name="T66"><text:tab/>FACT</text:span><text:span text:style-name="T63">@ </text:span><text:span text:style-name="T66">combines at its foundation the most prominent model for critical thinking, developed by the Foundation and Center for Critical Thinking (</text:span><text:a xlink:type="simple" xlink:href="http://www.criticalthinking.org/"><text:span text:style-name="T92">www.criticalthinking.org</text:span></text:a><text:span text:style-name="T66">), with the work of George Polya, professor of mathematics at </text:span><text:a xlink:type="simple" xlink:href="http://en.wikipedia.org/wiki/ETH_Zürich"><text:span text:style-name="T93">ETH Zürich</text:span></text:a><text:span text:style-name="T220"> </text:span><text:span text:style-name="T66">in Switzerland and later at Stanford University.</text:span><text:span text:style-name="T76"> Polya s</text:span><text:span text:style-name="T66">pent considerable effort to identify systematic methods of problem-solving to further discovery and invention in mathematics for students, teachers, and researchers In his seminal work </text:span><text:a xlink:type="simple" xlink:href="http://en.wikipedia.org/wiki/How_to_Solve_It"><text:span text:style-name="T94">How to Solve It</text:span></text:a><text:span text:style-name="T66">, Polya provides a common system for solving a broad range of both mathematical and non-mathematical problems. Since its publication, the book has been translated into several languages and has sold over a million copies. In recent years, considerable research has extended Polya's model for problem solving from a variety of disciplines including psychology, cognitive psychology, cognitive science, computer science, and mathematics education. The efforts of this broad spectrum of researchers and practitioners have contributed to a greater understanding of concept development as it pertains to mathematics learning and problem solving in general. Those specific research-based approaches that have proven to be effective are incorporated as learning strategies within FACT</text:span><text:span text:style-name="T63">@</text:span><text:span text:style-name="T66">.</text:span></text:p>
      <text:p text:style-name="P173"/>
      <text:p text:style-name="P175">Polya's Model for Mathematical Reasoning</text:p>
      <text:p text:style-name="P173"/>
      <text:p text:style-name="P174"><text:tab/>Polya spent considerable effort on trying to characterize the methods that people use to solve problems, and to describe how problem solving should be taught and learned. His methods emphasized the dynamic and cyclic nature of problem solving. A student starts with a problem and applies a variety of approaches to understanding what he/she is being asked to solve. Then, the student attempts to devise a plan and in the process may discover a need to understand the problem better through constant reflection of the question or problem at issue. After the plan has been formed, the student attempts to carry it out and again through constant reflection, monitors his or her thinking which leads to developing a new plan, or again through reflection gaining more understanding of what is being asked, and/or posing new and related problems to work on. According to Polya<text:span text:style-name="T155">4</text:span>:</text:p>
      <text:p text:style-name="P177"/>
      <text:p text:style-name="P177">“One of the first and foremost duties of the teacher is not to give his students the impression that mathematical problems have little connection with each other, and no connection at all with anything else...The teacher should encourage the students to imagine cases in which they could utilize again the procedure used, or apply the <text:s/>result obtained” (p. 15-16).</text:p>
      <text:p text:style-name="P173"/>
      <text:p text:style-name="P174"><text:tab/>The Problem-Solving processes outlined in Polya's landmark book “How to Solve It” presents four phases or areas of problem solving, which have become the framework most often recommended for teaching problem-solving skills in mathematics. It should be noted that Polya's four steps<text:span text:style-name="T209"> are often applied to </text:span>both mathematical and non-mathematical problems. The four steps are simple:</text:p>
      <text:p text:style-name="P173"/>
      <text:p text:style-name="P221">1. Understanding the problem (Recognizing what is asked for.)</text:p>
      <text:p text:style-name="P221">2. Devising a plan to solve the problem (Responding to what is asked for.)</text:p>
      <text:p text:style-name="P221">3. Implementing the plan (Developing the result of the response.)</text:p>
      <text:p text:style-name="P221">4. Reflecting on the problem (Checking. What does the result tell me?)</text:p>
      <text:p text:style-name="P220"/>
      <text:p text:style-name="P174"><text:tab/>The four steps may seem intuitive and simplistic and, at face-value, provide little direction on how to navigate each <text:soft-page-break/>of his four steps: understand, devise a plan, implementing the plan, and reflecting on the problem. In all fairness to Polya, he does provide insight for assisting students at each step and many of his strategies have formed the basis of ongoing research and practice in teaching mathematics. Note that once step two has been totally developed the problem is essentially “solved.” The planning of the solution is the "thinking" part and requires the use of knowledge and concepts. In the third step, 'Carrying out the plan', is not problem solving but rather the use of mathematics to generate the final answer. It is a mechanical process. Unfortunately most math teaching removes step two from problem solving, and students are taught to focus on 'Carrying out the plan, ' at the expense of devising the 'Plan.' Most often students are shown how to solve a particular type of problem and then emulate what the teacher has done. After watching a teacher solve a problem, students are typically asked to solve a similar problem. Immediately they skip Polya's step two and start substituting into formulas, pushing symbols, and carrying out the steps used by the teacher in the previous. Later students complete a set of practice problems that are really no different from those worked by the teacher in class. However, when conditions change, students struggle with devising a solution plan. Often, I would put a real problem on a test that required the application of a new concept and students would become cry foul“ charging that they did not see that problem in class.”</text:p>
      <text:p text:style-name="P173"/>
      <text:p text:style-name="P172"><text:span text:style-name="T66">Howard McAllister (1996) states that students inability to develop solution plans is caused by classroom teachers that give the solution plan to students and that students frequently encounter are not the same as the solutions developed by the expert who developed the problem solutions. He states that “the expert indeed does the '</text:span><text:span text:style-name="T67">Devising a plan</text:span><text:span text:style-name="T66">' part of the solution.” However, this is frequently done subtly and the “expert may not even be consciously aware of what was done before the first line was written. This effect can be seen quite vividly in a lecture. The lecturer frequently says the words that build the '</text:span><text:span text:style-name="T67">planning</text:span><text:span text:style-name="T66">' but the first thing written on the board is the manipulative part ('</text:span><text:span text:style-name="T67">Carrying out the plan</text:span><text:span text:style-name="T66">').”As a consequence, McAllister asserts, that “solutions have the same look and feel. The words change, the symbols change, and the concepts change but the problem solving process remains the same.”</text:span></text:p>
      <text:p text:style-name="P173"/>
      <text:p text:style-name="P174"><text:tab/>One further caveat is how step four is very often characteristically bastardized by textbooks and supporting material that show only the bottom part of the solution. Hence opportunities for learning through reflection, step four, is not leveraged. Rather, students receive good grades and are rewarded for getting the right answer, even if they can't articulate their understanding or the meaning of the solution or its process.</text:p>
      <text:p text:style-name="P173"><text:tab/></text:p>
      <text:p text:style-name="P174">Since Polya's work, teachers and researchers have developed literally hundreds of methods for addressing each of the four steps..Students and teachers often get lost in the vast collection of problem solving approaches and need a solid, simple, and consistent approach for successfully accomplishing each of Polya's four steps. That is why the Critical Thinking model serves as a unifying approach toward accomplishing each step of the problem solving process envisioned by Polya and others.</text:p>
      <text:p text:style-name="P173"/>
      <text:p text:style-name="P175">Critical Thinking</text:p>
      <text:p text:style-name="P173"><text:tab/></text:p>
      <text:p text:style-name="P181"><text:span text:style-name="T66"><text:tab/>Too often students are told to analyze a problem and have never been taught how to systematically analyze anything. The critical thinking model, combined with Polya's work and subsequent research findings contribute toward addressing the </text:span><text:span text:style-name="T81">how</text:span><text:span text:style-name="T66"> to understand, analyze, and solve problems. </text:span><text:span text:style-name="T160">Richard Paul, Director of Research at the Center for Critical Thinking, is considered internationally as the imminent scholar of critical thinking. FACT</text:span><text:span text:style-name="T158">©</text:span><text:span text:style-name="T160"> is based on the critical thinking model originally developed by Richard Paul and extended by Linda Elder. The essence of Paul and Elder’s model for critical thinking is metacognition: applying intellectual tools to assess and monitor thinking in order to make thinking better—more clear, more accurate, more defensible. The Paul and Elder model provides a systematic approach or set of intellectual tools for “unlocking” the logic of concepts and ideas. An understanding of the model and its consistent application empowers students in gaining a greater awareness of his/her own reasoning and regulation of</text:span><text:span text:style-name="T66"> when and how to use particular strategies for learning and thinking. The following excerpt from Paul and Elder’s </text:span><text:span text:style-name="Emphasis"><text:span text:style-name="T66">Miniature Guide to Critical Thinking</text:span></text:span><text:span text:style-name="Emphasis"><text:span text:style-name="T8"> </text:span></text:span><text:span text:style-name="T66">further explains the concept:</text:span></text:p>
      <text:p text:style-name="P84"/>
      <text:p text:style-name="P169">Critical thinking is that mode of thinking—about any subject, content, or problem—in which the thinker improves the quality of his or her thinking by skillfully taking charge of the structures inherent in thinking and imposing intellectual standards upon them.</text:p>
      <text:p text:style-name="P169">A well-cultivated critical thinker:</text:p>
      <text:list xml:id="list2926065091032078461" text:style-name="L26">
        <text:list-item>
          <text:p text:style-name="P246">Raises vital questions and problems, formulating them clearly and precisely;</text:p>
        </text:list-item>
        <text:list-item>
          <text:p text:style-name="P246">Gathers and assesses relevant information, using abstract ideas to interpret it effectively;</text:p>
        </text:list-item>
        <text:list-item>
          <text:p text:style-name="P246"><text:soft-page-break/>Comes to well-reasoned conclusions and solutions, testing them against relevant criteria and standards;</text:p>
        </text:list-item>
        <text:list-item>
          <text:p text:style-name="P246">Thinks open-mindedly within alternative systems of thought, recognizing and assessing, as need be, their assumptions, implications, and practical consequences; and</text:p>
        </text:list-item>
        <text:list-item>
          <text:p text:style-name="P247"><text:span text:style-name="T73">C</text:span><text:span text:style-name="T67">ommunicates effectively with others in figuring out solutions to complex problems.</text:span></text:p>
        </text:list-item>
      </text:list>
      <text:p text:style-name="P169"/>
      <text:p text:style-name="P169">Critical thinking is, in short, self-directed, self-disciplined, self-monitored, and self-corrective thinking. It presupposes assent to rigorous standards of excellence and mindful command of their use. It entails effective communication and problem solving abilities and a commitment to overcome our native egocentrism and sociocentrism.</text:p>
      <text:p text:style-name="P173"/>
      <text:p text:style-name="P131"><text:span text:style-name="T66"><text:tab/>The reader will note how critical thinking, as described by Paul and Elder, is consistent with the relationship described earlier between metacognition and problem solving. The statement from Alan Schoenfeld depicts the nearly synonymous terms of metacogntion and critical thinking:</text:span> “<text:span text:style-name="T160">the role of metacognition in problem solving has been concerned with two related components: (a) knowledge of one’s own thought processes and (b) regulation and monitoring of one’s activity during problem solving...good problem solving calls for using effectively what you know: “If you don’t have a good sense of what you know, you may find it difficult to be an efficient problem solver. (1987). Schoenfeld later (1992) describes the relationship between writing and mathematics in relation to self-monitoring and metacognition:</text:span></text:p>
      <text:p text:style-name="Text_20_body"><text:tab/>“<text:span text:style-name="T160">As we write, we often scrap the past few sentences or paragraphs and return to the original outline, or may decide to modify it on the basis of what you've just written. Or, as you work a mathematical problem you may realize that the problem is more complex than you had thought at first. Perhaps the best thing to do is start over, and make sure that you've fully understood it. Note that at this level of description, the actions in all three domains – reading, writing, and mathematics – is much the same. In the midst of intellectual activity ("problem solving," broadly construed), you kept tabs on how well things were going. If things appeared to be proceeding well, you continued along the same path; if they appeared to be problematic, you took stock and considered other options. Monitoring and assessing progress "on line," and acting in response to the assessments of on-line progress, are the core components of self-regulation.”</text:span></text:p>
      <text:p text:style-name="P172"><text:span text:style-name="T66"><text:tab/>The key factor in effective problem solving is to assist students in developing metacognitive strategies or critical thinking skills in the context of learning any discipline. One advantage of the Paul and Elder model for Critical Thinking that forms the basis of FACT</text:span><text:span text:style-name="T63">© </text:span><text:span text:style-name="T66"> is the identification of standards and components of reasoning that serve as useful metacognitive tools for both analyzing one's own thinking and for assessing the quality of thinking in a systematic and disciplined way. Critical thinkers, according to Paul and Elder, analyze their thinking and that of others by identifying and examining basic structures inherent in all thinking </text:span><text:span text:style-name="T78">(Elements of Thought)</text:span><text:span text:style-name="T75">. </text:span><text:span text:style-name="T66">These Elements include: </text:span><text:span text:style-name="T78">purpose, point of view, assumptions, implications and consequences, data and information, inferences and interpretations, concepts, and question at issue. According to Paul and Elder, all thinking can be divided into elements of reasoning. Paul and Elder explain in </text:span><text:span text:style-name="Emphasis"><text:span text:style-name="T78">Tools for Taking Charge of Your Learning and Your Life</text:span></text:span><text:span text:style-name="T78">, “Whenever you are reasoning you are trying to accomplish some purpose, within a point of view, using concepts or ideas. You are focused on some question, issue or problem, using information to come to conclusions, based on assumptions, all of which has implications.”</text:span></text:p>
      <text:p text:style-name="P101"> <text:tab/></text:p>
      <text:p text:style-name="P228"><text:tab/>Each element plays a crucial role in thought. What is our purpose? What questions are we raising? What information are we using? What assumptions are we making? What data are we gathering? What data do we not have? Given the data that we have, what is it telling us? And, when we come to conclusions about the data, what do those conclusions imply? Within what point of view are we thinking? Do we need to consider another point of view? Where can we get access to such points of view? Questions like this are questions that embody the elements in very important ways. They are crucial questions. But, students are not in the habit of asking them.</text:p>
      <text:p text:style-name="P173"/>
      <text:p text:style-name="P175">Elements of Reasoning:</text:p>
      <text:p text:style-name="P131"/>
      <text:list xml:id="list3395334616639874007" text:style-name="L27">
        <text:list-item>
          <text:p text:style-name="P225">All reasoning is an attempt to figure something out, to settle some question, to solve some problem.</text:p>
        </text:list-item>
        <text:list-item>
          <text:p text:style-name="P225">All reasoning is based on assumptions.</text:p>
        </text:list-item>
        <text:list-item>
          <text:p text:style-name="P225">All reasoning is done from some point of view.</text:p>
        </text:list-item>
        <text:list-item>
          <text:p text:style-name="P225">All reasoning is based on data, information, and evidence.</text:p>
        </text:list-item>
        <text:list-item>
          <text:p text:style-name="P225"><text:soft-page-break/>All reasoning is expressed through, and shaped by, concepts and ideas.</text:p>
        </text:list-item>
        <text:list-item>
          <text:p text:style-name="P225">All reasoning contains inferences by which we draw conclusions and give meaning to data.</text:p>
        </text:list-item>
        <text:list-item>
          <text:p text:style-name="P249">All reasoning leads somewhere, has implications and consequences.</text:p>
        </text:list-item>
      </text:list>
      <text:p text:style-name="P173"/>
      <text:p text:style-name="P103">The Elements of Reasoning provide a method of understanding the logic of a mathematical problem, issue, or our reasoning or those of others on any subject. It serves as a useful tool to summarize one's own thinking about a problem at hand.</text:p>
      <text:p text:style-name="P174">Table 1 below provides a useful template for analyzing math or other problem situations:</text:p>
      <table:table table:name="Table8" table:style-name="Table8">
        <table:table-column table:style-name="Table8.A"/>
        <table:table-row>
          <table:table-cell table:style-name="Table8.A1" office:value-type="string">
            <text:p text:style-name="P162">The Elements of Reasoning</text:p>
            <text:p text:style-name="P162">1. The <text:span text:style-name="T138">purpose</text:span> of the problem is __________________________________________________________________.</text:p>
            <text:p text:style-name="P162"><text:span text:style-name="T137">(State as accurately as possible, the purpose for solving the problem. What exactly are we trying to <text:s text:c="2"/>do? What purpose will our solution achieve? Why is the </text:span><text:span text:style-name="T138">problem important</text:span><text:span text:style-name="T137">?)</text:span></text:p>
            <text:p text:style-name="P162">2. The key <text:span text:style-name="T138">question</text:span> or <text:span text:style-name="T138">problem</text:span> is __________________________________________________________________.</text:p>
            <text:p text:style-name="P164">(What exactly are we trying to determine? What is the problem or goal? Can I break the <text:s/>problem down into sub-problems? Can I categorize the problem into a particular type?)</text:p>
            <text:p text:style-name="P162">3. The most important <text:span text:style-name="T137">information</text:span> for addressing and solving the problem is ______________________________________________________________________________________________.</text:p>
            <text:p text:style-name="P163">(Identify key information needed, or presupposed for addressing the problem. Here we are looking for facts or data relevant to the problem, What information such as data, and facts do I have? What <text:span text:style-name="T133">information</text:span> do I need to answer the question? Does it seem that some <text:span text:style-name="T133">information</text:span> is still missing? How is information to be accessed and used?)</text:p>
            <text:p text:style-name="P162">4. The key <text:span text:style-name="T138">concepts</text:span> we need to understand in this problem are __________________________________________</text:p>
            <text:p text:style-name="P162"><text:s/><text:span text:style-name="T217">________________________________________________________________________.</text:span></text:p>
            <text:p text:style-name="P162"><text:s/><text:span text:style-name="T262">(</text:span><text:span text:style-name="T269">What concepts or content (theorems, definitions, formulas, etc.) do we need to understand for reaching a solution?)</text:span></text:p>
            <text:p text:style-name="P153">5. The main assumption(s) underlying our understanding of the problem is (are) ______________________________</text:p>
            <text:p text:style-name="P153">_______________________________________________________________________________________________.</text:p>
            <text:p text:style-name="P154">(What is the author or problem as stated taking for granted? What assumptions are we making? Are our assumptions justifiable? Assumptions are generalizations that might be questioned and are most often unstated.)</text:p>
            <text:p text:style-name="P153"><text:span text:style-name="T99">6. </text:span><text:span text:style-name="T62">The basis for our </text:span><text:span text:style-name="T109">inferences </text:span><text:span text:style-name="T62">and </text:span><text:span text:style-name="T109">interpretations</text:span><text:span text:style-name="T62"> at this point are _______________________________________</text:span></text:p>
            <text:p text:style-name="P162"><text:span text:style-name="T262">_________________________________________</text:span><text:span text:style-name="T217">__________________________________________.</text:span></text:p>
            <text:p text:style-name="P153"><text:span text:style-name="T137">(Is there another way to interpret the information? Can I justify my interpretation of the information or problem to be solved? Have I made any inferences beyond what the evidence</text:span> <text:span text:style-name="T137">implies? Are my inference consistent?)</text:span></text:p>
            <text:p text:style-name="P162">7. The most important <text:span text:style-name="T138">conclusion(s)</text:span> or Implication(s) in solving this problem is (are)?<text:span text:style-name="T217">________________________________________________________________________.</text:span></text:p>
            <text:p text:style-name="P162">(<text:span text:style-name="T140">Does my answer(s) make sense within the context of the problem? What did I learn from solving this problem? Can my strategies be extended to other types of problems? What would I do differently next time? Can I present my analysis and solution using a clear coherent argument reflecting the sophistication appropriate to the problem at hand/</text:span><text:span text:style-name="T141">)</text:span></text:p>
            <text:p text:style-name="P153">8. The main point(s) of view or perspective(s) represented in this problem is (are)?_____________________________________________________________________________________________.</text:p>
            <text:p text:style-name="P154">(Could I work the problem using a different approach or technique? How can we check our results?)</text:p>
          </table:table-cell>
        </table:table-row>
      </table:table>
      <text:p text:style-name="P174">Table 1: Adapted from: Paul, R. &amp; Elder, L. (2010). The Thinkers Guide to Analytic Thinking: How to Take Thinking Apart and What to Look for When You Do. Dillon Beach, CA: Foundations for Critical Thinking Press. Paul, R., Niewoehner, R., &amp; Elder, L. (2007). The Thinkers Guide to Engineering Reasoning. Dillon Beach, CA: Foundations for Critical Thinking Press.</text:p>
      <text:p text:style-name="P173"/>
      <text:p text:style-name="P174">The Elements as basic components in all thinking situations and serve a useful tool in analyzing our thoughts. However, the <text:soft-page-break/>ability to address each element does not imply that thinking is good, correct, accurate, or even ethical. Though students think, they ordinarily do not think in productive ways that lead to quality self-assessment and reflection. Consider, for instance, the possibility that in attempting to think through a problem, the likelihood that one may be answering the wrong question, based on faulty assumptions, from a biased or self-serving point of view, using inaccurate or poor data...and reach faulty conclusions with bad implications.</text:p>
      <text:p text:style-name="P173"/>
      <text:p text:style-name="P174">To help ensure that our thinking is good, then it should be measured against intellectual <text:span text:style-name="T136">standards </text:span>such as clarity, accuracy, precision, relevance, depth, breadth, logic, significance, and fairness. Paul and Elder note that “these are not the only intellectual standards a person might use. They are simply among those that are the most fundamental. . . . Thinking critically requires command of [these] fundamental intellectual standards.”</text:p>
      <text:p text:style-name="P173"/>
      <text:p text:style-name="P131"><text:span text:style-name="T169">Intellectual Standards </text:span><text:span text:style-name="T160">(from How to Study and Learn a Discipline, Paul and Elder, 2007)</text:span></text:p>
      <text:list xml:id="list5049788893099778970" text:style-name="L28">
        <text:list-item>
          <text:p text:style-name="P226">Clarity – understandable, the meaning can be grasped</text:p>
        </text:list-item>
        <text:list-item>
          <text:p text:style-name="P226">Accuracy - free from errors or distortions, true</text:p>
        </text:list-item>
        <text:list-item>
          <text:p text:style-name="P226">Precision – exact to the necessary level of detail</text:p>
        </text:list-item>
        <text:list-item>
          <text:p text:style-name="P226">Relevance – related to the matter at hand</text:p>
        </text:list-item>
        <text:list-item>
          <text:p text:style-name="P226">Depth – containing complexities and multiple interrelationships</text:p>
        </text:list-item>
        <text:list-item>
          <text:p text:style-name="P229">Breadth – includes multiple viewpoints, comprehensive in scope and broadminded</text:p>
        </text:list-item>
        <text:list-item>
          <text:p text:style-name="P229">Logic – The parts make sense together, no contradictions</text:p>
        </text:list-item>
        <text:list-item>
          <text:p text:style-name="P229">Significance – having importance and meaningful to the problem or question</text:p>
        </text:list-item>
        <text:list-item>
          <text:p text:style-name="P229">Fairness – bias free, considerate of other approaches or points of view</text:p>
          <text:p text:style-name="P233"/>
        </text:list-item>
      </text:list>
      <text:p text:style-name="P102">Apply Intellectual Standards:</text:p>
      <text:p text:style-name="P74"><text:tab/>Good thinking requires the disciplined use of Standards to our thinking. Too often educators remark on the need for “high standards”; yet, when pressed, they are often vague in their meaning of “standards” and generally equate standards to grading policies. In contrast, Paul and Elder (2003) assert that universal intellectual standards “are standards which must be applied to thinking whenever one is interested in checking the quality of reasoning about a problem, issue, or situation. The Standards should be internalized and used in students thinking. To help students learn to apply standards, teachers need to pose questions that help students think about their understanding. These questions are those that students should ask themselves at every step of the problem solving process. </text:p>
      <text:p text:style-name="P74"><text:tab/>As you coach students by modeling the thinking you want students to learn, I point out exactly what moves I am making using FACT© and the critical thinking templates provided. Have students observe the question you are asking and the thinking our are displaying and then discuss the moves you made. The main point is that it is my primary intention to help students learn to use these “moves” in their thinking while learning and applying content of the course.</text:p>
      <text:p text:style-name="P84"/>
      <text:p text:style-name="P74">He begins asking these questions early in the term. When he does so the students are generally at a loss regarding how to answer them. With the recognition that, despite their uncomfortableness, he is going to continue asking those questions,</text:p>
      <text:p text:style-name="P74">the students begin to defend themselves against them by discussing the answers to them in advance. By the end of the term this behavior has become habitual. (Note, however, that the better part of a semester is necessary to obtain such changes.)</text:p>
      <text:p text:style-name="P84"/>
      <text:p text:style-name="P74"><text:span text:style-name="T313">A</text:span>lthough there are several Standards for thinking, the following are relevant to most situations:</text:p>
      <text:p text:style-name="P84"/>
      <text:p text:style-name="P84"/>
      <text:p text:style-name="P84"/>
      <text:p text:style-name="P84"><text:soft-page-break/></text:p>
      <table:table table:name="Table9" table:style-name="Table9">
        <table:table-column table:style-name="Table9.A"/>
        <table:table-column table:style-name="Table9.B"/>
        <table:table-row>
          <table:table-cell table:style-name="Table9.A1" office:value-type="string">
            <text:p text:style-name="P7">Universal Intellectual Standards</text:p>
          </table:table-cell>
          <table:table-cell table:style-name="Table9.B1" office:value-type="string">
            <text:p text:style-name="P14">Questions for Applying Standards</text:p>
          </table:table-cell>
        </table:table-row>
        <table:table-row>
          <table:table-cell table:style-name="Table9.A2" office:value-type="string">
            <text:p text:style-name="P155">1. Clarity – understandable, the meaning can be understood</text:p>
          </table:table-cell>
          <table:table-cell table:style-name="Table9.B2" office:value-type="string">
            <text:list xml:id="list180793968811196190" text:style-name="L29">
              <text:list-item>
                <text:p text:style-name="P253">Could you state it in other words?</text:p>
              </text:list-item>
              <text:list-item>
                <text:p text:style-name="P253">Could you draw a picture of the problem situation?</text:p>
              </text:list-item>
              <text:list-item>
                <text:p text:style-name="P252"><text:span text:style-name="T62">Could you explain what you do not understand about the </text:span><text:span text:style-name="T108">problem or question</text:span><text:span text:style-name="T62">?</text:span></text:p>
              </text:list-item>
            </text:list>
          </table:table-cell>
        </table:table-row>
        <table:table-row>
          <table:table-cell table:style-name="Table9.A2" office:value-type="string">
            <text:p text:style-name="P155">2. Accurate – free of errors -</text:p>
            <text:p text:style-name="P155">Facts, definitions, and algorithmic procedures the individual brings to the problem situation may or may not be correct; inventory students knowledge about terms they are using:</text:p>
            <text:p text:style-name="P155">For assessing knowledge, try to determine if they:</text:p>
            <text:p text:style-name="P155">know nothing about it; b. know about the existence of, but nothing about the details of; c. partially recall or suspect the details, but with little certainty; confidently believe</text:p>
          </table:table-cell>
          <table:table-cell table:style-name="Table9.B2" office:value-type="string">
            <text:list xml:id="list1830758398866410973" text:style-name="L30">
              <text:list-item>
                <text:p text:style-name="P254">How can we check to see if the information you are using is accurate? (accuracy)</text:p>
              </text:list-item>
              <text:list-item>
                <text:p text:style-name="P254">How can I check to see if I am interpreting the information accurately?</text:p>
              </text:list-item>
              <text:list-item>
                <text:p text:style-name="P254">Do my assumptions make sense?</text:p>
              </text:list-item>
              <text:list-item>
                <text:p text:style-name="P254">Am I assuming information is accurate rather than simply accept it as true?</text:p>
              </text:list-item>
            </text:list>
          </table:table-cell>
        </table:table-row>
        <table:table-row>
          <table:table-cell table:style-name="Table9.A2" office:value-type="string">
            <text:p text:style-name="Text_20_body"><text:span text:style-name="T270">3. Precise- exact to necessary detail – </text:span><text:span text:style-name="Emphasis"><text:span text:style-name="T61">degree of precision appropriate for the problem context.</text:span></text:span></text:p>
            <text:p text:style-name="P155">appropriate attention to details through explicit and accurate use of language including mathematical terms, definitions, labels, analogies, concepts, and symbols. </text:p>
            <text:p text:style-name="P155"/>
            <text:p text:style-name="P155"/>
          </table:table-cell>
          <table:table-cell table:style-name="Table9.B2" office:value-type="string">
            <text:list xml:id="list4005052086915820959" text:style-name="L31">
              <text:list-item>
                <text:p text:style-name="P255">Could you be more precise?</text:p>
              </text:list-item>
              <text:list-item>
                <text:p text:style-name="P255">Am I being specific?</text:p>
              </text:list-item>
              <text:list-item>
                <text:p text:style-name="P255">Am I providing details?</text:p>
              </text:list-item>
              <text:list-item>
                <text:p text:style-name="P255">Do I need more details?</text:p>
              </text:list-item>
              <text:list-item>
                <text:p text:style-name="P255">Could you provide more details?</text:p>
              </text:list-item>
              <text:list-item>
                <text:p text:style-name="P255"><text:span text:style-name="T313">C</text:span>ould be more exact or specific?</text:p>
              </text:list-item>
              <text:list-item>
                <text:p text:style-name="P267"><text:span text:style-name="Emphasis"><text:span text:style-name="T61">Could state your understanding of the math term you are using in your reasoning?</text:span></text:span></text:p>
              </text:list-item>
              <text:list-item>
                <text:p text:style-name="P267"><text:span text:style-name="Emphasis"><text:span text:style-name="T61">Could you state more explicitly the meaning of, or elaborate on, (choose) the math term, definition, skill, procedure, symbol(s), units of measure, labeling of axes, etc. that you are using?</text:span></text:span></text:p>
              </text:list-item>
            </text:list>
          </table:table-cell>
        </table:table-row>
        <table:table-row>
          <table:table-cell table:style-name="Table9.A2" office:value-type="string">
            <text:p text:style-name="P155">4. Relevance – relating to the problem or issue at hand – I want to make sure I use information relevant to the problem.</text:p>
            <text:p text:style-name="P155"/>
          </table:table-cell>
          <table:table-cell table:style-name="Table9.B2" office:value-type="string">
            <text:list xml:id="list4547671785063322404" text:style-name="L32">
              <text:list-item>
                <text:p text:style-name="P256">How is what you are doing is relevant to the question? </text:p>
              </text:list-item>
              <text:list-item>
                <text:p text:style-name="P256">What information relevant to the mathematical situation or problem at hand do I possess, and how is that information accessed and used?</text:p>
              </text:list-item>
            </text:list>
            <text:p text:style-name="P191"/>
          </table:table-cell>
        </table:table-row>
        <table:table-row>
          <table:table-cell table:style-name="Table9.A2" office:value-type="string">
            <text:p text:style-name="P155">5. Depth - relates to the complexities and rigor involved in the issue or problem, in contrast to superficial understandings or treatment</text:p>
            <text:p text:style-name="P155"/>
          </table:table-cell>
          <table:table-cell table:style-name="Table9.B2" office:value-type="string">
            <text:list xml:id="list3964973391726485364" text:style-name="L33">
              <text:list-item>
                <text:p text:style-name="P257">What makes this a difficult problem?</text:p>
              </text:list-item>
              <text:list-item>
                <text:p text:style-name="P269">What concepts are involved in solving this problem? How are the concepts connected?</text:p>
              </text:list-item>
              <text:list-item>
                <text:p text:style-name="P268">What resources will we need in order to solve this problem?</text:p>
              </text:list-item>
            </text:list>
          </table:table-cell>
        </table:table-row>
        <table:table-row>
          <table:table-cell table:style-name="Table9.A2" office:value-type="string">
            <text:p text:style-name="P155">6. Breadth- encompasses multiple view points or representations. Most math concepts, problems and solutions can be represented using symbols, numbers, graphs, or descriptively using one's language.</text:p>
          </table:table-cell>
          <table:table-cell table:style-name="Table9.B2" office:value-type="string">
            <text:list xml:id="list4494736230123772433" text:style-name="L34">
              <text:list-item>
                <text:p text:style-name="P258">Can you articulate another reasonable ways of looking at the issue(breadth<text:span text:style-name="T314">)</text:span></text:p>
              </text:list-item>
            </text:list>
          </table:table-cell>
        </table:table-row>
        <table:table-row>
          <table:table-cell table:style-name="Table9.A2" office:value-type="string">
            <text:p text:style-name="P155">Logic – thinking makes sense, no contradictions, able to <text:soft-page-break/>follow reasoning</text:p>
            <text:p text:style-name="P155"/>
          </table:table-cell>
          <table:table-cell table:style-name="Table9.B2" office:value-type="string">
            <text:list xml:id="list6642894356579046017" text:style-name="L35">
              <text:list-item>
                <text:p text:style-name="P259">Can you express the logic that you used (logic<text:span text:style-name="T313">)</text:span></text:p>
              </text:list-item>
              <text:list-item>
                <text:p text:style-name="P259"><text:soft-page-break/><text:span text:style-name="T127">P</text:span><text:span text:style-name="T62">lanning results in an outline of the logical steps required to obtain a solution. In many cases the logical steps are conveniently expressed as mathematic</text:span><text:span text:style-name="T127">s</text:span><text:span text:style-name="T151">.</text:span></text:p>
              </text:list-item>
              <text:list-item>
                <text:p text:style-name="P259">Can you provide a flow-chart of your thinking?</text:p>
              </text:list-item>
              <text:list-item>
                <text:p text:style-name="P259">Am I clearly making connections between parts of the problem?</text:p>
              </text:list-item>
            </text:list>
          </table:table-cell>
        </table:table-row>
        <table:table-row>
          <table:table-cell table:style-name="Table9.A2" office:value-type="string">
            <text:p text:style-name="P155">Significance – focuses on most important, not trivial</text:p>
            <text:p text:style-name="P155">What is the most central idea to solving the problem?</text:p>
            <text:p text:style-name="P155">Which of the facts are most important?</text:p>
            <text:p text:style-name="P155"/>
          </table:table-cell>
          <table:table-cell table:style-name="Table9.B2" office:value-type="string">
            <text:list xml:id="list1472550510960580262" text:style-name="L36">
              <text:list-item>
                <text:p text:style-name="P260">Have you focused on the most significant issue in in dealing with this problem(significant)</text:p>
              </text:list-item>
              <text:list-item>
                <text:p text:style-name="P260">What math concepts are basic in the problem?</text:p>
              </text:list-item>
              <text:list-item>
                <text:p text:style-name="P250">What information is important, what information can be ignored, and what additional information may be needed?</text:p>
              </text:list-item>
            </text:list>
          </table:table-cell>
        </table:table-row>
        <table:table-row>
          <table:table-cell table:style-name="Table9.A2" office:value-type="string">
            <text:p text:style-name="P155">Fairness – justifiable, multiple viewpoints or representations</text:p>
          </table:table-cell>
          <table:table-cell table:style-name="Table9.B2" office:value-type="string">
            <text:list xml:id="list5875034731146813422" text:style-name="L37">
              <text:list-item>
                <text:p text:style-name="P261">drawing a clear line between the results, on the one hand, and your judgment calls about how those results support a hypothesis.</text:p>
              </text:list-item>
              <text:list-item>
                <text:p text:style-name="P261">students in multiple ways using different solution strategies</text:p>
              </text:list-item>
              <text:list-item>
                <text:p text:style-name="P261"><text:span text:style-name="T313">t</text:span>he problem can be approached by a different solutions or decision or positions stat can be taken or defended)</text:p>
              </text:list-item>
            </text:list>
            <text:p text:style-name="P191"/>
          </table:table-cell>
        </table:table-row>
      </table:table>
      <text:p text:style-name="P73">Table 2 Adapted from Paul and Elder</text:p>
      <text:p text:style-name="P82"> </text:p>
      <text:p text:style-name="P193"><text:span text:style-name="T76"><text:tab/>Practice in applying intellectual standards to the basic elements of thought are important steps as students seek to develop the traits of an independent, self-confident learners. Applying critical thinking concepts to even the most foundational and factual knowledge is necessary for promoting students' conceptual understanding of course content. Paul and Elder also note, that all thinkers should cultivate positive intellectual </text:span><text:span text:style-name="T101">traits </text:span><text:span text:style-name="T76">such as intellectual humility, intellectual autonomy, confidence in reason, intellectual perseverance, among others. Among these traits, the Center will focus on developing Intellectual perseverance or the disposition to work though intellectual complexities despite frustration inherent in the task Student must be willing to work their way though complexities in a problem solving context and not give up when challenged. It is im</text:span><text:span text:style-name="T77">per</text:span><text:span text:style-name="T76">ative that students develop a capacity of patience and tenacity.</text:span></text:p>
      <text:p text:style-name="P80"/>
      <text:p text:style-name="Text_20_body"><text:span text:style-name="T79"><text:tab/>Building Intellectual traits within students, such as intellectual autonomy, confidence, and perseverance are of critical importance in math achievement and success. The problem in developing these traits among math students is difficult in the United States than in most countries. For several unfounded reasons, </text:span><text:span text:style-name="T76">Americans tend to assume that </text:span><text:span text:style-name="T66">understanding is equivalent to sudden insight. With mathematics, one often hears teachers tell children that they "either know it or they don't," implying that Learning to think mathematically in solving mathematics problems can either be solved quickly or not at all. In contrast, in Japan and China, understanding is conceived of as a more gradual process, where the more one struggles the more one comes to understand. Perhaps for this reason, one sees teachers in Japan and China pose more difficult problems, sometimes so difficult that the children will probably not be able to solve them within a single class period. (Stigler &amp; Perry, 1989, p. 197). In </text:span><text:span text:style-name="T67">Outliers, Malcolm</text:span><text:span text:style-name="T66"> Gladwell states that there is actually a significant scientific literature measuring persistence in problem solving. He cites the work of Priscilla Blinco who gave large groups of Japanese and American first graders a very difficult puzzle and measured how long they worked at it before they gave up. The America children lasted, on average 9.47 minutes. The Japaneses children lasted 13.93 minutes, roughly 40 percent longer. Similar comparative studies have demonstrated the same results for American students when compared to persistence during mathematical problem solving.</text:span></text:p>
      <text:p text:style-name="P41">In sum: whether acknowledged or not, whether conscious or not, beliefs shape mathematical behavior. Beliefs are abstracted from one's experiences and from the culture in which one is embedded. This leads to the consideration of mathematical</text:p>
      <text:p text:style-name="P41">practice.</text:p>
      <text:p text:style-name="P40"/>
      <text:p text:style-name="P172"><text:span text:style-name="T78"><text:tab/>In summary, the Paul and Elder model of critical thinking presupposes assent to rigorous standards of excellence </text:span><text:soft-page-break/><text:span text:style-name="T78">for assessing the quality of thinking as we reflect on the basic components of our thoughts reflected in the Elements of</text:span><text:span text:style-name="T75"> </text:span><text:span text:style-name="T78">Reasoning, we hold our thinking accountable for meeting excellence in quality as reflected in the Intellectual Standards.. Finally, the third component of the model is the ethical dimension that Paul and Elder identify as Intellectual Traits. These three components—the Elements, Standards, and Traits—form the b</text:span><text:span text:style-name="T66">ackbone of Richard Paul’s model of critical thinking.</text:span></text:p>
      <text:p text:style-name="P170"/>
      <text:p text:style-name="P171"><text:span text:style-name="T66"><text:tab/>By combining aspects of critical thinking, envisioned by Richard Paul, with specific models for teaching mathematics, a powerful research-based metacognitive tool, FACT</text:span><text:span text:style-name="T63">©</text:span><text:span text:style-name="T66"> has been developed by the Center for Mathematical Coaching and Consulting. As students learn the fundamentals of FACT© and have reasoned through math ideas and problems, they will learn to routinely apply a set of strategies whenever they encounter a mathematical problem or even problems in other disciplines and situations. In time, students will gain skill in understanding the extent to which they can accurately state the purpose of a problem or what they are being asked to solve/find, learn effective methods for analyzing problems by breaking the problem into sub-goals, and determine information and relevant concepts and assumptions, and ultimately develop accurate solutions that the students will confirm without prompting. In their "Dimensions of Critical Thought”," Paul and Elder detail many of the skills and dispositions associated with critical thinking. You may also read about other </text:span><text:a xlink:type="simple" xlink:href="http://surry.edu/About/CriticalThinking/Strategies.aspx">strategies </text:a><text:a xlink:type="simple" xlink:href="http://surry.edu/About/CriticalThinking/Strategies.aspx">that </text:a><text:a xlink:type="simple" xlink:href="http://surry.edu/About/CriticalThinking/Strategies.aspx">form the basis of </text:a><text:a xlink:type="simple" xlink:href="http://surry.edu/About/CriticalThinking/Strategies.aspx">FACT</text:a><text:a xlink:type="simple" xlink:href="http://surry.edu/About/CriticalThinking/Strategies.aspx"><text:span text:style-name="T96">©</text:span></text:a><text:span text:style-name="T62"> </text:span><text:span text:style-name="T66">from many scholars included in the reference section below or on the MC</text:span><text:span text:style-name="T63">2 </text:span><text:span text:style-name="T66">website.</text:span></text:p>
      <text:p text:style-name="P71">Critical Thinking in Students' Acquisition of Foundational and Factual Knowledge</text:p>
      <text:p text:style-name="P131"><text:span text:style-name="T66"><text:tab/>It is the belief of the author that critical thinking concepts and strategies should not be absent from students’ acquisition of factual knowledge and basic skills. Self-reflection, Intellectual Standards, and the Elements of Reasoning, as detailed in Richard Paul and Linda Elder’s model for critical thinking (2001), should be applied to even the most basic levels of knowledge. The metacognitive aspects of the model are necessary for learning foundational material as well as for developing deep understanding of advanced concepts. It is often suggested that students, especially students enrolled in introductory courses within a </text:span><text:span text:style-name="T160">curriculum program, need the “basics” (e.g., factual information or rote procedures) as a foundation for the critical thinking reserved for upper-level courses. Others have expressed concerns that if critical thinking is integrated into teaching, then course content may be sacrificed. From this perspective, critical thinking is viewed as an add-on to instruction rather than a means for thinking about all course-related content. It is implied within this view that factual knowledge can be adequately learned for subsequent recall and application without students’ engaging in aspects of critical thinking as they construct knowledge.</text:span></text:p>
      <text:p text:style-name="P105">Rote Memorization vs. Conceptual Understanding</text:p>
      <text:p text:style-name="P103"><text:tab/>Proponents of critical thinking do not underestimate the value of learning factual content. All thinking and problem solving relies on a store of relevant knowledge about the issue at hand, and advocates for critical thinking do not promote asking students to form opinions or solve problems without having to know anything a priori. However, the quality of students’ understanding of factual information depends on how the new knowledge is constructed. It is hard to imagine any educator wanting students to learn factual information through rote memorization without understanding the meaning of what is learned. Can we think of any situation in which the goal is to memorize without full attention or comprehension? Similarly, the belief that students’ attainment of foundational skills and factual knowledge occurs without active engagement in critical thinking assumes that retention and transfer of knowledge for advanced problem solving is facilitated through rote or transmission models of learning. In essence, retention requires that students remember what they have learned, whereas transfer requires students not only to remember but also to gain a conceptual understanding of and be able to use what they have learned. Rote learning may consist of relevant knowledge, but it is limited in its use for problem solving and for transfer to new situations. Moreover, when faculty focus too heavily on rote learning at the expense of conceptual understanding, students’ ability to apply material for practical or intellectual purposes is limited. <text:span text:style-name="T186">When students are encouraged to do actual thinking about the material; however, deeper understanding replaces the recall of facts. Students are able to state the material in their own words, elaborate on it, illustrate it, provide examples from content and their own experience, and provide analogies, metaphors or other examples of the information.</text:span></text:p>
      <text:p text:style-name="P103">Researchers have often described the effect of traditional teaching practices that emphasize rote learning rather than conceptual understanding and critical thinking. For example, Donald Blais (1988) stated that traditional teaching in mathematics that involves giving students a maximum of explanation implies the creation of a listener-follower role for students. Such a role, he conjectures, contributes to dependence, fosters the growth of learned helplessness, and encourages students to memorize information instead of constructing robust knowledge structures. Blais contended that traditional mathematics courses focus too much on transmitting content at the expense of thought processes. He felt that the focus should be on the development of thinking skills and conceptual understanding.</text:p>
      <text:p text:style-name="P48"><text:span text:style-name="T90">In the mid- to late-1990s, a comprehensive international comparison of math and science teaching, known by the acronym </text:span><text:soft-page-break/><text:span text:style-name="T90">TIMSS, was conducted and then released piecemeal. Part of the study involved a series of conventional tests given to students all over the world in the equivalent of fourth, eighth, and twelfth grades. U.S. students did rather well in fourth grade, rather poorly in eighth grade, and miserably in twelfth grade – although questions have been raised about the data underlying these conclusions.</text:span></text:p>
      <text:p text:style-name="P47">TIMSS wasn’t limited to standardized test results, however; it also included an analysis of curriculum materials and classroom practices. For one <text:span text:style-name="T315">part </text:span>of the study, <text:span text:style-name="T315">included</text:span> videotap<text:span text:style-name="T315">ing</text:span> more than 200 eighth-grade math teachers to review their methods and <text:span text:style-name="T315">provided teachers questionaires to ascertain</text:span> the teachers’ objectives. Three out of five U.S. teachers said they were chiefly concerned with “skill building.” Only one out of four Japanese teachers responded that way: the overwhelming majority said they wanted their students to <text:span text:style-name="T137">understand </text:span>a particular math concept. That goal led those teachers to include deductive reasoning in their instruction, which played a role in 62 percent of Japanese lessons and 0 percent of U.S. lessons. Japanese teachers also explored the intricacies of specific mathematical concepts with their students rather than just naming those concepts, American style. In Japanese classrooms, fewer math problems were considered in more depth, and students participated actively in suggesting different ways of solving those problems. <text:s/>Also, interestingly, homework was rarely assigned.[35]</text:p>
      <text:p text:style-name="P47"><text:tab/>The overall conclusion reached by the TIMSS researchers – when the test results were released – was that <text:span text:style-name="T137">traditional forms of teaching, and an emphasis on the basics, contributed significantly to the low standing of older American students</text:span>. <text:s/>Even before the last phase of the study was reported (looking at the final year of high school, and finding the worst results for U.S. students), the TIMSS authors wrote: <text:s/>“Instruction in this country still seems – compared to instruction in some other countries – more centered on students as passive absorbers of knowledge rather than as active participants who construct, transform, and integrate knowledge.”</text:p>
      <text:p text:style-name="P48"><text:span text:style-name="T91"><text:tab/>Later</text:span><text:span text:style-name="T90"> we </text:span><text:span text:style-name="T91">say more about why a focus on how students' develop and construct knowledge is </text:span><text:span text:style-name="T90">effective </text:span><text:span text:style-name="T91">and that</text:span><text:span text:style-name="T90"> teaching math </text:span><text:span text:style-name="T91">through</text:span><text:span text:style-name="T90"> the conventional/</text:span><text:span text:style-name="T91">perreinial</text:span><text:span text:style-name="T90"> transmission approach can be harmful. A teacher (or parent) for whom the right answer means everything is one who will naturally want to tell the child the most efficient way of getting that right answer. This creates mindlessness </text:span><text:span text:style-name="T91">and learned helplessness</text:span><text:span text:style-name="T90">. Such a student, armed with algorithms, gets in the habit of looking to the adult, or the book, instead of thinking it through herself. She feels less autonomous, more dependent. Stuck in the middle of a problem, she doesn’t try to figure out what makes </text:span><text:span text:style-name="T74">sense </text:span><text:span text:style-name="T90">to do next; she tries to remember what she’s </text:span><text:span text:style-name="T74">supposed to</text:span><text:span text:style-name="T90">do next.[29] That, in a nutshell, is the legacy of traditional education.</text:span></text:p>
      <text:p text:style-name="P105">The Role of the Elements of Reasoning and Intellectual Standards in Learning Facts</text:p>
      <text:p text:style-name="P106"><text:tab/>To further explore the relevance of critical thinking to the acquisition of factual or foundational knowledge, consider the effects of excluding aspects of Paul and Elder’s Elements of Reasoning and Intellectual Standards from the teaching/learning process. First, consider a learning environment where one (or more) of the Elements of Reasoning is not accessible for students’ learning. In this event, students are asked to learn content without understanding (1) the purpose of this information within a conceptual framework, (2) how the information is used in an attempt to figure something out, (3) how the information could be used to support or challenge students’ assumptions or points of view, (4) how the information shapes concepts, etc. Hence, factual knowledge without the Elements of Reasoning becomes irrelevant and disconnected to concepts at hand and detached from its value or practical use. Without the Elements, facts and basic skills are not integrated within the larger conceptual framework to which they relate.</text:p>
      <text:p text:style-name="P106"><text:tab/>Paul and Elder’s Intellectual Standards are defined as universal intellectual standards which are applied to thinking whenever one is interested in checking the quality of reasoning about a problem, issue, or situation. To help students learn course content, Paul and Elder suggest that instructors should pose questions which probe student thinking, hold students accountable for their thinking, and, through consistent use by instructors in the classroom, become internalized by students as questions they need to ask themselves. Paul and Elder assert that these questions need to become ingrained in students’ inner voices, guiding them to better thinking. As in the previous example, the exclusion of one or more standards suggests that students learn content but are not held accountable for knowing and communicating the content clearly, accurately, precisely, with relevance, in depth, or with logic. Hence, excluding intellectual standards from learning suggests the occurrence of rote/superficial learning and teaching. Moreover, having students inculcate the standards into their thinking provides them with the metacognitive tools suggested by Schoenfeld as necessary for effective problem solving.</text:p>
      <text:p text:style-name="P190"><text:span text:style-name="T169">Coaching </text:span><text:span text:style-name="T170">and Students as Active Learners</text:span></text:p>
      <text:p text:style-name="P106"/>
      <text:p text:style-name="P132"><text:span text:style-name="T160"><text:tab/>For the most part, students that strive to think mathematically, but are unaware of or fail to use the executive skills demonstrated by the expert. However, it is the case that such skills can be learned as a result of explicit instruction that focuses on metacognitive aspects of mathematical thinking. That instruction takes the form of "coaching," with active </text:span><text:soft-page-break/><text:span text:style-name="T160">interventions as students work on problems. As Barr and Tag states: “If the Instruction Paradigm faculty member is an actor-a sage on a stage-then the Learning Paradigm faculty member is an inter-actor-a coach interacting with a team. If the model in the Instruction Paradigm is that of delivering a lecture, then the model in the Learning Paradigm is that of designing and then playing a team game. A coach not only instructs football players, for <text:s/>example, but also designs football practices and the game plan; he participates in the game itself by sending in plays and making other decisions. The new faculty role goes a step further, <text:s/>however, in that faculty not only design game plans but also create new and better "games," ones that generate more and better learning.</text:span></text:p>
      <text:p text:style-name="P106"><text:tab/>My father was a successful high school football coach and counselor in North Carolina. Often dad commented that the best teaching at his school occurred during football practice. Although I played football for dad, I couldn't help but believe that his opinion was jaded by his greatest passion in life, other than family, high school football. During this time, I found that my greatest ability was in math. Later, after teaching for several years and studying mathematics and mathematics education at three universities, I realized that math teachers, or teachers in any subject, could learn important lessons from coaches. Today, most literature on teaching math explicitly refers to “coaching” students rather than “lecturing.” Consider how successful coaches train athletes in most sports: athletes are taught specific drills both individually and in small groups. After the coach demonstrates a skill, athletes practice over and over until the skill is mastered. Other skills are added and connected to previously mastered skills as athletes receive constant feedback. Finally, athletes understand their assignments, play the game (tested), and after competition, film is reviewed by coaches and athletes, errors are corrected and improvement occurs.</text:p>
      <text:p text:style-name="P103"><text:tab/>In contrast, traditional teaching casts students into the role of spectators where teachers are performers. Classroom teachers are often assigned as many as five classes each semester with classes often exceeding 30 students. Teachers are hardly provided time for one-on-one or even small group instruction, and have very limited opportunity for much needed feedback or corrective action to help struggling students. During my early days in the classroom, reviewed the content from the previous day, worked a few homework problems, covered new content for 20 minutes, had the class try a few problems, and finally gave students more homework. Think about it, most of the time I was performing for the students and was the most actively engaged person in classroom. In essence, I was performing for the students and they were on the sidelines. It also begs the question whether I was covering the content and not the students. In contrast, as a coach, dad lectured little, but demonstrated techniques and immediately had teams practice the technique as he and his coaching staff provided feedback. In the classroom the coaching approach would have students actively engaged in learning, and the teacher/coach is on the sidelines, ready to blow the whistle when students were not getting the assignment and making sure that they were understanding the assignment.</text:p>
      <text:p text:style-name="P183"/>
      <text:p text:style-name="P172"><text:span text:style-name="T160"><text:tab/>The goal of the instruction, in this context is to foster Learning to think mathematically as students' develop metacognitive abilities. Learning to think mathematically is no different than learning to think like any expert in any field of activity or knowledge. We want coach quarterbacks to think like quarterbacks, nurses to think like nurses, or psychologist to think like biologist. That is when a psychologist faces a psychological situation, he/she uses their conceptual understanding of the field, and methodically apply critical thinking to eliminate possible diagnosis and ultimately find a valid solution. </text:span><text:span text:style-name="T197">"It </text:span><text:span text:style-name="T201">teaches you how to ask questions so you can get down to the meat of the material. In history class, for example, you would expect your students to think like an historian. I'd begin by asking, ‘How does a historian think? What kinds of questions would a historian ask?' And since it's the social sciences, and you are studying the behavior of human beings, one of the first things you might do is ask, ‘How do human beings react in certain situations?' It's important to understand the way that human beings think or react so you can understand the context of human behavior in history and historical events."</text:span><text:span text:style-name="T267"> There n</text:span><text:span text:style-name="T175">ow exists the base knowledge for the careful, prescriptive characterization of problem solving strategies Schoenfeld, 1992). Ways of achieving the goal in developing mathematical expertise including the following strategies:</text:span></text:p>
      <text:p text:style-name="P185"/>
      <text:p text:style-name="P186"><text:span text:style-name="T316">Strategies for </text:span>coach<text:span text:style-name="T316">ing </text:span></text:p>
      <text:p text:style-name="P186"/>
      <text:p text:style-name="P187">General Practices</text:p>
      <text:list xml:id="list307827227859812586" text:style-name="L38">
        <text:list-item>
          <text:p text:style-name="P270">Model good thinking, but minimize telling and showing. <text:span text:style-name="T135">Probe</text:span><text:span text:style-name="T321">. </text:span><text:span text:style-name="T322">Talk to the student and listen to her. Be curious about what and how the she thinks. </text:span></text:p>
        </text:list-item>
        <text:list-item>
          <text:p text:style-name="P277">Keep a legal pad nearby and record where the student has problems</text:p>
        </text:list-item>
        <text:list-item>
          <text:p text:style-name="P277">Put paper and pencil in the student’s hands and let him/her do the work. Keep the paper and make or perhaps make copies and proved the student with copies – annotate for the students benefit and for feedback. Write down something about the student. Tell what you think; for example, his strengths and weaknesses, what is her level of understanding, in what areas would you prescribe additional practice and what type of practice would you recommend. Place yourself in a clinician role and diagnose. </text:p>
        </text:list-item>
        <text:list-item>
          <text:p text:style-name="P277">Opening Questions:</text:p>
        </text:list-item>
      </text:list>
      <text:list xml:id="list5320008340374132764" text:style-name="L39">
        <text:list-item>
          <text:list>
            <text:list-item>
              <text:p text:style-name="P278">A good place to start is with whatever is currently being taught. Ask what they are studying.</text:p>
            </text:list-item>
            <text:list-item>
              <text:p text:style-name="P280"><text:soft-page-break/>If you don’t know much about the student, ask some warm-up questions.<text:tab/>Where do you go to school?</text:p>
            </text:list-item>
            <text:list-item>
              <text:p text:style-name="P280">What's your teacher’s name?</text:p>
            </text:list-item>
            <text:list-item>
              <text:p text:style-name="P280">Have you had good math teachers?</text:p>
            </text:list-item>
            <text:list-item>
              <text:p text:style-name="P280">What made them good (bad)?</text:p>
            </text:list-item>
            <text:list-item>
              <text:p text:style-name="P280">How do you like math?</text:p>
            </text:list-item>
            <text:list-item>
              <text:p text:style-name="P280">What is your favorite topic in math?</text:p>
            </text:list-item>
            <text:list-item>
              <text:p text:style-name="P280">What do you think math is?</text:p>
            </text:list-item>
            <text:list-item>
              <text:p text:style-name="P280">Is math useful?</text:p>
            </text:list-item>
            <text:list-item>
              <text:p text:style-name="P280">What can you do with math?</text:p>
            </text:list-item>
            <text:list-item>
              <text:p text:style-name="P294"><text:span text:style-name="T322">Use the student’s response to these question to lead into the discussion Have the student give examples – for instance, if the students favorite topic is addition, have them show you and example – SEE-I the examp</text:span><text:span text:style-name="T323">le</text:span></text:p>
            </text:list-item>
          </text:list>
        </text:list-item>
      </text:list>
      <text:p text:style-name="P281"/>
      <text:list xml:id="list5711206662830833473" text:style-name="L40">
        <text:list-item>
          <text:p text:style-name="P282">Questioning Techniques</text:p>
        </text:list-item>
      </text:list>
      <text:list xml:id="list5494628201661682938" text:style-name="L41">
        <text:list-item>
          <text:p text:style-name="P283">Resist the urge to teach; let the student stew over things and figure them out on their own.</text:p>
        </text:list-item>
        <text:list-item>
          <text:p text:style-name="P283">Do not stop questioning why the student gives a correct answer; ask her why, to explain the solution or to draw a picture that illustrates the solution. Show me. How did you get that? How did you figure that out?</text:p>
        </text:list-item>
        <text:list-item>
          <text:p text:style-name="P283">Do not tell the student that his answer is wrong; asks him he he got the answer, let him discover and correct his own errors. How do you know it's that? Tell me about this. Can you show me another way?</text:p>
        </text:list-item>
        <text:list-item>
          <text:p text:style-name="P283">When the student giver a correct answer, tell her that it is not right or that you do not believe it make her prove that the answer is correct.</text:p>
        </text:list-item>
        <text:list-item>
          <text:p text:style-name="P283">If the student becomes stuck, give clues- not answers. How did you get that? What did you think about first next?</text:p>
        </text:list-item>
        <text:list-item>
          <text:p text:style-name="P283">Ask the student if he knows and can explain any short-cuts. What is addition? Subtraction? Multiplication? What does this mean? What does this stand for?</text:p>
        </text:list-item>
        <text:list-item>
          <text:p text:style-name="P283">Have the student provide illustrations and explanations to questions.</text:p>
        </text:list-item>
        <text:list-item>
          <text:p text:style-name="P283">Ask the student to show the action which the symbols represent using manipulative s and giving explanations. Let them do something symbolically and then explain what they did (what do all those marks mean?) or let them to show you concretely.</text:p>
        </text:list-item>
        <text:list-item>
          <text:p text:style-name="P283">Have the student “check” the answer to a calculation. Do you know how to check to make sure that your answer is correct?</text:p>
        </text:list-item>
        <text:list-item>
          <text:p text:style-name="P279">Show a problem which contains an <text:s/>error and have the student correct it. <text:span text:style-name="T324">How do you know it's not that?</text:span></text:p>
        </text:list-item>
        <text:list-item>
          <text:p text:style-name="P283">Misapply a rule and see if the student catches it. Put the student in a dilemma. Do something incorrectly and let them teach you. Can you explain this to me?</text:p>
        </text:list-item>
        <text:list-item>
          <text:p text:style-name="P284">Question stated procedures and algorithms that the student quotes to you. Why? How do not know? Prove it.</text:p>
        </text:list-item>
      </text:list>
      <text:p text:style-name="P291"/>
      <text:p text:style-name="P196"><text:span text:style-name="T131">S</text:span><text:span text:style-name="T130">uggested Activities:</text:span></text:p>
      <text:p text:style-name="P293"/>
      <text:p text:style-name="P196">Arithmetic Learning:</text:p>
      <text:list xml:id="list3785664282416127589" text:style-name="L42">
        <text:list-item>
          <text:p text:style-name="P285">Use Popsicle sticks to illustrate and explain “carrying” and “borrowing”, showing concretely the meaning of various algorithms.</text:p>
        </text:list-item>
        <text:list-item>
          <text:p text:style-name="P285">Use 10×10 graph paper to illustrate and explain multiplication</text:p>
        </text:list-item>
        <text:list-item>
          <text:p text:style-name="P285">Play with pattern blocks, allow him <text:s/>to so discover the relationship between the pieces. Discuss the concept pf the unit and the fractions represented by the various pieces</text:p>
        </text:list-item>
        <text:list-item>
          <text:p text:style-name="P286">Use multi-base blocks (base 5 and base 10), allow him to discover the relationships between the difference pieces. With the base 10 blocks, allow hie to discover what place value each block represents. Allow the child to manipulate the blocks, group them, form sets, and trade the blocks. Have the child form groups with the blocks and travel to to the next level when appropriate (i.e. trade 10 ones for a ten, etc.); make the child tell you what he is trading in what he should receive for what he is giving you. Use the blocks to do multiplication (3 groups of 42) and division (share 24 with 4). </text:p>
        </text:list-item>
        <text:list-item>
          <text:p text:style-name="P288">Monopoly money type games are excellent concrete approaches for teaching carrying operations in addition and place value. Play bank teller with play money – then move toward keeping track of the operations as a precursor to addition algorithms and symbolic meanings.</text:p>
        </text:list-item>
        <text:list-item>
          <text:p text:style-name="P287">Cut different sized of rectangles from a sheet of graph paper, ask the child to tell you what multiplication problem could be illustrated by each. Then cut the rectangle into equal pars and identify the addition problem represented. </text:p>
        </text:list-item>
      </text:list>
      <text:p text:style-name="P197"/>
      <text:p text:style-name="P197"><text:soft-page-break/></text:p>
      <text:p text:style-name="P197"><text:tab/><text:tab/>Ask the child to determine how multiplication and addition re related </text:p>
      <text:p text:style-name="P196"><text:tab/><text:tab/>Give the following picture for multiplication:</text:p>
      <text:p text:style-name="P196"/>
      <text:p text:style-name="P196"><draw:frame text:anchor-type="paragraph" draw:z-index="28" draw:style-name="gr10" svg:width="1.5433in" svg:height="0.8634in" svg:x="1.6965in" svg:y="0.061in"><draw:text-box><text:p><text:s text:c="5"/>* <text:s text:c="19"/>*</text:p><text:p>* <text:s text:c="2"/>* <text:s text:c="6"/>* <text:s text:c="10"/>*</text:p><text:p>* <text:s text:c="2"/>* <text:s text:c="6"/>* <text:s text:c="10"/>*</text:p><text:p>* <text:s text:c="2"/>* <text:s text:c="6"/>* <text:s text:c="10"/>* </text:p></draw:text-box></draw:frame></text:p>
      <text:p text:style-name="P196"/>
      <text:p text:style-name="P196"/>
      <text:p text:style-name="P196"/>
      <text:p text:style-name="P196"/>
      <text:p text:style-name="P196"/>
      <text:p text:style-name="P198"/>
      <text:p text:style-name="P198"/>
      <text:p text:style-name="P198"><text:tab/><text:tab/>Ask the child if 3×4 represents the picture. Why?</text:p>
      <text:p text:style-name="P198"><text:tab/><text:tab/>Why not?</text:p>
      <text:p text:style-name="P198"><text:tab/><text:tab/>Then provide the following picture</text:p>
      <text:p text:style-name="P196"/>
      <text:p text:style-name="P196"><draw:frame text:anchor-type="paragraph" draw:z-index="29" draw:style-name="gr10" svg:width="1.5433in" svg:height="0.8634in" svg:x="1.6965in" svg:y="0.061in"><draw:text-box><text:p><text:s text:c="25"/></text:p><text:p>* <text:s text:c="2"/>* <text:s text:c="6"/>* <text:s text:c="6"/>*</text:p><text:p>* <text:s text:c="2"/>* <text:s text:c="6"/>* <text:s text:c="6"/>*</text:p><text:p>* <text:s text:c="2"/>* <text:s text:c="6"/>* <text:s text:c="6"/>* </text:p></draw:text-box></draw:frame><text:tab/><text:tab/><text:tab/><text:tab/></text:p>
      <text:p text:style-name="P196"/>
      <text:p text:style-name="P196"/>
      <text:p text:style-name="P196"/>
      <text:p text:style-name="P196"/>
      <text:p text:style-name="P196"/>
      <text:p text:style-name="P196"/>
      <text:p text:style-name="P198"><text:tab/><text:tab/>Ask the student <text:s/>if 3X4 represents this picture. Why?</text:p>
      <text:p text:style-name="P198"><text:tab/><text:tab/>Why not? What is the difference between the two pictures?</text:p>
      <text:p text:style-name="P198"><text:tab/><text:tab/>What is the “rule” for making a picture to represent 3×5? How do I have to do it?</text:p>
      <text:p text:style-name="P198"/>
      <text:list xml:id="list8554911069854418083" text:style-name="L43">
        <text:list-item>
          <text:p text:style-name="P290">Play a math game or puzzle with them. </text:p>
        </text:list-item>
        <text:list-item>
          <text:p text:style-name="P289">Take a calculator. Ask if they know how to use it for certain operations. Do they use calculators in class for certain operations. Do they use calculators in class or on homework? Do they think they should be allowed to use calculators.</text:p>
        </text:list-item>
        <text:list-item>
          <text:p text:style-name="P289">Cut construction paper into pieces to represent fractions.</text:p>
        </text:list-item>
      </text:list>
      <text:p text:style-name="P199"/>
      <text:list xml:id="list93403185158171" text:continue-list="list5711206662830833473" text:style-name="L40">
        <text:list-header>
          <text:p text:style-name="P292"/>
        </text:list-header>
      </text:list>
      <text:p text:style-name="P195"><text:span text:style-name="T131">ALWAYS REMIMBER IS IT WHAT THE STU</text:span><text:span text:style-name="T132">D</text:span><text:span text:style-name="T131">ENT THINKS THA</text:span><text:span text:style-name="T132">T</text:span><text:span text:style-name="T131"> WE CARE ABOUT</text:span><text:span text:style-name="T130"><text:tab/></text:span></text:p>
      <text:p text:style-name="P188"/>
      <text:p text:style-name="P189"><text:tab/></text:p>
      <text:p text:style-name="P295"><text:tab/></text:p>
      <text:p text:style-name="P296">Questioning</text:p>
      <text:p text:style-name="P297"/>
      <text:list xml:id="list93403187165326" text:continue-list="list307827227859812586" text:style-name="L38">
        <text:list-item>
          <text:p text:style-name="P277"/>
        </text:list-item>
        <text:list-item>
          <text:p text:style-name="P271">Frame your lessons around essential questions rather than dispensing information</text:p>
        </text:list-item>
        <text:list-item>
          <text:p text:style-name="P272">Use Socratic questioning</text:p>
        </text:list-item>
        <text:list-item>
          <text:p text:style-name="P262">Make tacit processes explicit</text:p>
        </text:list-item>
        <text:list-item>
          <text:p text:style-name="P272"><text:span text:style-name="T316">G</text:span>et students talking about processes;</text:p>
        </text:list-item>
        <text:list-item>
          <text:p text:style-name="P298">Ask students to explain what they are doing as they work through a problem.</text:p>
        </text:list-item>
        <text:list-item>
          <text:p text:style-name="P298">Have students solve problems in small groups, sharing ideas about problem-solving strategies, modeling various approaches for one another, and discussing the merits of each approachable Provide<text:span text:style-name="T319"> worked-out examples of algorithms being applied, and ask students to explain what is happening in each step.</text:span></text:p>
        </text:list-item>
        <text:list-item>
          <text:p text:style-name="P299">Articulate the most pressing question on their mind – <text:span text:style-name="T317">use <text:s/>SEEQ</text:span></text:p>
        </text:list-item>
        <text:list-item>
          <text:p text:style-name="P263"><text:span text:style-name="T231">Build skill fluency (or symbolic intuition and conceptual understanding. </text:span><text:span text:style-name="T244">Symbolic intuition </text:span><text:span text:style-name="T231">can be defined as knowledge of procedures, how to use the procedures, and using the procedures efficiently. An example of symbolic intuition could be the ability to effectively use mathematical induction in a proving task </text:span><text:span text:style-name="T241">when it is needed; knowing about induction is not enough, and the ability to effectively use induction is actually cognitively</text:span></text:p>
        </text:list-item>
        <text:list-item>
          <text:p text:style-name="P273"><text:span text:style-name="T231">Focus on concepts and skills </text:span><text:span text:style-name="T240">Fundamental and Powerful concepts</text:span></text:p>
        </text:list-item>
        <text:list-item>
          <text:p text:style-name="P263"><text:span text:style-name="T204">As you coach student by modeling the thinking you want students to learn, <text:s/>point out exactly what mover </text:span><text:span text:style-name="T205">you are</text:span><text:span text:style-name="T204"> making with FACT©. Have students observe the question you are asking and the thinking display</text:span><text:span text:style-name="T205">ed</text:span><text:span text:style-name="T204"> and then discuss the move</text:span><text:span text:style-name="T205">s</text:span><text:span text:style-name="T204"> you made. The main point is that </text:span><text:span text:style-name="T205">the</text:span><text:span text:style-name="T204"> primary intention to help students learn to use these </text:span><text:soft-page-break/><text:span text:style-name="T204">“moves” in their thinking while learning and applying content of the course.</text:span></text:p>
        </text:list-item>
        <text:list-item>
          <text:p text:style-name="P273">Well-posed questions probe key aspects of critical thinking, such as: Clarity: Can you give an example?</text:p>
        </text:list-item>
        <text:list-item>
          <text:p text:style-name="P263"><text:span text:style-name="T205">E</text:span>ncourage discussion of behaviors considered important for the internalization of metacognitive skills</text:p>
        </text:list-item>
        <text:list-item>
          <text:p text:style-name="P263"><text:span text:style-name="T317">M</text:span>odel good executive behavior. The following delineates the teacher behaviors stressed in the instruction.</text:p>
        </text:list-item>
        <text:list-item>
          <text:p text:style-name="P263"><text:span text:style-name="T186">Model critical thinking for your students – </text:span><text:span text:style-name="T136">Clarity:</text:span><text:span text:style-name="T206"> Can you give an example? Can you state that in a different way? Can you elaborate on what you've said? Is there another word or phrase that communicates the idea?</text:span></text:p>
        </text:list-item>
        <text:list-item>
          <text:p text:style-name="P263"><text:span text:style-name="T206">Accuracy: </text:span><text:span text:style-name="T186">How can we check to see if that is valid? How do we know that is correct? Where did you get your information? How can we verify or test that?</text:span></text:p>
        </text:list-item>
        <text:list-item>
          <text:p text:style-name="P263"><text:span text:style-name="T206">Depth: </text:span><text:span text:style-name="T186">What factors make this a difficult problem? What are some of the complexities inherent in this problem? What are some of the most significant difficulties we need to deal with?</text:span></text:p>
        </text:list-item>
        <text:list-item>
          <text:p text:style-name="P263"><text:span text:style-name="T206">Relevance: </text:span><text:span text:style-name="T186">How does that relate to the problem? How does that bear on the question? How does that help us with the issue?</text:span></text:p>
        </text:list-item>
        <text:list-item>
          <text:p text:style-name="P263"><text:span text:style-name="T206">Fairness: </text:span><text:span text:style-name="T186">Do you have any vested interest in this issue? Are you sympathetically representing the relevant viewpoints of others?</text:span></text:p>
        </text:list-item>
        <text:list-item>
          <text:p text:style-name="P263">Think about the key concepts involved in the problem</text:p>
        </text:list-item>
        <text:list-item>
          <text:p text:style-name="P300">Focus on clarity – try expressing the problem in a different was, elaborate on the concept, relate it to another problem seen earlier, draw a picture if necessary</text:p>
        </text:list-item>
      </text:list>
      <text:p text:style-name="P192"><text:span text:style-name="T204">F</text:span><text:span text:style-name="T186">ocus on Students Prior Knowledge, Misconceptions, and Reasoning</text:span></text:p>
      <text:list xml:id="list93403197152080" text:continue-numbering="true" text:style-name="L38">
        <text:list-item>
          <text:p text:style-name="P274"><text:span text:style-name="T51">C</text:span><text:span text:style-name="T231">onsider sequencing students’ work, beginning with the</text:span><text:span text:style-name="T47"> </text:span><text:span text:style-name="T231">intuitive-concrete approaches and strategies and moving to</text:span><text:span text:style-name="T47"> </text:span><text:span text:style-name="T231">the more abstract approaches. </text:span></text:p>
        </text:list-item>
        <text:list-item>
          <text:p text:style-name="P262"><text:span text:style-name="T231">Focus on using mistakes to unpack difficulties, misconceptions, and reasoning. Support interactivity that encourages students to </text:span><text:span text:style-name="T240">understand</text:span><text:span text:style-name="T231"> that making mistakes and learning from such mistakes </text:span><text:span text:style-name="T241">are parts of the learning process.</text:span></text:p>
        </text:list-item>
        <text:list-item>
          <text:p text:style-name="P274"><text:span text:style-name="T231">The starting point matters,</text:span><text:span text:style-name="T47"> </text:span><text:span text:style-name="T231">in the lens of the Equity Principle (NCTM 2000), because a</text:span><text:span text:style-name="T47"> </text:span><text:span text:style-name="T231">starting point that allows all students to enter into the discussion</text:span><text:span text:style-name="T47"> </text:span><text:span text:style-name="T231">of the mathematics affords students better opportunities</text:span><text:span text:style-name="T47"> </text:span><text:span text:style-name="T231">to engage with the mathematical learning and</text:span><text:span text:style-name="T47"> </text:span><text:span text:style-name="T231">its progression</text:span></text:p>
        </text:list-item>
        <text:list-item>
          <text:p text:style-name="P273"><text:span text:style-name="T243">I</text:span><text:span text:style-name="T231">n order for students to work seriously on a task, it must offer students the</text:span><text:span text:style-name="T47"> </text:span><text:span text:style-name="T231">chance to use skills and knowledge they already possess.</text:span></text:p>
        </text:list-item>
        <text:list-item>
          <text:p text:style-name="P275"><text:span text:style-name="T316">O</text:span>bserve and question students to <text:span text:style-name="T316">d</text:span>iagnose strengths and weaknesses to determine where they are</text:p>
        </text:list-item>
        <text:list-item>
          <text:p text:style-name="P273"><text:span text:style-name="T243">observ</text:span><text:span text:style-name="T231">e </text:span><text:span text:style-name="T243">and take </text:span><text:span text:style-name="T231">notes of students’ strategies, their difficulties,</text:span><text:span text:style-name="T47"> </text:span><text:span text:style-name="T231">and what they are able to do. </text:span></text:p>
        </text:list-item>
        <text:list-item>
          <text:p text:style-name="P251">People can categorize problems without completely formulating them for solution. If the category is to be used to cue a schema for formulating a problem, the schema must be retrieved before formulation is complete.</text:p>
        </text:list-item>
        <text:list-item>
          <text:p text:style-name="P251">People have a body of information about each problem type which is potentially useful in formulating problems of that type for solutions... directing attention to important problem elements, making relevance judgments, retrieving information concerning relevant equations, etc.</text:p>
        </text:list-item>
        <text:list-item>
          <text:p text:style-name="P251">People use category identifications to formulate problems in the course of actually solving them. (Hinsley et al.,)</text:p>
        </text:list-item>
        <text:list-item>
          <text:p text:style-name="P274"><text:span text:style-name="T62">P</text:span>rovide hints as needed Help students past blockages</text:p>
        </text:list-item>
        <text:list-item>
          <text:p text:style-name="P299">When a student’s application of an algorithm yields an incorrect answer, look closely at what the student has done, and locate the trouble spot. Relate<text:span text:style-name="T186"> to the use of content within the students' own knowledge and experience </text:span></text:p>
        </text:list-item>
        <text:list-item>
          <text:p text:style-name="P263"><text:span text:style-name="T231">Progressively formalize the mathematics from students’</text:span><text:span text:style-name="T47"> </text:span><text:span text:style-name="T231">concrete strategies to abstract strategies. If students do</text:span><text:span text:style-name="T47"> </text:span><text:span text:style-name="T231">not discover a strategy of value that can bridge current</text:span><text:span text:style-name="T47"> </text:span><text:span text:style-name="T231">knowledge and new learning, then the teacher has the</text:span><text:span text:style-name="T47"> </text:span><text:span text:style-name="T231">right to introduce that strategy skillfully to move students</text:span><text:span text:style-name="T47"> </text:span><text:span text:style-name="T231">forward.</text:span></text:p>
        </text:list-item>
        <text:list-item>
          <text:p text:style-name="P263"><text:span text:style-name="T231">The teacher should present alternative methods to</text:span><text:span text:style-name="T47"> </text:span><text:span text:style-name="T231">resolve the mathematical problem or task—those that</text:span><text:span text:style-name="T47"> </text:span><text:span text:style-name="T231">“have not been suggested by students</text:span></text:p>
        </text:list-item>
        <text:list-item>
          <text:p text:style-name="P302">The use of tasks within pedagogy of sense making and mathematically complex.</text:p>
        </text:list-item>
        <text:list-item>
          <text:p text:style-name="P298"><text:span text:style-name="T243">M</text:span><text:span text:style-name="T231">onitor the mathematical language and accuracy</text:span><text:span text:style-name="T47"> </text:span><text:span text:style-name="T231">of the mathematics to help sequence the whole-class share</text:span><text:span text:style-name="T47"> </text:span><text:span text:style-name="T231">phase.</text:span></text:p>
        </text:list-item>
        <text:list-item>
          <text:p text:style-name="P302">Provide time for individual and private reflections on what was learned at the end of the sequence of progressively formalized and connected learning episodes. Part of this can be assignments to help students reinforce, elaborate, and extend understanding.</text:p>
        </text:list-item>
      </text:list>
      <text:p text:style-name="P194">Build Mental Schemas – network of connections – <text:span text:style-name="T320">focus on concepts</text:span></text:p>
      <text:list xml:id="list93403210171753" text:continue-numbering="true" text:style-name="L38">
        <text:list-item>
          <text:p text:style-name="P302">Focus on structure: What are the big containers into which these ruminations can be housed? - Fundamental<text:span text:style-name="T320"> and Powerful Concepts</text:span></text:p>
        </text:list-item>
        <text:list-item>
          <text:p text:style-name="P302"><text:span text:style-name="T317">A</text:span>llow students to treat the situation as problematic,<text:span text:style-name="T5"> </text:span>as something they need to think about rather than<text:span text:style-name="T5"> </text:span>a prescription they need to follow.</text:p>
        </text:list-item>
        <text:list-item>
          <text:p text:style-name="P275"><text:span text:style-name="T316">Facilitate making </text:span>connections. <text:span text:style-name="T316">Ask </text:span>‘What is the connection between … and …?' create an <text:span text:style-name="T316">e</text:span>nvironment in which students can sift through the mass of facts and begin to perceive pathways of interconnectedness.</text:p>
        </text:list-item>
        <text:list-item>
          <text:p text:style-name="P298">Provide scaffolding for difficult problems (e.g., break them into smaller and simpler problems, give hints about possible strategies, or provide partial solutions)</text:p>
        </text:list-item>
        <text:list-item>
          <text:p text:style-name="P274"><text:soft-page-break/>Provide problem extensions as needed </text:p>
        </text:list-item>
        <text:list-item>
          <text:p text:style-name="P274">Challenge early finishers to generalize</text:p>
        </text:list-item>
        <text:list-item>
          <text:p text:style-name="P299">Make connections between related concepts</text:p>
        </text:list-item>
        <text:list-item>
          <text:p text:style-name="P299">Having students summarize in their own works what a problem or teacher is asking them to solve – <text:span text:style-name="T317">use SEEI</text:span>.</text:p>
        </text:list-item>
        <text:list-item>
          <text:p text:style-name="P299">Create a glossary of the most important ideas you learn in each subject you study – <text:span text:style-name="T320">cumulative review</text:span></text:p>
        </text:list-item>
      </text:list>
      <text:p text:style-name="P194">Develop Intellectual Perseverance or Grit</text:p>
      <text:list xml:id="list93403215142775" text:continue-numbering="true" text:style-name="L38">
        <text:list-item>
          <text:p text:style-name="P303">Do not remove the mathematical complexities of the problem. Do not break down the problem so that students will not have to struggle productively to generate understanding.</text:p>
        </text:list-item>
        <text:list-item>
          <text:p text:style-name="P264"><text:span text:style-name="T241">.</text:span><text:span text:style-name="T204">Require students who obtain a solution Require students to look over their work to "answer the question" and make sure it makes sens</text:span></text:p>
        </text:list-item>
        <text:list-item>
          <text:p text:style-name="P265"><text:span text:style-name="T231">Provide the space and opportunity for students to explore the mathematics by “posing problems that are within students’ reach, allowing them to struggle to </text:span><text:span text:style-name="T242">f</text:span><text:span text:style-name="T231">ind solutions and then examining the methods they have used.</text:span></text:p>
        </text:list-item>
        <text:list-item>
          <text:p text:style-name="P266"><text:span text:style-name="T231">Allow time for students to explore the messiness</text:span><text:span text:style-name="T47"> </text:span><text:span text:style-name="T231">of the problem, generate conjectures, and build understanding. This phase is akin to Pólya’s (1945) “devise a</text:span><text:span text:style-name="T47"> </text:span><text:span text:style-name="T231">plan” and “carry out the plan” approach. Students are engaged</text:span><text:span text:style-name="T47"> </text:span><text:span text:style-name="T231">in solving and resolving problems.</text:span></text:p>
        </text:list-item>
        <text:list-item>
          <text:p text:style-name="P266"><text:span text:style-name="T231">The idea is not to</text:span><text:span text:style-name="T47"> </text:span><text:span text:style-name="T231">provide hints or feedback that remove the mathematical</text:span><text:span text:style-name="T47"> </text:span><text:span text:style-name="T231">complexity, mathematical struggle, or the intended cognitive</text:span><text:span text:style-name="T47"> </text:span><text:span text:style-name="T231">engagement.</text:span></text:p>
        </text:list-item>
        <text:list-item>
          <text:p text:style-name="P304">Closure: Mathematical understanding develops over time through articulated and coherent “mathematical struggle”</text:p>
          <text:p text:style-name="P304">negotiated in small steps:</text:p>
          <text:p text:style-name="P301"/>
          <text:p text:style-name="P276"/>
        </text:list-item>
      </text:list>
      <text:p text:style-name="P106"/>
      <text:p text:style-name="P106">From this approach, I see small group and individual coaching as one key to effective learning. Spending most of my time coaching students, on the sidelines, listening to their questions and observing, and providing feedback on the sort of thinking they are engaged in at any time. Students like athletes must master the fundamentals though constant feedback and coaching. Later, they learn the fundamentals of the game and can perform with less and less coaching over time. In the same way, if students were to learn the mathematics game, they must learn the fundamentals of good thinking and practice over and over through math problems. As a teacher, you can give students tons of information about content, but few are able to use it in a meaningful way.</text:p>
      <text:p text:style-name="P106">In tutoring some coaching involves modeling the type of thinking that we want to inculcate within our students. In most cases students are not aware of how skilled problem solvers or math students work. Rather, they see math teachers work problems that they have already mastered and may have worked over and over for students for a period of years. As Paul and Elder (2007) contend: Students rarely, hear teachers say such things as:</text:p>
      <text:p text:style-name="P131">“<text:span text:style-name="T160">I don't know the answer to that, but let's think through this problem together, realizing that we don't perhaps have all the relevant information we would need to solve the problem.” Or, ...yesterday I became a victim of what <text:s/>is a common problem with thinking. We often go with our immediate response rather than taking time tot think something through.”</text:span></text:p>
      <text:p text:style-name="P106">Rather, it is important to model disciplined thinking and the approach that experienced problem solvers use. This entails not only thinking aloud in front of students, but explicitly using the language of critical thinking as we work through problems. Paul and Elder in How to Improve Student Learning (2007) provide examples in modeling disciplined thinking such as:</text:p>
      <text:p text:style-name="P106">Focusing on purpose and question “if I had to solve a problem like this, I would first make clear what my main purpose is as well as the precise question I am trying to solve. So let’s take a couple of minute to to that...”focusing on concepts “I realize that it is import to understand how concepts are used. I therefore want to clarify the key concepts in the problem. Let's thin about what they mean and how concept x has been used.</text:p>
      <text:p text:style-name="P106">Focusing on clarity I always want to be clear about the issue/problem I am dealing with, When I am unclear about the problem, I focus on clarifying the question – either bey re-expressing the question in my own mind or . I figure out what I understand and what I don't understand about the problem solving – focusing on relevance and precision – whenever I am reasoning through a problem, I want to make sure I use information relevant to the problem. I do this by writing out the question at hand as precisely as possible and then writing down the information I am using in thinking through the problem. In this way I can check to make the information is relevant to the precise problem I am dealing with.</text:p>
      <text:p text:style-name="P131"><text:span text:style-name="T160">Special effort is made to help students gain an understanding that learning mathematics is more related to effort than to ability. Thus, students are coached to develop intellectual perseverance, confidence in reasoning, and autonomy. Note that these traits are all characteristics of good coaching whether in the classroom or sports. The problem solving processes employed within the FACT model should be seen as dynamic, non-linear and flexible. FACT applies problem-solving strategies through critical thinking within the context of specific subject areas (</text:span><text:span text:style-name="Emphasis"><text:span text:style-name="T160">not</text:span></text:span><text:span text:style-name="T160"> as a topic separate from academic </text:span><text:soft-page-break/><text:span text:style-name="T160">content) and, ideally, within the context of authentic activities. Learning critical thinking and specific problem-solving strategies will enable students to deal more effectively with most types of mathematical problems and enhance their reasoning skills in other subjects. As students develop and refine their own repertoire of learning strategies, math coaches highlight or concentrate on a particular strategy, and discuss aspects and application of the strategy, The following are proven methods that are used by MC</text:span><text:span text:style-name="T158">2</text:span><text:span text:style-name="T160"> in tutoring sessions: strategies</text:span> <text:span text:style-name="T160">vary from those that are very general to others that provide specific procedures.</text:span></text:p>
      <text:p text:style-name="P131"><text:span text:style-name="T160">Most problem solvers prefer to follow more detailed instructions. For example, the strategy “represent your problem differently” or “d</text:span><text:span text:style-name="T66">raw a visual representation of the problem” </text:span><text:span text:style-name="T160">only gives a very general and seemingly vague direction for solving problems. In contrast “produce a graph” or “draw a histogram” on the other hand gives specific instructions and often deny students the opportunity to develop mental models of the problem at hand. Consider, most math textbooks explicitly provide detailed steps for deriving a solution, such as, (a) draw a histogram...(b) describe the distribution of the data...(c) compute the mean and median of the data...(d) describe how parts (b) and (c) are related. To follow the directions “draw a histogram” to “describe how parts are related” requires procedural knowledge from knowing how to draw a histogram, compute median and mean, and either an understand or memorized nature of the relationships involved. However, such specificity is generally not provided in real problem solving context. As Donald Blais (1988) states: traditional teaching in mathematics that involves giving students a maximum of explanation implies the creation of a listener-follower role for students. Such a role, according to Blais, contributes to dependence, fosters the growth of learned helplessness, and encourages students to memorize information instead of constructing robust knowledge structures. The</text:span> <text:span text:style-name="T160">more general strategy “draw a diagram” provides students the opportunity to explore their own understandings as they begin to “think through the problem.” Here students have the freedom to create their own understanding. It is important that students ultimately use the histogram, in the case that it best represents the problem.</text:span></text:p>
      <text:p text:style-name="P103">One approach for assisting students in developing appropriate conclusions, developed by John Tiong, Centre for Research in Pedagogy and Practice, National Institute of Education, Nanyang Technological University, Singapore, is to construct a hierarchy of representations, by no means exhaustive, according to their specificity.  Using the example in the previous paragraph, Figure 2 depicts one simple approach for “representations”, Tiong asserts that “we can still add in more representations into the hierarchy, such as “manipulative” into the second level, “pie chart” into the third level, and so on.” Here we are just trying to get a rough idea of how a hierarchy of approaches can be viewed. Certainly, it is not possible to develop a limitless number of hierarchical diagrams for problem solving, but it is important to note that “use diagram”, “use equation” and “draw table” can help provide students and teachers with a general strategy for approaching representations. Figure 2 is only part of the whole hierarchy of heuristics for representations.</text:p>
      <text:p text:style-name="Text_20_body"/>
      <text:p text:style-name="P103">Heuristics on the top of the hierarchy are just very basic and general ideas that can be applied to most problems. These ideas can be further broken downward to make them more specific, making them easier to follow and apply to problems. However by doing so, we have restricted the applicability of the heuristics to only a specific few types of problems. Besides that, specific heuristics require less of problem solvers’ interpretation and intuition or creativity. As we can see in Figure 2, the “heuristics” at the bottom of the Histogram Bar chart Matrix Equation Table hierarchy are pointing us to topics that we learn in mathematics lessons that come with a lot of procedures and rules governing how to create and manipulate them. After all, we can see mathematics as a big collection of tools or “representations” in which we use to solve problems</text:p>
      <text:p text:style-name="P90"/>
      <text:p text:style-name="P90"/>
      <text:p text:style-name="P90"/>
      <text:p text:style-name="P90"/>
      <text:p text:style-name="P90"/>
      <text:p text:style-name="P90"/>
      <text:p text:style-name="P166"/>
      <text:p text:style-name="P212"><draw:line text:anchor-type="paragraph" draw:z-index="9" draw:style-name="gr2" draw:text-style-name="P359" svg:x1="3.3272in" svg:y1="0.5047in" svg:x2="4.5669in" svg:y2="1.7858in"><text:p/></draw:line><draw:rect text:anchor-type="paragraph" draw:z-index="12" draw:style-name="gr8" draw:text-style-name="P359" svg:width="1.1252in" svg:height="0.3024in" svg:x="4.2957in" svg:y="1.8484in"><text:p text:style-name="P359">Symbol</text:p></draw:rect><draw:line text:anchor-type="paragraph" draw:z-index="13" draw:style-name="gr2" draw:text-style-name="P359" svg:x1="2.2957in" svg:y1="2.2752in" svg:x2="1.3791in" svg:y2="3.3898in"><text:p/></draw:line><draw:line text:anchor-type="paragraph" draw:z-index="14" draw:style-name="gr2" draw:text-style-name="P359" svg:x1="2.3689in" svg:y1="2.2756in" svg:x2="3.0669in" svg:y2="3.3067in"><text:p/></draw:line><draw:rect text:anchor-type="paragraph" draw:z-index="16" draw:style-name="gr8" draw:text-style-name="P359" svg:width="1.1567in" svg:height="0.4276in" svg:x="2.8791in" svg:y="3.3071in"><text:p text:style-name="P359">Bar Chart</text:p></draw:rect><draw:rect text:anchor-type="paragraph" draw:z-index="17" draw:style-name="gr8" draw:text-style-name="P359" svg:width="1.7087in" svg:height="0.5213in" svg:x="2.6083in" svg:y="-0.0161in"><text:p text:style-name="P359">Representation</text:p></draw:rect><draw:line text:anchor-type="paragraph" draw:z-index="18" draw:style-name="gr2" draw:text-style-name="P359" svg:x1="4.6291in" svg:y1="2.0571in" svg:x2="5.9728in" svg:y2="3.6197in"><text:p/></draw:line><draw:line text:anchor-type="paragraph" draw:z-index="19" draw:style-name="gr2" draw:text-style-name="P359" svg:x1="4.6811in" svg:y1="2.1508in" svg:x2="7.0039in" svg:y2="3.661in"><text:p/></draw:line><draw:rect text:anchor-type="paragraph" draw:z-index="20" draw:style-name="gr8" draw:text-style-name="P359" svg:width="0.9587in" svg:height="0.3961in" svg:x="4.4626in" svg:y="3.5256in"><text:p text:style-name="P359">Matrix</text:p></draw:rect><draw:rect text:anchor-type="paragraph" draw:z-index="21" draw:style-name="gr8" draw:text-style-name="P359" svg:width="0.7815in" svg:height="0.4276in" svg:x="5.6398in" svg:y="3.661in"><text:p text:style-name="P359">Equation</text:p></draw:rect><draw:rect text:anchor-type="paragraph" draw:z-index="22" draw:style-name="gr8" draw:text-style-name="P359" svg:width="0.9067in" svg:height="0.4378in" svg:x="6.7437in" svg:y="3.661in"><text:p text:style-name="P359">Table</text:p></draw:rect><draw:line text:anchor-type="paragraph" draw:z-index="23" draw:style-name="gr2" draw:text-style-name="P359" svg:x1="2.2957in" svg:y1="2.2752in" svg:x2="2.2957in" svg:y2="3.3378in"><text:p/></draw:line><draw:rect text:anchor-type="paragraph" draw:z-index="24" draw:style-name="gr8" draw:text-style-name="P359" svg:width="0.7295in" svg:height="0.3961in" svg:x="2.0043in" svg:y="3.3071in"><text:p text:style-name="P359">Graph</text:p></draw:rect><draw:line text:anchor-type="paragraph" draw:z-index="25" draw:style-name="gr2" draw:text-style-name="P359" svg:x1="4.6811in" svg:y1="2.1508in" svg:x2="4.9622in" svg:y2="3.526in"><text:p/></draw:line></text:p>
      <text:p text:style-name="P213"><draw:rect text:anchor-type="paragraph" draw:z-index="26" draw:style-name="gr9" draw:text-style-name="P359" svg:width="1.0524in" svg:height="0.3335in" svg:x="-0.4854in" svg:y="0.0736in"><text:p text:style-name="P359">General</text:p></draw:rect></text:p>
      <text:p text:style-name="P213"><draw:line text:anchor-type="paragraph" draw:z-index="10" draw:style-name="gr6" draw:text-style-name="P359" svg:x1="3.3272in" svg:y1="0.122in" svg:x2="2.2543in" svg:y2="1.5075in"><text:p/></draw:line></text:p>
      <text:p text:style-name="P213"><text:soft-page-break/></text:p>
      <text:p text:style-name="P213"><draw:line text:anchor-type="paragraph" draw:z-index="8" draw:style-name="gr5" draw:text-style-name="P359" svg:x1="0.6689in" svg:y1="-0.6874in" svg:x2="0.6898in" svg:y2="3.3854in"><text:p/></draw:line></text:p>
      <text:p text:style-name="P213"/>
      <text:p text:style-name="P213"/>
      <text:p text:style-name="P213"/>
      <text:p text:style-name="P213"/>
      <text:p text:style-name="P213"><draw:rect text:anchor-type="paragraph" draw:z-index="11" draw:style-name="gr7" draw:text-style-name="P359" svg:width="0.9587in" svg:height="0.3858in" svg:x="1.8689in" svg:y="0.1882in"><text:p text:style-name="P359">Diagram</text:p></draw:rect></text:p>
      <text:p text:style-name="P213"/>
      <text:p text:style-name="P213"/>
      <text:p text:style-name="P213"/>
      <text:p text:style-name="P213"/>
      <text:p text:style-name="P213"/>
      <text:p text:style-name="P213"/>
      <text:p text:style-name="P213"/>
      <text:p text:style-name="P213"><draw:rect text:anchor-type="paragraph" draw:z-index="15" draw:style-name="gr8" draw:text-style-name="P359" svg:width="0.948in" svg:height="0.426in" svg:x="0.8165in" svg:y="0.1618in"><text:p text:style-name="P359">Histogram</text:p></draw:rect></text:p>
      <text:p text:style-name="P213"/>
      <text:p text:style-name="P213"><draw:rect text:anchor-type="paragraph" draw:z-index="27" draw:style-name="gr9" draw:text-style-name="P359" svg:width="1.1252in" svg:height="0.3335in" svg:x="-0.5583in" svg:y="0.078in"><text:p text:style-name="P359">Specific</text:p></draw:rect></text:p>
      <text:p text:style-name="P213"/>
      <text:p text:style-name="P211"><text:tab/><text:tab/>Figure 1: An example of hierarchy of representations for problem-solving</text:p>
      <text:p text:style-name="P127"/>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3"/>
      <text:p text:style-name="P234">Putting it all Together</text:p>
      <text:p text:style-name="P96">FACT – Foundation of Analysis through Critical Thinking:</text:p>
      <text:p text:style-name="P97"><text:soft-page-break/><text:s/><text:span text:style-name="T128">Polya, Critical Thinking and Research-Based</text:span></text:p>
      <text:p text:style-name="P98">Strategies for Problem-Solving</text:p>
      <text:p text:style-name="P94">FACT is organized by each of Polya's four steps. Nested within each step are the Elements of Reason and Intellectual Standards for helping students or teachers work toward successful completion of the problem. Strategies to help accomplish each of the four steps are provided. Please note that the strategies are suggestions and are not to be necessarily linear. Moreover, much redundancy occurs in the strategies due to the nature of iterative and cyclical nature of critical thinking itself. The steps are used recursively to genrated the soltion to a large class of problems. It is suggested that students have at their disposal copies of the templates for critical thinking as they work through problems. Examples of various strategies and problems solved using FACT are provided in the Appendix and serve as a tool itself for problem solving.</text:p>
      <text:p text:style-name="P94">The extent and nature of strategies to be employed may rely on whether problems are considered Routine or Non-Routine. The context of routine problems generally tells the students which techniques to use. (In a unit test on quadratic equations, for example, students know that they'll be using the quadratic formula.) But when students are doing real problem solving, working on unfamiliar problems out of context, such behavior more reflects the norm than not. In contrast non-routine problems are more typically "process problems" for which there is no standard algorithm for extracting or representing the given information) and problems with either superfluous or insufficient information. Fact is focused on problems amenable to particular strategies that are typically non-routine. However, critical thinking should always be systematically applied in learning new concepts and its application. </text:p>
      <text:p text:style-name="P40"/>
      <text:p text:style-name="P142">I. Polya Step 1: Understanding the Problem to be Solved</text:p>
      <text:p text:style-name="P69"><text:s/>“<text:span text:style-name="T224">A problem well stated is a problem half solved!”</text:span></text:p>
      <text:p text:style-name="Text_20_body"><text:s/><text:span text:style-name="T128">Element of Reasoning: Key Question</text:span></text:p>
      <text:p text:style-name="Text_20_body"><text:span text:style-name="T181">Th</text:span><text:span text:style-name="T160">e key math </text:span><text:span text:style-name="T162">question(s)</text:span><text:span text:style-name="T160"> or </text:span><text:span text:style-name="T162">problem(s)</text:span><text:span text:style-name="T160"> that I am to solve is/are____________________________.</text:span></text:p>
      <text:p text:style-name="P231">(What is the problem asking or what question am I trying to answer?)</text:p>
      <text:p text:style-name="P69"><text:span text:style-name="T161">The </text:span><text:span text:style-name="T164">Intellectual Standards</text:span><text:span text:style-name="T161"> used to judge the quality of my understanding of the problem are as follows:</text:span></text:p>
      <text:p text:style-name="Text_20_body"><text:span text:style-name="T68">Clarity;</text:span><text:span text:style-name="T67"> </text:span><text:span text:style-name="T80">Accurate</text:span><text:span text:style-name="T66">; </text:span><text:span text:style-name="T171">Precision;</text:span><text:span text:style-name="T62"> </text:span><text:span text:style-name="T80">Fairness.</text:span><text:span text:style-name="T67">.</text:span></text:p>
      <table:table table:name="Table21" table:style-name="Table21">
        <table:table-column table:style-name="Table21.A"/>
        <table:table-column table:style-name="Table21.B"/>
        <table:table-row>
          <table:table-cell table:style-name="Table21.A1" table:number-columns-spanned="2" office:value-type="string">
            <text:p text:style-name="P10">Strategies to Facilitate Understanding the Problem</text:p>
          </table:table-cell>
          <table:covered-table-cell/>
        </table:table-row>
        <table:table-row>
          <table:table-cell table:style-name="Table21.A2" office:value-type="string">
            <text:p text:style-name="P352">1.Read/Re Read</text:p>
            <text:p text:style-name="P19"><text:span text:style-name="T227">2</text:span><text:span text:style-name="T45"> </text:span><text:span text:style-name="T227">Underline Key Terms</text:span></text:p>
            <text:p text:style-name="P19"><text:span text:style-name="T227">3.</text:span><text:span text:style-name="T45"> </text:span><text:span text:style-name="T227">Apply SQR (</text:span><text:span text:style-name="T228">S</text:span><text:span text:style-name="T227">urvey, </text:span><text:span text:style-name="T228">Q</text:span><text:span text:style-name="T227">uestion, </text:span><text:span text:style-name="T228">R</text:span><text:span text:style-name="T227">ead)*</text:span></text:p>
            <text:p text:style-name="P355">4.What exactly are we trying to determine?</text:p>
            <text:p text:style-name="P19"><text:soft-page-break/><text:span text:style-name="T227">5.Have I worked a similar problem before in a slightly different form and/o</text:span><text:span text:style-name="T110">r</text:span><text:span text:style-name="T62"> </text:span><text:span text:style-name="T110">categorize the problem into a particular type?</text:span></text:p>
            <text:p text:style-name="P19"><text:span text:style-name="T110">6.</text:span><text:span text:style-name="T12"> </text:span><text:span text:style-name="T110">What seems different about this problem?</text:span></text:p>
            <text:p text:style-name="P19"><text:span text:style-name="T110">7.</text:span><text:span text:style-name="T12"> </text:span><text:span text:style-name="T110">Identify goal(s) or unknown(s)</text:span></text:p>
            <text:p text:style-name="P19"><text:span text:style-name="T110">8</text:span><text:span text:style-name="T12">. </text:span><text:span text:style-name="T110">Review definitions, theorems or previous content, if needed, to better understand the problem or question?</text:span></text:p>
            <text:p text:style-name="P352">9.Do you understand all the words used in stating the problem?</text:p>
            <text:p text:style-name="P19"><text:span text:style-name="T110">10.</text:span><text:span text:style-name="T12"> </text:span><text:span text:style-name="T110">Can you restate the problem in your own words</text:span></text:p>
            <text:p text:style-name="P19"><text:span text:style-name="T110">11.</text:span><text:span text:style-name="T12"> </text:span><text:span text:style-name="T110">Can you think of a picture or diagram that might help you understand the problem?</text:span></text:p>
            <text:p text:style-name="P352">12.Is there enough information to enable you to find a solution?</text:p>
          </table:table-cell>
          <table:table-cell table:style-name="Table21.B2" office:value-type="string">
            <text:p text:style-name="P19"><text:span text:style-name="T227">13.</text:span><text:span text:style-name="T45"> </text:span><text:span text:style-name="T227">Draw a picture, graph, or diagram if needed for understanding the problem.</text:span></text:p>
            <text:p text:style-name="P19"><text:span text:style-name="T227">14.</text:span><text:span text:style-name="T45"> </text:span><text:span text:style-name="T110">Could you explain what you do not understand about the problem or question?</text:span></text:p>
            <text:p text:style-name="P19"><text:span text:style-name="T227">15.</text:span><text:span text:style-name="T45"> </text:span><text:span text:style-name="T110">How can I check to see if I am interpreting the question accurately?</text:span></text:p>
            <text:p text:style-name="P19"><text:soft-page-break/><text:span text:style-name="T227">16. </text:span><text:span text:style-name="T45"><text:s/></text:span><text:span text:style-name="T227">State or paraphrase the problem as accurately as possible using your own words.</text:span></text:p>
            <text:p text:style-name="P19"><text:span text:style-name="T110">17.</text:span><text:span text:style-name="T12"> </text:span><text:span text:style-name="T110">Can the problem be restated differently?</text:span></text:p>
            <text:p text:style-name="P23"><text:span text:style-name="T62">18.</text:span><text:span text:style-name="T6"> </text:span><text:span text:style-name="T62">Review statement of the problem using Standards</text:span></text:p>
            <text:p text:style-name="P19">19.<text:span text:style-name="T110">What is the unknown? What are the data? What is the condition?</text:span></text:p>
            <text:p text:style-name="P19"><text:span text:style-name="T110">20.</text:span><text:span text:style-name="T12"> </text:span><text:span text:style-name="T110">Is it possible to satisfy the condition?</text:span></text:p>
            <text:p text:style-name="P19"><text:span text:style-name="T110">21.</text:span><text:span text:style-name="T12"> </text:span><text:span text:style-name="T110">Is the condition sufficient to determine the unknown? Or is it insufficient? Or contradictory?</text:span></text:p>
            <text:p text:style-name="P19"><text:span text:style-name="T110">22.</text:span><text:span text:style-name="T12"> </text:span><text:span text:style-name="T110">Introduce suitable notation.</text:span></text:p>
            <text:p text:style-name="P19"><text:span text:style-name="T110">23</text:span><text:span text:style-name="T12"> </text:span><text:span text:style-name="T110">Separate the various parts of the condition. Can you write them down?</text:span></text:p>
            <text:p text:style-name="P4"/>
          </table:table-cell>
        </table:table-row>
      </table:table>
      <text:p text:style-name="P239"/>
      <text:p text:style-name="P239">Element of Reasoning: Purpose</text:p>
      <text:p text:style-name="Text_20_body"><text:span text:style-name="T169">The </text:span><text:span text:style-name="T163">purpose</text:span><text:span text:style-name="T169"> of the problem is_________________________________________.</text:span></text:p>
      <text:p text:style-name="P69"><text:span text:style-name="T161">(State as accurately as possible, the purpose for solving the problem. What exactly are we trying to do? What <text:s text:c="3"/>purpose will our solution achieve? Why is the </text:span><text:span text:style-name="T162">problem important</text:span><text:span text:style-name="T161">?)</text:span></text:p>
      <text:p text:style-name="Text_20_body"/>
      <text:p text:style-name="P69"><text:span text:style-name="T161">The </text:span><text:span text:style-name="T164">Intellectual Standards</text:span><text:span text:style-name="T161"> used to judge the quality of my understanding of the problem are as follows:</text:span></text:p>
      <text:p text:style-name="Text_20_body"><text:span text:style-name="T68">Clarity;</text:span><text:span text:style-name="T62"> </text:span><text:span text:style-name="T80">Fairness.</text:span></text:p>
      <text:p text:style-name="P69"/>
      <table:table table:name="Table22" table:style-name="Table22">
        <table:table-column table:style-name="Table22.A"/>
        <table:table-column table:style-name="Table22.B"/>
        <table:table-row>
          <table:table-cell table:style-name="Table22.A1" table:number-columns-spanned="2" office:value-type="string">
            <text:p text:style-name="P10">Strategies to Facilitate Understanding the Purpose</text:p>
          </table:table-cell>
          <table:covered-table-cell/>
        </table:table-row>
        <table:table-row>
          <table:table-cell table:style-name="Table22.A2" office:value-type="string">
            <text:p text:style-name="P19"><text:span text:style-name="T227">1.</text:span><text:span text:style-name="T45"> </text:span><text:span text:style-name="T227">Why is the problem important?</text:span></text:p>
            <text:p text:style-name="P19"><text:span text:style-name="T227">2.</text:span><text:span text:style-name="T45"> </text:span><text:span text:style-name="T110">Do I understand how solving this problem will help me understand mathematics?</text:span></text:p>
          </table:table-cell>
          <table:table-cell table:style-name="Table22.B2" office:value-type="string">
            <text:p text:style-name="P19"><text:span text:style-name="T227">3.</text:span><text:span text:style-name="T45"> </text:span><text:span text:style-name="T110">What is the practical or theoretical importance in solving the problem?</text:span></text:p>
          </table:table-cell>
        </table:table-row>
      </table:table>
      <text:p text:style-name="Text_20_body"/>
      <text:p text:style-name="Text_20_body"><text:s/><text:span text:style-name="T318">E</text:span><text:span text:style-name="T128">lement of Reasoning: Information</text:span></text:p>
      <text:p text:style-name="Text_20_body"><text:span text:style-name="T160">The most important </text:span><text:span text:style-name="T161">information</text:span><text:span text:style-name="T160"> for understanding the problem is ____________________________________________________________________________</text:span><text:span text:style-name="T67">.</text:span></text:p>
      <text:p text:style-name="P69"><text:s/><text:span text:style-name="T161">(Identify key information needed, or presupposed for addressing the problem. Here we are looking for facts or data relevant to the problem, What information such as data, and facts do I have? What </text:span><text:span text:style-name="T162">information</text:span><text:span text:style-name="T161"> do I need to answer the question?</text:span></text:p>
      <text:p text:style-name="P69"/>
      <text:p text:style-name="P69"><text:span text:style-name="T161">The </text:span><text:span text:style-name="T164">Intellectual Standards</text:span><text:span text:style-name="T161"> used to judge the quality of Information are as follows:</text:span></text:p>
      <text:p text:style-name="Text_20_body"><text:soft-page-break/><text:span text:style-name="T62"><text:s/></text:span><text:span text:style-name="T68">Clarity; </text:span><text:span text:style-name="T171">Precision;</text:span><text:span text:style-name="T66">; </text:span><text:span text:style-name="T80">Fairness;</text:span><text:span text:style-name="T66"> </text:span><text:span text:style-name="T80">Significance</text:span><text:span text:style-name="T66">; </text:span><text:span text:style-name="T80">Relevance;</text:span><text:span text:style-name="T66">.</text:span></text:p>
      <text:p text:style-name="P69"/>
      <table:table table:name="Table23" table:style-name="Table23">
        <table:table-column table:style-name="Table23.A"/>
        <table:table-column table:style-name="Table23.B"/>
        <table:table-row>
          <table:table-cell table:style-name="Table23.A1" table:number-columns-spanned="2" office:value-type="string">
            <text:p text:style-name="P10">Strategies for Information</text:p>
          </table:table-cell>
          <table:covered-table-cell/>
        </table:table-row>
        <table:table-row>
          <table:table-cell table:style-name="Table23.A2" office:value-type="string">
            <text:p text:style-name="P21"><text:span text:style-name="T227">1.</text:span><text:span text:style-name="T110">What information relevant to the mathematical situation or problem do I possess, and how is that information accessed and used?</text:span></text:p>
            <text:p text:style-name="P21"><text:span text:style-name="T110">2. </text:span><text:span text:style-name="T12"><text:s/></text:span><text:span text:style-name="T110">How is the information connected to the question?</text:span></text:p>
            <text:p text:style-name="P358">3.Is some information extraneous?</text:p>
            <text:p text:style-name="P21"><text:span text:style-name="T227">4.</text:span><text:span text:style-name="T45"> </text:span><text:span text:style-name="T110">Translate information into symbols.</text:span></text:p>
          </table:table-cell>
          <table:table-cell table:style-name="Table23.B2" office:value-type="string">
            <text:p text:style-name="P21"><text:span text:style-name="T110">5.</text:span><text:span text:style-name="T12"> </text:span><text:span text:style-name="T110">Do I need to seek new information and data?</text:span></text:p>
            <text:p text:style-name="P21"><text:span text:style-name="T66">6.</text:span><text:span text:style-name="T8"> </text:span><text:span text:style-name="T66">Make sure you have gathered sufficient data.</text:span></text:p>
            <text:p text:style-name="P21"><text:span text:style-name="T110">7.</text:span><text:span text:style-name="T12"> </text:span><text:span text:style-name="T110">Can I construct a mathematical sentence with information provided?</text:span></text:p>
            <text:p text:style-name="P21"><text:span text:style-name="T110">8.</text:span><text:span text:style-name="T12"> </text:span><text:span text:style-name="T110">Am I assuming information is true, rather than knowing that it is, in fact, accurate?</text:span></text:p>
          </table:table-cell>
        </table:table-row>
      </table:table>
      <text:p text:style-name="Text_20_body"/>
      <text:p text:style-name="Text_20_body"><text:s/><text:span text:style-name="T128">Element of Reasoning: Concepts</text:span></text:p>
      <text:p text:style-name="Text_20_body"><text:span text:style-name="T66">The key </text:span><text:span text:style-name="T68">concepts</text:span><text:span text:style-name="T66"> we need to understand in this problem are</text:span><text:span text:style-name="T80">__________________________________.</text:span></text:p>
      <text:p text:style-name="Text_20_body"><text:span text:style-name="T66">(</text:span><text:span text:style-name="T67">What concepts or content (theorems, definitions, formulas, or procedures.) do we need to understand for reaching <text:s/>a solution?)</text:span> </text:p>
      <text:p text:style-name="P69"/>
      <text:p text:style-name="Text_20_body"><text:span text:style-name="T67">The </text:span><text:span text:style-name="T70">Intellectual Standards</text:span><text:span text:style-name="T67"> used to judge the quality of my understanding of the concepts needed to understand  and solve this problem are as follows: </text:span><text:span text:style-name="T68">Clarity;</text:span><text:span text:style-name="T67"> </text:span><text:span text:style-name="T80">Accurate</text:span><text:span text:style-name="T66">; </text:span><text:span text:style-name="T80">Precision</text:span><text:span text:style-name="T66">-; </text:span><text:span text:style-name="T80">Fairness</text:span><text:span text:style-name="T66">; </text:span><text:span text:style-name="T80">Significance Relevance.</text:span></text:p>
      <text:p text:style-name="P69"/>
      <table:table table:name="Table24" table:style-name="Table24">
        <table:table-column table:style-name="Table24.A"/>
        <table:table-column table:style-name="Table24.B"/>
        <table:table-row>
          <table:table-cell table:style-name="Table24.A1" table:number-columns-spanned="2" office:value-type="string">
            <text:p text:style-name="P10">Strategies for Identifying and Applying Concepts</text:p>
          </table:table-cell>
          <table:covered-table-cell/>
        </table:table-row>
        <table:table-row>
          <table:table-cell table:style-name="Table24.A2" office:value-type="string">
            <text:p text:style-name="P357">1.What concepts or content are related to the problem?</text:p>
            <text:p text:style-name="P21"><text:span text:style-name="T110">2.</text:span><text:span text:style-name="T12"> </text:span><text:span text:style-name="T110">Can you explain the main concept(s) behind the problem in your own words?</text:span></text:p>
            <text:p text:style-name="P21"><text:span text:style-name="T110">3.</text:span><text:span text:style-name="T12"> </text:span><text:span text:style-name="T110">Am I using the concepts accurately?</text:span></text:p>
            <text:p text:style-name="P21"><text:span text:style-name="T110">4.</text:span><text:span text:style-name="T12"> </text:span><text:span text:style-name="T110">Can you describe how new content, needed to solve this problem, is/are related to previous concepts that I have learned?</text:span></text:p>
          </table:table-cell>
          <table:table-cell table:style-name="Table24.B2" office:value-type="string">
            <text:p text:style-name="P21"><text:span text:style-name="T110">5.</text:span><text:span text:style-name="T12"> </text:span><text:span text:style-name="T110">How are concepts/content relevant to the problem and how will information be related to content?</text:span></text:p>
            <text:p text:style-name="P21"><text:span text:style-name="T110">6.</text:span><text:span text:style-name="T12"> </text:span><text:span text:style-name="T110">Are there relevant concepts or content that I need to review and internalize before proceeding with my solution plan? - SEEI new content.</text:span></text:p>
            <text:p text:style-name="P21"><text:span text:style-name="T110">7.</text:span><text:span text:style-name="T12"> </text:span><text:span text:style-name="T110">Review explanation of concepts using Intellectual Standards.</text:span></text:p>
            <text:p text:style-name="P8"/>
          </table:table-cell>
        </table:table-row>
      </table:table>
      <text:p text:style-name="P235">Element of Reasoning: Assumptions</text:p>
      <text:p text:style-name="P74">The main assumption(s) underlying our understanding of the problem is (are) ___________________________________________________________________.</text:p>
      <text:p text:style-name="P84"><text:s/><text:span text:style-name="T161">(What is the author or problem as stated taking for granted? What assumptions are we making? Are our <text:s/>assumptions justifiable? Assumptions are generalizations that might be questioned and are most often unstated.)</text:span></text:p>
      <text:p text:style-name="P84"/>
      <text:p text:style-name="Text_20_body"><text:span text:style-name="T67">The </text:span><text:span text:style-name="T70">Intellectual Standards</text:span><text:span text:style-name="T67"> used to judge the quality and reasonableness of my assumptions needed to understand and solve this problem are as follows: </text:span><text:span text:style-name="T80">Clarity;</text:span><text:span text:style-name="T62"> </text:span><text:span text:style-name="T68">Accurate</text:span><text:span text:style-name="T67">; </text:span><text:span text:style-name="T68">relevance</text:span><text:span text:style-name="T67">; </text:span><text:span text:style-name="T68">significance.</text:span></text:p>
      <table:table table:name="Table25" table:style-name="Table25">
        <table:table-column table:style-name="Table25.A"/>
        <table:table-column table:style-name="Table25.B"/>
        <table:table-row>
          <table:table-cell table:style-name="Table25.A1" table:number-columns-spanned="2" office:value-type="string">
            <text:p text:style-name="P10">Strategies for Assumptions</text:p>
          </table:table-cell>
          <table:covered-table-cell/>
        </table:table-row>
        <table:table-row>
          <table:table-cell table:style-name="Table25.A2" office:value-type="string">
            <text:p text:style-name="P19"><text:span text:style-name="T160">1.</text:span><text:span text:style-name="T37"> </text:span><text:span text:style-name="T160">Identify assumptions</text:span></text:p>
            <text:p text:style-name="P21"><text:span text:style-name="T66">2.</text:span><text:span text:style-name="T8"> </text:span><text:span text:style-name="T66">Am I assuming information is accurate rather than simply accept it as true?</text:span></text:p>
            <text:p text:style-name="P21"><text:span text:style-name="T66">3</text:span><text:span text:style-name="T8"> </text:span><text:span text:style-name="T66">Do my assumptions make sense?</text:span></text:p>
            <text:p text:style-name="P8"/>
          </table:table-cell>
          <table:table-cell table:style-name="Table25.B2" office:value-type="string">
            <text:p text:style-name="P356">4.Consider the impact of alternative or unexpressed assumptions.</text:p>
            <text:p text:style-name="P21"><text:span text:style-name="T75">5.</text:span><text:span text:style-name="T10"> </text:span><text:span text:style-name="T75">Consider the impact of removing assumptions. Do</text:span><text:span text:style-name="T62"> </text:span><text:span text:style-name="T66">my assumptions make sense?</text:span></text:p>
            <text:p text:style-name="P353">6.Review explanation of concepts using Intellectual Standards..</text:p>
          </table:table-cell>
        </table:table-row>
      </table:table>
      <text:p text:style-name="P239"/>
      <text:p text:style-name="P239">Element of Reasoning: Inferences and Interpretations</text:p>
      <text:p text:style-name="Text_20_body">T<text:span text:style-name="T66">he basis for our </text:span><text:span text:style-name="T81">inferences </text:span><text:span text:style-name="T66">and </text:span><text:span text:style-name="T81">interpretations</text:span><text:span text:style-name="T66"> at this point are___________________________________________________________________________________________.</text:span></text:p>
      <text:p text:style-name="P231">(Is there another way to interpret the information? Can I justify my interpretation of the information or problem to be solved? Have I made any inferences about the problem beyond what the evidence implies? Are my inferences consistent?)</text:p>
      <text:p text:style-name="P69"/>
      <text:p text:style-name="Text_20_body"><text:span text:style-name="T67">The </text:span><text:span text:style-name="T70">Intellectual Standards</text:span><text:span text:style-name="T67"> used to judge the quality and reasonableness of my assumptions needed to understand the Question(s) or Problem(s) are as follows: </text:span><text:span text:style-name="T80">Clarity; Accurate</text:span><text:span text:style-name="T66">; </text:span><text:span text:style-name="T171">Precise</text:span><text:span text:style-name="T66">; </text:span><text:span text:style-name="T80">Fairness</text:span><text:span text:style-name="T66">; </text:span><text:span text:style-name="T80">Breadth;</text:span><text:span text:style-name="T66"> </text:span><text:span text:style-name="T80">Significance</text:span></text:p>
      <table:table table:name="Table26" table:style-name="Table26">
        <table:table-column table:style-name="Table26.A"/>
        <table:table-column table:style-name="Table26.B"/>
        <table:table-row>
          <table:table-cell table:style-name="Table26.A1" table:number-columns-spanned="2" office:value-type="string">
            <text:p text:style-name="P10">Strategies for Interpreting and Making Inferences</text:p>
          </table:table-cell>
          <table:covered-table-cell/>
        </table:table-row>
        <table:table-row>
          <table:table-cell table:style-name="Table26.A2" office:value-type="string">
            <text:p text:style-name="P21"><text:span text:style-name="T110">1.</text:span><text:span text:style-name="T12"> </text:span><text:span text:style-name="T110">Are my inferences reasonable?</text:span></text:p>
            <text:p text:style-name="P19"><text:span text:style-name="T227">2.</text:span><text:span text:style-name="T45"> </text:span><text:span text:style-name="T227">Have I considered other information that can be reasonably inferred from the information provided?</text:span></text:p>
            <text:p text:style-name="P8"/>
          </table:table-cell>
          <table:table-cell table:style-name="Table26.B2" office:value-type="string">
            <text:p text:style-name="P354">3.Am I interpreting information correctly (graphs, charts, etc.)?</text:p>
            <text:p text:style-name="P353">4.Is there another way to interpret the information?</text:p>
            <text:p text:style-name="P353">5.Review inferences using Intellectual Standards..</text:p>
          </table:table-cell>
        </table:table-row>
      </table:table>
      <text:p text:style-name="Text_20_body"/>
      <text:p text:style-name="P305">Element of Reasoning: Conclusions or Implications</text:p>
      <text:p text:style-name="P167">T<text:span text:style-name="T66">he most important </text:span><text:span text:style-name="T68">conclusion(s)</text:span><text:span text:style-name="T66"> that I have made in understanding this problem is (are)____________________________________________________________________.</text:span></text:p>
      <text:p text:style-name="P167"><text:span text:style-name="T62"><text:s/></text:span><text:span text:style-name="T67">(Does my statement of the problem make sense within the conditions provided? Can this problem be extended to <text:s/>other types of problems?  Can I present my understanding of the problem using a clear coherent argument reflecting its sophistication or complexity?)</text:span></text:p>
      <text:p text:style-name="Text_20_body"><text:span text:style-name="T67">The </text:span><text:span text:style-name="T70">Intellectual Standards</text:span><text:span text:style-name="T67"> used to judge the quality of my Conclusion and Interpretation of the Question at hand are: </text:span><text:span text:style-name="T80">Clarity</text:span><text:span text:style-name="T62"> – </text:span><text:span text:style-name="T80">Accurate</text:span><text:span text:style-name="T66">; </text:span><text:span text:style-name="T171">Precise</text:span><text:span text:style-name="T160">-</text:span><text:span text:style-name="T66">; </text:span><text:span text:style-name="T80">Fairness;</text:span><text:span text:style-name="T66"> </text:span><text:span text:style-name="T80">Breadth; Significance.</text:span></text:p>
      <table:table table:name="Table27" table:style-name="Table27">
        <table:table-column table:style-name="Table27.A"/>
        <table:table-column table:style-name="Table27.B"/>
        <table:table-row>
          <table:table-cell table:style-name="Table27.A1" table:number-columns-spanned="2" office:value-type="string">
            <text:p text:style-name="P10">Strategies for Conclusions</text:p>
          </table:table-cell>
          <table:covered-table-cell/>
        </table:table-row>
        <table:table-row>
          <table:table-cell table:style-name="Table27.A2" office:value-type="string">
            <text:p text:style-name="P19">1.<text:span text:style-name="T5"> </text:span><text:span text:style-name="Emphasis"><text:span text:style-name="T38">Has my understanding of the problem changed? If so, how?</text:span></text:span></text:p>
            <text:p text:style-name="P21">2.<text:span text:style-name="T5"> </text:span><text:span text:style-name="Emphasis"><text:span text:style-name="T11">What strategies were the most helpful to me in understanding the problem?</text:span></text:span></text:p>
            <text:p text:style-name="P8"/>
          </table:table-cell>
          <table:table-cell table:style-name="Table27.B2" office:value-type="string">
            <text:p text:style-name="P21"><text:span text:style-name="T160">3.</text:span><text:span text:style-name="T37"> </text:span><text:span text:style-name="T66">What would I do differently next time to better understanding math problems?</text:span></text:p>
          </table:table-cell>
        </table:table-row>
      </table:table>
      <text:p text:style-name="Text_20_body"/>
      <text:p text:style-name="Text_20_body"><text:s/><text:span text:style-name="T107">Element of Reasoning: Point(s) of View</text:span></text:p>
      <text:p text:style-name="P131"><text:span text:style-name="T103">T</text:span><text:span text:style-name="T66">he main point(s) of view or perspective(s) represented in this problem is (are)?_______________________________________________________________________________________________.</text:span></text:p>
      <text:p text:style-name="P232">(Could I state the problem differently? How can we check my understanding? ) Can I check if my understanding is accurate?</text:p>
      <text:p text:style-name="P131"><text:span text:style-name="T67">The </text:span><text:span text:style-name="T70">Intellectual Standards</text:span><text:span text:style-name="T67"> used to judge the quality and reasonableness of my assumptions needed to understand and solve this problem are as follows: </text:span><text:span text:style-name="T80">Clarity;</text:span><text:span text:style-name="T62"> </text:span><text:span text:style-name="T80">Accurate</text:span><text:span text:style-name="T66">; </text:span><text:span text:style-name="T68">Precise</text:span><text:span text:style-name="T66">; </text:span><text:span text:style-name="T80">Fairness;</text:span><text:span text:style-name="T66"> </text:span><text:span text:style-name="T80">Breadth</text:span><text:span text:style-name="T66">-;</text:span><text:span text:style-name="T62"> </text:span><text:span text:style-name="T80">Logic.</text:span></text:p>
      <text:p text:style-name="P84"/>
      <table:table table:name="Table28" table:style-name="Table28">
        <table:table-column table:style-name="Table28.A"/>
        <table:table-column table:style-name="Table28.B"/>
        <table:table-row>
          <table:table-cell table:style-name="Table28.A1" table:number-columns-spanned="2" office:value-type="string">
            <text:p text:style-name="P10">Strategies for Point of View</text:p>
          </table:table-cell>
          <table:covered-table-cell/>
        </table:table-row>
        <table:table-row>
          <table:table-cell table:style-name="Table28.A2" office:value-type="string">
            <text:p text:style-name="P19"><text:span text:style-name="T227">1.</text:span><text:span text:style-name="T45"> </text:span><text:span text:style-name="T227">Can I check if my understanding is accurate?</text:span></text:p>
            <text:p text:style-name="P19"><text:span text:style-name="T160">2.</text:span><text:span text:style-name="T37"> </text:span><text:span text:style-name="Emphasis"><text:span text:style-name="T14">Could I restate the question differently?</text:span></text:span></text:p>
          </table:table-cell>
          <table:table-cell table:style-name="Table28.B2" office:value-type="string">
            <text:p text:style-name="P353">3.Can you articulate another reasonable way of looking at the issue?</text:p>
            <text:p text:style-name="P19"><text:span text:style-name="T110">4.</text:span><text:span text:style-name="Emphasis"><text:span text:style-name="T39">Apply the *Intellectual Standards to Elements of Reasoning.</text:span></text:span></text:p>
          </table:table-cell>
        </table:table-row>
      </table:table>
      <text:p text:style-name="P84"> </text:p>
      <text:p text:style-name="P91">II. Devise a plan (Polya step 2):</text:p>
      <text:p text:style-name="P239">Element of Reasoning: Key Question</text:p>
      <text:p text:style-name="P103">Based on my understanding of the problem, the plan I have devised for its solution plan is _______________________________________________________________________________________________</text:p>
      <text:p text:style-name="P231">(What is the plan for achieving a solution to the problem?)</text:p>
      <text:p text:style-name="P69"><text:span text:style-name="T161">The </text:span><text:span text:style-name="T164">Intellectual Standards</text:span><text:span text:style-name="T161"> used to judge the quality of my solution plan are as follows:</text:span></text:p>
      <text:p text:style-name="Text_20_body"><text:span text:style-name="T62"><text:s/></text:span><text:span text:style-name="T68">Clarity</text:span><text:span text:style-name="T67">; </text:span><text:span text:style-name="T68">Accuracy</text:span><text:span text:style-name="T67">; </text:span><text:span text:style-name="T68">Relevance</text:span><text:span text:style-name="T67">;</text:span><text:span text:style-name="T68"> Breadth</text:span><text:span text:style-name="T67">, </text:span><text:span text:style-name="T68">Depth</text:span><text:span text:style-name="T67">; </text:span><text:span text:style-name="T162">Precision;</text:span><text:span text:style-name="T62"> </text:span><text:span text:style-name="T68">Fairness</text:span><text:span text:style-name="T67">.</text:span></text:p>
      <text:p text:style-name="Text_20_body"><text:soft-page-break/></text:p>
      <table:table table:name="Table29" table:style-name="Table29">
        <table:table-column table:style-name="Table29.A"/>
        <table:table-column table:style-name="Table29.B"/>
        <table:table-row>
          <table:table-cell table:style-name="Table29.A1" table:number-columns-spanned="2" office:value-type="string">
            <text:p text:style-name="P10">Strategies to Facilitate Devise a Plan</text:p>
          </table:table-cell>
          <table:covered-table-cell/>
        </table:table-row>
        <table:table-row>
          <table:table-cell table:style-name="Table29.A2" office:value-type="string">
            <text:p text:style-name="P19"><text:span text:style-name="T227">1.</text:span><text:span text:style-name="T45"> </text:span><text:span text:style-name="T227">Review the question and organize information and concepts identified</text:span></text:p>
            <text:p text:style-name="P19"><text:span text:style-name="T227">2.</text:span><text:span text:style-name="T45"> </text:span><text:span text:style-name="T227">Are there relevant concepts or content that I need to review and internalize before proceeding with my solution plan?</text:span></text:p>
            <text:p text:style-name="P19"><text:span text:style-name="T227">3.</text:span><text:span text:style-name="T45"> <text:s/></text:span><text:span text:style-name="T227">What </text:span><text:span text:style-name="T228">questions</text:span><text:span text:style-name="T227"> do I have before I can begin to devise a solution plan?</text:span></text:p>
            <text:p text:style-name="P19"><text:span text:style-name="T227">4.</text:span><text:span text:style-name="T45"> <text:s/></text:span><text:span text:style-name="T227">Find the connection between the data and the unknown. You may be obliged to consider auxiliary problems if an immediate connection cannot be found.</text:span></text:p>
            <text:p text:style-name="P19"><text:span text:style-name="T227">5.</text:span><text:span text:style-name="T45"> <text:s/></text:span><text:span text:style-name="T227">Have you seen it before? Or have you seen the same problem in a slightly different form?</text:span></text:p>
            <text:p text:style-name="P19">6.<text:span text:style-name="T5"> </text:span><text:span text:style-name="Emphasis"><text:span text:style-name="T46">Do you know a related problem?</text:span></text:span><text:span text:style-name="T227">Do you know a theorem that could be useful?</text:span></text:p>
            <text:p text:style-name="P19">7.<text:span text:style-name="T5"> </text:span><text:span text:style-name="Emphasis"><text:span text:style-name="T14">Look at the unknown!</text:span></text:span><text:span text:style-name="T62"> </text:span><text:span text:style-name="T110">And try to think of a familiar problem having the same or a similar unknown.</text:span></text:p>
            <text:p text:style-name="P19">8.<text:span text:style-name="T5"> <text:s/>  </text:span><text:span text:style-name="Emphasis"><text:span text:style-name="T46">Here is a problem related to yours and solved before. Could you use it?</text:span></text:span> <text:span text:style-name="T227">Could you use its result? Could you use its method? Should you introduce some auxiliary element in order to make its use possible? </text:span><text:span text:style-name="T229">Could you use its result? Could you use its method? Should you introduce</text:span></text:p>
            <text:p text:style-name="P19"><text:span text:style-name="T227">9.</text:span><text:span text:style-name="T45"> <text:s/>    </text:span><text:span text:style-name="T227">translate information (known and unknowns) into appropriate representation -symbols, graphs, tables (see appendix on representations)</text:span></text:p>
            <text:p text:style-name="P19"><text:span text:style-name="T227">10.</text:span><text:span text:style-name="T45"> <text:s text:c="2"/></text:span><text:span text:style-name="T229">Breakdown problem  - </text:span><text:span text:style-name="T230">simplification</text:span><text:span text:style-name="T229"> – Identify goals and sub-goals- actions and strategies</text:span></text:p>
            <text:p text:style-name="P19"><text:span text:style-name="T227">11.</text:span><text:span text:style-name="T45"> <text:s text:c="2"/></text:span><text:span text:style-name="T229">Provide scaffolding for difficult problems (e.g., break them into smaller and simpler problems, give hints about possible strategies, or provide partial solutions).</text:span><text:span text:style-name="T227">-</text:span></text:p>
            <text:p text:style-name="P19"><text:span text:style-name="T227">12.</text:span><text:span text:style-name="T45"> <text:s text:c="2"/></text:span><text:span text:style-name="T227">Develop a line of reasoning – Map and explain the plan – prepare to </text:span><text:span text:style-name="T228">bring in the solution</text:span></text:p>
            <text:p text:style-name="P19"><text:span text:style-name="T227">13.</text:span><text:span text:style-name="T45"> <text:s text:c="2"/></text:span><text:span text:style-name="T227">Reflect on possible strategies -  allow for the fact that more than one strategy may be needed to solve a given problem and that problems may</text:span></text:p>
            <text:p text:style-name="P19"><text:span text:style-name="T227">14.</text:span><text:span text:style-name="T45"> <text:s text:c="2"/></text:span><text:span text:style-name="T227">Write what I do or do not understand</text:span></text:p>
            <text:p text:style-name="P19"><text:span text:style-name="T227">15.</text:span><text:span text:style-name="T45"> <text:s text:c="2"/></text:span><text:span text:style-name="T227">Can you break the problem into parts</text:span></text:p>
            <text:p text:style-name="P19"><text:span text:style-name="T227">16.</text:span><text:span text:style-name="T45"> <text:s text:c="2"/></text:span><text:span text:style-name="T227">Can you solve part of the problem?</text:span></text:p>
            <text:p text:style-name="P19"><text:soft-page-break/><text:span text:style-name="T160">17.</text:span><text:span text:style-name="T37">     </text:span><text:span text:style-name="T66">Estimate  - round up or down to determine a possible solution</text:span></text:p>
            <text:p text:style-name="P19"><text:span text:style-name="T160">18.</text:span><text:span text:style-name="T37">     </text:span><text:span text:style-name="T66">Guess and check – does the guess fit the conditions in the problem – revise 1</text:span><text:span text:style-name="T63">st</text:span><text:span text:style-name="T66"> estimate, 2</text:span><text:span text:style-name="T63">nd </text:span><text:span text:style-name="T66">estimate and so on</text:span></text:p>
            <text:p text:style-name="P19"><text:span text:style-name="T227">19.</text:span><text:span text:style-name="T45"> <text:s text:c="2"/></text:span><text:span text:style-name="T227">Use direct reasoning</text:span></text:p>
            <text:p text:style-name="P19">20.<text:span text:style-name="T5">   </text:span><text:span text:style-name="Emphasis"><text:span text:style-name="T227">Eliminate possibilities in situations where there is a set of possible answers and a set of criteria the answer must meet. (see appendix)</text:span></text:span></text:p>
          </table:table-cell>
          <table:table-cell table:style-name="Table29.B2" office:value-type="string">
            <text:p text:style-name="P19"><text:span text:style-name="T227">21.</text:span><text:span text:style-name="T45"> <text:s text:c="2"/></text:span><text:span text:style-name="T227">What resources will I need to answer the question?</text:span></text:p>
            <text:p text:style-name="P19"><text:span text:style-name="T227">22.</text:span><text:span text:style-name="T45"> <text:s text:c="2"/></text:span><text:span text:style-name="T227">What questions are emerging as I think my way through the plan?</text:span></text:p>
            <text:p text:style-name="P19"><text:span text:style-name="T227">23.</text:span><text:span text:style-name="T45"> <text:s text:c="2"/></text:span><text:span text:style-name="T227">Draw a visual representation of the problem – picture of what I am thinking. Consider using a picture chart or concept map for developing a mental model.</text:span></text:p>
            <text:p text:style-name="P19"><text:span text:style-name="T198">24.</text:span><text:span text:style-name="T40"> <text:s text:c="2"/></text:span><text:span text:style-name="T198">Thinking maps were developed two decades ago by Dr. David Hyerle to improve reading comprehension, writing, problem-solving and reasoning. A circle map shows context, a flow map sequencing, and a tree map classifying and grouping. Lightfoot draws thinking maps when teaching writing and literature to her kindergartners, many of w</text:span></text:p>
            <text:p text:style-name="P19"><text:span text:style-name="T227">25.</text:span><text:span text:style-name="T45"> <text:s text:c="2"/></text:span><text:span text:style-name="T227">Explain why the plan might work.</text:span></text:p>
            <text:p text:style-name="P19"><text:span text:style-name="T227">26.</text:span><text:span text:style-name="T45"> <text:s text:c="2"/></text:span><text:span text:style-name="T227">Estimate (quantity, measure or magnitude)</text:span></text:p>
            <text:p text:style-name="P19"><text:span text:style-name="T227">27.</text:span><text:span text:style-name="T45"> <text:s text:c="2"/></text:span><text:span text:style-name="T227">Revise 1</text:span><text:span text:style-name="T159">st</text:span><text:span text:style-name="T227"> estimate, 2</text:span><text:span text:style-name="T159">nd</text:span><text:span text:style-name="T227"> and so on</text:span></text:p>
            <text:p text:style-name="P19"><text:span text:style-name="T227">28.</text:span><text:span text:style-name="T45"> <text:s text:c="2"/></text:span><text:span text:style-name="T227">Consider auxiliary problem solution plan if not accessible, then rewrite plan</text:span></text:p>
            <text:p text:style-name="P19"><text:span text:style-name="T227">29.</text:span><text:span text:style-name="T45"> <text:s text:c="2"/></text:span> <text:span text:style-name="T227">Could you restate the problem? Could you restate it still differently? Go</text:span></text:p>
            <text:p text:style-name="P19"><text:span text:style-name="T227">30.</text:span><text:span text:style-name="T45"> <text:s text:c="2"/></text:span><text:span text:style-name="T227">Could you imagine a more accessible related problem? A more general problem? A more special problem? An analogous problem? Could you solve a part of the problem? Keep only a part of the condition, drop the other part; how far is the unknown then determined, how can it vary?</text:span></text:p>
            <text:p text:style-name="P19"><text:span text:style-name="T227">31.</text:span><text:span text:style-name="T45"> <text:s text:c="2"/></text:span><text:span text:style-name="T227">Could you derive something useful from the data? Could you think of</text:span></text:p>
            <text:p text:style-name="P19"><text:span text:style-name="T227">32.</text:span><text:span text:style-name="T45"> <text:s text:c="2"/></text:span><text:span text:style-name="T227">Did you use all the data? Did you use the whole condition?</text:span></text:p>
            <text:p text:style-name="P19"><text:span text:style-name="T227">33.</text:span><text:span text:style-name="T45"> <text:s text:c="2"/></text:span><text:span text:style-name="T227">Have you taken into account all essential</text:span></text:p>
            <text:p text:style-name="P19"><text:span text:style-name="T227">34.</text:span><text:span text:style-name="T45"> <text:s text:c="2"/></text:span><text:span text:style-name="T227">Other approaches:</text:span></text:p>
            <text:p text:style-name="P19">•<text:span text:style-name="T5"> <text:s text:c="2"/></text:span><text:span text:style-name="T227">Guess and check</text:span></text:p>
            <text:p text:style-name="P19">•<text:span text:style-name="T5"> <text:s text:c="2"/></text:span><text:span text:style-name="T227">Look for a pattern</text:span></text:p>
            <text:p text:style-name="P19">•<text:span text:style-name="T5"> <text:s text:c="2"/></text:span><text:span text:style-name="T227">Work backwards</text:span></text:p>
            <text:p text:style-name="P19">•<text:span text:style-name="T5"> <text:s text:c="2"/></text:span> <text:span text:style-name="T227">Make an orderly list</text:span></text:p>
            <text:p text:style-name="P19"><text:soft-page-break/>•<text:span text:style-name="T5"> <text:s text:c="2"/></text:span><text:span text:style-name="T227">Eliminate possibilities</text:span></text:p>
            <text:p text:style-name="P19">•<text:span text:style-name="T5"> <text:s text:c="2"/></text:span><text:span text:style-name="T227">Solve a simpler problem</text:span></text:p>
            <text:p text:style-name="P19">•<text:span text:style-name="T5"> <text:s text:c="2"/></text:span><text:span text:style-name="T227">Use symmetry</text:span></text:p>
            <text:p text:style-name="P19">•<text:span text:style-name="T5"> <text:s text:c="2"/></text:span><text:span text:style-name="T227">Solve an equation</text:span></text:p>
            <text:p text:style-name="P19">•<text:span text:style-name="T5"> <text:s text:c="2"/></text:span><text:span text:style-name="T227">Use a model</text:span></text:p>
            <text:p text:style-name="P19">•<text:span text:style-name="T5"> <text:s text:c="2"/></text:span><text:span text:style-name="T227">Use a formula Consider special cases</text:span></text:p>
            <text:p text:style-name="P19">•<text:span text:style-name="T5"> <text:s text:c="2"/></text:span><text:span text:style-name="T227">making a list</text:span></text:p>
            <text:p text:style-name="P19">•<text:span text:style-name="T5"> <text:s text:c="2"/></text:span><text:span text:style-name="T227">acting out the problem</text:span></text:p>
            <text:p text:style-name="P19">•<text:span text:style-name="T5"> <text:s text:c="2"/></text:span><text:span text:style-name="T227">guess and check</text:span></text:p>
            <text:p text:style-name="P19">•<text:span text:style-name="T5"> <text:s text:c="2"/></text:span><text:span text:style-name="T227">finding a pattern</text:span></text:p>
            <text:p text:style-name="P19">•<text:span text:style-name="T5"> <text:s text:c="2"/></text:span><text:span text:style-name="T227">making and using model</text:span></text:p>
            <text:p text:style-name="P19">•<text:span text:style-name="T5"> <text:s text:c="2"/></text:span><text:span text:style-name="T227">using formulas</text:span></text:p>
            <text:p text:style-name="P19">•<text:span text:style-name="T5"> <text:s text:c="2"/></text:span><text:span text:style-name="T227">choosing an operation</text:span></text:p>
            <text:p text:style-name="P1"> </text:p>
          </table:table-cell>
        </table:table-row>
      </table:table>
      <text:p text:style-name="P85"> </text:p>
      <text:p text:style-name="Text_20_body"><text:s text:c="2"/>    </text:p>
      <text:p text:style-name="Text_20_body"><text:s text:c="2"/>    <text:span text:style-name="T128">Element of Reasoning: Information</text:span> <text:s/>    </text:p>
      <text:p text:style-name="Text_20_body"><text:s/>    <text:span text:style-name="T160">The most important </text:span><text:span text:style-name="T161">information</text:span><text:span text:style-name="T160"> for addressing and solving the problem is <text:s/>    ____________________________________________________________________________</text:span><text:span text:style-name="T67">.</text:span></text:p>
      <text:p text:style-name="P69"><text:s/>    <text:span text:style-name="T161">(Identify key information needed, or presupposed for addressing the problem. Here we are looking for facts or data <text:s/>    relevant to the problem, What information such as data, and facts do I have? What </text:span><text:span text:style-name="T162">information</text:span><text:span text:style-name="T161"> do I need to answer <text:s/>  the question? Does it seem that some </text:span><text:span text:style-name="T162">information</text:span><text:span text:style-name="T161"> is still missing? How is information to be accessed and used?)</text:span></text:p>
      <text:p text:style-name="P69"> </text:p>
      <text:p text:style-name="P69"><text:s/>    <text:span text:style-name="T161">The </text:span><text:span text:style-name="T164">Intellectual Standards</text:span><text:span text:style-name="T161"> used to judge the quality of Information are as follows:</text:span></text:p>
      <text:p text:style-name="Text_20_body"><text:span text:style-name="T62"><text:s/>    </text:span><text:span text:style-name="T68">Clarity;</text:span><text:span text:style-name="T62"> </text:span><text:span text:style-name="T171">Precision</text:span><text:span text:style-name="T160">-</text:span><text:span text:style-name="T66"> Fairness;</text:span><text:span text:style-name="T80"> Significance</text:span><text:span text:style-name="T66">; </text:span><text:span text:style-name="T80">Relevance;</text:span><text:span text:style-name="T66">.</text:span></text:p>
      <text:p text:style-name="P69"><text:s/>    </text:p>
      <table:table table:name="Table30" table:style-name="Table30">
        <table:table-column table:style-name="Table30.A"/>
        <table:table-column table:style-name="Table30.B"/>
        <table:table-row>
          <table:table-cell table:style-name="Table30.A1" table:number-columns-spanned="2" office:value-type="string">
            <text:p text:style-name="P10">Strategies for Information</text:p>
          </table:table-cell>
          <table:covered-table-cell/>
        </table:table-row>
        <table:table-row>
          <table:table-cell table:style-name="Table30.A2" office:value-type="string">
            <text:p text:style-name="P21"><text:span text:style-name="T66">1.</text:span><text:span text:style-name="T8"> <text:s/>   </text:span><text:span text:style-name="T66">How can the information be used?</text:span></text:p>
            <text:p text:style-name="P21"><text:span text:style-name="T66">2.</text:span><text:span text:style-name="T8"> <text:s/>   </text:span><text:span text:style-name="T66">Do I need to seek new information and data.?</text:span><text:soft-page-break/><text:span text:style-name="T66">Make sure you have gathered sufficient data</text:span></text:p>
            <text:p text:style-name="P19"><text:span text:style-name="T160">3.</text:span><text:span text:style-name="T37"> <text:s/>   </text:span><text:span text:style-name="T66">Am I considering all of the information or data provided in the problem?</text:span></text:p>
            <text:p text:style-name="P4"> </text:p>
          </table:table-cell>
          <table:table-cell table:style-name="Table30.B2" office:value-type="string">
            <text:p text:style-name="P19"><text:span text:style-name="T66">4.</text:span><text:span text:style-name="T8"> <text:s/>   </text:span><text:span text:style-name="T66">What information is extraneous?</text:span></text:p>
            <text:p text:style-name="P21"><text:span text:style-name="T66">5.</text:span><text:span text:style-name="T8"> <text:s/>   </text:span><text:span text:style-name="T66">Make sure that all data used is clear, accurate, and </text:span><text:soft-page-break/><text:span text:style-name="T66">relevant to the problem at hand</text:span></text:p>
            <text:p text:style-name="P19"><text:span text:style-name="T110">6.</text:span><text:span text:style-name="T12"> <text:s/>    </text:span><text:span text:style-name="Emphasis"><text:span text:style-name="T36">Apply the *Intellectual Standards to Element of Reasoning.</text:span></text:span></text:p>
          </table:table-cell>
        </table:table-row>
      </table:table>
      <text:p text:style-name="Text_20_body"> </text:p>
      <text:p text:style-name="Text_20_body"><text:s text:c="2"/>    </text:p>
      <text:p text:style-name="Text_20_body"><text:s text:c="2"/>    <text:span text:style-name="T128">Element of Reasoning: Concepts</text:span> <text:s/></text:p>
      <text:p text:style-name="Text_20_body"><text:s/>     <text:span text:style-name="T66">The key </text:span><text:span text:style-name="T68">concepts</text:span><text:span text:style-name="T66"> we need to devise a solution plan are</text:span><text:span text:style-name="T80"> <text:s text:c="6"/>   .</text:span><text:span text:style-name="T66">    </text:span></text:p>
      <text:p text:style-name="Text_20_body"><text:span text:style-name="T62"><text:s/>    </text:span><text:span text:style-name="T66">(</text:span><text:span text:style-name="T67">What concepts or content (theorems, definitions, formulas, etc.) do we need to understand for devising a plan <text:s/>   solution?)</text:span>     </text:p>
      <text:p text:style-name="P69"> </text:p>
      <text:p text:style-name="Text_20_body"><text:span text:style-name="T62"><text:s/>    </text:span><text:span text:style-name="T67">The </text:span><text:span text:style-name="T70">Intellectual Standards</text:span><text:span text:style-name="T67"> used to judge the quality of my understanding of the concepts needed to understand <text:s text:c="2"/>and solve this problem are as follows: </text:span><text:span text:style-name="T68">Clarity</text:span><text:span text:style-name="T67">; </text:span><text:span text:style-name="T80">Accurate</text:span><text:span text:style-name="T62"> </text:span><text:span text:style-name="T80">Precision</text:span><text:span text:style-name="T66">; Fairness; </text:span><text:span text:style-name="T80">Significance</text:span><text:span text:style-name="T66">; </text:span><text:span text:style-name="T80">Relevance</text:span><text:span text:style-name="T66">.</text:span></text:p>
      <text:p text:style-name="P69"><text:s/>    </text:p>
      <table:table table:name="Table31" table:style-name="Table31">
        <table:table-column table:style-name="Table31.A"/>
        <table:table-column table:style-name="Table31.B"/>
        <table:table-row>
          <table:table-cell table:style-name="Table31.A1" table:number-columns-spanned="2" office:value-type="string">
            <text:p text:style-name="P10">Strategies for Identifying and Applying Concepts</text:p>
          </table:table-cell>
          <table:covered-table-cell/>
        </table:table-row>
        <table:table-row>
          <table:table-cell table:style-name="Table31.A2" office:value-type="string">
            <text:p text:style-name="P21"><text:span text:style-name="T66">1.</text:span><text:span text:style-name="T8"> <text:s/>   </text:span><text:span text:style-name="T66">How are concepts/content relevant to the problem and how will information be related to content?</text:span></text:p>
            <text:p text:style-name="P21"><text:span text:style-name="T66">2.</text:span><text:span text:style-name="T8"> <text:s/>   </text:span><text:span text:style-name="T66">Make sure you are using concepts with care and precision</text:span></text:p>
            <text:p text:style-name="P8"> </text:p>
          </table:table-cell>
          <table:table-cell table:style-name="Table31.B2" office:value-type="string">
            <text:p text:style-name="P21"><text:span text:style-name="T66">3.</text:span><text:span text:style-name="T8"> <text:s/>   </text:span><text:span text:style-name="T66">Translate information and concepts into a different representation (graphical, symbolic, numerical).</text:span></text:p>
            <text:p text:style-name="P21"><text:span text:style-name="T66">4.</text:span><text:span text:style-name="T8"> <text:s/>   </text:span><text:span text:style-name="T66">Have I discovered concepts to be used in devising the solution other than those stated in part I (understanding the question).</text:span></text:p>
            <text:p text:style-name="P21"><text:span text:style-name="T66">5.</text:span><text:span text:style-name="T8"> <text:s/>   </text:span><text:span text:style-name="T66">Discuss how related content or </text:span><text:span text:style-name="T80">concepts</text:span><text:span text:style-name="T66">, related problems, will be used in the solution.</text:span></text:p>
          </table:table-cell>
        </table:table-row>
      </table:table>
      <text:p text:style-name="P69"> </text:p>
      <text:p text:style-name="P69"><text:s text:c="2"/>    </text:p>
      <text:p text:style-name="P69"><text:s text:c="2"/>    </text:p>
      <text:p text:style-name="P69"> </text:p>
      <text:p text:style-name="P69"> </text:p>
      <text:p text:style-name="P69"><text:s text:c="2"/>    <text:span text:style-name="T128">Element of Reasoning: Assumptions</text:span></text:p>
      <text:p text:style-name="P131"><text:span text:style-name="T62"><text:s text:c="2"/>  </text:span><text:span text:style-name="T66">The main assumption(s) underlying our understanding of the problem is (are) <text:s/>    ___________________________________________________________________.</text:span></text:p>
      <text:p text:style-name="P84"><text:s/>    <text:span text:style-name="T161">(What is the author or problem as stated taking for granted? What assumptions are we   making? Are our assumptions justifiable? Assumptions are generalizations that might be <text:s text:c="2"/>questioned and are most often <text:s/>    unstated.)</text:span></text:p>
      <text:p text:style-name="P84"> </text:p>
      <text:p text:style-name="Text_20_body"><text:span text:style-name="T62"><text:s/>    </text:span><text:span text:style-name="T67">The </text:span><text:span text:style-name="T70">Intellectual Standards</text:span><text:span text:style-name="T67"> used to judge the quality and reasonableness of my assumptions needed to understand and solve this problem are as follows: </text:span><text:span text:style-name="T80">Clarity</text:span><text:span text:style-name="T62"> – </text:span><text:span text:style-name="T66">the meaning can be understood; </text:span><text:span text:style-name="T68">Accurate</text:span><text:span text:style-name="T67"> – free of errors</text:span></text:p>
      <text:p text:style-name="P69"><text:soft-page-break/> </text:p>
      <table:table table:name="Table32" table:style-name="Table32">
        <table:table-column table:style-name="Table32.A"/>
        <table:table-column table:style-name="Table32.B"/>
        <table:table-row>
          <table:table-cell table:style-name="Table32.A1" table:number-columns-spanned="2" office:value-type="string">
            <text:p text:style-name="P10">Strategies for Assumptions</text:p>
          </table:table-cell>
          <table:covered-table-cell/>
        </table:table-row>
        <table:table-row>
          <table:table-cell table:style-name="Table32.A2" office:value-type="string">
            <text:p text:style-name="P19"><text:span text:style-name="T160">1.</text:span><text:span text:style-name="T37"> <text:s/>   </text:span><text:span text:style-name="T160">Are my assumptions explicit and clear?</text:span></text:p>
            <text:p text:style-name="P8"> </text:p>
          </table:table-cell>
          <table:table-cell table:style-name="Table32.B2" office:value-type="string">
            <text:p text:style-name="P21"><text:span text:style-name="T66">2.</text:span><text:span text:style-name="T8"> <text:s/>   </text:span><text:span text:style-name="T66">Have I made additional assumptions about the problem that I need to work into the plan?</text:span></text:p>
          </table:table-cell>
        </table:table-row>
      </table:table>
      <text:p text:style-name="P69"> </text:p>
      <text:p text:style-name="P69"> </text:p>
      <text:p text:style-name="Text_20_body"><text:s text:c="2"/>    <text:span text:style-name="T128">Element of Reasoning: Inferences and Interpretations</text:span></text:p>
      <text:p text:style-name="Text_20_body"><text:s text:c="2"/>    T<text:span text:style-name="T66">he basis for our </text:span><text:span text:style-name="T81">inferences </text:span><text:span text:style-name="T66">and </text:span><text:span text:style-name="T81">interpretations</text:span><text:span text:style-name="T66"> at this point are <text:s/>    ________________________________________________________.</text:span></text:p>
      <text:p text:style-name="Text_20_body"><text:span text:style-name="T62"><text:s text:c="2"/>  </text:span><text:span text:style-name="T67">(Is there another way to interpret the information? Can I justify my interpretation of the <text:s/>    information or problem to <text:s/>    be solved? Have I made any inferences beyond what the</text:span></text:p>
      <text:p text:style-name="P69"><text:s/>    <text:span text:style-name="T161">evidence implies? Are my inferences consistent?)</text:span></text:p>
      <text:p text:style-name="P69"><text:s/>    </text:p>
      <text:p text:style-name="Text_20_body"><text:span text:style-name="T62"><text:s/>    </text:span><text:span text:style-name="T67">The </text:span><text:span text:style-name="T70">Intellectual Standards</text:span><text:span text:style-name="T67"> used to judge the quality and reasonableness of my assumptions needed to understand and the Question(s) or Problem(s) are as follows: </text:span><text:span text:style-name="T80">Clarity;</text:span><text:span text:style-name="T62"> </text:span><text:span text:style-name="T80">Accurate</text:span><text:span text:style-name="T66">; </text:span><text:span text:style-name="T171">Precise</text:span><text:span text:style-name="T66">; </text:span><text:span text:style-name="T80">Breadth;</text:span><text:span text:style-name="T66"> </text:span><text:span text:style-name="T80">Significance.</text:span><text:span text:style-name="T66"> <text:s text:c="2"/>    </text:span></text:p>
      <text:p text:style-name="P69"> </text:p>
      <table:table table:name="Table33" table:style-name="Table33">
        <table:table-column table:style-name="Table33.A"/>
        <table:table-column table:style-name="Table33.B"/>
        <table:table-row>
          <table:table-cell table:style-name="Table33.A1" table:number-columns-spanned="2" office:value-type="string">
            <text:p text:style-name="P10">Strategies for Interpreting and Making Inferences</text:p>
          </table:table-cell>
          <table:covered-table-cell/>
        </table:table-row>
        <table:table-row>
          <table:table-cell table:style-name="Table33.A2" office:value-type="string">
            <text:p text:style-name="P9">1. Have I made additional inferences about the problem as I've devised the plan?</text:p>
          </table:table-cell>
          <table:table-cell table:style-name="Table33.B2" office:value-type="string">
            <text:p text:style-name="P8"> </text:p>
          </table:table-cell>
        </table:table-row>
      </table:table>
      <text:p text:style-name="P69"> </text:p>
      <text:p text:style-name="Text_20_body"><text:s text:c="2"/>    <text:span text:style-name="T128">Element of Reasoning: Conclusions or Implications</text:span></text:p>
      <text:p text:style-name="Text_20_body"><text:s text:c="2"/>    T<text:span text:style-name="T66">he most important </text:span><text:span text:style-name="T68">conclusion(s)</text:span><text:span text:style-name="T66"> or Implication(s) that I have made in devising a solution is(are) <text:s/>    ____________________________________________________________________.___________________.</text:span></text:p>
      <text:p text:style-name="P69"><text:s/>    <text:span text:style-name="T161">(Does my plan make sense.? What did I learn from developing a solution plan? Can my plan be extended to other    types of problems? What would I do differently next time? Can I present my plan using a clear coherent argument reflecting the sophistication appropriate to the problem.)</text:span></text:p>
      <text:p text:style-name="P69"> </text:p>
      <text:p text:style-name="Text_20_body"><text:span text:style-name="T62"><text:s/>    </text:span><text:span text:style-name="T67">The </text:span><text:span text:style-name="T70">Intellectual Standards</text:span><text:span text:style-name="T67"> used to judge the quality of my Conclusion and Interpretation of the Question <text:s/>    at hand is: </text:span><text:span text:style-name="T80">Clarity</text:span><text:span text:style-name="T62"> </text:span><text:span text:style-name="T80">Accurate; </text:span><text:span text:style-name="T171">Precise;</text:span><text:span text:style-name="T66">; </text:span><text:span text:style-name="T80">Fairness;</text:span><text:span text:style-name="T66"> </text:span><text:span text:style-name="T80">Significance</text:span><text:span text:style-name="T66">.</text:span></text:p>
      <table:table table:name="Table34" table:style-name="Table34">
        <table:table-column table:style-name="Table34.A"/>
        <table:table-column table:style-name="Table34.B"/>
        <table:table-row>
          <table:table-cell table:style-name="Table34.A1" table:number-columns-spanned="2" office:value-type="string">
            <text:p text:style-name="P10">Strategies for Conclusions</text:p>
          </table:table-cell>
          <table:covered-table-cell/>
        </table:table-row>
        <table:table-row>
          <table:table-cell table:style-name="Table34.A2" office:value-type="string">
            <text:p text:style-name="P19"><text:span text:style-name="T160">1.</text:span><text:span text:style-name="T37"> <text:s/>   </text:span><text:span text:style-name="T160">Develop a line of reasoning – Map and explain the plan – prepare to </text:span><text:span text:style-name="T171">bring in the solution</text:span></text:p>
            <text:p text:style-name="P19">2.<text:span text:style-name="T5"> <text:s/>  </text:span><text:span text:style-name="Emphasis"><text:span text:style-name="T38">Has my understanding of the problem changed? If so, how?</text:span></text:span></text:p>
          </table:table-cell>
          <table:table-cell table:style-name="Table34.B2" office:value-type="string">
            <text:p text:style-name="P21">3.<text:span text:style-name="T5"> <text:s/>  </text:span><text:span text:style-name="Emphasis"><text:span text:style-name="T11">What strategies were the most helpful to me in devising the plan?</text:span></text:span></text:p>
            <text:p text:style-name="P8"> </text:p>
          </table:table-cell>
        </table:table-row>
      </table:table>
      <text:p text:style-name="Text_20_body"><text:soft-page-break/><text:s text:c="2"/>    </text:p>
      <text:p text:style-name="P69"><text:s text:c="2"/>    <text:span text:style-name="T128">Element of Reasoning: Point(s) of View</text:span></text:p>
      <text:p text:style-name="P131"><text:span text:style-name="T62"><text:s text:c="2"/>  </text:span><text:span text:style-name="T103">The m</text:span><text:span text:style-name="T66">ain point(s) of view or perspective(s) represented in this problem is (are) or (</text:span><text:span text:style-name="T67">Could I work the problem <text:s text:c="2"/>    using a different approach or technique?)</text:span><text:span text:style-name="T66">  ___________________________________________________________.</text:span></text:p>
      <text:p text:style-name="P84"><text:s/>      <text:span text:style-name="T161">Can I check if my strategy makes sense?</text:span></text:p>
      <text:p text:style-name="Text_20_body"><text:s/>    <text:span text:style-name="T67">The </text:span><text:span text:style-name="T70">Intellectual Standards</text:span><text:span text:style-name="T67"> used to judge the quality and reasonableness of my assumptions needed to understand and solve this problem are as follows: </text:span><text:span text:style-name="T68">Clarity</text:span><text:span text:style-name="T67">; </text:span><text:span text:style-name="T68">Accurate</text:span><text:span text:style-name="T67">; </text:span><text:span text:style-name="T80">Precise</text:span><text:span text:style-name="T67">; </text:span><text:span text:style-name="T68">Fairness</text:span><text:span text:style-name="T67">; </text:span><text:span text:style-name="T68">Breadth</text:span><text:span text:style-name="T67">;</text:span><text:span text:style-name="T66"> </text:span><text:span text:style-name="T80">Logic.</text:span></text:p>
      <text:p text:style-name="P84"> </text:p>
      <table:table table:name="Table35" table:style-name="Table35">
        <table:table-column table:style-name="Table35.A"/>
        <table:table-column table:style-name="Table35.B"/>
        <table:table-row>
          <table:table-cell table:style-name="Table35.A1" table:number-columns-spanned="2" office:value-type="string">
            <text:p text:style-name="P10">Point of View</text:p>
          </table:table-cell>
          <table:covered-table-cell/>
        </table:table-row>
        <table:table-row>
          <table:table-cell table:style-name="Table35.A2" office:value-type="string">
            <text:p text:style-name="P21"><text:span text:style-name="T110">1.</text:span><text:span text:style-name="T12"> <text:s/>    </text:span><text:span text:style-name="T110">Can you articulate another reasonable way of solving the problem?</text:span></text:p>
            <text:p text:style-name="P8"> </text:p>
          </table:table-cell>
          <table:table-cell table:style-name="Table35.B2" office:value-type="string">
            <text:p text:style-name="P19"><text:span text:style-name="T227">2.</text:span><text:span text:style-name="T45"> <text:s/>    </text:span><text:span text:style-name="T227">Review the *Intellectual Standards against each step of the plan</text:span></text:p>
          </table:table-cell>
        </table:table-row>
      </table:table>
      <text:p text:style-name="P90"> </text:p>
      <text:p text:style-name="P91">III. Carry out the Plan (Polya step 3):</text:p>
      <text:p text:style-name="Text_20_body"><text:s text:c="2"/>    <text:span text:style-name="T128">Element of Reasoning: Key Question</text:span></text:p>
      <text:p text:style-name="Text_20_body"><text:s text:c="2"/>    <text:span text:style-name="T160">The key </text:span><text:span text:style-name="T162">question(s)</text:span><text:span text:style-name="T160"> is whether or not my solution plan produces an accurate and valid solution to the <text:s text:c="3"/>problem? ___________________________________________________________________._</text:span></text:p>
      <text:p text:style-name="P69"><text:s/>    <text:span text:style-name="T161">(What exactly are we trying to determine? Is the solution accurate?? Was the problem that I was trying to <text:s/>    answer <text:s/>    solved?)</text:span></text:p>
      <text:p text:style-name="P69"> </text:p>
      <text:p text:style-name="P69"><text:s/>    <text:span text:style-name="T161">The </text:span><text:span text:style-name="T164">Intellectual Standards</text:span><text:span text:style-name="T161"> used to judge the quality of my understanding of the problem are as follows:</text:span></text:p>
      <text:p text:style-name="Text_20_body"><text:span text:style-name="T62"><text:s/>    </text:span><text:span text:style-name="T68">Clarity</text:span><text:span text:style-name="T67">; </text:span><text:span text:style-name="T80">Accurate</text:span><text:span text:style-name="T66">; </text:span><text:span text:style-name="T171">Precision</text:span><text:span text:style-name="T66">; </text:span><text:span text:style-name="T80">Fairness</text:span><text:span text:style-name="T67">.</text:span></text:p>
      <text:p text:style-name="P69"> </text:p>
      <text:p text:style-name="P69"><text:s/>    </text:p>
      <table:table table:name="Table36" table:style-name="Table36">
        <table:table-column table:style-name="Table36.A"/>
        <table:table-column table:style-name="Table36.B"/>
        <table:table-row>
          <table:table-cell table:style-name="Table36.A1" table:number-columns-spanned="2" office:value-type="string">
            <text:p text:style-name="P10">Strategies to Facilitate Carrying out the Solution Plan</text:p>
          </table:table-cell>
          <table:covered-table-cell/>
        </table:table-row>
        <table:table-row>
          <table:table-cell table:style-name="Table36.A2" office:value-type="string">
            <text:p text:style-name="P21"><text:span text:style-name="T111">1.</text:span><text:span text:style-name="T13"> <text:s/>    </text:span><text:span text:style-name="T111">Implement the solution Plan</text:span></text:p>
            <text:p text:style-name="P21"><text:span text:style-name="T111">2.</text:span><text:span text:style-name="T13"> <text:s/>    </text:span><text:span text:style-name="Emphasis"><text:span text:style-name="T38">Could you state more explicitly the meaning of, or elaborate on, (choose) the math term, definition, skill, procedure, symbol(s), units of measure, labeling of axes, etc. that you are using</text:span></text:span></text:p>
            <text:p text:style-name="P21"><text:span text:style-name="T111">3.</text:span><text:span text:style-name="T13"> <text:s/>    </text:span><text:span text:style-name="T111">What questions are emerging for you as we think our way through this</text:span></text:p>
            <text:p text:style-name="P21"><text:span text:style-name="T111">4.</text:span><text:span text:style-name="T13"> <text:s/>    </text:span><text:span text:style-name="T111">Check periodically to make sure you are still on target with respect to the question.</text:span></text:p>
            <text:p text:style-name="P21"><text:soft-page-break/><text:span text:style-name="T111">5.</text:span><text:span text:style-name="T13"> <text:s/>    </text:span><text:span text:style-name="T111">Am I accurate at each step?</text:span></text:p>
            <text:p text:style-name="P21"><text:span text:style-name="T111">6.</text:span><text:span text:style-name="T13"> <text:s/>    </text:span><text:span text:style-name="T111">Should I change to a different representation to solve a step?</text:span></text:p>
            <text:p text:style-name="P21"><text:span text:style-name="T111">7.</text:span><text:span text:style-name="T13"> <text:s/>    </text:span><text:span text:style-name="T111">Would a calculator or technology be helpful?</text:span></text:p>
            <text:p text:style-name="P21"><text:span text:style-name="T113">8.</text:span><text:span text:style-name="T15"> <text:s/>    </text:span><text:span text:style-name="T113">Ask students to explain what they are doing as they work through a problem</text:span></text:p>
            <text:p text:style-name="P8"> </text:p>
          </table:table-cell>
          <table:table-cell table:style-name="Table36.B2" office:value-type="string">
            <text:p text:style-name="P21"><text:span text:style-name="T111">9.</text:span><text:span text:style-name="T13"> <text:s/>    </text:span><text:span text:style-name="T111">How can I prove that my step is correct?</text:span></text:p>
            <text:p text:style-name="P21"><text:span text:style-name="T111">10.</text:span><text:span text:style-name="T13"> <text:s text:c="2"/></text:span><text:span text:style-name="T111">Make sure you are using concepts with care and precision</text:span></text:p>
            <text:p text:style-name="P21"><text:span text:style-name="T111">11.</text:span><text:span text:style-name="T13"> <text:s text:c="2"/></text:span><text:span text:style-name="T111">Connect and analyze data – connect between data and unknowns consider</text:span></text:p>
            <text:p text:style-name="P21"><text:span text:style-name="T111">12.</text:span><text:span text:style-name="T13"> <text:s text:c="2"/></text:span><text:span text:style-name="T111">Am I hitting a “road block” in solving this problem?</text:span></text:p>
            <text:p text:style-name="P21"><text:span text:style-name="T110">13.</text:span><text:span text:style-name="T12"> <text:s text:c="2"/></text:span><text:span text:style-name="T110">Make sure you have gathered sufficient data</text:span></text:p>
            <text:p text:style-name="P21"><text:span text:style-name="T111">14.</text:span><text:span text:style-name="T13"> <text:s text:c="2"/></text:span><text:span text:style-name="T111">Do I need additional resources?</text:span></text:p>
            <text:p text:style-name="P21"><text:soft-page-break/><text:span text:style-name="T111">15.</text:span><text:span text:style-name="T13"> <text:s text:c="2"/></text:span><text:span text:style-name="T111">Experiment with a different solution planning</text:span></text:p>
            <text:p text:style-name="P21"><text:span text:style-name="T111">16.</text:span><text:span text:style-name="T13"> <text:s text:c="2"/></text:span><text:span text:style-name="T111">Keep track and save all results</text:span></text:p>
            <text:p text:style-name="P21"><text:span text:style-name="T111">17.</text:span><text:span text:style-name="T13"> <text:s text:c="2"/></text:span><text:span text:style-name="T111">Compare attempts to solve similar problems.</text:span></text:p>
            <text:p text:style-name="P21"><text:span text:style-name="T111">18.</text:span><text:span text:style-name="T13"> <text:s text:c="2"/></text:span><text:span text:style-name="T111">Do not give up!</text:span></text:p>
            <text:p text:style-name="P8"> </text:p>
          </table:table-cell>
        </table:table-row>
      </table:table>
      <text:p text:style-name="Text_20_body"> </text:p>
      <text:p text:style-name="Text_20_body"><text:s text:c="2"/>    </text:p>
      <text:p text:style-name="P206"><text:s text:c="2"/>    <text:span text:style-name="T128">Element of Reasoning: Information</text:span> <text:s/>    </text:p>
      <text:p text:style-name="Text_20_body"><text:s/>    <text:span text:style-name="T66">New information that has emerged as I've worked through the solution plan (are)</text:span> <text:span text:style-name="T160">is <text:s/>    ____________________________________________________________________________</text:span><text:span text:style-name="T67">.</text:span></text:p>
      <text:p text:style-name="P69"><text:s/>    <text:span text:style-name="T161">(Identify additional information needed, or presupposed for addressing the problem. Here we are looking for facts <text:s/>    or data relevant to the problem? Does it seem that some </text:span><text:span text:style-name="T162">information</text:span><text:span text:style-name="T161"> is still missing? How is information to be <text:s/>  tested for accuracy, accessed and used?)</text:span></text:p>
      <text:p text:style-name="P69"> </text:p>
      <text:p text:style-name="P69"><text:s/>    <text:span text:style-name="T161">The </text:span><text:span text:style-name="T164">Intellectual Standards</text:span><text:span text:style-name="T161"> used to judge the quality of Information are as follows:</text:span></text:p>
      <text:p text:style-name="Text_20_body"><text:span text:style-name="T62"><text:s/>    </text:span><text:span text:style-name="T68">Clarity;</text:span><text:span text:style-name="T67">  </text:span><text:span text:style-name="T80">Accurate</text:span><text:span text:style-name="T66">; </text:span><text:span text:style-name="T171">Precision</text:span><text:span text:style-name="T66">; </text:span><text:span text:style-name="T80">Significance</text:span><text:span text:style-name="T66">; </text:span><text:span text:style-name="T80">Breadth</text:span><text:span text:style-name="T66">; </text:span><text:span text:style-name="T80">Relevance;</text:span><text:span text:style-name="T66">.</text:span></text:p>
      <text:p text:style-name="P69"><text:s/>    </text:p>
      <table:table table:name="Table37" table:style-name="Table37">
        <table:table-column table:style-name="Table37.A"/>
        <table:table-column table:style-name="Table37.B"/>
        <table:table-row>
          <table:table-cell table:style-name="Table37.A1" table:number-columns-spanned="2" office:value-type="string">
            <text:p text:style-name="P10">Strategies for Information</text:p>
          </table:table-cell>
          <table:covered-table-cell/>
        </table:table-row>
        <table:table-row>
          <table:table-cell table:style-name="Table37.A2" office:value-type="string">
            <text:p text:style-name="P21"><text:span text:style-name="T110">1.</text:span><text:span text:style-name="T12"> <text:s/>    </text:span><text:span text:style-name="T110">Make sure that all data used is clear, accurate, and relevant to the problem at hand . .Apply Standards at each step of the way.</text:span></text:p>
            <text:p text:style-name="P21"><text:span text:style-name="T111">2.</text:span><text:span text:style-name="T13"> <text:s/>    </text:span><text:span text:style-name="T111">How can we check to see if the information you are using is accurate?</text:span></text:p>
            <text:p text:style-name="P21"><text:span text:style-name="T111">3.</text:span><text:span text:style-name="T13"> <text:s/>    </text:span><text:span text:style-name="T111">Are you using all of the data?</text:span></text:p>
          </table:table-cell>
          <table:table-cell table:style-name="Table37.B2" office:value-type="string">
            <text:p text:style-name="P21"><text:span text:style-name="T111">4.</text:span><text:span text:style-name="T13"> <text:s/>    </text:span><text:span text:style-name="T111">Make sure that the information collected is still relevant to the solution – Check periodically to make sure you are still on target question?</text:span></text:p>
            <text:p text:style-name="P21"><text:span text:style-name="T111">5.</text:span><text:span text:style-name="T13"> <text:s/>    </text:span><text:span text:style-name="T62"> </text:span><text:span text:style-name="T111">Do we need to look at this in another way?</text:span></text:p>
            <text:p text:style-name="P21"><text:span text:style-name="T111">6.</text:span><text:span text:style-name="T13"> <text:s/>    </text:span><text:span text:style-name="T111">Apply the Intellectual Standards to additional data.</text:span></text:p>
          </table:table-cell>
        </table:table-row>
      </table:table>
      <text:p text:style-name="Text_20_body"><text:s text:c="2"/>    </text:p>
      <text:p text:style-name="Text_20_body"><text:s text:c="2"/>    <text:span text:style-name="T128">Element of Reasoning: Concepts</text:span> <text:s/></text:p>
      <text:p text:style-name="Text_20_body"><text:s/>     <text:span text:style-name="T66">The key </text:span><text:span text:style-name="T68">concepts</text:span><text:span text:style-name="T66"> we need to understand the successful implementation of the solution plan successfully </text:span><text:span text:style-name="T80"><text:s text:c="4"/>  .</text:span><text:span text:style-name="T66">     (</text:span><text:span text:style-name="T67">What concepts or content (theorems, definitions, formulas, etc.) do we need to understand for reaching a <text:s/>   solution?)</text:span>     </text:p>
      <text:p text:style-name="P69"><text:s/>    <text:span text:style-name="T161">The </text:span><text:span text:style-name="T164">Intellectual Standards</text:span><text:span text:style-name="T161"> used to judge the quality of my understanding of the concepts needed to understand <text:s text:c="2"/>and solve this problem are as follows:</text:span></text:p>
      <text:p text:style-name="P131"><text:span text:style-name="T62"><text:s/>    </text:span><text:span text:style-name="T68">Clarity</text:span><text:span text:style-name="T67">; </text:span><text:span text:style-name="T80">Accurate</text:span><text:span text:style-name="T66">; </text:span><text:span text:style-name="T80">Precision</text:span><text:span text:style-name="T66">; </text:span><text:span text:style-name="T80">Significance;</text:span><text:span text:style-name="T66">; </text:span><text:span text:style-name="T80">Relevance.</text:span></text:p>
      <text:p text:style-name="P69"><text:s/>    </text:p>
      <table:table table:name="Table38" table:style-name="Table38">
        <table:table-column table:style-name="Table38.A"/>
        <table:table-column table:style-name="Table38.B"/>
        <table:table-row>
          <table:table-cell table:style-name="Table38.A1" table:number-columns-spanned="2" office:value-type="string">
            <text:p text:style-name="P10">Strategies for Identifying and Applying Concepts</text:p>
          </table:table-cell>
          <table:covered-table-cell/>
        </table:table-row>
        <table:table-row>
          <table:table-cell table:style-name="Table38.A2" office:value-type="string">
            <text:p text:style-name="P21"><text:span text:style-name="T111">1.</text:span><text:span text:style-name="T13"> <text:s/>    </text:span><text:span text:style-name="T111">Can I verify my understating of concepts used through use of different approaches or representations.</text:span></text:p>
            <text:p text:style-name="P21"><text:span text:style-name="T111">2.</text:span><text:span text:style-name="T13"> <text:s/>    </text:span><text:span text:style-name="T111">Can I explain how representations of concepts are related?</text:span></text:p>
            <text:p text:style-name="P21"><text:span text:style-name="T111">3.</text:span><text:span text:style-name="T13"> <text:s/>    </text:span><text:span text:style-name="T111">What new concepts have emerged as I've worked through the implementation process?</text:span></text:p>
            <text:p text:style-name="P21"><text:span text:style-name="T111">4.</text:span><text:span text:style-name="T13"> <text:s/>    </text:span><text:span text:style-name="T111">Can you prove that it is correct?</text:span></text:p>
            <text:p text:style-name="P21"><text:span text:style-name="T111">5.</text:span><text:span text:style-name="T13"> <text:s/>    </text:span><text:span text:style-name="T111">Show all of my work</text:span></text:p>
          </table:table-cell>
          <table:table-cell table:style-name="Table38.B2" office:value-type="string">
            <text:p text:style-name="P8"> </text:p>
            <text:p text:style-name="P21"><text:span text:style-name="T111">6.</text:span><text:span text:style-name="T13"> <text:s/>    </text:span><text:span text:style-name="T111">Compare attempts to solve similar problems keep track and save all results/data</text:span></text:p>
            <text:p text:style-name="P21"><text:span text:style-name="T111">7.</text:span><text:span text:style-name="T13"> <text:s/>    </text:span><text:span text:style-name="T111">Compare attempts to solve similar problems</text:span></text:p>
            <text:p text:style-name="P21"><text:span text:style-name="T111">8.</text:span><text:span text:style-name="T13"> <text:s/>    </text:span><text:span text:style-name="T111">Keep track and save all results/data and include partial solutions</text:span></text:p>
            <text:p text:style-name="P21"><text:span text:style-name="T111">9.</text:span><text:span text:style-name="T13"> <text:s/>    </text:span><text:span text:style-name="T111">Can you see clearly that each step is correct?</text:span></text:p>
          </table:table-cell>
        </table:table-row>
      </table:table>
      <text:p text:style-name="P69"> </text:p>
      <text:p text:style-name="P69"> </text:p>
      <text:p text:style-name="P69"><text:soft-page-break/><text:s text:c="2"/>    <text:span text:style-name="T128">Element of Reasoning: Assumptions</text:span></text:p>
      <text:p text:style-name="P131"><text:span text:style-name="T62"><text:s text:c="2"/>  </text:span><text:span text:style-name="T66">New assumption(s) that have emerged as I've worked through the solution plan (are) <text:s/>    ___________________________________________________________________.</text:span></text:p>
      <text:p text:style-name="P84"><text:s/>    <text:span text:style-name="T161">(What are we taking for granted? What assumptions are we making? Are our assumptions justifiable? Assumptions <text:s/>   are generalizations that might be questioned and are most often unstated.)</text:span></text:p>
      <text:p text:style-name="Text_20_body"><text:span text:style-name="T62"><text:s/>    </text:span><text:span text:style-name="T67">The </text:span><text:span text:style-name="T70">Intellectual Standards</text:span><text:span text:style-name="T67"> used to judge the quality and reasonableness of my assumptions needed to understand and solve this problem are as follows: </text:span><text:span text:style-name="T80">Clarity</text:span><text:span text:style-name="T66">; </text:span><text:span text:style-name="T68">Accurate.</text:span></text:p>
      <text:p text:style-name="P69"> </text:p>
      <table:table table:name="Table39" table:style-name="Table39">
        <table:table-column table:style-name="Table39.A"/>
        <table:table-column table:style-name="Table39.B"/>
        <table:table-row>
          <table:table-cell table:style-name="Table39.A1" table:number-columns-spanned="2" office:value-type="string">
            <text:p text:style-name="P10">Strategies for Assumption</text:p>
          </table:table-cell>
          <table:covered-table-cell/>
        </table:table-row>
        <table:table-row>
          <table:table-cell table:style-name="Table39.A2" office:value-type="string">
            <text:p text:style-name="P21"><text:span text:style-name="T75">1.</text:span><text:span text:style-name="T10"> <text:s/>   </text:span><text:span text:style-name="T75">Have all assumptions been challenged for legitimacy?</text:span></text:p>
          </table:table-cell>
          <table:table-cell table:style-name="Table39.B2" office:value-type="string">
            <text:p text:style-name="P21"><text:span text:style-name="T75">2.</text:span><text:span text:style-name="T10"> <text:s/>   </text:span><text:span text:style-name="T75">What new assumptions have I made as I've worked through the problem?</text:span></text:p>
          </table:table-cell>
        </table:table-row>
      </table:table>
      <text:p text:style-name="Text_20_body"> </text:p>
      <text:p text:style-name="Text_20_body"><text:s text:c="2"/>    </text:p>
      <text:p text:style-name="Text_20_body"> </text:p>
      <text:p text:style-name="Text_20_body"><text:s text:c="2"/>    <text:span text:style-name="T128">Element of Reasoning: Inferences and Interpretations</text:span></text:p>
      <text:p text:style-name="Text_20_body"><text:s text:c="2"/>    What new <text:span text:style-name="T81">inferences </text:span><text:span text:style-name="T66">and </text:span><text:span text:style-name="T81">interpretations</text:span><text:span text:style-name="T66">  have emerged as I've worked through the solution plan (are) <text:s/>    ________________________________________________________.</text:span></text:p>
      <text:p text:style-name="Text_20_body"><text:span text:style-name="T62"><text:s text:c="2"/>  </text:span><text:span text:style-name="T67">(Is there another way to interpret the information? Can I justify my interpretation of the <text:s/>    information or problem to <text:s/>    be solved? Have I made any inferences beyond what the</text:span></text:p>
      <text:p text:style-name="P69"><text:s/>    <text:span text:style-name="T161">evidence implies? Are my inferences consistent?)</text:span></text:p>
      <text:p text:style-name="P69"><text:s/>    </text:p>
      <text:p text:style-name="Text_20_body"><text:span text:style-name="T62"><text:s/>    </text:span><text:span text:style-name="T67">The </text:span><text:span text:style-name="T70">Intellectual Standards</text:span><text:span text:style-name="T67"> used to judge the quality and reasonableness of my assumptions needed to understand and the Question(s) or Problem(s) are as follows: </text:span><text:span text:style-name="T80">Clarity;</text:span><text:span text:style-name="T62"> </text:span><text:span text:style-name="T80">Accurate</text:span><text:span text:style-name="T66">; </text:span><text:span text:style-name="T171">Precise</text:span><text:span text:style-name="T66">; </text:span><text:span text:style-name="T80">Fairness</text:span><text:span text:style-name="T66">; </text:span><text:span text:style-name="T80">Breadth; </text:span><text:span text:style-name="T66"> </text:span><text:span text:style-name="T80">Significance</text:span><text:span text:style-name="T66">.</text:span></text:p>
      <text:p text:style-name="P69"> </text:p>
      <table:table table:name="Table40" table:style-name="Table40">
        <table:table-column table:style-name="Table40.A"/>
        <table:table-column table:style-name="Table40.B"/>
        <table:table-row>
          <table:table-cell table:style-name="Table40.A1" table:number-columns-spanned="2" office:value-type="string">
            <text:p text:style-name="P10">Strategies for Interpreting and Making Inferences</text:p>
          </table:table-cell>
          <table:covered-table-cell/>
        </table:table-row>
        <table:table-row>
          <table:table-cell table:style-name="Table40.A2" office:value-type="string">
            <text:p text:style-name="P21"><text:span text:style-name="T70">1.</text:span><text:span text:style-name="T9"> <text:s/>   </text:span><text:span text:style-name="T70">Compare attempts to solve similar problem</text:span></text:p>
            <text:p text:style-name="P21"><text:span text:style-name="T70">2.</text:span><text:span text:style-name="T9"> <text:s/>   </text:span><text:span text:style-name="T70">Allow for mistakes/errors</text:span></text:p>
          </table:table-cell>
          <table:table-cell table:style-name="Table40.B2" office:value-type="string">
            <text:p text:style-name="P21"><text:span text:style-name="T70">3.</text:span><text:span text:style-name="T9"> <text:s/>   </text:span><text:span text:style-name="T70">Allow student to ask and pursue “what – if” questions</text:span></text:p>
            <text:p text:style-name="P21"><text:span text:style-name="T66">4.</text:span><text:span text:style-name="T8"> <text:s/>   </text:span><text:span text:style-name="T66">Check answers for accuracy</text:span></text:p>
          </table:table-cell>
        </table:table-row>
      </table:table>
      <text:p text:style-name="Text_20_body"><text:s text:c="2"/>    </text:p>
      <text:p text:style-name="Text_20_body"><text:s text:c="2"/>    <text:span text:style-name="T128">Element of Reasoning: Conclusions or Implications</text:span></text:p>
      <text:p text:style-name="Text_20_body"><text:s text:c="2"/>    T<text:span text:style-name="T66">he most important </text:span><text:span text:style-name="T68">conclusion(s)</text:span><text:span text:style-name="T66"> or Implication(s) in solving this problem is <text:s/>    (are)____________________________________________________________________.</text:span></text:p>
      <text:p text:style-name="P69"><text:s/>    <text:span text:style-name="T161">(Does my answer(s) make sense within the context of the problem? What did I learn from solving this problem? <text:s/>    Can my strategies be extended to other types of problems? What would I do differently next time? Can I present my <text:s/>  analysis and solution using a clear  coherent argument reflecting the sophistication appropriate to the problem at <text:s/>    hand.)</text:span></text:p>
      <text:p text:style-name="P69"><text:s/>    </text:p>
      <text:p text:style-name="Text_20_body"><text:span text:style-name="T62"><text:s/>    </text:span><text:span text:style-name="T67">The </text:span><text:span text:style-name="T70">Intellectual Standards</text:span><text:span text:style-name="T67"> used to judge the quality of my Conclusion and Interpretation of the Question at hand is: </text:span><text:soft-page-break/><text:span text:style-name="T80">Clarity;</text:span><text:span text:style-name="T62"> </text:span><text:span text:style-name="T80">Accurate</text:span><text:span text:style-name="T66">; </text:span><text:span text:style-name="T171">Precise</text:span><text:span text:style-name="T66">; </text:span><text:span text:style-name="T80">Fairness;</text:span><text:span text:style-name="T66">  </text:span><text:span text:style-name="T80">Significance.</text:span></text:p>
      <table:table table:name="Table41" table:style-name="Table41">
        <table:table-column table:style-name="Table41.A"/>
        <table:table-column table:style-name="Table41.B"/>
        <table:table-row>
          <table:table-cell table:style-name="Table41.A1" table:number-columns-spanned="2" office:value-type="string">
            <text:p text:style-name="P10">Strategies for Conclusions</text:p>
          </table:table-cell>
          <table:covered-table-cell/>
        </table:table-row>
        <table:table-row>
          <table:table-cell table:style-name="Table41.A2" office:value-type="string">
            <text:p text:style-name="P21"><text:span text:style-name="T70">1.</text:span><text:span text:style-name="T9"> <text:s/>   </text:span><text:span text:style-name="T70">Can you see clearly that the step is correct/</text:span></text:p>
            <text:p text:style-name="P21"><text:span text:style-name="T70">2.</text:span><text:span text:style-name="T9"> <text:s/>   </text:span><text:span text:style-name="T70">Can you prove that it is correct?</text:span></text:p>
            <text:p text:style-name="P21"><text:span text:style-name="T70">3.</text:span><text:span text:style-name="T9"> <text:s/>   </text:span><text:span text:style-name="T70">Keep track and save all results/data</text:span></text:p>
            <text:p text:style-name="P21"><text:span text:style-name="T70">4.</text:span><text:span text:style-name="T9"> <text:s/>   </text:span><text:span text:style-name="T70">Show all of my work include partial solutions</text:span></text:p>
            <text:p text:style-name="P21"><text:span text:style-name="T70">5.</text:span><text:span text:style-name="T9"> <text:s/>   </text:span><text:span text:style-name="T70">Compare attempts to solve similar problems</text:span></text:p>
            <text:p text:style-name="P21"><text:span text:style-name="T70">6.</text:span><text:span text:style-name="T9"> <text:s/>   </text:span><text:span text:style-name="T70">Revise plan</text:span></text:p>
            <text:p text:style-name="P21"><text:span text:style-name="T70">7.</text:span><text:span text:style-name="T9"> <text:s/>   </text:span><text:span text:style-name="T70">Consider the impact of alternative or unexpressed assumptions</text:span></text:p>
            <text:p text:style-name="P21"><text:span text:style-name="T70">8.</text:span><text:span text:style-name="T9"> <text:s/>   </text:span><text:span text:style-name="T70">Consider the impact of removing assumptions</text:span></text:p>
            <text:p text:style-name="P21"><text:span text:style-name="T70">9.</text:span><text:span text:style-name="T9"> <text:s/>   </text:span><text:span text:style-name="T70">Does the answer make sense?</text:span></text:p>
            <text:p text:style-name="P21"><text:span text:style-name="T70">10.</text:span><text:span text:style-name="T9">     </text:span><text:span text:style-name="T70">Am I being logical? Can I express the logic that I used??</text:span></text:p>
          </table:table-cell>
          <table:table-cell table:style-name="Table41.B2" office:value-type="string">
            <text:p text:style-name="P21"><text:span text:style-name="T70">11.</text:span><text:span text:style-name="T9">     </text:span><text:span text:style-name="T70">check answers for accuracy</text:span></text:p>
            <text:p text:style-name="P21"><text:span text:style-name="T70">12.</text:span><text:span text:style-name="T9">     </text:span><text:span text:style-name="T70">How can I check my answer?</text:span></text:p>
            <text:p text:style-name="P21"><text:span text:style-name="T70">13.</text:span><text:span text:style-name="T9">     </text:span><text:span text:style-name="T70">Does the answer make sense?</text:span></text:p>
            <text:p text:style-name="P21"><text:span text:style-name="T70">14.</text:span><text:span text:style-name="T9">     </text:span><text:span text:style-name="T70">Am I being logical?</text:span></text:p>
            <text:p text:style-name="P21"><text:span text:style-name="T70">15.</text:span><text:span text:style-name="T9">     </text:span><text:span text:style-name="T70">Can you articulate another reasonable way of looking at the issue (breadth)</text:span></text:p>
            <text:p text:style-name="P21"><text:span text:style-name="T70">16.</text:span><text:span text:style-name="T9">     </text:span><text:span text:style-name="T70">Can you express the loci that you used (logic)</text:span></text:p>
            <text:p text:style-name="P21"><text:span text:style-name="T100">17.</text:span><text:span text:style-name="T16">   </text:span><text:span text:style-name="Emphasis"><text:span text:style-name="T160">Have you focused on the most significant issue in dealing with this problem? (significance)</text:span></text:span></text:p>
            <text:p text:style-name="P19"><text:span text:style-name="T70">18.</text:span><text:span text:style-name="T9">     </text:span><text:span text:style-name="Emphasis">Monitor how well he or she is arriving at conclusion.</text:span></text:p>
          </table:table-cell>
        </table:table-row>
      </table:table>
      <text:p text:style-name="Text_20_body"> </text:p>
      <text:p text:style-name="Text_20_body"><text:s text:c="2"/>    </text:p>
      <text:p text:style-name="P69"><text:s text:c="2"/>    </text:p>
      <text:p text:style-name="P69"><text:s text:c="2"/>    <text:span text:style-name="T128">Element of Reasoning: Point(s) of View</text:span></text:p>
      <text:p text:style-name="P131"><text:span text:style-name="T62"><text:s text:c="2"/>  What new </text:span><text:span text:style-name="T66">point(s) of view or perspective(s)  have emerged into my thinking as I've worked through the solution <text:s/>    (are)____________________________________________________________________________ .</text:span></text:p>
      <text:p text:style-name="P84"><text:s/>    <text:span text:style-name="T161">(Could I work the problem using a different approach or technique? How can we check our results? Can I <text:s/>   check <text:s text:c="2"/>if my understanding is accurate?)</text:span></text:p>
      <text:p text:style-name="Text_20_body"><text:s/>    </text:p>
      <text:p text:style-name="P131"><text:span text:style-name="T62"><text:s/>    </text:span><text:span text:style-name="T67">The </text:span><text:span text:style-name="T70">Intellectual Standards</text:span><text:span text:style-name="T67"> used to judge the quality and reasonableness of my assumptions needed to understand and solve this problem are as follows: </text:span><text:span text:style-name="T80">Clarity</text:span><text:span text:style-name="T66">; </text:span><text:span text:style-name="T80">Accurate</text:span><text:span text:style-name="T66">; </text:span><text:span text:style-name="T80">Precise</text:span><text:span text:style-name="T67">-</text:span><text:span text:style-name="T62"> </text:span><text:span text:style-name="T80">Breadth</text:span><text:span text:style-name="T66">;</text:span><text:span text:style-name="T62"> </text:span><text:span text:style-name="T80">Logic.</text:span></text:p>
      <text:p text:style-name="P84"> </text:p>
      <table:table table:name="Table42" table:style-name="Table42">
        <table:table-column table:style-name="Table42.A"/>
        <table:table-column table:style-name="Table42.B"/>
        <table:table-row>
          <table:table-cell table:style-name="Table42.A1" table:number-columns-spanned="2" office:value-type="string">
            <text:p text:style-name="P10">Strategies for Point of View</text:p>
          </table:table-cell>
          <table:covered-table-cell/>
        </table:table-row>
        <table:table-row>
          <table:table-cell table:style-name="Table42.A2" office:value-type="string">
            <text:p text:style-name="P21"><text:span text:style-name="T70">1.</text:span><text:span text:style-name="T9"> <text:s/>   </text:span><text:span text:style-name="T70">Can I work the problem using a different method?</text:span></text:p>
            <text:p text:style-name="P8"> </text:p>
          </table:table-cell>
          <table:table-cell table:style-name="Table42.B2" office:value-type="string">
            <text:p text:style-name="P21"><text:span text:style-name="T111">2.</text:span><text:span text:style-name="T13"> <text:s/>    </text:span><text:span text:style-name="T111">Do we need to look at this in to other ways?</text:span></text:p>
            <text:p text:style-name="P21"><text:span text:style-name="T100">3.</text:span><text:span text:style-name="T16"> <text:s/>  </text:span><text:span text:style-name="Emphasis"><text:span text:style-name="T38">Can you articulate another reasonable ways of  looking at the issue?</text:span></text:span></text:p>
          </table:table-cell>
        </table:table-row>
      </table:table>
      <text:p text:style-name="P69"> </text:p>
      <text:p text:style-name="P69"><text:soft-page-break/> </text:p>
      <text:p text:style-name="P95">IV. <text:s/>Polya Step 4: Reflecting on the Problem</text:p>
      <text:p text:style-name="Text_20_body"><text:s text:c="2"/>    <text:span text:style-name="T128">Element of Reasoning: Key Question</text:span></text:p>
      <text:p text:style-name="Text_20_body"><text:s text:c="2"/>    </text:p>
      <text:p text:style-name="Text_20_body"><text:s/>    <text:span text:style-name="T160">The key </text:span><text:span text:style-name="T162">question(s)</text:span><text:span text:style-name="T160"> or </text:span><text:span text:style-name="T162">problem(s)</text:span><text:span text:style-name="T160"> is (are) did I solve the problem? What have I learned from solving the problem <text:s text:c="2"/>or answering the question?______________________________________________________________.</text:span></text:p>
      <text:p text:style-name="P69"><text:s/>    </text:p>
      <text:p text:style-name="P69"><text:s/>    <text:span text:style-name="T161">The </text:span><text:span text:style-name="T164">Intellectual Standards</text:span><text:span text:style-name="T161"> used to judge the quality of my understanding of the problem are as follows:</text:span></text:p>
      <text:p text:style-name="Text_20_body"><text:span text:style-name="T62"><text:s/>    </text:span><text:span text:style-name="T68">Clarity</text:span><text:span text:style-name="T67">;  </text:span><text:span text:style-name="T80">Accurate</text:span><text:span text:style-name="T66">; </text:span><text:span text:style-name="T171">Precision;</text:span><text:span text:style-name="T66">; </text:span><text:span text:style-name="T80">Fairness</text:span><text:span text:style-name="T67">.</text:span></text:p>
      <text:p text:style-name="P69"> </text:p>
      <text:p text:style-name="P69"><text:s/>    </text:p>
      <table:table table:name="Table43" table:style-name="Table43">
        <table:table-column table:style-name="Table43.A"/>
        <table:table-column table:style-name="Table43.B"/>
        <table:table-row>
          <table:table-cell table:style-name="Table43.A1" table:number-columns-spanned="2" office:value-type="string">
            <text:p text:style-name="P10">Strategies for Reflecting on the Problem</text:p>
          </table:table-cell>
          <table:covered-table-cell/>
        </table:table-row>
        <table:table-row>
          <table:table-cell table:style-name="Table43.A2" office:value-type="string">
            <text:p text:style-name="P19"><text:span text:style-name="T227">1.</text:span><text:span text:style-name="T45"> <text:s/>    </text:span><text:span text:style-name="T110">Did I answer the question?</text:span></text:p>
            <text:p text:style-name="P19"><text:span text:style-name="T110">2.</text:span><text:span text:style-name="T12"> <text:s/>    </text:span><text:span text:style-name="T110">Can I explain and justify my answer?</text:span></text:p>
            <text:p text:style-name="P19"><text:span text:style-name="T110">3.</text:span><text:span text:style-name="T12"> <text:s/>    </text:span><text:span text:style-name="T110">Did my understanding of the question change as I worked through the problem?</text:span></text:p>
            <text:p text:style-name="P19"><text:span text:style-name="T110">4.</text:span><text:span text:style-name="T12"> <text:s/>    </text:span><text:span text:style-name="T110">How can this problem be extended to other types of problems?</text:span></text:p>
            <text:p text:style-name="P19"><text:span text:style-name="T110">5.</text:span><text:span text:style-name="T12"> <text:s/>    </text:span><text:span text:style-name="T110">Were all problem conditions met?</text:span></text:p>
          </table:table-cell>
          <table:table-cell table:style-name="Table43.B2" office:value-type="string">
            <text:p text:style-name="P19"><text:span text:style-name="T110">6.</text:span><text:span text:style-name="T12"> <text:s/>    </text:span><text:span text:style-name="T110">What did I learn from solving this problem (new content, processes, improved learning of particular mathematical concepts?</text:span></text:p>
            <text:p text:style-name="P19"><text:span text:style-name="T110">7.</text:span><text:span text:style-name="T12"> <text:s/>    </text:span><text:span text:style-name="T110">Can I describe a more effective or efficient process</text:span></text:p>
            <text:p text:style-name="P19"><text:span text:style-name="T110">8.</text:span><text:span text:style-name="T12"> <text:s/>    </text:span><text:span text:style-name="T110">How was my solution process similar to or different than other problems?</text:span></text:p>
            <text:p text:style-name="P19"><text:span text:style-name="T110">9.</text:span><text:span text:style-name="T12"> <text:s/>    </text:span><text:span text:style-name="T110">Was my solution different from my expectations or estimate?</text:span></text:p>
            <text:p text:style-name="P4"> </text:p>
            <text:p text:style-name="P4"> </text:p>
          </table:table-cell>
        </table:table-row>
      </table:table>
      <text:p text:style-name="Text_20_body"><text:s text:c="2"/>    </text:p>
      <text:p text:style-name="Text_20_body"><text:s text:c="2"/>    <text:span text:style-name="T128">Element of Reasoning: Purpose</text:span></text:p>
      <text:p text:style-name="Text_20_body"><text:s text:c="2"/>    New or expanded insights regarding purpose that I've gained i<text:span text:style-name="T66">n working through this problem <text:s/>    is(are)</text:span><text:span text:style-name="T169">______________________________________________________________________________.</text:span></text:p>
      <text:p text:style-name="P69"><text:s/>    <text:span text:style-name="T161">(State as accurately as possible, new insight about the purpose for solving the problem.? What purpose will our <text:s text:c="2"/>solution achieve? Why is the </text:span><text:span text:style-name="T162">problem important</text:span><text:span text:style-name="T161">?)</text:span></text:p>
      <text:p text:style-name="P69"><text:s/>    <text:span text:style-name="T161">The </text:span><text:span text:style-name="T164">Intellectual Standards</text:span><text:span text:style-name="T161"> used to judge the quality of my understanding of the problem are as follows:</text:span></text:p>
      <text:p text:style-name="Text_20_body"><text:span text:style-name="T62"><text:s/>    </text:span><text:span text:style-name="T68">Clarity;</text:span><text:span text:style-name="T62"> </text:span><text:span text:style-name="T80">Fairness</text:span><text:span text:style-name="T67">.</text:span></text:p>
      <table:table table:name="Table44" table:style-name="Table44">
        <table:table-column table:style-name="Table44.A"/>
        <table:table-column table:style-name="Table44.B"/>
        <table:table-row>
          <table:table-cell table:style-name="Table44.A1" table:number-columns-spanned="2" office:value-type="string">
            <text:p text:style-name="P10">Strategies to Facilitate Understanding the Purpose</text:p>
          </table:table-cell>
          <table:covered-table-cell/>
        </table:table-row>
        <table:table-row>
          <table:table-cell table:style-name="Table44.A2" office:value-type="string">
            <text:p text:style-name="P19"><text:span text:style-name="T160">1.</text:span><text:span text:style-name="T37"> <text:s/>   </text:span><text:span text:style-name="T160">Why is the problem important?</text:span></text:p>
            <text:p text:style-name="P19"><text:span text:style-name="T66">2.</text:span><text:span text:style-name="T8"> <text:s/>   </text:span><text:span text:style-name="T66">What is the practical importance in obtaining the solution?</text:span></text:p>
          </table:table-cell>
          <table:table-cell table:style-name="Table44.B2" office:value-type="string">
            <text:p text:style-name="P19"><text:span text:style-name="T66">3.</text:span><text:span text:style-name="T8"> <text:s/>   </text:span><text:span text:style-name="T66">Do I understand why solving this problem will help me understand mathematics?</text:span></text:p>
            <text:p text:style-name="P19"><text:span text:style-name="T66">4.</text:span><text:span text:style-name="T8"> <text:s/>   </text:span><text:span text:style-name="T66">What have new mathematics have I learned in solving the problem?</text:span></text:p>
          </table:table-cell>
        </table:table-row>
      </table:table>
      <text:p text:style-name="Text_20_body"><text:soft-page-break/><text:s text:c="2"/>    </text:p>
      <text:p text:style-name="Text_20_body"><text:s text:c="2"/>    <text:span text:style-name="T128">Element of Reasoning: Information</text:span> <text:s/>    </text:p>
      <text:p text:style-name="Text_20_body"><text:s/>    T<text:span text:style-name="T66">he most important information that I used in solving the problem </text:span><text:span text:style-name="T160">was <text:s/>    ____________________________________________________________________________</text:span><text:span text:style-name="T67">.</text:span></text:p>
      <text:p text:style-name="P69"><text:s/>    <text:span text:style-name="T161">(Identify key information used for solving the problem. Here we are looking for facts or data  relevant to the <text:s text:c="2"/>    problem, What information such as data, and facts do I have? What </text:span><text:span text:style-name="T162">information</text:span><text:span text:style-name="T161"> do I need to answer the     question? Does it seem that some </text:span><text:span text:style-name="T162">information</text:span><text:span text:style-name="T161"> is still missing? How is information to be accessed and used?)</text:span></text:p>
      <text:p text:style-name="P69"><text:s/>    <text:span text:style-name="T161">The </text:span><text:span text:style-name="T164">Intellectual Standards</text:span><text:span text:style-name="T161"> used to judge the quality of Information are as follows:</text:span></text:p>
      <text:p text:style-name="Text_20_body"><text:span text:style-name="T62"><text:s/>    </text:span><text:span text:style-name="T68">Clarity</text:span><text:span text:style-name="T66">; </text:span><text:span text:style-name="T171">Precision</text:span><text:span text:style-name="T160">-</text:span><text:span text:style-name="T66">; </text:span><text:span text:style-name="T80">Fairness</text:span><text:span text:style-name="T66">; </text:span><text:span text:style-name="T80">Significance</text:span><text:span text:style-name="T66">; </text:span><text:span text:style-name="T80">Relevance</text:span><text:span text:style-name="T66">.</text:span></text:p>
      <text:p text:style-name="P69"><text:s/>    </text:p>
      <table:table table:name="Table45" table:style-name="Table45">
        <table:table-column table:style-name="Table45.A"/>
        <table:table-column table:style-name="Table45.B"/>
        <table:table-row>
          <table:table-cell table:style-name="Table45.A1" table:number-columns-spanned="2" office:value-type="string">
            <text:p text:style-name="P10">Strategies for Information</text:p>
          </table:table-cell>
          <table:covered-table-cell/>
        </table:table-row>
        <table:table-row>
          <table:table-cell table:style-name="Table45.A2" office:value-type="string">
            <text:p text:style-name="P19"><text:span text:style-name="T160">1.</text:span><text:span text:style-name="T37"> <text:s/>   </text:span><text:span text:style-name="T160">What information was most relevant and useful?</text:span></text:p>
            <text:p text:style-name="P21"><text:span text:style-name="T66">2.</text:span><text:span text:style-name="T8"> <text:s/>   </text:span><text:span text:style-name="T66">Can you relate new information gained from solving this problem to previous learning?</text:span></text:p>
          </table:table-cell>
          <table:table-cell table:style-name="Table45.B2" office:value-type="string">
            <text:p text:style-name="P21"><text:span text:style-name="T66">3.</text:span><text:span text:style-name="T8"> <text:s/>   </text:span><text:span text:style-name="T66">Have I gained new insights or knowledge regarding accessing and using information for problem solving?</text:span></text:p>
            <text:p text:style-name="P21"><text:span text:style-name="T66">4.</text:span><text:span text:style-name="T8"> <text:s/>   </text:span><text:span text:style-name="T66">What would I do differently in accessing information for solving a similar problem?</text:span></text:p>
            <text:p text:style-name="P8"> </text:p>
          </table:table-cell>
        </table:table-row>
      </table:table>
      <text:p text:style-name="Text_20_body"><text:s text:c="2"/>    <text:span text:style-name="T128">Element of Reasoning: Concepts</text:span> <text:s/></text:p>
      <text:p text:style-name="Text_20_body"><text:s/>     <text:span text:style-name="T160">What new </text:span><text:span text:style-name="T68">concepts</text:span><text:span text:style-name="T66"> not identified earlier were needed to solve this problem are</text:span><text:span text:style-name="T80"> <text:s text:c="3"/>  .</text:span></text:p>
      <text:p text:style-name="Text_20_body"><text:span text:style-name="T62"><text:s/>    </text:span><text:span text:style-name="T66">(</text:span><text:span text:style-name="T67">What concepts or content (theorems, definitions, formulas, etc.) do we need to understand for reaching a <text:s/>   solution?)</text:span>     </text:p>
      <text:p text:style-name="P69"> </text:p>
      <text:p text:style-name="P69"><text:s/>    <text:span text:style-name="T161">The </text:span><text:span text:style-name="T164">Intellectual Standards</text:span><text:span text:style-name="T161"> used to judge the quality of my understanding of the concepts needed to understand <text:s text:c="2"/>and solve this problem are as follows:</text:span></text:p>
      <text:p text:style-name="P131"><text:span text:style-name="T62"><text:s/>    </text:span><text:span text:style-name="T68">Clarity</text:span><text:span text:style-name="T67">; </text:span><text:span text:style-name="T80">Accurate</text:span><text:span text:style-name="T66">; </text:span><text:span text:style-name="T80">Precision</text:span><text:span text:style-name="T66">; S</text:span><text:span text:style-name="T80">ignificance</text:span><text:span text:style-name="T66">; </text:span><text:span text:style-name="T80">Relevance.</text:span></text:p>
      <text:p text:style-name="P69"><text:s/>    </text:p>
      <table:table table:name="Table46" table:style-name="Table46">
        <table:table-column table:style-name="Table46.A"/>
        <table:table-column table:style-name="Table46.B"/>
        <table:table-row>
          <table:table-cell table:style-name="Table46.A1" table:number-columns-spanned="2" office:value-type="string">
            <text:p text:style-name="P10">Strategies for Identifying and Applying Concepts</text:p>
          </table:table-cell>
          <table:covered-table-cell/>
        </table:table-row>
        <table:table-row>
          <table:table-cell table:style-name="Table46.A2" office:value-type="string">
            <text:p text:style-name="P19"><text:span text:style-name="T160">1.</text:span><text:span text:style-name="T37"> <text:s/>   </text:span><text:span text:style-name="T160">What new concepts or content was(were) related to the problem?</text:span></text:p>
            <text:p text:style-name="P21"><text:span text:style-name="T66">2.</text:span><text:span text:style-name="T8"> <text:s/>   </text:span><text:span text:style-name="T66">Can you explain how these concepts were used in solving the problem?</text:span></text:p>
            <text:p text:style-name="P21"><text:span text:style-name="T66">3.</text:span><text:span text:style-name="T8"> <text:s/>   </text:span><text:span text:style-name="T66">What concepts did I learn more deeply from solving this problem? How did my learning change?</text:span></text:p>
          </table:table-cell>
          <table:table-cell table:style-name="Table46.B2" office:value-type="string">
            <text:p text:style-name="P21"><text:span text:style-name="T66">4.</text:span><text:span text:style-name="T8"> <text:s/>   </text:span><text:span text:style-name="T66">Are there relevant concepts or content that I need to study in greater depth .</text:span></text:p>
            <text:p text:style-name="P21"><text:span text:style-name="T66">5.</text:span><text:span text:style-name="T8"> <text:s/>   </text:span><text:span text:style-name="T66">Can you relate new concept or content needed to solve this problem  to previous learning?</text:span></text:p>
            <text:p text:style-name="P21"><text:span text:style-name="T66">6.</text:span><text:span text:style-name="T8"> <text:s/>   </text:span><text:span text:style-name="T66">Can you explain the main concept behind the problem in your own words?</text:span></text:p>
          </table:table-cell>
        </table:table-row>
      </table:table>
      <text:p text:style-name="P69"> </text:p>
      <text:p text:style-name="P69"><text:s text:c="2"/>    <text:span text:style-name="T128">Element of Reasoning: Assumptions</text:span></text:p>
      <text:p text:style-name="P131"><text:span text:style-name="T62"><text:s text:c="2"/>  </text:span><text:span text:style-name="T66">New assumption(s) that have emerged as I've worked through the solution plan (are)     </text:span><text:soft-page-break/><text:span text:style-name="T66">___________________________________________________________________.</text:span></text:p>
      <text:p text:style-name="P84"><text:s/>    <text:span text:style-name="T161">(What did I take for granted? What assumptions did I make? Are our assumptions justifiable?</text:span></text:p>
      <text:p text:style-name="Text_20_body"><text:span text:style-name="T62"><text:s/>    </text:span><text:span text:style-name="T67">The </text:span><text:span text:style-name="T70">Intellectual Standards</text:span><text:span text:style-name="T67"> used to judge the quality and reasonableness of my assumptions needed to understand and solve this problem are as follows: </text:span><text:span text:style-name="T80">Clarity</text:span><text:span text:style-name="T66">; </text:span><text:span text:style-name="T68">Accurate</text:span></text:p>
      <table:table table:name="Table47" table:style-name="Table47">
        <table:table-column table:style-name="Table47.A"/>
        <table:table-column table:style-name="Table47.B"/>
        <table:table-row>
          <table:table-cell table:style-name="Table47.A1" table:number-columns-spanned="2" office:value-type="string">
            <text:p text:style-name="P10">Strategies for Assumptions</text:p>
          </table:table-cell>
          <table:covered-table-cell/>
        </table:table-row>
        <table:table-row>
          <table:table-cell table:style-name="Table47.A2" office:value-type="string">
            <text:p text:style-name="P21"><text:span text:style-name="T111">1.</text:span><text:span text:style-name="T13"> <text:s/>    </text:span><text:span text:style-name="T111">Consider the impact of alternative or unexpressed assumption.</text:span></text:p>
            <text:p text:style-name="P21"><text:span text:style-name="T111">2.</text:span><text:span text:style-name="T13"> <text:s/>    </text:span><text:span text:style-name="T111">Check if correct assumptions were made.</text:span></text:p>
          </table:table-cell>
          <table:table-cell table:style-name="Table47.B2" office:value-type="string">
            <text:p text:style-name="P21"><text:span text:style-name="T113">3.</text:span><text:span text:style-name="T15"> <text:s/>    </text:span><text:span text:style-name="T113">Consider the impact of removing assumptions</text:span></text:p>
            <text:p text:style-name="P21"><text:span text:style-name="T111">4.</text:span><text:span text:style-name="T13"> <text:s/>    </text:span><text:span text:style-name="T111">Identify assumptions they led you to your conclusions</text:span></text:p>
            <text:p text:style-name="P8"> </text:p>
          </table:table-cell>
        </table:table-row>
      </table:table>
      <text:p text:style-name="Text_20_body"> </text:p>
      <text:p text:style-name="Text_20_body"><text:s text:c="2"/>    <text:span text:style-name="T128">Element of Reasoning: Inferences and Interpretations</text:span></text:p>
      <text:p text:style-name="Text_20_body"><text:s text:c="2"/>    T<text:span text:style-name="T66">he basis for our </text:span><text:span text:style-name="T81">inferences </text:span><text:span text:style-name="T66">and </text:span><text:span text:style-name="T81">interpretations</text:span><text:span text:style-name="T66"> at this point are <text:s/>    ________________________________________________________.</text:span></text:p>
      <text:p text:style-name="Text_20_body"><text:span text:style-name="T62"><text:s text:c="2"/>  </text:span><text:span text:style-name="T67">(Is there another way to interpret the information? Can I justify my interpretation of the <text:s/>    information or problem to <text:s/>    be solved? Have I made any inferences beyond what the evidence implies? Are my inferences consistent?)</text:span></text:p>
      <text:p text:style-name="P69"><text:s/>    </text:p>
      <text:p text:style-name="Text_20_body"><text:span text:style-name="T62"><text:s/>    </text:span><text:span text:style-name="T67">The </text:span><text:span text:style-name="T70">Intellectual Standards</text:span><text:span text:style-name="T67"> used to judge the quality and reasonableness of my assumptions needed to understand and the Question(s) or Problem(s) are as follows: </text:span><text:span text:style-name="T80">Clarity</text:span><text:span text:style-name="T66">; </text:span><text:span text:style-name="T80">Accurate</text:span><text:span text:style-name="T66">; </text:span><text:span text:style-name="T171">Precise</text:span><text:span text:style-name="T66">; </text:span><text:span text:style-name="T80">Fairness</text:span><text:span text:style-name="T66">; </text:span><text:span text:style-name="T80">Breadth; Significance</text:span><text:span text:style-name="T66"> <text:s text:c="2"/>    </text:span></text:p>
      <table:table table:name="Table48" table:style-name="Table48">
        <table:table-column table:style-name="Table48.A"/>
        <table:table-column table:style-name="Table48.B"/>
        <table:table-row>
          <table:table-cell table:style-name="Table48.A1" table:number-columns-spanned="2" office:value-type="string">
            <text:p text:style-name="P10">Strategies for Interpreting and Making Inferences</text:p>
          </table:table-cell>
          <table:covered-table-cell/>
        </table:table-row>
        <table:table-row>
          <table:table-cell table:style-name="Table48.A2" office:value-type="string">
            <text:p text:style-name="P19"><text:span text:style-name="T160">1.</text:span><text:span text:style-name="T37"> <text:s/>   </text:span><text:span text:style-name="T160">Are my inferences reasonable?</text:span></text:p>
            <text:p text:style-name="P19"><text:span text:style-name="T160">2.</text:span><text:span text:style-name="T37"> <text:s/>   </text:span><text:span text:style-name="T160">Have I thought through other information that can be reasonably inferred from the information provided?</text:span></text:p>
          </table:table-cell>
          <table:table-cell table:style-name="Table48.B2" office:value-type="string">
            <text:p text:style-name="P19"><text:span text:style-name="T160">3.</text:span><text:span text:style-name="T37"> <text:s/>   </text:span><text:span text:style-name="T160">Have I interpreted representations correctly (graphs, charts, etc.)?</text:span></text:p>
            <text:p text:style-name="P21"><text:span text:style-name="T66">4.</text:span><text:span text:style-name="T8"> <text:s/>   </text:span><text:span text:style-name="T66">Is there another way to interpret the information?</text:span></text:p>
            <text:p text:style-name="P8"> </text:p>
          </table:table-cell>
        </table:table-row>
      </table:table>
      <text:p text:style-name="Text_20_body"> </text:p>
      <text:p text:style-name="Text_20_body"> </text:p>
      <text:p text:style-name="Text_20_body"><text:s text:c="2"/>    <text:span text:style-name="T128">Element of Reasoning: Conclusions or Implications</text:span></text:p>
      <text:p text:style-name="Text_20_body"><text:s text:c="2"/>    T<text:span text:style-name="T66">he most important </text:span><text:span text:style-name="T68">conclusion(s)</text:span><text:span text:style-name="T66"> or Implication(s) in solving this problem is <text:s/>    (are)____________________________________________________________________.</text:span></text:p>
      <text:p text:style-name="P69"><text:s/>    <text:span text:style-name="T161">(Does my answer(s) make sense within the context of the problem? What did I learn from solving this problem? <text:s/>    Can my strategies be extended to other types of problems? What would I do differently next time? Can I present my <text:s/>  analysis and solution using a clear  coherent argument reflecting the sophistication appropriate to the problem at <text:s/>    hand.)</text:span></text:p>
      <text:p text:style-name="Text_20_body"><text:span text:style-name="T62"><text:s/>    </text:span><text:span text:style-name="T67">The </text:span><text:span text:style-name="T70">Intellectual Standards</text:span><text:span text:style-name="T67"> used to judge the quality of my Conclusion and Interpretation of the Question at hand is: </text:span><text:span text:style-name="T80">Clarity;</text:span><text:span text:style-name="T62"> </text:span><text:span text:style-name="T80">Accurate;</text:span><text:span text:style-name="T66"> </text:span><text:span text:style-name="T171">Precise</text:span><text:span text:style-name="T66">; </text:span><text:span text:style-name="T80">Fairness; Significance</text:span></text:p>
      <table:table table:name="Table49" table:style-name="Table49">
        <table:table-column table:style-name="Table49.A"/>
        <table:table-column table:style-name="Table49.B"/>
        <table:table-row>
          <table:table-cell table:style-name="Table49.A1" table:number-columns-spanned="2" office:value-type="string">
            <text:p text:style-name="P10">Strategies for Conclusions</text:p>
          </table:table-cell>
          <table:covered-table-cell/>
        </table:table-row>
        <table:table-row>
          <table:table-cell table:style-name="Table49.A2" office:value-type="string">
            <text:p text:style-name="P1"> <text:soft-page-break/></text:p>
            <text:p text:style-name="P19">1.<text:span text:style-name="T5"> <text:s/>  </text:span><text:span text:style-name="Emphasis"><text:span text:style-name="T46">Could state your understanding of the math new math terms, ideas, or processes in my reasoning?</text:span></text:span></text:p>
            <text:p text:style-name="P21"><text:span text:style-name="T111">2.</text:span><text:span text:style-name="T13"> <text:s/>    </text:span><text:span text:style-name="T111">Did the plan work</text:span></text:p>
            <text:p text:style-name="P21"><text:span text:style-name="T111">3.</text:span><text:span text:style-name="T13"> <text:s/>    </text:span><text:span text:style-name="T111">logic – Does our conclusion follow from the evidence?</text:span></text:p>
            <text:p text:style-name="P21"><text:span text:style-name="T111">4.</text:span><text:span text:style-name="T13"> <text:s/>    </text:span><text:span text:style-name="T111">Show and discuss solutions  - show and name different strategies</text:span></text:p>
            <text:p text:style-name="P21"><text:span text:style-name="T111">5.</text:span><text:span text:style-name="T13"> <text:s/>    </text:span><text:span text:style-name="T111">Relate to previously solved problems</text:span></text:p>
            <text:p text:style-name="P21"><text:span text:style-name="T111">6.</text:span><text:span text:style-name="T13"> <text:s/>    </text:span><text:span text:style-name="T111">Demonstrate general applicability of or have students solve extensions problem solving strategies</text:span></text:p>
            <text:p text:style-name="P21"><text:span text:style-name="T111">7.</text:span><text:span text:style-name="T13"> <text:s/>    </text:span><text:span text:style-name="T111">Discuss special features, e.g. pictures – show how features may influence approach</text:span></text:p>
            <text:p text:style-name="P21"><text:span text:style-name="T111">8.</text:span><text:span text:style-name="T13"> <text:s/>    </text:span><text:span text:style-name="T111">Verify conclusion in different ways – different </text:span><text:span text:style-name="T112">pathway</text:span></text:p>
            <text:p text:style-name="P21"><text:span text:style-name="T111">9.</text:span><text:span text:style-name="T13"> <text:s/>    </text:span><text:span text:style-name="T111">Can I make well-reasoned conclusions and solutions – testing them against relevant criteria and standards</text:span></text:p>
            <text:p text:style-name="P4"> </text:p>
          </table:table-cell>
          <table:table-cell table:style-name="Table49.B2" office:value-type="string">
            <text:p text:style-name="P21"><text:span text:style-name="T111">10.</text:span><text:span text:style-name="T13"> <text:s text:c="2"/></text:span><text:span text:style-name="T111">Search for negative as well as positive implications within the context of Implications:</text:span></text:p>
            <text:p text:style-name="P21"><text:soft-page-break/><text:span text:style-name="T111">11.</text:span><text:span text:style-name="T13"> <text:s text:c="2"/></text:span><text:span text:style-name="T111">What would I have done differently in attempting to solve this problem?</text:span></text:p>
            <text:p text:style-name="P21"><text:span text:style-name="T111">12.</text:span><text:span text:style-name="T13"> <text:s text:c="2"/></text:span><text:span text:style-name="T111">Can you describe benefits in solving the problem (technical, social, environments, ethical)</text:span></text:p>
            <text:p text:style-name="P21"><text:span text:style-name="T111">13.</text:span><text:span text:style-name="T13"> <text:s text:c="2"/></text:span><text:span text:style-name="T111">Does the answer make sense? -</text:span></text:p>
            <text:p text:style-name="P21"><text:span text:style-name="T111">14.</text:span><text:span text:style-name="T13"> <text:s text:c="2"/></text:span><text:span text:style-name="T111">Does it seem reasonable?</text:span></text:p>
            <text:p text:style-name="P21"><text:span text:style-name="T111">15.</text:span><text:span text:style-name="T13"> <text:s text:c="2"/></text:span><text:span text:style-name="T111">What did I learn? Can I connect it to a different problem?</text:span></text:p>
            <text:p text:style-name="P21"><text:span text:style-name="T111">16.</text:span><text:span text:style-name="T13"> <text:s text:c="2"/></text:span><text:span text:style-name="T111">Can I remember what I did?</text:span></text:p>
            <text:p text:style-name="P21"><text:span text:style-name="T111">17.</text:span><text:span text:style-name="T13"> <text:s text:c="2"/></text:span><text:span text:style-name="T111">What new connections between content did you learn from solving the problem?</text:span></text:p>
            <text:p text:style-name="P21"><text:span text:style-name="T111">18.</text:span><text:span text:style-name="T13"> <text:s text:c="2"/></text:span><text:span text:style-name="T111">Can you interpret your work in a practical or meaningful way?</text:span></text:p>
            <text:p text:style-name="P21"><text:span text:style-name="T111">19.</text:span><text:span text:style-name="T13"> <text:s text:c="2"/></text:span><text:span text:style-name="T111">Was the solution a surprise? Does it seem reasonable? Why/why not?</text:span></text:p>
            <text:p text:style-name="P21"><text:span text:style-name="T111">20.</text:span><text:span text:style-name="T13"> <text:s text:c="2"/></text:span><text:span text:style-name="T111">Analyze the process to understand important contributors</text:span></text:p>
            <text:p text:style-name="P19"><text:span text:style-name="T111">21.</text:span><text:span text:style-name="T13"> <text:s text:c="2"/></text:span><text:span text:style-name="T111">Accuracy – How could we check on the answer?</text:span></text:p>
            <text:p text:style-name="P4"> </text:p>
            <text:p text:style-name="P21"><text:span text:style-name="T111">22.</text:span><text:span text:style-name="T13"> <text:s text:c="2"/></text:span><text:span text:style-name="T111">Evaluate the effects – standardize the process correct assumptions made?</text:span></text:p>
            <text:p text:style-name="P21"><text:span text:style-name="T111">23.</text:span><text:span text:style-name="T13"> <text:s text:c="2"/></text:span><text:span text:style-name="T111">Work backward up the model one step at a time if it was not effective</text:span></text:p>
            <text:p text:style-name="P21"><text:span text:style-name="T111">24.</text:span><text:span text:style-name="T13"> <text:s text:c="2"/></text:span><text:span text:style-name="T111">Can you check the result?</text:span></text:p>
            <text:p text:style-name="P21"><text:span text:style-name="T111">25.</text:span><text:span text:style-name="T13"> <text:s text:c="2"/></text:span><text:span text:style-name="T111">Does the argument make sense?</text:span></text:p>
            <text:p text:style-name="P21"><text:span text:style-name="T100">26.</text:span><text:span text:style-name="T16">   </text:span><text:span text:style-name="Emphasis"><text:span text:style-name="T227">Did you answer all parts of the problem?</text:span></text:span></text:p>
          </table:table-cell>
        </table:table-row>
      </table:table>
      <text:p text:style-name="Text_20_body"> </text:p>
      <text:p text:style-name="P69"><text:s text:c="2"/>    <text:span text:style-name="T128">Element of Reasoning: Point(s) of View</text:span></text:p>
      <text:p text:style-name="P131"><text:span text:style-name="T62"><text:s text:c="2"/>  </text:span><text:span text:style-name="T103">T</text:span><text:span text:style-name="T66">he main point(s) of view or perspective(s) represented in this problem is (are)?     ___________________________________________________________.</text:span></text:p>
      <text:p text:style-name="P84"><text:s/>    <text:span text:style-name="T161">(Could I work the problem using a different approach or technique? How can we check our <text:s text:c="2"/>  results? ) Can I    check if my understanding is accurate?</text:span></text:p>
      <text:p text:style-name="Text_20_body"><text:s/>    </text:p>
      <text:p text:style-name="P131"><text:span text:style-name="T62"><text:s/>    </text:span><text:span text:style-name="T67">The </text:span><text:span text:style-name="T70">Intellectual Standards</text:span><text:span text:style-name="T67"> used to judge the quality and reasonableness of my assumptions needed to understand and solve this problem are as follows: </text:span><text:span text:style-name="T80">Clarity</text:span><text:span text:style-name="T66">; </text:span><text:span text:style-name="T80">Accurate</text:span><text:span text:style-name="T66">; </text:span><text:span text:style-name="T68">Precise</text:span><text:span text:style-name="T66">; </text:span><text:span text:style-name="T80">Breadth</text:span><text:span text:style-name="T66">;</text:span><text:span text:style-name="T62"> </text:span><text:span text:style-name="T80">Logic.</text:span></text:p>
      <text:p text:style-name="P84"> </text:p>
      <table:table table:name="Table50" table:style-name="Table50">
        <table:table-column table:style-name="Table50.A"/>
        <table:table-column table:style-name="Table50.B"/>
        <text:soft-page-break/>
        <table:table-row>
          <table:table-cell table:style-name="Table50.A1" table:number-columns-spanned="2" office:value-type="string">
            <text:p text:style-name="P3"><text:span text:style-name="T75">Strategies for </text:span><text:span text:style-name="T107">Point(s) of View</text:span></text:p>
          </table:table-cell>
          <table:covered-table-cell/>
        </table:table-row>
        <table:table-row>
          <table:table-cell table:style-name="Table50.A2" office:value-type="string">
            <text:p text:style-name="P21"><text:span text:style-name="T70">1.</text:span><text:span text:style-name="T9"> <text:s/>   </text:span><text:span text:style-name="T70">What  ideas you are confident you can explain.</text:span></text:p>
            <text:p text:style-name="P19">2.<text:span text:style-name="T5"> <text:s/>  </text:span><text:span text:style-name="T100">Do you see interconnected relationships? can</text:span><text:span text:style-name="T62"> </text:span><text:span text:style-name="T70">I check if my understanding is accurate?</text:span></text:p>
            <text:p text:style-name="P21"><text:span text:style-name="T70">3.</text:span><text:span text:style-name="T9"> <text:s/>   </text:span><text:span text:style-name="T70">Did the plan work</text:span></text:p>
            <text:p text:style-name="P21"><text:span text:style-name="T70">4.</text:span><text:span text:style-name="T9"> <text:s/>   </text:span><text:span text:style-name="T70">logic – Does our conclusion follow from the evidence?</text:span></text:p>
            <text:p text:style-name="P21"><text:span text:style-name="T70">5.</text:span><text:span text:style-name="T9"> <text:s/>   </text:span><text:span text:style-name="T70">Show and discuss solutions Show and name different strategies</text:span></text:p>
            <text:p text:style-name="P21"><text:span text:style-name="T70">6.</text:span><text:span text:style-name="T9"> <text:s/>   </text:span><text:span text:style-name="T70">Relate to previously solved problems</text:span></text:p>
            <text:p text:style-name="P21"><text:span text:style-name="T70">7.</text:span><text:span text:style-name="T9"> <text:s/>   </text:span><text:span text:style-name="T70">Demonstrate general applicability of or have students solve extensions problem solving strategies</text:span></text:p>
            <text:p text:style-name="P19"><text:span text:style-name="T160">8.</text:span><text:span text:style-name="T37"> <text:s/>   </text:span><text:span text:style-name="T160">Apply the *Elements of Reasoning</text:span></text:p>
            <text:p text:style-name="P11">Apply the *Intellectual Standards to Elements of Reasoning Discuss special features, e.g. pictures Show how features may influence approach</text:p>
            <text:p text:style-name="P21"><text:span text:style-name="T70">9.</text:span><text:span text:style-name="T9"> <text:s/>   </text:span><text:span text:style-name="T70">Verify conclusion in different ways – different </text:span><text:span text:style-name="T69">pathway</text:span></text:p>
            <text:p text:style-name="P21"><text:span text:style-name="T100">10.</text:span><text:span text:style-name="T16">   </text:span><text:span text:style-name="T70">Can I make well-reasoned conclusions and solutions – testing them against</text:span><text:span text:style-name="T62"> </text:span><text:span text:style-name="T70">relevant criteria and standards</text:span></text:p>
            <text:p text:style-name="P21"><text:span text:style-name="T70">11.</text:span><text:span text:style-name="T9">     </text:span><text:span text:style-name="T70">Identify assumptions they led you to your conclusions</text:span></text:p>
          </table:table-cell>
          <table:table-cell table:style-name="Table50.B2" office:value-type="string">
            <text:p text:style-name="P21"><text:span text:style-name="T100">12.</text:span><text:span text:style-name="T16">   </text:span><text:span text:style-name="T70">Search for negative</text:span><text:span text:style-name="T62"> </text:span><text:span text:style-name="T100">as </text:span><text:span text:style-name="T70">well as positive implications within</text:span><text:span text:style-name="T62"> </text:span><text:span text:style-name="T100">the </text:span><text:span text:style-name="T70">context of Implications:</text:span></text:p>
            <text:p text:style-name="P21"><text:span text:style-name="T70">13.</text:span><text:span text:style-name="T9">     </text:span><text:span text:style-name="T70">What would I have done  </text:span></text:p>
            <text:p text:style-name="P21"><text:span text:style-name="T70">14.</text:span><text:span text:style-name="T9">     </text:span><text:span text:style-name="T70">Does your answer make sense?</text:span></text:p>
            <text:p text:style-name="P21"><text:span text:style-name="T70">15.</text:span><text:span text:style-name="T9">     </text:span><text:span text:style-name="T70">What did you learn from completing the problem?</text:span></text:p>
            <text:p text:style-name="P21"><text:span text:style-name="T70">16.</text:span><text:span text:style-name="T9">     </text:span><text:span text:style-name="T70">Extend the problem</text:span></text:p>
            <text:p text:style-name="P21"><text:span text:style-name="T70">17.</text:span><text:span text:style-name="T9">     </text:span><text:span text:style-name="T70">Can you use the results of or the method, for some other problem</text:span></text:p>
            <text:p text:style-name="P21"><text:span text:style-name="T70">18.</text:span><text:span text:style-name="T9">     </text:span><text:span text:style-name="T70">If I encountered a similar problem in the future, how could I better solve it?</text:span></text:p>
            <text:p text:style-name="P21"><text:span text:style-name="T70">19.</text:span><text:span text:style-name="T9">     </text:span><text:span text:style-name="T70">Is the answer unique or are there others? Can I explain my answer in the context of the problem?</text:span></text:p>
            <text:p text:style-name="P21"><text:span text:style-name="T70">20.</text:span><text:span text:style-name="T9">     </text:span><text:span text:style-name="T70">How can I check my work for accuracy? - check against standards – accuracy clarity, depth</text:span></text:p>
            <text:p text:style-name="P21"><text:span text:style-name="T70">21.</text:span><text:span text:style-name="T9">     </text:span><text:span text:style-name="T70">Add new ideas to the list and underline those ideas you are confident you can explain.</text:span></text:p>
            <text:p text:style-name="P19"><text:span text:style-name="T100">22.</text:span><text:span text:style-name="T16">   </text:span><text:span text:style-name="T100">Do you see interconnected relationships?</text:span></text:p>
            <text:p text:style-name="P19"><text:span text:style-name="T160">23.</text:span><text:span text:style-name="T37">     </text:span><text:span text:style-name="T160">Apply the *Elements of Reasoning</text:span></text:p>
            <text:p text:style-name="P21"><text:span text:style-name="T70">24.</text:span><text:span text:style-name="T9">     </text:span><text:span text:style-name="T70">Apply the *Intellectual Standards to Elements of Reasoning</text:span></text:p>
          </table:table-cell>
        </table:table-row>
      </table:table>
      <text:p text:style-name="P84"> </text:p>
      <text:p text:style-name="P173"> </text:p>
      <text:p text:style-name="Text_20_body"> </text:p>
      <text:p text:style-name="P86">*SEEI</text:p>
      <text:p text:style-name="P69"> </text:p>
      <table:table table:name="Table51" table:style-name="Table51">
        <table:table-column table:style-name="Table51.A"/>
        <table:table-row>
          <table:table-cell table:style-name="Table51.A1" office:value-type="string">
            <text:p text:style-name="P5">SEEI is a method of developing clarity and understanding problems to be solved, concepts, or issues. It stands for State, Elaborate, Exemplify, and Illustrate. This method provides an excellent approach for communicating understanding of our thinking to others and also serves as a useful learning tool for self-assessment. SEEI was originated by Richard Paul and Linda Elder and further developed by Gerald Nosich. As the person works his or her way through the steps, previous steps often require revision. So the process as a whole is iterative, refining, and self-correcting. <text:soft-page-break/>SEE is also an amenable method for small groups. A handful of individuals can work through the process to better understand the given concept and create a clear description for others.</text:p>
            <text:p text:style-name="P4"> </text:p>
            <text:p text:style-name="P5">SEE-I has four steps:</text:p>
            <text:p text:style-name="P22">1. State the concept or idea in a single sentence or two.</text:p>
            <text:p text:style-name="P65"><text:span text:style-name="T62">•</text:span><text:span text:style-name="T6">   </text:span><text:span text:style-name="T103">Clearly and succinctly state the concept.</text:span></text:p>
            <text:p text:style-name="P22">2. Elaborate on the concept in your own words. Explain it at greater length in a paragraph or two.</text:p>
            <text:p text:style-name="P65"><text:span text:style-name="T62">•</text:span><text:span text:style-name="T6">   </text:span><text:span text:style-name="T103">Clarify the concept in your own words. "In other words,. . ."</text:span></text:p>
            <text:p text:style-name="P22">3. Exemplify the concept by giving concrete examples (and counter examples) of the concept.</text:p>
            <text:p text:style-name="P65"><text:span text:style-name="T62">•</text:span><text:span text:style-name="T6">   </text:span><text:span text:style-name="T103">Specify the concept by giving specific examples. "For example, . . ."</text:span></text:p>
            <text:p text:style-name="P22">4. Illustrate the concept with a picture.</text:p>
            <text:p text:style-name="P65">•<text:span text:style-name="T5">   </text:span><text:span text:style-name="T103">Draw something,</text:span><text:bookmark text:name="FALINK_3_0_2"/><text:span text:style-name="T103"> or even create a picture with words, such as with a metaphor or analogy. "It's like …" Represen</text:span><text:span text:style-name="T105">t</text:span><text:span text:style-name="T103"> the problem with a drawing, diagram, graph, symbol, or formula – can students write a mathematical sentence following SEEI. Model the SEER process for students using a familiar concept-have students practice</text:span></text:p>
            <text:p text:style-name="P66"> </text:p>
          </table:table-cell>
        </table:table-row>
      </table:table>
      <text:p text:style-name="P69"> </text:p>
      <text:p text:style-name="P69"> </text:p>
      <text:p text:style-name="P90"> </text:p>
      <text:p text:style-name="P90"> </text:p>
      <text:p text:style-name="P91">Metacognitive Chart for Analysis with SEEI</text:p>
      <text:p text:style-name="P92">Directions: As you complete each phase of step 1 in the problem solving process. Check the appropriate box below and show steps 2 -5 on a separate page.</text:p>
      <table:table table:name="Table52" table:style-name="Table52">
        <table:table-column table:style-name="Table52.A"/>
        <table:table-column table:style-name="Table52.B"/>
        <table:table-row>
          <table:table-cell table:style-name="Table52.A1" office:value-type="string">
            <text:p text:style-name="P13">1. Read/Reread</text:p>
          </table:table-cell>
          <table:table-cell table:style-name="Table52.B1" office:value-type="string">
            <text:p text:style-name="P1"> </text:p>
          </table:table-cell>
        </table:table-row>
        <table:table-row>
          <table:table-cell table:style-name="Table52.A2" office:value-type="string">
            <text:p text:style-name="P13">2. State the problem in your own words</text:p>
          </table:table-cell>
          <table:table-cell table:style-name="Table52.B2" office:value-type="string">
            <text:p text:style-name="P1"> </text:p>
          </table:table-cell>
        </table:table-row>
        <text:soft-page-break/>
        <table:table-row>
          <table:table-cell table:style-name="Table52.A2" office:value-type="string">
            <text:p text:style-name="P13">3. Elaborate – can you say more...in other words.. its similar to...</text:p>
          </table:table-cell>
          <table:table-cell table:style-name="Table52.B2" office:value-type="string">
            <text:p text:style-name="P1"> </text:p>
          </table:table-cell>
        </table:table-row>
        <table:table-row>
          <table:table-cell table:style-name="Table52.A2" office:value-type="string">
            <text:p text:style-name="P13">4. Example – can you give an example from a similar problem that you solved</text:p>
          </table:table-cell>
          <table:table-cell table:style-name="Table52.B2" office:value-type="string">
            <text:p text:style-name="P1"> </text:p>
          </table:table-cell>
        </table:table-row>
        <table:table-row>
          <table:table-cell table:style-name="Table52.A2" office:value-type="string">
            <text:p text:style-name="P13">5. Representation – can you provide a drawing, mathematical sentence, graph, Venn diagram</text:p>
          </table:table-cell>
          <table:table-cell table:style-name="Table52.B2" office:value-type="string">
            <text:p text:style-name="P1"> </text:p>
          </table:table-cell>
        </table:table-row>
      </table:table>
      <text:p text:style-name="P208"> </text:p>
      <text:p text:style-name="P86">*Elements of Reasoning</text:p>
      <table:table table:name="Table53" table:style-name="Table53">
        <table:table-column table:style-name="Table53.A"/>
        <table:table-row>
          <table:table-cell table:style-name="Table53.A1" office:value-type="string">
            <text:p text:style-name="P1">The Elements of Reasoning provide a method of understanding the logic of a mathematical problem, issue, or our reasoning or those of others on any subject. It serves as a useful tool to summarize one's own thinking about a problem at hand.</text:p>
            <text:p text:style-name="P1">Here is a template to use:</text:p>
            <text:p text:style-name="P1">1. <text:s/>    The <text:span text:style-name="T138">purpose</text:span> of the problem is ______________________________________________.</text:p>
            <text:p text:style-name="P1"><text:s text:c="2"/>    <text:span text:style-name="T137">(State as accurately as possible, the purpose for solving the problem. What exactly are we   trying to do? What purpose will our solution achieve? Why is the </text:span><text:span text:style-name="T138">problem important</text:span><text:span text:style-name="T137">?)</text:span></text:p>
            <text:p text:style-name="P1">2. <text:s text:c="2"/>The key <text:span text:style-name="T138">question</text:span> or <text:span text:style-name="T138">problem</text:span> is _______________________________________________.</text:p>
            <text:p text:style-name="P1"><text:s text:c="2"/>    <text:span text:style-name="T137">(What exactly are we trying to determine? What is the problem or goal? Can I break the <text:s text:c="2"/>problem down into sub-problems? Can I categorize the problem into a particular type?)</text:span></text:p>
            <text:p text:style-name="P1">3. <text:s text:c="2"/>The most important <text:span text:style-name="T137">information</text:span> for addressing and solving the problem is ___________ <text:s/>    ________________________________________________________________________.</text:p>
            <text:p text:style-name="P17">(Identify y key information needed, or presupposed for addressing the problem. Here we are looking for facts or data relevant to the problem, What information such as data, and facts do I have? What <text:span text:style-name="T133">information</text:span> do I need to answer the question? Does it seem that some <text:span text:style-name="T133">information</text:span> is still missing? How is information to be accessed and used?)</text:p>
            <text:p text:style-name="P6">4.    The key <text:span text:style-name="T138">concepts</text:span> we need to understand in this problem are  ____________________</text:p>
            <text:p text:style-name="P8"><text:s text:c="2"/>  <text:span text:style-name="T218">_____________________________________________________________________.</text:span></text:p>
            <text:p text:style-name="P8"><text:s text:c="2"/>  <text:span text:style-name="T218">(</text:span><text:span text:style-name="T219">What concepts or content (theorems, definitions, formulas, etc.) do we need to understand <text:s text:c="2"/>  for reaching a solution?)</text:span></text:p>
            <text:p text:style-name="P8"> </text:p>
            <text:p text:style-name="P6">5.    The main assumption(s) underlying our understanding of the problem is (are) __________</text:p>
            <text:p text:style-name="P8"><text:soft-page-break/><text:s text:c="2"/>  <text:span text:style-name="T218">________________________________________________________________________.</text:span></text:p>
            <text:p text:style-name="P8"><text:s text:c="2"/>  <text:span text:style-name="T219">(What is the author or problem as stated taking for granted? What assumptions are we <text:s text:c="2"/>  making? Are our assumptions justifiable? Assumptions are generalizations that might <text:s text:c="2"/>  be questioned and are most often unstated.)</text:span></text:p>
            <text:p text:style-name="P8"> </text:p>
            <text:p text:style-name="P12"><text:span text:style-name="T104">6.    </text:span><text:span text:style-name="T103">The basis for our </text:span><text:span text:style-name="T106">inferences </text:span><text:span text:style-name="T103">and </text:span><text:span text:style-name="T106">interpretations</text:span><text:span text:style-name="T103"> at this point are __________________</text:span></text:p>
            <text:p text:style-name="P8"><text:s text:c="2"/>  <text:span text:style-name="T218">_______________________________________________________________________.</text:span></text:p>
            <text:p text:style-name="P8"><text:s text:c="2"/>  <text:span text:style-name="T219">(Is there another way to interpret the information? Can I justify my interpretation of the <text:s text:c="2"/>  information or problem to be solved? Have I made any inferences beyond what the evidence</text:span></text:p>
            <text:p text:style-name="P8"><text:s text:c="2"/>  <text:span text:style-name="T219">implies? Are my inference consistent?)</text:span></text:p>
            <text:p text:style-name="P8"> </text:p>
            <text:p text:style-name="P6">7.    The most important <text:span text:style-name="T138">conclusion(s)</text:span> or Implication(s) in solving this problem is (are)?______</text:p>
            <text:p text:style-name="P8"><text:s text:c="2"/>  <text:span text:style-name="T218">________________________________________________________________________.</text:span></text:p>
            <text:p text:style-name="P18">(Does my answer(s) make sense within the context of the problem? What did I learn from solving this problem? Can my strategies be extended to other types of problems? What would I do differently next time? Can I present my analysis and solution using a clear  coherent argument reflecting the sophistication appropriate to the problem at hand</text:p>
            <text:p text:style-name="P8"> </text:p>
            <text:p text:style-name="P6">8.    The main point(s) of view or perspective(s) represented in this problem is (are)?________</text:p>
            <text:p text:style-name="P8"><text:s text:c="2"/>  <text:span text:style-name="T218">________________________________________________________________________.</text:span></text:p>
            <text:p text:style-name="P8"><text:s text:c="2"/>  <text:span text:style-name="T219">(Could I work the problem using a different approach or technique? How can we check our <text:s text:c="2"/>  results? )</text:span></text:p>
            <text:p text:style-name="P8"> </text:p>
            <text:p text:style-name="P8"><text:s text:c="2"/>  </text:p>
          </table:table-cell>
        </table:table-row>
      </table:table>
      <text:p text:style-name="P99"> </text:p>
      <text:p text:style-name="P99"> </text:p>
      <text:p text:style-name="P88">Paul, R. &amp; Elder, L. (2010). The Thinkers Guide to Analytic Thinking: How to Take Thinking Apart and What to Look for When You Do. Dillon Beach, CA: Foundations for Critical Thinking Press.  Paul, R., Niewoehner, R., &amp; Elder, L. (2007). The Thinkers Guide to Engineering Reasoning. Dillon Beach, CA: Foundations for Critical Thinking Press.</text:p>
      <text:p text:style-name="P84"> </text:p>
      <text:p text:style-name="P84"><text:soft-page-break/> </text:p>
      <text:p text:style-name="P89">Although there are several Standards for thinking, the following are relevant to most situations:</text:p>
      <text:p text:style-name="P84"> </text:p>
      <text:p text:style-name="P84"> </text:p>
      <table:table table:name="Table54" table:style-name="Table54">
        <table:table-column table:style-name="Table54.A"/>
        <table:table-column table:style-name="Table54.B"/>
        <table:table-row>
          <table:table-cell table:style-name="Table54.A1" office:value-type="string">
            <text:p text:style-name="P7">Universal Intellectual Standards</text:p>
          </table:table-cell>
          <table:table-cell table:style-name="Table54.B1" office:value-type="string">
            <text:p text:style-name="P14">Questions for Applying Standards</text:p>
          </table:table-cell>
        </table:table-row>
        <table:table-row>
          <table:table-cell table:style-name="Table54.A2" office:value-type="string">
            <text:p text:style-name="P1">1. Clarity – understandable, the meaning can be understood</text:p>
          </table:table-cell>
          <table:table-cell table:style-name="Table54.B2" office:value-type="string">
            <text:p text:style-name="P19">•<text:span text:style-name="T5"> <text:s text:c="2"/></text:span>Could you state it in other words?</text:p>
            <text:p text:style-name="P19">•<text:span text:style-name="T5"> <text:s text:c="2"/></text:span>Could you draw a picture of the problem situation?</text:p>
            <text:p text:style-name="P19">•<text:span text:style-name="T5"> <text:s text:c="2"/></text:span><text:span text:style-name="T62">Could you explain what you do not understand about the </text:span><text:span text:style-name="T108">problem or question</text:span><text:span text:style-name="T62">?</text:span></text:p>
          </table:table-cell>
        </table:table-row>
        <table:table-row>
          <table:table-cell table:style-name="Table54.A2" office:value-type="string">
            <text:p text:style-name="P1">2.  Accurate – free of errors -</text:p>
            <text:p text:style-name="P15">facts, definitions, and algorithmic procedures the individual brings to the problem situation may or may not be correct;  inventory students knowledge about terms they are using:</text:p>
            <text:p text:style-name="P12"> </text:p>
            <text:p text:style-name="P15">a.k now nothing about</text:p>
            <text:p text:style-name="P15">b. know about the</text:p>
            <text:p text:style-name="P12"> <text:span text:style-name="T218">existence of, but</text:span></text:p>
            <text:p text:style-name="P12"> <text:span text:style-name="T218">nothing about the</text:span></text:p>
            <text:p text:style-name="P12"> <text:span text:style-name="T218">details of</text:span></text:p>
            <text:p text:style-name="P15">c. partially recall or</text:p>
            <text:p text:style-name="P12"> <text:span text:style-name="T218">suspect the details,</text:span></text:p>
            <text:p text:style-name="P12"> <text:span text:style-name="T218">but with little certainty</text:span></text:p>
            <text:p text:style-name="P15">d. confidently believe</text:p>
          </table:table-cell>
          <table:table-cell table:style-name="Table54.B2" office:value-type="string">
            <text:p text:style-name="P19">•<text:span text:style-name="T5"> <text:s text:c="2"/></text:span>How can we check to see if the information you are using is accurate? (accuracy)</text:p>
            <text:p text:style-name="P19">•<text:span text:style-name="T5"> <text:s text:c="2"/></text:span>How can I check to see if I am interpreting the information accurately?</text:p>
            <text:p text:style-name="P19">•<text:span text:style-name="T5"> <text:s text:c="2"/></text:span>Do my assumptions make sense?</text:p>
            <text:p text:style-name="P19">•<text:span text:style-name="T5"> <text:s text:c="2"/></text:span>Am I assuming information is accurate rather than simply accept it as true?</text:p>
          </table:table-cell>
        </table:table-row>
        <table:table-row>
          <table:table-cell table:style-name="Table54.A2" office:value-type="string">
            <text:p text:style-name="P1">3. Precise- exact to necessary detail – <text:span text:style-name="Emphasis"><text:span text:style-name="T36">degree of precision appropriate for the problem context.</text:span></text:span></text:p>
            <text:p text:style-name="P1">appropriate attention to details through explicit and accurate use of language including mathematical terms, definitions, labels, analogies, concepts, and <text:soft-page-break/>symbols.   </text:p>
            <text:p text:style-name="P1"> </text:p>
            <text:p text:style-name="P8"> </text:p>
          </table:table-cell>
          <table:table-cell table:style-name="Table54.B2" office:value-type="string">
            <text:p text:style-name="P19">•<text:span text:style-name="T5"> <text:s text:c="2"/></text:span>Could you be more precise?</text:p>
            <text:p text:style-name="P19">•<text:span text:style-name="T5"> <text:s text:c="2"/></text:span>Am I being specific?</text:p>
            <text:p text:style-name="P19">•<text:span text:style-name="T5"> <text:s text:c="2"/></text:span>Am I providing details?</text:p>
            <text:p text:style-name="P19"><text:soft-page-break/>•<text:span text:style-name="T5"> <text:s text:c="2"/></text:span>Do I need more details?</text:p>
            <text:p text:style-name="P19">•<text:span text:style-name="T5"> <text:s text:c="2"/></text:span>Could you provide more details?</text:p>
            <text:p text:style-name="P19">•<text:span text:style-name="T5"> <text:s text:c="2"/></text:span>Could be more exact or specific?</text:p>
            <text:p text:style-name="P19">•<text:span text:style-name="T5"> <text:s text:c="2"/></text:span><text:span text:style-name="Emphasis"><text:span text:style-name="T36">Could state your understanding of the math term you are using in your reasoning?</text:span></text:span></text:p>
            <text:p text:style-name="P19">•<text:span text:style-name="T5"> <text:s text:c="2"/></text:span><text:span text:style-name="Emphasis"><text:span text:style-name="T36">Could you state more explicitly the meaning of, or elaborate on, (choose) the math term, definition, skill, procedure, symbol(s), units of measure, labeling of axes, etc. that you are using?</text:span></text:span></text:p>
            <text:p text:style-name="P8"> </text:p>
          </table:table-cell>
        </table:table-row>
        <table:table-row>
          <table:table-cell table:style-name="Table54.A2" office:value-type="string">
            <text:p text:style-name="P4">4. Relevance – relating to the problem or issue at hand – I want to make sure I use information relevant to the problem.</text:p>
            <text:p text:style-name="P4"> </text:p>
          </table:table-cell>
          <table:table-cell table:style-name="Table54.B2" office:value-type="string">
            <text:p text:style-name="P19">•<text:span text:style-name="T5"> <text:s text:c="2"/></text:span>How is what you are doing is relevant to the question? What information relevant to the mathematical situation or problem at hand do I possess, and how is that information accessed and used?</text:p>
            <text:p text:style-name="P1"> </text:p>
          </table:table-cell>
        </table:table-row>
        <table:table-row>
          <table:table-cell table:style-name="Table54.A2" office:value-type="string">
            <text:p text:style-name="P1">5. Depth -  relates to the complexities and rigor involved in the issue or problem, in contrast to superficial understandings or treatment</text:p>
            <text:p text:style-name="P1"> </text:p>
          </table:table-cell>
          <table:table-cell table:style-name="Table54.B2" office:value-type="string">
            <text:p text:style-name="P19">•<text:span text:style-name="T5"> <text:s text:c="2"/></text:span>What makes this a difficult problem?</text:p>
            <text:p text:style-name="P20">•<text:span text:style-name="T5"> <text:s text:c="2"/></text:span><text:span text:style-name="T223">What concepts are involved in solving this problem? How are the concepts connected?</text:span></text:p>
            <text:p text:style-name="P20">•<text:span text:style-name="T5"> <text:s text:c="2"/></text:span><text:span text:style-name="T223">What resources will we need in order to solve this problem?</text:span></text:p>
          </table:table-cell>
        </table:table-row>
        <table:table-row>
          <table:table-cell table:style-name="Table54.A2" office:value-type="string">
            <text:p text:style-name="P1">6. Breadth- encompasses multiple view points or representations. Most math concepts, problems and solutions can be represented using symbols, numbers, graphs, or descriptively using one's language.</text:p>
          </table:table-cell>
          <table:table-cell table:style-name="Table54.B2" office:value-type="string">
            <text:p text:style-name="P1">Can you articulate another reasonable ways of looking at the issue(breadth</text:p>
          </table:table-cell>
        </table:table-row>
        <table:table-row>
          <table:table-cell table:style-name="Table54.A2" office:value-type="string">
            <text:p text:style-name="P1">Logic – thinking makes sense, no contradictions, able to follow reasoning</text:p>
            <text:p text:style-name="P1"> </text:p>
          </table:table-cell>
          <table:table-cell table:style-name="Table54.B2" office:value-type="string">
            <text:p text:style-name="P19">•<text:span text:style-name="T5"> <text:s text:c="2"/></text:span><text:span text:style-name="T160">Can you express the logic that you used (logic</text:span></text:p>
            <text:p text:style-name="P19">•<text:span text:style-name="T5"> <text:s text:c="2"/></text:span><text:span text:style-name="T62">Planning results in an outline of the logical steps required to obtain a solution. In many cases the logical steps are conveniently expressed as mathematic</text:span><text:span text:style-name="T152">s.</text:span></text:p>
            <text:p text:style-name="P19"><text:soft-page-break/>•<text:span text:style-name="T5"> <text:s text:c="2"/></text:span>Can you provide a flow-chart of your thinking?</text:p>
            <text:p text:style-name="P19">•<text:span text:style-name="T5"> <text:s text:c="2"/></text:span>Am I clearly making connections between parts of the problem?</text:p>
          </table:table-cell>
        </table:table-row>
        <table:table-row>
          <table:table-cell table:style-name="Table54.A2" office:value-type="string">
            <text:p text:style-name="P1">Significance – focuses on most important, not trivial</text:p>
            <text:p text:style-name="P1">What is the most central idea to solving the problem?</text:p>
            <text:p text:style-name="P1">Which of the facts are most important?</text:p>
            <text:p text:style-name="P1"> </text:p>
          </table:table-cell>
          <table:table-cell table:style-name="Table54.B2" office:value-type="string">
            <text:p text:style-name="P19">•<text:span text:style-name="T5"> <text:s text:c="2"/></text:span>Have you focused on the most significant issue in in dealing with this problem(significant)</text:p>
            <text:p text:style-name="P19">•<text:span text:style-name="T5"> <text:s text:c="2"/></text:span>What math concepts are basic in the problem?</text:p>
            <text:p text:style-name="P19"><text:span text:style-name="T62">•</text:span><text:span text:style-name="T6"> <text:s text:c="2"/></text:span><text:span text:style-name="T62">What information is important, what information can be ignored, and what additional information may be needed?</text:span></text:p>
          </table:table-cell>
        </table:table-row>
        <table:table-row>
          <table:table-cell table:style-name="Table54.A2" office:value-type="string">
            <text:p text:style-name="P1">Fairness – justifiable, multiple viewpoints or representations</text:p>
          </table:table-cell>
          <table:table-cell table:style-name="Table54.B2" office:value-type="string">
            <text:p text:style-name="P1">drawing a clear line between the results, on the one hand, and your judgment calls about how those results support a hypothesis.</text:p>
            <text:p text:style-name="P21">•<text:span text:style-name="T5"> <text:s text:c="2"/></text:span><text:span text:style-name="T218">students in multiple ways using different solution strategies</text:span></text:p>
            <text:p text:style-name="P21">•<text:span text:style-name="T5"> <text:s text:c="2"/></text:span><text:span text:style-name="T218">the problem can be approached by a different solutions or decision or positions stat can be taken or defended)</text:span></text:p>
            <text:p text:style-name="P4"> </text:p>
          </table:table-cell>
        </table:table-row>
      </table:table>
      <text:p text:style-name="P84"> </text:p>
      <text:p text:style-name="P143"> </text:p>
      <text:h text:style-name="P67" text:outline-level="4"> </text:h>
      <text:h text:style-name="P68" text:outline-level="4"> </text:h>
      <text:p text:style-name="P84"> </text:p>
      <text:p text:style-name="P84"> </text:p>
      <text:p text:style-name="P84"> </text:p>
      <text:p text:style-name="P84"> </text:p>
      <text:p text:style-name="P84"> </text:p>
      <text:p text:style-name="P84"> </text:p>
      <text:p text:style-name="P84"> </text:p>
      <text:p text:style-name="P84"> </text:p>
      <text:p text:style-name="P84"> </text:p>
      <text:p text:style-name="P84"> </text:p>
      <text:p text:style-name="P84"><text:soft-page-break/> </text:p>
      <text:p text:style-name="P84"> </text:p>
      <text:p text:style-name="P84"> </text:p>
      <text:p text:style-name="P84"> </text:p>
      <text:p text:style-name="P84"> </text:p>
      <text:p text:style-name="P84"> </text:p>
      <text:p text:style-name="P84"> </text:p>
      <text:p text:style-name="P84"> </text:p>
      <text:p text:style-name="P87">Workplace</text:p>
      <text:p text:style-name="P89">Everyone is involved in analyzing a variety of situations for effective problem solving. But very often our solutions are biased, inaccurate, partial, and often we reach faulty conclusions. However, the quality of our life and the important solutions that we derive both personally and professionally depend on the quality of our thinking. Regardless of the many roles that we play in life whether student, parent, or in our career, the price of poor thinking can be detrimental. However, a solid foundation for improved thinking can be systematically learned and lead us to find better solutions and better solutions improve our life.   </text:p>
      <text:p text:style-name="P87">Today’s marketplace demands skilled workers who can think clearly, precisely, deeply, and accurately while identifying and answering questions, solving problems, and making decisions in an ever-changing environment. Today’s world demands citizens who can “evaluate, analyze, and make judgments about the multitude of messages or interactions they encounter in their daily lives” (Jones et al). At the Center Surry Community College, we strive to apply the concepts of critical thinking to what we teach, how we teach, and how we assess in order to prepare students for the workplace and the world beyond.</text:p>
      <text:p text:style-name="P103">Critical thinking encompasses the more complex executive functions, such as reasoning, motivation, and judgment – essential skills for success in mastering mathematics. Problem solving skills whether mathematical or any field of study demands students or employees who can think clearly, precisely, deeply, and accurately while solving problems, making decisions, identifying and answering questions, evaluating, analyzing, and communicating. Critical thinking plays a vital role in facilitating deep learning and is an essential skill for learning to effectively learn mathematics or to become a highly effective and skilled employee.  As Richard Paul notes, "Critical thinking is necessary to all effective learning environments, and to all levels of education. It enables students to master systems, become more self-insightful, analyze and assess ideas more effectively, and achieve more control over their learning, their values, and their lives."</text:p>
      <text:p text:style-name="P134">Critical Thinking in the Workplace</text:p>
      <text:p text:style-name="P178">Too often students are told to analyze a problem and have never been taught a consistent method that can be flexibly applied for learning mathematics. Consider, even a curriculum for Root Cause Analysis (RCA) an approach used by corporations for the analysis of problem situations. One popular presentation states: “A critical part of the problem solving process is “An analytical process based on</text:p>
      <text:p text:style-name="P39">•<text:span text:style-name="T5"> <text:s text:c="2"/></text:span><text:span text:style-name="T103">breaking the system down into its components</text:span></text:p>
      <text:p text:style-name="P39">•<text:span text:style-name="T5"> <text:s text:c="2"/></text:span><text:span text:style-name="T103">understanding the effect of each component on others and/or the system”</text:span></text:p>
      <text:p text:style-name="P173"> </text:p>
      <text:p text:style-name="P178">Sound familiar, the same curriculum essentially follows Polya's four steps and later instructs employees to understand the problem, break it down, and analyze data. Again, the method neglects the very tools necessary for understanding and analyzing situations and for consistently thinking about how to think in flexible ways that led to accurate problem solving or effective learning. To improve thinking the role of metacognition cannot be avoided. The Paul and Elder model of critical thinking, combined with Polya and subsequent research findings contribute toward addressing the <text:span text:style-name="T134">how</text:span> to understand, analyze, and solve” problems.</text:p>
      <text:p text:style-name="P135"><text:soft-page-break/>There is a growing need for workers who can adapt quickly by learning new skills or knowledge and applying those strengths quickly to respond to customer expectations. In the <text:span text:style-name="T137">Harvard Business Review</text:span>, Justin Menkes stresses the importance of good thinking skills: "Thinking critically is the primary responsibility of any manager, in any organization." Using case studies from business, he argues that critical <text:span text:style-name="T137">intellectual skills – </text:span>not likeability or charisma – are the difference between success and failure in the workplace: "It's all very well to be kind, compassionate, and charismatic. But the most crucial predictor of executive success has nothing to do with personality or style. It's brainpower." Menkes calls critical thinking "the main ingredient" in business success.<text:line-break/><text:line-break/>Connie Wolfe, Surry’s Dean of Arts and Sciences, who with Dr. Atkins led the college’s critical thinking initiative, asserts that “critical thinking is fundamental to learning any subject matter. To learn something, to truly understand it, we have to think it through, think it out, think it over – think it into our thinking. Thus, at Surry Community College, we strive to apply the concepts of critical thinking to what we teach, how we teach, and how we assess.”</text:p>
      <text:p text:style-name="P131"> <text:span text:style-name="T103">According to Dr. Richard Paul and Dr. Linda Elder, founders of the Foundation for Critical Thinking:</text:span></text:p>
      <text:p text:style-name="P170"><text:s text:c="2"/>  “<text:span text:style-name="T218">Critical thinking is that mode of thinking—about any subject, content, or problem—in which the thinker improves the quality of his or her thinking by skillfully taking charge of the structures inherent in thinking and imposing intellectual standards upon them.</text:span></text:p>
      <text:p text:style-name="P170"><text:s text:c="2"/>  <text:span text:style-name="T218">A well-cultivated critical thinker:</text:span></text:p>
      <text:p text:style-name="P205"><text:span text:style-name="T62">•</text:span><text:span text:style-name="T6">     </text:span><text:span text:style-name="T103">Raises vital questions and problems, formulating them clearly and precisely;</text:span></text:p>
      <text:p text:style-name="P205"><text:span text:style-name="T62">•</text:span><text:span text:style-name="T6">     </text:span><text:span text:style-name="T103">Gathers and assesses relevant information, using abstract ideas to interpret it effectively;</text:span></text:p>
      <text:p text:style-name="P205"><text:span text:style-name="T62">•</text:span><text:span text:style-name="T6">     </text:span><text:span text:style-name="T103">Comes to well-reasoned conclusions and solutions, testing them against relevant criteria and standards;</text:span></text:p>
      <text:p text:style-name="P205"><text:span text:style-name="T62">•</text:span><text:span text:style-name="T6">     </text:span><text:span text:style-name="T103">Thinks open-mindedly within alternative systems of thought, recognizing and assessing, as need be, their assumptions, implications, and practical consequences; and</text:span></text:p>
      <text:p text:style-name="P205"><text:span text:style-name="T62">•</text:span><text:span text:style-name="T6">     </text:span><text:span text:style-name="T103">Communicates effectively with others in figuring out solutions to complex problems.”</text:span><text:span text:style-name="T65">1</text:span></text:p>
      <text:p text:style-name="P84"> </text:p>
      <table:table table:name="Table55" table:style-name="Table55">
        <table:table-column table:style-name="Table55.A"/>
        <table:table-row>
          <table:table-cell table:style-name="Table55.A1" office:value-type="string">
            <text:p text:style-name="P3">Identify information, related content,</text:p>
            <text:p text:style-name="P3">assumptions, draw a picture</text:p>
            <text:p text:style-name="P3"> </text:p>
          </table:table-cell>
        </table:table-row>
      </table:table>
      <table:table table:name="Table56" table:style-name="Table56">
        <table:table-column table:style-name="Table56.A"/>
        <table:table-row>
          <table:table-cell table:style-name="Table56.A1" office:value-type="string">
            <text:p text:style-name="P3">Reflection – use standards</text:p>
          </table:table-cell>
        </table:table-row>
      </table:table>
      <table:table table:name="Table57" table:style-name="Table57">
        <table:table-column table:style-name="Table57.A"/>
        <table:table-row>
          <table:table-cell table:style-name="Table57.A1" office:value-type="string">
            <text:p text:style-name="P3">Practice SEE_I,</text:p>
          </table:table-cell>
        </table:table-row>
      </table:table>
      <table:table table:name="Table58" table:style-name="Table58">
        <table:table-column table:style-name="Table58.A"/>
        <table:table-row>
          <table:table-cell table:style-name="Table58.A1" office:value-type="string">
            <text:p text:style-name="P3">Devise a plan</text:p>
          </table:table-cell>
        </table:table-row>
      </table:table>
      <table:table table:name="Table59" table:style-name="Table59">
        <table:table-column table:style-name="Table59.A"/>
        <table:table-row>
          <table:table-cell table:style-name="Table59.A1" office:value-type="string">
            <text:p text:style-name="P3">Carry out plan</text:p>
          </table:table-cell>
        </table:table-row>
      </table:table>
      <table:table table:name="Table60" table:style-name="Table60">
        <table:table-column table:style-name="Table60.A"/>
        <table:table-row>
          <table:table-cell table:style-name="Table60.A1" office:value-type="string">
            <text:p text:style-name="P3">Solution</text:p>
          </table:table-cell>
        </table:table-row>
      </table:table>
      <table:table table:name="Table61" table:style-name="Table61">
        <table:table-column table:style-name="Table61.A"/>
        <table:table-row>
          <table:table-cell table:style-name="Table61.A1" office:value-type="string">
            <text:p text:style-name="P3">Reflection</text:p>
          </table:table-cell>
        </table:table-row>
      </table:table>
      <table:table table:name="Table62" table:style-name="Table62">
        <table:table-column table:style-name="Table62.A"/>
        <table:table-row>
          <table:table-cell table:style-name="Table62.A1" office:value-type="string">
            <text:p text:style-name="P3">SEE-Q</text:p>
          </table:table-cell>
        </table:table-row>
      </table:table>
      <table:table table:name="Table63" table:style-name="Table63">
        <table:table-column table:style-name="Table63.A"/>
        <table:table-row>
          <table:table-cell table:style-name="Table63.A1" office:value-type="string">
            <text:p text:style-name="P3">Understand the Problem</text:p>
          </table:table-cell>
        </table:table-row>
      </table:table>
      <table:table table:name="Table64" table:style-name="Table64">
        <table:table-column table:style-name="Table64.A"/>
        <table:table-row>
          <table:table-cell table:style-name="Table64.A1" office:value-type="string">
            <text:p text:style-name="P3">Question or problem at issue</text:p>
          </table:table-cell>
        </table:table-row>
      </table:table>
      <text:p text:style-name="P90"> </text:p>
      <text:p text:style-name="Text_20_body"/>
      <text:p text:style-name="P207">References</text:p>
      <text:p text:style-name="P135">Blais, D.M. (1988). Constructivism: A theoretical revolution for algebra. The Mathematics Teacher, 81 (11), 64-31.</text:p>
      <text:p text:style-name="Text_20_body">Blinco, P. (1991) “Task Persitnec in Japanese Elementary Schools” Windows on Japenese Education (New Your; Greenwood Press.</text:p>
      <text:p text:style-name="Text_20_body">Dossey, J., Mullis, I., Lindquist, M, &amp; Chambers, D. (1988). The mathematics report</text:p>
      <text:p text:style-name="Text_20_body">card: Are we measuring up? Trends and achievement based on the 1986 National</text:p>
      <text:p text:style-name="P135">Assessment. Princeton, NJ: Educational Testing Service</text:p>
      <text:p text:style-name="P135">Paul, R. &amp; Elder, L. (2001). Critical Thinking: Tools for Taking Charge of Your Learning and Your Life. Upper Saddle River, N.J: Prentice Hall</text:p>
      <text:p text:style-name="P135">Paul, R. &amp; Elder, L. (2003). The Miniature Guide to Critical Thinking: Concepts and Tools. The Foundation for Critical Thinking. Dillon Beach, CA.</text:p>
      <text:p text:style-name="P135">Schoenfeld, A.H. (1987). Cognitive science and mathematics education. Hillsdale, N.J: Lawrence Erlbaum Associates.</text:p>
      <text:p text:style-name="P135">Dewey, J. (1933). How to Think: A restatement of the relation of reflective thinking of the educative process. Boston: Heath.</text:p>
      <text:p text:style-name="P135">Garfloa, J. &amp; Lester, F. K. (1985). Metacognition, cognitive monitoring, and mathematical performance. Journal for Research in Mathematics Education, 16, 163-176/</text:p>
      <text:p text:style-name="Text_20_body">Hinsley, D.A., Hayes, J.R., &amp; Simon, H.A. From words to equations: meaning and</text:p>
      <text:p text:style-name="Text_20_body">representation in algebra word problems. In M. Just &amp; P. Carpenter (Eds.),</text:p>
      <text:p text:style-name="P135">Cognitive processes in comprehension (pp. 89-106). Hillsdale, NJ: Erlbaum.</text:p>
      <text:p text:style-name="P135">Lesh, R. (1981). Applied mathematical problem solving. Educational Studies in Mathematics, 12(20, 235-265.</text:p>
      <text:p text:style-name="P135">Stillmanm G. (2010) Metacognition research in mathematics education: from hot topic to mature field. ZDM International Journal for Mathematics Education. Australian Catholic University. Australia</text:p>
      <text:p text:style-name="P135">National Council of Supervisors of Mathematics. (1978). Position paper on basic mathematical skills.. Mathematics Teacher, 71(2), 147-52.How we think: A restatement of the relation of reflective think to the educative process. Boston: Heath</text:p>
      <text:p text:style-name="P135">Polya, G. (1973). how to solve it. Princeton University Press.</text:p>
      <text:p text:style-name="P135">Schoenfeld, A.H. (1983). Episodic and executive decisions in mathematics problem solving. In R. Lesh &amp; M. Landau, Acquisition of mathematics concepts and processes. New York'\: Academic Press.</text:p>
      <text:p text:style-name="P135">Schoenfeld, A.H. (1987). Cognition science and mathematics education: An overview. Cognitive science and mathematics education. Hillsdale, NJ: Lawrence Erlbaum.</text:p>
      <text:p text:style-name="Text_20_body">Schoenfeld, A. (in press). On mathematics as sense-making: An informal attack on the unfortunate divorce of formal and informal mathematics. In D.N. Perkins, J. Segal, &amp; J. Voss (Eds.), Informal reasoning and education. Hillsdale, NJ: Erlbaum.</text:p>
      <text:p text:style-name="Text_20_body">Schoenfeld, A. (forthcoming). Reflections on doing and teaching mathematics. In A. <text:span text:style-name="T218">Schoenfeld (Ed.), Mathematical thinking and problem solving.</text:span></text:p>
      <text:p text:style-name="P135">Silver, E.A., Branca, N. &amp; Adams, V. (1980). Metacognition. The missing link in problem solving? Proceeding of the fourth international conference for the psychology of mathematics education. Berkeley, CA:PME.</text:p>
      <text:p text:style-name="Text_20_body"><text:soft-page-break/>Stigler, J., &amp; Perry, M. (1989). Cross cultural studies of mathematics teaching and learning: Recent findings and new directions. In D. Grouws &amp; T. Cooney (Eds.), Effective Mathematics Teaching (pp. 194-223). Hillsdale, NJ: Erlbaum.</text:p>
      <text:p text:style-name="P135">Suydam, M. (1987). Implications from research on problem solving. In F. R. Curcio, Teaching and learning. A problem solving focus. Reston, VA: National Council of Teachers of Mathematics.</text:p>
      <text:p text:style-name="P135">Wilson, J., Fernandez, M., Hadaway, N. (2013). Mathematical Problem Solving. The University of Georgia (retrieved from the web.).</text:p>
      <text:p text:style-name="P135">Florida Department of Education (2010). Classroom cognitive and meta-cognitive strategies for teachers:Research-based strategies for problem-solving in mathematics K-12. Bureau of Exceptional Education and Student Services, Florida Department of Eduction. Tallahassee, Fl.</text:p>
      <text:p text:style-name="P135">Siew, J. (2013). Top-Down Approach to Teaching Problem Solving Heuristics in Mathematics. Center for Research in Pedagogy and Practice, National Institute of Education, Nanyang Technological University, Singapore.</text:p>
      <text:p text:style-name="P135">Lucas, C.A., Goerss, B.L. (2007). Using a post-graphic organizer in the mathematics classroom. Journal of Reading Education, 32(2), 26-30.</text:p>
      <text:p text:style-name="P135">National Library of Virtual Math Manipulative. Retrieved from the Web. http://nlvm.usu.edu/en/nav/vlibrary.html</text:p>
      <text:p text:style-name="P131"><text:span text:style-name="T114">Nosich, Gerald M. (2009, 2005, 2001) </text:span><text:span text:style-name="T115">Learning to Think Things Through: A Guide to Critical Thinking Across the Curriculum</text:span><text:span text:style-name="T114">. Published by </text:span><text:a xlink:type="simple" xlink:href="http://en.wikipedia.org/wiki/Prentice_Hall"><text:span text:style-name="T221">Pearson Prentice Hall</text:span></text:a><text:span text:style-name="T114">. 3rd edition, pp. 33–38.</text:span></text:p>
      <text:p text:style-name="P135">Logical Reasoning Reimer, W. &amp; Reimer, L (2005). Historical connections in mathematics volume III:  resources for using history of mathematics in the classroom. AIMS Educational Foundation.</text:p>
      <text:p text:style-name="P135">Arcavi, A. (2003). The role of visual representations in the learning of mathematics.  Educational Studies in Mathematics, 52, 215-241.</text:p>
      <text:p text:style-name="P131"> <text:span text:style-name="T218">Cawley, J., Parmar, R., Foley, T. E., Salmon, S., &amp; Roy, S. (2001). Arithmetic performance of students: Implications for standards and programming.  Exceptional Children, 67, 311–328.</text:span></text:p>
      <text:p text:style-name="P135">Montague, M. (2003). Solve it: A mathematical problem-solving instructional program.  Reston, VA: Exceptional Innovations.</text:p>
      <text:p text:style-name="P135">Kramarski, B.&amp; Mevarech, Z. (2003). Enhancing mathematical reasoning in the classroom: effects of cooperative learning and metacognitiive training. American Educational Research Journal. 40(1), 281-310</text:p>
      <text:p text:style-name="P134">References</text:p>
      <text:p text:style-name="P135">Blais, D.M. (1988). Constructivism: A theoretical revolution for algebra. The Mathematics Teacher, 81 (11), 64-31.</text:p>
      <text:p text:style-name="Text_20_body">Dossey, J., Mullis, I., Lindquist, M, &amp; Chambers, D. (1988). The mathematics report</text:p>
      <text:p text:style-name="Text_20_body">card: Are we measuring up? Trends and achievement based on the 1986 National</text:p>
      <text:p text:style-name="Text_20_body">Assessment. Princeton, NJ: Educational Testing Service</text:p>
      <text:p text:style-name="P131"> </text:p>
      <text:p text:style-name="P135">Paul, R. &amp; Elder, L. (2001). Critical Thinking: Tools for Taking Charge of Your Learning and Your Life. Upper Saddle River, N.J: Prentice Hall</text:p>
      <text:p text:style-name="P135">Paul, R. &amp; Elder, L. (2007). How to Study and Learn a Discipline. Dillon Beach, CA: Foundations for Critical Thinking Press.</text:p>
      <text:p text:style-name="P135">Paul, R. &amp; Elder, L. (2007). How to Improve Student Learning: 30 Practical Ideas. Dillon Beach, CA: Foundations for Critical Thinking Press.</text:p>
      <text:p text:style-name="P135">Schoenfeld, A.H. (1987). Cognitive science and mathematics education. Hillsdale, N.J: Lawrence <text:soft-page-break/>Erlbaum Associates.</text:p>
      <text:p text:style-name="P135">Dewey, J. (1933). How to Think: A restatement of the relation of reflective thinking of the educative process. Boston: Heath.</text:p>
      <text:p text:style-name="P135">Garfloa, J. &amp; Lester, F. K. (1985). Metacognition, cognitive monitoring, and mathematical performance. Journal for Research in Mathematics Education, 16, 163-176/</text:p>
      <text:p text:style-name="Text_20_body">Hinsley, D.A., Hayes, J.R., &amp; Simon, H.A. From words to equations: meaning and representation in algebra word problems. In M. Just &amp; P. Carpenter (Eds.), Cognitive processes in comprehension (pp. 89-106). Hillsdale, NJ: Erlbaum.</text:p>
      <text:p text:style-name="P135">Lesh, R. (1981). Applied mathematical problem solving. Educational Studies in Mathematics, 12(20, 235-265.</text:p>
      <text:p text:style-name="Text_20_body">Lester, F., Garofalo, J., &amp; Kroll, D. (1989). The role of metacognition in mathematical problem solving: A study of two grade seven classes. Final report to the National Science Foundation of NSF project MDR 85-50346</text:p>
      <text:p text:style-name="P135">Stillmanm G. (2010) Metacognition research in mathematics education: from hot topic to mature field. ZDM International Journal for Mathematics Education. Australian Catholic University. Australia</text:p>
      <text:p text:style-name="P135">National Council of Supervisors of Mathematics. (1978). Position paper on basic mathematical skills.. Mathematics Teacher, 71(2), 147-52.How we think: A restatement of the relation of reflective think to the educative process. Boston: Heath</text:p>
      <text:p text:style-name="P131"><text:span text:style-name="T114">Nosich, Gerald M. (2009, 2005, 2001) </text:span><text:span text:style-name="T115">Learning to Think Things Through: A Guide to Critical Thinking Across the Curriculum</text:span><text:span text:style-name="T114">. Published by </text:span><text:a xlink:type="simple" xlink:href="http://en.wikipedia.org/wiki/Prentice_Hall"><text:span text:style-name="T221">Pearson Prentice Hall</text:span></text:a><text:span text:style-name="T114">. 3rd edition, pp. 33–38.</text:span></text:p>
      <text:p text:style-name="P135">Polya, G. (1973). how to solve it. Princeton University Press.</text:p>
      <text:p text:style-name="P135">Schoenfeld, A.H. (1983). Episodic and executive decisions in mathematics problem solving. In R. Lesh &amp; M. Landau, Acquisition of mathematics concepts and processes. New York'\: Academic Press.</text:p>
      <text:p text:style-name="P135">Schoenfeld, A.H. (1987). Cognition science and mathematics education: An overview. Cognitive science and mathematics education. Hillsdale, NJ: Lawrence Erlbaum.</text:p>
      <text:p text:style-name="Text_20_body">Schoenfeld, A. (in press). On mathematics as sense-making: An informal attack on the</text:p>
      <text:p text:style-name="Text_20_body">unfortunate divorce of formal and informal mathematics. In D.N. Perkins, J. Segal, &amp;</text:p>
      <text:p text:style-name="Text_20_body">J. Voss (Eds.), Informal reasoning and education. Hillsdale, NJ: Erlbaum.</text:p>
      <text:p text:style-name="Text_20_body">Schoenfeld, A. (forthcoming). Reflections on doing and teaching mathematics. In A.</text:p>
      <text:p text:style-name="Text_20_body">Schoenfeld (Ed.), Mathematical thinking and problem solving.</text:p>
      <text:p text:style-name="Text_20_body">Schoenfeld, A. H. (1992). Learning to think mathematically: Problem solving,</text:p>
      <text:p text:style-name="Text_20_body">metacognition, and sense-making in mathematics. In D. Grouws (Ed.), Handbook for</text:p>
      <text:p text:style-name="Text_20_body">Research on Mathematics Teaching and Learning (pp. 334-370). New York: MacMillan</text:p>
      <text:p text:style-name="P135">Silver, E.A., Branca, N. &amp; Adams, V. (1980). Metacognition. The missing link in problem solving? Proceeding of the fourth international conference for the psychology of mathematics education. Berkeley, CA:PME.</text:p>
      <text:p text:style-name="P131"><text:span text:style-name="T218">Slew, John (2013). Top-Down Approach to Teaching Problem Solving Heuristics in Mathematics. From:</text:span><text:a xlink:type="simple" xlink:href="http://repository.nie.edu.sg/jspui/bitstream/10497/2928/1/CRP1_04JH_Conf05(MES)_Tiong.pdf"><text:span text:style-name="T184">http://repository.nie.edu.sg/jspui/bitstream/10497/2928/1/CRP1_04JH_Conf05(MES)_Tiong.pdf</text:span></text:a></text:p>
      <text:p text:style-name="P131"> </text:p>
      <text:p text:style-name="P135">Suydam, M. (1987). Implications from research on problem solving. In F. R. Curcio, Teaching and <text:soft-page-break/>learning. A problem solving focus. Reston, VA: National Council of Teachers of Mathematics.</text:p>
      <text:p text:style-name="P135">Wilson, J., Fernandez, M., Hadaway, N. (2013). Mathematical Problem Solving. The University of Georgia (retrieved from the web.).</text:p>
      <text:p text:style-name="P42">Florida Department of Education (2010). Classroom cognitive and meta-cognitive strategies for teachers:Research-based strategies for problem-solving in mathematics K-12. Bureau of Exceptional Education and</text:p>
      <text:p text:style-name="P173"> </text:p>
      <text:p text:style-name="P135">1.    Cultivate Intellectual Traits – work on students anxiety and attitudes about or related to <text:s/>    math, help them become more autonomous, and realize that with perseverance and <text:s/>   confidence they can be successful.</text:p>
      <text:p text:style-name="Text_20_body"> </text:p>
      <text:p text:style-name="P141"> </text:p>
      <text:p text:style-name="P46"> </text:p>
      <text:p text:style-name="P46"> </text:p>
      <text:p text:style-name="P45">*</text:p>
      <text:p text:style-name="P46"> </text:p>
      <text:p text:style-name="P46"> </text:p>
      <text:p text:style-name="P46"> </text:p>
      <text:p text:style-name="P46"> </text:p>
      <text:p text:style-name="P100">NOTES</text:p>
      <text:p text:style-name="P44">[For full citations, please see the Reference section of <text:span text:style-name="T137">The Schools Our Children Deserve.</text:span>]</text:p>
      <text:p text:style-name="P69"> </text:p>
      <text:p text:style-name="P49">1.  Brownell, 1928, p. 197.</text:p>
      <text:p text:style-name="P49">2.  Ibid., p. 200.</text:p>
      <text:p text:style-name="P49">3.  Lampert, 1986, p. 340.</text:p>
      <text:p text:style-name="P49">4.  A year-long intensive study of the teaching and learning that took place in a 10th-grade geometry class . . . in a highly regarded suburban school district in upstate New York” produced just such results.  While “a classroom observer unfamiliar with mathematics would necessarily give the class high marks,” students basically spent the year copying proofs and then doing exercises “designed to indicate mastery of relatively small chunks of subject matter.”  (“Over the period of a full school year, none of the students in any of the dozen classes we observed worked mathematical tasks that could seriously be called problems.”)  Indeed, this exemplary teacher, mindful of the standardized test the students would eventually have to take, commented at one point, “You’ll have to know all your constructions cold so you don’t spend a lot of time thinking about them” (Schoenfeld, 1988, pp. 145-46, 152, 159).</text:p>
      <text:p text:style-name="P49">5.  The National Research Council is quoted in Battista, 1999, p. 427.</text:p>
      <text:p text:style-name="P49">6.  Resnick, 1987, p. 14.</text:p>
      <text:p text:style-name="P49">7.  Brownell, 1932, p. 10.  He added:  if arithmetic somehow does become “meaningful, it becomes so in spite of drill” (p. 12).</text:p>
      <text:p text:style-name="P49">8.  Putnam et al., 1990, p. 85.</text:p>
      <text:p text:style-name="P49"><text:soft-page-break/>9.  This real-life example comes from Paul Cobb by way of Gardner, 1991, p. 164.</text:p>
      <text:p text:style-name="P49">10.  This example, from Max Wertheimer’s <text:span text:style-name="T137">Productive Thinking</text:span>, is cited in Schoenfeld, p. 148.</text:p>
      <text:p text:style-name="P49">11. Kamii, 1994, pp. 36-40.</text:p>
      <text:p text:style-name="P49">12.  Cited in Schoenfeld, p. 150, among other places.  Another example:  a startling number of young children taught in traditional classrooms give the answer “36” to the question “There are 26 sheep and 10 goats on a ship.  How old is the captain?” (Kamii, 1989, p. 160).</text:p>
      <text:p text:style-name="P49">13. Dossey et al., 1988, pp. 67, 54.</text:p>
      <text:p text:style-name="P49">14. Because really bright students generally learn symbolic algorithms quickly, they appear to be doing fine when their performance is measured by standard mathematics tests.  But a closer look reveals that they too are being dramatically affected by the mathematics miseducation of traditional curricula . . . [ending up with learning that is] only superficial” (Battista, p. 426).</text:p>
      <text:p text:style-name="P49">15. Kamii (e.g., 1994, pp. 43, 46) is especially persuasive on this point.</text:p>
      <text:p text:style-name="P49">16. Putnam et al., 1990, p. 96.</text:p>
      <text:p text:style-name="P49">17.  Jackson, 1997, p. I: 1.</text:p>
      <text:p text:style-name="P49">18. Kamii, 1985b, p. 3.  For examples of fortuitous events that can provide the opportunity for children in first grade, second grade, and third grade to think about numerical concepts, see Kamii, 1985b, pp. 123-35; 1989, pp. 91-97; and 1994, pp. 92-98.  Like some other constructivists, Kamii also swears by the use of certain games -- such as those involving dice or play money -- for teaching purposes.  All the games in question, however, are competitive, suggesting both a lack of familiarity with cooperative games (where the same numerical skills are often required) and a lack of sensitivity to the social and psychological disadvantages of setting children against each other (see Kohn, 1992a).</text:p>
      <text:p text:style-name="P49">19. Joseph Kahne at the University of Illinois, Chicago, makes this point.  As a rule, he argues, parents “aren’t nervous about Whole Language because they know their kids will be reading; their literacy skills aren’t threatened” (personal communication, 1997).  However, this may understate the extent to which Whole Language diverges from most people’s school experience.  One writer notes:  “Sadly, many parents don’t recall being given the opportunity to read ‘real books’ in their early elementary classrooms unless (as in my case) it was after all their ‘work’ was done.  Thus, attacks on whole language that focus on literature grow partly from parents’ discomfort that their children’s school experience isn’t like their own” (Brinkley, 1998, p. 59).  And this from another writer:  “When you take away the two school rituals that parents understand – math facts and spelling quizzes – you scare them to death” (Ohanian, 1996a, p. 9).</text:p>
      <text:p text:style-name="P49">20. The washer lesson is described in Brooks and Brooks, 1993, pp. 73-75.  The bubblegum lesson was used by Pam Hyde and appears in Zemelman et al., 1998, pp. 85.  The fraction problem comes from Joy Donlin and is reported in Willis and Checkley, 1996, p. 7.  The idea of having students write a textbook is attributed to Bill Elasky by Wood, 1992, p. 140.</text:p>
      <text:p text:style-name="P49">21. Kahramanidis, 1988.</text:p>
      <text:p text:style-name="P49">22. Piaget, 1973, p. 106.</text:p>
      <text:p text:style-name="P49">23. Kamii, 1985b, p. 46.</text:p>
      <text:p text:style-name="P49">24. Another, more practical reason for asking this same question about a correct answer is that otherwise children will just assume “How did you get that?” is teacher code for “Nope -- try again.”</text:p>
      <text:p text:style-name="P49">25. Kamii, 1985b, pp. 25, 36.  Her constructivist premises have led Kamii to offer only a partial endorsement for the NCTM standards.  She argues that, despite their emphasis on deeper understanding of mathematical truths, the standards still reflect an empirical view that those truths have a reality entirely independent of the knower.  Further, while collaboration among students is recommended, Kamii believes the standards fail to reflect a constructivist appreciation for the necessity of understanding through resolving conflict among disparate ideas (see Kamii, 1989, pp. 59-62).</text:p>
      <text:p text:style-name="P49"><text:soft-page-break/>26. This point was made by Brownell, 1928, pp. 199, 208-9; and also by Jean Lave, cited in Brown et al., 1989, p. 36.  Unfortunately, students in this situation aren’t being appropriately challenged (by the teacher or other students) to rethink and improve their initial ideas, so they probably won’t learn as effectively as they would in a nontraditional classroom.</text:p>
      <text:p text:style-name="P49">27. Lester, 1996, pp. 146-52.  For another teacher’s description of how – and how well – this approach works, see Strachota, 1996, chap. 3.</text:p>
      <text:p text:style-name="P49">28. Kamii, 1994, p. 67.</text:p>
      <text:p text:style-name="P49">29. Not every math educator agrees that primary-grade children shouldn’t be given algorithms at all, but Kamii makes a strong case for this position.  Rob Madell (1985, p. 20) similarly recommends that no algorithms be taught until the end of third grade, and no con</text:p>
      <text:p text:style-name="P178">Other researchers have reached similar metacog</text:p>
      <text:p text:style-name="P179">U.S. Students Slide In Global Ranking On Math, Reading, Science</text:p>
      <text:p text:style-name="P172">NPR the two way – The breaking news NPR</text:p>
      <text:p text:style-name="P172"><text:span text:style-name="T245">by </text:span><text:a xlink:type="simple" xlink:href="http://www.npr.org/people/14562108/bill-chappell"><text:span text:style-name="T246">BILL CHAPPELL</text:span></text:a></text:p>
      <text:p text:style-name="P180">December 03, 2013 7:37 AM</text:p>
      <text:p text:style-name="P178">nition conclusions summarized by Lester et al. as follows:</text:p>
      <text:p text:style-name="P173"> </text:p>
      <text:p text:style-name="P172"><text:a xlink:type="simple" xlink:href="http://www.oecd.org/pisa/keyfindings/pisa-2012-results.htm"><text:span text:style-name="T98">http://www.oecd.org/pisa/keyfindings/pisa-2012-results.htm</text:span></text:a><text:span text:style-name="T103"> Program of International Student Assessment website</text:span></text:p>
      <text:p text:style-name="P172"><text:span text:style-name="T199">Margaret Spellings, "10 Facts About K-12 Education Funding," Department of Education, June 2005, </text:span><text:a xlink:type="simple" xlink:href="http://www.ed.gov/about/overview/fed/10facts/10facts.pdf"><text:span text:style-name="T250">www.ed.gov/about/overview/fed/10facts/10facts.pdf</text:span></text:a><text:span text:style-name="T199">.</text:span></text:p>
      <text:p text:style-name="P172"><text:bookmark text:name="_edn47"/><text:a xlink:type="simple" xlink:href="http://www.downsizinggovernment.org/education/k-12-education-subsidies#_ednref47"><text:span text:style-name="T250">47</text:span></text:a><text:span text:style-name="T186"> </text:span><text:span text:style-name="T199">Ronald Reagan, Executive Order 12612, October 26, 1987, </text:span><text:a xlink:type="simple" xlink:href="http://www.reagan.utexas.edu/archives/speeches/1987/102687d.htm"><text:span text:style-name="T250">www.reagan.utexas.edu/archives/speeches/1987/102687d.ht</text:span></text:a></text:p>
      <text:p text:style-name="P128">- See more at: http://www.downsizinggovernment.org/education/k-12-education-subsidies#sthash.8RmGUXLj.dpuf</text:p>
      <text:p text:style-name="P144"> </text:p>
      <text:p text:style-name="P128">U.S. Department of Education, Digest of Education Statistics, 2008, Table 104. - See more at: http://www.downsizinggovernment.org/education/k-12-education-subsidies#sthash.8RmGUXLj.dpuf</text:p>
      <text:p text:style-name="P144"> </text:p>
      <text:p text:style-name="P144"> </text:p>
      <text:p text:style-name="P128">National Commission on Excellence in Education, "A Nation at Risk," April 1983, pp. 114–55, www.ed.gov/pubs/natatrisk/index.h - See more at: http://www.downsizinggovernment.org/education/k-12-education-subsidies#sthash.8RmGUXLj.dpuf</text:p>
      <text:p text:style-name="P128">National Education Association, "NEA's Story: Answering the Call," February 2006, www.nea.org/aboutnea/neastory.html. - See more at: http://www.downsizinggovernment.org/education/k-12-education-subsidies#sthash.8RmGUXLj.dpuf</text:p>
      <text:p text:style-name="P144"> </text:p>
      <text:p text:style-name="P128">Boylan, H. R. (2002). What works: Research-based best practices in developmental</text:p>
      <text:p text:style-name="P128"><text:soft-page-break/>education. Boone, NC: Appalachian State University.</text:p>
      <text:p text:style-name="P128">Bridgeland, J. M, Dilulio, J.J., &amp; Morrison, K. B. (2006). The silent epidemic: Perspectives of</text:p>
      <text:p text:style-name="P128">high school dropouts. Civic Enterprises: Washington.</text:p>
      <text:p text:style-name="P128">Chandler,E. M. (1974). Student development through a learning assistance support system. The</text:p>
      <text:p text:style-name="P128">MSU Orient, (9: 4), 1-5</text:p>
      <text:p text:style-name="P128">http://www.pvc.maricopa.edu/~7Elsche/resources/articles/chandler74.htm</text:p>
      <text:p text:style-name="P128">Christ, F. L.(1971). Systems for learning assistance: Learner, learning facilitators, and learning</text:p>
      <text:p text:style-name="P128">centers. In F. L. Christ (Ed.), Interdisciplinary aspects of reading instruction. . Fourth</text:p>
      <text:p text:style-name="P128">Annual Proceedings of the Western College Reading Association, Los Angeles, 32-41.</text:p>
      <text:p text:style-name="P128">http://www.pvc.maricopa.edu/~lsche/resources/articles/lass.htm</text:p>
      <text:p text:style-name="P128">College and Research Libraries, Board of Directors (1982, January/February)&gt; Guidelines for</text:p>
      <text:p text:style-name="P128">two-year college learning resources programs. Revised June 30, 1981. C&amp; RL News.</text:p>
      <text:p text:style-name="P128">Currey, J. W. (1980). Creating functional learning resources centers. In K. Mikan (Ed.),</text:p>
      <text:p text:style-name="P128">Learning resourcs center conference: Proceedings and evaluatin (pp. 17-24).</text:p>
      <text:p text:style-name="P128">Birmingham. (ERIC Document Reproduction Service No. ED 222 180)</text:p>
      <text:p text:style-name="P128">Diploma to nowhere (2008). Strong American Schools: Washington. Wayne J. Urban and Jennings L. Wagoner Jr., American Education: A History, 3rded. (Boston: McGraw-Hill, 2004), p. 171. - See more at: http://www.downsizinggovernment.org/education/k-12-education-subsidies#sthash.8RmGUXLj.dpuf</text:p>
      <text:p text:style-name="P144"> </text:p>
      <text:p text:style-name="P144">Dodge, L. &amp; Kendall, M. E. (2004). Learning communities. College Teaching, 52, 150-155.</text:p>
      <text:p text:style-name="P144">http://www.ivytech.edu/about/news-stories/achievingthedream070809.html</text:p>
      <text:p text:style-name="P144">Karwin, T. J. (1973). Flying a learning center: Design and costs of an off-campus space for</text:p>
      <text:p text:style-name="P144">learning. Berkeley: The Carnegie Commission on Higher Education.</text:p>
      <text:p text:style-name="P144">Kirst, M. W. &amp; Venezie, A. (2004). The case for improving connections between K-12 schools</text:p>
      <text:p text:style-name="P144">and colleges. In R. Kazi, J. Vargas &amp; N. Hoffman, (Eds.), Double the numbers:</text:p>
      <text:p text:style-name="P144">Increasing postsecondary credentials for underrepresented youth. Harvard Education</text:p>
      <text:p text:style-name="P144">Press: Cambridge.</text:p>
      <text:p text:style-name="P144">NCAT. (2010). http://www.thencat.org/.</text:p>
      <text:p text:style-name="P144"><text:soft-page-break/>NCLCA. (2010). http://www.eiu.edu/~lrnasst/nclca/.</text:p>
      <text:p text:style-name="P144"> </text:p>
      <text:p text:style-name="P144">Sharpe, A. D. (1978). Essentials for an effective learning environment. In J. D. Terry &amp; R. W.</text:p>
      <text:p text:style-name="P144">Holes (eds.), The administration of learning resources centers (pp. 128-139).</text:p>
      <text:p text:style-name="P144">Washington: University Press of America.</text:p>
      <text:p text:style-name="P144">The role of learning assistance programs. Research and teaching in developmental education.</text:p>
      <text:p text:style-name="P144">5(2), pp. 25-38. http:// www.nade.net/.../ Learning %20Assistance.</text:p>
      <text:p text:style-name="P144">Walker, C. (1980). The learning assistance center in a selective institution. In K. V. Lauridsen</text:p>
      <text:p text:style-name="P144">(Ed.), Examining the scope of learning centers (pp. 57-68_. San Francisco: Joseey-Bass.</text:p>
      <text:p text:style-name="P144"> </text:p>
      <text:p text:style-name="P144"><text:a xlink:type="simple" xlink:href="http://en.wikipedia.org/wiki/Common_Core_State_Standards_Initiative#cite_ref"><text:span text:style-name="T184">http://en.wikipedia.org/wiki/Common_Core_State_Standards_Initiative#cite_ref</text:span></text:a></text:p>
      <text:p text:style-name="P144"><text:a xlink:type="simple" xlink:href="http://en.wikipedia.org/wiki/Common_Core_State_Standards_Initiative#cite_ref-corestandards.org.2Fterms-of-use_9-0"><text:span text:style-name="T184">-corestandards.org.2Fterms-of-use_9-0</text:span></text:a></text:p>
      <text:p text:style-name="P144"> </text:p>
      <text:p text:style-name="P144">The Florida College System2013 Annual Report</text:p>
      <text:p text:style-name="P144">1<text:span text:style-name="T62"> </text:span><text:a xlink:type="simple" xlink:href="http://www.corestandards.org/resources/frequently-asked-questions"><text:span text:style-name="T251">"Frequently Asked Questions"</text:span></text:a><text:span text:style-name="T114">. Common Core State Standards Initiative. Retrieved December 4, 2013.</text:span></text:p>
      <text:p text:style-name="P144">10<text:span text:style-name="T62"> </text:span><text:a xlink:type="simple" xlink:href="http://www.corestandards.org/public-license"><text:span text:style-name="T251">Common Core State Standards Initiative | Public License</text:span></text:a><text:span text:style-name="T114">. Corestandards.org. Retrieved on 2013-07-19</text:span></text:p>
      <text:p text:style-name="P144">26http://www.corestandards.org/assets/CCSSI_Mathematics_Appendix_A.pdf</text:p>
      <text:p text:style-name="P144">32<text:span text:style-name="T114">Pritchett, Bailey. </text:span><text:a xlink:type="simple" xlink:href="http://news.heartland.org/newspaper-article/2013/07/22/common-core-testing-costs-increase-georgia-withdraws"><text:span text:style-name="T253">"Common Core Testing Costs Increase; Georgia Withdraws"</text:span></text:a><text:span text:style-name="T114">. Heartland Foundation. Retrieved February 3, 2014.</text:span></text:p>
      <text:p text:style-name="P144">37<text:span text:style-name="T62"> </text:span><text:a xlink:type="simple" xlink:href="http://en.wikipedia.org/wiki/Common_Core_State_Standards_Initiative#cite_ref-Toppo_37-1"><text:span text:style-name="T222">b</text:span></text:a><text:span text:style-name="T62"> </text:span><text:span text:style-name="T114">Greg Toppo (May 1, 2012). </text:span><text:a xlink:type="simple" xlink:href="http://usatoday30.usatoday.com/news/education/story/2012-04-28/common-core-education/54583192/1"><text:span text:style-name="T252">"Common Core standards drive wedge in education circles"</text:span></text:a><text:span text:style-name="T114">. </text:span><text:span text:style-name="T115">USA Today</text:span><text:span text:style-name="T114">. Retrieved March 23, 2013.</text:span></text:p>
      <text:p text:style-name="P144"> </text:p>
      <text:p text:style-name="P144">20American Association of State Colleges and Universities</text:p>
      <text:p text:style-name="P144">A Higher Education Policy Brief • August 2008</text:p>
      <text:p text:style-name="P144">Enhancing</text:p>
      <text:p text:style-name="P144">College Student</text:p>
      <text:p text:style-name="P144">Success Through</text:p>
      <text:p text:style-name="P144">Developmental</text:p>
      <text:p text:style-name="P144">Education</text:p>
      <text:p text:style-name="P144">by Alene Russell</text:p>
      <text:p text:style-name="P144">Senior State Policy Consultant</text:p>
      <text:p text:style-name="P144"> </text:p>
      <text:p text:style-name="P144"><text:soft-page-break/>National Center for Developmental Education Website 2013</text:p>
      <text:p text:style-name="P144"> </text:p>
      <text:p text:style-name="P144">National</text:p>
      <text:p text:style-name="P144">Achieve, Inc. Closing the Expectations Gap: An Annual</text:p>
      <text:p text:style-name="P144">50-State Progress Report on the Alignment of High</text:p>
      <text:p text:style-name="P144">School Policies with the Demands of College and Career,</text:p>
      <text:p text:style-name="P144">2008</text:p>
      <text:p text:style-name="P144"><text:s text:c="2"/>     http://www.achieve.org/files/50-state-2008-</text:p>
      <text:p text:style-name="P144">final02-25-08.pdf</text:p>
      <text:p text:style-name="P144">Alliance for Excellent Educa</text:p>
      <text:p text:style-name="P144"> </text:p>
      <text:p text:style-name="P144">Education Commission of the States. State Policies on</text:p>
      <text:p text:style-name="P144">Community College Remedial Education: Findings from a</text:p>
      <text:p text:style-name="P144">National Survey, 2002.</text:p>
      <text:p text:style-name="P144"> <text:a xlink:type="simple" xlink:href="http://ecs.org/clearinghouse/40/81/4081.pdf"><text:span text:style-name="T184">http://ecs.org/clearinghouse/40/81/4081.pdf</text:span></text:a></text:p>
      <text:p text:style-name="P144"> <text:span text:style-name="T256">By improving students' academic </text:span><text:span text:style-name="T254">http://www.umkc.edu/cad/nade/nadedocs/hbcase95.htm</text:span><text:span text:style-name="T256"> (4 of 9) [11/11/01 3:59:27 PM]Making the Case for Developmental Education, Hunter R. Boylanskills,</text:span></text:p>
      <text:p text:style-name="P144"> </text:p>
      <text:p text:style-name="P144"> </text:p>
      <text:p text:style-name="P144">DESIGN TEAM ON UNDERPREPARED STUDENTS</text:p>
      <text:p text:style-name="P144">FINAL REPORT: SPRING 2010 Boulanger,J., dewan ,J., Domser, C. Hysell w., Overrocker, K., Sawyer-White, D., Shaw, B. webarticle.</text:p>
      <text:p text:style-name="P144"> </text:p>
      <text:p text:style-name="P144"> </text:p>
      <text:p text:style-name="P144">Astin, A. (1977). Four critical years. San Francisco: Jossey-Bass</text:p>
      <text:p text:style-name="P144">● Boylan, H. (1988). The historical roots of developmental education. Part III. Review of</text:p>
      <text:p text:style-name="P144">Research in Developmental Education, 5 (3).</text:p>
      <text:p text:style-name="P144">● Boylan, H. (1992, November). What we know about what we do and what we do about</text:p>
      <text:p text:style-name="P144">what we know. Keynote address at the National Conference on Research in Developmental</text:p>
      <text:p text:style-name="P144">Education. Charlotte, NC.</text:p>
      <text:p text:style-name="P144">● Boylan, H., Bonham, B., &amp; Bliss, L. (1992). The impact of developmental programs.</text:p>
      <text:p text:style-name="P144">Research in Developmental Education, 9 (5).</text:p>
      <text:p text:style-name="P144"><text:soft-page-break/>● Brier, E. (1984). Bridging the academic preparation gap: A historical view. Journal of</text:p>
      <text:p text:style-name="P144">Developmental Education, 8 (1), 2-5.</text:p>
      <text:p text:style-name="P144">● Carnegie Commission for the Advancement of Higher Education. (1980). Three thousand</text:p>
      <text:p text:style-name="P144">futures. San Francisco: Jossey-Bass.</text:p>
      <text:p text:style-name="P144">● Chickering, A. (1969). Education and identity. San Francisco: Jossey-Bass.</text:p>
      <text:p text:style-name="P144">● College enrollment by age. (1994, September 1). Chronicle of Higher Education, p. 15.</text:p>
      <text:p text:style-name="P144">● Cross, P. (1976). Accent on learning. San Francisco: Jossey-Bass.</text:p>
      <text:p text:style-name="P144">● Erickson, E. (1968). Identity: Youth, and crisis. New York: W.W. Norton.</text:p>
      <text:p text:style-name="P144">● Grubb, N. (1991). The decline of community college transfer rates: Evidence from national</text:p>
      <text:p text:style-name="P144">longitudinal surveys. Journal of Higher Education, 62 (2), 194-217.</text:p>
      <text:p text:style-name="P144">● Higher Education Extension Service. (1992). The academic performance of college</text:p>
      <text:p text:style-name="P144">students. New York: Teacher's College, Columbia University</text:p>
      <text:p text:style-name="P144">● Hodgkinson, H. (1985). All one system: Demographics of education, kindergarten through</text:p>
      <text:p text:style-name="P144">high school. Washington, D.C.: Institute for Educational Leadership.</text:p>
      <text:p text:style-name="P144">● Hodgkinson, H. (1993). Southern crossroads: A demographic look at the southeast.</text:p>
      <text:p text:style-name="P144">Tallahassee, FL: Southeastern Regional Vision for Education.</text:p>
      <text:p text:style-name="P144">● Keimig, R. T. (1983). Raising academic standards: A guide to learning improvement.</text:p>
      <text:p text:style-name="P144">(ASHE/ERIC Research Report)</text:p>
      <text:p text:style-name="P144">Astin, A. (1977). Four critical years. San Francisco: Jossey-Bass</text:p>
      <text:p text:style-name="P144">● Boylan, H. (1988). The historical roots of developmental education. Part III. Review of</text:p>
      <text:p text:style-name="P144">Research in Developmental Education, 5 (3).</text:p>
      <text:p text:style-name="P144">● Boylan, H. (1992, November). What we know about what we do and what we do about</text:p>
      <text:p text:style-name="P144">what we know. Keynote address at the National Conference on Research in Developmental</text:p>
      <text:p text:style-name="P144">Education. Charlotte, NC.</text:p>
      <text:p text:style-name="P144">● Boylan, H., Bonham, B., &amp; Bliss, L. (1992). The impact of developmental programs.</text:p>
      <text:p text:style-name="P144">Research in Developmental Education, 9 (5).</text:p>
      <text:p text:style-name="P144">● Brier, E. (1984). Bridging the academic preparation gap: A historical view. Journal of</text:p>
      <text:p text:style-name="P144">Developmental Education, 8 (1), 2-5.</text:p>
      <text:p text:style-name="P144">● Carnegie Commission for the Advancement of Higher Education. (1980). Three thousand</text:p>
      <text:p text:style-name="P144">futures. San Francisco: Jossey-Bass.</text:p>
      <text:p text:style-name="P144">● Chickering, A. (1969). Education and identity. San Francisco: Jossey-Bass.</text:p>
      <text:p text:style-name="P144"><text:soft-page-break/>● College enrollment by age. (1994, September 1). Chronicle of Higher Education, p. 15.</text:p>
      <text:p text:style-name="P144">● Cross, P. (1976). Accent on learning. San Francisco: Jossey-Bass.</text:p>
      <text:p text:style-name="P144">● Erickson, E. (1968). Identity: Youth, and crisis. New York: W.W. Norton.</text:p>
      <text:p text:style-name="P144">● Grubb, N. (1991). The decline of community college transfer rates: Evidence from national</text:p>
      <text:p text:style-name="P144">longitudinal surveys. Journal of Higher Education, 62 (2), 194-217.</text:p>
      <text:p text:style-name="P144">● Higher Education Extension Service. (1992). The academic performance of college</text:p>
      <text:p text:style-name="P144">students. New York: Teacher's College, Columbia University</text:p>
      <text:p text:style-name="P144">● Hodgkinson, H. (1985). All one system: Demographics of education, kindergarten through</text:p>
      <text:p text:style-name="P144">high school. Washington, D.C.: Institute for Educational Leadership.</text:p>
      <text:p text:style-name="P144">● Hodgkinson, H. (1993). Southern crossroads: A demographic look at the southeast.</text:p>
      <text:p text:style-name="P144">Tallahassee, FL: Southeastern Regional Vision for Education.</text:p>
      <text:p text:style-name="P144">● Keimig, R. T. (1983). Raising academic standards: A guide to learning improvement.</text:p>
      <text:p text:style-name="P144">(ASHE/ERIC Research Report)</text:p>
      <text:p text:style-name="P144">Maxwell, M. (1985). Improving student learning skills. San Francisco: Jossey-Bass.</text:p>
      <text:p text:style-name="P144">● National Center for Education Statistics. (1991). Survey report: College level remediation</text:p>
      <text:p text:style-name="P144">in the fall of 1989. Washington, D.C.: U.S. Department of Education, Office of Educational</text:p>
      <text:p text:style-name="P144">Research and Improvement.</text:p>
      <text:p text:style-name="P144">● Perry, W. (1970). Forms of intellectual and ethical development in the college years. New</text:p>
      <text:p text:style-name="P144">York: Holt, Rinehart, and Winston</text:p>
      <text:p text:style-name="P145"> </text:p>
      <text:p text:style-name="P146">"Taking Learning Seriously," in Change, July/August 1999. Volume 31, Number 4. Pages 10-17.</text:p>
      <text:p text:style-name="P215">ABOUT STATEIMPACT FLORIDA</text:p>
      <text:p text:style-name="P24"><text:span text:style-name="T55">StateImpact Florida journalists</text:span><text:a xlink:type="simple" xlink:href="http://stateimpact.npr.org/florida/author/joconnor/"><text:span text:style-name="T57"> John O'Connor</text:span></text:a><text:span text:style-name="T55"> and </text:span><text:a xlink:type="simple" xlink:href="http://stateimpact.npr.org/florida/author/smack/"><text:span text:style-name="T54">Sammy Mack</text:span></text:a><text:span text:style-name="T55"> travel the state to report on how education issues affect you. StateImpact Florida is a project of </text:span><text:a xlink:type="simple" xlink:href="http://www.wusf.usf.edu/"><text:span text:style-name="T57">WUSF</text:span></text:a><text:span text:style-name="T55"> Public Media and </text:span><text:a xlink:type="simple" xlink:href="http://www.wlrn.org/"><text:span text:style-name="T57">WLRN</text:span></text:a><text:span text:style-name="T55"> Public Media.</text:span></text:p>
      <text:h text:style-name="P308" text:outline-level="1">13th Grade: Why More Florida Students Than Ever Struggle With Math</text:h>
      <text:list xml:id="list7548245848409209470" text:style-name="L44">
        <text:list-header>
          <text:p text:style-name="P306"><draw:frame draw:style-name="fr2" draw:name="Frame2" text:anchor-type="paragraph" svg:width="2.2917in" draw:z-index="1"><draw:text-box fo:min-height="0.0161in"><text:h text:style-name="P38" text:outline-level="6">DECEMBER 10, 2012 | 6:00 AM</text:h><text:h text:style-name="P43" text:outline-level="6"><text:span text:style-name="T247">BY </text:span><text:a xlink:type="simple" xlink:href="http://stateimpact.npr.org/florida/author/sgonzalez/"><text:span text:style-name="T249">SARAH GONZALEZ</text:span></text:a></text:h></draw:text-box></draw:frame></text:p>
        </text:list-header>
      </text:list>
      <text:p text:style-name="P25"/>
      <text:p text:style-name="P25"/>
      <text:h text:style-name="P309" text:outline-level="1">President Obama and Education Reform: The Personal and the Political</text:h>
      <text:p text:style-name="P219"><text:span text:style-name="T41"> </text:span><text:span text:style-name="T42">By Robert Maranto, Michael Q. McShane</text:span> </text:p>
      <text:p text:style-name="P219"/>
      <text:p text:style-name="P53"><text:soft-page-break/></text:p>
      <text:p text:style-name="P60"/>
      <text:p text:style-name="P216">Trends in Developmental Education David Arendale, University of Missouri-Kansas City</text:p>
      <text:p text:style-name="P37"><text:span text:style-name="Emphasis"><text:span text:style-name="T56">In a series of stories this week and throughout December, the Florida Center for Investigative Reporting and StateImpact Florida will explore the growing need for remedial education among Florida’s high school graduates and older students. We’ll try to figure out how we got here and what the state can do to improve public education and provide students with the skills and tools they need to succeed in college and in the workforce.</text:span></text:span></text:p>
      <text:p text:style-name="P217"/>
      <text:p text:style-name="P216"/>
      <text:p text:style-name="P216"/>
      <text:p text:style-name="P216">David Arendale, Senior Research Fellow, University of Missouri-Kansas City, 5115 Oak Street,</text:p>
      <text:p text:style-name="P216">Administrative Center 336E, Kansas City, MO 64110-2499, (W) 816-235-1197, (F) 816-235-6502, E-mail</text:p>
      <text:p text:style-name="P216">address: <text:a xlink:type="simple" xlink:href="mailto:arendaled@umkc.edu">arendaled@umkc.edu</text:a></text:p>
      <text:p text:style-name="P63"><text:span text:style-name="T238">123.</text:span><text:span text:style-name="T50">    </text:span><text:span text:style-name="T238">APPENDIX: TEACHING MOVES FOR TtPS</text:span></text:p>
      <text:p text:style-name="P137">Teaching through</text:p>
      <text:p text:style-name="P137">Problem Solving</text:p>
      <text:p text:style-name="P139">Copyright © 2012 The National Council of Teachers of Mathematics, Inc. www.nctm.org. All rights reserved.</text:p>
      <text:p text:style-name="P139">This material may not be copied or distributed electronically or in any other format without written permission from NCTM.</text:p>
      <text:p text:style-name="P63"><text:span text:style-name="T237">Vol. 105, No. 6 • February 2012 </text:span><text:span text:style-name="T239">| </text:span><text:span text:style-name="T237">Mathematics Teacher</text:span></text:p>
      <text:p text:style-name="P64"/>
      <text:p text:style-name="P63"><text:span text:style-name="T232">Emphasize and label the efficient method as a capstone to</text:span><text:span text:style-name="T48"> </text:span><text:span text:style-name="T232">exploration.</text:span><text:span text:style-name="T49"> </text:span><text:span text:style-name="T235">Cos D. Fi and Katherine M. Degner</text:span></text:p>
      <text:p text:style-name="P133"><text:span text:style-name="T236">Mathematics Teacher </text:span><text:span text:style-name="T239">| </text:span><text:span text:style-name="T236">Vol. 105, No. 6 • February 2012</text:span></text:p>
      <text:p text:style-name="P64"/>
      <text:p text:style-name="P138">BIBLIOGRAPHY</text:p>
      <text:p text:style-name="P136">Bransford, John D., Ann L. Brown, and Rodney R. Cocking, eds.</text:p>
      <text:p text:style-name="P165"><text:span text:style-name="T233">2000. </text:span><text:span text:style-name="T234">How People Learn: Brain, Mind, Experience, and School.</text:span></text:p>
      <text:p text:style-name="P136">Washington, DC: National Academy Press.</text:p>
      <text:p text:style-name="P136">Clemens, Herb. 2008. Personal communication, November 20,</text:p>
      <text:p text:style-name="P136">2008.</text:p>
      <text:p text:style-name="P136">Garden, Robert A., Svein Lie, David F. Robitaille, Carl Angell,</text:p>
      <text:p text:style-name="P136">Michael O. Martin, Ina V.S. Mullis, Pierre Foy, and Alka</text:p>
      <text:p text:style-name="P165"><text:soft-page-break/><text:span text:style-name="T233">Arora. 2006. </text:span><text:span text:style-name="T234">TIMSS Advanced Assessment Framework</text:span><text:span text:style-name="T233">. Boston:</text:span></text:p>
      <text:p text:style-name="P136">TIMSS and PIRLS International Study Center.</text:p>
      <text:p text:style-name="P136">Hiebert, James, Thomas P. Carpenter, Elizabeth Fennema, Karen</text:p>
      <text:p text:style-name="P136">C. Fuson, Diana Wearne, Hanlie Murray, Alwyn Olivier, and</text:p>
      <text:p text:style-name="P165"><text:span text:style-name="T233">Piet Human. 1997. </text:span><text:span text:style-name="T234">Making Sense: Teaching and Learning Mathematics</text:span></text:p>
      <text:p text:style-name="P165"><text:span text:style-name="T234">with Understanding</text:span><text:span text:style-name="T233">. Portsmouth, NH: Heinemann.</text:span></text:p>
      <text:p text:style-name="P136">Hiebert, James, Ronald Gallimore, Helen Garnier, Karen B. Givvin,</text:p>
      <text:p text:style-name="P136">Hilary Hollingsworth, Jennifer Jacobs, Angel M. Chui,</text:p>
      <text:p text:style-name="P136">Diana Wearne, Margaret Smith, Nicole Kersting, Alfred Manaster,</text:p>
      <text:p text:style-name="P136">Ellen Tseng, Wallace Etterbeek, Carl Manaster, Patrick</text:p>
      <text:p text:style-name="P165"><text:span text:style-name="T233">Gonzales, and James Stigler. 2003. </text:span><text:span text:style-name="T234">Teaching Mathematics in</text:span></text:p>
      <text:p text:style-name="P165"><text:span text:style-name="T234">Seven Countries: Results from the TIMSS Video Study</text:span><text:span text:style-name="T233">. Washington,</text:span></text:p>
      <text:p text:style-name="P136">DC: U.S. Department of Education, National Center for</text:p>
      <text:p text:style-name="P136">Education Statistics.</text:p>
      <text:p text:style-name="P136">Hiebert, James, and Douglas A. Grouws. 2007. “The Effects of</text:p>
      <text:p text:style-name="P136">Classroom Mathematics Teaching on Students’ Learning.”</text:p>
      <text:p text:style-name="P165"><text:span text:style-name="T233">In </text:span><text:span text:style-name="T234">Second Handbook of Research on Mathematics Teaching and</text:span></text:p>
      <text:p text:style-name="P165"><text:span text:style-name="T234">Learning, </text:span><text:span text:style-name="T233">edited by Frank K. Lester, pp. 371–404. Reston, VA:</text:span></text:p>
      <text:p text:style-name="P136">National Council of Teachers of Mathematics.</text:p>
      <text:p text:style-name="P136">Hiebert, James, and Diana Wearne. 2003. “Developing Understanding</text:p>
      <text:p text:style-name="P165"><text:span text:style-name="T233">through Problem Solving.” In </text:span><text:span text:style-name="T234">Teaching Mathematics</text:span></text:p>
      <text:p text:style-name="P165"><text:span text:style-name="T234">through Problem Solving: Grades 6–12</text:span><text:span text:style-name="T233">, edited by Harold L.</text:span></text:p>
      <text:p text:style-name="P165"><text:span text:style-name="T233">Schoen and Randall I. Charles, pp. 3–12</text:span><text:span text:style-name="T234">. </text:span><text:span text:style-name="T233">Reston, VA: National</text:span></text:p>
      <text:p text:style-name="P136">Council of Teachers of Mathematics.</text:p>
      <text:p text:style-name="P165"><text:span text:style-name="T233">Mason, John, Leone Burton, and Kaye Stacey. 1985. </text:span><text:span text:style-name="T234">Thinking</text:span></text:p>
      <text:p text:style-name="P165"><text:span text:style-name="T234">Mathematically. </text:span><text:span text:style-name="T233">Wokingham, UK: Addison Wesley.</text:span></text:p>
      <text:p text:style-name="P136">National Council of Teachers of Mathematics (NCTM). 2000.</text:p>
      <text:p text:style-name="P165"><text:span text:style-name="T234">Principles and Standards for School Mathematics</text:span><text:span text:style-name="T233">. Reston, VA:</text:span></text:p>
      <text:p text:style-name="P136">NCTM.</text:p>
      <text:p text:style-name="P165"><text:span text:style-name="T233">Pólya, George. 1945. </text:span><text:span text:style-name="T234">How to Solve It</text:span><text:span text:style-name="T233">: </text:span><text:span text:style-name="T234">A New Aspect of Mathematical</text:span></text:p>
      <text:p text:style-name="P165"><text:span text:style-name="T234">Method</text:span><text:span text:style-name="T233">. Princeton, NJ: Princeton University Press.</text:span></text:p>
      <text:p text:style-name="P165"><text:span text:style-name="T233">Shulman, Lee. 2005. </text:span><text:span text:style-name="T234">The Signature Pedagogies of the Professions of</text:span></text:p>
      <text:p text:style-name="P140">Law, Medicine, Engineering, and the Clergy: Potential Lessons for</text:p>
      <text:p text:style-name="P165"><text:span text:style-name="T234">the Education of Teachers</text:span><text:span text:style-name="T233">. http://hub.mspnet.org/index</text:span></text:p>
      <text:p text:style-name="P136">.cfm/11172.</text:p>
      <text:p text:style-name="P136">Stein, Mary K., Margaret S. Smith, Marjorie A. Henningsen, and</text:p>
      <text:p text:style-name="P165"><text:span text:style-name="T233">Edward A. Silver. 2000. </text:span><text:span text:style-name="T234">Implementing Standards-Based Mathematics</text:span></text:p>
      <text:p text:style-name="P165"><text:span text:style-name="T234">Instruction: A Casebook for Professional Development</text:span><text:span text:style-name="T233">.</text:span></text:p>
      <text:p text:style-name="P307">New York: Teachers College Press.</text:p>
      <text:p text:style-name="P307"/>
      <text:p text:style-name="P307"/>
      <text:p text:style-name="P307"><text:soft-page-break/></text:p>
      <text:p text:style-name="P314">To the committee of 10</text:p>
      <text:p text:style-name="P314"/>
      <text:p text:style-name="P314">In the late 1800s there was a great amount of dissatisfaction with the secondary school system. <text:s/>D<text:span text:style-name="T326">ue to t</text:span>o this dissatisfaction which came primarily from college personnel. <text:span text:style-name="T326">T</text:span>he National Council of <text:span text:style-name="T326">E</text:span>ducation appointed a committee to address several issues. <text:s/>In 1892, this committee, known as "The Committee of 10”' <text:s/>was appointed to bring "agreement and uniformity to the problem of high school articulation." (Kolb and Waters, p.7). <text:s/>The <text:span text:style-name="T326">C</text:span>ommittee was ch<text:span text:style-name="T326">aired</text:span> by Dr. Charles Eliot, president of Harvard <text:span text:style-name="T326">U</text:span>niversity. <text:s/>For the previous 20 years, Elliott has been addressing the lack of uniformity between high school curriculum and the expectations placed <text:span text:style-name="T326">on </text:span>all students four admission to college. <text:s/>The calls of his speech in 1888. to the national education association the Committee and 10 was formed under President Ali and the Committee for nine formed nine subcommittees of ten members each. <text:s/>The <text:s text:c="2"/>and the subcommittee's his fourth, called commissions and were established to study and aspects of groups of subjects and. <text:s/>It is interesting to note the composition of these committees only one of the committee of TN was a high school principal. <text:s/>Eight of the other nine are primarily concerned with college entrance requirements to the Q the mark ofThe Committee stated that certain courses is secondary school curriculum should be eliminated and that he'd given student should only take 3 to 4 courses at a given The Committee said that even though some students may not the college time. <text:s/>Is more taken, the student may not get the most from school to calls as attention is spread too thin (NCTM). <text:s text:c="3"/>even though The Committee said that some students may not be college found they should be treated the same as a college town person a given class. <text:s/>If the student want to go into a given location, eight he should take appropriate vocational classes. <text:s/>TheCommittee suggested that studies be oriented towards the college bound and the potato course offered in a school was to be based on the subject matter(NCTM, 0164). <text:s/></text:p>
      <text:p text:style-name="P314"/>
      <text:p text:style-name="P314">SP" the committee and 10 in unanimously agree... <text:s/>That every subject which is taught <text:s text:c="6"/>at all is secondary school be taught in the same way and to the same extent every p il so long as he purses <text:s text:c="2"/>it, no matter what the probable of destination of the people may be, or at what point does education to is to cease. <text:s/>Thus for all students who study Latin or history or algebra for example, the allotment of time and a method of instruction in a given school should be the same year by </text:p>
      <text:p text:style-name="P314">year." (Bossing, p51)e The but high school students into a college prep curriculum was to "ease the burden of the colleges for the car of inadequately prepared <text:s text:c="2"/>to candidates." (Bossing <text:s text:c="2"/>p51.). <text:s/>The and in other words the committee wanted to take certain topics and push them down and highols and Hughto those pushing and should be done <text:s/>down:" in the opinion of the committee, several subjects now reserved for high school such as algebra and geometry natural science and foreign languages should be taught in earlier that now and therefore within the schools classified as elementary; or as an alternative, the secondary school. <text:s/>She made to get 2 hours earlier than at present, leaving six years and start date for the elementary school.. <text:s/>Under the present organization, elementary subjects in elementary methods are, and judgment committee, kept in use too long" (Inglid us, p291).</text:p>
      <text:p text:style-name="P314"/>
      <text:p text:style-name="P314"/>
      <text:p text:style-name="P314"/>
      <text:p text:style-name="P314">SP <text:s text:c="2"/>the committee recommended that the seventh and eighth grades, which were in elementary school, the make part of high school.Thus arithmetic should be completed by the great. <text:s/>Also stated that algebra and geometry should be informally introduced in the <text:s/>per elementary school and the algebra </text:p>
      <text:p text:style-name="P314">introduced would include topics such as solving simple equations and how to break expressions <text:s text:c="5"/></text:p>
      <text:p text:style-name="P314"/>
      <text:p text:style-name="P314">Specifics to what level material should be presented was also included algebra through quadratic <text:soft-page-break/>equation was to be studied for pop can't. <text:s/>For week in place at the ninth grade level the study of geometry, including solid geometry, and morale of the graves was recommended for the 10th and 11th years the study and trigonometry and more advanced topics in algebra was suggested for boys</text:p>
      <text:p text:style-name="P314"><text:s/>going to scientific schools. <text:s/>The Committee advice and all students should take some mathematicsafter algebra in the ninth grade so, at the suggest a schedule for a college account student per week was ninth grade, periods of algebra 10th grade three periods of geometry 11th grade two periods of algebra and two. <text:s/>The geometry twelfth-grade three. <text:s/>The trigonometry(Inglis <text:s/>, p484). <text:s/>As seen in the 11th grade thatCommittee one and school teachers to show how to how to treat an algebra or related. <text:s/>This approach was referred to as correlated mathematics in geometry level of rigor was to be raised and formal logic to be used to.</text:p>
      <text:p text:style-name="P314"/>
      <text:p text:style-name="P314">The recommendations of the committee and 10 did not come without criticism. <text:s/>Several objections for one) the most complete failure to recognize a practical vocational arts subjects; 2) <text:s text:c="2"/>the obvious dominance of the college admission to function;</text:p>
      <text:p text:style-name="P314">3) and the different differentiation differentiation of curriculums on the basis of a predominant subjects rather than on the basis of the activities of life to which </text:p>
      <text:p text:style-name="P314">p ils will apply their training;4) meet overemphasis on a study of foreign language;5) the the failure to provide for those p ils must leave school before the </text:p>
      <text:p text:style-name="P314">secondary school courses can be completed;6) the relatively small amount of flexibility, 7) and <text:s text:c="2"/>the failure in other way to provide curriculums will send it to </text:p>
      <text:p text:style-name="P314">them and the individual differences. (Ingliss <text:s/>p.666). <text:s/>However, despite these criticisms, the committee did much to help the standardization of secondary education </text:p>
      <text:p text:style-name="P314">and the U.S..</text:p>
      <text:p text:style-name="P314">And</text:p>
      <text:p text:style-name="P314"/>
      <text:p text:style-name="P314">Effect of the committee's report was slower and developing by 1911 is estimated that only 38% of the 50 largest school systems, and then put the committee's </text:p>
      <text:p text:style-name="P314">recommendations for arithmetic and practice. <text:s/>However "no other force did more to mold the current conception of the mathematics curriculum and college entrance </text:p>
      <text:p text:style-name="P314">requirements and the recommendation of the mathematics of committee of the committee of TN." (:Kolb waters P9 close parent <text:s text:c="2"/>for several several of these heses) as: </text:p>
      <text:p text:style-name="P314">waters along to say, (many current practices and attitudes can be traced back to the antecedents of the mathematics curriculum and ThatCommittee and 10)" several of </text:p>
      <text:p text:style-name="P314">these are1) college entrance requirements determine the mathematics that is selected the talk and secondary schools2) mathematics and high and school-level is equated </text:p>
      <text:p text:style-name="P314">with college prep math3) the students must choose between college prep to math courses or virtually no math courses and all. <text:s/>And4) the student &amp;s must fit to the </text:p>
      <text:p text:style-name="P314">mathematics content card and a course instead of providing some courses were mathematics content is selected that will serve the students: (a Kolbwaters p9) <text:s/></text:p>
      <text:p text:style-name="P314"/>
      <text:p text:style-name="P314"/>
      <text:p text:style-name="P314"/>
      <text:p text:style-name="P314"/>
      <text:p text:style-name="P314">Bossing, N. Princilpal of secondary Education, New Jersy Prenptice Hall, 1955.</text:p>
      <text:p text:style-name="P314">Kolb, J. &amp; Waters, W. , The Secondary Mathemaitcs Curriculum. Report to the Divison of Mathemacis, NC State Department of Public Instruciton ansd State Advisory Counci </text:p>
      <text:p text:style-name="P314">on SecondarySchool Mathematics, 1974.Thus ThatCommittee had 10 had a major influence on the education of the us and to all the 20th century.</text:p>
      <text:p text:style-name="P314"/>
      <text:p text:style-name="P314"><text:soft-page-break/></text:p>
      <text:p text:style-name="P314"/>
      <text:p text:style-name="P314"><text:s/></text:p>
      <text:p text:style-name="P314">And</text:p>
      <text:p text:style-name="P314"><text:s/>The " </text:p>
      <text:p text:style-name="P314">Committee and 10 report was generally positive lead to formation of CEeb <text:s/></text:p>
      <text:p text:style-name="P314">The time 1893 summary:</text:p>
      <text:p text:style-name="P314"/>
      <text:p text:style-name="P314">Seven curriculum needed for college entrance</text:p>
      <text:p text:style-name="P314"/>
      <text:p text:style-name="P314">Math as important for mental discipline experiment mind as a muscle which must be exercised an</text:p>
      <text:p text:style-name="P314"/>
      <text:p text:style-name="P314">College bound</text:p>
      <text:p text:style-name="P314"/>
      <text:p text:style-name="P314">Standardization </text:p>
      <text:p text:style-name="P314">The form due to two dissatisfaction with secondary math and</text:p>
      <text:p text:style-name="P314"/>
      <text:p text:style-name="P314">Recommendations and:</text:p>
      <text:p text:style-name="P314"/>
      <text:p text:style-name="P314">Algebra one geometry mandated for college entrance to the</text:p>
      <text:p text:style-name="P314"/>
      <text:p text:style-name="P314">Rigorous proof and synthetic geometry is</text:p>
      <text:p text:style-name="P314"/>
      <text:p text:style-name="P314">Students take of arithmetic from AIDS 6 to 13</text:p>
      <text:p text:style-name="P314"/>
      <text:p text:style-name="P314">Algebra to be placed in ninth grade</text:p>
      <text:p text:style-name="P314">II. <text:s text:c="3"/>committee of the economy of time impact-curriculum development emerged as a field of specialty teachers were participants. <text:s/>1918</text:p>
      <text:p text:style-name="P314"/>
      <text:p text:style-name="P314">If an influx of immigrants need to educate masses</text:p>
      <text:p text:style-name="P314"/>
      <text:p text:style-name="P314">This before world war one a growing concern that education be more economical and more efficient and</text:p>
      <text:p text:style-name="P314"/>
      <text:p text:style-name="P314">Objectives for to identify minimum essentials of a curriculum</text:p>
      <text:p text:style-name="P314"/>
      <text:p text:style-name="P314">Recommendations: based on the press for social utility</text:p>
      <text:p text:style-name="P314"/>
      <text:p text:style-name="P314">I define teach skills people need to live and work successfully</text:p>
      <text:p text:style-name="P314"/>
      <text:p text:style-name="P314">Efficiency-best roles <text:s text:c="2"/>for lowest cost <text:s/></text:p>
      <text:p text:style-name="P314"/>
      <text:p text:style-name="P314">Led to develop of IQ an achievement test be too stimulation so the use of scientific methods <text:s/>The</text:p>
      <text:p text:style-name="P314"/>
      <text:p text:style-name="P314">III. <text:s/>Data that's <text:s text:c="2"/>the <text:s text:c="4"/>committee on problems of math and secondary education 1920-negative reactions </text:p>
      <text:p text:style-name="P314">-only learn what is useful and</text:p>
      <text:p text:style-name="P314"/>
      <text:p text:style-name="P314">to be practical</text:p>
      <text:p text:style-name="P314"><text:soft-page-break/>i</text:p>
      <text:p text:style-name="P314">Inflows by compact and if who later found by Kilpartrick <text:s/>The who founded in progressive education association compulsory attendance falls</text:p>
      <text:p text:style-name="P314"/>
      <text:p text:style-name="P314">Utility - <text:s text:c="2"/>grace good for the greatest number of people</text:p>
      <text:p text:style-name="P314"/>
      <text:p text:style-name="P314">Recommendations: individual differences of students called for different courses</text:p>
      <text:p text:style-name="P314"/>
      <text:p text:style-name="P314">Proposed three tier program based on the needs of four different gro s</text:p>
      <text:p text:style-name="P314"/>
      <text:p text:style-name="P314">Topics in math selected to serve students as instruments as in attaining a the ends in of the math and self <text:s/></text:p>
      <text:p text:style-name="P314"/>
      <text:p text:style-name="P314">IV. <text:s/>The took the 1923 report:</text:p>
      <text:p text:style-name="P314"/>
      <text:p text:style-name="P314">Generally accepted</text:p>
      <text:p text:style-name="P314"/>
      <text:p text:style-name="P314">To give instructional programs for fairly and you are well established junior and senior high school Charlie roles and compulsory attendance lulls major reason for </text:p>
      <text:p text:style-name="P314">formation</text:p>
      <text:p text:style-name="P314"/>
      <text:p text:style-name="P314">Recommendations: propose math courses <text:s text:c="2"/>four also have an eighth graders and seventh graders for all</text:p>
      <text:p text:style-name="P314"/>
      <text:p text:style-name="P314">Two programs for and grade algebra general math-day basis for IP for present <text:s text:c="2"/>day tracking system <text:s/></text:p>
      <text:p text:style-name="P314"/>
      <text:p text:style-name="P314">more the <text:s/>lective <text:s/></text:p>
      <text:p text:style-name="P314"><text:s/>calculus should not be college entrance requirements and the the</text:p>
      <text:p text:style-name="P314">V. PEA the move <text:s text:c="2"/>a committee own function of math in general education-no immediate changes were forthcoming-1940 two (begun in 1932).</text:p>
      <text:p text:style-name="P314"/>
      <text:p text:style-name="P314">Reaction cto depression</text:p>
      <text:p text:style-name="P314">Students centered</text:p>
      <text:p text:style-name="P314"/>
      <text:p text:style-name="P314">Progressive </text:p>
      <text:p text:style-name="P314"><text:s text:c="4"/>place of math in structure general education curriculum to</text:p>
      <text:p text:style-name="P314"/>
      <text:p text:style-name="P314">Recommendations: a Mano specific subject matter recommendations and the the the the the that the</text:p>
      <text:p text:style-name="P314"/>
      <text:p text:style-name="P314">Instead, select the categories of math behavior they felt necessary to problem-solving of life <text:s/>The</text:p>
      <text:p text:style-name="P314">d </text:p>
      <text:p text:style-name="P314">VI. <text:s/>Joint commission of MAA and NCTM <text:s text:c="2"/>the <text:s text:c="4"/>the-the place of math and SecondarySchool 1940 (berg a 1934) impact the delayed to world war and delayetwo the late </text:p>
      <text:p text:style-name="P314">or commissio the <text:s/>n on post war plans the</text:p>
      <text:p text:style-name="P314">Tw <text:s/>o tracks <text:s text:c="2"/>- the college verses non <text:s/>-college <text:s text:c="2"/>the</text:p>
      <text:p text:style-name="P314"/>
      <text:p text:style-name="P314">And an GEN math with readers coursework with two social utility math and</text:p>
      <text:p text:style-name="P314"/>
      <text:p text:style-name="P314">The teaching given a problem for retardation acceleration evaluations and junior college math and if that I'd go</text:p>
      <text:p text:style-name="P314"><text:soft-page-break/></text:p>
      <text:p text:style-name="P314">VII. ommission on post war plans to preparation for acceptance of recommendations of CEeb. positionve reaction</text:p>
      <text:p text:style-name="P314">major impact and influence nationwide.</text:p>
      <text:p text:style-name="P314"/>
      <text:p text:style-name="P314">time 1944 - ffrom 1945 on ther thrust of what should be offered was about the same</text:p>
      <text:p text:style-name="P314">major Emphasis or Reason for Formation it's at an IP established in 1900. <text:s/>Major impact in <text:s text:c="2"/>influence Nationwide</text:p>
      <text:p text:style-name="P314">A positive reaction. inaddequacies fun in math educaton testing soldiers</text:p>
      <text:p text:style-name="P314">Different strokes for different flols </text:p>
      <text:p text:style-name="P314">neeeds of slow learner recognized</text:p>
      <text:p text:style-name="P314">Led way to refomr evaluaton experimentation</text:p>
      <text:p text:style-name="P314">offered counseling</text:p>
      <text:p text:style-name="P314">Recommendations - Educattion of teachers has to e improved - methods and content</text:p>
      <text:p text:style-name="P314">functional competency ofr all who can achieve</text:p>
      <text:p text:style-name="P314">math literacy for all that can achive it</text:p>
      <text:p text:style-name="P314">use of multi--sensory aidss</text:p>
      <text:p text:style-name="P314">8.<text:tab/>College Entrance Examination Commison on Math -appointd by CEEB (est. in 1900) - major impact influence nationwide</text:p>
      <text:p text:style-name="P314">Time - 1959 CEEB greatly influenced SM SG UICSM UMAP which greatly influenced all texts. <text:s/>The</text:p>
      <text:p text:style-name="P314"/>
      <text:p text:style-name="P314">Major emphasis-performance on a nature of college entrance exams</text:p>
      <text:p text:style-name="P314"/>
      <text:p text:style-name="P314">Public dissatisfaction with math programs, curricula, instruction.</text:p>
      <text:p text:style-name="P314"/>
      <text:p text:style-name="P314">Beginning of new math</text:p>
      <text:p text:style-name="P314"/>
      <text:p text:style-name="P314">Focus was on college capable</text:p>
      <text:p text:style-name="P314"/>
      <text:p text:style-name="P314">National need for people skilled in various branches of mathematics.</text:p>
      <text:p text:style-name="P314"/>
      <text:p text:style-name="P314"/>
      <text:p text:style-name="P314"/>
      <text:p text:style-name="P314">Recommendations <text:s text:c="2"/>- </text:p>
      <text:p text:style-name="P314"><text:s text:c="2"/>emphasize concepts over <text:s text:c="2"/>manipulations</text:p>
      <text:p text:style-name="P314"/>
      <text:p text:style-name="P314">Rigorous teacher training - <text:s/>college course work in math and methods</text:p>
      <text:p text:style-name="P314"/>
      <text:p text:style-name="P314">Federal government stepped in with NSF instituted to train teachers in new math</text:p>
      <text:p text:style-name="P314"/>
      <text:p text:style-name="P314"><text:s/>calculus is college level subject</text:p>
      <text:p text:style-name="P314"/>
      <text:p text:style-name="P314">Developmental of A understanding of deductive method as a way of thinking <text:s/></text:p>
      <text:p text:style-name="P314"/>
      <text:p text:style-name="P314"><text:s/>9. <text:s/>The Cambridge conference</text:p>
      <text:p text:style-name="P314"/>
      <text:p text:style-name="P314">Very little impact</text:p>
      <text:p text:style-name="P314">concentration onf tearcher training</text:p>
      <text:p text:style-name="P314"><text:s text:c="2"/>time 1966</text:p>
      <text:p text:style-name="P314"><text:soft-page-break/></text:p>
      <text:p text:style-name="P314">Major emphasis-</text:p>
      <text:p text:style-name="P314"><text:s text:c="2"/>a train teachers -ignore Piaget</text:p>
      <text:p text:style-name="P314"/>
      <text:p text:style-name="P314">The recommendations-use spiral the a approach</text:p>
      <text:p text:style-name="P314"/>
      <text:p text:style-name="P314">10. <text:s/>The national advisory committee on mathematics education (NACOME) - <text:s/>appointed by NSF and NCTM -little impact</text:p>
      <text:p text:style-name="P314"/>
      <text:p text:style-name="P314">Time 1975</text:p>
      <text:p text:style-name="P314"/>
      <text:p text:style-name="P314">Major emphasis-more students in greater diversity of students</text:p>
      <text:p text:style-name="P314"/>
      <text:p text:style-name="P314">New math had come under close scrutiny</text:p>
      <text:p text:style-name="P314"/>
      <text:p text:style-name="P314">To offer advice</text:p>
      <text:p text:style-name="P314"/>
      <text:p text:style-name="P314">Gave <text:s/>assessment of where we were</text:p>
      <text:p text:style-name="P314"/>
      <text:p text:style-name="P314">Sought for accountability</text:p>
      <text:p text:style-name="P314"/>
      <text:p text:style-name="P314">Recommendations-</text:p>
      <text:p text:style-name="P314"/>
      <text:p text:style-name="P314">Avoid dichotomies ( <text:s/>incorporate old math with new math)</text:p>
      <text:p text:style-name="P314"/>
      <text:p text:style-name="P314">Blend computers with problem-solving</text:p>
      <text:p text:style-name="P314"/>
      <text:p text:style-name="P314">Emphasis on all students</text:p>
      <text:p text:style-name="P314"/>
      <text:p text:style-name="P314">General understanding of capabilities and limitations of calculators and computers</text:p>
      <text:p text:style-name="P314"/>
      <text:p text:style-name="P314">In service education</text:p>
      <text:p text:style-name="P314">have effective student evaluations as an IP </text:p>
      <text:p text:style-name="P314">11. <text:s/>The prospects in mathematics education (PRIME)-MAA</text:p>
      <text:p text:style-name="P314"/>
      <text:p text:style-name="P314">1978</text:p>
      <text:p text:style-name="P314"/>
      <text:p text:style-name="P314">Major emphasis-to examine impact of technology, exploration and specialization in fields from college level instruction</text:p>
      <text:p text:style-name="P314"/>
      <text:p text:style-name="P314"><text:s text:c="2"/>he felt dominant institution would be the community college</text:p>
      <text:p text:style-name="P314"/>
      <text:p text:style-name="P314">Planning for the future</text:p>
      <text:p text:style-name="P314"/>
      <text:p text:style-name="P314">Primarily concerned with two and four-year colleges</text:p>
      <text:p text:style-name="P314"/>
      <text:p text:style-name="P314">Recommendations-new definition of basic skills </text:p>
      <text:p text:style-name="P314">establish college curriculum</text:p>
      <text:p text:style-name="P314"/>
      <text:p text:style-name="P314"><text:soft-page-break/>To address transition problems faced by students</text:p>
      <text:p text:style-name="P314"/>
      <text:p text:style-name="P314">The continuing education needs of teachers</text:p>
      <text:p text:style-name="P314"/>
      <text:p text:style-name="P314">Encourage communication needs among teachers-professional organizations</text:p>
      <text:p text:style-name="P314"/>
      <text:p text:style-name="P314">12. <text:s/>The oh an agenda for action-appointed by NCTM-favorable reaction</text:p>
      <text:p text:style-name="P314"/>
      <text:p text:style-name="P314">Time 1980</text:p>
      <text:p text:style-name="P314"/>
      <text:p text:style-name="P314">Math programs not keeping pace with changing needs of math abilities dictated by developing technologies</text:p>
      <text:p text:style-name="P314"/>
      <text:p text:style-name="P314">Shores in Kuala qualified math teachers</text:p>
      <text:p text:style-name="P314"/>
      <text:p text:style-name="P314">Recommendations-problem solving should be focus of school math to the 1980s</text:p>
      <text:p text:style-name="P314"/>
      <text:p text:style-name="P314">Strict standards for teaching math </text:p>
      <text:p text:style-name="P314"><text:s text:c="2"/>wider range of evaluation and conventional testing </text:p>
      <text:p text:style-name="P314">The accommodate diverse needs student populations</text:p>
      <text:p text:style-name="P314"/>
      <text:p text:style-name="P314">R</text:p>
      <text:p text:style-name="P314">Raise the level of public interest and s port for math instruction</text:p>
      <text:p text:style-name="P314"/>
      <text:p text:style-name="P314"/>
      <text:p text:style-name="P314"/>
      <text:p text:style-name="P314"/>
      <text:p text:style-name="P314">History of mathematics education -</text:p>
      <text:p text:style-name="P314"/>
      <text:p text:style-name="P314">1600S and 1821-</text:p>
      <text:p text:style-name="P314"/>
      <text:p text:style-name="P314">Small percent of students in school</text:p>
      <text:p text:style-name="P314"/>
      <text:p text:style-name="P314">School not compulsory, nor was it free</text:p>
      <text:p text:style-name="P314"/>
      <text:p text:style-name="P314">High schools emerged before and during the Civil War</text:p>
      <text:p text:style-name="P314"/>
      <text:p text:style-name="P314">The math texts; has ciphering the books</text:p>
      <text:p text:style-name="P314"/>
      <text:p text:style-name="P314"/>
      <text:p text:style-name="P314"/>
      <text:p text:style-name="P314">1821- <text:s text:c="3"/>1894</text:p>
      <text:p text:style-name="P314"/>
      <text:p text:style-name="P314">Colburn's the textbook stressed inductive discovery approach (based on <text:s text:c="2"/>Pestalozgies inductive method)</text:p>
      <text:p text:style-name="P314"><text:s text:c="2"/>secondary schools became free and compulsory <text:s/></text:p>
      <text:p text:style-name="P314">The rise of educational philosophies and psychologies</text:p>
      <text:p text:style-name="P314">ly</text:p>
      <text:p text:style-name="P314"><text:s text:c="2"/>founding some of professional and scholoarly societies and journals</text:p>
      <text:p text:style-name="P314"><text:soft-page-break/></text:p>
      <text:p text:style-name="P314">Committee and 10 a 1893</text:p>
      <text:p text:style-name="P314"/>
      <text:p text:style-name="P314"/>
      <text:p text:style-name="P314"/>
      <text:p text:style-name="P314">1894-1920</text:p>
      <text:p text:style-name="P314"/>
      <text:p text:style-name="P314">Arithmetic, was the colleges SecondarySchool subject, and moved into the elementary grades</text:p>
      <text:p text:style-name="P314"/>
      <text:p text:style-name="P314">Thorndike-stimulus response psychologi</text:p>
      <text:p text:style-name="P314"/>
      <text:p text:style-name="P314">Wertheimer's gestalt approach to education</text:p>
      <text:p text:style-name="P314"/>
      <text:p text:style-name="P314">The establishment of college entrance examination board</text:p>
      <text:p text:style-name="P314"/>
      <text:p text:style-name="P314">MAA <text:s text:c="2"/>the founded (1915) <text:s/></text:p>
      <text:p text:style-name="P314"/>
      <text:p text:style-name="P314">NCTm the founded(the 1920) <text:s/></text:p>
      <text:p text:style-name="P314"/>
      <text:p text:style-name="P314">Committee on economy of time 1918</text:p>
      <text:p text:style-name="P314"/>
      <text:p text:style-name="P314">Committee on problems of mathematics and secondary education 1920 two paragraphs</text:p>
      <text:p text:style-name="P314"/>
      <text:p text:style-name="P314">Child-study movement 1883-1895</text:p>
      <text:p text:style-name="P314"/>
      <text:p text:style-name="P314">Industrial the revolution</text:p>
      <text:p text:style-name="P314"/>
      <text:p text:style-name="P314">World war one</text:p>
      <text:p text:style-name="P314"/>
      <text:p text:style-name="P314"/>
      <text:p text:style-name="P314"/>
      <text:p text:style-name="P314">1920-1945</text:p>
      <text:p text:style-name="P314"/>
      <text:p text:style-name="P314">Three conflicting philosophies-drill theory, incidental learning theory, meaning theory</text:p>
      <text:p text:style-name="P314"/>
      <text:p text:style-name="P314">Rising follow progression education-utility was stressed</text:p>
      <text:p text:style-name="P314"/>
      <text:p text:style-name="P314">Jean Piaget stages of intellectual development</text:p>
      <text:p text:style-name="P314"/>
      <text:p text:style-name="P314">B. F. Skinner's operant <text:s text:c="2"/>the conditioning and</text:p>
      <text:p text:style-name="P314"/>
      <text:p text:style-name="P314">Depression</text:p>
      <text:p text:style-name="P314"/>
      <text:p text:style-name="P314">World war two-deficiencies in arithmetic knowledge and skills among world war two inductees receive national publicity</text:p>
      <text:p text:style-name="P314"/>
      <text:p text:style-name="P314">The 1923 report</text:p>
      <text:p text:style-name="P314"/>
      <text:p text:style-name="P314">PEA committee on the function of mathematics in general education-1940</text:p>
      <text:p text:style-name="P314"><text:soft-page-break/></text:p>
      <text:p text:style-name="P314">Joint commission of MAA the an NCTM-the place of mathematics and secondary school 1940</text:p>
      <text:p text:style-name="P314"/>
      <text:p text:style-name="P314">Commission on post war plans 1944</text:p>
      <text:p text:style-name="P314"/>
      <text:p text:style-name="P314">Begining of junior high error if era</text:p>
      <text:p text:style-name="P314"/>
      <text:p text:style-name="P314">1945-1975</text:p>
      <text:p text:style-name="P314"/>
      <text:p text:style-name="P314">International competition of U.S. and USSR</text:p>
      <text:p text:style-name="P314"/>
      <text:p text:style-name="P314">College and university acadamitions <text:s text:c="2"/>the turn their attention to the curricula on elementary and secondary schools-the modern mathematics movement was the result-</text:p>
      <text:p text:style-name="P314">late 1950s-mid 1970s)</text:p>
      <text:p text:style-name="P314">Tech revolution</text:p>
      <text:p text:style-name="P314"/>
      <text:p text:style-name="P314">Sputnik 1957</text:p>
      <text:p text:style-name="P314"/>
      <text:p text:style-name="P314">SMSg, <text:s text:c="2"/>the UICSM, UMAP, SSMCIS-mathematics curriculum projects influenced texts, reflected the new math trend</text:p>
      <text:p text:style-name="P314"/>
      <text:p text:style-name="P314">J <text:s/>.P. Guilford's <text:s text:c="2"/>structure of Intellect <text:s/></text:p>
      <text:p text:style-name="P314">Robert Ga <text:s/>gnes <text:s text:c="2"/>hierarchical categorizes of learning</text:p>
      <text:p text:style-name="P314"/>
      <text:p text:style-name="P314">Zoltan Dienes <text:s text:c="2"/>the multiple embodiments</text:p>
      <text:p text:style-name="P314">David Ausubel's <text:s text:c="2"/>the advanced organizers</text:p>
      <text:p text:style-name="P314"/>
      <text:p text:style-name="P314">William Brownell's <text:s text:c="2"/>meaningful learning theory</text:p>
      <text:p text:style-name="P314"/>
      <text:p text:style-name="P314">Jaron Bruner discovery learning</text:p>
      <text:p text:style-name="P314"/>
      <text:p text:style-name="P314">Henry Van Engen - <text:s text:c="8"/>the theory that arithmetic symbols r u <text:s text:c="2"/>refer to overt acts</text:p>
      <text:p text:style-name="P314"/>
      <text:p text:style-name="P314">College entrance examination board-commission of mathematics 1959</text:p>
      <text:p text:style-name="P314"/>
      <text:p text:style-name="P314">Cambridge conference 1963 </text:p>
      <text:p text:style-name="P314">Cambridge conference on teacher training 1966</text:p>
      <text:p text:style-name="P314"/>
      <text:p text:style-name="P314">National advisory committee in mathematics NACOME -a 1975</text:p>
      <text:p text:style-name="P314"/>
      <text:p text:style-name="P314">Individualize instruction; accountability</text:p>
      <text:p text:style-name="P314">nt <text:s/></text:p>
      <text:p text:style-name="P314">1975-prese</text:p>
      <text:p text:style-name="P314">The new math movement coming to close; the cry for back to basis </text:p>
      <text:p text:style-name="P314">Richard Skemp's the <text:s text:c="4"/>the relational vs. instrumental understanding</text:p>
      <text:p text:style-name="P314">Trend toward higher standard its for tea thechers <text:s text:c="2"/>and</text:p>
      <text:p text:style-name="P314">Prospects in mathematics education (PRIME) <text:s text:c="2"/>a-9 to 78</text:p>
      <text:p text:style-name="P314"/>
      <text:p text:style-name="P314">And and and community college emerging as a dominant institution</text:p>
      <text:p text:style-name="P314"><text:soft-page-break/></text:p>
      <text:p text:style-name="P314">An agenda for action 1980</text:p>
      <text:p text:style-name="P314"/>
      <text:p text:style-name="P314">Focus on problem solving if home a home a</text:p>
      <text:p text:style-name="P314"/>
      <text:p text:style-name="P314"/>
      <text:p text:style-name="P314"/>
      <text:p text:style-name="P314"/>
      <text:p text:style-name="P314"/>
      <text:p text:style-name="P314"/>
      <text:p text:style-name="P314"/>
      <text:p text:style-name="P314"/>
      <text:p text:style-name="P314">SP</text:p>
      <text:p text:style-name="P314"/>
      <text:p text:style-name="P315"/>
      <text:p text:style-name="P315"><text:tab/></text:p>
      <table:table table:name="Table2" table:style-name="Table2">
        <table:table-column table:style-name="Table2.A" table:number-columns-repeated="4"/>
        <table:table-row>
          <table:table-cell table:style-name="Table2.A1" office:value-type="string">
            <text:p text:style-name="P346">Committee</text:p>
          </table:table-cell>
          <table:table-cell table:style-name="Table2.A1" office:value-type="string">
            <text:p text:style-name="P346">Time</text:p>
          </table:table-cell>
          <table:table-cell table:style-name="Table2.A1" office:value-type="string">
            <text:p text:style-name="P346">Major emphasis or Reason</text:p>
          </table:table-cell>
          <table:table-cell table:style-name="Table2.D1" office:value-type="string">
            <text:p text:style-name="P346">recommendations</text:p>
          </table:table-cell>
        </table:table-row>
        <table:table-row>
          <table:table-cell table:style-name="Table2.A2" office:value-type="string">
            <text:p text:style-name="P346">Committte of Ten</text:p>
            <text:p text:style-name="P346">Appointed by NEA</text:p>
            <text:p text:style-name="P346">Report was gernelaly postion</text:p>
            <text:p text:style-name="P346">Led to fomation onf CEEB</text:p>
          </table:table-cell>
          <table:table-cell table:style-name="Table2.A2" office:value-type="string">
            <text:p text:style-name="P346">1893</text:p>
          </table:table-cell>
          <table:table-cell table:style-name="Table2.A2" office:value-type="string">
            <text:p text:style-name="P346">Set up curriculum needed ofr college entrance</text:p>
            <text:p text:style-name="P346">math is important fo r mental disciplinedCikkege biybtd</text:p>
            <text:p text:style-name="P346">Standardization</text:p>
            <text:p text:style-name="P346">Formed due to dissatisfationecondary education</text:p>
          </table:table-cell>
          <table:table-cell table:style-name="Table2.D2" office:value-type="string">
            <text:p text:style-name="P346">Algera I annd Geometry mandated or colege entrance</text:p>
            <text:p text:style-name="P346"/>
          </table:table-cell>
        </table:table-row>
        <table:table-row>
          <table:table-cell table:style-name="Table2.A2" office:value-type="string">
            <text:p text:style-name="P347"/>
          </table:table-cell>
          <table:table-cell table:style-name="Table2.A2" office:value-type="string">
            <text:p text:style-name="P347"/>
          </table:table-cell>
          <table:table-cell table:style-name="Table2.A2" office:value-type="string">
            <text:p text:style-name="P347"/>
          </table:table-cell>
          <table:table-cell table:style-name="Table2.D2" office:value-type="string">
            <text:p text:style-name="P347"/>
          </table:table-cell>
        </table:table-row>
        <table:table-row>
          <table:table-cell table:style-name="Table2.A2" office:value-type="string">
            <text:p text:style-name="P347"/>
          </table:table-cell>
          <table:table-cell table:style-name="Table2.A2" office:value-type="string">
            <text:p text:style-name="P347"/>
          </table:table-cell>
          <table:table-cell table:style-name="Table2.A2" office:value-type="string">
            <text:p text:style-name="P347"/>
          </table:table-cell>
          <table:table-cell table:style-name="Table2.D2" office:value-type="string">
            <text:p text:style-name="P347"/>
          </table:table-cell>
        </table:table-row>
        <table:table-row>
          <table:table-cell table:style-name="Table2.A2" office:value-type="string">
            <text:p text:style-name="P347"/>
          </table:table-cell>
          <table:table-cell table:style-name="Table2.A2" office:value-type="string">
            <text:p text:style-name="P347"/>
          </table:table-cell>
          <table:table-cell table:style-name="Table2.A2" office:value-type="string">
            <text:p text:style-name="P347"/>
          </table:table-cell>
          <table:table-cell table:style-name="Table2.D2" office:value-type="string">
            <text:p text:style-name="P347"/>
          </table:table-cell>
        </table:table-row>
        <table:table-row>
          <table:table-cell table:style-name="Table2.A2" office:value-type="string">
            <text:p text:style-name="P347"/>
          </table:table-cell>
          <table:table-cell table:style-name="Table2.A2" office:value-type="string">
            <text:p text:style-name="P347"/>
          </table:table-cell>
          <table:table-cell table:style-name="Table2.A2" office:value-type="string">
            <text:p text:style-name="P347"/>
          </table:table-cell>
          <table:table-cell table:style-name="Table2.D2" office:value-type="string">
            <text:p text:style-name="P347"/>
          </table:table-cell>
        </table:table-row>
        <table:table-row>
          <table:table-cell table:style-name="Table2.A2" office:value-type="string">
            <text:p text:style-name="P347"/>
          </table:table-cell>
          <table:table-cell table:style-name="Table2.A2" office:value-type="string">
            <text:p text:style-name="P347"/>
          </table:table-cell>
          <table:table-cell table:style-name="Table2.A2" office:value-type="string">
            <text:p text:style-name="P347"/>
          </table:table-cell>
          <table:table-cell table:style-name="Table2.D2" office:value-type="string">
            <text:p text:style-name="P347"/>
          </table:table-cell>
        </table:table-row>
        <table:table-row>
          <table:table-cell table:style-name="Table2.A2" office:value-type="string">
            <text:p text:style-name="P347"/>
          </table:table-cell>
          <table:table-cell table:style-name="Table2.A2" office:value-type="string">
            <text:p text:style-name="P347"/>
          </table:table-cell>
          <table:table-cell table:style-name="Table2.A2" office:value-type="string">
            <text:p text:style-name="P347"/>
          </table:table-cell>
          <table:table-cell table:style-name="Table2.D2" office:value-type="string">
            <text:p text:style-name="P347"/>
          </table:table-cell>
        </table:table-row>
        <table:table-row>
          <table:table-cell table:style-name="Table2.A2" office:value-type="string">
            <text:p text:style-name="P347"/>
          </table:table-cell>
          <table:table-cell table:style-name="Table2.A2" office:value-type="string">
            <text:p text:style-name="P347"/>
          </table:table-cell>
          <table:table-cell table:style-name="Table2.A2" office:value-type="string">
            <text:p text:style-name="P347"/>
          </table:table-cell>
          <table:table-cell table:style-name="Table2.D2" office:value-type="string">
            <text:p text:style-name="P347"/>
          </table:table-cell>
        </table:table-row>
        <table:table-row>
          <table:table-cell table:style-name="Table2.A2" office:value-type="string">
            <text:p text:style-name="P347"/>
          </table:table-cell>
          <table:table-cell table:style-name="Table2.A2" office:value-type="string">
            <text:p text:style-name="P347"/>
          </table:table-cell>
          <table:table-cell table:style-name="Table2.A2" office:value-type="string">
            <text:p text:style-name="P347"/>
          </table:table-cell>
          <table:table-cell table:style-name="Table2.D2" office:value-type="string">
            <text:p text:style-name="P347"/>
          </table:table-cell>
        </table:table-row>
        <table:table-row>
          <table:table-cell table:style-name="Table2.A2" office:value-type="string">
            <text:p text:style-name="P347"/>
          </table:table-cell>
          <table:table-cell table:style-name="Table2.A2" office:value-type="string">
            <text:p text:style-name="P347"/>
          </table:table-cell>
          <table:table-cell table:style-name="Table2.A2" office:value-type="string">
            <text:p text:style-name="P347"/>
          </table:table-cell>
          <table:table-cell table:style-name="Table2.D2" office:value-type="string">
            <text:p text:style-name="P347"/>
          </table:table-cell>
        </table:table-row>
        <table:table-row>
          <table:table-cell table:style-name="Table2.A2" office:value-type="string">
            <text:p text:style-name="P347"/>
          </table:table-cell>
          <table:table-cell table:style-name="Table2.A2" office:value-type="string">
            <text:p text:style-name="P347"/>
          </table:table-cell>
          <table:table-cell table:style-name="Table2.A2" office:value-type="string">
            <text:p text:style-name="P347"/>
          </table:table-cell>
          <table:table-cell table:style-name="Table2.D2" office:value-type="string">
            <text:p text:style-name="P347"/>
          </table:table-cell>
        </table:table-row>
      </table:table>
      <text:p text:style-name="P314"/>
      <text:p text:style-name="P314"/>
      <text:p text:style-name="P311"/>
      <text:p text:style-name="P311"/>
      <text:p text:style-name="P311"><text:soft-page-break/></text:p>
      <text:p text:style-name="P311"/>
      <text:p text:style-name="P311"/>
      <text:p text:style-name="P311"/>
      <text:p text:style-name="P311"/>
      <text:p text:style-name="P311"/>
      <text:p text:style-name="P311"/>
      <text:p text:style-name="P311"/>
      <text:p text:style-name="P325">My perspective on the analysis of teaching mathematics is eclectic and involves a blended both constructive news and information processing ideas. <text:s/>Overall, I believe that the major consideration in teachers deliberations and for choosing of appropriate learning strategies and past and to is the problem of finding A kind of a "best fit" between the structure of the task and the structure of the person's packing that will result in the learning. <text:s/>This requires that teachers must not only have a sufficient knowledge of mathematics on a good understanding of how their students cognitive schema the to be able to recognize if "see it". <text:s/>Thus, the teachers need to access students schemas before it tempting to extend students prior knowledge. <text:s/>Hence, it isimportant to listen to students continually and bass instruction on what they already know. <text:s/></text:p>
      <text:p text:style-name="P325"/>
      <text:p text:style-name="P325">From either the constructive must work information processing and viewpoints, it is critical that teachers determine students ways of viewing the ideas. <text:s/>In a borrowed for teachers to become aware of how students are thinking, communication and in the classroom as volatile. <text:s/>Teachers need to develop practices and that allowed them to ask questions that promote students' understanding and I encourage students to ask questions. <text:s/>Teachers need to learn to be flexible in a classroom by encouraging students and to call to work and become more responsible for the role learning improve communication in the classroom can allow teachers to accumulate data and may pop teaching directions based on the learning patterns that emerge</text:p>
      <text:p text:style-name="P326"/>
      <text:p text:style-name="P326">Edward brooks (1831- 1912) in Philosophy of Arithmetic- A methods book for eldemtary teachers.</text:p>
      <text:p text:style-name="P326">"Mental powers of the mind are called ' Faculties" - </text:p>
      <text:p text:style-name="P326">1. The intellect - ideas, htoghts</text:p>
      <text:p text:style-name="P326">2. The sensibilities - emotions, affections</text:p>
      <text:p text:style-name="P326">3. The will - <text:s/>the pwer to decide ofr put orth voluntary actions"</text:p>
      <text:p text:style-name="P326"/>
      <text:p text:style-name="P326">"the mind is a spirtual activity and grows by its own ingerent energies. Mental exercise is thus the law of mental devlopmnt. As a muscle grows strong by use, so any faculty of the mind is devloped y its proper use and exercise. An inactive mind like an unused muscle becomes weak and unskifflul. </text:p>
      <text:p text:style-name="P326"><text:soft-page-break/>"Mental artithmeitc is a system of mientail gymnastics; thourgh it idt the mind grows strdon and tough, taking hold of dificuties with a will, laughing a tobstacles, and rejoicing in the ivestigatio of the intricate and profuound&gt;" </text:p>
      <text:p text:style-name="P326"/>
      <text:p text:style-name="P326"/>
      <text:p text:style-name="P326">John Dewey</text:p>
      <text:p text:style-name="P331"><text:span text:style-name="T327">John Dewey and wrote his classic book experience and education and two explained up what he envisioned when he spoke of easing experiences in the classroom and. <text:s/>And we'll meaning educators had taken dewey's ideas modifyd them up and use those ideas and what came to be known as progress of schools in the 1920s and 1930s. <text:s/>As a result of the schools, dewey's theories came under harsh criticism of traditional educators who saw the schools as rooms filled with chaos that did not educate, but instead, produced nothing more as full of children who directed the teacher to instruct as a child felt it. <text:s/>In qualifying his intentions and addressing mounting criticism to his theories education, Dewey gives a concise statement of his ideas about the needs, problems, and possibilities of education in this book</text:span></text:p>
      <text:p text:style-name="P326">And a Dewey relates experience to education because of its natural link to educational purposes. <text:s/>Then it has been shown that children learn to retain those concept by doing. <text:s/>And young students, especially, learn better by hands on manipulatives as they are still in the concrete operational stage a metacognitive development as described by Piaget. Because they do not formally abstract concepts, their learning needs to be seen, felt, heard, and even tasted when appropriate.</text:p>
      <text:p text:style-name="P326"/>
      <text:p text:style-name="P331"><text:span text:style-name="T327">Experience is also helps link the past with the present. <text:s/>When organized with foresight, the student gains ability to see a connection of his present experiences with the ones he has previously acquired. <text:s/>The thread of commonality is woven through his experiences that gives form and meaning to the present. <text:s/>As planned experiences are accumulated of a child, he develops the sense of expectation for future experiences and modifies their definition as he </text:span><text:span text:style-name="T328">draws</text:span><text:span text:style-name="T327"> from past experiences. <text:s/>This exploration for future experiences can be educationally sound </text:span><text:span text:style-name="T328">if he</text:span><text:span text:style-name="T327"> acquires a desire for different areas to grow in learning about the variety of subjects, and, continues to find a connection with the previous experiences.</text:span></text:p>
      <text:p text:style-name="P326">For Dewey, experience is as important aspect as educational philosophy, but without regard to the planning of those expenses. <text:s/>Experience for experience sake does not fit into the scheme. <text:s/>A teacher is a gameplayer who plans the experiences in such a way that the results allow the teacher to construct a meaningful connection between and the experience, the classroom and future experiences. <text:s/>The experientuall objectives permits her to devise an outline for subject or subjects taught, include instructional methods to be used in bringing forth the objective, experience on how to manage behavior during the lesson, and what the equipment, if any, is appropriate or obtaining the desired objectives. </text:p>
      <text:p text:style-name="P331"><text:span text:style-name="T327">And Dewey relates to experience to the three major areas. <text:s/>Freedom can be defined as that intrinsic need of all human beings to explore, express, an experiment in those areas that the individual to deems necessary for himself. <text:s/>Within the classroom the teacher can and should provide an environment that allows the outward expression of that inward need. <text:s/>By doing so, the teacher can gain a better and more complete </text:span><text:soft-page-break/><text:span text:style-name="T327">understanding of her students. <text:s/>This is accomplished by the students as they have free reign of the classroom in whch the student uses this free time to draw, as the teacher takes note, or the student manipulates her environment with gadgets, she takes note. <text:s/>Likewise if they play, dance, and read or skip, she watched only makes a note of each child and a preference in express freedom. <text:s/>Many times they are unstructured freedom gives a clear picture of the student's needs, likes and dislikes than would any other method for gaining the data. <text:s/>And plowing the student to have the freedom to explore and experience the classroom less the student feel as if he is a genuine and necessary ingredient in the purpose of the classroom at whole. <text:s/>By providing time and freedom to incorporate experiences in the classroom, the teacher gives the added benefit of health to those individuals she calls peoples. <text:s/>Mixing intellectual and physical activities within the school day brings about a </text:span><text:span text:style-name="T328">healthier</text:span><text:span text:style-name="T327"> body through movement and a healthier mind through concrete experiences to define the concept.</text:span></text:p>
      <text:p text:style-name="P331"><text:span text:style-name="T327">In all of this freedom it must be understood and the teacher has the responsibility to frame the freedom so that the child learns to exercise self control and so that the error if the QEP impulses and desires that, ordered by their intellect. <text:s/>There is nothing wrong with requiring a code of conduct to be used during free time. <text:s/>This freedom to gain experience is in the classroom should not be construed as a free for all. <text:s/>Manners are a must as Dewey claims that very </text:span><text:span text:style-name="T328">oil up that lubricates the machinery of experience. <text:s/>Once again, it is important to note, that dooley's intent was to connect students prior experience as a springboard for future experience in a way to that develops self control while considering how students use the environment.</text:span></text:p>
      <text:p text:style-name="P327"/>
      <text:p text:style-name="P327">Experience relates to social control in the same weight that the child participating for instance relates to the game plan. <text:s/>Every participating member of the team knows the framework for rules of the sport. <text:s/>They accept them readily up the the calls they know that all team members on both sides want to follow them without regard to team standing, collar of uniform or location of home. <text:s/>The team member is also aware of his responsibility in upholding the rules. He is then able to accomodate individual differences and as long as the date the rules are not broken. <text:s/>In the experiences are set with the framework and it that every one understands from the beginning, social control is maintained as all individuals are responsible participants of a fair system of mutual acceptance of all involved.</text:p>
      <text:p text:style-name="P327"/>
      <text:p text:style-name="P327">And Dewey relates experience to subject matter in this way, first the teacher needs to provide those experiences that start within the scope of experiences her specific aged students have already enjoyed, using everyday occurrences that the child can relate to as he or she first begin. <text:s/>Then as you planned future experiences for the child you gradually progress to the point where <text:s/>until it develops into a subject orientation much as a skilled mature adult learner would. <text:s/>The shoul be stated that there is no injustice served to a particular academic discipline if it is integrated and/or extended to other disciplines. <text:s/>And for example your social studies class and regarding Columbus sailing from Spain in 1492 can easily be extended to science and ocean currents. <text:s/>It is not by chance that dear Christopher came upon land without understanding ocean currents this could be further extended to map by having the students find the mileage of voyage using a map with scale of miles the same lesson to be further extended to help when you obtain required data on to the available of food on the voyage the vitamin deficiency over a period of time. <text:s/>And finally, a child who write about the data he has acquired through the lessons.</text:p>
      <text:p text:style-name="P331"><text:soft-page-break/><text:span text:style-name="T328">Dewey believes that the scientific method of it is a plausible way of relating subject matter to experience. <text:s/>The first step in the scientific method requires that one collect data or make observations. <text:s/>This step is best obtained through experience. <text:s/>The up to child observes up the at the green leaves a on his aspen tree terms of yellow a in autumn. <text:s/>He inserts other a the stones and that do likewise. <text:s/>He is collecting data through experience an. <text:s/>QEP and afterwards the students form a A hypothesis a and an up or generalization about the data. <text:s/>He does this move by thinking to himself or writing down "all teree leavers turn yellow in autumn. Once he summarized shis data in this ewaay he is ready for the thrid step that requies tesing of the phypothesis by expreimenting. . <text:s/>This child is to try to falsify his present hypothesis and up the QEP so the you can redefine and reconstruct your data in a way that allows you to reevaluate your present hypothesis file another more complete hypothesis. <text:s/>This young person a observes through experience and that some leaves turn red or brown while others remain green upfid and. <text:s/>The test necessitates that the student change his original hypothesis. <text:s/>And the approach can be applied and to mathematics are in the field or any field. <text:s/>This type of hands on meaningful learning requires the student to reorganize their schema in a PC and Piaget fashion for a accommodating the new learning or information.</text:span></text:p>
      <text:p text:style-name="P327"/>
      <text:p text:style-name="P327">The experience as it relates to these three major areas of education, if the freedom of social control and subject matter must have a purpose to. <text:s/>This purpose has to come from the individual for their intrinsic desire to learn about their environment. <text:s/>To this the purpose is also related to what the learner is able to experience without harm to self or others. <text:s/>It is ghoulish to think they can and guard in a GED key it would be able to understand the concept of the earth rotating on its axis, as this is not as necessary part of their world. <text:s/>However, they can understand that quite to the finally, the purpose of experience p remains of bright as it stands around his access the calls as part of their scope of experience. <text:s/>The finally, the purpose of experience has to have a plan of action. <text:s/>For the elementary student, it is the teacher who has a responsibility to devise and implement this plan, for meeting the necessary connected experiences that bring about the desired concept</text:p>
      <text:p text:style-name="P326"/>
      <text:p text:style-name="P326">William A. Brownell</text:p>
      <text:p text:style-name="P326">During the 1920s and 1930s arithmetic instruction was dominated by an emphasis on the drill theory of instruction and the doctrine of social utility. <text:s/>The repetition of facts was the prescribed method of teaching and memorization of the chief learning process. <text:s/>It was the work of William A. Brownell was contributing significantly to challenging his point of view.</text:p>
      <text:p text:style-name="P326"/>
      <text:p text:style-name="P331"><text:span text:style-name="T327">Brownell was born in 1895 into </text:span><text:span text:style-name="T328">Pennsylvania at E earned a Ph.D. <text:s/>In 1926 from the University of Chicago. <text:s/>Brownell served University of Illinois, Cornell university, University of Michigan, George Peabody college for teachers, duke university, and northwestern university as professor of educational psychology he concluded his teaching career thus serving as professor of educational psychology at the University of California at Berkeley 1950 to 1962. <text:s/>The major focus of brown ALS research dealt with thestudy of arithmetic in the lower grades if an</text:span></text:p>
      <text:p text:style-name="P327"/>
      <text:p text:style-name="P327"><text:soft-page-break/>Your brows career in education that prevailing psychology of learning was Thorndike's the connectionism. <text:s/>Underlying this theory was the assumption that all learning consist of the establishment of bonds between specific stimuli and specific responses. <text:s/>An example of an SR IP bond is the response four associated with the stimuli to N2. <text:s/>Every arithmetic fact represented such a bond and students were expected to master innumerable bonds without regard to understanding the concept. <text:s/>Furthermore, the specific bonds to be taught were precisely those which for most often used by adults. <text:s/>Hits, it was the teachers role to identify for the child tht sr <text:s/>bonds, have students make responses under the conditions of reward(success) and punishment (failure), and you still in practice until the connections were fully established.</text:p>
      <text:p text:style-name="P327"/>
      <text:p text:style-name="P327">Brownell rejected connectionism and roll theory as A sole principle method of instruction and based his objections on the following grounds: one and the learning of such a magnitude of isolated facts predetermined the student to failure 2) drill is not help the two the development of meaning; 3) facts learned in the isolation team in the forgotten rapidly and providing inadequate basis for for the learning.</text:p>
      <text:p text:style-name="P327"/>
      <text:p text:style-name="P327">Evidence from several sources have demonstrated that run out was not alone in perceiving any needed for change and teaching and learning of arithmetic. <text:s/>During the period between 1920 and 1940 there was much criticism regarding instruction in a variety of subjects call in elementary school. <text:s/>Traditional programmes of instruction had not produced the kind of arithmetical competence required for intelligent adjustment to society. <text:s/>Brownell cited four kinds of evidence of the weakness of arithmetic instruction in elementary schools: 1) the incompetence of adults in practical activities2) test evidence and testimony of the armed forces; 3) the experence of theaher of lmathemitcs ove the lemnetary school level; and 4) error analysis studies and resulty whic disclosedthat children wre employing faulty procedufre when faced with mathematicsl situations (p.259).</text:p>
      <text:p text:style-name="P327">browenll advocated anview of artihmeitc learning designed to encorage the nderstandin oof artimetic. The theroy that he endorsed, "maeaning"thoeroy, was based on theree underlying assumptions. The first assuption was that artitmetic was an understandable system that needed to make "sense" to studnet in order to be adequeately learned. The stymbos do not stantd alone, they have referentds, and students should know the sybonls, what they stand for, and how thery are related toother mathematicsl ideas,. The second assupmtdions was what Brownell temed dthe rogdressive nature of learning. He vieewwed learng a as a growth proces which occurs by progression <text:s/>dhtroguh a series of steps that reperesnet increasingly complex levels of thinking . The final assumpitdon involves variation and gerealization as the underlying processes by which people learn. <text:s/>Brownell beliedved that students mjsust be provided numeirous and varying experiences with number concepts that are to be leanrd. Yhis , according to Browness, should resulty in student being able to gernalixe their knowledfe to new situations. </text:p>
      <text:p text:style-name="P327">Brownell is credited with writing the first comprehensive statement of the meetings theory of arithmetic to in his chapter " psychological considerations and learning and teaching of arithmetic", in the 10th year book and and of the if SP NCTM (NCTM 1970). <text:s/>The huron L asserted that meeting. <text:s/>Concedes arithmetic as a closely knit system of interrelated ideas concepts and processes. <text:s/>Moreover he characterized arithmetic learning is not mere mechanical figuring but as N intellectual grasp of mathematical relationships and the ability of an FCAT handle arithmetical situations by comprehending their mathematical and practical significance.</text:p>
      <text:p text:style-name="P327"><text:soft-page-break/></text:p>
      <text:p text:style-name="P327">Although brown out believe that children should see both sense in usefulness in the mathematics they encounter, he was careful in defining what he meant by meaningful arithmetic. <text:s/>He stated that a child will have a meaningful arithmetic experience when the situation where with which he deals make sense mathematically thus in order for a child behave and meaningfully in a quantitative situation H. Al needs to know what to do (meaningss of arithmetic up) and when assup and how to do it " meaningss for arithmetic).</text:p>
      <text:p text:style-name="P327"/>
      <text:p text:style-name="P331"><text:span text:style-name="T328">Brownell proposed that activities and experiences and D used which will carry the child from naive the behavior two more mature methods of dealing with numbers. <text:s/>With a teacher serving as a guide, students must be allowed to progress through stages at a pace at which to learn is able to grasp the meaning of what he or she is taught. <text:s/>This made to involve the use of concrete materials -" the sensory aides" and many filters which help promote the meaning of a topic. <text:s/>At higher levels of understanding students will be directed to rediscover some of the same relations in greater levels of abstractions (QEPBrownel upl, 1935,p. 23). <text:s/>Up</text:span></text:p>
      <text:p text:style-name="P327"/>
      <text:p text:style-name="P327">Teaching for meaning, succ accord to Brownell, what will require altering the pace of instructiono which he considered too fast. <text:s/>Since he'd beliedved that instruction that occurrd in stages, the andthe stage asserting dependent upon each other, a teacher will have to vary the instructional pace in order to make sure the student's up and up to advanced through the stages properly to. <text:s/>Hence the development of arithmetical concepts it takes time, but this time is not lost since the understanding of lore concepts makes higher level concepts it easier to understand. <text:s/>Another concern of Brownell is a type of practice of students are required to do. <text:s/>Brownell recommended two types of practice varied and repetitive. <text:s/>The first IP practice, very practice, A's to students be progressing from one stage to the next up a forcing the learner to make generalizations. <text:s/>It involves using a variety of instructional methods to enhance the quality of process. <text:s/>In contrast, repetitive practice helps to student become proficient at a particular level of learning. <text:s/>Thus, Brownell was not opposed to using drill when children have the understanding and maturity of fault which all to be habituated. <text:s/>Up</text:p>
      <text:p text:style-name="P327"/>
      <text:p text:style-name="P327">Brownell fell that the process of obtaining answers is as important as an octane quit and correct complications and student errors and allow teachers to trace their thinking process is. <text:s/>He maintained that most errors and mathematics are the result of incomplete understanding, and must be analyzed to determine the type of remediation the student needs. <text:s/>Moreover, it is the teachers responsibility to determine the place at which to student encounters the local K and a guide him from that level to the appropriate level of understanding .</text:p>
      <text:p text:style-name="P331"><text:span text:style-name="T327">Brownell's the view of the nature and purpose of arithmetical learning intended to make go in and arithmetic more a challenge to the intellect and less to memory. <text:s/>It </text:span><text:span text:style-name="T328">taught for meeting arithmetic will be better retained and more easily transfer it to hire order tasks. <text:s/>Understanding include students with the means to rehabilitate skills that are temporarily with the Anne increases the likelihood that arithmetical ideas and skills will be applied with compliments in qualitative situations</text:span><text:span text:style-name="T327">. <text:s/>And if the and if SP</text:span></text:p>
      <text:p text:style-name="P326">An</text:p>
      <text:p text:style-name="P326"><text:soft-page-break/></text:p>
      <text:p text:style-name="P326">Edward L. Thorndike (1924) - Connectionisrm (S-R bonds)</text:p>
      <text:p text:style-name="P326">"learing is theormatin of connectives or bonds between situations and responses, that the satisfyingness of the reulf is the chief force that form them and that jhhabit rules the realm of dthought as trulyy ans as fully as in ther realm of actions."</text:p>
      <text:p text:style-name="P326">Conectiist S-R bonds led to deemphasis of other aspects of arithmetic and distrust of lotical and mathemaical struture as a basis for the structure of learning. </text:p>
      <text:p text:style-name="P326"/>
      <text:p text:style-name="P326"/>
      <text:p text:style-name="P326"/>
      <text:p text:style-name="P326">Skinner </text:p>
      <text:p text:style-name="P327"/>
      <text:p text:style-name="P327">B. F. Skinner was born on march 20th, 1904 in QEP Sus upquehanna, Pennsylvania, the skinner interred to graduate programs in psychology at Harvard, where he followed in the behaviorist tradition of john B. <text:s/>Watson. <text:s/>Skinner completed his doctorate in 1931, and then spent five more years at Harvard doing research. <text:s/>He then moved on to University of Minnesota, where he worked until 1945. <text:s/>During the war years to scan a work on operanlty training pigeons to guide missiles, and even though his system and worked amazingly well the military chose not to pursue the possibility.After the war scare moved on to university in Indiana, and in 1948, at the Harvard where he remained until his retirement in 1974. <text:s/>Skinner remained a professor and a professor emeritus at Harvard until his death.</text:p>
      <text:p text:style-name="P327">The basis of skinner beliefs is a concept of operanlty conditioning. <text:s/>As a behavioristdhe the the believed into oberving only what can be seen are measured, and the and applying the scientific method to describing for controlling behavior. <text:s/>An operant QEP is it any act which an organism may be expected to complete in a given environment. <text:s/>Operant conditioning involve selecting the operant the experimenter wishes to be performed and the and reinforcing that behavior so that its completion becomes more probable skinner used positive and as a means to control behavior.</text:p>
      <text:p text:style-name="P327"/>
      <text:p text:style-name="P327">Skinner became very interested in the application of Operant conditioning to education. <text:s/>He believed that American schools could become much better through the use of this concepts. <text:s/>Skinner believes that a student needed to be reinforced constantly, while most schools the students to learn to a threat of punishment. <text:s/>As a behavioristd, and skinner the silly that reinforcement would work much better than punishment, the the the main object of his idea was that the use of physical reinforce ers'and worked well with humans the(the best of food, sacs, and money). <text:s/>But skinner sees man is more complex and notes, " the human organism is reinforced simply by being effective. <text:s/>It is reinforcing to the student to be right, but date contemporary classroom she is seldom right and therefore receives little reinforcement.</text:p>
      <text:p text:style-name="P327"><text:soft-page-break/></text:p>
      <text:p text:style-name="P327">Although most teachers provide motivation through phrases such as Very good for a nice work, scare finds this reinforcement to be either too little or too late. <text:s/>If homework is headed back a day after it is turned in, the effect of the reinforcement is lost. <text:s/>Similarly, skinner a lead that students need to be reinforced a tremendous number of times, in fact, he estimated that students need reinforcement between 25,000 to 50,000 times in the first four years of schooling alone and no teacher can do that for every student.</text:p>
      <text:p text:style-name="P327"/>
      <text:p text:style-name="P331"><text:span text:style-name="T328">Skinner solution to this problem is to teaching machine, which can range from the c that he rude machines that skinner himself developed, the workbooks designed to fall and scanners ideas on program learning on computers</text:span></text:p>
      <text:p text:style-name="P327"/>
      <text:p text:style-name="P327">The key to teaching to the lesson using the teaching machine is to program the instruction in the very small pieces of information and to let the student work through each a lesson piece by piece at his or her own rate typically each item, in programmed instruction is quite simple and there is a good bit of repetition of definitions and concepts to reinforce the ideas in the student's mind the reinforcement for the student is that the program is designed so the student will most often the right and he or she will discover that they are right immediately, either by having the computer tell them so or so by uncovering the answer in their workbook</text:p>
      <text:p text:style-name="P327"/>
      <text:p text:style-name="P327">A key facet up of skinner's method is that sense the materials are designed so that each student will get the vast majority of the question and right, the signing of grades will be determined by how far a student gets through the programme.</text:p>
      <text:p text:style-name="P327">Today, skinner program instruction is often viewed or seen IP up in contemporary mathematics classrooms to learn basic mathematics facts and skills and more. <text:s/>However the approach has not proven particularly successful and in teaching concepts and moreover and higher level problem solving.</text:p>
      <text:p text:style-name="P327"/>
      <text:p text:style-name="P327">Skinner opposed discovery method cents " to make this student solve the problem of learning is to refuse to solve the problem of teaching. " Skinner urged that the teachers role was a guide to the point the student in that the right direction. <text:s/>Skinner admired Polya's approach and suggest the use of Polya type hints like "do you know a related question?" The(Skinner, p thep.143) if the QEP at</text:p>
      <text:p text:style-name="P330">THE VOCABULARY OF b. f. SKINNER</text:p>
      <text:p text:style-name="P330">1.<text:tab/>Extinction – the progressive reduction of a response due to the absence of reinforcement which was previously present.</text:p>
      <text:p text:style-name="P330">2.<text:tab/>Forgetting -the loss of behavior with the passage of time</text:p>
      <text:p text:style-name="P330">3.<text:tab/>Negative reinforcers – stimuli whose removal following a response tends to increase the probability <text:soft-page-break/>that the response will be repeated.</text:p>
      <text:p text:style-name="P330">4.<text:tab/>Operant – an act or set of acts which constitute the performance of some event.</text:p>
      <text:p text:style-name="P330">5.<text:tab/>Operant conditioning -a learning process that makes some act or set of acts more probable.</text:p>
      <text:p text:style-name="P330">6.<text:tab/>Positive reinforcers – stimuli whose presentation following a response tends to increase the probability that the response will be repeated.</text:p>
      <text:p text:style-name="P330">7.<text:tab/>Reinforcement – the result of being positively or negatively reinforced.</text:p>
      <text:p text:style-name="P331"><text:span text:style-name="T330">8.<text:tab/>Reinforcers – happenings or stimuli which follow a response tend to increase the probability that the response will be repeated.</text:span></text:p>
      <text:p text:style-name="P330">9.<text:tab/>Stimulus - <text:s/>response bonds (S-R bonds) - the perceived connection between a stimulus and a response.</text:p>
      <text:p text:style-name="P330">THE VOCABULARY OF WILLIAM A. BROWELL, FRED J. WEAVER, AND HENRY VAN ENGEN</text:p>
      <text:p text:style-name="P330">1.<text:tab/>Meaning – the idea behind a symbol; a substitution in which on sees a symbol and mentally replace it with an object, event or action that which is read into a symbol by and individual.</text:p>
      <text:p text:style-name="P330">2.<text:tab/>Understanding – an organizational process in which knowledge is fitted together to form cause and effect relationships; a process of integrating concepts.</text:p>
      <text:p text:style-name="P330">3.<text:tab/>Meaningful learning – learning as an organizational process in which knowledge is obtained when the learner is made aware of the relationship between a symbol and referent; a term which is broader than "meaning" while similar to "understanding."</text:p>
      <text:p text:style-name="P330">4.<text:tab/>Meaning of a theing – the idea behind; ex: the meaning of the atomic bomb</text:p>
      <text:p text:style-name="P330">5.<text:tab/>Meaning for a thing – the meaning of a thing for something else; ex: the meaning of the atomic bomb for peace.</text:p>
      <text:p text:style-name="P330">6.<text:tab/>Meaningful arithmetic- <text:s/>instruction which is deliberately planned to teach arithmetic meanings and to make arithmetic sensible through its mathematical relationships.</text:p>
      <text:p text:style-name="P330">7.<text:tab/>Meaningless arithmetic- instruction in which content is taught with no specific intention of developing meanings.</text:p>
      <text:p text:style-name="P330">8. Meaning of number (arithmetic)- the ideas behind the symbols of arithmetic</text:p>
      <text:p text:style-name="P330">9.<text:tab/>Significance of number (arithmetic) <text:s/>-the necessity, importance, or functional value of arithmetic.</text:p>
      <text:p text:style-name="P330">10.<text:tab/>Referent – one of the three elements present in a meaningful situation; an object, event, or over act.</text:p>
      <text:p text:style-name="P330">11.<text:tab/>Symbol – one of the three elements present in a meaningful situation; that which stands for or replaces a referent.</text:p>
      <text:p text:style-name="P330">12.<text:tab/>Individual- <text:s/>one of the three elements present in a meaningful situation; one who interprets the symbol that stands for a referent.</text:p>
      <text:p text:style-name="P330"><text:soft-page-break/>13.<text:tab/>Overt act – action done with the hands; a kind of referent.</text:p>
      <text:p text:style-name="P330">Knowledge - "Awareness of the operation or of an event is not knowledge. Neither is awareness of the symbol knowledge. When, however, the two become associated in the mind of an individual, then there is knowledge."</text:p>
      <text:p text:style-name="P330">15.<text:tab/>Operations – actions on objects; overt acts; a kind of referent.</text:p>
      <text:p text:style-name="P330">16.<text:tab/>Knowledge of arithmetic - <text:s/>awareness of a correspondence between a set of arithmetic symbols and a set of operations.</text:p>
      <text:p text:style-name="P330">17.<text:tab/>Substitution - <text:s/>the process in which a symbol is mentally replaced by a referent, or vie avers.</text:p>
      <text:p text:style-name="P330">18. Meaning activity – a reaching out by the mind for an object in the presence of a symbol that stands for the object. The symbol stimulates the formation of a mental image of the object.\19. Semantic meanings – foundational or primary meanings whereby an individual associates a referent with a symbol.</text:p>
      <text:p text:style-name="P330">19. Syntactic – higher order meanings whereby an individual associates symbols with other symbols and/or operations with other operations.</text:p>
      <text:p text:style-name="P330">20. Algorithm – a purely symbolic procedure for performing some operation does not required meaning.</text:p>
      <text:p text:style-name="P330">20.<text:tab/>Operational arithmetic – an instructional procedure in which a learner is shown what to do with symbols by first showing what is done with objects; being able to do with objects what we are able to do with symbols.</text:p>
      <text:p text:style-name="P330">21. Beginning records – symbols, written at the time arithmetic:\"operations" are being performed, which will serve as the basis for algorithms, which symbolically duplicate those operations.</text:p>
      <text:p text:style-name="P330">22.<text:tab/>progressive learning – learning in which the individual moves from level to level in his thought processes (with each successive level more mature and more abstract that the preceding one)so that learning is made more complete and meaningful.</text:p>
      <text:p text:style-name="P330">23. Repetitive practice – practice which produces efficiency by alt only levels the learner has already obtained.</text:p>
      <text:p text:style-name="P330">24. varied practice – practice which leads to the discovery of the right combination of ideas that enable a learner to move to higher levels of abstractions</text:p>
      <text:p text:style-name="P330">25.<text:tab/>Meaningful habituation – the level of understanding in which a learner automatically knows how to get and answer and why; the final goal of varied practice.</text:p>
      <text:p text:style-name="P330">26.<text:tab/>Transfer of training – the process of using or applying previously acquired information, skill, or attitude; ideals in dealing with a new or novel situation.</text:p>
      <text:p text:style-name="P330">29. Process – a teaching goal which emphasizes the method of leaning/instruction in an attempt to facilitate understanding.</text:p>
      <text:p text:style-name="P330">30. Product – a teaching goal which emphasizes "obtaining a correct answer" without regard to the method of instruction.</text:p>
      <text:p text:style-name="P330">31. Readiness- the current state of an individual's ability to learn. </text:p>
      <text:p text:style-name="P327"><text:soft-page-break/></text:p>
      <text:p text:style-name="P326">David Ausubel</text:p>
      <text:p text:style-name="P327"/>
      <text:p text:style-name="P331"><text:span text:style-name="T328">A particular model of instruction is Ausubel up's up(1968) advance the organizer model. <text:s/>Advance organizers or concepts are ideas given to the learner prior to the material actually to be learned. <text:s/>They serve to introduce topics are meant to bridge the gap between what the learner already knows and what he needs to know to learn the task at hand. <text:s/>aScdvance organizers provided foundation upon which new material will be attached. Schemas the ofthe set of ideas in a person's memory to which newly learned to real will be a related.</text:span></text:p>
      <text:p text:style-name="P327"/>
      <text:p text:style-name="P327">Cognitive structure is vital to the foundation of an asp organizers.Ausubel believeed that meaningful school learning will take place only to the degree that new learning is related to existing cognitive structures. <text:s/>In a sense new l up earning can be acquired by child only if there is an existing idea to which the new ideas can be attached. <text:s/>The new ideas are incorporated into the up learners cognitive structure by attaching them to some existing structure and modifying this existing structure to accommodate the new. <text:s/>This Pia upgetian the idea seems to suggest that a teacher must carefully evaluate children's existing concepts and intuitive notions so that new learning can be an extension of existing ideas.</text:p>
      <text:p text:style-name="P327"/>
      <text:p text:style-name="P327">Overalls this perspective makes it clear that the major consideration in teachers deliberations for choosing appropriate learning strategies and tasks is the problem of finding A kind of best fit between the structure of the past in the structure of the person's thinking that will result in learning and this requires that teachers must not only have a sufficient knowledge of mathematics and the good understanding of their students cognitive schema up to be able to recognize fit. <text:s/>Thus teachers need to access students schemas up before attempting to extend students prior knowledge. <text:s/>Hence, it isimportant alicence to discontinue a link and bass instructiono what they already know. </text:p>
      <text:p text:style-name="P327"/>
      <text:p text:style-name="P327">It's up to the dominant paradigm to weld based in research literature is constructivism. <text:s/>Researchers contend that knowledge cannot be directly imparted from teaching a student. <text:s/>Rather, students must actively construct their knowledge of the world from their own perceptions and experiences, which are themselves mediated through previous knowledge (Simon, in 1995 close parentheses. <text:s/>These beliefs suggest that, rather than simply accepting new information without question, and " students interpret everything they see and hear and then remembered new information in relation to what they already know" at any time, that knowledge we have constructed helps us to make sense of, interpret, and predict events in our experientalworld up. <text:s/></text:p>
      <text:p text:style-name="P330">THE VOCABULARY F JEROME s. BRUNER</text:p>
      <text:p text:style-name="P330">1. <text:s/>The embodiments</text:p>
      <text:p text:style-name="P330">A) the concrete environment- inactive representation up</text:p>
      <text:p text:style-name="P330"><text:soft-page-break/>B) the semi concrete the embodiment -the ikonic presentation</text:p>
      <text:p text:style-name="P330">C) abstract embodiment – symbolic representation</text:p>
      <text:p text:style-name="P330"/>
      <text:p text:style-name="P330">2.<text:tab/>Modes of representation</text:p>
      <text:p text:style-name="P330">A) enactive representation – representation of knowledge through actions on concrete objects in order to facilitate learning</text:p>
      <text:p text:style-name="P330">B) ikonic representation – representation of knowledge of knowledge through pictures or mental images in order to facilitate learning</text:p>
      <text:p text:style-name="P330">C) symbolic representation – representation of knowledge though language, symbols, or other abstractions in order to facilitate learning.</text:p>
      <text:p text:style-name="P330"/>
      <text:p text:style-name="P330">THE VOCABULARE OF ROBER M. GAGNE</text:p>
      <text:p text:style-name="P330">1.<text:tab/>Teachable objects- the direct and indirect objects of mathematics teaching</text:p>
      <text:p text:style-name="P330">2.<text:tab/>Direct objects – facts, skills, concepts, and principles.</text:p>
      <text:p text:style-name="P330">3. Indirect Objects – transfer of training, inquiry, ability, problem solving ability, self discipline, appreciation</text:p>
      <text:p text:style-name="P330">4. Phases of Learning - </text:p>
      <text:p text:style-name="P330">A) apprehension – the learner's awareness of stimuli which are present in the learning situation.</text:p>
      <text:p text:style-name="P330">B) acquisition – the actual attainment of the fact, skill, concept,, a principle which is to be learned.</text:p>
      <text:p text:style-name="P330">C) storage - <text:s/>the retention of acquired knowledge</text:p>
      <text:p text:style-name="P330">D) retrieval- <text:s/>the ability to recall information that has been acquired or stored in memory</text:p>
      <text:p text:style-name="P330"/>
      <text:p text:style-name="P330">5.<text:tab/> Learning types - </text:p>
      <text:p text:style-name="P330">A.<text:tab/>SIGNAL LEARNING – INVOLUNTARY LEARNING WHICH RESULTS FROM AN EMOTIONAL RESPONSE TO SOME SDTIMULUS.</text:p>
      <text:p text:style-name="P330">b.<text:tab/> STIMILUS-RESPONSE LEARNING – VOLUNTARY LEARNING WHIH RESULSTS FROM A PHYSICAL response to some stimulus</text:p>
      <text:p text:style-name="P330">C. chaining – the sequential connection of two or more previously learned non-verbal S-R actions.</text:p>
      <text:p text:style-name="P330">D.<text:tab/>verbal chaining (verbal association) - the sequential connection two or more previous learned verbal S-R actions.</text:p>
      <text:p text:style-name="P330"><text:soft-page-break/>E.<text:tab/>discrimination learning - <text:s/>the ability to recognize differences among various physical and conceptual objects.</text:p>
      <text:p text:style-name="P330">F.<text:tab/> concept learning- <text:s/>the ability to recognize common properties among objects or events and to respond to them as a class.</text:p>
      <text:p text:style-name="P330">G) rule learning – the ability to respond to a set of situations with a preconceived st of actions.</text:p>
      <text:p text:style-name="P330">H) problem-solving – the ability to select and chain sets of rules in a manner unique to the learner which results in a new set of rules.</text:p>
      <text:p text:style-name="P330"/>
      <text:p text:style-name="P330">THE VOCABULAR OF Jean PIAGET</text:p>
      <text:p text:style-name="P330">1.<text:tab/>Accommodation – the process whereby incoming knowledge forces a change in or a reformulation of the existing cognitive structure.</text:p>
      <text:p text:style-name="P330">2.<text:tab/>Assimilation – the process whereby existing mental structures absorb and integrate incoming knowledge without forcing a change in the mental structures.</text:p>
      <text:p text:style-name="P330">3.<text:tab/>Cognitive structure – mental schema; the integrated and interconnected network of knowledge that the learner has processed and stored which can be recalled in various forms.</text:p>
      <text:p text:style-name="P330">4.<text:tab/>Stages of intellectual development</text:p>
      <text:p text:style-name="P330">A) sensory-motor stage – the per-verbal stage between birth and two years in which though comes from actions and in which objects can be thought of only in the present.</text:p>
      <text:p text:style-name="P330">B.<text:tab/> preoperational stage <text:s/>- the verbal stage of development between the ages of two and seven which is characterized by a child’s' inability to think abstractly.</text:p>
      <text:p text:style-name="P330">C.<text:tab/> concrete operational stage – the stage of development between the ages of seven and eleven in which the child is able to carry out mental transformations on objects.</text:p>
      <text:p text:style-name="P330">D.<text:tab/> formal operational state – the stage of development usually beginning around age eleven in which one is able to reason deductively with symbols alone as well as reflect on one's own throughout processes. </text:p>
      <text:p text:style-name="P330">THE VOCABOLARY OF RICHARD SKEMP</text:p>
      <text:p text:style-name="P330">1.<text:tab/>Intelligence A – one's innate learning ability.</text:p>
      <text:p text:style-name="P330">2. Intelligence B – one's ability to learn from experience or from one's own environment</text:p>
      <text:p text:style-name="P330">3.<text:tab/>Instrumental understanding – in mathematics, knowing and using rules without reasons.</text:p>
      <text:p text:style-name="P330">4.<text:tab/>Rational understanding – in mathematics, knowing which processes to use in a given situation as well as knowing why to use them. </text:p>
      <text:p text:style-name="P333"/>
      <text:p text:style-name="P334"><text:soft-page-break/>The vocabulary of David P. Ausbel</text:p>
      <text:p text:style-name="P331"><text:span text:style-name="T332">1.<text:tab/> </text:span><text:span text:style-name="T333">Advanced organizer QEP- up to a general knowledge learned in advance of more de<text:tab/>tailed, specific knowledge that serves to anchor the main entering knowledge to</text:span></text:p>
      <text:p text:style-name="P335">2. <text:s/>The integrative reconciliation-a stage of supsumption theory in which recently learned knowledge of and becomes integrated withthe a previous learn knowledge of in such a way to go to the two are no longer discernible as separate ideas</text:p>
      <text:p text:style-name="P335">3. <text:s/>The progressive the differentiation- the eight supsumption theory term which refers to the presentation of the knowledge and in hierarchical levels 's abstraction and from less to seven to most specific in accordance with the organization in one cognitive structure</text:p>
      <text:p text:style-name="P335">4. <text:s/>Supsumption-a process of incorporating new knowledge into the cognitive structure.</text:p>
      <text:p text:style-name="P327">The the belief that memory has a distinct structure is a link to the called up for stressing mathematical connections. <text:s/>It seemed the into relations of topics help students to connect entities. <text:s/>Up teaching must expose students to a variety of example of a concept. <text:s/>It is important that teaches recognize that mathematical concepts had a variety of representations-concrete, semi-concrete, and abstract. <text:s/>Multiple representations up of mathematical notions is an important topic and in the field of mathematics up education and today in both research and practice. <text:s/>Improving students' ability to move among numeric, symbolic, and graphical representations of mathematical concepts and are explicit objectives in the NCTM a standards (NCTM a, 1989). <text:s/>The standards recommend that multiple representations are and the incorporated and as a central theme of mathematics. <text:s/>Use of technology in the mathematics classroom are can enhance students' understanding of connections between multiple representations of concepts. <text:s/>Moreover, and students come to some schools with a variety of experience with A variety of experience with imagery or representations that can be exploited in teaching them and mathematics. <text:s/>Hence, students need material, pictures and symbols to help build connections.</text:p>
      <text:p text:style-name="P327"/>
      <text:p text:style-name="P327">In order for students to construct their own knowledge rather than passively receive information, it isimportant for them to actively engage in mathematics learning. <text:s/>Hence, instruction should focus less on rote learning all facts and algorithms and more all that conceptual u nderstanding and problem-solving. <text:s/>Experience is that engage students in developing <text:s/>thinking and reasoning, providing opportunities to ask questions, making conjectures, or posing problems are much more likely to enable students to construct knowledge. <text:s/>According to Vygotsky (1962) up, verbal interaction is important in the process up of constructing knowledge. <text:s/>Activities that provide an environment where students feel safe two explored, conjectured, reason, and to communicate with and about mathematics (NCTN ,1989) students need to fill save in discussing differences in how they perceive the concepts or how they would approach problems. <text:s/>Study showed that students working in small groups doing investigations and projects using cool such as calculators, and other materials can enhance their understanding of concepts and develop positive attitudes toward mathematics.</text:p>
      <text:p text:style-name="P327"/>
      <text:p text:style-name="P331"><text:span text:style-name="T328">Animportant aspect of an a constructive his teaching requires that students that, or reflected thinkers. <text:s/>Providing an environment in the classroom conducive to encourage and of reflective thinking should help bring </text:span><text:soft-page-break/><text:span text:style-name="T328">down the emotional barriers (mathematics frustration and concurrent lack of a con upfidence) up up that prevent mathematics learning. <text:s/>A this can be achieved by helping students discover basic patterns and by encouraging them to look for patterns for themselves. <text:s/>DNE to enable students to become more reflective they should be provided opportunities to categorizes, edit, IP to critique, and analyze their own work. <text:s/>Those who are able to review their own performance and explore reasons for choosing processes are aware of how much they know if it up and what is required to know more. <text:s/>Students need dito be taught at home to look back when they finish working a problem and talk about what they did go home with what we might do, a what worked, though whether did not work and and one or why not. <text:s/>Students can be encouraged to monitor their thinking to end it would come more conscious of their actions. <text:s/>While coaching students activities such as thinking aloud and writing assignments to are effective in helping students monitor their own learn.Not only that students must be held accountable for the quality of their thinking using intellectual standards and Socratic questioning.</text:span></text:p>
      <text:p text:style-name="P327"/>
      <text:p text:style-name="P327">Learning environments must b created that enable both students and teachers to become reflective practitioners and problem solvers in their own right . <text:s/>A growing literature on reflective practice in teaching has emphasized the importance of fostering a reflective stance among students and teachers (Bean &amp; Zulich, 1989). <text:s/>Reflective teachers constantly assess and modify their actions and behavior in order to make student learning more meaningful. </text:p>
      <text:p text:style-name="P327">A summary of recommendations for teaching are as follows:</text:p>
      <text:p text:style-name="P327">1. <text:s/>Courses should place a greater emphasis on the meaning of mathematical concepts in the use of mathematical methods to analyze problems and de-emphasize the manipulative skills and the application of rules.</text:p>
      <text:p text:style-name="P327">2. <text:s/>The the teachers should place greater responsibility for learning in the hands of students for exploring the problem solutions and to read more critically, work independently with less prescriptive guidance from the teacher and text, to analyze problems and explore their own <text:s/>solutions.</text:p>
      <text:p text:style-name="P327">3 <text:s/>Teachers need to use <text:s/>multiple approaches in the analysis of new concepts and problems, investigating them from a variety of representations.</text:p>
      <text:p text:style-name="P327">4. <text:s/>Teachers should place a greater emphasis on the solutions of realistic problems as a means for a motivating mathematical concepts and. <text:s/>Students should be enabled to solve, develop, and the debate interesting mathematical problems, rather than simply to follow prescribed procedures to arrive at right answers.</text:p>
      <text:p text:style-name="P327">5. And the computers and calculators should be used appropriately and often. <text:s/>And</text:p>
      <text:p text:style-name="P327">6. Teaching should be interactive and involve of the communication.</text:p>
      <text:p text:style-name="P327">7. To encourage reflection, the strong writing component should be included to serve as an assessment device for the coach and as a tool for student reflection and knowledge construction.</text:p>
      <text:p text:style-name="P327"/>
      <text:p text:style-name="P326">Concept learning and Schemas</text:p>
      <text:p text:style-name="P326"><text:soft-page-break/>Best teaching practices deal with concept attainment. <text:s/>This involves having students analyze structures, generalized previously learn content and two new content to a construct more complex abstractions. <text:s/>It involves over to entities and ascends that students must go through certain covert mental operations to perform the activities teachers in the same questions to guide the student from one phase of the activity into the next. <text:s/>Bruner "1960" claim that knowledge that the learner has constructed for himself is more assessable for retrieval and more likely to be applied correctly inappropriate situations. <text:s/>A</text:p>
      <text:p text:style-name="P331"><text:span text:style-name="T327">Information processing comprises psion series of learning that are distinct from but generally compatible with constructivism. <text:s/>One fundamental assumption underlying information processing theory has been that human call is somewhat analogous two computer programs: both take and information, process it and make decisions based on the data. <text:s/>Eight T component of information processing has been that knowledge is organized and stored in the human mind in an orderly system analogous the two the way in which instructions are stored in computers. <text:s/>Prior knowledge is organized into networks called schemas, and as new information assimilated, the networks are modified. <text:s/>Schemas help select and interpret new incoming information so that is consistent with one's preexisting schemas. <text:s/>Piaget and other researchers thebelive the that when the information is inconsistent than the learner must accommodate the new information through reorganizing his or her schema.</text:span></text:p>
      <text:p text:style-name="P326"/>
      <text:p text:style-name="P326">Since research on information processing suggests that people store and retrieve knowledge by relating to other knowledge, implications for teaching is that concepts are best remembered if they are called in relation to already stored not knowledge or information. <text:s/>Thus teachers need two introduce new information in terms of knowledge already possess the students a hence it is important to listen to students continually and bass instruction on what they already know. <text:s/>Seen in a relations of topics in word to connect entities. <text:s/>By helping students make appropriate connections, it is easier for them to understand and stored new knowledge. <text:s/>Ausebel to and com to structure is vital to the foundation of advanced organizers and</text:p>
      <text:p text:style-name="P326"/>
      <text:p text:style-name="P326">three major learning theories in mathematic</text:p>
      <text:p text:style-name="P331"><text:span text:style-name="T331">D</text:span><text:span text:style-name="T327">rill theory</text:span></text:p>
      <text:p text:style-name="P331"><text:span text:style-name="T327">Arithmetic consists of a body un</text:span><text:span text:style-name="T331">r</text:span><text:span text:style-name="T327">elated fa</text:span><text:span text:style-name="T331">cts</text:span><text:span text:style-name="T327">, procedures and skills. <text:s/>This student learns the facts/procedures and acquire skill to recalling and using them through repeating them over and over again. <text:s/>Eventually, the student is able to recall mathematical facts and procedures immediately and correctly. <text:s/>This student gain skill and mastery of mathematical processes most economically through full formal repetition up.</text:span></text:p>
      <text:p text:style-name="P326"/>
      <text:p text:style-name="P326">Drill. <text:s/>Must be rejected as a sole or principle methods of instruction in mathematics. <text:s/>It is objectionable on the following grounds:</text:p>
      <text:p text:style-name="P326"/>
      <text:p text:style-name="P326">1. <text:s/>The learning of such a magnitude of isolated facts and procedures predetermind student failure as such a <text:soft-page-break/>task</text:p>
      <text:p text:style-name="P326">2. <text:s/>The facts learn my solution to beB forgotten rapidly.</text:p>
      <text:p text:style-name="P326">3. <text:s/>Repetition does not contribute to the development of meaning, understanding, or significance.</text:p>
      <text:p text:style-name="P326"/>
      <text:p text:style-name="P326">4 and. <text:s/>The such isolated learning provides an inadequate base for for the learning.</text:p>
      <text:p text:style-name="P326"/>
      <text:p text:style-name="P326">Incidental learning theory</text:p>
      <text:p text:style-name="P326"/>
      <text:p text:style-name="P331"><text:span text:style-name="T327">Mathematics is learned better it not systematically </text:span><text:span text:style-name="T328">taught our. <text:s/>Its students will learn as much mathematics as they need through incidental experience and natural behavior in everyday situations. <text:s/>As the need arises through experience, the child will develop and number concepts and the skills and the fundamental operations and. <text:s/>The child will discover uses of mathematics in problematic situations encountered and will attain proficiency in adjusting to quantitative situations as needed up.</text:span><text:span text:style-name="T332"> <text:s/>Learning is thought to occur when a situation presents itself the in which the learning as needed. <text:s/>Learning, then, is considered A byproduct of the performance or witness of some task or activity a</text:span></text:p>
      <text:p text:style-name="P327"/>
      <text:p text:style-name="P327">Incidental learning theory must be rejected as a sole or principal <text:s/>method of instruction in mathematics. <text:s/>This theory is that objectionable for the following reasons:</text:p>
      <text:p text:style-name="P327"/>
      <text:p text:style-name="P327">1. <text:s/>The learning mathematics incidentally is impractical</text:p>
      <text:p text:style-name="P327">2. <text:s/>Identifying mathematics incidentally in everyday situations and ordering helpful learning situations is a typical task. <text:s/>This requires insight and knowledge of mathematics and psychology usually beyond the expertise of the average teacher.</text:p>
      <text:p text:style-name="P327">3. <text:s/>The a large body of mathematics is likely to be unlearned. <text:s/></text:p>
      <text:p text:style-name="P334">Go</text:p>
      <text:p text:style-name="P334">Up up this theory is very similar to social meaning theory up a theory base on the belief that mathematics will be more meaningful as a learner candor of observe an anti use mathematics in related social situations. <text:s/>A</text:p>
      <text:p text:style-name="P327">Meaning theory</text:p>
      <text:p text:style-name="P327"/>
      <text:p text:style-name="P327">And mathematics is a closely knit, quantitative system of understandable ideas, principles and processes. <text:s/>Meaning is found in the structure and inner relationships and of mathematics itself. <text:s/>Mathematics is a system and must be called as a system of--not as isolated facts or as an outgrowth of an individual's everyday and are <text:soft-page-break/>experienced. <text:s/>Mathematics involves symbols and assemble refers to something else on itself. <text:s/>Meaning is a substitution process and--that which is rated into a symbol by a person. <text:s/>And</text:p>
      <text:p text:style-name="P327"/>
      <text:p text:style-name="P327">Meaningful learning provides a foundation. <text:s/>And a structure that facilitates learning and increases the chance that the learner will be able to transfer this knowledge to problem-solving situations. <text:s/>Mathematics learned and meaningful context is that retained and more easily rehabilitated them mechanically learn mathematics.</text:p>
      <text:p text:style-name="P327"/>
      <text:p text:style-name="P327">Meaning theory recognizes that following the development of meaning and understanding, a drill activities are needed to provide practice for increased proficiency. <text:s/>The core learning through concentrated practice, AIDS and retaining what has been learned and makes responses more efficient and accurate. <text:s/>Also, meaning theory recognizes the value of real-world experiences for motivation, enrichment, an application. <text:s/>The most balanced and effective if philosophy of teaching mathematics appears to be that of teaching for meaning and understanding a the along with A judicious use of drill and problem-solving experiences and an</text:p>
      <text:p text:style-name="P326">SOME PRINCLPLES OF TEACHING MATHEMATICS MEANINGFULLY</text:p>
      <text:p text:style-name="P326"/>
      <text:p text:style-name="P331"><text:span text:style-name="T327">1)</text:span><text:span text:style-name="T331"> symbols are the and products in mathematics-the records of something that has happened. <text:s/>The records should not be confused with the thing itself. <text:s/>The symbols are not the mathematics.</text:span></text:p>
      <text:p text:style-name="P331"><text:span text:style-name="T331">2) and mathematics is represented in three embodiments: </text:span><text:span text:style-name="T329">enactive, ikonic, and symbolic. <text:s/>Enactive and iconic representations provides our minds with the stuff the to interpret the symbols are eyes see. <text:s/>Without these representations in our mind, the symbols are meaningless marks to be moved about on paper.</text:span></text:p>
      <text:p text:style-name="P328">3). <text:s/>Manipulative materials are themselves symbolic an abstract. <text:s/>Although less so than the usual symbols we use. <text:s/>Use of manipulatives alone does not ensure understanding.</text:p>
      <text:p text:style-name="P328">4). <text:s/>Up up mathematics arises out of real-world situations and needs. <text:s/>Thus, and they're real order of teaching is:</text:p>
      <text:p text:style-name="P331"><text:span text:style-name="T329">Real-world situations-enacted and ikonic-symbolic (through records).</text:span><text:span text:style-name="T327"> </text:span></text:p>
      <text:p text:style-name="P329"><text:s text:c="52"/>(through manipulatives)</text:p>
      <text:p text:style-name="P329">Thus, working with symbolic records alone makes no sense that we don't remember that they refer to some real world situations. <text:s/>(in fact, we will see that most of us use fractions incorrectly the calls <text:s/>we do not know to what they refer).</text:p>
      <text:p text:style-name="P329">5. <text:s/>The any symbolic records we teach is only one of many we could use of the real-world situation is always the same:</text:p>
      <text:p text:style-name="P329">One set of counting numbers-many ways to symbolize them (roman numerals, etc.)</text:p>
      <text:p text:style-name="P329">Limited number of real-world-many of the algorithms for doing operations addition, subtraction, etc.</text:p>
      <text:p text:style-name="P329"><text:soft-page-break/>6). <text:s/>Up up teaching "our" up standard of algorithms for whole numbers involve several steps. <text:s/>Out of rhythms dependent on our way of record numbers up-place value. <text:s/>Therefore, any model or manipulative of an algorithm must use objects in groups of 10.</text:p>
      <text:p text:style-name="P329">7) important to developing algorithm for whole numbers(or fractions or whatever) it is:</text:p>
      <text:p text:style-name="P329">a) a starting with a real end up world situations of the operations (e.g., The up sharing; take away; finding the difference)</text:p>
      <text:p text:style-name="P329">b) using a manipulative model to develop enactive algorithms that mirrors the symbolic one. <text:s/>A</text:p>
      <text:p text:style-name="P329">c0 uses verbalizations and explanations.</text:p>
      <text:p text:style-name="P329">d) write written records.</text:p>
      <text:p text:style-name="P329">e) the developer connections between the movement of the enactive algorithm and the written record</text:p>
      <text:p text:style-name="P329">f) shape and improve th algorie efficiency with records.</text:p>
      <text:p text:style-name="P329">g) Wean the student away from the enactive algorithm up the two the written record alone</text:p>
      <text:p text:style-name="P329">h) make sure the student continues to recall and connect in their mind the enactive movement and physical situation for each symbolic gesture and and and the algorithm up up up. <text:s/>Up</text:p>
      <text:p text:style-name="P329"/>
      <text:p text:style-name="P311"/>
      <text:p text:style-name="P311"/>
      <text:p text:style-name="P311"/>
      <text:p text:style-name="P311"/>
      <text:p text:style-name="P341"><text:span text:style-name="T334">My perspective on the analysis of teaching mathematics is eclectic and involves a blended both constructive news and information processing ideas. <text:s/>Overall, I believe that the major consideration in teachers deliberations and for choosing of appropriate learning strategies and past and to is the problem of finding A kind of a "best fit" between the structure of the task and the structure of the person's packing that will result in the learning. <text:s/>This requires that teachers must not only have a sufficient knowledge of mathematics on a good understanding of how their students cognitive schema the to be able to recognize if "see it". <text:s/>Thus, the teachers need to access students schemas before it tempting to extend students prior knowledge. <text:s/>Hence, it isimportant to listen to students continually and bass instruction on what they already know. <text:s/></text:span></text:p>
      <text:p text:style-name="P325"/>
      <text:p text:style-name="P331"><text:span text:style-name="T334">From either the constructive must work information processing and viewpoints, it is critical that teachers determine students ways of viewing the ideas. <text:s/>In a borrowed for teachers to become aware of how students are thinking, communication and in the classroom as volatile. <text:s/>Teachers need to develop practices and that allowed them to ask questions that promote students' understanding and I encourage students to ask questions. <text:s/>Teachers need to learn to be flexible in a classroom by encouraging students and to call to work and become more responsible for the role learning improve communication in the classroom can allow teachers to accumulate data and may pop teaching directions based on the learning patterns that emerge</text:span></text:p>
      <text:p text:style-name="P326"/>
      <text:p text:style-name="P331"><text:span text:style-name="T327">Edward brooks (1831- 1912) in Philosophy of Arithmetic- A methods book for eldemtary teachers.</text:span></text:p>
      <text:p text:style-name="P331"><text:span text:style-name="T327">"Mental powers of the mind are called ' Faculties" - </text:span></text:p>
      <text:p text:style-name="P331"><text:span text:style-name="T327">1. The intellect - ideas, htoghts</text:span></text:p>
      <text:p text:style-name="P331"><text:span text:style-name="T327">2. The sensibilities - emotions, affections</text:span></text:p>
      <text:p text:style-name="P331"><text:span text:style-name="T327">3. The will - <text:s/>the pwer to decide ofr put orth voluntary actions"</text:span></text:p>
      <text:p text:style-name="P326"/>
      <text:p text:style-name="P331"><text:span text:style-name="T327">"the mind is a spirtual activity and grows by its own ingerent energies. Mental exercise is thus the law of mental devlopmnt. As a muscle grows strong by use, so any faculty of the mind is devloped y its proper use and exercise. An inactive mind like an unused muscle becomes weak and unskifflul. </text:span></text:p>
      <text:p text:style-name="P331"><text:span text:style-name="T327">"Mental artithmeitc is a system of mientail gymnastics; thourgh it idt the mind grows strdon and tough, taking hold of dificuties with a will, laughing a tobstacles, and rejoicing in the ivestigatio of the intricate and profuound&gt;" </text:span></text:p>
      <text:p text:style-name="P326"/>
      <text:p text:style-name="P326"/>
      <text:p text:style-name="P331"><text:span text:style-name="T327">John Dewey</text:span></text:p>
      <text:p text:style-name="P331"><text:span text:style-name="T327">John Dewey and wrote his classic book experience and education and two explained up what he envisioned when he spoke of easing experiences in the classroom and. <text:s/>And we'll meaning educators had taken dewey's </text:span><text:soft-page-break/><text:span text:style-name="T327">ideas modifyd them up and use those ideas and what came to be known as progress of schools in the 1920s and 1930s. <text:s/>As a result of the schools, dewey's theories came under harsh criticism of traditional educators who saw the schools as rooms filled with chaos that did not educate, but instead, produced nothing more as full of children who directed the teacher to instruct as a child felt it. <text:s/>In qualifying his intentions and addressing mounting criticism to his theories education, Dewey gives a concise statement of his ideas about the needs, problems, and possibilities of education in this book</text:span></text:p>
      <text:p text:style-name="P331"><text:span text:style-name="T327">And a Dewey relates experience to education because of its natural link to educational purposes. <text:s/>Then it has been shown that children learn to retain those concept by doing. <text:s/>And young students, especially, learn better by hands on manipulatives as they are still in the concrete operational stage a metacognitive development as described by Piaget. Because they do not formally abstract concepts, their learning needs to be seen, felt, heard, and even tasted when appropriate.</text:span></text:p>
      <text:p text:style-name="P326"/>
      <text:p text:style-name="P331"><text:span text:style-name="T327">Experience is also helps link the past with the present. <text:s/>When organized with foresight, the student gains ability to see a connection of his present experiences with the ones he has previously acquired. <text:s/>The thread of commonality is woven through his experiences that gives form and meaning to the present. <text:s/>As planned experiences are accumulated of a child, he develops the sense of expectation for future experiences and modifies their definition as he </text:span><text:span text:style-name="T328">draws</text:span><text:span text:style-name="T327"> from past experiences. <text:s/>This exploration for future experiences can be educationally sound </text:span><text:span text:style-name="T328">if he</text:span><text:span text:style-name="T327"> acquires a desire for different areas to grow in learning about the variety of subjects, and, continues to find a connection with the previous experiences.</text:span></text:p>
      <text:p text:style-name="P331"><text:span text:style-name="T327">For Dewey, experience is as important aspect as educational philosophy, but without regard to the planning of those expenses. <text:s/>Experience for experience sake does not fit into the scheme. <text:s/>A teacher is a gameplayer who plans the experiences in such a way that the results allow the teacher to construct a meaningful connection between and the experience, the classroom and future experiences. <text:s/>The experientuall objectives permits her to devise an outline for subject or subjects taught, include instructional methods to be used in bringing forth the objective, experience on how to manage behavior during the lesson, and what the equipment, if any, is appropriate or obtaining the desired objectives. </text:span></text:p>
      <text:p text:style-name="P331"><text:span text:style-name="T327">And Dewey relates to experience to the three major areas. <text:s/>Freedom can be defined as that intrinsic need of all human beings to explore, express, an experiment in those areas that the individual to deems necessary for himself. <text:s/>Within the classroom the teacher can and should provide an environment that allows the outward expression of that inward need. <text:s/>By doing so, the teacher can gain a better and more complete understanding of her students. <text:s/>This is accomplished by the students as they have free reign of the classroom in whch the student uses this free time to draw, as the teacher takes note, or the student manipulates her environment with gadgets, she takes note. <text:s/>Likewise if they play, dance, and read or skip, she watched only makes a note of each child and a preference in express freedom. <text:s/>Many times they are unstructured freedom gives a clear picture of the student's needs, likes and dislikes than would any other method for gaining the data. <text:s/>And plowing the student to have the freedom to explore and experience the classroom less the student feel as if he is a genuine and necessary ingredient in the purpose of the classroom at whole. <text:s/>By providing time and freedom to incorporate experiences in the classroom, the teacher gives the added benefit of health to those individuals she calls peoples. <text:s/>Mixing intellectual and physical activities within the school day brings about a </text:span><text:span text:style-name="T328">healthier</text:span><text:span text:style-name="T327"> body through movement and a healthier mind through concrete experiences to </text:span><text:soft-page-break/><text:span text:style-name="T327">define the concept.</text:span></text:p>
      <text:p text:style-name="P331"><text:span text:style-name="T327">In all of this freedom it must be understood and the teacher has the responsibility to frame the freedom so that the child learns to exercise self control and so that the error if the QEP impulses and desires that, ordered by their intellect. <text:s/>There is nothing wrong with requiring a code of conduct to be used during free time. <text:s/>This freedom to gain experience is in the classroom should not be construed as a free for all. <text:s/>Manners are a must as Dewey claims that very </text:span><text:span text:style-name="T328">oil up that lubricates the machinery of experience. <text:s/>Once again, it is important to note, that dooley's intent was to connect students prior experience as a springboard for future experience in a way to that develops self control while considering how students use the environment.</text:span></text:p>
      <text:p text:style-name="P327"/>
      <text:p text:style-name="P331"><text:span text:style-name="T328">Experience relates to social control in the same weight that the child participating for instance relates to the game plan. <text:s/>Every participating member of the team knows the framework for rules of the sport. <text:s/>They accept them readily up the the calls they know that all team members on both sides want to follow them without regard to team standing, collar of uniform or location of home. <text:s/>The team member is also aware of his responsibility in upholding the rules. He is then able to accomodate individual differences and as long as the date the rules are not broken. <text:s/>In the experiences are set with the framework and it that every one understands from the beginning, social control is maintained as all individuals are responsible participants of a fair system of mutual acceptance of all involved.</text:span></text:p>
      <text:p text:style-name="P327"/>
      <text:p text:style-name="P331"><text:span text:style-name="T328">And Dewey relates experience to subject matter in this way, first the teacher needs to provide those experiences that start within the scope of experiences her specific aged students have already enjoyed, using everyday occurrences that the child can relate to as he or she first begin. <text:s/>Then as you planned future experiences for the child you gradually progress to the point where <text:s/>until it develops into a subject orientation much as a skilled mature adult learner would. <text:s/>The shoul be stated that there is no injustice served to a particular academic discipline if it is integrated and/or extended to other disciplines. <text:s/>And for example your social studies class and regarding Columbus sailing from Spain in 1492 can easily be extended to science and ocean currents. <text:s/>It is not by chance that dear Christopher came upon land without understanding ocean currents this could be further extended to map by having the students find the mileage of voyage using a map with scale of miles the same lesson to be further extended to help when you obtain required data on to the available of food on the voyage the vitamin deficiency over a period of time. <text:s/>And finally, a child who write about the data he has acquired through the lessons.</text:span></text:p>
      <text:p text:style-name="P331"><text:span text:style-name="T328">Dewey believes that the scientific method of it is a plausible way of relating subject matter to experience. <text:s/>The first step in the scientific method requires that one collect data or make observations. <text:s/>This step is best obtained through experience. <text:s/>The up to child observes up the at the green leaves a on his aspen tree terms of yellow a in autumn. <text:s/>He inserts other a the stones and that do likewise. <text:s/>He is collecting data through experience an. <text:s/>QEP and afterwards the students form a A hypothesis a and an up or generalization about the data. <text:s/>He does this move by thinking to himself or writing down "all teree leavers turn yellow in autumn. Once he summarized shis data in this ewaay he is ready for the thrid step that requies tesing of the phypothesis by expreimenting. . <text:s/>This child is to try to falsify his present hypothesis and up the QEP so the you can redefine and reconstruct your data in a way that allows you to reevaluate your present hypothesis file another more complete hypothesis. <text:s/>This young person a observes through experience and that some leaves turn red or </text:span><text:soft-page-break/><text:span text:style-name="T328">brown while others remain green upfid and. <text:s/>The test necessitates that the student change his original hypothesis. <text:s/>And the approach can be applied and to mathematics are in the field or any field. <text:s/>This type of hands on meaningful learning requires the student to reorganize their schema in a PC and Piaget fashion for a accommodating the new learning or information.</text:span></text:p>
      <text:p text:style-name="P327"/>
      <text:p text:style-name="P331"><text:span text:style-name="T328">The experience as it relates to these three major areas of education, if the freedom of social control and subject matter must have a purpose to. <text:s/>This purpose has to come from the individual for their intrinsic desire to learn about their environment. <text:s/>To this the purpose is also related to what the learner is able to experience without harm to self or others. <text:s/>It is ghoulish to think they can and guard in a GED key it would be able to understand the concept of the earth rotating on its axis, as this is not as necessary part of their world. <text:s/>However, they can understand that quite to the finally, the purpose of experience p remains of bright as it stands around his access the calls as part of their scope of experience. <text:s/>The finally, the purpose of experience has to have a plan of action. <text:s/>For the elementary student, it is the teacher who has a responsibility to devise and implement this plan, for meeting the necessary connected experiences that bring about the desired concept</text:span></text:p>
      <text:p text:style-name="P326"/>
      <text:p text:style-name="P331"><text:span text:style-name="T327">William A. Brownell</text:span></text:p>
      <text:p text:style-name="P331"><text:span text:style-name="T327">During the 1920s and 1930s arithmetic instruction was dominated by an emphasis on the drill theory of instruction and the doctrine of social utility. <text:s/>The repetition of facts was the prescribed method of teaching and memorization of the chief learning process. <text:s/>It was the work of William A. Brownell was contributing significantly to challenging his point of view.</text:span></text:p>
      <text:p text:style-name="P326"/>
      <text:p text:style-name="P331"><text:span text:style-name="T327">Brownell was born in 1895 into </text:span><text:span text:style-name="T328">Pennsylvania at E earned a Ph.D. <text:s/>In 1926 from the University of Chicago. <text:s/>Brownell served University of Illinois, Cornell university, University of Michigan, George Peabody college for teachers, duke university, and northwestern university as professor of educational psychology he concluded his teaching career thus serving as professor of educational psychology at the University of California at Berkeley 1950 to 1962. <text:s/>The major focus of brown ALS research dealt with thestudy of arithmetic in the lower grades if an</text:span></text:p>
      <text:p text:style-name="P327"/>
      <text:p text:style-name="P331"><text:span text:style-name="T328">Your brows career in education that prevailing psychology of learning was Thorndike's the connectionism. <text:s/>Underlying this theory was the assumption that all learning consist of the establishment of bonds between specific stimuli and specific responses. <text:s/>An example of an SR IP bond is the response four associated with the stimuli to N2. <text:s/>Every arithmetic fact represented such a bond and students were expected to master innumerable bonds without regard to understanding the concept. <text:s/>Furthermore, the specific bonds to be taught were precisely those which for most often used by adults. <text:s/>Hits, it was the teachers role to identify for the child tht sr <text:s/>bonds, have students make responses under the conditions of reward(success) and punishment (failure), and you still in practice until the connections were fully established.</text:span></text:p>
      <text:p text:style-name="P327"/>
      <text:p text:style-name="P331"><text:soft-page-break/><text:span text:style-name="T328">Brownell rejected connectionism and roll theory as A sole principle method of instruction and based his objections on the following grounds: one and the learning of such a magnitude of isolated facts predetermined the student to failure 2) drill is not help the two the development of meaning; 3) facts learned in the isolation team in the forgotten rapidly and providing inadequate basis for for the learning.</text:span></text:p>
      <text:p text:style-name="P327"/>
      <text:p text:style-name="P331"><text:span text:style-name="T328">Evidence from several sources have demonstrated that run out was not alone in perceiving any needed for change and teaching and learning of arithmetic. <text:s/>During the period between 1920 and 1940 there was much criticism regarding instruction in a variety of subjects call in elementary school. <text:s/>Traditional programmes of instruction had not produced the kind of arithmetical competence required for intelligent adjustment to society. <text:s/>Brownell cited four kinds of evidence of the weakness of arithmetic instruction in elementary schools: 1) the incompetence of adults in practical activities2) test evidence and testimony of the armed forces; 3) the experence of theaher of lmathemitcs ove the lemnetary school level; and 4) error analysis studies and resulty whic disclosedthat children wre employing faulty procedufre when faced with mathematicsl situations (p.259).</text:span></text:p>
      <text:p text:style-name="P331"><text:span text:style-name="T328">browenll advocated anview of artihmeitc learning designed to encorage the nderstandin oof artimetic. The theroy that he endorsed, "maeaning"thoeroy, was based on theree underlying assumptions. The first assuption was that artitmetic was an understandable system that needed to make "sense" to studnet in order to be adequeately learned. The stymbos do not stantd alone, they have referentds, and students should know the sybonls, what they stand for, and how thery are related toother mathematicsl ideas,. The second assupmtdions was what Brownell temed dthe rogdressive nature of learning. He vieewwed learng a as a growth proces which occurs by progression <text:s/>dhtroguh a series of steps that reperesnet increasingly complex levels of thinking . The final assumpitdon involves variation and gerealization as the underlying processes by which people learn. <text:s/>Brownell beliedved that students mjsust be provided numeirous and varying experiences with number concepts that are to be leanrd. Yhis , according to Browness, should resulty in student being able to gernalixe their knowledfe to new situations. </text:span></text:p>
      <text:p text:style-name="P331"><text:span text:style-name="T328">Brownell is credited with writing the first comprehensive statement of the meetings theory of arithmetic to in his chapter " psychological considerations and learning and teaching of arithmetic", in the 10th year book and and of the if SP NCTM (NCTM 1970). <text:s/>The huron L asserted that meeting. <text:s/>Concedes arithmetic as a closely knit system of interrelated ideas concepts and processes. <text:s/>Moreover he characterized arithmetic learning is not mere mechanical figuring but as N intellectual grasp of mathematical relationships and the ability of an FCAT handle arithmetical situations by comprehending their mathematical and practical significance.</text:span></text:p>
      <text:p text:style-name="P327"/>
      <text:p text:style-name="P331"><text:span text:style-name="T328">Although brown out believe that children should see both sense in usefulness in the mathematics they encounter, he was careful in defining what he meant by meaningful arithmetic. <text:s/>He stated that a child will have a meaningful arithmetic experience when the situation where with which he deals make sense mathematically thus in order for a child behave and meaningfully in a quantitative situation H. Al needs to know what to do (meaningss of arithmetic up) and when assup and how to do it " meaningss for arithmetic).</text:span></text:p>
      <text:p text:style-name="P327"/>
      <text:p text:style-name="P331"><text:span text:style-name="T328">Brownell proposed that activities and experiences and D used which will carry the child from naive the behavior </text:span><text:soft-page-break/><text:span text:style-name="T328">two more mature methods of dealing with numbers. <text:s/>With a teacher serving as a guide, students must be allowed to progress through stages at a pace at which to learn is able to grasp the meaning of what he or she is taught. <text:s/>This made to involve the use of concrete materials -" the sensory aides" and many filters which help promote the meaning of a topic. <text:s/>At higher levels of understanding students will be directed to rediscover some of the same relations in greater levels of abstractions (QEPBrownel upl, 1935,p. 23). <text:s/>Up</text:span></text:p>
      <text:p text:style-name="P327"/>
      <text:p text:style-name="P331"><text:span text:style-name="T328">Teaching for meaning, succ accord to Brownell, what will require altering the pace of instructiono which he considered too fast. <text:s/>Since he'd beliedved that instruction that occurrd in stages, the andthe stage asserting dependent upon each other, a teacher will have to vary the instructional pace in order to make sure the student's up and up to advanced through the stages properly to. <text:s/>Hence the development of arithmetical concepts it takes time, but this time is not lost since the understanding of lore concepts makes higher level concepts it easier to understand. <text:s/>Another concern of Brownell is a type of practice of students are required to do. <text:s/>Brownell recommended two types of practice varied and repetitive. <text:s/>The first IP practice, very practice, A's to students be progressing from one stage to the next up a forcing the learner to make generalizations. <text:s/>It involves using a variety of instructional methods to enhance the quality of process. <text:s/>In contrast, repetitive practice helps to student become proficient at a particular level of learning. <text:s/>Thus, Brownell was not opposed to using drill when children have the understanding and maturity of fault which all to be habituated. <text:s/>Up</text:span></text:p>
      <text:p text:style-name="P327"/>
      <text:p text:style-name="P331"><text:span text:style-name="T328">Brownell fell that the process of obtaining answers is as important as an octane quit and correct complications and student errors and allow teachers to trace their thinking process is. <text:s/>He maintained that most errors and mathematics are the result of incomplete understanding, and must be analyzed to determine the type of remediation the student needs. <text:s/>Moreover, it is the teachers responsibility to determine the place at which to student encounters the local K and a guide him from that level to the appropriate level of understanding .</text:span></text:p>
      <text:p text:style-name="P331"><text:span text:style-name="T327">Brownell's the view of the nature and purpose of arithmetical learning intended to make go in and arithmetic more a challenge to the intellect and less to memory. <text:s/>It </text:span><text:span text:style-name="T328">taught for meeting arithmetic will be better retained and more easily transfer it to hire order tasks. <text:s/>Understanding include students with the means to rehabilitate skills that are temporarily with the Anne increases the likelihood that arithmetical ideas and skills will be applied with compliments in qualitative situations</text:span><text:span text:style-name="T327">. <text:s/>And if the and if SP</text:span></text:p>
      <text:p text:style-name="P331"><text:span text:style-name="T327">An</text:span></text:p>
      <text:p text:style-name="P326"/>
      <text:p text:style-name="P331"><text:span text:style-name="T327">Edward L. Thorndike (1924) - Connectionisrm (S-R bonds)</text:span></text:p>
      <text:p text:style-name="P331"><text:span text:style-name="T327">"learing is theormatin of connectives or bonds between situations and responses, that the satisfyingness of the reulf is the chief force that form them and that jhhabit rules the realm of dthought as trulyy ans as fully as in ther realm of actions."</text:span></text:p>
      <text:p text:style-name="P331"><text:span text:style-name="T327">Conectiist S-R bonds led to deemphasis of other aspects of arithmetic and distrust of lotical and mathemaical struture as a basis for the structure of learning. </text:span></text:p>
      <text:p text:style-name="P326"><text:soft-page-break/></text:p>
      <text:p text:style-name="P326"/>
      <text:p text:style-name="P326"/>
      <text:p text:style-name="P331"><text:span text:style-name="T327">Skinner </text:span></text:p>
      <text:p text:style-name="P327"/>
      <text:p text:style-name="P331"><text:span text:style-name="T328">B. F. Skinner was born on march 20th, 1904 in QEP Sus upquehanna, Pennsylvania, the skinner interred to graduate programs in psychology at Harvard, where he followed in the behaviorist tradition of john B. <text:s/>Watson. <text:s/>Skinner completed his doctorate in 1931, and then spent five more years at Harvard doing research. <text:s/>He then moved on to University of Minnesota, where he worked until 1945. <text:s/>During the war years to scan a work on operanlty training pigeons to guide missiles, and even though his system and worked amazingly well the military chose not to pursue the possibility.After the war scare moved on to university in Indiana, and in 1948, at the Harvard where he remained until his retirement in 1974. <text:s/>Skinner remained a professor and a professor emeritus at Harvard until his death.</text:span></text:p>
      <text:p text:style-name="P331"><text:span text:style-name="T328">The basis of skinner beliefs is a concept of operanlty conditioning. <text:s/>As a behavioristdhe the the believed into oberving only what can be seen are measured, and the and applying the scientific method to describing for controlling behavior. <text:s/>An operant QEP is it any act which an organism may be expected to complete in a given environment. <text:s/>Operant conditioning involve selecting the operant the experimenter wishes to be performed and the and reinforcing that behavior so that its completion becomes more probable skinner used positive and as a means to control behavior.</text:span></text:p>
      <text:p text:style-name="P327"/>
      <text:p text:style-name="P331"><text:span text:style-name="T328">Skinner became very interested in the application of Operant conditioning to education. <text:s/>He believed that American schools could become much better through the use of this concepts. <text:s/>Skinner believes that a student needed to be reinforced constantly, while most schools the students to learn to a threat of punishment. <text:s/>As a behavioristd, and skinner the silly that reinforcement would work much better than punishment, the the the main object of his idea was that the use of physical reinforce ers'and worked well with humans the(the best of food, sacs, and money). <text:s/>But skinner sees man is more complex and notes, " the human organism is reinforced simply by being effective. <text:s/>It is reinforcing to the student to be right, but date contemporary classroom she is seldom right and therefore receives little reinforcement.</text:span></text:p>
      <text:p text:style-name="P327"/>
      <text:p text:style-name="P331"><text:span text:style-name="T328">Although most teachers provide motivation through phrases such as Very good for a nice work, scare finds this reinforcement to be either too little or too late. <text:s/>If homework is headed back a day after it is turned in, the effect of the reinforcement is lost. <text:s/>Similarly, skinner a lead that students need to be reinforced a tremendous number of times, in fact, he estimated that students need reinforcement between 25,000 to 50,000 times in the first four years of schooling alone and no teacher can do that for every student.</text:span></text:p>
      <text:p text:style-name="P327"/>
      <text:p text:style-name="P331"><text:span text:style-name="T328">Skinner solution to this problem is to teaching machine, which can range from the c that he rude machines that </text:span><text:soft-page-break/><text:span text:style-name="T328">skinner himself developed, the workbooks designed to fall and scanners ideas on program learning on computers</text:span></text:p>
      <text:p text:style-name="P327"/>
      <text:p text:style-name="P331"><text:span text:style-name="T328">The key to teaching to the lesson using the teaching machine is to program the instruction in the very small pieces of information and to let the student work through each a lesson piece by piece at his or her own rate typically each item, in programmed instruction is quite simple and there is a good bit of repetition of definitions and concepts to reinforce the ideas in the student's mind the reinforcement for the student is that the program is designed so the student will most often the right and he or she will discover that they are right immediately, either by having the computer tell them so or so by uncovering the answer in their workbook</text:span></text:p>
      <text:p text:style-name="P327"/>
      <text:p text:style-name="P331"><text:span text:style-name="T328">A key facet up of skinner's method is that sense the materials are designed so that each student will get the vast majority of the question and right, the signing of grades will be determined by how far a student gets through the programme.</text:span></text:p>
      <text:p text:style-name="P331"><text:span text:style-name="T328">Today, skinner program instruction is often viewed or seen IP up in contemporary mathematics classrooms to learn basic mathematics facts and skills and more. <text:s/>However the approach has not proven particularly successful and in teaching concepts and moreover and higher level problem solving.</text:span></text:p>
      <text:p text:style-name="P327"/>
      <text:p text:style-name="P331"><text:span text:style-name="T328">Skinner opposed discovery method cents " to make this student solve the problem of learning is to refuse to solve the problem of teaching. " Skinner urged that the teachers role was a guide to the point the student in that the right direction. <text:s/>Skinner admired Polya's approach and suggest the use of Polya type hints like "do you know a related question?" The(Skinner, p thep.143) if the QEP at</text:span></text:p>
      <text:p text:style-name="P327"/>
      <text:p text:style-name="P331"><text:span text:style-name="T328">David Ausubel</text:span></text:p>
      <text:p text:style-name="P327"/>
      <text:p text:style-name="P331"><text:span text:style-name="T328">A particular model of instruction is Ausubel up's up(1968) advance the organizer model. <text:s/>Advance organizers or concepts are ideas given to the learner prior to the material actually to be learned. <text:s/>They serve to introduce topics are meant to bridge the gap between what the learner already knows and what he needs to know to learn the task at hand. <text:s/>aScdvance organizers provided foundation upon which new material will be attached. Schemas the ofthe set of ideas in a person's memory to which newly learned to real will be a related.</text:span></text:p>
      <text:p text:style-name="P327"/>
      <text:p text:style-name="P331"><text:span text:style-name="T328">Cognitive structure is vital to the foundation of an asp organizers.Ausubel believeed that meaningful school learning will take place only to the degree that new learning is related to existing cognitive structures. <text:s/>In a sense new l up earning can be acquired by child only if there is an existing idea to which the new ideas can be attached. <text:s/>The new ideas are incorporated into the up learners cognitive structure by attaching them to some existing structure and modifying this existing structure to accommodate the new. <text:s/>This Pia upgetian the idea </text:span><text:soft-page-break/><text:span text:style-name="T328">seems to suggest that a teacher must carefully evaluate children's existing concepts and intuitive notions so that new learning can be an extension of existing ideas.</text:span></text:p>
      <text:p text:style-name="P327"/>
      <text:p text:style-name="P331"><text:span text:style-name="T328">Overalls this perspective makes it clear that the major consideration in teachers deliberations for choosing appropriate learning strategies and tasks is the problem of finding A kind of best fit between the structure of the past in the structure of the person's thinking that will result in learning and this requires that teachers must not only have a sufficient knowledge of mathematics and the good understanding of their students cognitive schema up to be able to recognize fit. <text:s/>Thus teachers need to access students schemas up before attempting to extend students prior knowledge. <text:s/>Hence, it isimportant alicence to discontinue a link and bass instructiono what they already know. </text:span></text:p>
      <text:p text:style-name="P327"/>
      <text:p text:style-name="P331"><text:span text:style-name="T328">It's up to the dominant paradigm to weld based in research literature is constructivism. <text:s/>Researchers contend that knowledge cannot be directly imparted from teaching a student. <text:s/>Rather, students must actively construct their knowledge of the world from their own perceptions and experiences, which are themselves mediated through previous knowledge (Simon, in 1995 close parentheses. <text:s/>These beliefs suggest that, rather than simply accepting new information without question, and " students interpret everything they see and hear and then remembered new information in relation to what they already know" at any time, that knowledge we have constructed helps us to make sense of, interpret, and predict events in our experientalworld up. <text:s/></text:span></text:p>
      <text:p text:style-name="P331"><text:span text:style-name="T330">THE VOCABULARY F JEROME s. BRUNER</text:span></text:p>
      <text:p text:style-name="P331"><text:span text:style-name="T330">1. <text:s/>The embodiments</text:span></text:p>
      <text:p text:style-name="P331"><text:span text:style-name="T330">A) the concrete environment- enactive representation up</text:span></text:p>
      <text:p text:style-name="P331"><text:span text:style-name="T330">B) the semi concrete theembodiment -the ikonic presentation</text:span></text:p>
      <text:p text:style-name="P331"><text:span text:style-name="T330">C) abstract embodiment - symbolic represetnation</text:span></text:p>
      <text:p text:style-name="P330"/>
      <text:p text:style-name="P331"><text:span text:style-name="T330">2.<text:tab/>Modes of represnetation</text:span></text:p>
      <text:p text:style-name="P331"><text:span text:style-name="T330">A) enactive representation - represtain of knowdedge through actions on conrcre objects in order to facilitate learning</text:span></text:p>
      <text:p text:style-name="P331"><text:span text:style-name="T330">B) ikonic representatin - represnetion of knowldge of knowledge through pictures or mental images in order to facilitate learning</text:span></text:p>
      <text:p text:style-name="P331"><text:span text:style-name="T330">C) symbolic represtation - representation of knowledge thouggh language, symbols, or other abstrations in order to facilitate learning.</text:span></text:p>
      <text:p text:style-name="P330"/>
      <text:p text:style-name="P331"><text:span text:style-name="T330">THE VOCABULARE OF ROBER M. GAGNE</text:span></text:p>
      <text:p text:style-name="P331"><text:soft-page-break/><text:span text:style-name="T330">1.<text:tab/>Teachable objects- the direct and inditerrct objectios of mahtematics teaching</text:span></text:p>
      <text:p text:style-name="P331"><text:span text:style-name="T330">2.<text:tab/>Direct objects - facts, skills, concepts, and principles.</text:span></text:p>
      <text:p text:style-name="P331"><text:span text:style-name="T330">3. Indirect Objects - transfer of trainin, inquiry, ability, problem solving ability, self discipline, appreccitation</text:span></text:p>
      <text:p text:style-name="P331"><text:span text:style-name="T330">4. Phases of Learning - </text:span></text:p>
      <text:p text:style-name="P331"><text:span text:style-name="T330">A) apprehension - the learner's awareness of stimuli which are present in the learnig situation.</text:span></text:p>
      <text:p text:style-name="P331"><text:span text:style-name="T330">B) acquistion - the actual attainment of the facit, skill, concept, , a principle which is to be learned.</text:span></text:p>
      <text:p text:style-name="P331"><text:span text:style-name="T330">C) storage - <text:s/>the retention of acquired knowledge</text:span></text:p>
      <text:p text:style-name="P331"><text:span text:style-name="T330">D) retreival- <text:s/>the ability to recall information that has been acquired or stored in memory</text:span></text:p>
      <text:p text:style-name="P330"/>
      <text:p text:style-name="P331"><text:span text:style-name="T330">5.<text:tab/> Learning types - </text:span></text:p>
      <text:p text:style-name="P331"><text:span text:style-name="T330">A.<text:tab/>SIGNAL LEARNING - INVOLUNTARY LEARNING WHICH RESULTS FROM AN EMOTIONAL RESPONSE TO SOME SDTIMULUS.</text:span></text:p>
      <text:p text:style-name="P331"><text:span text:style-name="T330">b.<text:tab/> STIMILUS-RESPONSE LEARNING - VOLUNTARY LEARNING WHIH RESULSTS FROM A PHYSICAL response to some stiimulus</text:span></text:p>
      <text:p text:style-name="P331"><text:span text:style-name="T330">C. chaining - the sequentiaal connection of two or more previoulsy learned non-verbal S-R actions.</text:span></text:p>
      <text:p text:style-name="P331"><text:span text:style-name="T330">D.<text:tab/>verba chanining (verbal association) - the sequiential connedtion two or more previousl learned verbal S-R actions.</text:span></text:p>
      <text:p text:style-name="P331"><text:span text:style-name="T330">E.<text:tab/>discriminatin learning - <text:s/>the ability to recognize differneces among various physical and conceptual objects.</text:span></text:p>
      <text:p text:style-name="P331"><text:span text:style-name="T330">F.<text:tab/> concepet learning- <text:s/>the ability to reognize common properties among objects or events and dto respond to them as a class.</text:span></text:p>
      <text:p text:style-name="P331"><text:span text:style-name="T330">G) rule learning - the ability to respond to a set of situations with a preconceived st of actins.</text:span></text:p>
      <text:p text:style-name="P331"><text:span text:style-name="T330">H) proble-solving - the ability to select and chain sets of rules in a manner unique to the learner which results in a new se of rules.</text:span></text:p>
      <text:p text:style-name="P330"/>
      <text:p text:style-name="P331"><text:span text:style-name="T330">THE VOCABULAR OF jEAN PIAGET</text:span></text:p>
      <text:p text:style-name="P331"><text:span text:style-name="T330">1.<text:tab/>Accomodation - the process whereby incoming knowledge forces aa change in or a refomulaton of the existing cognitive structure.</text:span></text:p>
      <text:p text:style-name="P331"><text:span text:style-name="T330">2.<text:tab/>Assimilation - the process whereby existing mental structures absorb anbd integrate incoming knowledge withut forcing a change in the mental structures.</text:span></text:p>
      <text:p text:style-name="P331"><text:soft-page-break/><text:span text:style-name="T330">3.<text:tab/>Cognitive sttructure - mental schema; the integrated and interconneced network of knoledge that the learner has processed and sdtored which can be recalled in varius forms.</text:span></text:p>
      <text:p text:style-name="P331"><text:span text:style-name="T330">4.<text:tab/>Stages of intellectual development</text:span></text:p>
      <text:p text:style-name="P331"><text:span text:style-name="T330">A) sensory-motor stage - the pre-verbal stdage between birth and dtow years in which tdhough comes from acctins and in which bjects can be thought of only in the <text:s/>present.</text:span></text:p>
      <text:p text:style-name="P331"><text:span text:style-name="T330">B.<text:tab/> preoperational stage <text:s/>- the verbal stageof development between the ages of two and seven whic is characterized by a childs' inability to think abstractly.</text:span></text:p>
      <text:p text:style-name="P331"><text:span text:style-name="T330">C.<text:tab/> concrete operational stage - the stage of development between the ages of seven and eleven in which the child is able to carry out mental transformations on objects.</text:span></text:p>
      <text:p text:style-name="P331"><text:span text:style-name="T330">D.<text:tab/> formal operational statge - the stage of development usually beginning around age eleven inwhich one is able to reason dedutively with symbols alone as well as reflect on one's own thogught processes. </text:span></text:p>
      <text:p text:style-name="P331"><text:span text:style-name="T330">THE VOCABOLARY OF RICHARD SKEMP</text:span></text:p>
      <text:p text:style-name="P331"><text:span text:style-name="T330">1.<text:tab/>Inelligence A - one's innate learning ability.</text:span></text:p>
      <text:p text:style-name="P331"><text:span text:style-name="T330">2. Intelliigence B - one's ability to learn from experience or from one's ownenvironment</text:span></text:p>
      <text:p text:style-name="P331"><text:span text:style-name="T330">3.<text:tab/>Instrucmental understanding - in mathematics, knowing and using rules without reasons.</text:span></text:p>
      <text:p text:style-name="P331"><text:span text:style-name="T330">4.<text:tab/>Rational understanding - in mathematics, knowing which processes to use in a given situation as well as knowing why to use them. </text:span></text:p>
      <text:p text:style-name="P333"/>
      <text:p text:style-name="P331"><text:span text:style-name="T332">The vocabulary of David P. Ausbel</text:span></text:p>
      <text:p text:style-name="P331"><text:span text:style-name="T332">1.<text:tab/> </text:span><text:span text:style-name="T333">Advanced organizer QEP- up to a general knowledge learned in advance of more de<text:tab/>tailed, specific knowledge that serves to anchor the main entering knowledge to</text:span></text:p>
      <text:p text:style-name="P331"><text:span text:style-name="T333">2. <text:s/>The integrative reconciliation-a stage of supsumption theory in which recently learned knowledge of and becomes integrated withthe a previous learn knowledge of in such a way to go to the two are no longer discernible as separate ideas</text:span></text:p>
      <text:p text:style-name="P331"><text:span text:style-name="T333">3. <text:s/>The progressive the differentiation- the eight supsumption theory term which refers to the presentation of the knowledge and in hierarchical levels 's abstraction and from less to seven to most specific in accordance with the organization in one cognitive structure</text:span></text:p>
      <text:p text:style-name="P331"><text:span text:style-name="T333">4. <text:s/>Supsumption-a process of incorporating new knowledge into the cognitive structure.</text:span></text:p>
      <text:p text:style-name="P331"><text:span text:style-name="T328">The the belief that memory has a distinct structure is a link to the called up for stressing mathematical connections. <text:s/>It seemed the into relations of topics help students to connect entities. <text:s/>Up teaching must expose students to a variety of example of a concept. <text:s/>It is important that teaches recognize that mathematical concepts had a variety of representations-concrete, semi-concrete, and abstract. <text:s/>Multiple representations up of mathematical notions is an important topic and in the field of mathematics up education and today in both </text:span><text:soft-page-break/><text:span text:style-name="T328">research and practice. <text:s/>Improving students' ability to move among numeric, symbolic, and graphical representations of mathematical concepts and are explicit objectives in the NCTM a standards (NCTM a, 1989). <text:s/>The standards recommend that multiple representations are and the incorporated and as a central theme of mathematics. <text:s/>Use of technology in the mathematics classroom are can enhance students' understanding of connections between multiple representations of concepts. <text:s/>Moreover, and students come to some schools with a variety of experience with A variety of experience with imagery or representations that can be exploited in teaching them and mathematics. <text:s/>Hence, students need material, pictures and symbols to help build connections.</text:span></text:p>
      <text:p text:style-name="P327"/>
      <text:p text:style-name="P331"><text:span text:style-name="T328">In order for students to construct their own knowledge rather than passively receive information, it isimportant for them to actively engage in mathematics learning. <text:s/>Hence, instruction should focus less on rote learning all facts and algorithms and more all that conceptual u nderstanding and problem-solving. <text:s/>Experience is that engage students in developing <text:s/>thinking and reasoning, providing opportunities to ask questions, making conjectures, or posing problems are much more likely to enable students to construct knowledge. <text:s/>According to Vygotsky (1962) up, verbal interaction is important in the process up of constructing knowledge. <text:s/>Activities that provide an environment where students feel safe two explored, conjectured, reason, and to communicate with and about mathematics (NCTN ,1989) students need to fill save in discussing differences in how they perceive the concepts or how they would approach problems. <text:s/>Study showed that students working in small groups doing investigations and projects using cool such as calculators, and other materials can enhance their understanding of concepts and develop positive attitudes toward mathematics.</text:span></text:p>
      <text:p text:style-name="P327"/>
      <text:p text:style-name="P331"><text:span text:style-name="T328">Animportant aspect of an a constructive his teaching requires that students that, or reflected thinkers. <text:s/>Providing an environment in the classroom conducive to encourage and of reflective thinking should help bring down the emotional barriers (mathematics frustration and concurrent lack of a con upfidence) up up that prevent mathematics learning. <text:s/>A this can be achieved by helping students discover basic patterns and by encouraging them to look for patterns for themselves. <text:s/>DNE to enable students to become more reflective they should be provided opportunities to categorizes, edit, IP to critique, and analyze their own work. <text:s/>Those who are able to review their own performance and explore reasons for choosing processes are aware of how much they know if it up and what is required to know more. <text:s/>Students need dito be taught at home to look back when they finish working a problem and talk about what they did go home with what we might do, a what worked, though whether did not work and and one or why not. <text:s/>Students can be encouraged to monitor their thinking to end it would come more conscious of their actions. <text:s/>While coaching students activities such as thinking aloud and writing assignments to are effective in helping students monitor their own learn.Not only that students must be held accountable for the quality of their thinking using intellectual standards and Socratic questioning.</text:span></text:p>
      <text:p text:style-name="P327"/>
      <text:p text:style-name="P331"><text:span text:style-name="T328">Learning environments must b created that enable both students and teachers to become reflective practitioners and problem solvers in their own right . <text:s/>A growing literature on reflective practice in teaching has emphasized the importance of fostering a reflective stance among students and teachers (Bean &amp; Zulich, 1989). <text:s/>Reflective teachers constantly assess and modify their actions and behavior in order to make student learning more meaningful. </text:span></text:p>
      <text:p text:style-name="P331"><text:soft-page-break/><text:span text:style-name="T328">A summary of recommendations for teaching are as follows:</text:span></text:p>
      <text:p text:style-name="P331"><text:span text:style-name="T328">1. <text:s/>Courses should place a greater emphasis on the meaning of mathematical concepts in the use of mathematical methods to analyze problems and de-emphasize the manipulative skills and the application of rules.</text:span></text:p>
      <text:p text:style-name="P331"><text:span text:style-name="T328">2. <text:s/>The the teachers should place greater responsibility for learning in the hands of students for exploring the problem solutions and to read more critically, work independently with less prescriptive guidance from the teacher and text, to analyze problems and explore their own <text:s/>solutions.</text:span></text:p>
      <text:p text:style-name="P331"><text:span text:style-name="T328">3 <text:s/>Teachers need to use <text:s/>multiple approaches in the analysis of new concepts and problems, investigating them from a variety of representations.</text:span></text:p>
      <text:p text:style-name="P331"><text:span text:style-name="T328">4. <text:s/>Teachers should place a greater emphasis on the solutions of realistic problems as a means for a motivating mathematical concepts and. <text:s/>Students should be enabled to solve, develop, and the debate interesting mathematical problems, rather than simply to follow prescribed procedures to arrive at right answers.</text:span></text:p>
      <text:p text:style-name="P331"><text:span text:style-name="T328">5. And the computers and calculators should be used appropriately and often. <text:s/>And</text:span></text:p>
      <text:p text:style-name="P331"><text:span text:style-name="T328">6. Teaching should be interactive and involve of the communication.</text:span></text:p>
      <text:p text:style-name="P331"><text:span text:style-name="T328">7. To encourage reflection, the strong writing component should be included to serve as an assessment device for the coach and as a tool for student reflection and knowledge construction.</text:span></text:p>
      <text:p text:style-name="P327"/>
      <text:p text:style-name="P331"><text:span text:style-name="T327">Concept learning and Schemas</text:span></text:p>
      <text:p text:style-name="P331"><text:span text:style-name="T327">Best teaching practices deal with concept attainment. <text:s/>This involves having students analyze structures, generalized previously learn content and two new content to a construct more complex abstractions. <text:s/>It involves over to entities and ascends that students must go through certain covert mental operations to perform the activities teachers in the same questions to guide the student from one phase of the activity into the next. <text:s/>Bruner "1960" claim that knowledge that the learner has constructed for himself is more assessable for retrieval and more likely to be applied correctly inappropriate situations. <text:s/>A</text:span></text:p>
      <text:p text:style-name="P331"><text:span text:style-name="T327">Information processing comprises psion series of learning that are distinct from but generally compatible with constructivism. <text:s/>One fundamental assumption underlying information processing theory has been that human call is somewhat analogous two computer programs: both take and information, process it and make decisions based on the data. <text:s/>Eight T component of information processing has been that knowledge is organized and stored in the human mind in an orderly system analogous the two the way in which instructions are stored in computers. <text:s/>Prior knowledge is organized into networks called schemas, and as new information assimilated, the networks are modified. <text:s/>Schemas help select and interpret new incoming information so that is consistent with one's preexisting schemas. <text:s/>Piaget and other researchers thebelive the that when the information is inconsistent than the learner must accommodate the new information through reorganizing his or her schema.</text:span></text:p>
      <text:p text:style-name="P326"/>
      <text:p text:style-name="P331"><text:soft-page-break/><text:span text:style-name="T327">Since research on information processing suggests that people store and retrieve knowledge by relating to other knowledge, implications for teaching is that concepts are best remembered if they are called in relation to already stored not knowledge or information. <text:s/>Thus teachers need two introduce new information in terms of knowledge already possess the students a hence it is important to listen to students continually and bass instruction on what they already know. <text:s/>Seen in a relations of topics in word to connect entities. <text:s/>By helping students make appropriate connections, it is easier for them to understand and stored new knowledge. <text:s/>Ausebel to and com to structure is vital to the foundation of advanced organizers and</text:span></text:p>
      <text:p text:style-name="P326"/>
      <text:p text:style-name="P331"><text:span text:style-name="T327">three major learning theories in mathematic</text:span></text:p>
      <text:p text:style-name="P331"><text:span text:style-name="T331">D</text:span><text:span text:style-name="T327">rill theory</text:span></text:p>
      <text:p text:style-name="P331"><text:span text:style-name="T327">Arithmetic consists of a body un</text:span><text:span text:style-name="T331">r</text:span><text:span text:style-name="T327">elated fa</text:span><text:span text:style-name="T331">cts</text:span><text:span text:style-name="T327">, procedures and skills. <text:s/>This student learns the facts/procedures and acquire skill to recalling and using them through repeating them over and over again. <text:s/>Eventually, the student is able to recall mathematical facts and procedures immediately and correctly. <text:s/>This student gain skill and mastery of mathematical processes most economically through full formal repetition up.</text:span></text:p>
      <text:p text:style-name="P326"/>
      <text:p text:style-name="P331"><text:span text:style-name="T327">Drill. <text:s/>Must be rejected as a sole or principle methods of instruction in mathematics. <text:s/>It is objectionable on the following grounds:</text:span></text:p>
      <text:p text:style-name="P326"/>
      <text:p text:style-name="P331"><text:span text:style-name="T327">1. <text:s/>The learning of such a magnitude of isolated facts and procedures predetermind student failure as such a task</text:span></text:p>
      <text:p text:style-name="P331"><text:span text:style-name="T327">2. <text:s/>The facts learn my solution to beB forgotten rapidly.</text:span></text:p>
      <text:p text:style-name="P331"><text:span text:style-name="T327">3. <text:s/>Repetition does not contribute to the development of meaning, understanding, or significance.</text:span></text:p>
      <text:p text:style-name="P326"/>
      <text:p text:style-name="P331"><text:span text:style-name="T327">4 and. <text:s/>The such isolated learning provides an inadequate base for for the learning.</text:span></text:p>
      <text:p text:style-name="P326"/>
      <text:p text:style-name="P331"><text:span text:style-name="T327">Incidental learning theory</text:span></text:p>
      <text:p text:style-name="P326"/>
      <text:p text:style-name="P331"><text:span text:style-name="T327">Mathematics is learned better it not systematically </text:span><text:span text:style-name="T328">taught our. <text:s/>Its students will learn as much mathematics as they need through incidental experience and natural behavior in everyday situations. <text:s/>As the need arises through experience, the child will develop and number concepts and the skills and the fundamental operations and. <text:s/>The child will discover uses of mathematics in problematic situations encountered and will attain proficiency in adjusting to quantitative situations as needed up.</text:span><text:span text:style-name="T332"> <text:s/>Learning is thought to occur when a situation presents itself the in which the learning as needed. <text:s/>Learning, then, is considered A byproduct of the performance </text:span><text:soft-page-break/><text:span text:style-name="T332">or witness of some task or activity a</text:span></text:p>
      <text:p text:style-name="P327"/>
      <text:p text:style-name="P331"><text:span text:style-name="T328">Incidental learning theory must be rejected as a sole or principal <text:s/>method of instruction in mathematics. <text:s/>This theory is that objectionable for the following reasons:</text:span></text:p>
      <text:p text:style-name="P327"/>
      <text:p text:style-name="P331"><text:span text:style-name="T328">1. <text:s/>The learning mathematics incidentally is impractical</text:span></text:p>
      <text:p text:style-name="P331"><text:span text:style-name="T328">2. <text:s/>Identifying mathematics incidentally in everyday situations and ordering helpful learning situations is a typical task. <text:s/>This requires insight and knowledge of mathematics and psychology usually beyond the expertise of the average teacher.</text:span></text:p>
      <text:p text:style-name="P331"><text:span text:style-name="T328">3. <text:s/>The a large body of mathematics is likely to be unlearned. <text:s/></text:span></text:p>
      <text:p text:style-name="P331"><text:span text:style-name="T332">Go</text:span></text:p>
      <text:p text:style-name="P331"><text:span text:style-name="T332">Up up this theory is very similar to social meaning theory up a theory base on the belief that mathematics will be more meaningful as a learner candor of observe an anti use mathematics in related social situations. <text:s/>A</text:span></text:p>
      <text:p text:style-name="P331"><text:span text:style-name="T328">Meaning theory</text:span></text:p>
      <text:p text:style-name="P327"/>
      <text:p text:style-name="P331"><text:span text:style-name="T328">And mathematics is a closely knit, quantitative system of understandable ideas, principles and processes. <text:s/>Meaning is found in the structure and inner relationships and of mathematics itself. <text:s/>Mathematics is a system and must be called as a system of--not as isolated facts or as an outgrowth of an individual's everyday and are experienced. <text:s/>Mathematics involves symbols and assemble refers to something else on itself. <text:s/>Meaning is a substitution process and--that which is rated into a symbol by a person. <text:s/>And</text:span></text:p>
      <text:p text:style-name="P327"/>
      <text:p text:style-name="P331"><text:span text:style-name="T328">Meaningful learning provides a foundation. <text:s/>And a structure that facilitates learning and increases the chance that the learner will be able to transfer this knowledge to problem-solving situations. <text:s/>Mathematics learned and meaningful context is that retained and more easily rehabilitated them mechanically learn mathematics.</text:span></text:p>
      <text:p text:style-name="P327"/>
      <text:p text:style-name="P331"><text:span text:style-name="T328">Meaning theory recognizes that following the development of meaning and understanding, a drill activities are needed to provide practice for increased proficiency. <text:s/>The core learning through concentrated practice, AIDS and retaining what has been learned and makes responses more efficient and accurate. <text:s/>Also, meaning theory recognizes the value of real-world experiences for motivation, enrichment, an application. <text:s/>The most balanced and effective if philosophy of teaching mathematics appears to be that of teaching for meaning and understanding a the along with A judicious use of drill and problem-solving experiences and an</text:span></text:p>
      <text:p text:style-name="P331"><text:span text:style-name="T327">SOME PRINCLPLES OF TEACHING MATHEMATICS MEANINGFULLY</text:span></text:p>
      <text:p text:style-name="P326"/>
      <text:p text:style-name="P331"><text:soft-page-break/><text:span text:style-name="T327">1)</text:span><text:span text:style-name="T331"> symbols are the and products in mathematics-the records of something that has happened. <text:s/>The records should not be confused with the thing itself. <text:s/>The symbols are not the mathematics.</text:span></text:p>
      <text:p text:style-name="P331"><text:span text:style-name="T331">2) and mathematics is represented in three embodiments: </text:span><text:span text:style-name="T329">enactive, ikonic, and symbolic. <text:s/>Enactive and iconic representations provides our minds with the stuff the to interpret the symbols are eyes see. <text:s/>Without these representations in our mind, the symbols are meaningless marks to be moved about on paper.</text:span></text:p>
      <text:p text:style-name="P331"><text:span text:style-name="T329">3). <text:s/>Manipulative materials are themselves symbolic an abstract. <text:s/>Although less so than the usual symbols we use. <text:s/>Use of manipulatives alone does not ensure understanding.</text:span></text:p>
      <text:p text:style-name="P331"><text:span text:style-name="T329">4). <text:s/>Up up mathematics arises out of real-world situations and needs. <text:s/>Thus, and they're real order of teaching is:</text:span></text:p>
      <text:p text:style-name="P331"><text:span text:style-name="T329">Real-world situations-enacted and ikonic-symbolic (through records).</text:span><text:span text:style-name="T327"> </text:span></text:p>
      <text:p text:style-name="P332"><text:span text:style-name="T329"><text:s text:c="52"/>(through manipulatives)</text:span></text:p>
      <text:p text:style-name="P332"><text:span text:style-name="T329">Thus, working with symbolic records alone makes no sense that we don't remember that they refer to some real world situations. <text:s/>(in fact, we will see that most of us use fractions incorrectly the calls <text:s/>we do not know to what they refer).</text:span></text:p>
      <text:p text:style-name="P332"><text:span text:style-name="T329">5. <text:s/>The any symbolic records we teach is only one of many we could use of the real-world situation is always the same:</text:span></text:p>
      <text:p text:style-name="P332"><text:span text:style-name="T329">One set of counting numbers-many ways to symbolize them (roman numerals, etc.)</text:span></text:p>
      <text:p text:style-name="P332"><text:span text:style-name="T329">Limited number of real-world-many of the algorithms for doing operations addition, subtraction, etc.</text:span></text:p>
      <text:p text:style-name="P332"><text:span text:style-name="T329">6). <text:s/>Up up teaching "our" up standard of algorithms for whole numbers involve several steps. <text:s/>Out of rhythms dependent on our way of record numbers up-place value. <text:s/>Therefore, any model or manipulative of an algorithm must use objects in groups of 10.</text:span></text:p>
      <text:p text:style-name="P332"><text:span text:style-name="T329">7) important to developing algorithm for whole numbers(or fractions or whatever) it is:</text:span></text:p>
      <text:p text:style-name="P332"><text:span text:style-name="T329">a) a starting with a real end up world situations of the operations (e.g., The up sharing; take away; finding the difference)</text:span></text:p>
      <text:p text:style-name="P332"><text:span text:style-name="T329">b) using a manipulative model to develop enactive algorithms that mirrors the symbolic one. <text:s/>A</text:span></text:p>
      <text:p text:style-name="P332"><text:span text:style-name="T329">c0 uses verbalizations and explanations.</text:span></text:p>
      <text:p text:style-name="P332"><text:span text:style-name="T329">d) write written records.</text:span></text:p>
      <text:p text:style-name="P332"><text:span text:style-name="T329">e) the developer connections between the movement of the enactive algorithm and the written record</text:span></text:p>
      <text:p text:style-name="P332"><text:span text:style-name="T329">f) shape and improve th algorie efficiency with records.</text:span></text:p>
      <text:p text:style-name="P332"><text:span text:style-name="T329">g) Wean the student away from the enactive algorithm up the two the written record alone</text:span></text:p>
      <text:p text:style-name="P332"><text:span text:style-name="T329">h) make sure the student continues to recall and connect in their mind the enactive movement and physical </text:span><text:soft-page-break/><text:span text:style-name="T329">situation for each symbolic gesture and and and the algorithm up up up. <text:s/>Up</text:span></text:p>
      <text:p text:style-name="P312"/>
      <text:p text:style-name="P312"/>
      <text:p text:style-name="P312"/>
      <text:p text:style-name="P312"/>
      <text:p text:style-name="P312"/>
      <text:p text:style-name="P312"/>
      <text:p text:style-name="P312"/>
      <text:p text:style-name="P312"/>
      <text:p text:style-name="P345"><text:span text:style-name="T342"><text:tab/>The purpose of this article is to delineate a personal philosophy of mathematics teaching that is consistent with research and theoretic literature on radical and social constructivism. This “eclectic” approach to mathematics teaching places equal importance on students’ cognition and their socio-cultural contexts. Cobb et al. (1992) suggested that coordinating findings that derive from each perspective has led to advancements in the field of mathematics teaching and is necessary to understanding learning. Key components of an eclectic teaching philosophy based on combining radical and social constructivism have included: <text:s/>(a) <text:s/>Knowledge is actively constructed, not passively received; (b) <text:s/>teaching should focus on student thinking; <text:s/>(c) <text:s/>teaching should facilitate conceptual change; <text:s/>(d) teaching should be <text:s/>interactive; <text:s/>(e) <text:s/>teaching should support individual and collaborative learning arrangements; <text:s/>(f) <text:s/>teaching should involve authentic tasks; <text:s/>and (g) teaching should encourage multiple representations and connections</text:span><text:span text:style-name="T344">.</text:span></text:p>
      <text:p text:style-name="P342"><text:span text:style-name="T342">The article is organized into two parts: (a) an overview of radical and social constructivism; and (b) a detailed description and rationale for the key components of the teaching philosophy listed above based on theoretic and research findings in mathematics education. <text:s/></text:span></text:p>
      <text:h text:style-name="P310" text:outline-level="1">Constructivism</text:h>
      <text:p text:style-name="P316"><text:span text:style-name="T342"><text:tab/>Over the past two decades researchers have been developing a new view of what it means to teach mathematics. Constructivist philosophies have contributed to shaping these efforts by providing researchers and mathematics educators useful ways to understand learning. Constructivism encompasses a range of beliefs about learning. One extreme is radical constructivism, based on the views of Piaget (1978), which views knowledge as individually constructed; and the other extreme is social constructivism, consistent with the views of Vygotsky (1962), which asserts that learning occurs solely through socio-cultural interactions. Simon (1995) claims that the difference depends on the focus of the observer. The radical constructivist emphasizes a cognitive orientation, focusing on the psychology of how an individual integrates knowledge; whereas social constructivists focus on social </text:span><text:soft-page-break/><text:span text:style-name="T342">interactions and the individual’s cultural context (Cobb, 1989). </text:span></text:p>
      <text:p text:style-name="P321"><text:tab/>Many researchers see either extreme as too limiting (Cobb, 1995, Simon, 1995). Cobb (1994) states that each perspective, the socio-cultural and the cognitive, equally contributes toward understanding learning. He states that cognitive and social influences are complimentary in that “social interactions implicitly assume an actively constructing child....cultural practice is the background against which self-organization comes to the fore.” <text:s/>(p.17). Despite the differences in the locus of cognitive development, radical constructivists such as Piaget (1970) do not deny the importance of others in the development of cognition, nor did Vygotsky (1987) deny the primacy of the active construction of knowledge by the cognizing individual.</text:p>
      <text:p text:style-name="P321"><text:s/></text:p>
      <text:p text:style-name="P319"><text:span text:style-name="T342">Key Components of Constructivist Teaching Practices</text:span></text:p>
      <text:p text:style-name="P324"/>
      <text:p text:style-name="P324">Knowledge is Constructed, Not Received</text:p>
      <text:p text:style-name="P318"><text:span text:style-name="T342"><text:tab/>Kilpatrick (1987) states that constructivist epistimologies consists of three major premises: (1) knowledge is actively constructed, not passively received or transmitted, (2) coming to know is an adaptive process of organizing one’s experiences, and (3) learning does not involve discovering an independent pre-existing world outside the mind of the knower. These statements together form an epistemology that is in sharp contrast with the traditional view that sees learning as an encoding of an objective reality ‘out there.’ Acceptance of these premises by the mathematics education community has consequently resulted in a shift from behaviorist and positivist models of learning toward cognitive and interpretive models (Mathematical Sciences education Board [MSEB], 1989).</text:span></text:p>
      <text:p text:style-name="P342"><text:span text:style-name="T342">Much of constructivism is based on the work of Piaget (1978) who viewed learners as builders of knowledge, not passive receptors or “tabula rasas.” From this perspective, learners take in knowledge and relate it to previously assimilated knowledge in order to “fit” it within their existing mental models (Simon, 1995). Hence, thinking is considered an interpretive act, which contrasts </text:span><text:soft-page-break/><text:span text:style-name="T342">significantly with the more traditional view of learning that sees concepts as transferable and “ready-made” from teachers to students. Thus, constructivist theory suggests that, rather than simply accepting new information without question, students interpret everything they see and hear and then remember new information in relation to what they already know. Students enter the classroom with their own cognitive structures constructed from their own past experiences. This idiosyncratically constructed knowledge may be viable and useful, invalid, incomplete, or it may be hinder students subsequent learning. Simon (1995) states that the knowledge we have constructed helps us to make sense of, interpret, and predict events in our experiential world.</text:span></text:p>
      <text:p text:style-name="P343"><text:tab/>The assumption that humans have no access to an objective reality independent of their way of knowing it seems counterintuitive to many mathematics educators (Wilson et al., 1995). Some educators believe that an acceptance of non-dualistic thought, where learners arrive at different but legitimate understandings, lead inevitably toward solipsism or an “anything goes” mentality (Simon, 1995). In response, Wilson (1995), a social constructivist, suggests that learners negotiate the meaning of their experiences by interacting with others to arrive at shared understandings. Von Glaserfeld (1987), states that student understanding of a concept derives its validity not from its accuracy in describing the real world, but whether or not it works. A concept works or is viable to the extent that it does what it needs to do: to make sense of our perceptions, to make predictions accurately, or to solve a problem. Wilson et al. (1995) conjecture that the denial of dualism may result in classroom practices that are more sensitive toward personal meanings and multiple perspectives of the world. <text:s/></text:p>
      <text:p text:style-name="P323"><text:tab/>Social constructivists contend that the manner in which students learn is inseparable from the content (Schoenfeld, 1985). This is quite different from the traditional didactic education that assumes a separation between knowing and doing that treats knowledge as a self sufficient substance. A view that “knowing” mathematics is “doing” mathematics suggests that mathematics is not a fixed body of procedures, but rather a growing and changing science of quantity and pattern, whose practice involves experimentation, reasoning, and argumentation (MSEB, 1989). Wilson et al. (1995) suggest that <text:soft-page-break/>instruction should recognize the dynamic nature of knowledge and encourage students to engage in a continuing search for improved understanding.</text:p>
      <text:p text:style-name="P318"><text:span text:style-name="T342"><text:tab/>Past and current research supports the claim that knowledge is constructed and not passively received. Research conducted by Brownell (1935) supports this view. At the beginning of the school year Brownell gave a group of third graders (n=57) a test in 100 simple addition combinations. They were taught these combinations in grades one and two by methods which agree with drill theory. Thirty-two children were chosen for interviews, ten students were selected that had the highest score, thirteen who had average scores, and nineteen who had low scores. Interviews attempted to discover how each child calculated sums and thought of the numbers and processes employed. The interview revealed that 22.7% of the combinations involved counting; that 14% were solved indirectly; that 23.8 % were incorrectly guessed; and that only 39.5% were known as memorized associations. The fact that students demonstrated strategies that were quite different from the learning intended by the teacher supports the notion that students do construct their own knowledge. </text:span></text:p>
      <text:p text:style-name="P323"><text:tab/>The study by Brownell demonstrates the inadequacy of teaching methods that are based on “transmission” models where teachers seek to transfer knowledge to passive students. Constructivists such as Blais have described how these methods effect the learner. Blais (1988) states that traditional teaching in mathematics that involves giving students a maximum of explanation implies the creation of a listener-follower role for students. Such a role, he conjectures, contributes to dependence, fosters the growth of learned helplessness, and encourages students to memorize information instead of construct robust knowledge structures. Blais contends that traditional mathematics courses focused too much on transmitting content at the expense of thought processes, and he felt that the focus should be on the development of thinking skills and conceptual understanding.</text:p>
      <text:p text:style-name="P342"><text:span text:style-name="T342">That all knowledge is constructed differently and can interfere with subsequent learning has been an important focus in constructivist teaching. Luchens (1942) shows that students tend to solve problems using a single approach if the approach was used extensively prior to solving new problems, </text:span><text:soft-page-break/><text:span text:style-name="T342">even though a different way would be more productive. For example, Luchens found that 64% of the college students in an experimental group were unable to solve the following problem: Measure 25 cups using jugs with 28, 76 and 3-cup capacities. The experimental group had worked a previous set of problems by applying a rule - the problems could all be solved by adding two of the first jug listed and subtracting one of each of the other two jugs. However, only 5% of a control group who were given no rules failed to solve this problem. This illustrates how (a) relying on algorithms for solving problems can inhibit students’ abilities to solve similar problems when the learned algorithm does not apply, and (b) “giving” students algorithms for solving problems does not necessarily produce viable knowledge. <text:s/></text:span></text:p>
      <text:p text:style-name="P342"><text:span text:style-name="T342"><text:tab/>Norman and Pritchard (1994) have described how students’ prior conceptualization of functions as “processes” rather than “objects” causes difficulty for these students in calculus. Being able to see a function as an object is essential in calculus for gaining a basic understanding of several concepts such as function composition, the chain rule, and integration (Ferrini-Mundy &amp; Graham, 1991; Dubinsky, 1991). Norman and Pritchard state that students’ tendency to process is carried over into calculus. They offer evidence based on interviews with college students, that this limited intuition is often a cognitive obstacle toward students’ gaining a comprehensive understanding of the derivative and integral concept. During interviews students were asked to find </text:span><text:span text:style-name="T345">F(a)</text:span><text:span text:style-name="T342"> when </text:span><text:span text:style-name="T345">F(x)</text:span><text:span text:style-name="T342"> is defined by </text:span><text:span text:style-name="T345">F(x)</text:span><text:span text:style-name="T342"> = </text:span><text:span text:style-name="T346"></text:span><text:span text:style-name="T347">a</text:span><text:span text:style-name="T3">x </text:span><text:span text:style-name="T342"><text:s/></text:span><text:span text:style-name="T345">f(t)dt</text:span><text:span text:style-name="T342">. Most students responded that </text:span><text:span text:style-name="T345">F(x)</text:span><text:span text:style-name="T342"> doesn’t exist unless a formula for <text:s/></text:span><text:span text:style-name="T345">f(t)</text:span><text:span text:style-name="T342"> is known. Norman and Pritchard assert that students’ tendency to think of functions as processes impeded their ability to solve this and similar problems during interviews.</text:span></text:p>
      <text:p text:style-name="P324">Teaching Should Focus on How Students Think</text:p>
      <text:p text:style-name="P323"><text:s/><text:tab/>Taken together Brownell (1935), Luchins (1942), and Norman and Pritchard (1992) demonstrate that students do construct their own knowledge, and that student’s prior constructions influence subsequent learning. Knowing what mistakes students are likely to make and common errors in understanding will help teachers assist students in meaningful constructivist learning activities. For example, Carpenter et al. (1989) recruited 40 first-grade teachers to participate in a month long <text:soft-page-break/>workshop on Cognitively Guided Instruction. Cognitively Guided Instruction (CGI) involves having teachers learn about research on children’s thinking processes. At the workshop Carpenter shared findings from a previous study, showing how five-and six-year-olds can solve many types of complex addition and subtraction word problems. Teachers then discussed and debated the meanings of these findings and also interviewed children to see for themselves whether children actually solved problems as reported by the researchers.</text:p>
      <text:p text:style-name="P323"><text:tab/>One year following the workshop, workshop participants demonstrated stronger beliefs that children construct, rather than receive mathematical knowledge; and, to facilitate this construction, instruction should not center around presentations but around children’s own knowledge and developing understandings. At the end of the school year assessments were made including a pretest and post-test of student achievement with various measures of problem-solving ability, measures of student confidence, and student interviews. Students in CGI teachers’ classes did better than students in control teachers’ classes on written and interview measures of both complex problem solving and number fact knowledge. </text:p>
      <text:p text:style-name="P324">Conceptual Change and Teaching</text:p>
      <text:p text:style-name="P322"><text:tab/>It has been shown that research supports the view that knowledge is actively constructed, that these constructions effect new learning in desirable and sometimes undesirable ways, and that teachers’ knowledge of student constructions can impact student learning. Implications are that mathematics teachers must be knowledgeable not only in their content areas, but also in the research literature on how students learn and on instructional strategies that foster learning. A more detailed description of <text:s/>how conceptual growth occurs within individuals, from a cognitive and social perspective, will serve as a framework for discussing the research on what teachers might do to affect conceptual change. <text:s text:c="2"/></text:p>
      <text:p text:style-name="P322"><text:tab/>Simon (1995) states that students modify their understanding by directly confronting misconceptions. Piaget (1978) asserts that when misconceptions occur cognitive development takes place through the mechanism of equilibration. When presented with a new idea, something to learn, a <text:soft-page-break/>learner’s cognitive equilibrium is disturbed. Either the student will ignore the new idea, and return to a state of equilibrium or modify one’s cognitive structures so that the new idea is incorporated. Reflection on successful adaptive operations (reflective abstraction) leads to new or modified concepts. Piaget (1970) states that an unstimulating environment would result in infrequent states of disequilibrium providing the learner with little or no reason to learn. </text:p>
      <text:p text:style-name="P323"><text:tab/>Nussbaum and Novick (1982) state that constructivist researchers have focused on the identification of misconceptions in the cognitive structures of learners. They contend that standard methods such as lecture, demonstrations, and class tests are poor methods to identify and correct many kinds of misconceptions. Given the research findings that reveal how misconceptions hinder student ability to process information properly (Norman &amp; Pritchard, 1992), models are needed that support ways in which teachers can identify and assist students in affecting change in their conceptual frameworks, thereby eliminating misconceptions in favor of more viable schemas.</text:p>
      <text:p text:style-name="P323"><text:tab/>According to Fischbein, (1990) beliefs are often robust, but can be addressed by inducing cognitive conflict during instruction. Research conducted by Skane (1993) investigated the efficacy of a conceptual change model in amending college students’ misconceptions about the distributive law - overgeneralizations of linearity that produce such errors as log (x+3) = log (x) + log(3). To amend this misconception in a community college precalculus course (n=68), the <text:s/>author implemented a method called a constructivist teaching sequence consisting of five stages of instruction: orientation, elicitation, restructuring, application, and review (reflection). During the elicitation phase students were given questionnaires containing problems that often involve student overgeneralization errors. Restructuring activities involved students discussing their answers to the questionnaires, negotiating reasons and answers until consensus was achieved, and noting in writing any changes in their understanding. This was followed by whole class discussion, with students presenting as many different reasons as possible and observing similarities and differences in items. Finally, the students reflected on the whole exercise and responded in writing to statements such as “I used to think...” with the least step being the most <text:soft-page-break/>important one. Results indicate that the conceptual change model was effective immediately and over time as a teaching strategy to amend misconceptions. Pretest and posttest results demonstrated positive amendment of distributive law misconceptions. Student comments were positive about the experience.</text:p>
      <text:p text:style-name="P323"><text:tab/>In summary, research reveals that students have well-entrenched misconceptions. In order to change these misconceptions constructivists theorize that students must undergo conceptual change by restructuring their mental schemas. Skane’s models contribute toward our understanding of how conceptual change can be facilitated within the context of whole class instruction. Other approaches such as cooperative learning (Yackel et al, 1991), discussed later in this paper, <text:s/>have also been used to facilitate amendment of <text:s/>misconceptions. Models of teaching have been designed to facilitate conceptual change through classroom discourse. </text:p>
      <text:p text:style-name="P324">Planning and Classroom Discourse</text:p>
      <text:p text:style-name="P318"><text:span text:style-name="T344"><text:tab/></text:span><text:span text:style-name="T342">The teacher’s role in the classroom from a constructivist teaching perspective is seen as an interactive one. It views communication in the classroom as a two-way street, where teachers ask probing questions to assess or to facilitate students’ understanding and where students are encouraged to question the teacher. Hence, the teacher is seen as a facilitator of learning rather than a “transmitter” of <text:s/>knowledge. Communication is vital to constructivist teaching in order to recognize misconceptions when they arise and to provide opportunities to challenge students misconceptions through discourse. </text:span></text:p>
      <text:p text:style-name="P323"><text:tab/>Piaget (1980) and Vygotsky (1962) provide reasonable explanations for concept development occurring as a consequence of student-teacher interactions. Piaget emphasized that communication provides opportunities to take different points of view into account which, he claims, offer the potential to produce cognitive conflicts. Resolving the conflicts leads directly to cognitive development (Piaget &amp; Inhelder, <text:s/>1967). Vygotsky (1987), in contrast, asserts that learning develops between a learner and a more competent person who moves the learner from where he is to where he can be with help (zone of proximal development). By actively engaging in discourse with teachers and more competent peers Vygotsky believed that learners internalize the methods of more expert problem solvers.</text:p>
      <text:p text:style-name="P323"><text:soft-page-break/><text:tab/>Simon (1995) has developed a model for teaching consistent with a cognitive approach <text:s/>that elaborates on the teachers responsibilities in the mathematics classroom. His model was developed from analyzing data from a whole-class constructivist teaching experiment he conducted to explore the pedagogical implications of constructivism. Simon’s model of teaching involves three components (1) teacher’s learning goal, (2) teacher’s plan for learning activities, (3) and teacher’s hypothesis of students’ learning processes. The basis of the design is to hypothesize what the learner might learn and finding ways of fostering this learning. Class lessons consist of small-group problem solving and teacher led whole-class discussions. The goal is based on relating the teacher’s mathematical understanding to the teacher’s hypotheses about students’ learning. </text:p>
      <text:p text:style-name="P323"><text:tab/>The “hypothesis of student learning” refers to the teacher’s prediction as to how learning might proceed. The generation of <text:s/>“hypothetical learning” is made prior to classroom instruction and is the process by which the teacher develops a plan for classroom activity. Simon states that although learning proceeds along idiosyncratic paths, <text:s/>mathematical activity often occurs in predictable ways, and that many students in the same class can benefit from the same mathematical task. The hypotheses of students’ learning processes is based on information from a variety of sources: experience with students in a related area, pretesting, past experience with similar groups, and research data on difficulties students have with particular concepts. Simon uses a rich set of problem situations that challenges students’ understanding and exposes their misconceptions and conceptual difficulties.</text:p>
      <text:p text:style-name="P323"><text:tab/>During a teaching episode Simon poses questions to attempt to create disequilibrium with his students. He states that as he interacts, listens to and observes students, he constantly assesses students’ thinking, which may in turn lead to a new or modified hypothetical trajectory of how learning will proceed. He continually engages in adjusting his hypothesis to better reflect his enhanced knowledge, and poses questions to help eliminate misconceptions that were exposed during the teaching process.</text:p>
      <text:p text:style-name="P323"><text:tab/>In a similar study Tzur (1995) conducted a teaching experiment to account for possible relationships between classroom discourse and cognitive and social-emotional aspects of <text:s/>their fraction <text:soft-page-break/>learning. Fifty-one teaching episodes were conducted with fourth and fifth grade children. The episodes were videotaped for later analysis.</text:p>
      <text:p text:style-name="P323"><text:tab/>From his analysis of the data Tzur developed a constructivist model of teacher-learner interaction. The model stresses that during planning periods, the teacher infers the children’s fraction schemes and operations, and plans initial, reflective, and anticipatory tasks that are likely to activate the children’s schemes and engaging the whole class in mathematical inquiry. During interactive periods, the teacher poses the tasks and interacts with the children to facilitate child-initiated and child sustained iteration. According to the children’s work and responses the teacher modifies the tasks to help them in neutralizing perturbations by modifying their fraction schemes.<text:tab/>Simon’s (1995) and Tzur’s (1995) <text:s/>models of constructivist teaching and the contributions of other researchers in mathematics education provide a useful framework for considering the teacher’s role in constructivist teaching. Both models involve an initial assessment of students’ thinking prior to instruction. <text:s/>Lampert (1990) states that initial planning involves using a variety of methods that includes pre-testing, engaging in whole-class discussion, or using a task with the potential to reveal a wide variety of students’ thinking. After this initial assessment teachers plan tasks and situations to engage students in active learning. During the planning periods, the teacher infers students’ knowledge and operations from initial assessments; and then plans tasks that are likely to activate and challenge children’s current mental structures.</text:p>
      <text:p text:style-name="P321"><text:tab/>During interacting periods the teacher poses tasks, problems, or situations and interacts with learners to facilitate conceptual change (Simon, 1995). Teachers’ assist students in a supportive role as they explore concepts together instead of directing their learning autocratically (Brown, 1991). Hence, the teacher plays the role of facilitator, coach, or colleague (Cobb, et al. 1992) who listens continually to students ideas as they are allowed and encouraged to explore, make conjectures, generalize and explain and justify their answers. Teachers show flexibility in class allowing for the teaching moment - where students thinking results in venues for subsequent dialogue or activity (NCTM, 1991).</text:p>
      <text:p text:style-name="P323"><text:tab/>In a study which examined the role of discourse in the mathematics classroom Rosenblum <text:soft-page-break/>(1992) employed a constructivist framework for classroom interaction consistent with Simon’s and Tzur’s models. The role of communication was examined in helping children make connections between what they know and what they are trying to understand. A sample of 20 classes were randomly selected and randomly assigned to treatment and control groups. The participating students were second and third graders. The treatment groups received a discourse intervention allowing students to solve problems many ways and to determine answers through negotiation. The control group received traditional instruction. </text:p>
      <text:p text:style-name="P323"><text:tab/>The intervention took place for 30 minutes, three times a week for five months. Dependent variables included reasoning ability, self-esteem, computation and creativity. Multivariable analysis of covariance was performed on the four dependent variables using pretest scores as covariates. Computation and creativity contributed to a significant main effects for second and third graders respectively. No significant grade by group interaction was found. Benefits in the mathematical discourse according to reports from teachers included (a) better understanding and evaluation of student mathematical ability, and (b) improved student willingness to try difficult problems.</text:p>
      <text:p text:style-name="P323"><text:tab/>Theoretic and research literature on constructivism stress the importance of <text:s/>teachers interacting with the students in ways similar to the description provided by Simon (Steffe &amp; Gale, 1995; Cobb et al., 1992; Tzur, 1995). While Simon’s and Tzur’s models provide important insight into how constructivist theory can be ‘concretized’ in the classroom, few models of mathematics teaching consistent with constructivism are located in the literature. Most offer little more than anecdotal evidence regarding their effectiveness. <text:s/>Much research remains to be done to understand the implications of <text:s/>models related to classroom discourse within the context of constructivism.</text:p>
      <text:p text:style-name="P324">Teaching Should Support Collaborative and Individual Constructions</text:p>
      <text:p text:style-name="P323"><text:tab/>A growing body of research on collaborate or cooperative learning supports both Vygotsky’s and Piaget’s views of the advantages of social interactions for concept development. Yackel et al. (1991) conducted an experiment in which all instruction in a second grade mathematics classroom was <text:soft-page-break/>replaced by small group problem-solving strategies for an entire school year. The goal was to foster collaborative learning and conflict resolutions skills. Children were grouped in pairs and spent half of each math period working together to solve math problems. The cooperative learning approach was used for all aspects of instruction including computation activities, and other traditional topics such as time and measurement, as well as instructional activities that were problematic situations. Work was not graded so that external reward systems were not a factor in the experiment. Pairs were formed that were homogeneous with respect to mathematical development and other pairs were heterogeneous in this regard. Whole group discussions followed paired activity. In groups where children were at different conceptual levels the teachers sometimes modified the obligation so that students could reach consensus about solution methods. It was acceptable for the most advanced child in a heterogeneous group to construct a solution method that the other could not understand provided the weaker child had also constructed a solution.</text:p>
      <text:p text:style-name="P323"><text:tab/>Yackel et al.(1991) concluded that the interactions provided students opportunities for learning that resulted directly from the interactions. Further, attempts to resolve conflicts led to opportunities for students to reconceptualize problems and construct other solution methods. Cobb’s et al. study provides anecdotal evidence to support constructivist teaching models and provides a framework for implementing constructivist teaching. <text:s text:c="3"/></text:p>
      <text:p text:style-name="P323"><text:tab/>Qin (1993) examined the effectiveness of achieving higher-order learning tasks in cooperative learning compared with competitive learning through a meta-analysis. He looked at 63 studies comparing the effectiveness of cooperative learning with competitive learning in different types of problem-solving. The major hypothesis of the study was that learners are more successful in problem-solving under cooperative learning than under competitive learning. Findings were: (a) overall learners who engaged in cooperative learning were more successful in problem-solving than students involved in competitive learning arrangements; and (b) there is a tendency for older learners to do better than younger learner in three types of problems: linguistic and well-defined problems, but not in ill-defined <text:soft-page-break/>problem.</text:p>
      <text:p text:style-name="P323"><text:tab/>Studies conducted by Yackel.et al. (1991) and Quin (1993) support constructivist teaching by providing evidence that social learning arrangements can provide contexts for constructing more viable schemas. They also provide evidence that cooperative learning may be differentially effective across learners. </text:p>
      <text:p text:style-name="P323"><text:tab/>An important aspect of constructivist teaching requires that students become more reflective thinkers. von Glaserfeld (1987) discusses mathematical knowledge as a product of conscious reflection. Vygotsky (1962) recognized the importance of writing on reflective thought, he states, that “in written speech, we are obliged to create the situation, to represent it to ourselves” (p. 99). He believed that writing encouraged learners to analyze, compare facts, and synthesize information. Moreover, he believed that language and thought <text:s/>were dialectic in nature, and were both transformed in the act of representation. Kennedy (1980) and Connelly (1989) state that writing requires students to think about a topic, focus on and construct important concepts, and make those concepts to some degree their own.</text:p>
      <text:p text:style-name="P323"><text:tab/>A study conducted by Rose (1989) explored, the role of writing to support the learning of mathematics. In her study, students were encouraged to think on paper rather than communicate information or persuade an audience. The setting for the study was a calculus course for business majors at a small private college. As the researcher taught this course, she used autobiographical narratives, in-class focused writing, and spontaneous writing. In-class writing focused on specific mathematical content currently being covered. Typical writing assignments included: “What is a composite function?”; or “What is the procedure for solving a related rate problem?” Qualitative research methods were used on both what the students wrote and what they said about the writing experience to ascertain perceived benefits. An analysis of data revealed that (a) writing helped students retain concepts, (b) promoted independent learning, and (c) writing had transfer benefits to other courses. Students believed that throughout the dialogue created with the journal, a more supportive atmosphere was created in the classroom. Rose states that the activities fostered dialogue and helped <text:soft-page-break/>produce a more personal, cooperative, and active learning environment.</text:p>
      <text:p text:style-name="P323"><text:tab/>Powell (1989) used journal entries and free writing in a study of college freshmen enrolled in a developmental computations class. Powell asked students to write for five minutes during each class about what they have done, discovered, invented, or felt. Although students were free to write on any topic or issue, Powell offered questions to help stimulate thought and reflection. He found that journal writing enabled students to become more involved in actively constructing and making sense of mathematics; and that students benefited because they were able to monitor their own learning. Powell concluded that writing caused students to reflect critically about their mathematics learning; and, that a high correlation existed between improved problem solving performance and the extent to which reflective and descriptive writing activities were used during the course.</text:p>
      <text:p text:style-name="P323"><text:tab/>Students’ full use of <text:s/>language are vital aspects of constructivist teaching. Researchers provide evidence that collaborative learning and writing are ways in which teachers can utilize language to facilitate knowledge construction. The nature and quality of tasks need further elaboration. </text:p>
      <text:p text:style-name="P324">Authentic Tasks</text:p>
      <text:p text:style-name="P323"><text:tab/>Tasks in the classroom from a constructivist teaching point of view should be “authentic” in the sense that students are allowed to solve meaningful problems in much the same manner as experts or mathematicians. That is students should be allowed to discuss problems with others, to conjecture, explore, invent, and to use all of <text:s/>the tools and resources that are common practice outside of school. (Brown, et al, 1991). The <text:s/>philosophy of constructivist teaching endorses the use of authentic tasks, viewing them through the lenses of both Piaget (1978) and Vygotsky (1962), as opportunities for students to modify their schemas and as opportunities to become enculturated into authentic practice through activity and social interaction.</text:p>
      <text:p text:style-name="P323"><text:tab/>Authentic tasks are related to the idea of “situated cognition.” Collins (1991) states that situated cognition is based on the social constructivist claim that knowledge is coded by and connected to the activity and environment in which it was developed. The implications are that if students’ learning is <text:soft-page-break/>embedded in a mathematics classroom which resembles the context of expert practitioners, then their cognition will be closer to that of an expert. Hence, constructivist teaching supports the use of authentic activities that reflect how problem solving is performed and how expertise is developed in “out-of-school” contexts. Schoenfeld (1987) states that authentic practice implies the creation of a “mathematics culture” in the classroom that encourages students to think of mathematics as an integral part of their everyday lives.</text:p>
      <text:p text:style-name="P323"><text:tab/>Brown et al. (1989) state that, to be truly authentic, tasks need to immerse students in all aspects of <text:s/>how problems are solved in out-of-school contexts. He states that real-world problem solving involves verbal and nonverbal interaction, technology including calculators and computers, writing, graphs, charts, tables, physical objects, learning strategies, computers, and calculators. The implications are that in-school mathematics that restrict students from using all of the tools and practices common to the community of expert practitioners causes students to become encultured into an unrealistic situation that will foster expertise only in in-school contexts (Schoenfeld, 1989). Vygotsky (1962) states that engaging in progressively more complex activities and tasks and internalizing social interaction and psychological tools bring about habits of the expert. The role of the teacher as participant and guide helps the student learn to solve problems and to eventually gain expertise (Vygotsky, 1987).</text:p>
      <text:p text:style-name="P323"><text:tab/>Support for the situated cognition movement is found in Saxe’s (1991) analysis of the computational algorithms developed by child candy sellers in Brazil. Saxe reported that the candy sellers’ mathematical procedures were closely linked to their participation in the monetary system. He reported that the children could work with numerals only if they were those written on familiar bill or coins. Choi (1995) conducted a study that corroborated these findings. The purpose was to determine the effects of contextualization and complexity of a situation on achievement, transfer, and attitude toward mathematical problem solving. A total of 101 fifth grade students from an elementary school participated in the study. In general, students who studied complex, contextualized problems performed the best and students who studied complex, decontextualized problems performed the worst. <text:s/>Students <text:soft-page-break/>who studied simple problems in decontextualized situations performed best on one-step questions (both context-rich and context-poor), while students who studied complex problems in contextualized situations performed best on multi-step questions (both context-rich and context-poor). Results indicate that situated instruction can promote learning by providing meaningful and complex problems rather than decontextualized problems. </text:p>
      <text:p text:style-name="P323"><text:tab/>An environment where students are allowed to explore “real-world” problems using <text:s/>cooperative learning and technology brings classroom practice closer to authentic math practice than traditional approaches that involve students working alone on “textbook” word problems. Johnson (1992) examined the impact of constructivist learning activities on students’ problem-solving skills and attitudes in a university-level applications mathematics course. Four sections were taught using a constructivist approach; and six sections were taught using traditional lecture methods. There were a total of 331 students. Constructivist activities included working in groups, having students generate problems, having students present problems and solutions to the class, and discussing concepts and the interpretation of problems and solutions. Control classes used the traditional lecture and discussion methods with nonroutine problem solving as time permitted. Non-routine problems were added to final exams to collect problem-solving skills data and math SAT scores were used as the control variable in an ANOVA.</text:p>
      <text:p text:style-name="P323"><text:tab/>Results indicated that students in constructivist classes had significantly greater problem-solving achievement than students in the control classes. A t-test revealed that course grades were significantly higher for the treatment group, and the mean differences between pretest and posttest scores for an attitude measure, Aiken Revised Math Attitude Scale, demonstrated significantly improved attitudes for the treatment group. <text:s/></text:p>
      <text:p text:style-name="P323"><text:tab/>Brown et al. (1989) state that school mathematics disregards most of the inventive heuristics that students bring into the classroom. Hence, he claims that it implicitly devalues the whole process of inventive problem solving that is valued in “out-of-school” mathematics. Anbanithi (1993) examined <text:soft-page-break/>the effect of using a constructivist approach in the classroom that allowed students to discover, invent, and negotiate their own problem solving strategies. One hundred and six subjects were assigned to four experimental conditions, (1) constructivist teaching, (2) explicit strategy instruction, (3) explicit strategy teaching plus a constructivist environment, and (4) control. After an intervention of fourteen days, various measures were administered to assess students’ levels of conceptual understanding, beliefs about reasons for success in mathematics, use of deep processing strategies, ability to think and communicate mathematically, and perceived competence in mathematical problem solving. </text:p>
      <text:p text:style-name="P323"><text:tab/>Four main findings emerged. First, students exposed to a constructivist environment performed superior to those in the explicit instruction group for transfer problems that measured deep conceptual understanding. Second, students exposed to a constructivist environment held stronger beliefs and more positive goals in math about the importance of understanding and collaborating. Third, constructivist students reported the use of deep processing strategies than students in the explicit instruction group. Fourth, constructivist students were able to communicate more effectively during mathematics problem solving than students in the direct explanation group. <text:s/></text:p>
      <text:p text:style-name="P323"><text:tab/>The studies conducted by Johnson (1992) and Anbanithi (1993) support the situated cognition approach for problem solving. They suggest that to help students develop mathematical understanding, they should engage in tasks of inquiry, reasoning, and problem solving that reflect real-world mathematical practice. They also reveal that constructivist approaches which emphasize communication, reasoning and problem solving have a positive effect on development of beliefs, problem solving ability, and promote conceptual understanding.</text:p>
      <text:p text:style-name="P324">Teaching Should Encourage Multiple Representations and Connections</text:p>
      <text:p text:style-name="P323"><text:tab/>Both theoretic and research literature on constructivism suggest that teaching should emphasize multiple representations and connections in the classroom. Bruner (1960) and Dienes (1977) suggest that concept learning is enhanced when a concept is presented in a variety of physical contexts. Bruner contends that students be allowed to construct different representations of concepts, and he claimed that <text:soft-page-break/>representations the learner has constructed for himself will be more accessible for retrieval and more likely to be applied correctly in appropriate situations. Skemp (1977) states that students who are able to connect mathematical symbols to appropriate referents (representations) possess relational schemas that assist them in solving problems even when they forget the rules for conducting operations.</text:p>
      <text:p text:style-name="P323"><text:tab/>Research on cognition has shown the importance of helping students develop a well-connected body of <text:s/>representations. Rosenshine (1995) states that the size of a person’s mental structure, the number of connections between pieces of knowledge, the structure of the connections, and the organization and richness of the relationships are all important for processing information and problem solving. She contends that it is easier to assimilate new information and easier to use prior knowledge for problem solving when knowledge structures are large and well connected. Hiebart and Carpenter (1992) state that a major difference between an expert and novice is that an expert’s knowledge structures has a larger number of knowledge items, more connections between items, stronger links and connections, and a better organized knowledge structure. Hence, it is important to help students see the interrelations of topics in order to connect entities. </text:p>
      <text:p text:style-name="P323"><text:tab/>The introduction of graphing calculators and computers has been a catalyst for research on representations and connections. Much of the research available indicates that students who use the graphing calculator and software to explore, propose, and build connections among the numeric, graphic, and algebraic representations of functions have a better understanding of functions and related concepts. Melin-Conjeros (1992) states that relationships that are unclear to students in mathematical equations or tables of data become more distinct in graphical form. Melin-Conjeros investigated the effects of doing calculus homework assignments in a mathematics laboratory equipped with a Computer Algebra System (CAS) on students' achievement and attitude towards mathematics. Interviews revealed that students who had used the CAS for their homework had a better understanding of selected concepts - increasing and decreasing functions, asymptotes, concavity, limits and continuity - and that students taught with computer-generated representations were better able than students in a <text:soft-page-break/>control group to recognize derivatives and integrals in different forms and to relate the forms to algebraic and graphical representations of functions. <text:s/>Goldenburg (1988) showed that the most successful students in advanced mathematics are those with the flexibility to work in more than one representation (graphic, numeric or symbolic) and that students who are limited to one representation are less likely to solve a wide range of problems. <text:s/>Research conducted by Browning (1990) corroborates the empirical studies which suggest that students in technology based courses gain a better understanding of connections between graphical, numerical, and algebraic representations than students in a traditional classroom.</text:p>
      <text:p text:style-name="P318"><text:span text:style-name="T342"><text:tab/>In summary, constructivist teaching offers a different view of teaching from the traditional positivist/behaviorist paradigm of teaching. The center of classroom teaching shifts from teacher-centered to a focus on student knowledge and experiences. The constructivist view requires a teacher to adjust his or her role as knowledge dispenser to a role of co-investigator, competent peer, or guide and interlocutor. They probe students’ understanding and help them resolve conflict between new concepts and previous mathematical knowledge. The most important attribute of the constructivist teacher is the ability to pose questions, tasks, and have a broad understanding of how students learn mathematics. Further, he or she must continually analyze plans and instructional approaches to fit students ways of knowing. <text:s/></text:span></text:p>
      <text:p text:style-name="P344">References</text:p>
      <text:p text:style-name="P318"><text:span text:style-name="T342"><text:tab/>Abel, J. &amp; Abel, F. (1988). Writing in the mathematics classroom. </text:span><text:span text:style-name="T343">The Clearing <text:s/></text:span></text:p>
      <text:p text:style-name="P318"><text:span text:style-name="T343">House, 62</text:span><text:span text:style-name="T342">, 155-158.</text:span></text:p>
      <text:p text:style-name="P318"><text:span text:style-name="T342"><text:tab/>Anbanithi, M. (1993). Training mathematical reasoning: Direct explanation versus constructivist learning. </text:span><text:span text:style-name="T343">Dissertation Abstracts International, 53/11</text:span><text:span text:style-name="T342">, 3834..</text:span></text:p>
      <text:p text:style-name="P318"><text:span text:style-name="T342"><text:tab/>Beckman, C. (1989). Effect of computer graphics use on student understanding of calculus concepts. </text:span><text:span text:style-name="T343">Dissertation Abstracts International, 50B</text:span><text:span text:style-name="T342">.</text:span></text:p>
      <text:p text:style-name="P318"><text:span text:style-name="T342"><text:tab/>Blais, D. (1988). Constructivsim: A theoretical revolution for algebra. </text:span><text:span text:style-name="T343">Mathematics Teacher, 81</text:span><text:span text:style-name="T342">, 624-631.</text:span></text:p>
      <text:p text:style-name="P318"><text:span text:style-name="T342"><text:tab/>Britton, J. (1975). </text:span><text:span text:style-name="T343">The development of writing abilities.</text:span><text:span text:style-name="T342"> London: Macmillan.</text:span></text:p>
      <text:p text:style-name="P318"><text:span text:style-name="T342"><text:tab/>Brownell, W. A. (1935). Psychological consideration in the learning and the teaching of arithmetic. </text:span><text:span text:style-name="T343">The Teaching of Arithmetic, Tenth Yearbook of the National Council of Teachers of Mathematics,</text:span><text:span text:style-name="T342"> Bureau of Publications, Teachers College, Columbia University, New York, 1-31.</text:span></text:p>
      <text:p text:style-name="P318"><text:span text:style-name="T342"><text:tab/>Bruner, J. (1960). </text:span><text:span text:style-name="T343">The process of education.</text:span><text:span text:style-name="T342"> Cambridge, MA: Harvard University Press.</text:span></text:p>
      <text:p text:style-name="P318"><text:span text:style-name="T342"><text:tab/>Brown, J. S., Collins, A. &amp; Duguid, P. (1989). Situated cognition and the culture of learning. </text:span><text:span text:style-name="T343">Educational Researcher, 18</text:span><text:span text:style-name="T342">, 32-42.</text:span></text:p>
      <text:p text:style-name="P318"><text:span text:style-name="T342"><text:tab/>Browning, C. (1989). Characterizing levels of understanding for functions and their graphs. </text:span><text:span text:style-name="T343">Dissertation Abstracts International, 49</text:span><text:span text:style-name="T342">, 2957A.</text:span></text:p>
      <text:p text:style-name="P318"><text:span text:style-name="T342"><text:tab/>Carpenter, T., Fennema, E., Peterson, P., Chiang, C., &amp; Loef, M. (1989). Using children’s mathematics thinking in classroom teaching: An experimental study. </text:span><text:span text:style-name="T343">American Educational Research Journal, 26,</text:span><text:span text:style-name="T342"> 499-531.</text:span></text:p>
      <text:p text:style-name="P318"><text:span text:style-name="T342"><text:tab/>Choi, J. (1995). The effects of contextualization and complexity of situation on mathematics problem-solving and attitudes. </text:span><text:span text:style-name="T343">Dissertation Abstracts International, 56-10A</text:span><text:span text:style-name="T342">, <text:s/>3884.</text:span></text:p>
      <text:p text:style-name="P318"><text:span text:style-name="T342"><text:tab/>Cobb P. (1989).Experimental, cognitive, and anthropological perspectives in mathematics education. </text:span><text:span text:style-name="T343">For the Learning of Mathematics, 9</text:span><text:span text:style-name="T342">, 30-42.</text:span></text:p>
      <text:p text:style-name="P318"><text:soft-page-break/><text:span text:style-name="T342"><text:tab/>Cobb,P., Yackel, E., &amp; Wood, T. (1992). <text:s/>A constructivist alternative to the representational view of mind in mathematics education. </text:span><text:span text:style-name="T343">Journal for Research in Mathematics Education. 23,</text:span><text:span text:style-name="T342"> 2-33.</text:span></text:p>
      <text:p text:style-name="P318"><text:span text:style-name="T342"><text:tab/>Cobb, P. (1995). The relevance of Practice: A response to Orton. </text:span><text:span text:style-name="T343">Journal for Research in Mathematics Education, 26, </text:span><text:span text:style-name="T342">230-253.</text:span></text:p>
      <text:p text:style-name="P318"><text:span text:style-name="T342"><text:tab/>Collins, A. (1991, September). The role of computer technology in restructuring schools. </text:span><text:span text:style-name="T343">Phi Delta Kappan,</text:span><text:span text:style-name="T342"> 28-36. </text:span></text:p>
      <text:p text:style-name="P318"><text:span text:style-name="T342"><text:tab/>Conference Board for Mathematical Sciences (1983). The mathematical sciences curriculum K-12: What is still fundamental and what is not.</text:span><text:span text:style-name="T343"> In educating Americans for the 21</text:span><text:span text:style-name="T4">st</text:span><text:span text:style-name="T343"> century.: Source materials,</text:span><text:span text:style-name="T342"> Washington, DC.: National Science Foundation, 1-23.</text:span></text:p>
      <text:p text:style-name="P320"><text:span text:style-name="T342"><text:tab/></text:span><text:span text:style-name="T348">Connolly, Paul. (1989). Writing and ecology of learning. In P. Connolly &amp; T.</text:span></text:p>
      <text:p text:style-name="P320"><text:span text:style-name="T348">Vilardi (Eds.), </text:span><text:span text:style-name="T349">Writing to Learn Mathematics and Science.</text:span><text:span text:style-name="T348"> (pp. 56-69). New York: Teachers College Press.</text:span></text:p>
      <text:p text:style-name="P317"><text:span text:style-name="T342"><text:tab/>Crocker, D. (1991). Development of the concept of derivative in a calculus class using the computer algebra system Mathematical. Proceedings The Fourth Annual International Conference of Technology in Collegiate Mathematics: </text:span><text:span text:style-name="T343">Conference Abstracts</text:span><text:span text:style-name="T342">. University of Portland.</text:span></text:p>
      <text:p text:style-name="P318"><text:span text:style-name="T342"><text:tab/>Dewey (1973). </text:span><text:span text:style-name="T343">The need for a recovery of philosophy</text:span><text:span text:style-name="T342">. Chicago University of Chicago Press.</text:span></text:p>
      <text:p text:style-name="P318"><text:span text:style-name="T342"><text:tab/>Dienes, Z. (1977).On the understanding and use of mathematics. </text:span><text:span text:style-name="T343"><text:s/>Literary Discussion, 8,</text:span><text:span text:style-name="T342"> 101-120.</text:span></text:p>
      <text:p text:style-name="P320"><text:span text:style-name="T342"><text:tab/></text:span><text:span text:style-name="T348">Douglas, Ronald G., (Ed.). (1986). </text:span><text:span text:style-name="T349">Toward a lean and lively calculus</text:span><text:span text:style-name="T348">. <text:s/>MAA Notes, No. 6. Washington, DC: Mathematical Association of America.</text:span></text:p>
      <text:p text:style-name="P323"/>
      <text:p text:style-name="P318"><text:span text:style-name="T342"><text:tab/>Dubinsky, E. (1991) Reflective abstraction. In D. Tall (Ed.), </text:span><text:span text:style-name="T343">Advanced Mathematical Thinking</text:span><text:span text:style-name="T342">. </text:span><text:soft-page-break/><text:span text:style-name="T342">Boston: Kluser Academic publishers, 101-123.</text:span></text:p>
      <text:p text:style-name="P318"><text:span text:style-name="T342"><text:tab/>Emig, J. (1977). Writing: an act of cognition, in C.W. Griffin (ed.), </text:span><text:span text:style-name="T343">New Direction for Teaching and Learning: Teaching Writing in All Disciplines, </text:span><text:span text:style-name="T342">Jossey-Bass, San Francisco,15 -26.</text:span></text:p>
      <text:p text:style-name="P318"><text:span text:style-name="T342"><text:tab/>Ferrini-Mundy, J., &amp; Graham, K (1991). </text:span><text:span text:style-name="T343">Research in calculus learning. Understanding of limits, derivatives, and integrals.</text:span><text:span text:style-name="T342"> Paper presented at the Joint Mathematics Meetings, Special <text:s/>Session on Research in Undergraduate Mathematics Education, San Francisco.</text:span></text:p>
      <text:p text:style-name="P318"><text:span text:style-name="T342"><text:tab/>Fischbein, E. (1990). Introduction. In P. Nesher &amp; kilpatrick <text:s/>(Eds.), </text:span><text:span text:style-name="T343">Mathematics and Cognition: A research synthesis by the International Group for the Psychology of Mathematics Education.</text:span><text:span text:style-name="T342"> Cambridge: Cambridge University Press, 1-13.</text:span></text:p>
      <text:p text:style-name="P318"><text:span text:style-name="T342"><text:tab/>Frid, S. (1994). Three approaches to undergraduate calculus instruction: Their nature and potential impact on students’ language use and sources on conviction. In Ed Dubinsky, Alan Schoenfeld, &amp; Jim Kaput (eds.), </text:span><text:span text:style-name="T343">Research in Collegiate Mathematics Education.</text:span><text:span text:style-name="T342"> </text:span><text:span text:style-name="T343">1</text:span><text:span text:style-name="T342">, Conference Board of the Mathematical Sciences. American Mathematical Society.</text:span></text:p>
      <text:p text:style-name="P318"><text:span text:style-name="T342"><text:tab/>Fulwiler, T. (1982). Writing: An act of cognition, in C. W. Griffin (ed.), </text:span><text:span text:style-name="T343">New Direction for Teaching and Learning: Teaching Writing in All Disciplines,</text:span><text:span text:style-name="T342"> Jossey-Bass, San Francisco, 15-26.</text:span></text:p>
      <text:p text:style-name="P320"><text:span text:style-name="T348"><text:tab/>Goldenburg, P.E. (1988). Mathematical metaphors, and human <text:s/>factors: mathematical, technical, and pedagogical representations of function. <text:s/></text:span><text:span text:style-name="T349">Journal of Mathematical Behavior, 7,</text:span><text:span text:style-name="T348"> 135-169.</text:span></text:p>
      <text:p text:style-name="P318"><text:span text:style-name="T342"><text:tab/>Heid, M. K. (1988). Resequencing skills and concepts in applied calculus using the computer as a tool. </text:span><text:span text:style-name="T343">Journal for Research in Mathematics Education, 19</text:span><text:span text:style-name="T342">, 3-25.</text:span></text:p>
      <text:p text:style-name="P323"><text:tab/>Hiebert J., &amp; Carpenter, T. P. (1992). Learning an teaching with understanding.</text:p>
      <text:p text:style-name="P318"><text:span text:style-name="T342">In D. A. Grouws (Ed.), </text:span><text:span text:style-name="T343">Handbook of research on mathematics teaching and learning</text:span><text:span text:style-name="T342"> (pp. 65-97). Reston, VA: National Council of Teachers of Mathematics; New York: Macmillan.</text:span></text:p>
      <text:p text:style-name="P318"><text:soft-page-break/><text:span text:style-name="T342"><text:tab/>Johnson, J. (1992). Using Symbolic calculators to facilitate constructivist learning in mathematics of finance. </text:span><text:span text:style-name="T343">Dissertation Abstracts International, 53-02</text:span><text:span text:style-name="T342">, 434.</text:span></text:p>
      <text:p text:style-name="P318"><text:span text:style-name="T342"><text:tab/>Judson, P. (1990). Using computer algebra systems in mathematics courses. </text:span><text:span text:style-name="T343">Journal of Mathematical Behavior, 9</text:span><text:span text:style-name="T342">, 153-158.</text:span></text:p>
      <text:p text:style-name="P318"><text:span text:style-name="T342"><text:tab/>Kilpatrick J. (1992). A history of Research in mathematics education. In D. A. Grouws (Ed.), </text:span><text:span text:style-name="T343">Handbook of research on mathematics teaching and learning</text:span><text:span text:style-name="T342"> (pp. 3-23). Reston, VA: National Council of Teachers of <text:s/>Mathematics; New York: Macmillan.</text:span></text:p>
      <text:p text:style-name="P320"><text:span text:style-name="T342"><text:tab/></text:span><text:span text:style-name="T348">Knoblauch, C. D. &amp; Brannon, L. (1983). Writing as learning through the</text:span></text:p>
      <text:p text:style-name="P320"><text:span text:style-name="T350"><text:s text:c="5"/></text:span><text:span text:style-name="T348">curriculum, </text:span><text:span text:style-name="T349">College English, 45,</text:span><text:span text:style-name="T348"> 465-74.</text:span></text:p>
      <text:p text:style-name="P318"><text:span text:style-name="T342"><text:tab/>Lampert, M. (1990). When the problem is not the and the solution is not the answer.: Mathematical knowing and teaching. </text:span><text:span text:style-name="T343">American Education Research Journal, 27</text:span><text:span text:style-name="T342">, 29-63.</text:span></text:p>
      <text:p text:style-name="P318"><text:span text:style-name="T342"><text:tab/>Luchins, A. S. (1942). Mechanization in problem solving. </text:span><text:span text:style-name="T343">Psychological Monographs, 546,</text:span><text:span text:style-name="T342"> 54. </text:span></text:p>
      <text:p text:style-name="P318"><text:span text:style-name="T342"><text:tab/>Mathematical Sciences Education Board and National Research Council, (1989). </text:span><text:span text:style-name="T343">Everybody Counts: A report to the nation on the future of mathematics education.</text:span><text:span text:style-name="T342"> Washington, DC: National Academy press.</text:span></text:p>
      <text:p text:style-name="P323"><text:tab/>Marwine, A. (1989). Reflections on the uses of informal writing. In P. Connolly</text:p>
      <text:p text:style-name="P318"><text:span text:style-name="T342">&amp; T. Vilardi (Eds.), </text:span><text:span text:style-name="T343">Writing to learn mathematics and science </text:span><text:span text:style-name="T342">(pp. 56-69). New York: teachers College Press.</text:span></text:p>
      <text:p text:style-name="P320"><text:span text:style-name="T342"><text:tab/></text:span><text:span text:style-name="T348">Mayher, J. S., Lester, N. B., &amp; Pradl, G. M. (1983). </text:span><text:span text:style-name="T349">Learning to Write/Writing to Learn.</text:span><text:span text:style-name="T348"> Boynton/Cook Publishers, Inc., Upper Montclair, NJ.</text:span></text:p>
      <text:p text:style-name="P318"><text:span text:style-name="T342"><text:tab/>Melin-Conjeros, J. (1992). The effect of using a computer algebra system in a mathematics laboratory on the achievement and attitude of calculus students. </text:span><text:span text:style-name="T343">Dissertation Abstracts International, 53</text:span><text:span text:style-name="T342">, 2283A.</text:span></text:p>
      <text:p text:style-name="P323"><text:soft-page-break/>Mett, C. L. (1989). Writing in mathematics: Evidence of learning through</text:p>
      <text:p text:style-name="P318"><text:span text:style-name="T342">writing. </text:span><text:span text:style-name="T343">The Clearing House</text:span><text:span text:style-name="T342">, 62, 292-293.</text:span></text:p>
      <text:p text:style-name="P318"><text:span text:style-name="T342"><text:tab/>Monk, S. (1992).</text:span><text:span text:style-name="T343"> A framework for describing student understanding of functions</text:span><text:span text:style-name="T342">. Paper presented at the annual meeting of the American Educational Research Association, San Francisco.</text:span></text:p>
      <text:p text:style-name="P318"><text:span text:style-name="T342"><text:tab/>Nahrgang, C.L. &amp; Peterson, B.T.(1986). Using writing to learn mathematics. </text:span><text:span text:style-name="T343">Mathematics Teacher, 79</text:span><text:span text:style-name="T342">, 461-465.</text:span></text:p>
      <text:p text:style-name="P323"><text:tab/>Norman, A. F. &amp; Pritchard, M. K. (1994). Cognitive obstacles to the learning of</text:p>
      <text:p text:style-name="P318"><text:span text:style-name="T342">calculus: a Kruketskiian perspective. In J. Kaput and E. Dubinsky (Eds.). </text:span><text:span text:style-name="T343">Research Issues in Undergraduate Mathematics Learning: preliminary Analyses and Results.</text:span><text:span text:style-name="T342"> The Mathematical Association of <text:s/>America. Notes Number 33.(pp 65-74). </text:span></text:p>
      <text:p text:style-name="P318"><text:span text:style-name="T342"><text:tab/>National Council of Teachers of Mathematics (1989). </text:span><text:span text:style-name="T343">Curriculum and evaluation standards for school mathematics.</text:span><text:span text:style-name="T342"> Reston, V.A.: NCTM.</text:span></text:p>
      <text:p text:style-name="P318"><text:span text:style-name="T342"><text:tab/>National Council of Teachers of Mathematics (1991). </text:span><text:span text:style-name="T343">Professional standards for teaching mathematics.</text:span><text:span text:style-name="T342"> Reston, V.A.: NCTM.</text:span></text:p>
      <text:p text:style-name="P318"><text:span text:style-name="T342"><text:tab/>Nussbaum, J. Novick, S. (1982). Alternative Frameworks, Conceptual conflict and accommodation: Toward a principled teaching strategy. </text:span><text:span text:style-name="T343">Instructional Science,11,</text:span><text:span text:style-name="T342"> 183-200.</text:span></text:p>
      <text:p text:style-name="P323"><text:tab/>Pearce, D. &amp; Davidson, D. M. (1988). Teacher use of writing in junior high</text:p>
      <text:p text:style-name="P318"><text:span text:style-name="T342">mathematics classrooms. </text:span><text:span text:style-name="T343">School Science and Mathematics</text:span><text:span text:style-name="T342">, 88, 6-15.</text:span></text:p>
      <text:p text:style-name="P318"><text:span text:style-name="T342"><text:tab/>Piaget, <text:s/>J. &amp; Inhelder (1967). </text:span><text:span text:style-name="T343">The child’s conception of space.</text:span><text:span text:style-name="T342"> New York: W. W. <text:s/>Norton.</text:span></text:p>
      <text:p text:style-name="P318"><text:span text:style-name="T342"><text:tab/>Piaget (1970). </text:span><text:span text:style-name="T343">Structuralism.</text:span><text:span text:style-name="T342"> New York: Basic Books.</text:span></text:p>
      <text:p text:style-name="P318"><text:span text:style-name="T342"><text:tab/>Piaget, J. (1980). </text:span><text:span text:style-name="T343">Experiments in contradiction</text:span><text:span text:style-name="T342">. Chicago: University of Chicago Press.</text:span></text:p>
      <text:p text:style-name="P318"><text:span text:style-name="T342"><text:tab/>Piaget, J <text:s/>(1978). </text:span><text:span text:style-name="T343">The equilibration of cognitive structures</text:span><text:span text:style-name="T342">. Chicago: University of <text:s text:c="7"/>Chicago Press.</text:span></text:p>
      <text:p text:style-name="P318"><text:span text:style-name="T342"><text:tab/>Powell, A. &amp; Lopez, . (1989). Writing as a vehicle to learn mathematics: A case study. In P. Connolly &amp; T. Vilardi (Eds.), </text:span><text:span text:style-name="T343">Writing to learn mathematics and science</text:span><text:span text:style-name="T342"> (pp. 56-69). New York: </text:span><text:soft-page-break/><text:span text:style-name="T342">teachers College Press.</text:span></text:p>
      <text:p text:style-name="P318"><text:span text:style-name="T342"><text:tab/>Porzio, D. (1994). The effects of differing technological approaches to calculus on students’ use and understanding of multiple representations. </text:span><text:span text:style-name="T343">Dissertation Abstracts International, 61/55.</text:span><text:span text:style-name="T342"> p.1087.</text:span></text:p>
      <text:p text:style-name="P318"><text:span text:style-name="T342"><text:tab/>Rose, B. (1989). <text:s/>Using expressive writing to support the learning of mathematics. </text:span><text:span text:style-name="T343">Dissertation Abstracts International. 50/04</text:span><text:span text:style-name="T342">, p. 867.</text:span></text:p>
      <text:p text:style-name="P318"><text:span text:style-name="T342"><text:tab/>Rosenblum, V. (1992). Mathematical Discourse in grades two and three: Effect on reasoning ability, self-esteem, computation, and creativity. </text:span><text:span text:style-name="T343">Dissertation Abstracts International; DAI, 5304A</text:span><text:span text:style-name="T342">, 1047.<text:tab/></text:span></text:p>
      <text:p text:style-name="P318"><text:span text:style-name="T342"><text:tab/>Saxe, G. (1988). Candy selling and math learning. </text:span><text:span text:style-name="T343">Educational Researcher, 17</text:span><text:span text:style-name="T342">, 14 -21.</text:span></text:p>
      <text:p text:style-name="P318"><text:span text:style-name="T342"><text:tab/>Schoenfeld, Alan H. (1985). </text:span><text:span text:style-name="T343">Mathematical Problem Solving</text:span><text:span text:style-name="T342">, Academic Press, Orlando.</text:span></text:p>
      <text:p text:style-name="P318"><text:span text:style-name="T342"><text:tab/>Schoenfeld, A.H. (1987). Cognitive science and mathematics </text:span><text:span text:style-name="T343">education</text:span><text:span text:style-name="T342">. <text:s/>Hillsdale, N.J.: Lawrence Erlbaum Associates.</text:span></text:p>
      <text:p text:style-name="P318"><text:span text:style-name="T342"><text:tab/>Seldon, J., A., &amp; Seldon, A. (1990, March). Constructivism in mathematics education: A view of how people learn. </text:span><text:span text:style-name="T343">UME Trends</text:span><text:span text:style-name="T342">, 8-9. </text:span></text:p>
      <text:p text:style-name="P318"><text:span text:style-name="T342"><text:tab/>Schoenfeld, A. H. (1991). On mathematics as sensemaking: An informal attack on the unfortunate divorce of formal an informal mathematics. In J. F. Voss, D. N. Perkins, &amp; J. W. Segal (Eds.) , </text:span><text:span text:style-name="T343">Informal reasoning and education</text:span><text:span text:style-name="T342"> (pp. 311-344) Hillsdale NJ: Erlbaum.</text:span></text:p>
      <text:p text:style-name="P318"><text:span text:style-name="T342"><text:tab/>Simon (1995, May). </text:span><text:span text:style-name="T343">Reconstructing mathematics pedagogy from a constructivist perspective. Paper presented at 9th Annual Research Institute Teacher Education. Center for research in mathematics and science education. </text:span><text:span text:style-name="T342">North Carolina State University.</text:span></text:p>
      <text:p text:style-name="P318"><text:span text:style-name="T342"><text:tab/>Schrock, C. (1990). Calculus and computing: An exploratory study ton examine the effectiveness of using a compute algebra system to develop increased conceptual understanding in a first-semester calculus course </text:span><text:span text:style-name="T343">Dissertation Abstracts International, 50,</text:span><text:span text:style-name="T342"> 1926A.</text:span></text:p>
      <text:p text:style-name="P318"><text:span text:style-name="T342"><text:tab/>Skane M. (1993). Utilizing a conceptual change model with college precalculus studnts: Amending misconceptions about the distributive law. </text:span><text:span text:style-name="T343">Dissertation Abstracts International-A 54/05,</text:span><text:span text:style-name="T342"> </text:span><text:soft-page-break/><text:span text:style-name="T342">1715.</text:span></text:p>
      <text:p text:style-name="P318"><text:span text:style-name="T342"><text:tab/>Skemp R. (1976). Relational Understanding and Instrumental Understanding. </text:span><text:span text:style-name="T343">Mathematics Teaching, 77</text:span><text:span text:style-name="T342">; 20-26.</text:span></text:p>
      <text:p text:style-name="P318"><text:span text:style-name="T342"><text:tab/>Small, D.B., Hosack, J.M. (1986). Algebra systems tools for reforming calculus instruction. In R. G. Douglas (Ed.), </text:span><text:span text:style-name="T343">Toward a Lean and Lively Calculus</text:span><text:span text:style-name="T342">, (pp. 143). Washington, DC: The Mathematical Association of America. </text:span></text:p>
      <text:p text:style-name="P320"><text:span text:style-name="T342"><text:tab/></text:span><text:span text:style-name="T348">Steen, Lynn A.M (Ed). (1987). Calculus for a <text:s/>new century: </text:span><text:span text:style-name="T349">A pump not a filter</text:span><text:span text:style-name="T348">. (MAA Notes, No. 8). Washington DC: Mathematical Association of America.</text:span></text:p>
      <text:p text:style-name="P323"/>
      <text:p text:style-name="P318"><text:span text:style-name="T342"><text:tab/>Steffe &amp; Gale (1995). </text:span><text:span text:style-name="T343">Constructivism in Education</text:span><text:span text:style-name="T342">. Hillsdale, NJ: Lawrence Erlbaum.</text:span></text:p>
      <text:p text:style-name="P323"><text:tab/>Stewart, C. B. (1992). Journal writing in mathematics classrooms: A practical</text:p>
      <text:p text:style-name="P318"><text:span text:style-name="T342">inquiry <text:s/>(writing to learn). </text:span><text:span text:style-name="T343">Dissertation Abstracts International, 53/12</text:span><text:span text:style-name="T342">, p. 242.</text:span></text:p>
      <text:p text:style-name="P318"><text:span text:style-name="T342"><text:tab/>Tall, D. (1990). Inconsistencies in the learning of calculus and analysis. </text:span><text:span text:style-name="T343">Focus on Learning Problems in Mathematics, 12</text:span><text:span text:style-name="T342">, 49-63.</text:span></text:p>
      <text:p text:style-name="P318"><text:span text:style-name="T342"><text:tab/>Tzur R. (1995). Interaction and Children’s fraction learning. </text:span><text:span text:style-name="T343">Dissertation Abstracts International, 56-10A</text:span><text:span text:style-name="T342">, p. 3874. </text:span></text:p>
      <text:p text:style-name="P318"><text:span text:style-name="T342"><text:tab/>Vygotsky, L. S. (1987). </text:span><text:span text:style-name="T343">The collected works of L. S. Vygotsky, 1, Problems of general psychology</text:span><text:span text:style-name="T342">. New York: Plenum Publishing.</text:span></text:p>
      <text:p text:style-name="P318"><text:span text:style-name="T342"><text:tab/>Vygotsky, L.S. (1962). </text:span><text:span text:style-name="T343">Thought and Language</text:span><text:span text:style-name="T342">., MIT Press, Cambridge MA.</text:span></text:p>
      <text:p text:style-name="P318"><text:span text:style-name="T342"><text:tab/>Vygotsky, L. S. (1981). The instructional method in psychology. In J. V. Wertsch, (ed.), </text:span><text:span text:style-name="T343">The concept of activity in Soviet psychology.</text:span><text:span text:style-name="T342"> Armonk, NY: M.E. Sharpe, pp. 134-143.</text:span></text:p>
      <text:p text:style-name="P317"><text:span text:style-name="T342"><text:tab/>Von Glasserfeld, E. (1987). Learning as a constructive activity. <text:s/>In C. Janvier (Ed.), </text:span><text:span text:style-name="T343">Problems of representation in the teaching and learning of mathematics</text:span><text:span text:style-name="T342">, (pp. 69-77). Hillsdale, NJ: Lawrence Erlbaum.</text:span></text:p>
      <text:p text:style-name="P318"><text:soft-page-break/><text:span text:style-name="T342"><text:tab/>Wilson B., Teslow, Osman, R. (1995). The impact of constructivism on ID Fundamentals. In B. Seels (Ed. ), </text:span><text:span text:style-name="T343">Instructional Design Fundamentals: A Review and Reconsideration. (pp. 137-157)</text:span><text:span text:style-name="T342"> Englewood Cliffs NJ: Educational Technology Publications.</text:span></text:p>
      <text:p text:style-name="P313"><text:span text:style-name="T342"><text:tab/>Yackel, E, Cobb, P., &amp; Wood, T. (1991) Small-group interaction as a source of learning opportunities in second-grade mathematics. </text:span><text:span text:style-name="T343">Journal for Research in Mathematics Education, 22(5),</text:span><text:span text:style-name="T342"> 390-40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Arial1" svg:font-family="Arial, sans-serif"/>
    <style:font-face style:name="Arial\, Helvetica\, sans-serif" svg:font-family="'Arial\, Helvetica\, sans-serif'"/>
    <style:font-face style:name="Calibri" svg:font-family="Calibri, sans-serif"/>
    <style:font-face style:name="EspritMath" svg:font-family="EspritMath, serif"/>
    <style:font-face style:name="EspritMathBookItalic" svg:font-family="EspritMathBookItalic, serif"/>
    <style:font-face style:name="Georgia\, serif" svg:font-family="'Georgia\, serif'"/>
    <style:font-face style:name="Helvetica Neue" svg:font-family="'Helvetica Neue', Arial, sans-serif"/>
    <style:font-face style:name="HelveticaNeue-Roman" svg:font-family="HelveticaNeue-Roman, serif"/>
    <style:font-face style:name="Interstate-Bold" svg:font-family="Interstate-Bold, serif"/>
    <style:font-face style:name="Interstate-Light" svg:font-family="Interstate-Light, serif"/>
    <style:font-face style:name="Lucida Grande" svg:font-family="'Lucida Grande'"/>
    <style:font-face style:name="Mangal1" svg:font-family="Mangal"/>
    <style:font-face style:name="Open Sans" svg:font-family="'Open Sans', sans-serif"/>
    <style:font-face style:name="Times New Roman1" svg:font-family="'Times New Roman', serif"/>
    <style:font-face style:name="Verdana1" svg:font-family="Verdana, sans-serif"/>
    <style:font-face style:name="inherit" svg:font-family="inherit"/>
    <style:font-face style:name="proxima-nova" svg:font-family="proxima-nova, sans-serif"/>
    <style:font-face style:name="sans-serif" svg:font-family="sans-serif"/>
    <style:font-face style:name="serif" svg:font-family="serif"/>
    <style:font-face style:name="Calibri1" svg:font-family="Calibri" style:font-family-generic="roman"/>
    <style:font-face style:name="Times New Roman2" svg:font-family="'Times New Roman'" style:font-family-generic="roman"/>
    <style:font-face style:name="Verdana2" svg:font-family="Verdana" style:font-family-generic="swiss"/>
    <style:font-face style:name="Plato Regular" svg:font-family="'Plato Regular'"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y_20_Gradient_20_1" draw:display-name="Gray Gradient 1" draw:style="linear" draw:start-color="#1c1c1c" draw:end-color="#cccccc" draw:start-intensity="100%" draw:end-intensity="100%" draw:angle="0" draw:border="0%"/>
    <draw:marker draw:name="Arrow" svg:viewBox="0 0 20 30" svg:d="m10 0-10 30h20z"/>
    <draw:marker draw:name="Double_20_arrow_20_curved" draw:display-name="Double arrow curved" svg:viewBox="0 0 2132 2132" svg:d="m1066 0 1066 2132h-2132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_20__28_Web_29_" style:display-name="Normal (Web)" style:family="paragraph" style:parent-style-name="Standard">
      <style:paragraph-properties fo:margin-top="0.1945in" fo:margin-bottom="0.1945in" style:contextual-spacing="false"/>
    </style:style>
    <style:style style:name="body" style:family="paragraph" style:parent-style-name="Standard">
      <style:paragraph-properties fo:margin-top="0.1945in" fo:margin-bottom="0.1945in" style:contextual-spacing="false" style:line-height-at-least="0.1465in"/>
      <style:text-properties fo:color="#000000" style:font-name="Verdana" fo:font-family="Verdana" style:font-family-generic="swiss" style:font-pitch="variable" fo:font-size="8pt" style:font-size-asian="8pt" style:font-name-complex="Verdana" style:font-family-complex="Verdana" style:font-family-generic-complex="swiss" style:font-pitch-complex="variable" style:font-size-complex="8pt"/>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 fo:font-family="'Times New Roman'" style:font-family-generic="roman" style:font-pitch="variable" fo:font-size="7pt" fo:font-weight="bold" style:font-name-asian="SimSun" style:font-family-asian="SimSun" style:font-family-generic-asian="system" style:font-pitch-asian="variable" style:font-size-asian="7pt" style:font-weight-asian="bold" style:font-name-complex="Mangal" style:font-family-complex="Mangal" style:font-family-generic-complex="system" style:font-pitch-complex="variable" style:font-size-complex="7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4T13:13:34.690000000</meta:creation-date>
    <meta:editing-duration>P33DT16H33M4S</meta:editing-duration>
    <meta:editing-cycles>90</meta:editing-cycles>
    <meta:generator>LibreOffice/4.1.4.2$Windows_x86 LibreOffice_project/0a0440ccc0227ad9829de5f46be37cfb6edcf72</meta:generator>
    <dc:date>2014-04-23T11:27:17.574000000</dc:date>
    <meta:print-date>2014-03-18T12:49:17.045000000</meta:print-date>
    <meta:document-statistic meta:table-count="48" meta:image-count="0" meta:object-count="0" meta:page-count="148" meta:paragraph-count="2298" meta:word-count="64000" meta:character-count="420878" meta:non-whitespace-character-count="355341"/>
  </office:meta>
</office:document-meta>
</file>